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3.7846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2.1228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em_EPM_cluster_assingm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upplementary table SZ2 - Details of extracted EPMs from control, wilting and recovery treatment of deepCRE-like models including cluster assignment, positional preferences and significant similarities to JASPAR TF database. </text:p>
          </table:table-cell>
          <table:table-cell/>
        </table:table-row>
        <table:table-row table:style-name="ro2">
          <table:table-cell office:value-type="string" calcext:value-type="string">
            <text:p>epm_with_consensus</text:p>
          </table:table-cell>
          <table:table-cell office:value-type="string" calcext:value-type="string">
            <text:p>cluster</text:p>
          </table:table-cell>
        </table:table-row>
        <table:table-row table:style-name="ro2">
          <table:table-cell office:value-type="string" calcext:value-type="string">
            <text:p>epm_Anem_S0_p0m00F_2837_12.5_SSSNCGGCGGSG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0_p0m00R_2837_12.5_SSCSCCGCCGNS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0_p0m01F_1679_11.6_TNTGGATCTGTKY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0m01R_1679_11.6_NRMACAGATCC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0m02F_1331_16_TTTTTTTGATTTK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0m02R_1331_16_NMAAATCA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0m03F_817_14.4_KTKTYTGTGTTTG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0_p0m03R_817_14.4_ACAAACACARAMA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0_p0m04F_695_15_CYTCTTCTTCTYCY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04R_695_15_RGRAGAAGAAGAR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05F_640_10.9_NKKKTTGGGTTTG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0m05R_640_10.9_ACAAACCCAAMMM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0m06F_553_12.3_SNTCSGATCNGNK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06R_553_12.3_RMNCNGATCSGAN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07F_440_10.4_TTTTTTDYATWTN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0m07R_440_10.4_ANAWATRHAAAAA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0m08F_435_11.6_GNRGCTGCGGNNS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0m08R_435_11.6_NSNNCCGCAGCYN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0m09F_434_13.9_CYYTCTCTCTCCC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09R_434_13.9_RGGGAGAGAGARR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10F_407_14.5_YCYCTCTYCNCCCC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0R_407_14.5_GGGGNGRAGAGRG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1F_403_13_CYCYTCYYCTCCS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1R_403_13_RSGGAGRRGARGR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2F_391_13.8_BTNTSTGGGTTTKK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0_p0m12R_391_13.8_MMAAACCCASANAV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pm_Anem_S0_p0m13F_371_11_TTTTTTNKNTTTKK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0m13R_371_11_MMAAANMNAAAAA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0m14F_362_9.1_SGSTCGNNGGGGN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0_p0m14R_362_9.1_NNCCCCNNCGASC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0_p0m15F_347_19.8_TCTCTCYCTCTCTC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15R_347_19.8_GAGAGAGRGAGAG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16F_303_14.4_TYTCTCTSTCTNTK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0m16R_303_14.4_MANAGASAGAGAR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0m17F_260_14.3_YYCCTCTYCKCYTC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17R_260_14.3_GARGMGRAGAGGR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18F_257_13_TCCHTCYYCTCCN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8R_257_13_RNGGAGRRGADGG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0m19F_243_10.3_NNTNTNNNTCTCT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0m19R_243_10.3_CAGAGANNNANAN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0m20F_193_12.3_SSNBCGGMGCYG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0m20R_193_12.3_SSCRGCKCCGVN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0m21F_176_12_TCCATCTYCTNCY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21R_176_12_ARGNAGRAGATGG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0_p0m22F_169_13.4_TCTCTCNNTCTNCB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2R_169_13.4_VGNAGANNGAGAG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3F_168_16.4_TTTTTTGGATCTK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0_p0m23R_168_16.4_AMAGATCCAAAAA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0_p0m24F_156_13.7_TCTNCGATCTSBG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24R_156_13.7_ACVSAGATCGNAG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25F_130_14.7_SATCTCYCTCTCYC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5R_130_14.7_GRGAGAGRGAGAT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6F_111_14.7_CCCYTCTTCYCTC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6R_111_14.7_RGAGRGAAGARGG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0_p0m27F_74_13.3_SKYYSGATCTCTG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27R_74_13.3_NCAGAGATCSRRM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0m28F_43_8.4_GTNGCSGCGHGS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0_p0m28R_43_8.4_CNSCDCGCSGCNAC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0_p1m00F_882_15.5_AMAAATMM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1m00R_882_15.5_TTTTTTKKATTTK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1m01F_576_11.3_ATAMAACATAANN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01R_576_11.3_NNNTTATGTTKTA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02F_485_11.7_SSCSSCGCCGMY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1m02R_485_11.7_SSRKCGGCGSSG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0_p1m03F_434_13.7_GGVGRRGANGGRG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1m03R_434_13.7_YCYCCNTCYYCBCC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0_p1m04F_389_16.2_TYAAATCA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1m04R_389_16.2_TTTTTTTGATTTR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0_p1m05F_348_8.7_NMACGTANNNNWW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0_p1m05R_348_8.7_HWWNNNNTACGTK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0_p1m06F_309_10_NANASAGAGMSAN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1m06R_309_10_TNTSKCTCTSTNT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0_p1m07F_272_11.4_NMACATGCAWANW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07R_272_11.4_WWNTWTGCATGTK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08F_243_11.6_AWAATATNANAAA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0_p1m08R_243_11.6_NTTTNTNATATTW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0_p1m09F_225_13.5_RRAWCAGATCSRR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1m09R_225_13.5_TYYSGATCTGWTYY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0_p1m10F_211_10.6_NNACACGWMATWH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10R_211_10.6_WDWATKWCGTGTN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11F_208_11.9_ATTATACAWANNM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1m11R_208_11.9_NKNNTWTGTATAA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1m12F_196_12_SGCGCVGATCSGN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0_p1m12R_196_12_CNCSGATCBGCGC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0_p1m13F_194_10.8_AKNATRTWTATAA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0_p1m13R_194_10.8_NTTATAWAYATNM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0_p1m14F_191_13.3_TTTATATANATAT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0_p1m14R_191_13.3_NATATNTATATAA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0_p1m15F_187_10.1_MCACAYAMAHWYNH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nem_S0_p1m15R_187_10.1_DNRWDTKTRTGTGK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nem_S0_p1m16F_184_12.7_NNTATATAAADWN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0_p1m16R_184_12.7_NNWHTTTATATAN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0_p1m17F_174_11_KAACATNTAAMAC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17R_174_11_WGTKTTANATGTT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18F_162_16.2_WMAGATYNAAAAA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0_p1m18R_162_16.2_TTTTTTNRATCTKW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0_p1m19F_160_10.8_ATACANAATGNMW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19R_160_10.8_HWKNCATTNTGTA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0_p1m20F_140_14.1_NAAATATATAWAR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0_p1m20R_140_14.1_TYTWTATATATTT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0_p1m21F_96_10.8_SSVNCSGANCCGG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1m21R_96_10.8_TCCGGNTCSGNB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0_p1m22F_59_10.8_CNNATRYAAATRN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0_p1m22R_59_10.8_NNYATTTRYATNNG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0_p1m23F_55_10.9_ADNATTTAAAAAA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1m23R_55_10.9_NTTTTTTAAATNH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0_p1m24F_49_11.5_ATGCATNMAMSNR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0_p1m24R_49_11.5_AYNSKTKNATGCA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nem_SS_p0m00F_3149_12.9_SSGNCGGMGSGGG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0m00R_3149_12.9_CCCCSCKCCGN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0m01F_901_12.8_NNGGTTCTGWTTTK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01R_901_12.8_MAAAWCAGAACCN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02F_851_11.2_SSNTCTCTNCNCYC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02R_851_11.2_GRGNGNAGAGANS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03F_848_15.4_CCTCTCTCTCTCCC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S_p0m03R_848_15.4_GGGAGAGAGAGAG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S_p0m04F_834_15.5_GSGGNGGAGGGGG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0m04R_834_15.5_CCCCCCTCCNCCS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0m05F_807_13.1_YTCTTCTTCYYCNY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05R_807_13.1_RNGRRGAAGAAGA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06F_725_11.4_GCTCNGNTTCKGB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0m06R_725_11.4_NVCMGAANCNGAG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0m07F_573_14.9_TTTTTTGTTTTTT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S_p0m07R_573_14.9_AAAAAAAC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S_p0m08F_569_12.9_NGKTTYGWTTTKKK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08R_569_12.9_MMMAAAWCRAAMC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09F_453_13.7_KTTTNTGWTTTTG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09R_453_13.7_ACAAAAWCANAAA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0F_451_13.6_KCTCTCTCTCTST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S_p0m10R_451_13.6_NASAGAGAGAGAG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S_p0m11F_404_13_TTGTTTGNTTWNDD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1R_404_13_HHNWAANCAAACA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2F_400_11.4_NGGCTCKGVGNNS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S_p0m12R_400_11.4_CSNNCBCMGAGCC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S_p0m13F_396_14.8_GNTTTTGWTTTKK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3R_396_14.8_AMMAAAWCAAAANC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4F_376_14.4_KKKTTCGRTTTYKK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4R_376_14.4_MMRAAAYCGAAMM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5F_370_11.3_YSGATCTGTKTNKK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15R_370_11.3_MMNAMACAGATCSR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16F_342_13.7_KKKTTYGNTTCTK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S_p0m16R_342_13.7_AMAGAANCRAAMM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S_p0m17F_327_9.2_GKKTKKGKTKKKGK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17R_327_9.2_MCMMMAMCMMAMMC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0m18F_316_13.4_NNTTTTGATTTGT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8R_316_13.4_AACAAATCAAAAN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19F_302_11_CSGMTCNGNNYCS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S_p0m19R_302_11_SSGRNNCNGAKCS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S_p0m20F_301_15.5_NTTCTTCTTCTTC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20R_301_15.5_AGAAGAAGAAGAA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21F_283_14.4_CTCYNCTCTCTCC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S_p0m21R_283_14.4_NGGAGAGAGNRGA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S_p0m22F_277_10.9_NGGBTCTGATCTN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0m22R_277_10.9_NNAGATCAGAVCC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0m23F_235_12.7_KKNTTTGATCTTTK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S_p0m23R_235_12.7_MAAAGATCAAANM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nem_SS_p0m24F_153_9.3_TWTDTTGTKTWTT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S_p0m24R_153_9.3_AAAWAMACAAHAW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S_p0m25F_145_14.3_GKKTTTGAGTTTTK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25R_145_14.3_MAAAACTCAAAMMC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0m26F_134_12.4_NNTCTCTGYTTTT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S_p0m26R_134_12.4_NAAAARCAGAGAN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nem_SS_p0m27F_87_13.9_CCTCYGYTTCTTCY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27R_87_13.9_RGAAGAARCRGAG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28F_60_13.8_NTTCTNCYTCYGCK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0m28R_60_13.8_MGCRGARGNAGAA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S_p1m00F_1659_9.4_ANAVAACAWRWNW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S_p1m00R_1659_9.4_YWNWYWTGTTBTN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S_p1m01F_1363_10.9_NKAKAATATTWT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S_p1m01R_1363_10.9_HTAWAATATTMTM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S_p1m02F_771_14_CCCCCCMSCNCCS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1m02R_771_14_GSGGNGSKGGGGG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S_p1m03F_603_14_AAMMAAAWCRAAM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03R_603_14_KKTTYGWTTTKKT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04F_517_15.2_AMAAAANC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S_p1m04R_517_15.2_TTTTTTGNTTTTK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S_p1m05F_448_9.1_ACANCAYDRNNKN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S_p1m05R_448_9.1_NNMNNYHRTGNTG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S_p1m06F_374_12.4_ATAYAATATNATA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S_p1m06R_374_12.4_TTATNATATTRTA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S_p1m07F_361_12.2_RAAWCMGAWCCRA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1m07R_361_12.2_TTYGGWTCKGWTTY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S_p1m08F_318_10.3_NCACAAYANNNSN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S_p1m08R_318_10.3_NNSNNNTRTTGTG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nem_SS_p1m09F_278_9.4_GAANCRGAGNVGV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1m09R_278_9.4_NBCBNCTCYGNTT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1m10F_200_15.3_WCAAAANCAAAAA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10R_200_15.3_KTTTTTGNTTTTGW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11F_176_7.2_NMACAAANANNNA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S_p1m11R_176_7.2_NTNNNTNTTTGTK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S_p1m12F_167_12.8_ANANAATATAATA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nem_SS_p1m12R_167_12.8_NTATTATATTNT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S_p1m13F_122_11.4_MMMCCRACNCCGMC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S_p1m13R_122_11.4_GKCGGNGTYGGKKK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S_p1m14F_68_14.6_MCAAAAHCAANCAR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14R_68_14.6_YTGNTTGDTTTTGK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pm_Anem_SS_p1m15F_39_15.2_GACNGAGWTCCGA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1m15R_39_15.2_GTCGGAWCTCNGT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1m16F_32_14.8_CCGACGGAAMCSC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S_p1m16R_32_14.8_YGSGKTTCCGTCG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nem_SW_p0m00F_2029_14.6_KKKTTTYGATTTKK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0m00R_2029_14.6_MMAAATCRAAAMM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0m01F_1343_12.1_CNCYTCTTCKTCNC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W_p0m01R_1343_12.1_GNGAMGAAGARGN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nem_SW_p0m02F_974_13.1_GCSBCGGCGGNG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2R_974_13.1_SSCNCCGCCGVSG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3F_936_12.7_TKTTTTTGTTTTTK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0m03R_936_12.7_MAAAAACAAAAAM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0m04F_764_8.3_GNNTNKGNTTYKG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04R_764_8.3_NCMRAANCMNANNC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05F_686_15.1_SSGSAGCGGCGGC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5R_686_15.1_CGCCGCCGCTS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6F_668_8.3_CNSCNSCGGAGGC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06R_668_8.3_NGCCTCCGSNGS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07F_659_13.7_CSCCSCNCCSCCS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7R_659_13.7_GSGGSGGNGSGGS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8F_611_13.8_CVGCNSCGGCGSC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8R_611_13.8_CGSCGCCGSNGCB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nem_SW_p0m09F_609_11.3_CCCCCNANCCSCC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09R_609_11.3_GGGSGGNTNGGGG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10F_570_9.9_CNGNASCNGCGSC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10R_570_9.9_NGSCGCNGSTNC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11F_519_13.4_SNKCKCCGATCSG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1R_519_13.4_SCSGATCGGMGMN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2F_424_9.3_NSNCGGMTCKGSG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2R_424_9.3_NCSCMGAKCCGNS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3F_410_13.1_KNTYYGATCTNKKK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13R_410_13.1_MMMNAGATCRRANM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14F_387_13.9_CBCCTCBYCTCNSC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14R_387_13.9_GSNGAGRVGAGGV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15F_325_13.1_SNTCSGATCNSCG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5R_325_13.1_SCGSNGATCSGAN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16F_318_11.4_CNGRAGCVGCGNN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16R_318_11.4_SNNCGCBGCTYC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17F_280_11.6_CCCNSCNCCNCCN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17R_280_11.6_GNGGNGGNGSNGG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18F_275_12.8_TCTCCTCGCCNCC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18R_275_12.8_NGGNGGCGAGGAGA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19F_260_13.8_KTTNNGATCYGAT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19R_260_13.8_NATCRGATCNNAAM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nem_SW_p0m20F_246_14.6_SSGCVGCGGMGCNG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0m20R_246_14.6_CNGCKCCGCBGC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0m21F_190_16.2_TCTCTCTCTCTCT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1R_190_16.2_NAGAGAGAGAGAG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2F_183_14.4_NCTCNTCTCCKCY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22R_183_14.4_SRGMGGAGANGAG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23F_175_17.3_TCTCTCTCTCTCNC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3R_175_17.3_GNGAGAGAGAGAG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4F_173_11.2_CCKCSCNCCNCCC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24R_173_11.2_NGGGNGGNGSGMG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25F_155_11.3_CCCCGCCCCSNNN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25R_155_11.3_GNNNSGGGGCGGG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0m26F_155_11.5_NNNNKSTCTCTC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6R_155_11.5_CNGAGAGASMNNN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nem_SW_p0m27F_128_14_TTTTTTAATTTKNK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W_p0m27R_128_14_MNMAAATT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W_p0m28F_109_11.4_NNNNCGATCYNCG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28R_109_11.4_SCGNRGATCGNNN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0m29F_106_13.2_CSGAATCGGMGGS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29R_106_13.2_CSCCKCCGATTCS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0m30F_74_13.1_BCNCNCBCTCTCC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30R_74_13.1_NGGAGAGVGNGNGV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31F_63_12_SCTCTCNCKCTCC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0m31R_63_12_NGGAGMGNGAGA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nem_SW_p1m00F_1806_10.2_RRAAACATRNNNN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W_p1m00R_1806_10.2_NNNNNYATGTTTY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W_p1m01F_936_9.6_NNNNTAMATATAD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W_p1m01R_936_9.6_THTATATKTANNN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nem_SW_p1m02F_437_10.8_HNWTTNTNTTKTT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W_p1m02R_437_10.8_AAAMAANANAAWN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W_p1m03F_437_15.1_TTTWTTTGATTTK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W_p1m03R_437_15.1_WMAAATCAAAW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nem_SW_p1m04F_311_14.6_TATATAYATATAN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W_p1m04R_311_14.6_KNTATATRTATAT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W_p1m05F_285_10.3_TTTTTAWWTTNWW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W_p1m05R_285_10.3_AWWNAAWWTAAAA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nem_SW_p1m06F_247_12.4_NNGSMKCYGATCBR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06R_247_12.4_YVGATCRGMKSCN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07F_204_13.1_GNGGAGNSGAKGS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1m07R_204_13.1_CSCMTCSNCTCCN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nem_SW_p1m08F_201_13_TTTTKGTTTTKKT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1m08R_201_13_AAMMAAAACMAAA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nem_SW_p1m09F_164_12.5_SCGSMGCNGNGG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1m09R_164_12.5_SSCCNCNGCKSCG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1m10F_158_12.3_GCGGCGSCGSYNS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1m10R_158_12.3_SSNRSCGSCGCCG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nem_SW_p1m11F_158_13.6_SSGSSGCSGATCS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11R_158_13.6_CSGATCSGCSSCS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12F_147_9.5_NNNSVKCSGAKCC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12R_147_9.5_NGGMTCSGMBSNN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nem_SW_p1m13F_127_13.5_WATATACATATAN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W_p1m13R_127_13.5_TNTATATGTATATW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pm_Anem_SW_p1m14F_120_12.7_MSAAAWCATGCAY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W_p1m14R_120_12.7_YRTGCATGWTTTSK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nem_SW_p1m15F_76_7.9_GNGGKGYGGNKN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nem_SW_p1m15R_76_7.9_CNNMNCCRCMCCNC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Anem_EPM_positional_preferences" table:style-name="ta1">
        <table:table-column table:style-name="co3" table:number-columns-repeated="14" table:default-cell-style-name="Default"/>
        <table:table-row table:style-name="ro2">
          <table:table-cell office:value-type="string" calcext:value-type="string">
            <text:p>ep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9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ference</text:p>
          </table:table-cell>
        </table:table-row>
        <table:table-row table:style-name="ro2">
          <table:table-cell office:value-type="string" calcext:value-type="string">
            <text:p>epm_Anem_S0_p0m00</text:p>
          </table:table-cell>
          <table:table-cell office:value-type="float" office:value="375" calcext:value-type="float">
            <text:p>375</text:p>
          </table:table-cell>
          <table:table-cell office:value-type="float" office:value="1485" calcext:value-type="float">
            <text:p>1485</text:p>
          </table:table-cell>
          <table:table-cell office:value-type="float" office:value="1126.58591331269" calcext:value-type="float">
            <text:p>1126.58591331269</text:p>
          </table:table-cell>
          <table:table-cell office:value-type="float" office:value="1108" calcext:value-type="float">
            <text:p>1108</text:p>
          </table:table-cell>
          <table:table-cell office:value-type="float" office:value="1100" calcext:value-type="float">
            <text:p>1100</text:p>
          </table:table-cell>
          <table:table-cell office:value-type="float" office:value="1018.1" calcext:value-type="float">
            <text:p>1018.1</text:p>
          </table:table-cell>
          <table:table-cell office:value-type="float" office:value="1269.7" calcext:value-type="float">
            <text:p>1269.7</text:p>
          </table:table-cell>
          <table:table-cell office:value-type="float" office:value="105.717933845212" calcext:value-type="float">
            <text:p>105.717933845212</text:p>
          </table:table-cell>
          <table:table-cell office:value-type="float" office:value="9.38392115469928" calcext:value-type="float">
            <text:p>9.38392115469928</text:p>
          </table:table-cell>
          <table:table-cell office:value-type="float" office:value="251.6" calcext:value-type="float">
            <text:p>251.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1</text:p>
          </table:table-cell>
          <table:table-cell office:value-type="float" office:value="871" calcext:value-type="float">
            <text:p>871</text:p>
          </table:table-cell>
          <table:table-cell office:value-type="float" office:value="1486" calcext:value-type="float">
            <text:p>1486</text:p>
          </table:table-cell>
          <table:table-cell office:value-type="float" office:value="1331.30966952264" calcext:value-type="float">
            <text:p>1331.30966952264</text:p>
          </table:table-cell>
          <table:table-cell office:value-type="float" office:value="1353" calcext:value-type="float">
            <text:p>1353</text:p>
          </table:table-cell>
          <table:table-cell office:value-type="float" office:value="1410" calcext:value-type="float">
            <text:p>1410</text:p>
          </table:table-cell>
          <table:table-cell office:value-type="float" office:value="1166.6" calcext:value-type="float">
            <text:p>1166.6</text:p>
          </table:table-cell>
          <table:table-cell office:value-type="float" office:value="1462" calcext:value-type="float">
            <text:p>1462</text:p>
          </table:table-cell>
          <table:table-cell office:value-type="float" office:value="116.869232339655" calcext:value-type="float">
            <text:p>116.869232339655</text:p>
          </table:table-cell>
          <table:table-cell office:value-type="float" office:value="8.77851599932868" calcext:value-type="float">
            <text:p>8.77851599932868</text:p>
          </table:table-cell>
          <table:table-cell office:value-type="float" office:value="295.4" calcext:value-type="float">
            <text:p>295.4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2</text:p>
          </table:table-cell>
          <table:table-cell office:value-type="float" office:value="843" calcext:value-type="float">
            <text:p>843</text:p>
          </table:table-cell>
          <table:table-cell office:value-type="float" office:value="1486" calcext:value-type="float">
            <text:p>1486</text:p>
          </table:table-cell>
          <table:table-cell office:value-type="float" office:value="1290.79111842105" calcext:value-type="float">
            <text:p>1290.79111842105</text:p>
          </table:table-cell>
          <table:table-cell office:value-type="float" office:value="1311.5" calcext:value-type="float">
            <text:p>1311.5</text:p>
          </table:table-cell>
          <table:table-cell office:value-type="float" office:value="1330" calcext:value-type="float">
            <text:p>1330</text:p>
          </table:table-cell>
          <table:table-cell office:value-type="float" office:value="1103.4" calcext:value-type="float">
            <text:p>1103.4</text:p>
          </table:table-cell>
          <table:table-cell office:value-type="float" office:value="1451" calcext:value-type="float">
            <text:p>1451</text:p>
          </table:table-cell>
          <table:table-cell office:value-type="float" office:value="129.167786569948" calcext:value-type="float">
            <text:p>129.167786569948</text:p>
          </table:table-cell>
          <table:table-cell office:value-type="float" office:value="10.0068697968693" calcext:value-type="float">
            <text:p>10.0068697968693</text:p>
          </table:table-cell>
          <table:table-cell office:value-type="float" office:value="347.6" calcext:value-type="float">
            <text:p>347.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3</text:p>
          </table:table-cell>
          <table:table-cell office:value-type="float" office:value="979" calcext:value-type="float">
            <text:p>979</text:p>
          </table:table-cell>
          <table:table-cell office:value-type="float" office:value="1486" calcext:value-type="float">
            <text:p>1486</text:p>
          </table:table-cell>
          <table:table-cell office:value-type="float" office:value="1277.20659062104" calcext:value-type="float">
            <text:p>1277.20659062104</text:p>
          </table:table-cell>
          <table:table-cell office:value-type="float" office:value="1279" calcext:value-type="float">
            <text:p>1279</text:p>
          </table:table-cell>
          <table:table-cell office:value-type="float" office:value="1350" calcext:value-type="float">
            <text:p>1350</text:p>
          </table:table-cell>
          <table:table-cell office:value-type="float" office:value="1123.6" calcext:value-type="float">
            <text:p>1123.6</text:p>
          </table:table-cell>
          <table:table-cell office:value-type="float" office:value="1426.2" calcext:value-type="float">
            <text:p>1426.2</text:p>
          </table:table-cell>
          <table:table-cell office:value-type="float" office:value="112.702447994353" calcext:value-type="float">
            <text:p>112.702447994353</text:p>
          </table:table-cell>
          <table:table-cell office:value-type="float" office:value="8.82413611251029" calcext:value-type="float">
            <text:p>8.82413611251029</text:p>
          </table:table-cell>
          <table:table-cell office:value-type="float" office:value="302.6" calcext:value-type="float">
            <text:p>302.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4</text:p>
          </table:table-cell>
          <table:table-cell office:value-type="float" office:value="839" calcext:value-type="float">
            <text:p>839</text:p>
          </table:table-cell>
          <table:table-cell office:value-type="float" office:value="1486" calcext:value-type="float">
            <text:p>1486</text:p>
          </table:table-cell>
          <table:table-cell office:value-type="float" office:value="1233.55361930295" calcext:value-type="float">
            <text:p>1233.55361930295</text:p>
          </table:table-cell>
          <table:table-cell office:value-type="float" office:value="1237" calcext:value-type="float">
            <text:p>1237</text:p>
          </table:table-cell>
          <table:table-cell office:value-type="float" office:value="1190" calcext:value-type="float">
            <text:p>1190</text:p>
          </table:table-cell>
          <table:table-cell office:value-type="float" office:value="1058" calcext:value-type="float">
            <text:p>1058</text:p>
          </table:table-cell>
          <table:table-cell office:value-type="float" office:value="1400" calcext:value-type="float">
            <text:p>1400</text:p>
          </table:table-cell>
          <table:table-cell office:value-type="float" office:value="125.562125884686" calcext:value-type="float">
            <text:p>125.562125884686</text:p>
          </table:table-cell>
          <table:table-cell office:value-type="float" office:value="10.1788948546589" calcext:value-type="float">
            <text:p>10.1788948546589</text:p>
          </table:table-cell>
          <table:table-cell office:value-type="float" office:value="342" calcext:value-type="float">
            <text:p>34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5</text:p>
          </table:table-cell>
          <table:table-cell office:value-type="float" office:value="807" calcext:value-type="float">
            <text:p>807</text:p>
          </table:table-cell>
          <table:table-cell office:value-type="float" office:value="1486" calcext:value-type="float">
            <text:p>1486</text:p>
          </table:table-cell>
          <table:table-cell office:value-type="float" office:value="1333.86224489796" calcext:value-type="float">
            <text:p>1333.86224489796</text:p>
          </table:table-cell>
          <table:table-cell office:value-type="float" office:value="1359" calcext:value-type="float">
            <text:p>1359</text:p>
          </table:table-cell>
          <table:table-cell office:value-type="float" office:value="1380" calcext:value-type="float">
            <text:p>1380</text:p>
          </table:table-cell>
          <table:table-cell office:value-type="float" office:value="1194.2" calcext:value-type="float">
            <text:p>1194.2</text:p>
          </table:table-cell>
          <table:table-cell office:value-type="float" office:value="1459.7" calcext:value-type="float">
            <text:p>1459.7</text:p>
          </table:table-cell>
          <table:table-cell office:value-type="float" office:value="115.168114206954" calcext:value-type="float">
            <text:p>115.168114206954</text:p>
          </table:table-cell>
          <table:table-cell office:value-type="float" office:value="8.63418352588306" calcext:value-type="float">
            <text:p>8.63418352588306</text:p>
          </table:table-cell>
          <table:table-cell office:value-type="float" office:value="265.5" calcext:value-type="float">
            <text:p>265.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6</text:p>
          </table:table-cell>
          <table:table-cell office:value-type="float" office:value="933" calcext:value-type="float">
            <text:p>933</text:p>
          </table:table-cell>
          <table:table-cell office:value-type="float" office:value="1472" calcext:value-type="float">
            <text:p>1472</text:p>
          </table:table-cell>
          <table:table-cell office:value-type="float" office:value="1201.75655430712" calcext:value-type="float">
            <text:p>1201.75655430712</text:p>
          </table:table-cell>
          <table:table-cell office:value-type="float" office:value="1187.5" calcext:value-type="float">
            <text:p>1187.5</text:p>
          </table:table-cell>
          <table:table-cell office:value-type="float" office:value="1140" calcext:value-type="float">
            <text:p>1140</text:p>
          </table:table-cell>
          <table:table-cell office:value-type="float" office:value="1057" calcext:value-type="float">
            <text:p>1057</text:p>
          </table:table-cell>
          <table:table-cell office:value-type="float" office:value="1364" calcext:value-type="float">
            <text:p>1364</text:p>
          </table:table-cell>
          <table:table-cell office:value-type="float" office:value="112.577064303711" calcext:value-type="float">
            <text:p>112.577064303711</text:p>
          </table:table-cell>
          <table:table-cell office:value-type="float" office:value="9.36770961641382" calcext:value-type="float">
            <text:p>9.36770961641382</text:p>
          </table:table-cell>
          <table:table-cell office:value-type="float" office:value="307" calcext:value-type="float">
            <text:p>30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7</text:p>
          </table:table-cell>
          <table:table-cell office:value-type="float" office:value="529" calcext:value-type="float">
            <text:p>529</text:p>
          </table:table-cell>
          <table:table-cell office:value-type="float" office:value="1486" calcext:value-type="float">
            <text:p>1486</text:p>
          </table:table-cell>
          <table:table-cell office:value-type="float" office:value="1011.16917293233" calcext:value-type="float">
            <text:p>1011.16917293233</text:p>
          </table:table-cell>
          <table:table-cell office:value-type="float" office:value="961" calcext:value-type="float">
            <text:p>961</text:p>
          </table:table-cell>
          <table:table-cell office:value-type="float" office:value="930" calcext:value-type="float">
            <text:p>930</text:p>
          </table:table-cell>
          <table:table-cell office:value-type="float" office:value="863" calcext:value-type="float">
            <text:p>863</text:p>
          </table:table-cell>
          <table:table-cell office:value-type="float" office:value="1274.1" calcext:value-type="float">
            <text:p>1274.1</text:p>
          </table:table-cell>
          <table:table-cell office:value-type="float" office:value="168.248083657156" calcext:value-type="float">
            <text:p>168.248083657156</text:p>
          </table:table-cell>
          <table:table-cell office:value-type="float" office:value="16.6389648894503" calcext:value-type="float">
            <text:p>16.6389648894503</text:p>
          </table:table-cell>
          <table:table-cell office:value-type="float" office:value="411.1" calcext:value-type="float">
            <text:p>411.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8</text:p>
          </table:table-cell>
          <table:table-cell office:value-type="float" office:value="944" calcext:value-type="float">
            <text:p>944</text:p>
          </table:table-cell>
          <table:table-cell office:value-type="float" office:value="1486" calcext:value-type="float">
            <text:p>1486</text:p>
          </table:table-cell>
          <table:table-cell office:value-type="float" office:value="1258.96590909091" calcext:value-type="float">
            <text:p>1258.96590909091</text:p>
          </table:table-cell>
          <table:table-cell office:value-type="float" office:value="1261" calcext:value-type="float">
            <text:p>1261</text:p>
          </table:table-cell>
          <table:table-cell office:value-type="float" office:value="1180" calcext:value-type="float">
            <text:p>1180</text:p>
          </table:table-cell>
          <table:table-cell office:value-type="float" office:value="1087.4" calcext:value-type="float">
            <text:p>1087.4</text:p>
          </table:table-cell>
          <table:table-cell office:value-type="float" office:value="1432" calcext:value-type="float">
            <text:p>1432</text:p>
          </table:table-cell>
          <table:table-cell office:value-type="float" office:value="127.79554975899" calcext:value-type="float">
            <text:p>127.79554975899</text:p>
          </table:table-cell>
          <table:table-cell office:value-type="float" office:value="10.1508348110292" calcext:value-type="float">
            <text:p>10.1508348110292</text:p>
          </table:table-cell>
          <table:table-cell office:value-type="float" office:value="344.6" calcext:value-type="float">
            <text:p>344.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9</text:p>
          </table:table-cell>
          <table:table-cell office:value-type="float" office:value="836" calcext:value-type="float">
            <text:p>836</text:p>
          </table:table-cell>
          <table:table-cell office:value-type="float" office:value="1482" calcext:value-type="float">
            <text:p>1482</text:p>
          </table:table-cell>
          <table:table-cell office:value-type="float" office:value="1257.59776536313" calcext:value-type="float">
            <text:p>1257.59776536313</text:p>
          </table:table-cell>
          <table:table-cell office:value-type="float" office:value="1263" calcext:value-type="float">
            <text:p>1263</text:p>
          </table:table-cell>
          <table:table-cell office:value-type="float" office:value="1420" calcext:value-type="float">
            <text:p>1420</text:p>
          </table:table-cell>
          <table:table-cell office:value-type="float" office:value="1070.1" calcext:value-type="float">
            <text:p>1070.1</text:p>
          </table:table-cell>
          <table:table-cell office:value-type="float" office:value="1435.6" calcext:value-type="float">
            <text:p>1435.6</text:p>
          </table:table-cell>
          <table:table-cell office:value-type="float" office:value="138.516409631817" calcext:value-type="float">
            <text:p>138.516409631817</text:p>
          </table:table-cell>
          <table:table-cell office:value-type="float" office:value="11.0143651210942" calcext:value-type="float">
            <text:p>11.0143651210942</text:p>
          </table:table-cell>
          <table:table-cell office:value-type="float" office:value="365.5" calcext:value-type="float">
            <text:p>365.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0</text:p>
          </table:table-cell>
          <table:table-cell office:value-type="float" office:value="902" calcext:value-type="float">
            <text:p>902</text:p>
          </table:table-cell>
          <table:table-cell office:value-type="float" office:value="1483" calcext:value-type="float">
            <text:p>1483</text:p>
          </table:table-cell>
          <table:table-cell office:value-type="float" office:value="1137.24774774775" calcext:value-type="float">
            <text:p>1137.24774774775</text:p>
          </table:table-cell>
          <table:table-cell office:value-type="float" office:value="1114.5" calcext:value-type="float">
            <text:p>1114.5</text:p>
          </table:table-cell>
          <table:table-cell office:value-type="float" office:value="1040" calcext:value-type="float">
            <text:p>1040</text:p>
          </table:table-cell>
          <table:table-cell office:value-type="float" office:value="1018.3" calcext:value-type="float">
            <text:p>1018.3</text:p>
          </table:table-cell>
          <table:table-cell office:value-type="float" office:value="1311.9" calcext:value-type="float">
            <text:p>1311.9</text:p>
          </table:table-cell>
          <table:table-cell office:value-type="float" office:value="111.309127110995" calcext:value-type="float">
            <text:p>111.309127110995</text:p>
          </table:table-cell>
          <table:table-cell office:value-type="float" office:value="9.78758826574386" calcext:value-type="float">
            <text:p>9.78758826574386</text:p>
          </table:table-cell>
          <table:table-cell office:value-type="float" office:value="293.6" calcext:value-type="float">
            <text:p>293.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1</text:p>
          </table:table-cell>
          <table:table-cell office:value-type="float" office:value="840" calcext:value-type="float">
            <text:p>840</text:p>
          </table:table-cell>
          <table:table-cell office:value-type="float" office:value="1486" calcext:value-type="float">
            <text:p>1486</text:p>
          </table:table-cell>
          <table:table-cell office:value-type="float" office:value="1196.49847094801" calcext:value-type="float">
            <text:p>1196.49847094801</text:p>
          </table:table-cell>
          <table:table-cell office:value-type="float" office:value="1190" calcext:value-type="float">
            <text:p>1190</text:p>
          </table:table-cell>
          <table:table-cell office:value-type="float" office:value="1050" calcext:value-type="float">
            <text:p>1050</text:p>
          </table:table-cell>
          <table:table-cell office:value-type="float" office:value="1012.4" calcext:value-type="float">
            <text:p>1012.4</text:p>
          </table:table-cell>
          <table:table-cell office:value-type="float" office:value="1419.4" calcext:value-type="float">
            <text:p>1419.4</text:p>
          </table:table-cell>
          <table:table-cell office:value-type="float" office:value="151.570710272067" calcext:value-type="float">
            <text:p>151.570710272067</text:p>
          </table:table-cell>
          <table:table-cell office:value-type="float" office:value="12.6678565792043" calcext:value-type="float">
            <text:p>12.6678565792043</text:p>
          </table:table-cell>
          <table:table-cell office:value-type="float" office:value="407" calcext:value-type="float">
            <text:p>40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2</text:p>
          </table:table-cell>
          <table:table-cell office:value-type="float" office:value="890" calcext:value-type="float">
            <text:p>890</text:p>
          </table:table-cell>
          <table:table-cell office:value-type="float" office:value="1484" calcext:value-type="float">
            <text:p>1484</text:p>
          </table:table-cell>
          <table:table-cell office:value-type="float" office:value="1235.34868421053" calcext:value-type="float">
            <text:p>1235.34868421053</text:p>
          </table:table-cell>
          <table:table-cell office:value-type="float" office:value="1232" calcext:value-type="float">
            <text:p>1232</text:p>
          </table:table-cell>
          <table:table-cell office:value-type="float" office:value="1160" calcext:value-type="float">
            <text:p>1160</text:p>
          </table:table-cell>
          <table:table-cell office:value-type="float" office:value="1083.9" calcext:value-type="float">
            <text:p>1083.9</text:p>
          </table:table-cell>
          <table:table-cell office:value-type="float" office:value="1402" calcext:value-type="float">
            <text:p>1402</text:p>
          </table:table-cell>
          <table:table-cell office:value-type="float" office:value="117.726329166933" calcext:value-type="float">
            <text:p>117.726329166933</text:p>
          </table:table-cell>
          <table:table-cell office:value-type="float" office:value="9.52980568738521" calcext:value-type="float">
            <text:p>9.52980568738521</text:p>
          </table:table-cell>
          <table:table-cell office:value-type="float" office:value="318.1" calcext:value-type="float">
            <text:p>318.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3</text:p>
          </table:table-cell>
          <table:table-cell office:value-type="float" office:value="952" calcext:value-type="float">
            <text:p>952</text:p>
          </table:table-cell>
          <table:table-cell office:value-type="float" office:value="1486" calcext:value-type="float">
            <text:p>1486</text:p>
          </table:table-cell>
          <table:table-cell office:value-type="float" office:value="1275.56996587031" calcext:value-type="float">
            <text:p>1275.56996587031</text:p>
          </table:table-cell>
          <table:table-cell office:value-type="float" office:value="1292" calcext:value-type="float">
            <text:p>1292</text:p>
          </table:table-cell>
          <table:table-cell office:value-type="float" office:value="1320" calcext:value-type="float">
            <text:p>1320</text:p>
          </table:table-cell>
          <table:table-cell office:value-type="float" office:value="1098.2" calcext:value-type="float">
            <text:p>1098.2</text:p>
          </table:table-cell>
          <table:table-cell office:value-type="float" office:value="1433.6" calcext:value-type="float">
            <text:p>1433.6</text:p>
          </table:table-cell>
          <table:table-cell office:value-type="float" office:value="124.029103628611" calcext:value-type="float">
            <text:p>124.029103628611</text:p>
          </table:table-cell>
          <table:table-cell office:value-type="float" office:value="9.72342615044146" calcext:value-type="float">
            <text:p>9.72342615044146</text:p>
          </table:table-cell>
          <table:table-cell office:value-type="float" office:value="335.4" calcext:value-type="float">
            <text:p>335.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4</text:p>
          </table:table-cell>
          <table:table-cell office:value-type="float" office:value="716" calcext:value-type="float">
            <text:p>716</text:p>
          </table:table-cell>
          <table:table-cell office:value-type="float" office:value="1458" calcext:value-type="float">
            <text:p>1458</text:p>
          </table:table-cell>
          <table:table-cell office:value-type="float" office:value="976.277628032345" calcext:value-type="float">
            <text:p>976.277628032345</text:p>
          </table:table-cell>
          <table:table-cell office:value-type="float" office:value="970" calcext:value-type="float">
            <text:p>970</text:p>
          </table:table-cell>
          <table:table-cell office:value-type="float" office:value="1010" calcext:value-type="float">
            <text:p>1010</text:p>
          </table:table-cell>
          <table:table-cell office:value-type="float" office:value="859" calcext:value-type="float">
            <text:p>859</text:p>
          </table:table-cell>
          <table:table-cell office:value-type="float" office:value="1094" calcext:value-type="float">
            <text:p>1094</text:p>
          </table:table-cell>
          <table:table-cell office:value-type="float" office:value="96.9219580776297" calcext:value-type="float">
            <text:p>96.9219580776297</text:p>
          </table:table-cell>
          <table:table-cell office:value-type="float" office:value="9.92770450685966" calcext:value-type="float">
            <text:p>9.92770450685966</text:p>
          </table:table-cell>
          <table:table-cell office:value-type="float" office:value="235" calcext:value-type="float">
            <text:p>23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5</text:p>
          </table:table-cell>
          <table:table-cell office:value-type="float" office:value="832" calcext:value-type="float">
            <text:p>832</text:p>
          </table:table-cell>
          <table:table-cell office:value-type="float" office:value="1486" calcext:value-type="float">
            <text:p>1486</text:p>
          </table:table-cell>
          <table:table-cell office:value-type="float" office:value="1252.80459770115" calcext:value-type="float">
            <text:p>1252.80459770115</text:p>
          </table:table-cell>
          <table:table-cell office:value-type="float" office:value="1288" calcext:value-type="float">
            <text:p>1288</text:p>
          </table:table-cell>
          <table:table-cell office:value-type="float" office:value="1340" calcext:value-type="float">
            <text:p>1340</text:p>
          </table:table-cell>
          <table:table-cell office:value-type="float" office:value="995" calcext:value-type="float">
            <text:p>995</text:p>
          </table:table-cell>
          <table:table-cell office:value-type="float" office:value="1455" calcext:value-type="float">
            <text:p>1455</text:p>
          </table:table-cell>
          <table:table-cell office:value-type="float" office:value="169.504538565091" calcext:value-type="float">
            <text:p>169.504538565091</text:p>
          </table:table-cell>
          <table:table-cell office:value-type="float" office:value="13.5300061059902" calcext:value-type="float">
            <text:p>13.5300061059902</text:p>
          </table:table-cell>
          <table:table-cell office:value-type="float" office:value="460" calcext:value-type="float">
            <text:p>4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6</text:p>
          </table:table-cell>
          <table:table-cell office:value-type="float" office:value="933" calcext:value-type="float">
            <text:p>933</text:p>
          </table:table-cell>
          <table:table-cell office:value-type="float" office:value="1486" calcext:value-type="float">
            <text:p>1486</text:p>
          </table:table-cell>
          <table:table-cell office:value-type="float" office:value="1276.27906976744" calcext:value-type="float">
            <text:p>1276.27906976744</text:p>
          </table:table-cell>
          <table:table-cell office:value-type="float" office:value="1283" calcext:value-type="float">
            <text:p>1283</text:p>
          </table:table-cell>
          <table:table-cell office:value-type="float" office:value="1310" calcext:value-type="float">
            <text:p>1310</text:p>
          </table:table-cell>
          <table:table-cell office:value-type="float" office:value="1109" calcext:value-type="float">
            <text:p>1109</text:p>
          </table:table-cell>
          <table:table-cell office:value-type="float" office:value="1427.6" calcext:value-type="float">
            <text:p>1427.6</text:p>
          </table:table-cell>
          <table:table-cell office:value-type="float" office:value="118.492660284031" calcext:value-type="float">
            <text:p>118.492660284031</text:p>
          </table:table-cell>
          <table:table-cell office:value-type="float" office:value="9.28422811992223" calcext:value-type="float">
            <text:p>9.28422811992223</text:p>
          </table:table-cell>
          <table:table-cell office:value-type="float" office:value="318.6" calcext:value-type="float">
            <text:p>318.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7</text:p>
          </table:table-cell>
          <table:table-cell office:value-type="float" office:value="855" calcext:value-type="float">
            <text:p>855</text:p>
          </table:table-cell>
          <table:table-cell office:value-type="float" office:value="1486" calcext:value-type="float">
            <text:p>1486</text:p>
          </table:table-cell>
          <table:table-cell office:value-type="float" office:value="1338.21834061135" calcext:value-type="float">
            <text:p>1338.21834061135</text:p>
          </table:table-cell>
          <table:table-cell office:value-type="float" office:value="1364" calcext:value-type="float">
            <text:p>1364</text:p>
          </table:table-cell>
          <table:table-cell office:value-type="float" office:value="1460" calcext:value-type="float">
            <text:p>1460</text:p>
          </table:table-cell>
          <table:table-cell office:value-type="float" office:value="1215.8" calcext:value-type="float">
            <text:p>1215.8</text:p>
          </table:table-cell>
          <table:table-cell office:value-type="float" office:value="1464" calcext:value-type="float">
            <text:p>1464</text:p>
          </table:table-cell>
          <table:table-cell office:value-type="float" office:value="121.338895482378" calcext:value-type="float">
            <text:p>121.338895482378</text:p>
          </table:table-cell>
          <table:table-cell office:value-type="float" office:value="9.06719716806044" calcext:value-type="float">
            <text:p>9.06719716806044</text:p>
          </table:table-cell>
          <table:table-cell office:value-type="float" office:value="248.2" calcext:value-type="float">
            <text:p>248.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8</text:p>
          </table:table-cell>
          <table:table-cell office:value-type="float" office:value="1029" calcext:value-type="float">
            <text:p>1029</text:p>
          </table:table-cell>
          <table:table-cell office:value-type="float" office:value="1486" calcext:value-type="float">
            <text:p>1486</text:p>
          </table:table-cell>
          <table:table-cell office:value-type="float" office:value="1282.77835051546" calcext:value-type="float">
            <text:p>1282.77835051546</text:p>
          </table:table-cell>
          <table:table-cell office:value-type="float" office:value="1290" calcext:value-type="float">
            <text:p>1290</text:p>
          </table:table-cell>
          <table:table-cell office:value-type="float" office:value="1370" calcext:value-type="float">
            <text:p>1370</text:p>
          </table:table-cell>
          <table:table-cell office:value-type="float" office:value="1114" calcext:value-type="float">
            <text:p>1114</text:p>
          </table:table-cell>
          <table:table-cell office:value-type="float" office:value="1433.5" calcext:value-type="float">
            <text:p>1433.5</text:p>
          </table:table-cell>
          <table:table-cell office:value-type="float" office:value="116.442729125425" calcext:value-type="float">
            <text:p>116.442729125425</text:p>
          </table:table-cell>
          <table:table-cell office:value-type="float" office:value="9.07738496511373" calcext:value-type="float">
            <text:p>9.07738496511373</text:p>
          </table:table-cell>
          <table:table-cell office:value-type="float" office:value="319.5" calcext:value-type="float">
            <text:p>319.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19</text:p>
          </table:table-cell>
          <table:table-cell office:value-type="float" office:value="871" calcext:value-type="float">
            <text:p>871</text:p>
          </table:table-cell>
          <table:table-cell office:value-type="float" office:value="1486" calcext:value-type="float">
            <text:p>1486</text:p>
          </table:table-cell>
          <table:table-cell office:value-type="float" office:value="1257.01515151515" calcext:value-type="float">
            <text:p>1257.01515151515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10" calcext:value-type="float">
            <text:p>1210</text:p>
          </table:table-cell>
          <table:table-cell office:value-type="float" office:value="1078.7" calcext:value-type="float">
            <text:p>1078.7</text:p>
          </table:table-cell>
          <table:table-cell office:value-type="float" office:value="1422.6" calcext:value-type="float">
            <text:p>1422.6</text:p>
          </table:table-cell>
          <table:table-cell office:value-type="float" office:value="128.86736097081" calcext:value-type="float">
            <text:p>128.86736097081</text:p>
          </table:table-cell>
          <table:table-cell office:value-type="float" office:value="10.2518542290822" calcext:value-type="float">
            <text:p>10.2518542290822</text:p>
          </table:table-cell>
          <table:table-cell office:value-type="float" office:value="343.9" calcext:value-type="float">
            <text:p>343.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0</text:p>
          </table:table-cell>
          <table:table-cell office:value-type="float" office:value="875" calcext:value-type="float">
            <text:p>875</text:p>
          </table:table-cell>
          <table:table-cell office:value-type="float" office:value="1486" calcext:value-type="float">
            <text:p>1486</text:p>
          </table:table-cell>
          <table:table-cell office:value-type="float" office:value="1150.5" calcext:value-type="float">
            <text:p>1150.5</text:p>
          </table:table-cell>
          <table:table-cell office:value-type="float" office:value="1129" calcext:value-type="float">
            <text:p>1129</text:p>
          </table:table-cell>
          <table:table-cell office:value-type="float" office:value="1110" calcext:value-type="float">
            <text:p>1110</text:p>
          </table:table-cell>
          <table:table-cell office:value-type="float" office:value="1031" calcext:value-type="float">
            <text:p>1031</text:p>
          </table:table-cell>
          <table:table-cell office:value-type="float" office:value="1302.2" calcext:value-type="float">
            <text:p>1302.2</text:p>
          </table:table-cell>
          <table:table-cell office:value-type="float" office:value="107.161101929686" calcext:value-type="float">
            <text:p>107.161101929686</text:p>
          </table:table-cell>
          <table:table-cell office:value-type="float" office:value="9.3143069908462" calcext:value-type="float">
            <text:p>9.3143069908462</text:p>
          </table:table-cell>
          <table:table-cell office:value-type="float" office:value="271.2" calcext:value-type="float">
            <text:p>271.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1</text:p>
          </table:table-cell>
          <table:table-cell office:value-type="float" office:value="842" calcext:value-type="float">
            <text:p>842</text:p>
          </table:table-cell>
          <table:table-cell office:value-type="float" office:value="1486" calcext:value-type="float">
            <text:p>1486</text:p>
          </table:table-cell>
          <table:table-cell office:value-type="float" office:value="1229.33678756477" calcext:value-type="float">
            <text:p>1229.33678756477</text:p>
          </table:table-cell>
          <table:table-cell office:value-type="float" office:value="1213" calcext:value-type="float">
            <text:p>1213</text:p>
          </table:table-cell>
          <table:table-cell office:value-type="float" office:value="1090" calcext:value-type="float">
            <text:p>1090</text:p>
          </table:table-cell>
          <table:table-cell office:value-type="float" office:value="1014.8" calcext:value-type="float">
            <text:p>1014.8</text:p>
          </table:table-cell>
          <table:table-cell office:value-type="float" office:value="1452.8" calcext:value-type="float">
            <text:p>1452.8</text:p>
          </table:table-cell>
          <table:table-cell office:value-type="float" office:value="167.1341637479" calcext:value-type="float">
            <text:p>167.1341637479</text:p>
          </table:table-cell>
          <table:table-cell office:value-type="float" office:value="13.5954740343353" calcext:value-type="float">
            <text:p>13.5954740343353</text:p>
          </table:table-cell>
          <table:table-cell office:value-type="float" office:value="438" calcext:value-type="float">
            <text:p>43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2</text:p>
          </table:table-cell>
          <table:table-cell office:value-type="float" office:value="415" calcext:value-type="float">
            <text:p>415</text:p>
          </table:table-cell>
          <table:table-cell office:value-type="float" office:value="1485" calcext:value-type="float">
            <text:p>1485</text:p>
          </table:table-cell>
          <table:table-cell office:value-type="float" office:value="1265.09042553191" calcext:value-type="float">
            <text:p>1265.09042553191</text:p>
          </table:table-cell>
          <table:table-cell office:value-type="float" office:value="1279" calcext:value-type="float">
            <text:p>1279</text:p>
          </table:table-cell>
          <table:table-cell office:value-type="float" office:value="1440" calcext:value-type="float">
            <text:p>1440</text:p>
          </table:table-cell>
          <table:table-cell office:value-type="float" office:value="1091.7" calcext:value-type="float">
            <text:p>1091.7</text:p>
          </table:table-cell>
          <table:table-cell office:value-type="float" office:value="1442.6" calcext:value-type="float">
            <text:p>1442.6</text:p>
          </table:table-cell>
          <table:table-cell office:value-type="float" office:value="151.639162585938" calcext:value-type="float">
            <text:p>151.639162585938</text:p>
          </table:table-cell>
          <table:table-cell office:value-type="float" office:value="11.986428758417" calcext:value-type="float">
            <text:p>11.986428758417</text:p>
          </table:table-cell>
          <table:table-cell office:value-type="float" office:value="350.9" calcext:value-type="float">
            <text:p>350.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3</text:p>
          </table:table-cell>
          <table:table-cell office:value-type="float" office:value="1009" calcext:value-type="float">
            <text:p>1009</text:p>
          </table:table-cell>
          <table:table-cell office:value-type="float" office:value="1484" calcext:value-type="float">
            <text:p>1484</text:p>
          </table:table-cell>
          <table:table-cell office:value-type="float" office:value="1255.26732673267" calcext:value-type="float">
            <text:p>1255.26732673267</text:p>
          </table:table-cell>
          <table:table-cell office:value-type="float" office:value="1250.5" calcext:value-type="float">
            <text:p>1250.5</text:p>
          </table:table-cell>
          <table:table-cell office:value-type="float" office:value="1270" calcext:value-type="float">
            <text:p>1270</text:p>
          </table:table-cell>
          <table:table-cell office:value-type="float" office:value="1073.3" calcext:value-type="float">
            <text:p>1073.3</text:p>
          </table:table-cell>
          <table:table-cell office:value-type="float" office:value="1434" calcext:value-type="float">
            <text:p>1434</text:p>
          </table:table-cell>
          <table:table-cell office:value-type="float" office:value="127.301998521798" calcext:value-type="float">
            <text:p>127.301998521798</text:p>
          </table:table-cell>
          <table:table-cell office:value-type="float" office:value="10.1414253211825" calcext:value-type="float">
            <text:p>10.1414253211825</text:p>
          </table:table-cell>
          <table:table-cell office:value-type="float" office:value="360.7" calcext:value-type="float">
            <text:p>360.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4</text:p>
          </table:table-cell>
          <table:table-cell office:value-type="float" office:value="813" calcext:value-type="float">
            <text:p>813</text:p>
          </table:table-cell>
          <table:table-cell office:value-type="float" office:value="1484" calcext:value-type="float">
            <text:p>1484</text:p>
          </table:table-cell>
          <table:table-cell office:value-type="float" office:value="1230.53571428571" calcext:value-type="float">
            <text:p>1230.53571428571</text:p>
          </table:table-cell>
          <table:table-cell office:value-type="float" office:value="1227" calcext:value-type="float">
            <text:p>1227</text:p>
          </table:table-cell>
          <table:table-cell office:value-type="float" office:value="1230" calcext:value-type="float">
            <text:p>1230</text:p>
          </table:table-cell>
          <table:table-cell office:value-type="float" office:value="1056" calcext:value-type="float">
            <text:p>1056</text:p>
          </table:table-cell>
          <table:table-cell office:value-type="float" office:value="1426.5" calcext:value-type="float">
            <text:p>1426.5</text:p>
          </table:table-cell>
          <table:table-cell office:value-type="float" office:value="143.23526907746" calcext:value-type="float">
            <text:p>143.23526907746</text:p>
          </table:table-cell>
          <table:table-cell office:value-type="float" office:value="11.6400741087473" calcext:value-type="float">
            <text:p>11.6400741087473</text:p>
          </table:table-cell>
          <table:table-cell office:value-type="float" office:value="370.5" calcext:value-type="float">
            <text:p>370.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5</text:p>
          </table:table-cell>
          <table:table-cell office:value-type="float" office:value="804" calcext:value-type="float">
            <text:p>804</text:p>
          </table:table-cell>
          <table:table-cell office:value-type="float" office:value="1452" calcext:value-type="float">
            <text:p>1452</text:p>
          </table:table-cell>
          <table:table-cell office:value-type="float" office:value="1059.94514767932" calcext:value-type="float">
            <text:p>1059.94514767932</text:p>
          </table:table-cell>
          <table:table-cell office:value-type="float" office:value="1049" calcext:value-type="float">
            <text:p>1049</text:p>
          </table:table-cell>
          <table:table-cell office:value-type="float" office:value="1020" calcext:value-type="float">
            <text:p>1020</text:p>
          </table:table-cell>
          <table:table-cell office:value-type="float" office:value="944.6" calcext:value-type="float">
            <text:p>944.6</text:p>
          </table:table-cell>
          <table:table-cell office:value-type="float" office:value="1168.6" calcext:value-type="float">
            <text:p>1168.6</text:p>
          </table:table-cell>
          <table:table-cell office:value-type="float" office:value="101.748532803311" calcext:value-type="float">
            <text:p>101.748532803311</text:p>
          </table:table-cell>
          <table:table-cell office:value-type="float" office:value="9.59941493445033" calcext:value-type="float">
            <text:p>9.59941493445033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6</text:p>
          </table:table-cell>
          <table:table-cell office:value-type="float" office:value="803" calcext:value-type="float">
            <text:p>803</text:p>
          </table:table-cell>
          <table:table-cell office:value-type="float" office:value="1269" calcext:value-type="float">
            <text:p>1269</text:p>
          </table:table-cell>
          <table:table-cell office:value-type="float" office:value="953.078048780488" calcext:value-type="float">
            <text:p>953.078048780488</text:p>
          </table:table-cell>
          <table:table-cell office:value-type="float" office:value="946" calcext:value-type="float">
            <text:p>946</text:p>
          </table:table-cell>
          <table:table-cell office:value-type="float" office:value="930" calcext:value-type="float">
            <text:p>930</text:p>
          </table:table-cell>
          <table:table-cell office:value-type="float" office:value="859.2" calcext:value-type="float">
            <text:p>859.2</text:p>
          </table:table-cell>
          <table:table-cell office:value-type="float" office:value="1051.4" calcext:value-type="float">
            <text:p>1051.4</text:p>
          </table:table-cell>
          <table:table-cell office:value-type="float" office:value="80.7142973710089" calcext:value-type="float">
            <text:p>80.7142973710089</text:p>
          </table:table-cell>
          <table:table-cell office:value-type="float" office:value="8.46880247365753" calcext:value-type="float">
            <text:p>8.46880247365753</text:p>
          </table:table-cell>
          <table:table-cell office:value-type="float" office:value="192.2" calcext:value-type="float">
            <text:p>192.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7</text:p>
          </table:table-cell>
          <table:table-cell office:value-type="float" office:value="877" calcext:value-type="float">
            <text:p>877</text:p>
          </table:table-cell>
          <table:table-cell office:value-type="float" office:value="1486" calcext:value-type="float">
            <text:p>1486</text:p>
          </table:table-cell>
          <table:table-cell office:value-type="float" office:value="1238.83333333333" calcext:value-type="float">
            <text:p>1238.83333333333</text:p>
          </table:table-cell>
          <table:table-cell office:value-type="float" office:value="1248" calcext:value-type="float">
            <text:p>1248</text:p>
          </table:table-cell>
          <table:table-cell office:value-type="float" office:value="1130" calcext:value-type="float">
            <text:p>1130</text:p>
          </table:table-cell>
          <table:table-cell office:value-type="float" office:value="1027.3" calcext:value-type="float">
            <text:p>1027.3</text:p>
          </table:table-cell>
          <table:table-cell office:value-type="float" office:value="1438.7" calcext:value-type="float">
            <text:p>1438.7</text:p>
          </table:table-cell>
          <table:table-cell office:value-type="float" office:value="147.681333362671" calcext:value-type="float">
            <text:p>147.681333362671</text:p>
          </table:table-cell>
          <table:table-cell office:value-type="float" office:value="11.9210009441144" calcext:value-type="float">
            <text:p>11.9210009441144</text:p>
          </table:table-cell>
          <table:table-cell office:value-type="float" office:value="411.4" calcext:value-type="float">
            <text:p>411.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8</text:p>
          </table:table-cell>
          <table:table-cell office:value-type="float" office:value="658" calcext:value-type="float">
            <text:p>658</text:p>
          </table:table-cell>
          <table:table-cell office:value-type="float" office:value="1383" calcext:value-type="float">
            <text:p>1383</text:p>
          </table:table-cell>
          <table:table-cell office:value-type="float" office:value="1009.29230769231" calcext:value-type="float">
            <text:p>1009.29230769231</text:p>
          </table:table-cell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  <table:table-cell office:value-type="float" office:value="878.2" calcext:value-type="float">
            <text:p>878.2</text:p>
          </table:table-cell>
          <table:table-cell office:value-type="float" office:value="1179.8" calcext:value-type="float">
            <text:p>1179.8</text:p>
          </table:table-cell>
          <table:table-cell office:value-type="float" office:value="113.483918168133" calcext:value-type="float">
            <text:p>113.483918168133</text:p>
          </table:table-cell>
          <table:table-cell office:value-type="float" office:value="11.2439099459311" calcext:value-type="float">
            <text:p>11.2439099459311</text:p>
          </table:table-cell>
          <table:table-cell office:value-type="float" office:value="301.6" calcext:value-type="float">
            <text:p>301.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29</text:p>
          </table:table-cell>
          <table:table-cell office:value-type="float" office:value="756" calcext:value-type="float">
            <text:p>756</text:p>
          </table:table-cell>
          <table:table-cell office:value-type="float" office:value="1485" calcext:value-type="float">
            <text:p>1485</text:p>
          </table:table-cell>
          <table:table-cell office:value-type="float" office:value="1249.56310679612" calcext:value-type="float">
            <text:p>1249.56310679612</text:p>
          </table:table-cell>
          <table:table-cell office:value-type="float" office:value="1283" calcext:value-type="float">
            <text:p>1283</text:p>
          </table:table-cell>
          <table:table-cell office:value-type="float" office:value="1290" calcext:value-type="float">
            <text:p>1290</text:p>
          </table:table-cell>
          <table:table-cell office:value-type="float" office:value="988.4" calcext:value-type="float">
            <text:p>988.4</text:p>
          </table:table-cell>
          <table:table-cell office:value-type="float" office:value="1449.4" calcext:value-type="float">
            <text:p>1449.4</text:p>
          </table:table-cell>
          <table:table-cell office:value-type="float" office:value="172.975214698688" calcext:value-type="float">
            <text:p>172.975214698688</text:p>
          </table:table-cell>
          <table:table-cell office:value-type="float" office:value="13.8428554554717" calcext:value-type="float">
            <text:p>13.8428554554717</text:p>
          </table:table-cell>
          <table:table-cell office:value-type="float" office:value="461" calcext:value-type="float">
            <text:p>46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30</text:p>
          </table:table-cell>
          <table:table-cell office:value-type="float" office:value="979" calcext:value-type="float">
            <text:p>979</text:p>
          </table:table-cell>
          <table:table-cell office:value-type="float" office:value="1476" calcext:value-type="float">
            <text:p>1476</text:p>
          </table:table-cell>
          <table:table-cell office:value-type="float" office:value="1133.24489795918" calcext:value-type="float">
            <text:p>1133.24489795918</text:p>
          </table:table-cell>
          <table:table-cell office:value-type="float" office:value="1119" calcext:value-type="float">
            <text:p>1119</text:p>
          </table:table-cell>
          <table:table-cell office:value-type="float" office:value="1100" calcext:value-type="float">
            <text:p>1100</text:p>
          </table:table-cell>
          <table:table-cell office:value-type="float" office:value="1032" calcext:value-type="float">
            <text:p>1032</text:p>
          </table:table-cell>
          <table:table-cell office:value-type="float" office:value="1240.8" calcext:value-type="float">
            <text:p>1240.8</text:p>
          </table:table-cell>
          <table:table-cell office:value-type="float" office:value="94.968097876086" calcext:value-type="float">
            <text:p>94.968097876086</text:p>
          </table:table-cell>
          <table:table-cell office:value-type="float" office:value="8.38019196442978" calcext:value-type="float">
            <text:p>8.38019196442978</text:p>
          </table:table-cell>
          <table:table-cell office:value-type="float" office:value="208.8" calcext:value-type="float">
            <text:p>208.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31</text:p>
          </table:table-cell>
          <table:table-cell office:value-type="float" office:value="948" calcext:value-type="float">
            <text:p>948</text:p>
          </table:table-cell>
          <table:table-cell office:value-type="float" office:value="1482" calcext:value-type="float">
            <text:p>1482</text:p>
          </table:table-cell>
          <table:table-cell office:value-type="float" office:value="1229.62765957447" calcext:value-type="float">
            <text:p>1229.62765957447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90" calcext:value-type="float">
            <text:p>1190</text:p>
          </table:table-cell>
          <table:table-cell office:value-type="float" office:value="1094.8" calcext:value-type="float">
            <text:p>1094.8</text:p>
          </table:table-cell>
          <table:table-cell office:value-type="float" office:value="1391.4" calcext:value-type="float">
            <text:p>1391.4</text:p>
          </table:table-cell>
          <table:table-cell office:value-type="float" office:value="118.669776210547" calcext:value-type="float">
            <text:p>118.669776210547</text:p>
          </table:table-cell>
          <table:table-cell office:value-type="float" office:value="9.65087075640562" calcext:value-type="float">
            <text:p>9.65087075640562</text:p>
          </table:table-cell>
          <table:table-cell office:value-type="float" office:value="296.6" calcext:value-type="float">
            <text:p>296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32</text:p>
          </table:table-cell>
          <table:table-cell office:value-type="float" office:value="563" calcext:value-type="float">
            <text:p>563</text:p>
          </table:table-cell>
          <table:table-cell office:value-type="float" office:value="1482" calcext:value-type="float">
            <text:p>1482</text:p>
          </table:table-cell>
          <table:table-cell office:value-type="float" office:value="1101.54545454545" calcext:value-type="float">
            <text:p>1101.54545454545</text:p>
          </table:table-cell>
          <table:table-cell office:value-type="float" office:value="1343" calcext:value-type="float">
            <text:p>1343</text:p>
          </table:table-cell>
          <table:table-cell office:value-type="float" office:value="560" calcext:value-type="float">
            <text:p>560</text:p>
          </table:table-cell>
          <table:table-cell office:value-type="float" office:value="603" calcext:value-type="float">
            <text:p>603</text:p>
          </table:table-cell>
          <table:table-cell office:value-type="float" office:value="1463" calcext:value-type="float">
            <text:p>1463</text:p>
          </table:table-cell>
          <table:table-cell office:value-type="float" office:value="380.572296321307" calcext:value-type="float">
            <text:p>380.572296321307</text:p>
          </table:table-cell>
          <table:table-cell office:value-type="float" office:value="34.5489416483814" calcext:value-type="float">
            <text:p>34.5489416483814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0</text:p>
          </table:table-cell>
          <table:table-cell office:value-type="float" office:value="312" calcext:value-type="float">
            <text:p>312</text:p>
          </table:table-cell>
          <table:table-cell office:value-type="float" office:value="1486" calcext:value-type="float">
            <text:p>1486</text:p>
          </table:table-cell>
          <table:table-cell office:value-type="float" office:value="1245.48795811518" calcext:value-type="float">
            <text:p>1245.48795811518</text:p>
          </table:table-cell>
          <table:table-cell office:value-type="float" office:value="1250" calcext:value-type="float">
            <text:p>1250</text:p>
          </table:table-cell>
          <table:table-cell office:value-type="float" office:value="1380" calcext:value-type="float">
            <text:p>1380</text:p>
          </table:table-cell>
          <table:table-cell office:value-type="float" office:value="1063" calcext:value-type="float">
            <text:p>1063</text:p>
          </table:table-cell>
          <table:table-cell office:value-type="float" office:value="1420.6" calcext:value-type="float">
            <text:p>1420.6</text:p>
          </table:table-cell>
          <table:table-cell office:value-type="float" office:value="143.351390596945" calcext:value-type="float">
            <text:p>143.351390596945</text:p>
          </table:table-cell>
          <table:table-cell office:value-type="float" office:value="11.509656890933" calcext:value-type="float">
            <text:p>11.509656890933</text:p>
          </table:table-cell>
          <table:table-cell office:value-type="float" office:value="357.6" calcext:value-type="float">
            <text:p>357.6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1</text:p>
          </table:table-cell>
          <table:table-cell office:value-type="float" office:value="223" calcext:value-type="float">
            <text:p>223</text:p>
          </table:table-cell>
          <table:table-cell office:value-type="float" office:value="1485" calcext:value-type="float">
            <text:p>1485</text:p>
          </table:table-cell>
          <table:table-cell office:value-type="float" office:value="933.654991243433" calcext:value-type="float">
            <text:p>933.654991243433</text:p>
          </table:table-cell>
          <table:table-cell office:value-type="float" office:value="915" calcext:value-type="float">
            <text:p>915</text:p>
          </table:table-cell>
          <table:table-cell office:value-type="float" office:value="920" calcext:value-type="float">
            <text:p>920</text:p>
          </table:table-cell>
          <table:table-cell office:value-type="float" office:value="509" calcext:value-type="float">
            <text:p>509</text:p>
          </table:table-cell>
          <table:table-cell office:value-type="float" office:value="1423" calcext:value-type="float">
            <text:p>1423</text:p>
          </table:table-cell>
          <table:table-cell office:value-type="float" office:value="324.034839564142" calcext:value-type="float">
            <text:p>324.034839564142</text:p>
          </table:table-cell>
          <table:table-cell office:value-type="float" office:value="34.7060576554725" calcext:value-type="float">
            <text:p>34.7060576554725</text:p>
          </table:table-cell>
          <table:table-cell office:value-type="float" office:value="914" calcext:value-type="float">
            <text:p>91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2</text:p>
          </table:table-cell>
          <table:table-cell office:value-type="float" office:value="938" calcext:value-type="float">
            <text:p>938</text:p>
          </table:table-cell>
          <table:table-cell office:value-type="float" office:value="1485" calcext:value-type="float">
            <text:p>1485</text:p>
          </table:table-cell>
          <table:table-cell office:value-type="float" office:value="1353.51724137931" calcext:value-type="float">
            <text:p>1353.51724137931</text:p>
          </table:table-cell>
          <table:table-cell office:value-type="float" office:value="1369" calcext:value-type="float">
            <text:p>1369</text:p>
          </table:table-cell>
          <table:table-cell office:value-type="float" office:value="1430" calcext:value-type="float">
            <text:p>1430</text:p>
          </table:table-cell>
          <table:table-cell office:value-type="float" office:value="1246" calcext:value-type="float">
            <text:p>1246</text:p>
          </table:table-cell>
          <table:table-cell office:value-type="float" office:value="1458.9" calcext:value-type="float">
            <text:p>1458.9</text:p>
          </table:table-cell>
          <table:table-cell office:value-type="float" office:value="102.661591156822" calcext:value-type="float">
            <text:p>102.661591156822</text:p>
          </table:table-cell>
          <table:table-cell office:value-type="float" office:value="7.58480114019121" calcext:value-type="float">
            <text:p>7.58480114019121</text:p>
          </table:table-cell>
          <table:table-cell office:value-type="float" office:value="212.9" calcext:value-type="float">
            <text:p>212.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3</text:p>
          </table:table-cell>
          <table:table-cell office:value-type="float" office:value="112" calcext:value-type="float">
            <text:p>112</text:p>
          </table:table-cell>
          <table:table-cell office:value-type="float" office:value="1007" calcext:value-type="float">
            <text:p>1007</text:p>
          </table:table-cell>
          <table:table-cell office:value-type="float" office:value="620.53125" calcext:value-type="float">
            <text:p>620.53125</text:p>
          </table:table-cell>
          <table:table-cell office:value-type="float" office:value="632.5" calcext:value-type="float">
            <text:p>632.5</text:p>
          </table:table-cell>
          <table:table-cell office:value-type="float" office:value="740" calcext:value-type="float">
            <text:p>740</text:p>
          </table:table-cell>
          <table:table-cell office:value-type="float" office:value="312.4" calcext:value-type="float">
            <text:p>312.4</text:p>
          </table:table-cell>
          <table:table-cell office:value-type="float" office:value="898.6" calcext:value-type="float">
            <text:p>898.6</text:p>
          </table:table-cell>
          <table:table-cell office:value-type="float" office:value="208.413903181307" calcext:value-type="float">
            <text:p>208.413903181307</text:p>
          </table:table-cell>
          <table:table-cell office:value-type="float" office:value="33.5863670332971" calcext:value-type="float">
            <text:p>33.5863670332971</text:p>
          </table:table-cell>
          <table:table-cell office:value-type="float" office:value="586.2" calcext:value-type="float">
            <text:p>586.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4</text:p>
          </table:table-cell>
          <table:table-cell office:value-type="float" office:value="850" calcext:value-type="float">
            <text:p>850</text:p>
          </table:table-cell>
          <table:table-cell office:value-type="float" office:value="1481" calcext:value-type="float">
            <text:p>1481</text:p>
          </table:table-cell>
          <table:table-cell office:value-type="float" office:value="1129.06168831169" calcext:value-type="float">
            <text:p>1129.06168831169</text:p>
          </table:table-cell>
          <table:table-cell office:value-type="float" office:value="1104.5" calcext:value-type="float">
            <text:p>1104.5</text:p>
          </table:table-cell>
          <table:table-cell office:value-type="float" office:value="1010" calcext:value-type="float">
            <text:p>1010</text:p>
          </table:table-cell>
          <table:table-cell office:value-type="float" office:value="976.1" calcext:value-type="float">
            <text:p>976.1</text:p>
          </table:table-cell>
          <table:table-cell office:value-type="float" office:value="1321.5" calcext:value-type="float">
            <text:p>1321.5</text:p>
          </table:table-cell>
          <table:table-cell office:value-type="float" office:value="130.333696347702" calcext:value-type="float">
            <text:p>130.333696347702</text:p>
          </table:table-cell>
          <table:table-cell office:value-type="float" office:value="11.5435407734535" calcext:value-type="float">
            <text:p>11.5435407734535</text:p>
          </table:table-cell>
          <table:table-cell office:value-type="float" office:value="345.4" calcext:value-type="float">
            <text:p>345.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5</text:p>
          </table:table-cell>
          <table:table-cell office:value-type="float" office:value="83" calcext:value-type="float">
            <text:p>83</text:p>
          </table:table-cell>
          <table:table-cell office:value-type="float" office:value="909" calcext:value-type="float">
            <text:p>909</text:p>
          </table:table-cell>
          <table:table-cell office:value-type="float" office:value="540.307692307692" calcext:value-type="float">
            <text:p>540.307692307692</text:p>
          </table:table-cell>
          <table:table-cell office:value-type="float" office:value="526" calcext:value-type="float">
            <text:p>526</text:p>
          </table:table-cell>
          <table:table-cell office:value-type="float" office:value="540" calcext:value-type="float">
            <text:p>540</text:p>
          </table:table-cell>
          <table:table-cell office:value-type="float" office:value="327.6" calcext:value-type="float">
            <text:p>327.6</text:p>
          </table:table-cell>
          <table:table-cell office:value-type="float" office:value="784.8" calcext:value-type="float">
            <text:p>784.8</text:p>
          </table:table-cell>
          <table:table-cell office:value-type="float" office:value="167.370813362915" calcext:value-type="float">
            <text:p>167.370813362915</text:p>
          </table:table-cell>
          <table:table-cell office:value-type="float" office:value="30.9769443866443" calcext:value-type="float">
            <text:p>30.9769443866443</text:p>
          </table:table-cell>
          <table:table-cell office:value-type="float" office:value="457.2" calcext:value-type="float">
            <text:p>457.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6</text:p>
          </table:table-cell>
          <table:table-cell office:value-type="float" office:value="393" calcext:value-type="float">
            <text:p>393</text:p>
          </table:table-cell>
          <table:table-cell office:value-type="float" office:value="1365" calcext:value-type="float">
            <text:p>1365</text:p>
          </table:table-cell>
          <table:table-cell office:value-type="float" office:value="1018.61594202899" calcext:value-type="float">
            <text:p>1018.61594202899</text:p>
          </table:table-cell>
          <table:table-cell office:value-type="float" office:value="1002" calcext:value-type="float">
            <text:p>1002</text:p>
          </table:table-cell>
          <table:table-cell office:value-type="float" office:value="980" calcext:value-type="float">
            <text:p>980</text:p>
          </table:table-cell>
          <table:table-cell office:value-type="float" office:value="912" calcext:value-type="float">
            <text:p>912</text:p>
          </table:table-cell>
          <table:table-cell office:value-type="float" office:value="1158.5" calcext:value-type="float">
            <text:p>1158.5</text:p>
          </table:table-cell>
          <table:table-cell office:value-type="float" office:value="109.953962099104" calcext:value-type="float">
            <text:p>109.953962099104</text:p>
          </table:table-cell>
          <table:table-cell office:value-type="float" office:value="10.7944474028245" calcext:value-type="float">
            <text:p>10.7944474028245</text:p>
          </table:table-cell>
          <table:table-cell office:value-type="float" office:value="246.5" calcext:value-type="float">
            <text:p>246.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7</text:p>
          </table:table-cell>
          <table:table-cell office:value-type="float" office:value="148" calcext:value-type="float">
            <text:p>148</text:p>
          </table:table-cell>
          <table:table-cell office:value-type="float" office:value="1399" calcext:value-type="float">
            <text:p>1399</text:p>
          </table:table-cell>
          <table:table-cell office:value-type="float" office:value="796.391304347826" calcext:value-type="float">
            <text:p>796.391304347826</text:p>
          </table:table-cell>
          <table:table-cell office:value-type="float" office:value="883" calcext:value-type="float">
            <text:p>883</text:p>
          </table:table-cell>
          <table:table-cell office:value-type="float" office:value="890" calcext:value-type="float">
            <text:p>890</text:p>
          </table:table-cell>
          <table:table-cell office:value-type="float" office:value="350.3" calcext:value-type="float">
            <text:p>350.3</text:p>
          </table:table-cell>
          <table:table-cell office:value-type="float" office:value="984.7" calcext:value-type="float">
            <text:p>984.7</text:p>
          </table:table-cell>
          <table:table-cell office:value-type="float" office:value="236.486992053075" calcext:value-type="float">
            <text:p>236.486992053075</text:p>
          </table:table-cell>
          <table:table-cell office:value-type="float" office:value="29.6948234821244" calcext:value-type="float">
            <text:p>29.6948234821244</text:p>
          </table:table-cell>
          <table:table-cell office:value-type="float" office:value="634.4" calcext:value-type="float">
            <text:p>634.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8</text:p>
          </table:table-cell>
          <table:table-cell office:value-type="float" office:value="135" calcext:value-type="float">
            <text:p>135</text:p>
          </table:table-cell>
          <table:table-cell office:value-type="float" office:value="1483" calcext:value-type="float">
            <text:p>1483</text:p>
          </table:table-cell>
          <table:table-cell office:value-type="float" office:value="627.04375" calcext:value-type="float">
            <text:p>627.04375</text:p>
          </table:table-cell>
          <table:table-cell office:value-type="float" office:value="589.5" calcext:value-type="float">
            <text:p>589.5</text:p>
          </table:table-cell>
          <table:table-cell office:value-type="float" office:value="580" calcext:value-type="float">
            <text:p>580</text:p>
          </table:table-cell>
          <table:table-cell office:value-type="float" office:value="289.8" calcext:value-type="float">
            <text:p>289.8</text:p>
          </table:table-cell>
          <table:table-cell office:value-type="float" office:value="964.1" calcext:value-type="float">
            <text:p>964.1</text:p>
          </table:table-cell>
          <table:table-cell office:value-type="float" office:value="273.233039128477" calcext:value-type="float">
            <text:p>273.233039128477</text:p>
          </table:table-cell>
          <table:table-cell office:value-type="float" office:value="43.5747966754276" calcext:value-type="float">
            <text:p>43.5747966754276</text:p>
          </table:table-cell>
          <table:table-cell office:value-type="float" office:value="674.3" calcext:value-type="float">
            <text:p>674.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09</text:p>
          </table:table-cell>
          <table:table-cell office:value-type="float" office:value="176" calcext:value-type="float">
            <text:p>176</text:p>
          </table:table-cell>
          <table:table-cell office:value-type="float" office:value="1266" calcext:value-type="float">
            <text:p>1266</text:p>
          </table:table-cell>
          <table:table-cell office:value-type="float" office:value="621.64406779661" calcext:value-type="float">
            <text:p>621.64406779661</text:p>
          </table:table-cell>
          <table:table-cell office:value-type="float" office:value="593" calcext:value-type="float">
            <text:p>593</text:p>
          </table:table-cell>
          <table:table-cell office:value-type="float" office:value="360" calcext:value-type="float">
            <text:p>360</text:p>
          </table:table-cell>
          <table:table-cell office:value-type="float" office:value="317" calcext:value-type="float">
            <text:p>317</text:p>
          </table:table-cell>
          <table:table-cell office:value-type="float" office:value="888.4" calcext:value-type="float">
            <text:p>888.4</text:p>
          </table:table-cell>
          <table:table-cell office:value-type="float" office:value="235.175110969938" calcext:value-type="float">
            <text:p>235.175110969938</text:p>
          </table:table-cell>
          <table:table-cell office:value-type="float" office:value="37.8311518041997" calcext:value-type="float">
            <text:p>37.8311518041997</text:p>
          </table:table-cell>
          <table:table-cell office:value-type="float" office:value="571.4" calcext:value-type="float">
            <text:p>571.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0</text:p>
          </table:table-cell>
          <table:table-cell office:value-type="float" office:value="350" calcext:value-type="float">
            <text:p>350</text:p>
          </table:table-cell>
          <table:table-cell office:value-type="float" office:value="1486" calcext:value-type="float">
            <text:p>1486</text:p>
          </table:table-cell>
          <table:table-cell office:value-type="float" office:value="1328.14666666667" calcext:value-type="float">
            <text:p>1328.14666666667</text:p>
          </table:table-cell>
          <table:table-cell office:value-type="float" office:value="1417" calcext:value-type="float">
            <text:p>1417</text:p>
          </table:table-cell>
          <table:table-cell office:value-type="float" office:value="1430" calcext:value-type="float">
            <text:p>1430</text:p>
          </table:table-cell>
          <table:table-cell office:value-type="float" office:value="1260.8" calcext:value-type="float">
            <text:p>1260.8</text:p>
          </table:table-cell>
          <table:table-cell office:value-type="float" office:value="1474.2" calcext:value-type="float">
            <text:p>1474.2</text:p>
          </table:table-cell>
          <table:table-cell office:value-type="float" office:value="283.096903156104" calcext:value-type="float">
            <text:p>283.096903156104</text:p>
          </table:table-cell>
          <table:table-cell office:value-type="float" office:value="21.3151838016964" calcext:value-type="float">
            <text:p>21.3151838016964</text:p>
          </table:table-cell>
          <table:table-cell office:value-type="float" office:value="213.4" calcext:value-type="float">
            <text:p>213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1</text:p>
          </table:table-cell>
          <table:table-cell office:value-type="float" office:value="193" calcext:value-type="float">
            <text:p>193</text:p>
          </table:table-cell>
          <table:table-cell office:value-type="float" office:value="1006" calcext:value-type="float">
            <text:p>1006</text:p>
          </table:table-cell>
          <table:table-cell office:value-type="float" office:value="601.423076923077" calcext:value-type="float">
            <text:p>601.423076923077</text:p>
          </table:table-cell>
          <table:table-cell office:value-type="float" office:value="603" calcext:value-type="float">
            <text:p>603</text:p>
          </table:table-cell>
          <table:table-cell office:value-type="float" office:value="640" calcext:value-type="float">
            <text:p>640</text:p>
          </table:table-cell>
          <table:table-cell office:value-type="float" office:value="378.8" calcext:value-type="float">
            <text:p>378.8</text:p>
          </table:table-cell>
          <table:table-cell office:value-type="float" office:value="824.2" calcext:value-type="float">
            <text:p>824.2</text:p>
          </table:table-cell>
          <table:table-cell office:value-type="float" office:value="177.515622868953" calcext:value-type="float">
            <text:p>177.515622868953</text:p>
          </table:table-cell>
          <table:table-cell office:value-type="float" office:value="29.5159314100708" calcext:value-type="float">
            <text:p>29.5159314100708</text:p>
          </table:table-cell>
          <table:table-cell office:value-type="float" office:value="445.4" calcext:value-type="float">
            <text:p>445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2</text:p>
          </table:table-cell>
          <table:table-cell office:value-type="float" office:value="965" calcext:value-type="float">
            <text:p>965</text:p>
          </table:table-cell>
          <table:table-cell office:value-type="float" office:value="1486" calcext:value-type="float">
            <text:p>1486</text:p>
          </table:table-cell>
          <table:table-cell office:value-type="float" office:value="1357.66141732283" calcext:value-type="float">
            <text:p>1357.66141732283</text:p>
          </table:table-cell>
          <table:table-cell office:value-type="float" office:value="1381" calcext:value-type="float">
            <text:p>1381</text:p>
          </table:table-cell>
          <table:table-cell office:value-type="float" office:value="1390" calcext:value-type="float">
            <text:p>1390</text:p>
          </table:table-cell>
          <table:table-cell office:value-type="float" office:value="1240.8" calcext:value-type="float">
            <text:p>1240.8</text:p>
          </table:table-cell>
          <table:table-cell office:value-type="float" office:value="1460.4" calcext:value-type="float">
            <text:p>1460.4</text:p>
          </table:table-cell>
          <table:table-cell office:value-type="float" office:value="99.7742865745845" calcext:value-type="float">
            <text:p>99.7742865745845</text:p>
          </table:table-cell>
          <table:table-cell office:value-type="float" office:value="7.34898151347108" calcext:value-type="float">
            <text:p>7.34898151347108</text:p>
          </table:table-cell>
          <table:table-cell office:value-type="float" office:value="219.6" calcext:value-type="float">
            <text:p>219.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3</text:p>
          </table:table-cell>
          <table:table-cell office:value-type="float" office:value="988" calcext:value-type="float">
            <text:p>988</text:p>
          </table:table-cell>
          <table:table-cell office:value-type="float" office:value="1486" calcext:value-type="float">
            <text:p>1486</text:p>
          </table:table-cell>
          <table:table-cell office:value-type="float" office:value="1252.59756097561" calcext:value-type="float">
            <text:p>1252.59756097561</text:p>
          </table:table-cell>
          <table:table-cell office:value-type="float" office:value="1260.5" calcext:value-type="float">
            <text:p>1260.5</text:p>
          </table:table-cell>
          <table:table-cell office:value-type="float" office:value="1170" calcext:value-type="float">
            <text:p>1170</text:p>
          </table:table-cell>
          <table:table-cell office:value-type="float" office:value="1072.2" calcext:value-type="float">
            <text:p>1072.2</text:p>
          </table:table-cell>
          <table:table-cell office:value-type="float" office:value="1423.6" calcext:value-type="float">
            <text:p>1423.6</text:p>
          </table:table-cell>
          <table:table-cell office:value-type="float" office:value="124.765189001791" calcext:value-type="float">
            <text:p>124.765189001791</text:p>
          </table:table-cell>
          <table:table-cell office:value-type="float" office:value="9.96051668060215" calcext:value-type="float">
            <text:p>9.96051668060215</text:p>
          </table:table-cell>
          <table:table-cell office:value-type="float" office:value="351.4" calcext:value-type="float">
            <text:p>351.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4</text:p>
          </table:table-cell>
          <table:table-cell office:value-type="float" office:value="178" calcext:value-type="float">
            <text:p>178</text:p>
          </table:table-cell>
          <table:table-cell office:value-type="float" office:value="1472" calcext:value-type="float">
            <text:p>1472</text:p>
          </table:table-cell>
          <table:table-cell office:value-type="float" office:value="717.795918367347" calcext:value-type="float">
            <text:p>717.795918367347</text:p>
          </table:table-cell>
          <table:table-cell office:value-type="float" office:value="737" calcext:value-type="float">
            <text:p>737</text:p>
          </table:table-cell>
          <table:table-cell office:value-type="float" office:value="610" calcext:value-type="float">
            <text:p>610</text:p>
          </table:table-cell>
          <table:table-cell office:value-type="float" office:value="371.2" calcext:value-type="float">
            <text:p>371.2</text:p>
          </table:table-cell>
          <table:table-cell office:value-type="float" office:value="948.3" calcext:value-type="float">
            <text:p>948.3</text:p>
          </table:table-cell>
          <table:table-cell office:value-type="float" office:value="234.80577449404" calcext:value-type="float">
            <text:p>234.80577449404</text:p>
          </table:table-cell>
          <table:table-cell office:value-type="float" office:value="32.7120520590468" calcext:value-type="float">
            <text:p>32.7120520590468</text:p>
          </table:table-cell>
          <table:table-cell office:value-type="float" office:value="577.1" calcext:value-type="float">
            <text:p>577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5</text:p>
          </table:table-cell>
          <table:table-cell office:value-type="float" office:value="235" calcext:value-type="float">
            <text:p>235</text:p>
          </table:table-cell>
          <table:table-cell office:value-type="float" office:value="1459" calcext:value-type="float">
            <text:p>1459</text:p>
          </table:table-cell>
          <table:table-cell office:value-type="float" office:value="970.365671641791" calcext:value-type="float">
            <text:p>970.365671641791</text:p>
          </table:table-cell>
          <table:table-cell office:value-type="float" office:value="968" calcext:value-type="float">
            <text:p>968</text:p>
          </table:table-cell>
          <table:table-cell office:value-type="float" office:value="940" calcext:value-type="float">
            <text:p>940</text:p>
          </table:table-cell>
          <table:table-cell office:value-type="float" office:value="866.9" calcext:value-type="float">
            <text:p>866.9</text:p>
          </table:table-cell>
          <table:table-cell office:value-type="float" office:value="1083.7" calcext:value-type="float">
            <text:p>1083.7</text:p>
          </table:table-cell>
          <table:table-cell office:value-type="float" office:value="172.353350152946" calcext:value-type="float">
            <text:p>172.353350152946</text:p>
          </table:table-cell>
          <table:table-cell office:value-type="float" office:value="17.7616907924346" calcext:value-type="float">
            <text:p>17.7616907924346</text:p>
          </table:table-cell>
          <table:table-cell office:value-type="float" office:value="216.8" calcext:value-type="float">
            <text:p>216.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6</text:p>
          </table:table-cell>
          <table:table-cell office:value-type="float" office:value="412" calcext:value-type="float">
            <text:p>412</text:p>
          </table:table-cell>
          <table:table-cell office:value-type="float" office:value="1482" calcext:value-type="float">
            <text:p>1482</text:p>
          </table:table-cell>
          <table:table-cell office:value-type="float" office:value="1360" calcext:value-type="float">
            <text:p>1360</text:p>
          </table:table-cell>
          <table:table-cell office:value-type="float" office:value="1408.5" calcext:value-type="float">
            <text:p>1408.5</text:p>
          </table:table-cell>
          <table:table-cell office:value-type="float" office:value="1460" calcext:value-type="float">
            <text:p>1460</text:p>
          </table:table-cell>
          <table:table-cell office:value-type="float" office:value="1311.5" calcext:value-type="float">
            <text:p>1311.5</text:p>
          </table:table-cell>
          <table:table-cell office:value-type="float" office:value="1472.5" calcext:value-type="float">
            <text:p>1472.5</text:p>
          </table:table-cell>
          <table:table-cell office:value-type="float" office:value="223.833729499239" calcext:value-type="float">
            <text:p>223.833729499239</text:p>
          </table:table-cell>
          <table:table-cell office:value-type="float" office:value="16.4583624631793" calcext:value-type="float">
            <text:p>16.4583624631793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7</text:p>
          </table:table-cell>
          <table:table-cell office:value-type="float" office:value="970" calcext:value-type="float">
            <text:p>970</text:p>
          </table:table-cell>
          <table:table-cell office:value-type="float" office:value="1486" calcext:value-type="float">
            <text:p>1486</text:p>
          </table:table-cell>
          <table:table-cell office:value-type="float" office:value="1364.73076923077" calcext:value-type="float">
            <text:p>1364.73076923077</text:p>
          </table:table-cell>
          <table:table-cell office:value-type="float" office:value="1383" calcext:value-type="float">
            <text:p>1383</text:p>
          </table:table-cell>
          <table:table-cell office:value-type="float" office:value="1380" calcext:value-type="float">
            <text:p>1380</text:p>
          </table:table-cell>
          <table:table-cell office:value-type="float" office:value="1252.2" calcext:value-type="float">
            <text:p>1252.2</text:p>
          </table:table-cell>
          <table:table-cell office:value-type="float" office:value="1456.8" calcext:value-type="float">
            <text:p>1456.8</text:p>
          </table:table-cell>
          <table:table-cell office:value-type="float" office:value="101.932910536181" calcext:value-type="float">
            <text:p>101.932910536181</text:p>
          </table:table-cell>
          <table:table-cell office:value-type="float" office:value="7.4690856859361" calcext:value-type="float">
            <text:p>7.4690856859361</text:p>
          </table:table-cell>
          <table:table-cell office:value-type="float" office:value="204.6" calcext:value-type="float">
            <text:p>204.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8</text:p>
          </table:table-cell>
          <table:table-cell office:value-type="float" office:value="207" calcext:value-type="float">
            <text:p>207</text:p>
          </table:table-cell>
          <table:table-cell office:value-type="float" office:value="963" calcext:value-type="float">
            <text:p>963</text:p>
          </table:table-cell>
          <table:table-cell office:value-type="float" office:value="713.305555555556" calcext:value-type="float">
            <text:p>713.305555555556</text:p>
          </table:table-cell>
          <table:table-cell office:value-type="float" office:value="743" calcext:value-type="float">
            <text:p>743</text:p>
          </table:table-cell>
          <table:table-cell office:value-type="float" office:value="740" calcext:value-type="float">
            <text:p>740</text:p>
          </table:table-cell>
          <table:table-cell office:value-type="float" office:value="507" calcext:value-type="float">
            <text:p>507</text:p>
          </table:table-cell>
          <table:table-cell office:value-type="float" office:value="928.6" calcext:value-type="float">
            <text:p>928.6</text:p>
          </table:table-cell>
          <table:table-cell office:value-type="float" office:value="176.381839224274" calcext:value-type="float">
            <text:p>176.381839224274</text:p>
          </table:table-cell>
          <table:table-cell office:value-type="float" office:value="24.7273889640324" calcext:value-type="float">
            <text:p>24.7273889640324</text:p>
          </table:table-cell>
          <table:table-cell office:value-type="float" office:value="421.6" calcext:value-type="float">
            <text:p>421.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19</text:p>
          </table:table-cell>
          <table:table-cell office:value-type="float" office:value="361" calcext:value-type="float">
            <text:p>361</text:p>
          </table:table-cell>
          <table:table-cell office:value-type="float" office:value="1484" calcext:value-type="float">
            <text:p>1484</text:p>
          </table:table-cell>
          <table:table-cell office:value-type="float" office:value="1091.7027027027" calcext:value-type="float">
            <text:p>1091.7027027027</text:p>
          </table:table-cell>
          <table:table-cell office:value-type="float" office:value="1262" calcext:value-type="float">
            <text:p>1262</text:p>
          </table:table-cell>
          <table:table-cell office:value-type="float" office:value="670" calcext:value-type="float">
            <text:p>670</text:p>
          </table:table-cell>
          <table:table-cell office:value-type="float" office:value="572" calcext:value-type="float">
            <text:p>572</text:p>
          </table:table-cell>
          <table:table-cell office:value-type="float" office:value="1476.6" calcext:value-type="float">
            <text:p>1476.6</text:p>
          </table:table-cell>
          <table:table-cell office:value-type="float" office:value="390.248486712481" calcext:value-type="float">
            <text:p>390.248486712481</text:p>
          </table:table-cell>
          <table:table-cell office:value-type="float" office:value="35.7467729764112" calcext:value-type="float">
            <text:p>35.7467729764112</text:p>
          </table:table-cell>
          <table:table-cell office:value-type="float" office:value="904.6" calcext:value-type="float">
            <text:p>904.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20</text:p>
          </table:table-cell>
          <table:table-cell office:value-type="float" office:value="177" calcext:value-type="float">
            <text:p>177</text:p>
          </table:table-cell>
          <table:table-cell office:value-type="float" office:value="1232" calcext:value-type="float">
            <text:p>1232</text:p>
          </table:table-cell>
          <table:table-cell office:value-type="float" office:value="801.960784313726" calcext:value-type="float">
            <text:p>801.960784313726</text:p>
          </table:table-cell>
          <table:table-cell office:value-type="float" office:value="881" calcext:value-type="float">
            <text:p>881</text:p>
          </table:table-cell>
          <table:table-cell office:value-type="float" office:value="880" calcext:value-type="float">
            <text:p>880</text:p>
          </table:table-cell>
          <table:table-cell office:value-type="float" office:value="364" calcext:value-type="float">
            <text:p>364</text:p>
          </table:table-cell>
          <table:table-cell office:value-type="float" office:value="974" calcext:value-type="float">
            <text:p>974</text:p>
          </table:table-cell>
          <table:table-cell office:value-type="float" office:value="228.747105842615" calcext:value-type="float">
            <text:p>228.747105842615</text:p>
          </table:table-cell>
          <table:table-cell office:value-type="float" office:value="28.5234777456562" calcext:value-type="float">
            <text:p>28.5234777456562</text:p>
          </table:table-cell>
          <table:table-cell office:value-type="float" office:value="610" calcext:value-type="float">
            <text:p>6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1m21</text:p>
          </table:table-cell>
          <table:table-cell office:value-type="float" office:value="438" calcext:value-type="float">
            <text:p>438</text:p>
          </table:table-cell>
          <table:table-cell office:value-type="float" office:value="1476" calcext:value-type="float">
            <text:p>1476</text:p>
          </table:table-cell>
          <table:table-cell office:value-type="float" office:value="1360.47826086957" calcext:value-type="float">
            <text:p>1360.47826086957</text:p>
          </table:table-cell>
          <table:table-cell office:value-type="float" office:value="1401" calcext:value-type="float">
            <text:p>1401</text:p>
          </table:table-cell>
          <table:table-cell office:value-type="float" office:value="1420" calcext:value-type="float">
            <text:p>1420</text:p>
          </table:table-cell>
          <table:table-cell office:value-type="float" office:value="1343.6" calcext:value-type="float">
            <text:p>1343.6</text:p>
          </table:table-cell>
          <table:table-cell office:value-type="float" office:value="1458.4" calcext:value-type="float">
            <text:p>1458.4</text:p>
          </table:table-cell>
          <table:table-cell office:value-type="float" office:value="207.671477790637" calcext:value-type="float">
            <text:p>207.671477790637</text:p>
          </table:table-cell>
          <table:table-cell office:value-type="float" office:value="15.2645936185633" calcext:value-type="float">
            <text:p>15.2645936185633</text:p>
          </table:table-cell>
          <table:table-cell office:value-type="float" office:value="114.8" calcext:value-type="float">
            <text:p>11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0</text:p>
          </table:table-cell>
          <table:table-cell office:value-type="float" office:value="562" calcext:value-type="float">
            <text:p>562</text:p>
          </table:table-cell>
          <table:table-cell office:value-type="float" office:value="1486" calcext:value-type="float">
            <text:p>1486</text:p>
          </table:table-cell>
          <table:table-cell office:value-type="float" office:value="1179.71802656546" calcext:value-type="float">
            <text:p>1179.71802656546</text:p>
          </table:table-cell>
          <table:table-cell office:value-type="float" office:value="1176" calcext:value-type="float">
            <text:p>1176</text:p>
          </table:table-cell>
          <table:table-cell office:value-type="float" office:value="1080" calcext:value-type="float">
            <text:p>1080</text:p>
          </table:table-cell>
          <table:table-cell office:value-type="float" office:value="985.4" calcext:value-type="float">
            <text:p>985.4</text:p>
          </table:table-cell>
          <table:table-cell office:value-type="float" office:value="1384" calcext:value-type="float">
            <text:p>1384</text:p>
          </table:table-cell>
          <table:table-cell office:value-type="float" office:value="152.007577207106" calcext:value-type="float">
            <text:p>152.007577207106</text:p>
          </table:table-cell>
          <table:table-cell office:value-type="float" office:value="12.8850770933499" calcext:value-type="float">
            <text:p>12.8850770933499</text:p>
          </table:table-cell>
          <table:table-cell office:value-type="float" office:value="398.6" calcext:value-type="float">
            <text:p>398.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1</text:p>
          </table:table-cell>
          <table:table-cell office:value-type="float" office:value="823" calcext:value-type="float">
            <text:p>823</text:p>
          </table:table-cell>
          <table:table-cell office:value-type="float" office:value="1486" calcext:value-type="float">
            <text:p>1486</text:p>
          </table:table-cell>
          <table:table-cell office:value-type="float" office:value="1332.9731092437" calcext:value-type="float">
            <text:p>1332.9731092437</text:p>
          </table:table-cell>
          <table:table-cell office:value-type="float" office:value="1345" calcext:value-type="float">
            <text:p>1345</text:p>
          </table:table-cell>
          <table:table-cell office:value-type="float" office:value="1340" calcext:value-type="float">
            <text:p>1340</text:p>
          </table:table-cell>
          <table:table-cell office:value-type="float" office:value="1200.8" calcext:value-type="float">
            <text:p>1200.8</text:p>
          </table:table-cell>
          <table:table-cell office:value-type="float" office:value="1459" calcext:value-type="float">
            <text:p>1459</text:p>
          </table:table-cell>
          <table:table-cell office:value-type="float" office:value="106.417571915404" calcext:value-type="float">
            <text:p>106.417571915404</text:p>
          </table:table-cell>
          <table:table-cell office:value-type="float" office:value="7.98347477360465" calcext:value-type="float">
            <text:p>7.98347477360465</text:p>
          </table:table-cell>
          <table:table-cell office:value-type="float" office:value="258.2" calcext:value-type="float">
            <text:p>258.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2</text:p>
          </table:table-cell>
          <table:table-cell office:value-type="float" office:value="173" calcext:value-type="float">
            <text:p>173</text:p>
          </table:table-cell>
          <table:table-cell office:value-type="float" office:value="1482" calcext:value-type="float">
            <text:p>1482</text:p>
          </table:table-cell>
          <table:table-cell office:value-type="float" office:value="1178.58279845956" calcext:value-type="float">
            <text:p>1178.58279845956</text:p>
          </table:table-cell>
          <table:table-cell office:value-type="float" office:value="1170" calcext:value-type="float">
            <text:p>1170</text:p>
          </table:table-cell>
          <table:table-cell office:value-type="float" office:value="1160" calcext:value-type="float">
            <text:p>1160</text:p>
          </table:table-cell>
          <table:table-cell office:value-type="float" office:value="1027" calcext:value-type="float">
            <text:p>1027</text:p>
          </table:table-cell>
          <table:table-cell office:value-type="float" office:value="1362" calcext:value-type="float">
            <text:p>1362</text:p>
          </table:table-cell>
          <table:table-cell office:value-type="float" office:value="134.51513140819" calcext:value-type="float">
            <text:p>134.51513140819</text:p>
          </table:table-cell>
          <table:table-cell office:value-type="float" office:value="11.4132949830937" calcext:value-type="float">
            <text:p>11.4132949830937</text:p>
          </table:table-cell>
          <table:table-cell office:value-type="float" office:value="335" calcext:value-type="float">
            <text:p>335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3</text:p>
          </table:table-cell>
          <table:table-cell office:value-type="float" office:value="160" calcext:value-type="float">
            <text:p>160</text:p>
          </table:table-cell>
          <table:table-cell office:value-type="float" office:value="1484" calcext:value-type="float">
            <text:p>1484</text:p>
          </table:table-cell>
          <table:table-cell office:value-type="float" office:value="1112.96543209877" calcext:value-type="float">
            <text:p>1112.96543209877</text:p>
          </table:table-cell>
          <table:table-cell office:value-type="float" office:value="1097" calcext:value-type="float">
            <text:p>1097</text:p>
          </table:table-cell>
          <table:table-cell office:value-type="float" office:value="1090" calcext:value-type="float">
            <text:p>1090</text:p>
          </table:table-cell>
          <table:table-cell office:value-type="float" office:value="1005" calcext:value-type="float">
            <text:p>1005</text:p>
          </table:table-cell>
          <table:table-cell office:value-type="float" office:value="1258.1" calcext:value-type="float">
            <text:p>1258.1</text:p>
          </table:table-cell>
          <table:table-cell office:value-type="float" office:value="120.443150796007" calcext:value-type="float">
            <text:p>120.443150796007</text:p>
          </table:table-cell>
          <table:table-cell office:value-type="float" office:value="10.821823151226" calcext:value-type="float">
            <text:p>10.821823151226</text:p>
          </table:table-cell>
          <table:table-cell office:value-type="float" office:value="253.1" calcext:value-type="float">
            <text:p>253.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4</text:p>
          </table:table-cell>
          <table:table-cell office:value-type="float" office:value="548" calcext:value-type="float">
            <text:p>548</text:p>
          </table:table-cell>
          <table:table-cell office:value-type="float" office:value="1472" calcext:value-type="float">
            <text:p>1472</text:p>
          </table:table-cell>
          <table:table-cell office:value-type="float" office:value="1126.90825688073" calcext:value-type="float">
            <text:p>1126.90825688073</text:p>
          </table:table-cell>
          <table:table-cell office:value-type="float" office:value="1123" calcext:value-type="float">
            <text:p>1123</text:p>
          </table:table-cell>
          <table:table-cell office:value-type="float" office:value="1160" calcext:value-type="float">
            <text:p>1160</text:p>
          </table:table-cell>
          <table:table-cell office:value-type="float" office:value="978.2" calcext:value-type="float">
            <text:p>978.2</text:p>
          </table:table-cell>
          <table:table-cell office:value-type="float" office:value="1298.6" calcext:value-type="float">
            <text:p>1298.6</text:p>
          </table:table-cell>
          <table:table-cell office:value-type="float" office:value="134.065148390994" calcext:value-type="float">
            <text:p>134.065148390994</text:p>
          </table:table-cell>
          <table:table-cell office:value-type="float" office:value="11.8967225213244" calcext:value-type="float">
            <text:p>11.8967225213244</text:p>
          </table:table-cell>
          <table:table-cell office:value-type="float" office:value="320.4" calcext:value-type="float">
            <text:p>320.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5</text:p>
          </table:table-cell>
          <table:table-cell office:value-type="float" office:value="620" calcext:value-type="float">
            <text:p>620</text:p>
          </table:table-cell>
          <table:table-cell office:value-type="float" office:value="1486" calcext:value-type="float">
            <text:p>1486</text:p>
          </table:table-cell>
          <table:table-cell office:value-type="float" office:value="1141.22593582888" calcext:value-type="float">
            <text:p>1141.22593582888</text:p>
          </table:table-cell>
          <table:table-cell office:value-type="float" office:value="1123" calcext:value-type="float">
            <text:p>1123</text:p>
          </table:table-cell>
          <table:table-cell office:value-type="float" office:value="1090" calcext:value-type="float">
            <text:p>1090</text:p>
          </table:table-cell>
          <table:table-cell office:value-type="float" office:value="1016.7" calcext:value-type="float">
            <text:p>1016.7</text:p>
          </table:table-cell>
          <table:table-cell office:value-type="float" office:value="1306" calcext:value-type="float">
            <text:p>1306</text:p>
          </table:table-cell>
          <table:table-cell office:value-type="float" office:value="117.565959252212" calcext:value-type="float">
            <text:p>117.565959252212</text:p>
          </table:table-cell>
          <table:table-cell office:value-type="float" office:value="10.3017251502283" calcext:value-type="float">
            <text:p>10.3017251502283</text:p>
          </table:table-cell>
          <table:table-cell office:value-type="float" office:value="289.3" calcext:value-type="float">
            <text:p>289.3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6</text:p>
          </table:table-cell>
          <table:table-cell office:value-type="float" office:value="907" calcext:value-type="float">
            <text:p>907</text:p>
          </table:table-cell>
          <table:table-cell office:value-type="float" office:value="1486" calcext:value-type="float">
            <text:p>1486</text:p>
          </table:table-cell>
          <table:table-cell office:value-type="float" office:value="1241.87352445194" calcext:value-type="float">
            <text:p>1241.87352445194</text:p>
          </table:table-cell>
          <table:table-cell office:value-type="float" office:value="1240" calcext:value-type="float">
            <text:p>1240</text:p>
          </table:table-cell>
          <table:table-cell office:value-type="float" office:value="1220" calcext:value-type="float">
            <text:p>1220</text:p>
          </table:table-cell>
          <table:table-cell office:value-type="float" office:value="1085.4" calcext:value-type="float">
            <text:p>1085.4</text:p>
          </table:table-cell>
          <table:table-cell office:value-type="float" office:value="1402" calcext:value-type="float">
            <text:p>1402</text:p>
          </table:table-cell>
          <table:table-cell office:value-type="float" office:value="120.733677162752" calcext:value-type="float">
            <text:p>120.733677162752</text:p>
          </table:table-cell>
          <table:table-cell office:value-type="float" office:value="9.72189798603156" calcext:value-type="float">
            <text:p>9.72189798603156</text:p>
          </table:table-cell>
          <table:table-cell office:value-type="float" office:value="316.6" calcext:value-type="float">
            <text:p>316.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7</text:p>
          </table:table-cell>
          <table:table-cell office:value-type="float" office:value="867" calcext:value-type="float">
            <text:p>867</text:p>
          </table:table-cell>
          <table:table-cell office:value-type="float" office:value="1486" calcext:value-type="float">
            <text:p>1486</text:p>
          </table:table-cell>
          <table:table-cell office:value-type="float" office:value="1263.52267303103" calcext:value-type="float">
            <text:p>1263.52267303103</text:p>
          </table:table-cell>
          <table:table-cell office:value-type="float" office:value="1285" calcext:value-type="float">
            <text:p>1285</text:p>
          </table:table-cell>
          <table:table-cell office:value-type="float" office:value="1470" calcext:value-type="float">
            <text:p>1470</text:p>
          </table:table-cell>
          <table:table-cell office:value-type="float" office:value="1052" calcext:value-type="float">
            <text:p>1052</text:p>
          </table:table-cell>
          <table:table-cell office:value-type="float" office:value="1455.2" calcext:value-type="float">
            <text:p>1455.2</text:p>
          </table:table-cell>
          <table:table-cell office:value-type="float" office:value="152.606543961337" calcext:value-type="float">
            <text:p>152.606543961337</text:p>
          </table:table-cell>
          <table:table-cell office:value-type="float" office:value="12.0778635174986" calcext:value-type="float">
            <text:p>12.0778635174986</text:p>
          </table:table-cell>
          <table:table-cell office:value-type="float" office:value="403.2" calcext:value-type="float">
            <text:p>403.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8</text:p>
          </table:table-cell>
          <table:table-cell office:value-type="float" office:value="248" calcext:value-type="float">
            <text:p>248</text:p>
          </table:table-cell>
          <table:table-cell office:value-type="float" office:value="1486" calcext:value-type="float">
            <text:p>1486</text:p>
          </table:table-cell>
          <table:table-cell office:value-type="float" office:value="1322.96401028278" calcext:value-type="float">
            <text:p>1322.96401028278</text:p>
          </table:table-cell>
          <table:table-cell office:value-type="float" office:value="1342" calcext:value-type="float">
            <text:p>1342</text:p>
          </table:table-cell>
          <table:table-cell office:value-type="float" office:value="1470" calcext:value-type="float">
            <text:p>1470</text:p>
          </table:table-cell>
          <table:table-cell office:value-type="float" office:value="1174.6" calcext:value-type="float">
            <text:p>1174.6</text:p>
          </table:table-cell>
          <table:table-cell office:value-type="float" office:value="1459" calcext:value-type="float">
            <text:p>1459</text:p>
          </table:table-cell>
          <table:table-cell office:value-type="float" office:value="131.348374975172" calcext:value-type="float">
            <text:p>131.348374975172</text:p>
          </table:table-cell>
          <table:table-cell office:value-type="float" office:value="9.92834075260273" calcext:value-type="float">
            <text:p>9.92834075260273</text:p>
          </table:table-cell>
          <table:table-cell office:value-type="float" office:value="284.4" calcext:value-type="float">
            <text:p>284.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09</text:p>
          </table:table-cell>
          <table:table-cell office:value-type="float" office:value="737" calcext:value-type="float">
            <text:p>737</text:p>
          </table:table-cell>
          <table:table-cell office:value-type="float" office:value="1486" calcext:value-type="float">
            <text:p>1486</text:p>
          </table:table-cell>
          <table:table-cell office:value-type="float" office:value="1361.396875" calcext:value-type="float">
            <text:p>1361.396875</text:p>
          </table:table-cell>
          <table:table-cell office:value-type="float" office:value="1389" calcext:value-type="float">
            <text:p>1389</text:p>
          </table:table-cell>
          <table:table-cell office:value-type="float" office:value="1460" calcext:value-type="float">
            <text:p>1460</text:p>
          </table:table-cell>
          <table:table-cell office:value-type="float" office:value="1221" calcext:value-type="float">
            <text:p>1221</text:p>
          </table:table-cell>
          <table:table-cell office:value-type="float" office:value="1469" calcext:value-type="float">
            <text:p>1469</text:p>
          </table:table-cell>
          <table:table-cell office:value-type="float" office:value="104.504392325309" calcext:value-type="float">
            <text:p>104.504392325309</text:p>
          </table:table-cell>
          <table:table-cell office:value-type="float" office:value="7.67626209846479" calcext:value-type="float">
            <text:p>7.67626209846479</text:p>
          </table:table-cell>
          <table:table-cell office:value-type="float" office:value="248" calcext:value-type="float">
            <text:p>24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0</text:p>
          </table:table-cell>
          <table:table-cell office:value-type="float" office:value="179" calcext:value-type="float">
            <text:p>179</text:p>
          </table:table-cell>
          <table:table-cell office:value-type="float" office:value="1480" calcext:value-type="float">
            <text:p>1480</text:p>
          </table:table-cell>
          <table:table-cell office:value-type="float" office:value="1191.78421052632" calcext:value-type="float">
            <text:p>1191.78421052632</text:p>
          </table:table-cell>
          <table:table-cell office:value-type="float" office:value="1200" calcext:value-type="float">
            <text:p>1200</text:p>
          </table:table-cell>
          <table:table-cell office:value-type="float" office:value="1030" calcext:value-type="float">
            <text:p>1030</text:p>
          </table:table-cell>
          <table:table-cell office:value-type="float" office:value="1008" calcext:value-type="float">
            <text:p>1008</text:p>
          </table:table-cell>
          <table:table-cell office:value-type="float" office:value="1420.2" calcext:value-type="float">
            <text:p>1420.2</text:p>
          </table:table-cell>
          <table:table-cell office:value-type="float" office:value="179.135598948731" calcext:value-type="float">
            <text:p>179.135598948731</text:p>
          </table:table-cell>
          <table:table-cell office:value-type="float" office:value="15.0308753351936" calcext:value-type="float">
            <text:p>15.0308753351936</text:p>
          </table:table-cell>
          <table:table-cell office:value-type="float" office:value="412.2" calcext:value-type="float">
            <text:p>412.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1</text:p>
          </table:table-cell>
          <table:table-cell office:value-type="float" office:value="901" calcext:value-type="float">
            <text:p>901</text:p>
          </table:table-cell>
          <table:table-cell office:value-type="float" office:value="1486" calcext:value-type="float">
            <text:p>1486</text:p>
          </table:table-cell>
          <table:table-cell office:value-type="float" office:value="1338.76779026217" calcext:value-type="float">
            <text:p>1338.76779026217</text:p>
          </table:table-cell>
          <table:table-cell office:value-type="float" office:value="1361" calcext:value-type="float">
            <text:p>1361</text:p>
          </table:table-cell>
          <table:table-cell office:value-type="float" office:value="1420" calcext:value-type="float">
            <text:p>1420</text:p>
          </table:table-cell>
          <table:table-cell office:value-type="float" office:value="1200.2" calcext:value-type="float">
            <text:p>1200.2</text:p>
          </table:table-cell>
          <table:table-cell office:value-type="float" office:value="1463" calcext:value-type="float">
            <text:p>1463</text:p>
          </table:table-cell>
          <table:table-cell office:value-type="float" office:value="110.567769219658" calcext:value-type="float">
            <text:p>110.567769219658</text:p>
          </table:table-cell>
          <table:table-cell office:value-type="float" office:value="8.25892063014192" calcext:value-type="float">
            <text:p>8.25892063014192</text:p>
          </table:table-cell>
          <table:table-cell office:value-type="float" office:value="262.8" calcext:value-type="float">
            <text:p>262.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2</text:p>
          </table:table-cell>
          <table:table-cell office:value-type="float" office:value="783" calcext:value-type="float">
            <text:p>783</text:p>
          </table:table-cell>
          <table:table-cell office:value-type="float" office:value="1483" calcext:value-type="float">
            <text:p>1483</text:p>
          </table:table-cell>
          <table:table-cell office:value-type="float" office:value="1134.23433242507" calcext:value-type="float">
            <text:p>1134.23433242507</text:p>
          </table:table-cell>
          <table:table-cell office:value-type="float" office:value="1129" calcext:value-type="float">
            <text:p>1129</text:p>
          </table:table-cell>
          <table:table-cell office:value-type="float" office:value="1010" calcext:value-type="float">
            <text:p>1010</text:p>
          </table:table-cell>
          <table:table-cell office:value-type="float" office:value="1003.4" calcext:value-type="float">
            <text:p>1003.4</text:p>
          </table:table-cell>
          <table:table-cell office:value-type="float" office:value="1280" calcext:value-type="float">
            <text:p>1280</text:p>
          </table:table-cell>
          <table:table-cell office:value-type="float" office:value="114.117998649986" calcext:value-type="float">
            <text:p>114.117998649986</text:p>
          </table:table-cell>
          <table:table-cell office:value-type="float" office:value="10.0612365000444" calcext:value-type="float">
            <text:p>10.0612365000444</text:p>
          </table:table-cell>
          <table:table-cell office:value-type="float" office:value="276.6" calcext:value-type="float">
            <text:p>276.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3</text:p>
          </table:table-cell>
          <table:table-cell office:value-type="float" office:value="351" calcext:value-type="float">
            <text:p>351</text:p>
          </table:table-cell>
          <table:table-cell office:value-type="float" office:value="1485" calcext:value-type="float">
            <text:p>1485</text:p>
          </table:table-cell>
          <table:table-cell office:value-type="float" office:value="1348.66007905138" calcext:value-type="float">
            <text:p>1348.66007905138</text:p>
          </table:table-cell>
          <table:table-cell office:value-type="float" office:value="1375" calcext:value-type="float">
            <text:p>1375</text:p>
          </table:table-cell>
          <table:table-cell office:value-type="float" office:value="1460" calcext:value-type="float">
            <text:p>1460</text:p>
          </table:table-cell>
          <table:table-cell office:value-type="float" office:value="1216.2" calcext:value-type="float">
            <text:p>1216.2</text:p>
          </table:table-cell>
          <table:table-cell office:value-type="float" office:value="1468" calcext:value-type="float">
            <text:p>1468</text:p>
          </table:table-cell>
          <table:table-cell office:value-type="float" office:value="138.429724976743" calcext:value-type="float">
            <text:p>138.429724976743</text:p>
          </table:table-cell>
          <table:table-cell office:value-type="float" office:value="10.2642413108358" calcext:value-type="float">
            <text:p>10.2642413108358</text:p>
          </table:table-cell>
          <table:table-cell office:value-type="float" office:value="251.8" calcext:value-type="float">
            <text:p>251.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4</text:p>
          </table:table-cell>
          <table:table-cell office:value-type="float" office:value="1049" calcext:value-type="float">
            <text:p>1049</text:p>
          </table:table-cell>
          <table:table-cell office:value-type="float" office:value="1486" calcext:value-type="float">
            <text:p>1486</text:p>
          </table:table-cell>
          <table:table-cell office:value-type="float" office:value="1325.45487364621" calcext:value-type="float">
            <text:p>1325.45487364621</text:p>
          </table:table-cell>
          <table:table-cell office:value-type="float" office:value="1342" calcext:value-type="float">
            <text:p>1342</text:p>
          </table:table-cell>
          <table:table-cell office:value-type="float" office:value="1440" calcext:value-type="float">
            <text:p>1440</text:p>
          </table:table-cell>
          <table:table-cell office:value-type="float" office:value="1162.6" calcext:value-type="float">
            <text:p>1162.6</text:p>
          </table:table-cell>
          <table:table-cell office:value-type="float" office:value="1452.4" calcext:value-type="float">
            <text:p>1452.4</text:p>
          </table:table-cell>
          <table:table-cell office:value-type="float" office:value="104.448667891697" calcext:value-type="float">
            <text:p>104.448667891697</text:p>
          </table:table-cell>
          <table:table-cell office:value-type="float" office:value="7.88021304749271" calcext:value-type="float">
            <text:p>7.88021304749271</text:p>
          </table:table-cell>
          <table:table-cell office:value-type="float" office:value="289.8" calcext:value-type="float">
            <text:p>289.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5</text:p>
          </table:table-cell>
          <table:table-cell office:value-type="float" office:value="939" calcext:value-type="float">
            <text:p>939</text:p>
          </table:table-cell>
          <table:table-cell office:value-type="float" office:value="1486" calcext:value-type="float">
            <text:p>1486</text:p>
          </table:table-cell>
          <table:table-cell office:value-type="float" office:value="1322.51672862454" calcext:value-type="float">
            <text:p>1322.51672862454</text:p>
          </table:table-cell>
          <table:table-cell office:value-type="float" office:value="1331" calcext:value-type="float">
            <text:p>1331</text:p>
          </table:table-cell>
          <table:table-cell office:value-type="float" office:value="1270" calcext:value-type="float">
            <text:p>1270</text:p>
          </table:table-cell>
          <table:table-cell office:value-type="float" office:value="1194.8" calcext:value-type="float">
            <text:p>1194.8</text:p>
          </table:table-cell>
          <table:table-cell office:value-type="float" office:value="1443.2" calcext:value-type="float">
            <text:p>1443.2</text:p>
          </table:table-cell>
          <table:table-cell office:value-type="float" office:value="95.6195659800513" calcext:value-type="float">
            <text:p>95.6195659800513</text:p>
          </table:table-cell>
          <table:table-cell office:value-type="float" office:value="7.23012147298122" calcext:value-type="float">
            <text:p>7.23012147298122</text:p>
          </table:table-cell>
          <table:table-cell office:value-type="float" office:value="248.4" calcext:value-type="float">
            <text:p>248.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6</text:p>
          </table:table-cell>
          <table:table-cell office:value-type="float" office:value="958" calcext:value-type="float">
            <text:p>958</text:p>
          </table:table-cell>
          <table:table-cell office:value-type="float" office:value="1483" calcext:value-type="float">
            <text:p>1483</text:p>
          </table:table-cell>
          <table:table-cell office:value-type="float" office:value="1322.12096774194" calcext:value-type="float">
            <text:p>1322.12096774194</text:p>
          </table:table-cell>
          <table:table-cell office:value-type="float" office:value="1331.5" calcext:value-type="float">
            <text:p>1331.5</text:p>
          </table:table-cell>
          <table:table-cell office:value-type="float" office:value="1440" calcext:value-type="float">
            <text:p>1440</text:p>
          </table:table-cell>
          <table:table-cell office:value-type="float" office:value="1152" calcext:value-type="float">
            <text:p>1152</text:p>
          </table:table-cell>
          <table:table-cell office:value-type="float" office:value="1454.3" calcext:value-type="float">
            <text:p>1454.3</text:p>
          </table:table-cell>
          <table:table-cell office:value-type="float" office:value="118.056021337154" calcext:value-type="float">
            <text:p>118.056021337154</text:p>
          </table:table-cell>
          <table:table-cell office:value-type="float" office:value="8.92929045205166" calcext:value-type="float">
            <text:p>8.92929045205166</text:p>
          </table:table-cell>
          <table:table-cell office:value-type="float" office:value="302.3" calcext:value-type="float">
            <text:p>302.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7</text:p>
          </table:table-cell>
          <table:table-cell office:value-type="float" office:value="693" calcext:value-type="float">
            <text:p>693</text:p>
          </table:table-cell>
          <table:table-cell office:value-type="float" office:value="1430" calcext:value-type="float">
            <text:p>1430</text:p>
          </table:table-cell>
          <table:table-cell office:value-type="float" office:value="1033.275" calcext:value-type="float">
            <text:p>1033.275</text:p>
          </table:table-cell>
          <table:table-cell office:value-type="float" office:value="1028" calcext:value-type="float">
            <text:p>1028</text:p>
          </table:table-cell>
          <table:table-cell office:value-type="float" office:value="960" calcext:value-type="float">
            <text:p>960</text:p>
          </table:table-cell>
          <table:table-cell office:value-type="float" office:value="928.9" calcext:value-type="float">
            <text:p>928.9</text:p>
          </table:table-cell>
          <table:table-cell office:value-type="float" office:value="1138" calcext:value-type="float">
            <text:p>1138</text:p>
          </table:table-cell>
          <table:table-cell office:value-type="float" office:value="104.543818714202" calcext:value-type="float">
            <text:p>104.543818714202</text:p>
          </table:table-cell>
          <table:table-cell office:value-type="float" office:value="10.1177149078611" calcext:value-type="float">
            <text:p>10.1177149078611</text:p>
          </table:table-cell>
          <table:table-cell office:value-type="float" office:value="209.1" calcext:value-type="float">
            <text:p>209.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8</text:p>
          </table:table-cell>
          <table:table-cell office:value-type="float" office:value="302" calcext:value-type="float">
            <text:p>302</text:p>
          </table:table-cell>
          <table:table-cell office:value-type="float" office:value="1486" calcext:value-type="float">
            <text:p>1486</text:p>
          </table:table-cell>
          <table:table-cell office:value-type="float" office:value="1351.8" calcext:value-type="float">
            <text:p>1351.8</text:p>
          </table:table-cell>
          <table:table-cell office:value-type="float" office:value="1380" calcext:value-type="float">
            <text:p>1380</text:p>
          </table:table-cell>
          <table:table-cell office:value-type="float" office:value="1430" calcext:value-type="float">
            <text:p>1430</text:p>
          </table:table-cell>
          <table:table-cell office:value-type="float" office:value="1219.6" calcext:value-type="float">
            <text:p>1219.6</text:p>
          </table:table-cell>
          <table:table-cell office:value-type="float" office:value="1465.2" calcext:value-type="float">
            <text:p>1465.2</text:p>
          </table:table-cell>
          <table:table-cell office:value-type="float" office:value="122.940651284747" calcext:value-type="float">
            <text:p>122.940651284747</text:p>
          </table:table-cell>
          <table:table-cell office:value-type="float" office:value="9.09458879159247" calcext:value-type="float">
            <text:p>9.09458879159247</text:p>
          </table:table-cell>
          <table:table-cell office:value-type="float" office:value="245.6" calcext:value-type="float">
            <text:p>245.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19</text:p>
          </table:table-cell>
          <table:table-cell office:value-type="float" office:value="855" calcext:value-type="float">
            <text:p>855</text:p>
          </table:table-cell>
          <table:table-cell office:value-type="float" office:value="1486" calcext:value-type="float">
            <text:p>1486</text:p>
          </table:table-cell>
          <table:table-cell office:value-type="float" office:value="1215.52592592593" calcext:value-type="float">
            <text:p>1215.52592592593</text:p>
          </table:table-cell>
          <table:table-cell office:value-type="float" office:value="1209.5" calcext:value-type="float">
            <text:p>1209.5</text:p>
          </table:table-cell>
          <table:table-cell office:value-type="float" office:value="1140" calcext:value-type="float">
            <text:p>1140</text:p>
          </table:table-cell>
          <table:table-cell office:value-type="float" office:value="1058" calcext:value-type="float">
            <text:p>1058</text:p>
          </table:table-cell>
          <table:table-cell office:value-type="float" office:value="1381.1" calcext:value-type="float">
            <text:p>1381.1</text:p>
          </table:table-cell>
          <table:table-cell office:value-type="float" office:value="117.649459140824" calcext:value-type="float">
            <text:p>117.649459140824</text:p>
          </table:table-cell>
          <table:table-cell office:value-type="float" office:value="9.67889344286953" calcext:value-type="float">
            <text:p>9.67889344286953</text:p>
          </table:table-cell>
          <table:table-cell office:value-type="float" office:value="323.1" calcext:value-type="float">
            <text:p>323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0</text:p>
          </table:table-cell>
          <table:table-cell office:value-type="float" office:value="869" calcext:value-type="float">
            <text:p>869</text:p>
          </table:table-cell>
          <table:table-cell office:value-type="float" office:value="1480" calcext:value-type="float">
            <text:p>1480</text:p>
          </table:table-cell>
          <table:table-cell office:value-type="float" office:value="1242.09561752988" calcext:value-type="float">
            <text:p>1242.09561752988</text:p>
          </table:table-cell>
          <table:table-cell office:value-type="float" office:value="1242" calcext:value-type="float">
            <text:p>1242</text:p>
          </table:table-cell>
          <table:table-cell office:value-type="float" office:value="1370" calcext:value-type="float">
            <text:p>1370</text:p>
          </table:table-cell>
          <table:table-cell office:value-type="float" office:value="1063" calcext:value-type="float">
            <text:p>1063</text:p>
          </table:table-cell>
          <table:table-cell office:value-type="float" office:value="1424" calcext:value-type="float">
            <text:p>1424</text:p>
          </table:table-cell>
          <table:table-cell office:value-type="float" office:value="138.98552018364" calcext:value-type="float">
            <text:p>138.98552018364</text:p>
          </table:table-cell>
          <table:table-cell office:value-type="float" office:value="11.1895991115432" calcext:value-type="float">
            <text:p>11.1895991115432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1</text:p>
          </table:table-cell>
          <table:table-cell office:value-type="float" office:value="237" calcext:value-type="float">
            <text:p>237</text:p>
          </table:table-cell>
          <table:table-cell office:value-type="float" office:value="1463" calcext:value-type="float">
            <text:p>1463</text:p>
          </table:table-cell>
          <table:table-cell office:value-type="float" office:value="1148.45387453875" calcext:value-type="float">
            <text:p>1148.45387453875</text:p>
          </table:table-cell>
          <table:table-cell office:value-type="float" office:value="1125" calcext:value-type="float">
            <text:p>1125</text:p>
          </table:table-cell>
          <table:table-cell office:value-type="float" office:value="1070" calcext:value-type="float">
            <text:p>1070</text:p>
          </table:table-cell>
          <table:table-cell office:value-type="float" office:value="1012" calcext:value-type="float">
            <text:p>1012</text:p>
          </table:table-cell>
          <table:table-cell office:value-type="float" office:value="1324" calcext:value-type="float">
            <text:p>1324</text:p>
          </table:table-cell>
          <table:table-cell office:value-type="float" office:value="134.898523911312" calcext:value-type="float">
            <text:p>134.898523911312</text:p>
          </table:table-cell>
          <table:table-cell office:value-type="float" office:value="11.7460985505832" calcext:value-type="float">
            <text:p>11.7460985505832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2</text:p>
          </table:table-cell>
          <table:table-cell office:value-type="float" office:value="254" calcext:value-type="float">
            <text:p>254</text:p>
          </table:table-cell>
          <table:table-cell office:value-type="float" office:value="1485" calcext:value-type="float">
            <text:p>1485</text:p>
          </table:table-cell>
          <table:table-cell office:value-type="float" office:value="1265.07211538462" calcext:value-type="float">
            <text:p>1265.07211538462</text:p>
          </table:table-cell>
          <table:table-cell office:value-type="float" office:value="1289.5" calcext:value-type="float">
            <text:p>1289.5</text:p>
          </table:table-cell>
          <table:table-cell office:value-type="float" office:value="1300" calcext:value-type="float">
            <text:p>1300</text:p>
          </table:table-cell>
          <table:table-cell office:value-type="float" office:value="1083.7" calcext:value-type="float">
            <text:p>1083.7</text:p>
          </table:table-cell>
          <table:table-cell office:value-type="float" office:value="1434.6" calcext:value-type="float">
            <text:p>1434.6</text:p>
          </table:table-cell>
          <table:table-cell office:value-type="float" office:value="172.643218125085" calcext:value-type="float">
            <text:p>172.643218125085</text:p>
          </table:table-cell>
          <table:table-cell office:value-type="float" office:value="13.6469072415367" calcext:value-type="float">
            <text:p>13.6469072415367</text:p>
          </table:table-cell>
          <table:table-cell office:value-type="float" office:value="350.9" calcext:value-type="float">
            <text:p>350.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3</text:p>
          </table:table-cell>
          <table:table-cell office:value-type="float" office:value="1013" calcext:value-type="float">
            <text:p>1013</text:p>
          </table:table-cell>
          <table:table-cell office:value-type="float" office:value="1486" calcext:value-type="float">
            <text:p>1486</text:p>
          </table:table-cell>
          <table:table-cell office:value-type="float" office:value="1308.91304347826" calcext:value-type="float">
            <text:p>1308.91304347826</text:p>
          </table:table-cell>
          <table:table-cell office:value-type="float" office:value="1323" calcext:value-type="float">
            <text:p>1323</text:p>
          </table:table-cell>
          <table:table-cell office:value-type="float" office:value="1460" calcext:value-type="float">
            <text:p>1460</text:p>
          </table:table-cell>
          <table:table-cell office:value-type="float" office:value="1135" calcext:value-type="float">
            <text:p>1135</text:p>
          </table:table-cell>
          <table:table-cell office:value-type="float" office:value="1464" calcext:value-type="float">
            <text:p>1464</text:p>
          </table:table-cell>
          <table:table-cell office:value-type="float" office:value="122.586723960241" calcext:value-type="float">
            <text:p>122.586723960241</text:p>
          </table:table-cell>
          <table:table-cell office:value-type="float" office:value="9.36553612717338" calcext:value-type="float">
            <text:p>9.36553612717338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4</text:p>
          </table:table-cell>
          <table:table-cell office:value-type="float" office:value="514" calcext:value-type="float">
            <text:p>514</text:p>
          </table:table-cell>
          <table:table-cell office:value-type="float" office:value="951" calcext:value-type="float">
            <text:p>951</text:p>
          </table:table-cell>
          <table:table-cell office:value-type="float" office:value="818.640776699029" calcext:value-type="float">
            <text:p>818.640776699029</text:p>
          </table:table-cell>
          <table:table-cell office:value-type="float" office:value="820" calcext:value-type="float">
            <text:p>820</text:p>
          </table:table-cell>
          <table:table-cell office:value-type="float" office:value="760" calcext:value-type="float">
            <text:p>760</text:p>
          </table:table-cell>
          <table:table-cell office:value-type="float" office:value="731.4" calcext:value-type="float">
            <text:p>731.4</text:p>
          </table:table-cell>
          <table:table-cell office:value-type="float" office:value="902.8" calcext:value-type="float">
            <text:p>902.8</text:p>
          </table:table-cell>
          <table:table-cell office:value-type="float" office:value="74.322146485515" calcext:value-type="float">
            <text:p>74.322146485515</text:p>
          </table:table-cell>
          <table:table-cell office:value-type="float" office:value="9.07872519925053" calcext:value-type="float">
            <text:p>9.07872519925053</text:p>
          </table:table-cell>
          <table:table-cell office:value-type="float" office:value="171.4" calcext:value-type="float">
            <text:p>171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5</text:p>
          </table:table-cell>
          <table:table-cell office:value-type="float" office:value="1129" calcext:value-type="float">
            <text:p>1129</text:p>
          </table:table-cell>
          <table:table-cell office:value-type="float" office:value="1484" calcext:value-type="float">
            <text:p>1484</text:p>
          </table:table-cell>
          <table:table-cell office:value-type="float" office:value="1357.64130434783" calcext:value-type="float">
            <text:p>1357.64130434783</text:p>
          </table:table-cell>
          <table:table-cell office:value-type="float" office:value="1371" calcext:value-type="float">
            <text:p>1371</text:p>
          </table:table-cell>
          <table:table-cell office:value-type="float" office:value="1360" calcext:value-type="float">
            <text:p>1360</text:p>
          </table:table-cell>
          <table:table-cell office:value-type="float" office:value="1218.3" calcext:value-type="float">
            <text:p>1218.3</text:p>
          </table:table-cell>
          <table:table-cell office:value-type="float" office:value="1462" calcext:value-type="float">
            <text:p>1462</text:p>
          </table:table-cell>
          <table:table-cell office:value-type="float" office:value="91.1995254375714" calcext:value-type="float">
            <text:p>91.1995254375714</text:p>
          </table:table-cell>
          <table:table-cell office:value-type="float" office:value="6.71749785053727" calcext:value-type="float">
            <text:p>6.71749785053727</text:p>
          </table:table-cell>
          <table:table-cell office:value-type="float" office:value="243.7" calcext:value-type="float">
            <text:p>243.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6</text:p>
          </table:table-cell>
          <table:table-cell office:value-type="float" office:value="1063" calcext:value-type="float">
            <text:p>1063</text:p>
          </table:table-cell>
          <table:table-cell office:value-type="float" office:value="1483" calcext:value-type="float">
            <text:p>1483</text:p>
          </table:table-cell>
          <table:table-cell office:value-type="float" office:value="1318.95604395604" calcext:value-type="float">
            <text:p>1318.95604395604</text:p>
          </table:table-cell>
          <table:table-cell office:value-type="float" office:value="1322" calcext:value-type="float">
            <text:p>1322</text:p>
          </table:table-cell>
          <table:table-cell office:value-type="float" office:value="1310" calcext:value-type="float">
            <text:p>1310</text:p>
          </table:table-cell>
          <table:table-cell office:value-type="float" office:value="1163" calcext:value-type="float">
            <text:p>1163</text:p>
          </table:table-cell>
          <table:table-cell office:value-type="float" office:value="1457" calcext:value-type="float">
            <text:p>1457</text:p>
          </table:table-cell>
          <table:table-cell office:value-type="float" office:value="106.167782525576" calcext:value-type="float">
            <text:p>106.167782525576</text:p>
          </table:table-cell>
          <table:table-cell office:value-type="float" office:value="8.04937988737966" calcext:value-type="float">
            <text:p>8.04937988737966</text:p>
          </table:table-cell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7</text:p>
          </table:table-cell>
          <table:table-cell office:value-type="float" office:value="1009" calcext:value-type="float">
            <text:p>1009</text:p>
          </table:table-cell>
          <table:table-cell office:value-type="float" office:value="1457" calcext:value-type="float">
            <text:p>1457</text:p>
          </table:table-cell>
          <table:table-cell office:value-type="float" office:value="1182.61538461538" calcext:value-type="float">
            <text:p>1182.61538461538</text:p>
          </table:table-cell>
          <table:table-cell office:value-type="float" office:value="1167" calcext:value-type="float">
            <text:p>1167</text:p>
          </table:table-cell>
          <table:table-cell office:value-type="float" office:value="1240" calcext:value-type="float">
            <text:p>1240</text:p>
          </table:table-cell>
          <table:table-cell office:value-type="float" office:value="1063.8" calcext:value-type="float">
            <text:p>1063.8</text:p>
          </table:table-cell>
          <table:table-cell office:value-type="float" office:value="1317.6" calcext:value-type="float">
            <text:p>1317.6</text:p>
          </table:table-cell>
          <table:table-cell office:value-type="float" office:value="106.053678000259" calcext:value-type="float">
            <text:p>106.053678000259</text:p>
          </table:table-cell>
          <table:table-cell office:value-type="float" office:value="8.96772352025086" calcext:value-type="float">
            <text:p>8.96772352025086</text:p>
          </table:table-cell>
          <table:table-cell office:value-type="float" office:value="253.8" calcext:value-type="float">
            <text:p>253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0m28</text:p>
          </table:table-cell>
          <table:table-cell office:value-type="float" office:value="985" calcext:value-type="float">
            <text:p>985</text:p>
          </table:table-cell>
          <table:table-cell office:value-type="float" office:value="1458" calcext:value-type="float">
            <text:p>1458</text:p>
          </table:table-cell>
          <table:table-cell office:value-type="float" office:value="1202.26785714286" calcext:value-type="float">
            <text:p>1202.26785714286</text:p>
          </table:table-cell>
          <table:table-cell office:value-type="float" office:value="1184" calcext:value-type="float">
            <text:p>1184</text:p>
          </table:table-cell>
          <table:table-cell office:value-type="float" office:value="1140" calcext:value-type="float">
            <text:p>1140</text:p>
          </table:table-cell>
          <table:table-cell office:value-type="float" office:value="1065.5" calcext:value-type="float">
            <text:p>1065.5</text:p>
          </table:table-cell>
          <table:table-cell office:value-type="float" office:value="1370" calcext:value-type="float">
            <text:p>1370</text:p>
          </table:table-cell>
          <table:table-cell office:value-type="float" office:value="114.316067600702" calcext:value-type="float">
            <text:p>114.316067600702</text:p>
          </table:table-cell>
          <table:table-cell office:value-type="float" office:value="9.50836928073332" calcext:value-type="float">
            <text:p>9.50836928073332</text:p>
          </table:table-cell>
          <table:table-cell office:value-type="float" office:value="304.5" calcext:value-type="float">
            <text:p>304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0</text:p>
          </table:table-cell>
          <table:table-cell office:value-type="float" office:value="378" calcext:value-type="float">
            <text:p>378</text:p>
          </table:table-cell>
          <table:table-cell office:value-type="float" office:value="1486" calcext:value-type="float">
            <text:p>1486</text:p>
          </table:table-cell>
          <table:table-cell office:value-type="float" office:value="1320.90414746544" calcext:value-type="float">
            <text:p>1320.90414746544</text:p>
          </table:table-cell>
          <table:table-cell office:value-type="float" office:value="1353" calcext:value-type="float">
            <text:p>1353</text:p>
          </table:table-cell>
          <table:table-cell office:value-type="float" office:value="1450" calcext:value-type="float">
            <text:p>1450</text:p>
          </table:table-cell>
          <table:table-cell office:value-type="float" office:value="1149.2" calcext:value-type="float">
            <text:p>1149.2</text:p>
          </table:table-cell>
          <table:table-cell office:value-type="float" office:value="1458.6" calcext:value-type="float">
            <text:p>1458.6</text:p>
          </table:table-cell>
          <table:table-cell office:value-type="float" office:value="135.705835650668" calcext:value-type="float">
            <text:p>135.705835650668</text:p>
          </table:table-cell>
          <table:table-cell office:value-type="float" office:value="10.2737080439229" calcext:value-type="float">
            <text:p>10.2737080439229</text:p>
          </table:table-cell>
          <table:table-cell office:value-type="float" office:value="309.4" calcext:value-type="float">
            <text:p>309.4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1</text:p>
          </table:table-cell>
          <table:table-cell office:value-type="float" office:value="699" calcext:value-type="float">
            <text:p>699</text:p>
          </table:table-cell>
          <table:table-cell office:value-type="float" office:value="1486" calcext:value-type="float">
            <text:p>1486</text:p>
          </table:table-cell>
          <table:table-cell office:value-type="float" office:value="1122.08393866021" calcext:value-type="float">
            <text:p>1122.08393866021</text:p>
          </table:table-cell>
          <table:table-cell office:value-type="float" office:value="1103" calcext:value-type="float">
            <text:p>1103</text:p>
          </table:table-cell>
          <table:table-cell office:value-type="float" office:value="1030" calcext:value-type="float">
            <text:p>1030</text:p>
          </table:table-cell>
          <table:table-cell office:value-type="float" office:value="955.8" calcext:value-type="float">
            <text:p>955.8</text:p>
          </table:table-cell>
          <table:table-cell office:value-type="float" office:value="1339.2" calcext:value-type="float">
            <text:p>1339.2</text:p>
          </table:table-cell>
          <table:table-cell office:value-type="float" office:value="147.373480883891" calcext:value-type="float">
            <text:p>147.373480883891</text:p>
          </table:table-cell>
          <table:table-cell office:value-type="float" office:value="13.1339087751187" calcext:value-type="float">
            <text:p>13.1339087751187</text:p>
          </table:table-cell>
          <table:table-cell office:value-type="float" office:value="383.4" calcext:value-type="float">
            <text:p>383.4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2</text:p>
          </table:table-cell>
          <table:table-cell office:value-type="float" office:value="24" calcext:value-type="float">
            <text:p>24</text:p>
          </table:table-cell>
          <table:table-cell office:value-type="float" office:value="1484" calcext:value-type="float">
            <text:p>1484</text:p>
          </table:table-cell>
          <table:table-cell office:value-type="float" office:value="507.118421052632" calcext:value-type="float">
            <text:p>507.118421052632</text:p>
          </table:table-cell>
          <table:table-cell office:value-type="float" office:value="488" calcext:value-type="float">
            <text:p>488</text:p>
          </table:table-cell>
          <table:table-cell office:value-type="float" office:value="460" calcext:value-type="float">
            <text:p>460</text:p>
          </table:table-cell>
          <table:table-cell office:value-type="float" office:value="165.1" calcext:value-type="float">
            <text:p>165.1</text:p>
          </table:table-cell>
          <table:table-cell office:value-type="float" office:value="847" calcext:value-type="float">
            <text:p>847</text:p>
          </table:table-cell>
          <table:table-cell office:value-type="float" office:value="316.548332503483" calcext:value-type="float">
            <text:p>316.548332503483</text:p>
          </table:table-cell>
          <table:table-cell office:value-type="float" office:value="62.4209887399514" calcext:value-type="float">
            <text:p>62.4209887399514</text:p>
          </table:table-cell>
          <table:table-cell office:value-type="float" office:value="681.9" calcext:value-type="float">
            <text:p>681.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3</text:p>
          </table:table-cell>
          <table:table-cell office:value-type="float" office:value="20" calcext:value-type="float">
            <text:p>20</text:p>
          </table:table-cell>
          <table:table-cell office:value-type="float" office:value="1477" calcext:value-type="float">
            <text:p>1477</text:p>
          </table:table-cell>
          <table:table-cell office:value-type="float" office:value="662.372881355932" calcext:value-type="float">
            <text:p>662.372881355932</text:p>
          </table:table-cell>
          <table:table-cell office:value-type="float" office:value="706" calcext:value-type="float">
            <text:p>706</text:p>
          </table:table-cell>
          <table:table-cell office:value-type="float" office:value="740" calcext:value-type="float">
            <text:p>740</text:p>
          </table:table-cell>
          <table:table-cell office:value-type="float" office:value="277.9" calcext:value-type="float">
            <text:p>277.9</text:p>
          </table:table-cell>
          <table:table-cell office:value-type="float" office:value="909.7" calcext:value-type="float">
            <text:p>909.7</text:p>
          </table:table-cell>
          <table:table-cell office:value-type="float" office:value="227.304657470589" calcext:value-type="float">
            <text:p>227.304657470589</text:p>
          </table:table-cell>
          <table:table-cell office:value-type="float" office:value="34.3167215730929" calcext:value-type="float">
            <text:p>34.3167215730929</text:p>
          </table:table-cell>
          <table:table-cell office:value-type="float" office:value="631.8" calcext:value-type="float">
            <text:p>631.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4</text:p>
          </table:table-cell>
          <table:table-cell office:value-type="float" office:value="148" calcext:value-type="float">
            <text:p>148</text:p>
          </table:table-cell>
          <table:table-cell office:value-type="float" office:value="1484" calcext:value-type="float">
            <text:p>1484</text:p>
          </table:table-cell>
          <table:table-cell office:value-type="float" office:value="787.437689969605" calcext:value-type="float">
            <text:p>787.437689969605</text:p>
          </table:table-cell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office:value-type="float" office:value="394" calcext:value-type="float">
            <text:p>394</text:p>
          </table:table-cell>
          <table:table-cell office:value-type="float" office:value="1001" calcext:value-type="float">
            <text:p>1001</text:p>
          </table:table-cell>
          <table:table-cell office:value-type="float" office:value="249.229036674054" calcext:value-type="float">
            <text:p>249.229036674054</text:p>
          </table:table-cell>
          <table:table-cell office:value-type="float" office:value="31.6506359612624" calcext:value-type="float">
            <text:p>31.6506359612624</text:p>
          </table:table-cell>
          <table:table-cell office:value-type="float" office:value="607" calcext:value-type="float">
            <text:p>60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5</text:p>
          </table:table-cell>
          <table:table-cell office:value-type="float" office:value="968" calcext:value-type="float">
            <text:p>968</text:p>
          </table:table-cell>
          <table:table-cell office:value-type="float" office:value="1486" calcext:value-type="float">
            <text:p>1486</text:p>
          </table:table-cell>
          <table:table-cell office:value-type="float" office:value="1337.83142857143" calcext:value-type="float">
            <text:p>1337.83142857143</text:p>
          </table:table-cell>
          <table:table-cell office:value-type="float" office:value="1363" calcext:value-type="float">
            <text:p>1363</text:p>
          </table:table-cell>
          <table:table-cell office:value-type="float" office:value="1390" calcext:value-type="float">
            <text:p>1390</text:p>
          </table:table-cell>
          <table:table-cell office:value-type="float" office:value="1186.9" calcext:value-type="float">
            <text:p>1186.9</text:p>
          </table:table-cell>
          <table:table-cell office:value-type="float" office:value="1455" calcext:value-type="float">
            <text:p>1455</text:p>
          </table:table-cell>
          <table:table-cell office:value-type="float" office:value="104.276234621489" calcext:value-type="float">
            <text:p>104.276234621489</text:p>
          </table:table-cell>
          <table:table-cell office:value-type="float" office:value="7.79442255537665" calcext:value-type="float">
            <text:p>7.79442255537665</text:p>
          </table:table-cell>
          <table:table-cell office:value-type="float" office:value="268.1" calcext:value-type="float">
            <text:p>268.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6</text:p>
          </table:table-cell>
          <table:table-cell office:value-type="float" office:value="808" calcext:value-type="float">
            <text:p>808</text:p>
          </table:table-cell>
          <table:table-cell office:value-type="float" office:value="1483" calcext:value-type="float">
            <text:p>1483</text:p>
          </table:table-cell>
          <table:table-cell office:value-type="float" office:value="1206.84437086093" calcext:value-type="float">
            <text:p>1206.84437086093</text:p>
          </table:table-cell>
          <table:table-cell office:value-type="float" office:value="1201.5" calcext:value-type="float">
            <text:p>1201.5</text:p>
          </table:table-cell>
          <table:table-cell office:value-type="float" office:value="1050" calcext:value-type="float">
            <text:p>1050</text:p>
          </table:table-cell>
          <table:table-cell office:value-type="float" office:value="1010.1" calcext:value-type="float">
            <text:p>1010.1</text:p>
          </table:table-cell>
          <table:table-cell office:value-type="float" office:value="1417" calcext:value-type="float">
            <text:p>1417</text:p>
          </table:table-cell>
          <table:table-cell office:value-type="float" office:value="152.732211805581" calcext:value-type="float">
            <text:p>152.732211805581</text:p>
          </table:table-cell>
          <table:table-cell office:value-type="float" office:value="12.655501860329" calcext:value-type="float">
            <text:p>12.655501860329</text:p>
          </table:table-cell>
          <table:table-cell office:value-type="float" office:value="406.9" calcext:value-type="float">
            <text:p>406.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7</text:p>
          </table:table-cell>
          <table:table-cell office:value-type="float" office:value="78" calcext:value-type="float">
            <text:p>78</text:p>
          </table:table-cell>
          <table:table-cell office:value-type="float" office:value="942" calcext:value-type="float">
            <text:p>942</text:p>
          </table:table-cell>
          <table:table-cell office:value-type="float" office:value="567.36815920398" calcext:value-type="float">
            <text:p>567.36815920398</text:p>
          </table:table-cell>
          <table:table-cell office:value-type="float" office:value="577" calcext:value-type="float">
            <text:p>577</text:p>
          </table:table-cell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875" calcext:value-type="float">
            <text:p>875</text:p>
          </table:table-cell>
          <table:table-cell office:value-type="float" office:value="232.041276028845" calcext:value-type="float">
            <text:p>232.041276028845</text:p>
          </table:table-cell>
          <table:table-cell office:value-type="float" office:value="40.8978319041378" calcext:value-type="float">
            <text:p>40.8978319041378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8</text:p>
          </table:table-cell>
          <table:table-cell office:value-type="float" office:value="864" calcext:value-type="float">
            <text:p>864</text:p>
          </table:table-cell>
          <table:table-cell office:value-type="float" office:value="1483" calcext:value-type="float">
            <text:p>1483</text:p>
          </table:table-cell>
          <table:table-cell office:value-type="float" office:value="1319.31937172775" calcext:value-type="float">
            <text:p>1319.31937172775</text:p>
          </table:table-cell>
          <table:table-cell office:value-type="float" office:value="1344" calcext:value-type="float">
            <text:p>1344</text:p>
          </table:table-cell>
          <table:table-cell office:value-type="float" office:value="1390" calcext:value-type="float">
            <text:p>1390</text:p>
          </table:table-cell>
          <table:table-cell office:value-type="float" office:value="1174" calcext:value-type="float">
            <text:p>1174</text:p>
          </table:table-cell>
          <table:table-cell office:value-type="float" office:value="1448" calcext:value-type="float">
            <text:p>1448</text:p>
          </table:table-cell>
          <table:table-cell office:value-type="float" office:value="123.205551787175" calcext:value-type="float">
            <text:p>123.205551787175</text:p>
          </table:table-cell>
          <table:table-cell office:value-type="float" office:value="9.33856914613689" calcext:value-type="float">
            <text:p>9.33856914613689</text:p>
          </table:table-cell>
          <table:table-cell office:value-type="float" office:value="274" calcext:value-type="float">
            <text:p>2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09</text:p>
          </table:table-cell>
          <table:table-cell office:value-type="float" office:value="29" calcext:value-type="float">
            <text:p>29</text:p>
          </table:table-cell>
          <table:table-cell office:value-type="float" office:value="880" calcext:value-type="float">
            <text:p>880</text:p>
          </table:table-cell>
          <table:table-cell office:value-type="float" office:value="425.753424657534" calcext:value-type="float">
            <text:p>425.753424657534</text:p>
          </table:table-cell>
          <table:table-cell office:value-type="float" office:value="447.5" calcext:value-type="float">
            <text:p>447.5</text:p>
          </table:table-cell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office:value-type="float" office:value="768" calcext:value-type="float">
            <text:p>768</text:p>
          </table:table-cell>
          <table:table-cell office:value-type="float" office:value="223.824948892682" calcext:value-type="float">
            <text:p>223.824948892682</text:p>
          </table:table-cell>
          <table:table-cell office:value-type="float" office:value="52.5714970050378" calcext:value-type="float">
            <text:p>52.5714970050378</text:p>
          </table:table-cell>
          <table:table-cell office:value-type="float" office:value="628" calcext:value-type="float">
            <text:p>6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0</text:p>
          </table:table-cell>
          <table:table-cell office:value-type="float" office:value="125" calcext:value-type="float">
            <text:p>125</text:p>
          </table:table-cell>
          <table:table-cell office:value-type="float" office:value="1002" calcext:value-type="float">
            <text:p>1002</text:p>
          </table:table-cell>
          <table:table-cell office:value-type="float" office:value="678.681818181818" calcext:value-type="float">
            <text:p>678.681818181818</text:p>
          </table:table-cell>
          <table:table-cell office:value-type="float" office:value="729.5" calcext:value-type="float">
            <text:p>729.5</text:p>
          </table:table-cell>
          <table:table-cell office:value-type="float" office:value="710" calcext:value-type="float">
            <text:p>710</text:p>
          </table:table-cell>
          <table:table-cell office:value-type="float" office:value="305.2" calcext:value-type="float">
            <text:p>305.2</text:p>
          </table:table-cell>
          <table:table-cell office:value-type="float" office:value="897.7" calcext:value-type="float">
            <text:p>897.7</text:p>
          </table:table-cell>
          <table:table-cell office:value-type="float" office:value="211.793561069324" calcext:value-type="float">
            <text:p>211.793561069324</text:p>
          </table:table-cell>
          <table:table-cell office:value-type="float" office:value="31.2066060111521" calcext:value-type="float">
            <text:p>31.2066060111521</text:p>
          </table:table-cell>
          <table:table-cell office:value-type="float" office:value="592.5" calcext:value-type="float">
            <text:p>592.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1</text:p>
          </table:table-cell>
          <table:table-cell office:value-type="float" office:value="514" calcext:value-type="float">
            <text:p>514</text:p>
          </table:table-cell>
          <table:table-cell office:value-type="float" office:value="1486" calcext:value-type="float">
            <text:p>1486</text:p>
          </table:table-cell>
          <table:table-cell office:value-type="float" office:value="1338.38842975207" calcext:value-type="float">
            <text:p>1338.38842975207</text:p>
          </table:table-cell>
          <table:table-cell office:value-type="float" office:value="1383" calcext:value-type="float">
            <text:p>1383</text:p>
          </table:table-cell>
          <table:table-cell office:value-type="float" office:value="1460" calcext:value-type="float">
            <text:p>1460</text:p>
          </table:table-cell>
          <table:table-cell office:value-type="float" office:value="1157" calcext:value-type="float">
            <text:p>1157</text:p>
          </table:table-cell>
          <table:table-cell office:value-type="float" office:value="1465" calcext:value-type="float">
            <text:p>1465</text:p>
          </table:table-cell>
          <table:table-cell office:value-type="float" office:value="155.896459864704" calcext:value-type="float">
            <text:p>155.896459864704</text:p>
          </table:table-cell>
          <table:table-cell office:value-type="float" office:value="11.6480728911847" calcext:value-type="float">
            <text:p>11.6480728911847</text:p>
          </table:table-cell>
          <table:table-cell office:value-type="float" office:value="308" calcext:value-type="float">
            <text:p>3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2</text:p>
          </table:table-cell>
          <table:table-cell office:value-type="float" office:value="482" calcext:value-type="float">
            <text:p>482</text:p>
          </table:table-cell>
          <table:table-cell office:value-type="float" office:value="1484" calcext:value-type="float">
            <text:p>1484</text:p>
          </table:table-cell>
          <table:table-cell office:value-type="float" office:value="1248.76335877863" calcext:value-type="float">
            <text:p>1248.76335877863</text:p>
          </table:table-cell>
          <table:table-cell office:value-type="float" office:value="1273" calcext:value-type="float">
            <text:p>1273</text:p>
          </table:table-cell>
          <table:table-cell office:value-type="float" office:value="1320" calcext:value-type="float">
            <text:p>1320</text:p>
          </table:table-cell>
          <table:table-cell office:value-type="float" office:value="1070" calcext:value-type="float">
            <text:p>1070</text:p>
          </table:table-cell>
          <table:table-cell office:value-type="float" office:value="1406" calcext:value-type="float">
            <text:p>1406</text:p>
          </table:table-cell>
          <table:table-cell office:value-type="float" office:value="145.708076544062" calcext:value-type="float">
            <text:p>145.708076544062</text:p>
          </table:table-cell>
          <table:table-cell office:value-type="float" office:value="11.6681896149303" calcext:value-type="float">
            <text:p>11.6681896149303</text:p>
          </table:table-cell>
          <table:table-cell office:value-type="float" office:value="336" calcext:value-type="float">
            <text:p>33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3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581.928571428571" calcext:value-type="float">
            <text:p>581.928571428571</text:p>
          </table:table-cell>
          <table:table-cell office:value-type="float" office:value="577" calcext:value-type="float">
            <text:p>577</text:p>
          </table:table-cell>
          <table:table-cell office:value-type="float" office:value="420" calcext:value-type="float">
            <text:p>420</text:p>
          </table:table-cell>
          <table:table-cell office:value-type="float" office:value="310.5" calcext:value-type="float">
            <text:p>310.5</text:p>
          </table:table-cell>
          <table:table-cell office:value-type="float" office:value="838.6" calcext:value-type="float">
            <text:p>838.6</text:p>
          </table:table-cell>
          <table:table-cell office:value-type="float" office:value="196.398981772839" calcext:value-type="float">
            <text:p>196.398981772839</text:p>
          </table:table-cell>
          <table:table-cell office:value-type="float" office:value="33.7496715946943" calcext:value-type="float">
            <text:p>33.7496715946943</text:p>
          </table:table-cell>
          <table:table-cell office:value-type="float" office:value="528.1" calcext:value-type="float">
            <text:p>528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4</text:p>
          </table:table-cell>
          <table:table-cell office:value-type="float" office:value="217" calcext:value-type="float">
            <text:p>217</text:p>
          </table:table-cell>
          <table:table-cell office:value-type="float" office:value="951" calcext:value-type="float">
            <text:p>951</text:p>
          </table:table-cell>
          <table:table-cell office:value-type="float" office:value="688.685714285714" calcext:value-type="float">
            <text:p>688.685714285714</text:p>
          </table:table-cell>
          <table:table-cell office:value-type="float" office:value="689" calcext:value-type="float">
            <text:p>689</text:p>
          </table:table-cell>
          <table:table-cell office:value-type="float" office:value="650" calcext:value-type="float">
            <text:p>650</text:p>
          </table:table-cell>
          <table:table-cell office:value-type="float" office:value="453.6" calcext:value-type="float">
            <text:p>453.6</text:p>
          </table:table-cell>
          <table:table-cell office:value-type="float" office:value="890.4" calcext:value-type="float">
            <text:p>890.4</text:p>
          </table:table-cell>
          <table:table-cell office:value-type="float" office:value="177.452192638662" calcext:value-type="float">
            <text:p>177.452192638662</text:p>
          </table:table-cell>
          <table:table-cell office:value-type="float" office:value="25.7667886755442" calcext:value-type="float">
            <text:p>25.7667886755442</text:p>
          </table:table-cell>
          <table:table-cell office:value-type="float" office:value="436.8" calcext:value-type="float">
            <text:p>436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5</text:p>
          </table:table-cell>
          <table:table-cell office:value-type="float" office:value="185" calcext:value-type="float">
            <text:p>185</text:p>
          </table:table-cell>
          <table:table-cell office:value-type="float" office:value="805" calcext:value-type="float">
            <text:p>805</text:p>
          </table:table-cell>
          <table:table-cell office:value-type="float" office:value="464.363636363636" calcext:value-type="float">
            <text:p>464.363636363636</text:p>
          </table:table-cell>
          <table:table-cell office:value-type="float" office:value="534" calcext:value-type="float">
            <text:p>534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596" calcext:value-type="float">
            <text:p>596</text:p>
          </table:table-cell>
          <table:table-cell office:value-type="float" office:value="195.232821383738" calcext:value-type="float">
            <text:p>195.232821383738</text:p>
          </table:table-cell>
          <table:table-cell office:value-type="float" office:value="42.0430899612592" calcext:value-type="float">
            <text:p>42.0430899612592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S_p1m16</text:p>
          </table:table-cell>
          <table:table-cell office:value-type="float" office:value="264" calcext:value-type="float">
            <text:p>264</text:p>
          </table:table-cell>
          <table:table-cell office:value-type="float" office:value="725" calcext:value-type="float">
            <text:p>725</text:p>
          </table:table-cell>
          <table:table-cell office:value-type="float" office:value="480.888888888889" calcext:value-type="float">
            <text:p>480.888888888889</text:p>
          </table:table-cell>
          <table:table-cell office:value-type="float" office:value="491" calcext:value-type="float">
            <text:p>491</text:p>
          </table:table-cell>
          <table:table-cell office:value-type="float" office:value="260" calcext:value-type="float">
            <text:p>260</text:p>
          </table:table-cell>
          <table:table-cell office:value-type="float" office:value="344" calcext:value-type="float">
            <text:p>344</text:p>
          </table:table-cell>
          <table:table-cell office:value-type="float" office:value="637.8" calcext:value-type="float">
            <text:p>637.8</text:p>
          </table:table-cell>
          <table:table-cell office:value-type="float" office:value="137.973226066187" calcext:value-type="float">
            <text:p>137.973226066187</text:p>
          </table:table-cell>
          <table:table-cell office:value-type="float" office:value="28.6912900784584" calcext:value-type="float">
            <text:p>28.6912900784584</text:p>
          </table:table-cell>
          <table:table-cell office:value-type="float" office:value="293.8" calcext:value-type="float">
            <text:p>293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0</text:p>
          </table:table-cell>
          <table:table-cell office:value-type="float" office:value="770" calcext:value-type="float">
            <text:p>770</text:p>
          </table:table-cell>
          <table:table-cell office:value-type="float" office:value="1486" calcext:value-type="float">
            <text:p>1486</text:p>
          </table:table-cell>
          <table:table-cell office:value-type="float" office:value="1319.52075702076" calcext:value-type="float">
            <text:p>1319.52075702076</text:p>
          </table:table-cell>
          <table:table-cell office:value-type="float" office:value="1334" calcext:value-type="float">
            <text:p>1334</text:p>
          </table:table-cell>
          <table:table-cell office:value-type="float" office:value="1430" calcext:value-type="float">
            <text:p>1430</text:p>
          </table:table-cell>
          <table:table-cell office:value-type="float" office:value="1171" calcext:value-type="float">
            <text:p>1171</text:p>
          </table:table-cell>
          <table:table-cell office:value-type="float" office:value="1456.3" calcext:value-type="float">
            <text:p>1456.3</text:p>
          </table:table-cell>
          <table:table-cell office:value-type="float" office:value="119.421310817006" calcext:value-type="float">
            <text:p>119.421310817006</text:p>
          </table:table-cell>
          <table:table-cell office:value-type="float" office:value="9.05035484903153" calcext:value-type="float">
            <text:p>9.05035484903153</text:p>
          </table:table-cell>
          <table:table-cell office:value-type="float" office:value="285.3" calcext:value-type="float">
            <text:p>285.3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1</text:p>
          </table:table-cell>
          <table:table-cell office:value-type="float" office:value="59" calcext:value-type="float">
            <text:p>59</text:p>
          </table:table-cell>
          <table:table-cell office:value-type="float" office:value="1484" calcext:value-type="float">
            <text:p>1484</text:p>
          </table:table-cell>
          <table:table-cell office:value-type="float" office:value="1156.14895155459" calcext:value-type="float">
            <text:p>1156.14895155459</text:p>
          </table:table-cell>
          <table:table-cell office:value-type="float" office:value="1146" calcext:value-type="float">
            <text:p>1146</text:p>
          </table:table-cell>
          <table:table-cell office:value-type="float" office:value="1090" calcext:value-type="float">
            <text:p>1090</text:p>
          </table:table-cell>
          <table:table-cell office:value-type="float" office:value="1020" calcext:value-type="float">
            <text:p>1020</text:p>
          </table:table-cell>
          <table:table-cell office:value-type="float" office:value="1346" calcext:value-type="float">
            <text:p>1346</text:p>
          </table:table-cell>
          <table:table-cell office:value-type="float" office:value="149.146023775659" calcext:value-type="float">
            <text:p>149.146023775659</text:p>
          </table:table-cell>
          <table:table-cell office:value-type="float" office:value="12.9002429639462" calcext:value-type="float">
            <text:p>12.9002429639462</text:p>
          </table:table-cell>
          <table:table-cell office:value-type="float" office:value="326" calcext:value-type="float">
            <text:p>326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2</text:p>
          </table:table-cell>
          <table:table-cell office:value-type="float" office:value="207" calcext:value-type="float">
            <text:p>207</text:p>
          </table:table-cell>
          <table:table-cell office:value-type="float" office:value="1485" calcext:value-type="float">
            <text:p>1485</text:p>
          </table:table-cell>
          <table:table-cell office:value-type="float" office:value="1242.22732769045" calcext:value-type="float">
            <text:p>1242.22732769045</text:p>
          </table:table-cell>
          <table:table-cell office:value-type="float" office:value="1246" calcext:value-type="float">
            <text:p>1246</text:p>
          </table:table-cell>
          <table:table-cell office:value-type="float" office:value="1220" calcext:value-type="float">
            <text:p>1220</text:p>
          </table:table-cell>
          <table:table-cell office:value-type="float" office:value="1057.6" calcext:value-type="float">
            <text:p>1057.6</text:p>
          </table:table-cell>
          <table:table-cell office:value-type="float" office:value="1431.4" calcext:value-type="float">
            <text:p>1431.4</text:p>
          </table:table-cell>
          <table:table-cell office:value-type="float" office:value="149.794165724914" calcext:value-type="float">
            <text:p>149.794165724914</text:p>
          </table:table-cell>
          <table:table-cell office:value-type="float" office:value="12.05851476504" calcext:value-type="float">
            <text:p>12.05851476504</text:p>
          </table:table-cell>
          <table:table-cell office:value-type="float" office:value="373.8" calcext:value-type="float">
            <text:p>373.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3</text:p>
          </table:table-cell>
          <table:table-cell office:value-type="float" office:value="204" calcext:value-type="float">
            <text:p>204</text:p>
          </table:table-cell>
          <table:table-cell office:value-type="float" office:value="1484" calcext:value-type="float">
            <text:p>1484</text:p>
          </table:table-cell>
          <table:table-cell office:value-type="float" office:value="1183.48016701461" calcext:value-type="float">
            <text:p>1183.48016701461</text:p>
          </table:table-cell>
          <table:table-cell office:value-type="float" office:value="1192" calcext:value-type="float">
            <text:p>1192</text:p>
          </table:table-cell>
          <table:table-cell office:value-type="float" office:value="1470" calcext:value-type="float">
            <text:p>1470</text:p>
          </table:table-cell>
          <table:table-cell office:value-type="float" office:value="917.2" calcext:value-type="float">
            <text:p>917.2</text:p>
          </table:table-cell>
          <table:table-cell office:value-type="float" office:value="1461" calcext:value-type="float">
            <text:p>1461</text:p>
          </table:table-cell>
          <table:table-cell office:value-type="float" office:value="229.742777585481" calcext:value-type="float">
            <text:p>229.742777585481</text:p>
          </table:table-cell>
          <table:table-cell office:value-type="float" office:value="19.4124738199051" calcext:value-type="float">
            <text:p>19.4124738199051</text:p>
          </table:table-cell>
          <table:table-cell office:value-type="float" office:value="543.8" calcext:value-type="float">
            <text:p>543.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4</text:p>
          </table:table-cell>
          <table:table-cell office:value-type="float" office:value="74" calcext:value-type="float">
            <text:p>74</text:p>
          </table:table-cell>
          <table:table-cell office:value-type="float" office:value="1486" calcext:value-type="float">
            <text:p>1486</text:p>
          </table:table-cell>
          <table:table-cell office:value-type="float" office:value="1219.3851010101" calcext:value-type="float">
            <text:p>1219.3851010101</text:p>
          </table:table-cell>
          <table:table-cell office:value-type="float" office:value="1229" calcext:value-type="float">
            <text:p>1229</text:p>
          </table:table-cell>
          <table:table-cell office:value-type="float" office:value="1240" calcext:value-type="float">
            <text:p>1240</text:p>
          </table:table-cell>
          <table:table-cell office:value-type="float" office:value="1070.1" calcext:value-type="float">
            <text:p>1070.1</text:p>
          </table:table-cell>
          <table:table-cell office:value-type="float" office:value="1389" calcext:value-type="float">
            <text:p>1389</text:p>
          </table:table-cell>
          <table:table-cell office:value-type="float" office:value="157.835659800526" calcext:value-type="float">
            <text:p>157.835659800526</text:p>
          </table:table-cell>
          <table:table-cell office:value-type="float" office:value="12.9438730774863" calcext:value-type="float">
            <text:p>12.9438730774863</text:p>
          </table:table-cell>
          <table:table-cell office:value-type="float" office:value="318.9" calcext:value-type="float">
            <text:p>318.9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5</text:p>
          </table:table-cell>
          <table:table-cell office:value-type="float" office:value="904" calcext:value-type="float">
            <text:p>904</text:p>
          </table:table-cell>
          <table:table-cell office:value-type="float" office:value="1486" calcext:value-type="float">
            <text:p>1486</text:p>
          </table:table-cell>
          <table:table-cell office:value-type="float" office:value="1245.43315508021" calcext:value-type="float">
            <text:p>1245.43315508021</text:p>
          </table:table-cell>
          <table:table-cell office:value-type="float" office:value="1277" calcext:value-type="float">
            <text:p>1277</text:p>
          </table:table-cell>
          <table:table-cell office:value-type="float" office:value="1320" calcext:value-type="float">
            <text:p>1320</text:p>
          </table:table-cell>
          <table:table-cell office:value-type="float" office:value="1009.3" calcext:value-type="float">
            <text:p>1009.3</text:p>
          </table:table-cell>
          <table:table-cell office:value-type="float" office:value="1444.7" calcext:value-type="float">
            <text:p>1444.7</text:p>
          </table:table-cell>
          <table:table-cell office:value-type="float" office:value="159.42283491362" calcext:value-type="float">
            <text:p>159.42283491362</text:p>
          </table:table-cell>
          <table:table-cell office:value-type="float" office:value="12.8005934532354" calcext:value-type="float">
            <text:p>12.8005934532354</text:p>
          </table:table-cell>
          <table:table-cell office:value-type="float" office:value="435.4" calcext:value-type="float">
            <text:p>435.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6</text:p>
          </table:table-cell>
          <table:table-cell office:value-type="float" office:value="865" calcext:value-type="float">
            <text:p>865</text:p>
          </table:table-cell>
          <table:table-cell office:value-type="float" office:value="1484" calcext:value-type="float">
            <text:p>1484</text:p>
          </table:table-cell>
          <table:table-cell office:value-type="float" office:value="1158.06303724928" calcext:value-type="float">
            <text:p>1158.06303724928</text:p>
          </table:table-cell>
          <table:table-cell office:value-type="float" office:value="1093" calcext:value-type="float">
            <text:p>1093</text:p>
          </table:table-cell>
          <table:table-cell office:value-type="float" office:value="980" calcext:value-type="float">
            <text:p>980</text:p>
          </table:table-cell>
          <table:table-cell office:value-type="float" office:value="944.6" calcext:value-type="float">
            <text:p>944.6</text:p>
          </table:table-cell>
          <table:table-cell office:value-type="float" office:value="1444.4" calcext:value-type="float">
            <text:p>1444.4</text:p>
          </table:table-cell>
          <table:table-cell office:value-type="float" office:value="192.385483277211" calcext:value-type="float">
            <text:p>192.385483277211</text:p>
          </table:table-cell>
          <table:table-cell office:value-type="float" office:value="16.6126952582978" calcext:value-type="float">
            <text:p>16.6126952582978</text:p>
          </table:table-cell>
          <table:table-cell office:value-type="float" office:value="499.8" calcext:value-type="float">
            <text:p>499.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7</text:p>
          </table:table-cell>
          <table:table-cell office:value-type="float" office:value="198" calcext:value-type="float">
            <text:p>198</text:p>
          </table:table-cell>
          <table:table-cell office:value-type="float" office:value="1484" calcext:value-type="float">
            <text:p>1484</text:p>
          </table:table-cell>
          <table:table-cell office:value-type="float" office:value="1143.09068627451" calcext:value-type="float">
            <text:p>1143.09068627451</text:p>
          </table:table-cell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954.4" calcext:value-type="float">
            <text:p>954.4</text:p>
          </table:table-cell>
          <table:table-cell office:value-type="float" office:value="1393.2" calcext:value-type="float">
            <text:p>1393.2</text:p>
          </table:table-cell>
          <table:table-cell office:value-type="float" office:value="173.428951136777" calcext:value-type="float">
            <text:p>173.428951136777</text:p>
          </table:table-cell>
          <table:table-cell office:value-type="float" office:value="15.1719328325564" calcext:value-type="float">
            <text:p>15.1719328325564</text:p>
          </table:table-cell>
          <table:table-cell office:value-type="float" office:value="438.8" calcext:value-type="float">
            <text:p>438.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8</text:p>
          </table:table-cell>
          <table:table-cell office:value-type="float" office:value="210" calcext:value-type="float">
            <text:p>210</text:p>
          </table:table-cell>
          <table:table-cell office:value-type="float" office:value="1486" calcext:value-type="float">
            <text:p>1486</text:p>
          </table:table-cell>
          <table:table-cell office:value-type="float" office:value="1146.11574074074" calcext:value-type="float">
            <text:p>1146.11574074074</text:p>
          </table:table-cell>
          <table:table-cell office:value-type="float" office:value="1124.5" calcext:value-type="float">
            <text:p>1124.5</text:p>
          </table:table-cell>
          <table:table-cell office:value-type="float" office:value="1000" calcext:value-type="float">
            <text:p>1000</text:p>
          </table:table-cell>
          <table:table-cell office:value-type="float" office:value="963.3" calcext:value-type="float">
            <text:p>963.3</text:p>
          </table:table-cell>
          <table:table-cell office:value-type="float" office:value="1394.4" calcext:value-type="float">
            <text:p>1394.4</text:p>
          </table:table-cell>
          <table:table-cell office:value-type="float" office:value="170.993712405014" calcext:value-type="float">
            <text:p>170.993712405014</text:p>
          </table:table-cell>
          <table:table-cell office:value-type="float" office:value="14.9194105208345" calcext:value-type="float">
            <text:p>14.9194105208345</text:p>
          </table:table-cell>
          <table:table-cell office:value-type="float" office:value="431.1" calcext:value-type="float">
            <text:p>431.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09</text:p>
          </table:table-cell>
          <table:table-cell office:value-type="float" office:value="861" calcext:value-type="float">
            <text:p>861</text:p>
          </table:table-cell>
          <table:table-cell office:value-type="float" office:value="1486" calcext:value-type="float">
            <text:p>1486</text:p>
          </table:table-cell>
          <table:table-cell office:value-type="float" office:value="1205.97583081571" calcext:value-type="float">
            <text:p>1205.97583081571</text:p>
          </table:table-cell>
          <table:table-cell office:value-type="float" office:value="1192" calcext:value-type="float">
            <text:p>1192</text:p>
          </table:table-cell>
          <table:table-cell office:value-type="float" office:value="1090" calcext:value-type="float">
            <text:p>1090</text:p>
          </table:table-cell>
          <table:table-cell office:value-type="float" office:value="989" calcext:value-type="float">
            <text:p>989</text:p>
          </table:table-cell>
          <table:table-cell office:value-type="float" office:value="1436" calcext:value-type="float">
            <text:p>1436</text:p>
          </table:table-cell>
          <table:table-cell office:value-type="float" office:value="164.527475891327" calcext:value-type="float">
            <text:p>164.527475891327</text:p>
          </table:table-cell>
          <table:table-cell office:value-type="float" office:value="13.6426843463391" calcext:value-type="float">
            <text:p>13.6426843463391</text:p>
          </table:table-cell>
          <table:table-cell office:value-type="float" office:value="447" calcext:value-type="float">
            <text:p>44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0</text:p>
          </table:table-cell>
          <table:table-cell office:value-type="float" office:value="226" calcext:value-type="float">
            <text:p>226</text:p>
          </table:table-cell>
          <table:table-cell office:value-type="float" office:value="1486" calcext:value-type="float">
            <text:p>1486</text:p>
          </table:table-cell>
          <table:table-cell office:value-type="float" office:value="1209.15476190476" calcext:value-type="float">
            <text:p>1209.15476190476</text:p>
          </table:table-cell>
          <table:table-cell office:value-type="float" office:value="1170.5" calcext:value-type="float">
            <text:p>1170.5</text:p>
          </table:table-cell>
          <table:table-cell office:value-type="float" office:value="1130" calcext:value-type="float">
            <text:p>1130</text:p>
          </table:table-cell>
          <table:table-cell office:value-type="float" office:value="1005.3" calcext:value-type="float">
            <text:p>1005.3</text:p>
          </table:table-cell>
          <table:table-cell office:value-type="float" office:value="1453.4" calcext:value-type="float">
            <text:p>1453.4</text:p>
          </table:table-cell>
          <table:table-cell office:value-type="float" office:value="180.642136643195" calcext:value-type="float">
            <text:p>180.642136643195</text:p>
          </table:table-cell>
          <table:table-cell office:value-type="float" office:value="14.9395381248495" calcext:value-type="float">
            <text:p>14.9395381248495</text:p>
          </table:table-cell>
          <table:table-cell office:value-type="float" office:value="448.1" calcext:value-type="float">
            <text:p>448.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1</text:p>
          </table:table-cell>
          <table:table-cell office:value-type="float" office:value="784" calcext:value-type="float">
            <text:p>784</text:p>
          </table:table-cell>
          <table:table-cell office:value-type="float" office:value="1483" calcext:value-type="float">
            <text:p>1483</text:p>
          </table:table-cell>
          <table:table-cell office:value-type="float" office:value="1284.98421052632" calcext:value-type="float">
            <text:p>1284.98421052632</text:p>
          </table:table-cell>
          <table:table-cell office:value-type="float" office:value="1294.5" calcext:value-type="float">
            <text:p>1294.5</text:p>
          </table:table-cell>
          <table:table-cell office:value-type="float" office:value="1240" calcext:value-type="float">
            <text:p>1240</text:p>
          </table:table-cell>
          <table:table-cell office:value-type="float" office:value="1151" calcext:value-type="float">
            <text:p>1151</text:p>
          </table:table-cell>
          <table:table-cell office:value-type="float" office:value="1423" calcext:value-type="float">
            <text:p>1423</text:p>
          </table:table-cell>
          <table:table-cell office:value-type="float" office:value="113.430995671635" calcext:value-type="float">
            <text:p>113.430995671635</text:p>
          </table:table-cell>
          <table:table-cell office:value-type="float" office:value="8.82742330547196" calcext:value-type="float">
            <text:p>8.82742330547196</text:p>
          </table:table-cell>
          <table:table-cell office:value-type="float" office:value="272" calcext:value-type="float">
            <text:p>27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2</text:p>
          </table:table-cell>
          <table:table-cell office:value-type="float" office:value="183" calcext:value-type="float">
            <text:p>183</text:p>
          </table:table-cell>
          <table:table-cell office:value-type="float" office:value="1481" calcext:value-type="float">
            <text:p>1481</text:p>
          </table:table-cell>
          <table:table-cell office:value-type="float" office:value="1187.53260869565" calcext:value-type="float">
            <text:p>1187.53260869565</text:p>
          </table:table-cell>
          <table:table-cell office:value-type="float" office:value="1176.5" calcext:value-type="float">
            <text:p>1176.5</text:p>
          </table:table-cell>
          <table:table-cell office:value-type="float" office:value="1090" calcext:value-type="float">
            <text:p>1090</text:p>
          </table:table-cell>
          <table:table-cell office:value-type="float" office:value="1007.6" calcext:value-type="float">
            <text:p>1007.6</text:p>
          </table:table-cell>
          <table:table-cell office:value-type="float" office:value="1410.7" calcext:value-type="float">
            <text:p>1410.7</text:p>
          </table:table-cell>
          <table:table-cell office:value-type="float" office:value="166.067663547777" calcext:value-type="float">
            <text:p>166.067663547777</text:p>
          </table:table-cell>
          <table:table-cell office:value-type="float" office:value="13.9842613442152" calcext:value-type="float">
            <text:p>13.9842613442152</text:p>
          </table:table-cell>
          <table:table-cell office:value-type="float" office:value="403.1" calcext:value-type="float">
            <text:p>403.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3</text:p>
          </table:table-cell>
          <table:table-cell office:value-type="float" office:value="149" calcext:value-type="float">
            <text:p>149</text:p>
          </table:table-cell>
          <table:table-cell office:value-type="float" office:value="1485" calcext:value-type="float">
            <text:p>1485</text:p>
          </table:table-cell>
          <table:table-cell office:value-type="float" office:value="1225.69343065693" calcext:value-type="float">
            <text:p>1225.69343065693</text:p>
          </table:table-cell>
          <table:table-cell office:value-type="float" office:value="1227.5" calcext:value-type="float">
            <text:p>1227.5</text:p>
          </table:table-cell>
          <table:table-cell office:value-type="float" office:value="1230" calcext:value-type="float">
            <text:p>1230</text:p>
          </table:table-cell>
          <table:table-cell office:value-type="float" office:value="1076.6" calcext:value-type="float">
            <text:p>1076.6</text:p>
          </table:table-cell>
          <table:table-cell office:value-type="float" office:value="1395.9" calcext:value-type="float">
            <text:p>1395.9</text:p>
          </table:table-cell>
          <table:table-cell office:value-type="float" office:value="147.265381146277" calcext:value-type="float">
            <text:p>147.265381146277</text:p>
          </table:table-cell>
          <table:table-cell office:value-type="float" office:value="12.0148625637446" calcext:value-type="float">
            <text:p>12.0148625637446</text:p>
          </table:table-cell>
          <table:table-cell office:value-type="float" office:value="319.3" calcext:value-type="float">
            <text:p>319.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4</text:p>
          </table:table-cell>
          <table:table-cell office:value-type="float" office:value="748" calcext:value-type="float">
            <text:p>748</text:p>
          </table:table-cell>
          <table:table-cell office:value-type="float" office:value="1479" calcext:value-type="float">
            <text:p>1479</text:p>
          </table:table-cell>
          <table:table-cell office:value-type="float" office:value="1171.00766283525" calcext:value-type="float">
            <text:p>1171.00766283525</text:p>
          </table:table-cell>
          <table:table-cell office:value-type="float" office:value="1154" calcext:value-type="float">
            <text:p>1154</text:p>
          </table:table-cell>
          <table:table-cell office:value-type="float" office:value="1150" calcext:value-type="float">
            <text:p>1150</text:p>
          </table:table-cell>
          <table:table-cell office:value-type="float" office:value="1035" calcext:value-type="float">
            <text:p>1035</text:p>
          </table:table-cell>
          <table:table-cell office:value-type="float" office:value="1364" calcext:value-type="float">
            <text:p>1364</text:p>
          </table:table-cell>
          <table:table-cell office:value-type="float" office:value="121.87228473779" calcext:value-type="float">
            <text:p>121.87228473779</text:p>
          </table:table-cell>
          <table:table-cell office:value-type="float" office:value="10.4074711554587" calcext:value-type="float">
            <text:p>10.4074711554587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5</text:p>
          </table:table-cell>
          <table:table-cell office:value-type="float" office:value="96" calcext:value-type="float">
            <text:p>96</text:p>
          </table:table-cell>
          <table:table-cell office:value-type="float" office:value="1485" calcext:value-type="float">
            <text:p>1485</text:p>
          </table:table-cell>
          <table:table-cell office:value-type="float" office:value="1216.075" calcext:value-type="float">
            <text:p>1216.075</text:p>
          </table:table-cell>
          <table:table-cell office:value-type="float" office:value="1222" calcext:value-type="float">
            <text:p>1222</text:p>
          </table:table-cell>
          <table:table-cell office:value-type="float" office:value="1120" calcext:value-type="float">
            <text:p>1120</text:p>
          </table:table-cell>
          <table:table-cell office:value-type="float" office:value="1059" calcext:value-type="float">
            <text:p>1059</text:p>
          </table:table-cell>
          <table:table-cell office:value-type="float" office:value="1407.1" calcext:value-type="float">
            <text:p>1407.1</text:p>
          </table:table-cell>
          <table:table-cell office:value-type="float" office:value="166.363676962708" calcext:value-type="float">
            <text:p>166.363676962708</text:p>
          </table:table-cell>
          <table:table-cell office:value-type="float" office:value="13.6803796610166" calcext:value-type="float">
            <text:p>13.6803796610166</text:p>
          </table:table-cell>
          <table:table-cell office:value-type="float" office:value="348.1" calcext:value-type="float">
            <text:p>348.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6</text:p>
          </table:table-cell>
          <table:table-cell office:value-type="float" office:value="292" calcext:value-type="float">
            <text:p>292</text:p>
          </table:table-cell>
          <table:table-cell office:value-type="float" office:value="1469" calcext:value-type="float">
            <text:p>1469</text:p>
          </table:table-cell>
          <table:table-cell office:value-type="float" office:value="1132.98340248963" calcext:value-type="float">
            <text:p>1132.98340248963</text:p>
          </table:table-cell>
          <table:table-cell office:value-type="float" office:value="1128" calcext:value-type="float">
            <text:p>1128</text:p>
          </table:table-cell>
          <table:table-cell office:value-type="float" office:value="1060" calcext:value-type="float">
            <text:p>1060</text:p>
          </table:table-cell>
          <table:table-cell office:value-type="float" office:value="1024" calcext:value-type="float">
            <text:p>1024</text:p>
          </table:table-cell>
          <table:table-cell office:value-type="float" office:value="1289" calcext:value-type="float">
            <text:p>1289</text:p>
          </table:table-cell>
          <table:table-cell office:value-type="float" office:value="142.364525274761" calcext:value-type="float">
            <text:p>142.364525274761</text:p>
          </table:table-cell>
          <table:table-cell office:value-type="float" office:value="12.5654555011069" calcext:value-type="float">
            <text:p>12.5654555011069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7</text:p>
          </table:table-cell>
          <table:table-cell office:value-type="float" office:value="139" calcext:value-type="float">
            <text:p>139</text:p>
          </table:table-cell>
          <table:table-cell office:value-type="float" office:value="1454" calcext:value-type="float">
            <text:p>1454</text:p>
          </table:table-cell>
          <table:table-cell office:value-type="float" office:value="1115.82040816327" calcext:value-type="float">
            <text:p>1115.82040816327</text:p>
          </table:table-cell>
          <table:table-cell office:value-type="float" office:value="1094" calcext:value-type="float">
            <text:p>1094</text:p>
          </table:table-cell>
          <table:table-cell office:value-type="float" office:value="1040" calcext:value-type="float">
            <text:p>1040</text:p>
          </table:table-cell>
          <table:table-cell office:value-type="float" office:value="1018.4" calcext:value-type="float">
            <text:p>1018.4</text:p>
          </table:table-cell>
          <table:table-cell office:value-type="float" office:value="1268.6" calcext:value-type="float">
            <text:p>1268.6</text:p>
          </table:table-cell>
          <table:table-cell office:value-type="float" office:value="116.686354470027" calcext:value-type="float">
            <text:p>116.686354470027</text:p>
          </table:table-cell>
          <table:table-cell office:value-type="float" office:value="10.4574493902745" calcext:value-type="float">
            <text:p>10.4574493902745</text:p>
          </table:table-cell>
          <table:table-cell office:value-type="float" office:value="250.2" calcext:value-type="float">
            <text:p>250.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8</text:p>
          </table:table-cell>
          <table:table-cell office:value-type="float" office:value="56" calcext:value-type="float">
            <text:p>56</text:p>
          </table:table-cell>
          <table:table-cell office:value-type="float" office:value="1486" calcext:value-type="float">
            <text:p>1486</text:p>
          </table:table-cell>
          <table:table-cell office:value-type="float" office:value="1254.26068376068" calcext:value-type="float">
            <text:p>1254.26068376068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102.3" calcext:value-type="float">
            <text:p>1102.3</text:p>
          </table:table-cell>
          <table:table-cell office:value-type="float" office:value="1430" calcext:value-type="float">
            <text:p>1430</text:p>
          </table:table-cell>
          <table:table-cell office:value-type="float" office:value="184.722214579587" calcext:value-type="float">
            <text:p>184.722214579587</text:p>
          </table:table-cell>
          <table:table-cell office:value-type="float" office:value="14.7275775260474" calcext:value-type="float">
            <text:p>14.7275775260474</text:p>
          </table:table-cell>
          <table:table-cell office:value-type="float" office:value="327.7" calcext:value-type="float">
            <text:p>327.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19</text:p>
          </table:table-cell>
          <table:table-cell office:value-type="float" office:value="72" calcext:value-type="float">
            <text:p>72</text:p>
          </table:table-cell>
          <table:table-cell office:value-type="float" office:value="1485" calcext:value-type="float">
            <text:p>1485</text:p>
          </table:table-cell>
          <table:table-cell office:value-type="float" office:value="1215.13017751479" calcext:value-type="float">
            <text:p>1215.13017751479</text:p>
          </table:table-cell>
          <table:table-cell office:value-type="float" office:value="1221" calcext:value-type="float">
            <text:p>1221</text:p>
          </table:table-cell>
          <table:table-cell office:value-type="float" office:value="1100" calcext:value-type="float">
            <text:p>1100</text:p>
          </table:table-cell>
          <table:table-cell office:value-type="float" office:value="1059.8" calcext:value-type="float">
            <text:p>1059.8</text:p>
          </table:table-cell>
          <table:table-cell office:value-type="float" office:value="1416.2" calcext:value-type="float">
            <text:p>1416.2</text:p>
          </table:table-cell>
          <table:table-cell office:value-type="float" office:value="199.981325558143" calcext:value-type="float">
            <text:p>199.981325558143</text:p>
          </table:table-cell>
          <table:table-cell office:value-type="float" office:value="16.4576050581798" calcext:value-type="float">
            <text:p>16.4576050581798</text:p>
          </table:table-cell>
          <table:table-cell office:value-type="float" office:value="356.4" calcext:value-type="float">
            <text:p>356.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0</text:p>
          </table:table-cell>
          <table:table-cell office:value-type="float" office:value="929" calcext:value-type="float">
            <text:p>929</text:p>
          </table:table-cell>
          <table:table-cell office:value-type="float" office:value="1475" calcext:value-type="float">
            <text:p>1475</text:p>
          </table:table-cell>
          <table:table-cell office:value-type="float" office:value="1171.02631578947" calcext:value-type="float">
            <text:p>1171.02631578947</text:p>
          </table:table-cell>
          <table:table-cell office:value-type="float" office:value="1153.5" calcext:value-type="float">
            <text:p>1153.5</text:p>
          </table:table-cell>
          <table:table-cell office:value-type="float" office:value="1060" calcext:value-type="float">
            <text:p>1060</text:p>
          </table:table-cell>
          <table:table-cell office:value-type="float" office:value="1013.7" calcext:value-type="float">
            <text:p>1013.7</text:p>
          </table:table-cell>
          <table:table-cell office:value-type="float" office:value="1370" calcext:value-type="float">
            <text:p>1370</text:p>
          </table:table-cell>
          <table:table-cell office:value-type="float" office:value="139.013075156556" calcext:value-type="float">
            <text:p>139.013075156556</text:p>
          </table:table-cell>
          <table:table-cell office:value-type="float" office:value="11.8710462166546" calcext:value-type="float">
            <text:p>11.8710462166546</text:p>
          </table:table-cell>
          <table:table-cell office:value-type="float" office:value="356.3" calcext:value-type="float">
            <text:p>356.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1</text:p>
          </table:table-cell>
          <table:table-cell office:value-type="float" office:value="42" calcext:value-type="float">
            <text:p>42</text:p>
          </table:table-cell>
          <table:table-cell office:value-type="float" office:value="1466" calcext:value-type="float">
            <text:p>1466</text:p>
          </table:table-cell>
          <table:table-cell office:value-type="float" office:value="1224.33928571429" calcext:value-type="float">
            <text:p>1224.33928571429</text:p>
          </table:table-cell>
          <table:table-cell office:value-type="float" office:value="1222" calcext:value-type="float">
            <text:p>1222</text:p>
          </table:table-cell>
          <table:table-cell office:value-type="float" office:value="1140" calcext:value-type="float">
            <text:p>1140</text:p>
          </table:table-cell>
          <table:table-cell office:value-type="float" office:value="1084.1" calcext:value-type="float">
            <text:p>1084.1</text:p>
          </table:table-cell>
          <table:table-cell office:value-type="float" office:value="1381.6" calcext:value-type="float">
            <text:p>1381.6</text:p>
          </table:table-cell>
          <table:table-cell office:value-type="float" office:value="143.851504870053" calcext:value-type="float">
            <text:p>143.851504870053</text:p>
          </table:table-cell>
          <table:table-cell office:value-type="float" office:value="11.7493170846127" calcext:value-type="float">
            <text:p>11.7493170846127</text:p>
          </table:table-cell>
          <table:table-cell office:value-type="float" office:value="297.5" calcext:value-type="float">
            <text:p>297.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2</text:p>
          </table:table-cell>
          <table:table-cell office:value-type="float" office:value="955" calcext:value-type="float">
            <text:p>955</text:p>
          </table:table-cell>
          <table:table-cell office:value-type="float" office:value="1483" calcext:value-type="float">
            <text:p>1483</text:p>
          </table:table-cell>
          <table:table-cell office:value-type="float" office:value="1181.55737704918" calcext:value-type="float">
            <text:p>1181.55737704918</text:p>
          </table:table-cell>
          <table:table-cell office:value-type="float" office:value="1148" calcext:value-type="float">
            <text:p>1148</text:p>
          </table:table-cell>
          <table:table-cell office:value-type="float" office:value="1030" calcext:value-type="float">
            <text:p>1030</text:p>
          </table:table-cell>
          <table:table-cell office:value-type="float" office:value="1004.2" calcext:value-type="float">
            <text:p>1004.2</text:p>
          </table:table-cell>
          <table:table-cell office:value-type="float" office:value="1422.4" calcext:value-type="float">
            <text:p>1422.4</text:p>
          </table:table-cell>
          <table:table-cell office:value-type="float" office:value="151.530432215044" calcext:value-type="float">
            <text:p>151.530432215044</text:p>
          </table:table-cell>
          <table:table-cell office:value-type="float" office:value="12.8246359557651" calcext:value-type="float">
            <text:p>12.8246359557651</text:p>
          </table:table-cell>
          <table:table-cell office:value-type="float" office:value="418.2" calcext:value-type="float">
            <text:p>418.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3</text:p>
          </table:table-cell>
          <table:table-cell office:value-type="float" office:value="946" calcext:value-type="float">
            <text:p>946</text:p>
          </table:table-cell>
          <table:table-cell office:value-type="float" office:value="1485" calcext:value-type="float">
            <text:p>1485</text:p>
          </table:table-cell>
          <table:table-cell office:value-type="float" office:value="1255.4" calcext:value-type="float">
            <text:p>1255.4</text:p>
          </table:table-cell>
          <table:table-cell office:value-type="float" office:value="1266" calcext:value-type="float">
            <text:p>1266</text:p>
          </table:table-cell>
          <table:table-cell office:value-type="float" office:value="1300" calcext:value-type="float">
            <text:p>1300</text:p>
          </table:table-cell>
          <table:table-cell office:value-type="float" office:value="1102.7" calcext:value-type="float">
            <text:p>1102.7</text:p>
          </table:table-cell>
          <table:table-cell office:value-type="float" office:value="1402.5" calcext:value-type="float">
            <text:p>1402.5</text:p>
          </table:table-cell>
          <table:table-cell office:value-type="float" office:value="120.532431793663" calcext:value-type="float">
            <text:p>120.532431793663</text:p>
          </table:table-cell>
          <table:table-cell office:value-type="float" office:value="9.60111771496437" calcext:value-type="float">
            <text:p>9.60111771496437</text:p>
          </table:table-cell>
          <table:table-cell office:value-type="float" office:value="299.8" calcext:value-type="float">
            <text:p>299.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4</text:p>
          </table:table-cell>
          <table:table-cell office:value-type="float" office:value="577" calcext:value-type="float">
            <text:p>577</text:p>
          </table:table-cell>
          <table:table-cell office:value-type="float" office:value="1482" calcext:value-type="float">
            <text:p>1482</text:p>
          </table:table-cell>
          <table:table-cell office:value-type="float" office:value="1310.46017699115" calcext:value-type="float">
            <text:p>1310.46017699115</text:p>
          </table:table-cell>
          <table:table-cell office:value-type="float" office:value="1354" calcext:value-type="float">
            <text:p>1354</text:p>
          </table:table-cell>
          <table:table-cell office:value-type="float" office:value="1350" calcext:value-type="float">
            <text:p>1350</text:p>
          </table:table-cell>
          <table:table-cell office:value-type="float" office:value="1181.2" calcext:value-type="float">
            <text:p>1181.2</text:p>
          </table:table-cell>
          <table:table-cell office:value-type="float" office:value="1441.8" calcext:value-type="float">
            <text:p>1441.8</text:p>
          </table:table-cell>
          <table:table-cell office:value-type="float" office:value="146.897500428398" calcext:value-type="float">
            <text:p>146.897500428398</text:p>
          </table:table-cell>
          <table:table-cell office:value-type="float" office:value="11.2096119369059" calcext:value-type="float">
            <text:p>11.2096119369059</text:p>
          </table:table-cell>
          <table:table-cell office:value-type="float" office:value="260.6" calcext:value-type="float">
            <text:p>260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5</text:p>
          </table:table-cell>
          <table:table-cell office:value-type="float" office:value="842" calcext:value-type="float">
            <text:p>842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  <table:table-cell office:value-type="float" office:value="1006" calcext:value-type="float">
            <text:p>1006</text:p>
          </table:table-cell>
          <table:table-cell office:value-type="float" office:value="970" calcext:value-type="float">
            <text:p>970</text:p>
          </table:table-cell>
          <table:table-cell office:value-type="float" office:value="911.3" calcext:value-type="float">
            <text:p>911.3</text:p>
          </table:table-cell>
          <table:table-cell office:value-type="float" office:value="1343.6" calcext:value-type="float">
            <text:p>1343.6</text:p>
          </table:table-cell>
          <table:table-cell office:value-type="float" office:value="154.6687872033" calcext:value-type="float">
            <text:p>154.6687872033</text:p>
          </table:table-cell>
          <table:table-cell office:value-type="float" office:value="14.5913950191793" calcext:value-type="float">
            <text:p>14.5913950191793</text:p>
          </table:table-cell>
          <table:table-cell office:value-type="float" office:value="432.3" calcext:value-type="float">
            <text:p>432.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6</text:p>
          </table:table-cell>
          <table:table-cell office:value-type="float" office:value="851" calcext:value-type="float">
            <text:p>851</text:p>
          </table:table-cell>
          <table:table-cell office:value-type="float" office:value="1455" calcext:value-type="float">
            <text:p>1455</text:p>
          </table:table-cell>
          <table:table-cell office:value-type="float" office:value="1078.01265822785" calcext:value-type="float">
            <text:p>1078.01265822785</text:p>
          </table:table-cell>
          <table:table-cell office:value-type="float" office:value="1039" calcext:value-type="float">
            <text:p>1039</text:p>
          </table:table-cell>
          <table:table-cell office:value-type="float" office:value="960" calcext:value-type="float">
            <text:p>960</text:p>
          </table:table-cell>
          <table:table-cell office:value-type="float" office:value="931" calcext:value-type="float">
            <text:p>931</text:p>
          </table:table-cell>
          <table:table-cell office:value-type="float" office:value="1289.8" calcext:value-type="float">
            <text:p>1289.8</text:p>
          </table:table-cell>
          <table:table-cell office:value-type="float" office:value="146.965414880673" calcext:value-type="float">
            <text:p>146.965414880673</text:p>
          </table:table-cell>
          <table:table-cell office:value-type="float" office:value="13.6329952861843" calcext:value-type="float">
            <text:p>13.6329952861843</text:p>
          </table:table-cell>
          <table:table-cell office:value-type="float" office:value="358.8" calcext:value-type="float">
            <text:p>358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7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  <table:table-cell office:value-type="float" office:value="1183.70192307692" calcext:value-type="float">
            <text:p>1183.70192307692</text:p>
          </table:table-cell>
          <table:table-cell office:value-type="float" office:value="1192.5" calcext:value-type="float">
            <text:p>1192.5</text:p>
          </table:table-cell>
          <table:table-cell office:value-type="float" office:value="1050" calcext:value-type="float">
            <text:p>1050</text:p>
          </table:table-cell>
          <table:table-cell office:value-type="float" office:value="1055.2" calcext:value-type="float">
            <text:p>1055.2</text:p>
          </table:table-cell>
          <table:table-cell office:value-type="float" office:value="1345.1" calcext:value-type="float">
            <text:p>1345.1</text:p>
          </table:table-cell>
          <table:table-cell office:value-type="float" office:value="164.083561461522" calcext:value-type="float">
            <text:p>164.083561461522</text:p>
          </table:table-cell>
          <table:table-cell office:value-type="float" office:value="13.8618986978581" calcext:value-type="float">
            <text:p>13.8618986978581</text:p>
          </table:table-cell>
          <table:table-cell office:value-type="float" office:value="289.9" calcext:value-type="float">
            <text:p>289.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8</text:p>
          </table:table-cell>
          <table:table-cell office:value-type="float" office:value="1009" calcext:value-type="float">
            <text:p>1009</text:p>
          </table:table-cell>
          <table:table-cell office:value-type="float" office:value="1466" calcext:value-type="float">
            <text:p>1466</text:p>
          </table:table-cell>
          <table:table-cell office:value-type="float" office:value="1253.6049382716" calcext:value-type="float">
            <text:p>1253.6049382716</text:p>
          </table:table-cell>
          <table:table-cell office:value-type="float" office:value="1256" calcext:value-type="float">
            <text:p>1256</text:p>
          </table:table-cell>
          <table:table-cell office:value-type="float" office:value="1370" calcext:value-type="float">
            <text:p>1370</text:p>
          </table:table-cell>
          <table:table-cell office:value-type="float" office:value="1110" calcext:value-type="float">
            <text:p>1110</text:p>
          </table:table-cell>
          <table:table-cell office:value-type="float" office:value="1386" calcext:value-type="float">
            <text:p>1386</text:p>
          </table:table-cell>
          <table:table-cell office:value-type="float" office:value="117.081561209734" calcext:value-type="float">
            <text:p>117.081561209734</text:p>
          </table:table-cell>
          <table:table-cell office:value-type="float" office:value="9.33958998048929" calcext:value-type="float">
            <text:p>9.33958998048929</text:p>
          </table:table-cell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29</text:p>
          </table:table-cell>
          <table:table-cell office:value-type="float" office:value="279" calcext:value-type="float">
            <text:p>279</text:p>
          </table:table-cell>
          <table:table-cell office:value-type="float" office:value="1471" calcext:value-type="float">
            <text:p>1471</text:p>
          </table:table-cell>
          <table:table-cell office:value-type="float" office:value="1137.0350877193" calcext:value-type="float">
            <text:p>1137.0350877193</text:p>
          </table:table-cell>
          <table:table-cell office:value-type="float" office:value="1114" calcext:value-type="float">
            <text:p>1114</text:p>
          </table:table-cell>
          <table:table-cell office:value-type="float" office:value="1060" calcext:value-type="float">
            <text:p>1060</text:p>
          </table:table-cell>
          <table:table-cell office:value-type="float" office:value="1023.6" calcext:value-type="float">
            <text:p>1023.6</text:p>
          </table:table-cell>
          <table:table-cell office:value-type="float" office:value="1299.8" calcext:value-type="float">
            <text:p>1299.8</text:p>
          </table:table-cell>
          <table:table-cell office:value-type="float" office:value="165.320032157574" calcext:value-type="float">
            <text:p>165.320032157574</text:p>
          </table:table-cell>
          <table:table-cell office:value-type="float" office:value="14.5395717285364" calcext:value-type="float">
            <text:p>14.5395717285364</text:p>
          </table:table-cell>
          <table:table-cell office:value-type="float" office:value="276.2" calcext:value-type="float">
            <text:p>276.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0m30</text:p>
          </table:table-cell>
          <table:table-cell office:value-type="float" office:value="1020" calcext:value-type="float">
            <text:p>1020</text:p>
          </table:table-cell>
          <table:table-cell office:value-type="float" office:value="1462" calcext:value-type="float">
            <text:p>1462</text:p>
          </table:table-cell>
          <table:table-cell office:value-type="float" office:value="1189.3488372093" calcext:value-type="float">
            <text:p>1189.3488372093</text:p>
          </table:table-cell>
          <table:table-cell office:value-type="float" office:value="1156" calcext:value-type="float">
            <text:p>1156</text:p>
          </table:table-cell>
          <table:table-cell office:value-type="float" office:value="1020" calcext:value-type="float">
            <text:p>1020</text:p>
          </table:table-cell>
          <table:table-cell office:value-type="float" office:value="1037.6" calcext:value-type="float">
            <text:p>1037.6</text:p>
          </table:table-cell>
          <table:table-cell office:value-type="float" office:value="1404.8" calcext:value-type="float">
            <text:p>1404.8</text:p>
          </table:table-cell>
          <table:table-cell office:value-type="float" office:value="137.411423196204" calcext:value-type="float">
            <text:p>137.411423196204</text:p>
          </table:table-cell>
          <table:table-cell office:value-type="float" office:value="11.5535004447162" calcext:value-type="float">
            <text:p>11.5535004447162</text:p>
          </table:table-cell>
          <table:table-cell office:value-type="float" office:value="367.2" calcext:value-type="float">
            <text:p>367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0</text:p>
          </table:table-cell>
          <table:table-cell office:value-type="float" office:value="807" calcext:value-type="float">
            <text:p>807</text:p>
          </table:table-cell>
          <table:table-cell office:value-type="float" office:value="1486" calcext:value-type="float">
            <text:p>1486</text:p>
          </table:table-cell>
          <table:table-cell office:value-type="float" office:value="1257.14940364093" calcext:value-type="float">
            <text:p>1257.14940364093</text:p>
          </table:table-cell>
          <table:table-cell office:value-type="float" office:value="1287" calcext:value-type="float">
            <text:p>1287</text:p>
          </table:table-cell>
          <table:table-cell office:value-type="float" office:value="1300" calcext:value-type="float">
            <text:p>1300</text:p>
          </table:table-cell>
          <table:table-cell office:value-type="float" office:value="1040" calcext:value-type="float">
            <text:p>1040</text:p>
          </table:table-cell>
          <table:table-cell office:value-type="float" office:value="1431.8" calcext:value-type="float">
            <text:p>1431.8</text:p>
          </table:table-cell>
          <table:table-cell office:value-type="float" office:value="146.564918733047" calcext:value-type="float">
            <text:p>146.564918733047</text:p>
          </table:table-cell>
          <table:table-cell office:value-type="float" office:value="11.6585123700149" calcext:value-type="float">
            <text:p>11.6585123700149</text:p>
          </table:table-cell>
          <table:table-cell office:value-type="float" office:value="391.8" calcext:value-type="float">
            <text:p>391.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1</text:p>
          </table:table-cell>
          <table:table-cell office:value-type="float" office:value="193" calcext:value-type="float">
            <text:p>193</text:p>
          </table:table-cell>
          <table:table-cell office:value-type="float" office:value="1486" calcext:value-type="float">
            <text:p>1486</text:p>
          </table:table-cell>
          <table:table-cell office:value-type="float" office:value="1097.68975332068" calcext:value-type="float">
            <text:p>1097.68975332068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office:value-type="float" office:value="920" calcext:value-type="float">
            <text:p>920</text:p>
          </table:table-cell>
          <table:table-cell office:value-type="float" office:value="1349.7" calcext:value-type="float">
            <text:p>1349.7</text:p>
          </table:table-cell>
          <table:table-cell office:value-type="float" office:value="162.373186837414" calcext:value-type="float">
            <text:p>162.373186837414</text:p>
          </table:table-cell>
          <table:table-cell office:value-type="float" office:value="14.7922658789708" calcext:value-type="float">
            <text:p>14.7922658789708</text:p>
          </table:table-cell>
          <table:table-cell office:value-type="float" office:value="429.7" calcext:value-type="float">
            <text:p>429.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2</text:p>
          </table:table-cell>
          <table:table-cell office:value-type="float" office:value="70" calcext:value-type="float">
            <text:p>70</text:p>
          </table:table-cell>
          <table:table-cell office:value-type="float" office:value="1052" calcext:value-type="float">
            <text:p>1052</text:p>
          </table:table-cell>
          <table:table-cell office:value-type="float" office:value="617.51724137931" calcext:value-type="float">
            <text:p>617.51724137931</text:p>
          </table:table-cell>
          <table:table-cell office:value-type="float" office:value="653" calcext:value-type="float">
            <text:p>653</text:p>
          </table:table-cell>
          <table:table-cell office:value-type="float" office:value="940" calcext:value-type="float">
            <text:p>940</text:p>
          </table:table-cell>
          <table:table-cell office:value-type="float" office:value="249.8" calcext:value-type="float">
            <text:p>249.8</text:p>
          </table:table-cell>
          <table:table-cell office:value-type="float" office:value="958" calcext:value-type="float">
            <text:p>958</text:p>
          </table:table-cell>
          <table:table-cell office:value-type="float" office:value="277.991718680204" calcext:value-type="float">
            <text:p>277.991718680204</text:p>
          </table:table-cell>
          <table:table-cell office:value-type="float" office:value="45.0176448611007" calcext:value-type="float">
            <text:p>45.0176448611007</text:p>
          </table:table-cell>
          <table:table-cell office:value-type="float" office:value="708.2" calcext:value-type="float">
            <text:p>708.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3</text:p>
          </table:table-cell>
          <table:table-cell office:value-type="float" office:value="300" calcext:value-type="float">
            <text:p>300</text:p>
          </table:table-cell>
          <table:table-cell office:value-type="float" office:value="1486" calcext:value-type="float">
            <text:p>1486</text:p>
          </table:table-cell>
          <table:table-cell office:value-type="float" office:value="1359.66079295154" calcext:value-type="float">
            <text:p>1359.66079295154</text:p>
          </table:table-cell>
          <table:table-cell office:value-type="float" office:value="1394" calcext:value-type="float">
            <text:p>1394</text:p>
          </table:table-cell>
          <table:table-cell office:value-type="float" office:value="1450" calcext:value-type="float">
            <text:p>1450</text:p>
          </table:table-cell>
          <table:table-cell office:value-type="float" office:value="1212.2" calcext:value-type="float">
            <text:p>1212.2</text:p>
          </table:table-cell>
          <table:table-cell office:value-type="float" office:value="1467" calcext:value-type="float">
            <text:p>1467</text:p>
          </table:table-cell>
          <table:table-cell office:value-type="float" office:value="139.016534336163" calcext:value-type="float">
            <text:p>139.016534336163</text:p>
          </table:table-cell>
          <table:table-cell office:value-type="float" office:value="10.2243541225004" calcext:value-type="float">
            <text:p>10.2243541225004</text:p>
          </table:table-cell>
          <table:table-cell office:value-type="float" office:value="254.8" calcext:value-type="float">
            <text:p>254.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4</text:p>
          </table:table-cell>
          <table:table-cell office:value-type="float" office:value="163" calcext:value-type="float">
            <text:p>163</text:p>
          </table:table-cell>
          <table:table-cell office:value-type="float" office:value="1479" calcext:value-type="float">
            <text:p>1479</text:p>
          </table:table-cell>
          <table:table-cell office:value-type="float" office:value="946.31067961165" calcext:value-type="float">
            <text:p>946.31067961165</text:p>
          </table:table-cell>
          <table:table-cell office:value-type="float" office:value="972" calcext:value-type="float">
            <text:p>972</text:p>
          </table:table-cell>
          <table:table-cell office:value-type="float" office:value="930" calcext:value-type="float">
            <text:p>930</text:p>
          </table:table-cell>
          <table:table-cell office:value-type="float" office:value="858.5" calcext:value-type="float">
            <text:p>858.5</text:p>
          </table:table-cell>
          <table:table-cell office:value-type="float" office:value="1113.5" calcext:value-type="float">
            <text:p>1113.5</text:p>
          </table:table-cell>
          <table:table-cell office:value-type="float" office:value="244.129335139457" calcext:value-type="float">
            <text:p>244.129335139457</text:p>
          </table:table-cell>
          <table:table-cell office:value-type="float" office:value="25.7980112027948" calcext:value-type="float">
            <text:p>25.7980112027948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5</text:p>
          </table:table-cell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666.191489361702" calcext:value-type="float">
            <text:p>666.191489361702</text:p>
          </table:table-cell>
          <table:table-cell office:value-type="float" office:value="657.5" calcext:value-type="float">
            <text:p>657.5</text:p>
          </table:table-cell>
          <table:table-cell office:value-type="float" office:value="620" calcext:value-type="float">
            <text:p>620</text:p>
          </table:table-cell>
          <table:table-cell office:value-type="float" office:value="380.3" calcext:value-type="float">
            <text:p>380.3</text:p>
          </table:table-cell>
          <table:table-cell office:value-type="float" office:value="939.5" calcext:value-type="float">
            <text:p>939.5</text:p>
          </table:table-cell>
          <table:table-cell office:value-type="float" office:value="196.397242638581" calcext:value-type="float">
            <text:p>196.397242638581</text:p>
          </table:table-cell>
          <table:table-cell office:value-type="float" office:value="29.4805991632758" calcext:value-type="float">
            <text:p>29.4805991632758</text:p>
          </table:table-cell>
          <table:table-cell office:value-type="float" office:value="559.2" calcext:value-type="float">
            <text:p>559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6</text:p>
          </table:table-cell>
          <table:table-cell office:value-type="float" office:value="302" calcext:value-type="float">
            <text:p>302</text:p>
          </table:table-cell>
          <table:table-cell office:value-type="float" office:value="963" calcext:value-type="float">
            <text:p>963</text:p>
          </table:table-cell>
          <table:table-cell office:value-type="float" office:value="588.684931506849" calcext:value-type="float">
            <text:p>588.684931506849</text:p>
          </table:table-cell>
          <table:table-cell office:value-type="float" office:value="568" calcext:value-type="float">
            <text:p>568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office:value-type="float" office:value="778.8" calcext:value-type="float">
            <text:p>778.8</text:p>
          </table:table-cell>
          <table:table-cell office:value-type="float" office:value="128.041104154565" calcext:value-type="float">
            <text:p>128.041104154565</text:p>
          </table:table-cell>
          <table:table-cell office:value-type="float" office:value="21.750362087037" calcext:value-type="float">
            <text:p>21.750362087037</text:p>
          </table:table-cell>
          <table:table-cell office:value-type="float" office:value="307.8" calcext:value-type="float">
            <text:p>307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7</text:p>
          </table:table-cell>
          <table:table-cell office:value-type="float" office:value="333" calcext:value-type="float">
            <text:p>333</text:p>
          </table:table-cell>
          <table:table-cell office:value-type="float" office:value="953" calcext:value-type="float">
            <text:p>953</text:p>
          </table:table-cell>
          <table:table-cell office:value-type="float" office:value="675.849557522124" calcext:value-type="float">
            <text:p>675.849557522124</text:p>
          </table:table-cell>
          <table:table-cell office:value-type="float" office:value="655" calcext:value-type="float">
            <text:p>655</text:p>
          </table:table-cell>
          <table:table-cell office:value-type="float" office:value="640" calcext:value-type="float">
            <text:p>640</text:p>
          </table:table-cell>
          <table:table-cell office:value-type="float" office:value="496.4" calcext:value-type="float">
            <text:p>496.4</text:p>
          </table:table-cell>
          <table:table-cell office:value-type="float" office:value="877.4" calcext:value-type="float">
            <text:p>877.4</text:p>
          </table:table-cell>
          <table:table-cell office:value-type="float" office:value="140.664952815886" calcext:value-type="float">
            <text:p>140.664952815886</text:p>
          </table:table-cell>
          <table:table-cell office:value-type="float" office:value="20.813056877866" calcext:value-type="float">
            <text:p>20.813056877866</text:p>
          </table:table-cell>
          <table:table-cell office:value-type="float" office:value="381" calcext:value-type="float">
            <text:p>3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8</text:p>
          </table:table-cell>
          <table:table-cell office:value-type="float" office:value="252" calcext:value-type="float">
            <text:p>252</text:p>
          </table:table-cell>
          <table:table-cell office:value-type="float" office:value="1471" calcext:value-type="float">
            <text:p>1471</text:p>
          </table:table-cell>
          <table:table-cell office:value-type="float" office:value="802.033333333333" calcext:value-type="float">
            <text:p>802.033333333333</text:p>
          </table:table-cell>
          <table:table-cell office:value-type="float" office:value="728.5" calcext:value-type="float">
            <text:p>728.5</text:p>
          </table:table-cell>
          <table:table-cell office:value-type="float" office:value="640" calcext:value-type="float">
            <text:p>640</text:p>
          </table:table-cell>
          <table:table-cell office:value-type="float" office:value="384.3" calcext:value-type="float">
            <text:p>384.3</text:p>
          </table:table-cell>
          <table:table-cell office:value-type="float" office:value="1388.9" calcext:value-type="float">
            <text:p>1388.9</text:p>
          </table:table-cell>
          <table:table-cell office:value-type="float" office:value="327.658922757982" calcext:value-type="float">
            <text:p>327.658922757982</text:p>
          </table:table-cell>
          <table:table-cell office:value-type="float" office:value="40.8535292911328" calcext:value-type="float">
            <text:p>40.8535292911328</text:p>
          </table:table-cell>
          <table:table-cell office:value-type="float" office:value="1004.6" calcext:value-type="float">
            <text:p>1004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09</text:p>
          </table:table-cell>
          <table:table-cell office:value-type="float" office:value="174" calcext:value-type="float">
            <text:p>174</text:p>
          </table:table-cell>
          <table:table-cell office:value-type="float" office:value="1290" calcext:value-type="float">
            <text:p>1290</text:p>
          </table:table-cell>
          <table:table-cell office:value-type="float" office:value="652.333333333333" calcext:value-type="float">
            <text:p>652.333333333333</text:p>
          </table:table-cell>
          <table:table-cell office:value-type="float" office:value="609" calcext:value-type="float">
            <text:p>609</text:p>
          </table:table-cell>
          <table:table-cell office:value-type="float" office:value="650" calcext:value-type="float">
            <text:p>650</text:p>
          </table:table-cell>
          <table:table-cell office:value-type="float" office:value="475.2" calcext:value-type="float">
            <text:p>475.2</text:p>
          </table:table-cell>
          <table:table-cell office:value-type="float" office:value="884.8" calcext:value-type="float">
            <text:p>884.8</text:p>
          </table:table-cell>
          <table:table-cell office:value-type="float" office:value="166.065138915536" calcext:value-type="float">
            <text:p>166.065138915536</text:p>
          </table:table-cell>
          <table:table-cell office:value-type="float" office:value="25.4570984540934" calcext:value-type="float">
            <text:p>25.4570984540934</text:p>
          </table:table-cell>
          <table:table-cell office:value-type="float" office:value="409.6" calcext:value-type="float">
            <text:p>409.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10</text:p>
          </table:table-cell>
          <table:table-cell office:value-type="float" office:value="314" calcext:value-type="float">
            <text:p>314</text:p>
          </table:table-cell>
          <table:table-cell office:value-type="float" office:value="971" calcext:value-type="float">
            <text:p>971</text:p>
          </table:table-cell>
          <table:table-cell office:value-type="float" office:value="626.601851851852" calcext:value-type="float">
            <text:p>626.601851851852</text:p>
          </table:table-cell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454.5" calcext:value-type="float">
            <text:p>454.5</text:p>
          </table:table-cell>
          <table:table-cell office:value-type="float" office:value="801.4" calcext:value-type="float">
            <text:p>801.4</text:p>
          </table:table-cell>
          <table:table-cell office:value-type="float" office:value="135.098298571494" calcext:value-type="float">
            <text:p>135.098298571494</text:p>
          </table:table-cell>
          <table:table-cell office:value-type="float" office:value="21.5604690877031" calcext:value-type="float">
            <text:p>21.5604690877031</text:p>
          </table:table-cell>
          <table:table-cell office:value-type="float" office:value="346.9" calcext:value-type="float">
            <text:p>346.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11</text:p>
          </table:table-cell>
          <table:table-cell office:value-type="float" office:value="344" calcext:value-type="float">
            <text:p>344</text:p>
          </table:table-cell>
          <table:table-cell office:value-type="float" office:value="1004" calcext:value-type="float">
            <text:p>1004</text:p>
          </table:table-cell>
          <table:table-cell office:value-type="float" office:value="663.827586206897" calcext:value-type="float">
            <text:p>663.827586206897</text:p>
          </table:table-cell>
          <table:table-cell office:value-type="float" office:value="611" calcext:value-type="float">
            <text:p>611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908.2" calcext:value-type="float">
            <text:p>908.2</text:p>
          </table:table-cell>
          <table:table-cell office:value-type="float" office:value="154.730313538837" calcext:value-type="float">
            <text:p>154.730313538837</text:p>
          </table:table-cell>
          <table:table-cell office:value-type="float" office:value="23.308810413102" calcext:value-type="float">
            <text:p>23.308810413102</text:p>
          </table:table-cell>
          <table:table-cell office:value-type="float" office:value="408.2" calcext:value-type="float">
            <text:p>408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12</text:p>
          </table:table-cell>
          <table:table-cell office:value-type="float" office:value="826" calcext:value-type="float">
            <text:p>826</text:p>
          </table:table-cell>
          <table:table-cell office:value-type="float" office:value="1471" calcext:value-type="float">
            <text:p>1471</text:p>
          </table:table-cell>
          <table:table-cell office:value-type="float" office:value="1106.83962264151" calcext:value-type="float">
            <text:p>1106.83962264151</text:p>
          </table:table-cell>
          <table:table-cell office:value-type="float" office:value="1075.5" calcext:value-type="float">
            <text:p>1075.5</text:p>
          </table:table-cell>
          <table:table-cell office:value-type="float" office:value="1350" calcext:value-type="float">
            <text:p>1350</text:p>
          </table:table-cell>
          <table:table-cell office:value-type="float" office:value="914.5" calcext:value-type="float">
            <text:p>914.5</text:p>
          </table:table-cell>
          <table:table-cell office:value-type="float" office:value="1356" calcext:value-type="float">
            <text:p>1356</text:p>
          </table:table-cell>
          <table:table-cell office:value-type="float" office:value="167.308220661176" calcext:value-type="float">
            <text:p>167.308220661176</text:p>
          </table:table-cell>
          <table:table-cell office:value-type="float" office:value="15.1158503218279" calcext:value-type="float">
            <text:p>15.1158503218279</text:p>
          </table:table-cell>
          <table:table-cell office:value-type="float" office:value="441.5" calcext:value-type="float">
            <text:p>441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W_p1m13</text:p>
          </table:table-cell>
          <table:table-cell office:value-type="float" office:value="321" calcext:value-type="float">
            <text:p>321</text:p>
          </table:table-cell>
          <table:table-cell office:value-type="float" office:value="1427" calcext:value-type="float">
            <text:p>1427</text:p>
          </table:table-cell>
          <table:table-cell office:value-type="float" office:value="741.666666666667" calcext:value-type="float">
            <text:p>741.666666666667</text:p>
          </table:table-cell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449" calcext:value-type="float">
            <text:p>449</text:p>
          </table:table-cell>
          <table:table-cell office:value-type="float" office:value="939" calcext:value-type="float">
            <text:p>939</text:p>
          </table:table-cell>
          <table:table-cell office:value-type="float" office:value="264.712359615741" calcext:value-type="float">
            <text:p>264.712359615741</text:p>
          </table:table-cell>
          <table:table-cell office:value-type="float" office:value="35.6915541054932" calcext:value-type="float">
            <text:p>35.6915541054932</text:p>
          </table:table-cell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nem_S0_p0m00</text:p>
          </table:table-cell>
          <table:table-cell office:value-type="float" office:value="311" calcext:value-type="float">
            <text:p>311</text:p>
          </table:table-cell>
          <table:table-cell office:value-type="float" office:value="1490" calcext:value-type="float">
            <text:p>1490</text:p>
          </table:table-cell>
          <table:table-cell office:value-type="float" office:value="988.936170212766" calcext:value-type="float">
            <text:p>988.936170212766</text:p>
          </table:table-cell>
          <table:table-cell office:value-type="float" office:value="1178" calcext:value-type="float">
            <text:p>1178</text:p>
          </table:table-cell>
          <table:table-cell office:value-type="float" office:value="1620" calcext:value-type="float">
            <text:p>1620</text:p>
          </table:table-cell>
          <table:table-cell office:value-type="float" office:value="431.2" calcext:value-type="float">
            <text:p>431.2</text:p>
          </table:table-cell>
          <table:table-cell office:value-type="float" office:value="1428.2" calcext:value-type="float">
            <text:p>1428.2</text:p>
          </table:table-cell>
          <table:table-cell office:value-type="float" office:value="401.938148788892" calcext:value-type="float">
            <text:p>401.938148788892</text:p>
          </table:table-cell>
          <table:table-cell office:value-type="float" office:value="40.6434875066221" calcext:value-type="float">
            <text:p>40.6434875066221</text:p>
          </table:table-cell>
          <table:table-cell office:value-type="float" office:value="997" calcext:value-type="float">
            <text:p>99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1</text:p>
          </table:table-cell>
          <table:table-cell office:value-type="float" office:value="398" calcext:value-type="float">
            <text:p>398</text:p>
          </table:table-cell>
          <table:table-cell office:value-type="float" office:value="1500" calcext:value-type="float">
            <text:p>1500</text:p>
          </table:table-cell>
          <table:table-cell office:value-type="float" office:value="1351.81502890173" calcext:value-type="float">
            <text:p>1351.81502890173</text:p>
          </table:table-cell>
          <table:table-cell office:value-type="float" office:value="1393" calcext:value-type="float">
            <text:p>1393</text:p>
          </table:table-cell>
          <table:table-cell office:value-type="float" office:value="1570" calcext:value-type="float">
            <text:p>1570</text:p>
          </table:table-cell>
          <table:table-cell office:value-type="float" office:value="1175.2" calcext:value-type="float">
            <text:p>1175.2</text:p>
          </table:table-cell>
          <table:table-cell office:value-type="float" office:value="1484.8" calcext:value-type="float">
            <text:p>1484.8</text:p>
          </table:table-cell>
          <table:table-cell office:value-type="float" office:value="138.999708903093" calcext:value-type="float">
            <text:p>138.999708903093</text:p>
          </table:table-cell>
          <table:table-cell office:value-type="float" office:value="10.2824503302069" calcext:value-type="float">
            <text:p>10.2824503302069</text:p>
          </table:table-cell>
          <table:table-cell office:value-type="float" office:value="309.6" calcext:value-type="float">
            <text:p>309.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2</text:p>
          </table:table-cell>
          <table:table-cell office:value-type="float" office:value="430" calcext:value-type="float">
            <text:p>430</text:p>
          </table:table-cell>
          <table:table-cell office:value-type="float" office:value="1500" calcext:value-type="float">
            <text:p>1500</text:p>
          </table:table-cell>
          <table:table-cell office:value-type="float" office:value="1355.81107491857" calcext:value-type="float">
            <text:p>1355.81107491857</text:p>
          </table:table-cell>
          <table:table-cell office:value-type="float" office:value="1376" calcext:value-type="float">
            <text:p>1376</text:p>
          </table:table-cell>
          <table:table-cell office:value-type="float" office:value="1580" calcext:value-type="float">
            <text:p>1580</text:p>
          </table:table-cell>
          <table:table-cell office:value-type="float" office:value="1204" calcext:value-type="float">
            <text:p>1204</text:p>
          </table:table-cell>
          <table:table-cell office:value-type="float" office:value="1474" calcext:value-type="float">
            <text:p>1474</text:p>
          </table:table-cell>
          <table:table-cell office:value-type="float" office:value="114.454646701019" calcext:value-type="float">
            <text:p>114.454646701019</text:p>
          </table:table-cell>
          <table:table-cell office:value-type="float" office:value="8.44178431776667" calcext:value-type="float">
            <text:p>8.44178431776667</text:p>
          </table:table-cell>
          <table:table-cell office:value-type="float" office:value="270" calcext:value-type="float">
            <text:p>2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3</text:p>
          </table:table-cell>
          <table:table-cell office:value-type="float" office:value="207" calcext:value-type="float">
            <text:p>207</text:p>
          </table:table-cell>
          <table:table-cell office:value-type="float" office:value="1498" calcext:value-type="float">
            <text:p>1498</text:p>
          </table:table-cell>
          <table:table-cell office:value-type="float" office:value="1315.07547169811" calcext:value-type="float">
            <text:p>1315.07547169811</text:p>
          </table:table-cell>
          <table:table-cell office:value-type="float" office:value="1392" calcext:value-type="float">
            <text:p>1392</text:p>
          </table:table-cell>
          <table:table-cell office:value-type="float" office:value="1580" calcext:value-type="float">
            <text:p>1580</text:p>
          </table:table-cell>
          <table:table-cell office:value-type="float" office:value="1199" calcext:value-type="float">
            <text:p>1199</text:p>
          </table:table-cell>
          <table:table-cell office:value-type="float" office:value="1484" calcext:value-type="float">
            <text:p>1484</text:p>
          </table:table-cell>
          <table:table-cell office:value-type="float" office:value="263.973436546476" calcext:value-type="float">
            <text:p>263.973436546476</text:p>
          </table:table-cell>
          <table:table-cell office:value-type="float" office:value="20.0728735519351" calcext:value-type="float">
            <text:p>20.0728735519351</text:p>
          </table:table-cell>
          <table:table-cell office:value-type="float" office:value="285" calcext:value-type="float">
            <text:p>2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4</text:p>
          </table:table-cell>
          <table:table-cell office:value-type="float" office:value="291" calcext:value-type="float">
            <text:p>291</text:p>
          </table:table-cell>
          <table:table-cell office:value-type="float" office:value="1499" calcext:value-type="float">
            <text:p>1499</text:p>
          </table:table-cell>
          <table:table-cell office:value-type="float" office:value="1304.28244274809" calcext:value-type="float">
            <text:p>1304.28244274809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215" calcext:value-type="float">
            <text:p>1215</text:p>
          </table:table-cell>
          <table:table-cell office:value-type="float" office:value="1470" calcext:value-type="float">
            <text:p>1470</text:p>
          </table:table-cell>
          <table:table-cell office:value-type="float" office:value="246.310538042752" calcext:value-type="float">
            <text:p>246.310538042752</text:p>
          </table:table-cell>
          <table:table-cell office:value-type="float" office:value="18.8847545569794" calcext:value-type="float">
            <text:p>18.8847545569794</text:p>
          </table:table-cell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5</text:p>
          </table:table-cell>
          <table:table-cell office:value-type="float" office:value="1073" calcext:value-type="float">
            <text:p>1073</text:p>
          </table:table-cell>
          <table:table-cell office:value-type="float" office:value="1500" calcext:value-type="float">
            <text:p>1500</text:p>
          </table:table-cell>
          <table:table-cell office:value-type="float" office:value="1328.09178743961" calcext:value-type="float">
            <text:p>1328.09178743961</text:p>
          </table:table-cell>
          <table:table-cell office:value-type="float" office:value="1345" calcext:value-type="float">
            <text:p>1345</text:p>
          </table:table-cell>
          <table:table-cell office:value-type="float" office:value="1520" calcext:value-type="float">
            <text:p>1520</text:p>
          </table:table-cell>
          <table:table-cell office:value-type="float" office:value="1161.6" calcext:value-type="float">
            <text:p>1161.6</text:p>
          </table:table-cell>
          <table:table-cell office:value-type="float" office:value="1477.8" calcext:value-type="float">
            <text:p>1477.8</text:p>
          </table:table-cell>
          <table:table-cell office:value-type="float" office:value="120.321923690473" calcext:value-type="float">
            <text:p>120.321923690473</text:p>
          </table:table-cell>
          <table:table-cell office:value-type="float" office:value="9.05975963622497" calcext:value-type="float">
            <text:p>9.05975963622497</text:p>
          </table:table-cell>
          <table:table-cell office:value-type="float" office:value="316.2" calcext:value-type="float">
            <text:p>316.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6</text:p>
          </table:table-cell>
          <table:table-cell office:value-type="float" office:value="312" calcext:value-type="float">
            <text:p>312</text:p>
          </table:table-cell>
          <table:table-cell office:value-type="float" office:value="1496" calcext:value-type="float">
            <text:p>1496</text:p>
          </table:table-cell>
          <table:table-cell office:value-type="float" office:value="1296.53731343284" calcext:value-type="float">
            <text:p>1296.53731343284</text:p>
          </table:table-cell>
          <table:table-cell office:value-type="float" office:value="1362" calcext:value-type="float">
            <text:p>1362</text:p>
          </table:table-cell>
          <table:table-cell office:value-type="float" office:value="1590" calcext:value-type="float">
            <text:p>1590</text:p>
          </table:table-cell>
          <table:table-cell office:value-type="float" office:value="1238.2" calcext:value-type="float">
            <text:p>1238.2</text:p>
          </table:table-cell>
          <table:table-cell office:value-type="float" office:value="1452.6" calcext:value-type="float">
            <text:p>1452.6</text:p>
          </table:table-cell>
          <table:table-cell office:value-type="float" office:value="254.923359151644" calcext:value-type="float">
            <text:p>254.923359151644</text:p>
          </table:table-cell>
          <table:table-cell office:value-type="float" office:value="19.6618605967216" calcext:value-type="float">
            <text:p>19.6618605967216</text:p>
          </table:table-cell>
          <table:table-cell office:value-type="float" office:value="214.4" calcext:value-type="float">
            <text:p>214.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7</text:p>
          </table:table-cell>
          <table:table-cell office:value-type="float" office:value="861" calcext:value-type="float">
            <text:p>861</text:p>
          </table:table-cell>
          <table:table-cell office:value-type="float" office:value="1493" calcext:value-type="float">
            <text:p>1493</text:p>
          </table:table-cell>
          <table:table-cell office:value-type="float" office:value="1259.94444444444" calcext:value-type="float">
            <text:p>1259.94444444444</text:p>
          </table:table-cell>
          <table:table-cell office:value-type="float" office:value="1272.5" calcext:value-type="float">
            <text:p>1272.5</text:p>
          </table:table-cell>
          <table:table-cell office:value-type="float" office:value="1840" calcext:value-type="float">
            <text:p>1840</text:p>
          </table:table-cell>
          <table:table-cell office:value-type="float" office:value="1101" calcext:value-type="float">
            <text:p>1101</text:p>
          </table:table-cell>
          <table:table-cell office:value-type="float" office:value="1443.5" calcext:value-type="float">
            <text:p>1443.5</text:p>
          </table:table-cell>
          <table:table-cell office:value-type="float" office:value="154.310992932074" calcext:value-type="float">
            <text:p>154.310992932074</text:p>
          </table:table-cell>
          <table:table-cell office:value-type="float" office:value="12.247444211726" calcext:value-type="float">
            <text:p>12.247444211726</text:p>
          </table:table-cell>
          <table:table-cell office:value-type="float" office:value="342.5" calcext:value-type="float">
            <text:p>342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8</text:p>
          </table:table-cell>
          <table:table-cell office:value-type="float" office:value="212" calcext:value-type="float">
            <text:p>212</text:p>
          </table:table-cell>
          <table:table-cell office:value-type="float" office:value="1499" calcext:value-type="float">
            <text:p>1499</text:p>
          </table:table-cell>
          <table:table-cell office:value-type="float" office:value="1358.25789473684" calcext:value-type="float">
            <text:p>1358.25789473684</text:p>
          </table:table-cell>
          <table:table-cell office:value-type="float" office:value="1385.5" calcext:value-type="float">
            <text:p>1385.5</text:p>
          </table:table-cell>
          <table:table-cell office:value-type="float" office:value="1610" calcext:value-type="float">
            <text:p>1610</text:p>
          </table:table-cell>
          <table:table-cell office:value-type="float" office:value="1247.8" calcext:value-type="float">
            <text:p>1247.8</text:p>
          </table:table-cell>
          <table:table-cell office:value-type="float" office:value="1479.1" calcext:value-type="float">
            <text:p>1479.1</text:p>
          </table:table-cell>
          <table:table-cell office:value-type="float" office:value="152.733685351487" calcext:value-type="float">
            <text:p>152.733685351487</text:p>
          </table:table-cell>
          <table:table-cell office:value-type="float" office:value="11.2448222052174" calcext:value-type="float">
            <text:p>11.2448222052174</text:p>
          </table:table-cell>
          <table:table-cell office:value-type="float" office:value="231.3" calcext:value-type="float">
            <text:p>231.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09</text:p>
          </table:table-cell>
          <table:table-cell office:value-type="float" office:value="68" calcext:value-type="float">
            <text:p>68</text:p>
          </table:table-cell>
          <table:table-cell office:value-type="float" office:value="1500" calcext:value-type="float">
            <text:p>1500</text:p>
          </table:table-cell>
          <table:table-cell office:value-type="float" office:value="1309.60927152318" calcext:value-type="float">
            <text:p>1309.60927152318</text:p>
          </table:table-cell>
          <table:table-cell office:value-type="float" office:value="1344" calcext:value-type="float">
            <text:p>1344</text:p>
          </table:table-cell>
          <table:table-cell office:value-type="float" office:value="1520" calcext:value-type="float">
            <text:p>1520</text:p>
          </table:table-cell>
          <table:table-cell office:value-type="float" office:value="1159" calcext:value-type="float">
            <text:p>1159</text:p>
          </table:table-cell>
          <table:table-cell office:value-type="float" office:value="1478" calcext:value-type="float">
            <text:p>1478</text:p>
          </table:table-cell>
          <table:table-cell office:value-type="float" office:value="184.529418558304" calcext:value-type="float">
            <text:p>184.529418558304</text:p>
          </table:table-cell>
          <table:table-cell office:value-type="float" office:value="14.0904178498738" calcext:value-type="float">
            <text:p>14.0904178498738</text:p>
          </table:table-cell>
          <table:table-cell office:value-type="float" office:value="319" calcext:value-type="float">
            <text:p>3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0</text:p>
          </table:table-cell>
          <table:table-cell office:value-type="float" office:value="352" calcext:value-type="float">
            <text:p>352</text:p>
          </table:table-cell>
          <table:table-cell office:value-type="float" office:value="1499" calcext:value-type="float">
            <text:p>1499</text:p>
          </table:table-cell>
          <table:table-cell office:value-type="float" office:value="1195.93548387097" calcext:value-type="float">
            <text:p>1195.93548387097</text:p>
          </table:table-cell>
          <table:table-cell office:value-type="float" office:value="1320.5" calcext:value-type="float">
            <text:p>1320.5</text:p>
          </table:table-cell>
          <table:table-cell office:value-type="float" office:value="1630" calcext:value-type="float">
            <text:p>1630</text:p>
          </table:table-cell>
          <table:table-cell office:value-type="float" office:value="723.1" calcext:value-type="float">
            <text:p>723.1</text:p>
          </table:table-cell>
          <table:table-cell office:value-type="float" office:value="1439.7" calcext:value-type="float">
            <text:p>1439.7</text:p>
          </table:table-cell>
          <table:table-cell office:value-type="float" office:value="296.325633409153" calcext:value-type="float">
            <text:p>296.325633409153</text:p>
          </table:table-cell>
          <table:table-cell office:value-type="float" office:value="24.7777273444563" calcext:value-type="float">
            <text:p>24.7777273444563</text:p>
          </table:table-cell>
          <table:table-cell office:value-type="float" office:value="716.6" calcext:value-type="float">
            <text:p>716.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1</text:p>
          </table:table-cell>
          <table:table-cell office:value-type="float" office:value="1103" calcext:value-type="float">
            <text:p>1103</text:p>
          </table:table-cell>
          <table:table-cell office:value-type="float" office:value="1500" calcext:value-type="float">
            <text:p>1500</text:p>
          </table:table-cell>
          <table:table-cell office:value-type="float" office:value="1339.36936936937" calcext:value-type="float">
            <text:p>1339.36936936937</text:p>
          </table:table-cell>
          <table:table-cell office:value-type="float" office:value="1353" calcext:value-type="float">
            <text:p>1353</text:p>
          </table:table-cell>
          <table:table-cell office:value-type="float" office:value="1660" calcext:value-type="float">
            <text:p>1660</text:p>
          </table:table-cell>
          <table:table-cell office:value-type="float" office:value="1190" calcext:value-type="float">
            <text:p>1190</text:p>
          </table:table-cell>
          <table:table-cell office:value-type="float" office:value="1475" calcext:value-type="float">
            <text:p>1475</text:p>
          </table:table-cell>
          <table:table-cell office:value-type="float" office:value="105.78236044118" calcext:value-type="float">
            <text:p>105.78236044118</text:p>
          </table:table-cell>
          <table:table-cell office:value-type="float" office:value="7.89792292256071" calcext:value-type="float">
            <text:p>7.89792292256071</text:p>
          </table:table-cell>
          <table:table-cell office:value-type="float" office:value="285" calcext:value-type="float">
            <text:p>28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2</text:p>
          </table:table-cell>
          <table:table-cell office:value-type="float" office:value="197" calcext:value-type="float">
            <text:p>197</text:p>
          </table:table-cell>
          <table:table-cell office:value-type="float" office:value="1500" calcext:value-type="float">
            <text:p>1500</text:p>
          </table:table-cell>
          <table:table-cell office:value-type="float" office:value="1366.8768115942" calcext:value-type="float">
            <text:p>1366.8768115942</text:p>
          </table:table-cell>
          <table:table-cell office:value-type="float" office:value="1374.5" calcext:value-type="float">
            <text:p>1374.5</text:p>
          </table:table-cell>
          <table:table-cell office:value-type="float" office:value="1530" calcext:value-type="float">
            <text:p>1530</text:p>
          </table:table-cell>
          <table:table-cell office:value-type="float" office:value="1259" calcext:value-type="float">
            <text:p>1259</text:p>
          </table:table-cell>
          <table:table-cell office:value-type="float" office:value="1485" calcext:value-type="float">
            <text:p>1485</text:p>
          </table:table-cell>
          <table:table-cell office:value-type="float" office:value="130.307242371932" calcext:value-type="float">
            <text:p>130.307242371932</text:p>
          </table:table-cell>
          <table:table-cell office:value-type="float" office:value="9.53321040101288" calcext:value-type="float">
            <text:p>9.53321040101288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3</text:p>
          </table:table-cell>
          <table:table-cell office:value-type="float" office:value="674" calcext:value-type="float">
            <text:p>674</text:p>
          </table:table-cell>
          <table:table-cell office:value-type="float" office:value="1500" calcext:value-type="float">
            <text:p>1500</text:p>
          </table:table-cell>
          <table:table-cell office:value-type="float" office:value="1375.78321678322" calcext:value-type="float">
            <text:p>1375.78321678322</text:p>
          </table:table-cell>
          <table:table-cell office:value-type="float" office:value="1388" calcext:value-type="float">
            <text:p>1388</text:p>
          </table:table-cell>
          <table:table-cell office:value-type="float" office:value="1620" calcext:value-type="float">
            <text:p>1620</text:p>
          </table:table-cell>
          <table:table-cell office:value-type="float" office:value="1269.4" calcext:value-type="float">
            <text:p>1269.4</text:p>
          </table:table-cell>
          <table:table-cell office:value-type="float" office:value="1477.6" calcext:value-type="float">
            <text:p>1477.6</text:p>
          </table:table-cell>
          <table:table-cell office:value-type="float" office:value="94.7833808945682" calcext:value-type="float">
            <text:p>94.7833808945682</text:p>
          </table:table-cell>
          <table:table-cell office:value-type="float" office:value="6.88941249888086" calcext:value-type="float">
            <text:p>6.88941249888086</text:p>
          </table:table-cell>
          <table:table-cell office:value-type="float" office:value="208.2" calcext:value-type="float">
            <text:p>208.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4</text:p>
          </table:table-cell>
          <table:table-cell office:value-type="float" office:value="361" calcext:value-type="float">
            <text:p>361</text:p>
          </table:table-cell>
          <table:table-cell office:value-type="float" office:value="1498" calcext:value-type="float">
            <text:p>1498</text:p>
          </table:table-cell>
          <table:table-cell office:value-type="float" office:value="669.866666666667" calcext:value-type="float">
            <text:p>669.866666666667</text:p>
          </table:table-cell>
          <table:table-cell office:value-type="float" office:value="618" calcext:value-type="float">
            <text:p>618</text:p>
          </table:table-cell>
          <table:table-cell office:value-type="float" office:value="2130" calcext:value-type="float">
            <text:p>2130</text:p>
          </table:table-cell>
          <table:table-cell office:value-type="float" office:value="419.2" calcext:value-type="float">
            <text:p>419.2</text:p>
          </table:table-cell>
          <table:table-cell office:value-type="float" office:value="884.4" calcext:value-type="float">
            <text:p>884.4</text:p>
          </table:table-cell>
          <table:table-cell office:value-type="float" office:value="285.708359462349" calcext:value-type="float">
            <text:p>285.708359462349</text:p>
          </table:table-cell>
          <table:table-cell office:value-type="float" office:value="42.6515265917121" calcext:value-type="float">
            <text:p>42.6515265917121</text:p>
          </table:table-cell>
          <table:table-cell office:value-type="float" office:value="465.2" calcext:value-type="float">
            <text:p>46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5</text:p>
          </table:table-cell>
          <table:table-cell office:value-type="float" office:value="628" calcext:value-type="float">
            <text:p>628</text:p>
          </table:table-cell>
          <table:table-cell office:value-type="float" office:value="1495" calcext:value-type="float">
            <text:p>1495</text:p>
          </table:table-cell>
          <table:table-cell office:value-type="float" office:value="1337.22727272727" calcext:value-type="float">
            <text:p>1337.22727272727</text:p>
          </table:table-cell>
          <table:table-cell office:value-type="float" office:value="1357" calcext:value-type="float">
            <text:p>1357</text:p>
          </table:table-cell>
          <table:table-cell office:value-type="float" office:value="1530" calcext:value-type="float">
            <text:p>1530</text:p>
          </table:table-cell>
          <table:table-cell office:value-type="float" office:value="1189.7" calcext:value-type="float">
            <text:p>1189.7</text:p>
          </table:table-cell>
          <table:table-cell office:value-type="float" office:value="1480.3" calcext:value-type="float">
            <text:p>1480.3</text:p>
          </table:table-cell>
          <table:table-cell office:value-type="float" office:value="130.641980480016" calcext:value-type="float">
            <text:p>130.641980480016</text:p>
          </table:table-cell>
          <table:table-cell office:value-type="float" office:value="9.76961681416891" calcext:value-type="float">
            <text:p>9.76961681416891</text:p>
          </table:table-cell>
          <table:table-cell office:value-type="float" office:value="290.6" calcext:value-type="float">
            <text:p>290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6</text:p>
          </table:table-cell>
          <table:table-cell office:value-type="float" office:value="1182" calcext:value-type="float">
            <text:p>1182</text:p>
          </table:table-cell>
          <table:table-cell office:value-type="float" office:value="1499" calcext:value-type="float">
            <text:p>1499</text:p>
          </table:table-cell>
          <table:table-cell office:value-type="float" office:value="1380.72131147541" calcext:value-type="float">
            <text:p>1380.72131147541</text:p>
          </table:table-cell>
          <table:table-cell office:value-type="float" office:value="1392" calcext:value-type="float">
            <text:p>1392</text:p>
          </table:table-cell>
          <table:table-cell office:value-type="float" office:value="1680" calcext:value-type="float">
            <text:p>1680</text:p>
          </table:table-cell>
          <table:table-cell office:value-type="float" office:value="1267.1" calcext:value-type="float">
            <text:p>1267.1</text:p>
          </table:table-cell>
          <table:table-cell office:value-type="float" office:value="1482" calcext:value-type="float">
            <text:p>1482</text:p>
          </table:table-cell>
          <table:table-cell office:value-type="float" office:value="81.799115181931" calcext:value-type="float">
            <text:p>81.799115181931</text:p>
          </table:table-cell>
          <table:table-cell office:value-type="float" office:value="5.92437550591018" calcext:value-type="float">
            <text:p>5.92437550591018</text:p>
          </table:table-cell>
          <table:table-cell office:value-type="float" office:value="214.9" calcext:value-type="float">
            <text:p>214.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7</text:p>
          </table:table-cell>
          <table:table-cell office:value-type="float" office:value="1040" calcext:value-type="float">
            <text:p>1040</text:p>
          </table:table-cell>
          <table:table-cell office:value-type="float" office:value="1499" calcext:value-type="float">
            <text:p>1499</text:p>
          </table:table-cell>
          <table:table-cell office:value-type="float" office:value="1323.88172043011" calcext:value-type="float">
            <text:p>1323.88172043011</text:p>
          </table:table-cell>
          <table:table-cell office:value-type="float" office:value="1329" calcext:value-type="float">
            <text:p>1329</text:p>
          </table:table-cell>
          <table:table-cell office:value-type="float" office:value="1520" calcext:value-type="float">
            <text:p>1520</text:p>
          </table:table-cell>
          <table:table-cell office:value-type="float" office:value="1157.2" calcext:value-type="float">
            <text:p>1157.2</text:p>
          </table:table-cell>
          <table:table-cell office:value-type="float" office:value="1480.8" calcext:value-type="float">
            <text:p>1480.8</text:p>
          </table:table-cell>
          <table:table-cell office:value-type="float" office:value="125.254336856477" calcext:value-type="float">
            <text:p>125.254336856477</text:p>
          </table:table-cell>
          <table:table-cell office:value-type="float" office:value="9.46114255703929" calcext:value-type="float">
            <text:p>9.46114255703929</text:p>
          </table:table-cell>
          <table:table-cell office:value-type="float" office:value="323.6" calcext:value-type="float">
            <text:p>323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8</text:p>
          </table:table-cell>
          <table:table-cell office:value-type="float" office:value="467" calcext:value-type="float">
            <text:p>467</text:p>
          </table:table-cell>
          <table:table-cell office:value-type="float" office:value="1498" calcext:value-type="float">
            <text:p>1498</text:p>
          </table:table-cell>
          <table:table-cell office:value-type="float" office:value="1327.55238095238" calcext:value-type="float">
            <text:p>1327.55238095238</text:p>
          </table:table-cell>
          <table:table-cell office:value-type="float" office:value="1341" calcext:value-type="float">
            <text:p>1341</text:p>
          </table:table-cell>
          <table:table-cell office:value-type="float" office:value="1540" calcext:value-type="float">
            <text:p>1540</text:p>
          </table:table-cell>
          <table:table-cell office:value-type="float" office:value="1192.6" calcext:value-type="float">
            <text:p>1192.6</text:p>
          </table:table-cell>
          <table:table-cell office:value-type="float" office:value="1471" calcext:value-type="float">
            <text:p>1471</text:p>
          </table:table-cell>
          <table:table-cell office:value-type="float" office:value="157.629310833042" calcext:value-type="float">
            <text:p>157.629310833042</text:p>
          </table:table-cell>
          <table:table-cell office:value-type="float" office:value="11.8736791929791" calcext:value-type="float">
            <text:p>11.8736791929791</text:p>
          </table:table-cell>
          <table:table-cell office:value-type="float" office:value="278.4" calcext:value-type="float">
            <text:p>278.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19</text:p>
          </table:table-cell>
          <table:table-cell office:value-type="float" office:value="1196" calcext:value-type="float">
            <text:p>1196</text:p>
          </table:table-cell>
          <table:table-cell office:value-type="float" office:value="1498" calcext:value-type="float">
            <text:p>1498</text:p>
          </table:table-cell>
          <table:table-cell office:value-type="float" office:value="1364.4623655914" calcext:value-type="float">
            <text:p>1364.4623655914</text:p>
          </table:table-cell>
          <table:table-cell office:value-type="float" office:value="1374" calcext:value-type="float">
            <text:p>1374</text:p>
          </table:table-cell>
          <table:table-cell office:value-type="float" office:value="1700" calcext:value-type="float">
            <text:p>1700</text:p>
          </table:table-cell>
          <table:table-cell office:value-type="float" office:value="1265.4" calcext:value-type="float">
            <text:p>1265.4</text:p>
          </table:table-cell>
          <table:table-cell office:value-type="float" office:value="1472.6" calcext:value-type="float">
            <text:p>1472.6</text:p>
          </table:table-cell>
          <table:table-cell office:value-type="float" office:value="77.2859680075555" calcext:value-type="float">
            <text:p>77.2859680075555</text:p>
          </table:table-cell>
          <table:table-cell office:value-type="float" office:value="5.6642066469937" calcext:value-type="float">
            <text:p>5.6642066469937</text:p>
          </table:table-cell>
          <table:table-cell office:value-type="float" office:value="207.2" calcext:value-type="float">
            <text:p>207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0</text:p>
          </table:table-cell>
          <table:table-cell office:value-type="float" office:value="626" calcext:value-type="float">
            <text:p>626</text:p>
          </table:table-cell>
          <table:table-cell office:value-type="float" office:value="1477" calcext:value-type="float">
            <text:p>1477</text:p>
          </table:table-cell>
          <table:table-cell office:value-type="float" office:value="1249.3" calcext:value-type="float">
            <text:p>1249.3</text:p>
          </table:table-cell>
          <table:table-cell office:value-type="float" office:value="1278.5" calcext:value-type="float">
            <text:p>1278.5</text:p>
          </table:table-cell>
          <table:table-cell office:value-type="float" office:value="1760" calcext:value-type="float">
            <text:p>1760</text:p>
          </table:table-cell>
          <table:table-cell office:value-type="float" office:value="1154.3" calcext:value-type="float">
            <text:p>1154.3</text:p>
          </table:table-cell>
          <table:table-cell office:value-type="float" office:value="1447.3" calcext:value-type="float">
            <text:p>1447.3</text:p>
          </table:table-cell>
          <table:table-cell office:value-type="float" office:value="235.81303799597" calcext:value-type="float">
            <text:p>235.81303799597</text:p>
          </table:table-cell>
          <table:table-cell office:value-type="float" office:value="18.8756133831722" calcext:value-type="float">
            <text:p>18.8756133831722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1</text:p>
          </table:table-cell>
          <table:table-cell office:value-type="float" office:value="1063" calcext:value-type="float">
            <text:p>1063</text:p>
          </table:table-cell>
          <table:table-cell office:value-type="float" office:value="1498" calcext:value-type="float">
            <text:p>1498</text:p>
          </table:table-cell>
          <table:table-cell office:value-type="float" office:value="1322.5" calcext:value-type="float">
            <text:p>1322.5</text:p>
          </table:table-cell>
          <table:table-cell office:value-type="float" office:value="1347.5" calcext:value-type="float">
            <text:p>1347.5</text:p>
          </table:table-cell>
          <table:table-cell office:value-type="float" office:value="1540" calcext:value-type="float">
            <text:p>1540</text:p>
          </table:table-cell>
          <table:table-cell office:value-type="float" office:value="1149" calcext:value-type="float">
            <text:p>1149</text:p>
          </table:table-cell>
          <table:table-cell office:value-type="float" office:value="1479.5" calcext:value-type="float">
            <text:p>1479.5</text:p>
          </table:table-cell>
          <table:table-cell office:value-type="float" office:value="126.192668066272" calcext:value-type="float">
            <text:p>126.192668066272</text:p>
          </table:table-cell>
          <table:table-cell office:value-type="float" office:value="9.54197868175967" calcext:value-type="float">
            <text:p>9.54197868175967</text:p>
          </table:table-cell>
          <table:table-cell office:value-type="float" office:value="330.5" calcext:value-type="float">
            <text:p>330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2</text:p>
          </table:table-cell>
          <table:table-cell office:value-type="float" office:value="1068" calcext:value-type="float">
            <text:p>1068</text:p>
          </table:table-cell>
          <table:table-cell office:value-type="float" office:value="1497" calcext:value-type="float">
            <text:p>1497</text:p>
          </table:table-cell>
          <table:table-cell office:value-type="float" office:value="1329.27848101266" calcext:value-type="float">
            <text:p>1329.27848101266</text:p>
          </table:table-cell>
          <table:table-cell office:value-type="float" office:value="1331" calcext:value-type="float">
            <text:p>1331</text:p>
          </table:table-cell>
          <table:table-cell office:value-type="float" office:value="1530" calcext:value-type="float">
            <text:p>1530</text:p>
          </table:table-cell>
          <table:table-cell office:value-type="float" office:value="1182.8" calcext:value-type="float">
            <text:p>1182.8</text:p>
          </table:table-cell>
          <table:table-cell office:value-type="float" office:value="1480" calcext:value-type="float">
            <text:p>1480</text:p>
          </table:table-cell>
          <table:table-cell office:value-type="float" office:value="116.2369305263" calcext:value-type="float">
            <text:p>116.2369305263</text:p>
          </table:table-cell>
          <table:table-cell office:value-type="float" office:value="8.7443626137504" calcext:value-type="float">
            <text:p>8.7443626137504</text:p>
          </table:table-cell>
          <table:table-cell office:value-type="float" office:value="297.2" calcext:value-type="float">
            <text:p>297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3</text:p>
          </table:table-cell>
          <table:table-cell office:value-type="float" office:value="445" calcext:value-type="float">
            <text:p>445</text:p>
          </table:table-cell>
          <table:table-cell office:value-type="float" office:value="1499" calcext:value-type="float">
            <text:p>1499</text:p>
          </table:table-cell>
          <table:table-cell office:value-type="float" office:value="1333.33846153846" calcext:value-type="float">
            <text:p>1333.33846153846</text:p>
          </table:table-cell>
          <table:table-cell office:value-type="float" office:value="1347" calcext:value-type="float">
            <text:p>1347</text:p>
          </table:table-cell>
          <table:table-cell office:value-type="float" office:value="1720" calcext:value-type="float">
            <text:p>1720</text:p>
          </table:table-cell>
          <table:table-cell office:value-type="float" office:value="1216.6" calcext:value-type="float">
            <text:p>1216.6</text:p>
          </table:table-cell>
          <table:table-cell office:value-type="float" office:value="1475" calcext:value-type="float">
            <text:p>1475</text:p>
          </table:table-cell>
          <table:table-cell office:value-type="float" office:value="148.842017434077" calcext:value-type="float">
            <text:p>148.842017434077</text:p>
          </table:table-cell>
          <table:table-cell office:value-type="float" office:value="11.1631083725236" calcext:value-type="float">
            <text:p>11.1631083725236</text:p>
          </table:table-cell>
          <table:table-cell office:value-type="float" office:value="258.4" calcext:value-type="float">
            <text:p>258.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4</text:p>
          </table:table-cell>
          <table:table-cell office:value-type="float" office:value="408" calcext:value-type="float">
            <text:p>408</text:p>
          </table:table-cell>
          <table:table-cell office:value-type="float" office:value="1500" calcext:value-type="float">
            <text:p>1500</text:p>
          </table:table-cell>
          <table:table-cell office:value-type="float" office:value="1318.96078431373" calcext:value-type="float">
            <text:p>1318.96078431373</text:p>
          </table:table-cell>
          <table:table-cell office:value-type="float" office:value="1351" calcext:value-type="float">
            <text:p>1351</text:p>
          </table:table-cell>
          <table:table-cell office:value-type="float" office:value="1520" calcext:value-type="float">
            <text:p>1520</text:p>
          </table:table-cell>
          <table:table-cell office:value-type="float" office:value="1161" calcext:value-type="float">
            <text:p>1161</text:p>
          </table:table-cell>
          <table:table-cell office:value-type="float" office:value="1475" calcext:value-type="float">
            <text:p>1475</text:p>
          </table:table-cell>
          <table:table-cell office:value-type="float" office:value="167.739197659261" calcext:value-type="float">
            <text:p>167.739197659261</text:p>
          </table:table-cell>
          <table:table-cell office:value-type="float" office:value="12.7175272877076" calcext:value-type="float">
            <text:p>12.7175272877076</text:p>
          </table:table-cell>
          <table:table-cell office:value-type="float" office:value="314" calcext:value-type="float">
            <text:p>3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5</text:p>
          </table:table-cell>
          <table:table-cell office:value-type="float" office:value="512" calcext:value-type="float">
            <text:p>512</text:p>
          </table:table-cell>
          <table:table-cell office:value-type="float" office:value="616" calcext:value-type="float">
            <text:p>616</text:p>
          </table:table-cell>
          <table:table-cell office:value-type="float" office:value="563.333333333333" calcext:value-type="float">
            <text:p>563.333333333333</text:p>
          </table:table-cell>
          <table:table-cell office:value-type="float" office:value="562" calcext:value-type="float">
            <text:p>562</text:p>
          </table:table-cell>
          <table:table-cell office:value-type="float" office:value="2400" calcext:value-type="float">
            <text:p>2400</text:p>
          </table:table-cell>
          <table:table-cell office:value-type="float" office:value="522" calcext:value-type="float">
            <text:p>522</text:p>
          </table:table-cell>
          <table:table-cell office:value-type="float" office:value="605.2" calcext:value-type="float">
            <text:p>605.2</text:p>
          </table:table-cell>
          <table:table-cell office:value-type="float" office:value="52.0128189327721" calcext:value-type="float">
            <text:p>52.0128189327721</text:p>
          </table:table-cell>
          <table:table-cell office:value-type="float" office:value="9.23304478096546" calcext:value-type="float">
            <text:p>9.23304478096546</text:p>
          </table:table-cell>
          <table:table-cell office:value-type="float" office:value="83.2" calcext:value-type="float">
            <text:p>8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6</text:p>
          </table:table-cell>
          <table:table-cell office:value-type="float" office:value="511" calcext:value-type="float">
            <text:p>511</text:p>
          </table:table-cell>
          <table:table-cell office:value-type="float" office:value="710" calcext:value-type="float">
            <text:p>710</text:p>
          </table:table-cell>
          <table:table-cell office:value-type="float" office:value="611" calcext:value-type="float">
            <text:p>611</text:p>
          </table:table-cell>
          <table:table-cell office:value-type="float" office:value="611.5" calcext:value-type="float">
            <text:p>611.5</text:p>
          </table:table-cell>
          <table:table-cell office:value-type="float" office:value="2310" calcext:value-type="float">
            <text:p>2310</text:p>
          </table:table-cell>
          <table:table-cell office:value-type="float" office:value="524.2" calcext:value-type="float">
            <text:p>524.2</text:p>
          </table:table-cell>
          <table:table-cell office:value-type="float" office:value="697.4" calcext:value-type="float">
            <text:p>697.4</text:p>
          </table:table-cell>
          <table:table-cell office:value-type="float" office:value="93.4273336163816" calcext:value-type="float">
            <text:p>93.4273336163816</text:p>
          </table:table-cell>
          <table:table-cell office:value-type="float" office:value="15.2908892989168" calcext:value-type="float">
            <text:p>15.2908892989168</text:p>
          </table:table-cell>
          <table:table-cell office:value-type="float" office:value="173.2" calcext:value-type="float">
            <text:p>17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7</text:p>
          </table:table-cell>
          <table:table-cell office:value-type="float" office:value="1076" calcext:value-type="float">
            <text:p>1076</text:p>
          </table:table-cell>
          <table:table-cell office:value-type="float" office:value="1498" calcext:value-type="float">
            <text:p>1498</text:p>
          </table:table-cell>
          <table:table-cell office:value-type="float" office:value="1342.15" calcext:value-type="float">
            <text:p>1342.15</text:p>
          </table:table-cell>
          <table:table-cell office:value-type="float" office:value="1364.5" calcext:value-type="float">
            <text:p>1364.5</text:p>
          </table:table-cell>
          <table:table-cell office:value-type="float" office:value="1520" calcext:value-type="float">
            <text:p>1520</text:p>
          </table:table-cell>
          <table:table-cell office:value-type="float" office:value="1181.8" calcext:value-type="float">
            <text:p>1181.8</text:p>
          </table:table-cell>
          <table:table-cell office:value-type="float" office:value="1489.1" calcext:value-type="float">
            <text:p>1489.1</text:p>
          </table:table-cell>
          <table:table-cell office:value-type="float" office:value="121.674033133545" calcext:value-type="float">
            <text:p>121.674033133545</text:p>
          </table:table-cell>
          <table:table-cell office:value-type="float" office:value="9.06560616425475" calcext:value-type="float">
            <text:p>9.06560616425475</text:p>
          </table:table-cell>
          <table:table-cell office:value-type="float" office:value="307.3" calcext:value-type="float">
            <text:p>307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8</text:p>
          </table:table-cell>
          <table:table-cell table:number-columns-repeated="4" office:value-type="float" office:value="609" calcext:value-type="float">
            <text:p>609</text:p>
          </table:table-cell>
          <table:table-cell office:value-type="float" office:value="2410" calcext:value-type="float">
            <text:p>2410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29</text:p>
          </table:table-cell>
          <table:table-cell office:value-type="float" office:value="985" calcext:value-type="float">
            <text:p>985</text:p>
          </table:table-cell>
          <table:table-cell office:value-type="float" office:value="1500" calcext:value-type="float">
            <text:p>1500</text:p>
          </table:table-cell>
          <table:table-cell office:value-type="float" office:value="1371.7323943662" calcext:value-type="float">
            <text:p>1371.7323943662</text:p>
          </table:table-cell>
          <table:table-cell office:value-type="float" office:value="1396" calcext:value-type="float">
            <text:p>1396</text:p>
          </table:table-cell>
          <table:table-cell office:value-type="float" office:value="1520" calcext:value-type="float">
            <text:p>1520</text:p>
          </table:table-cell>
          <table:table-cell office:value-type="float" office:value="1219" calcext:value-type="float">
            <text:p>1219</text:p>
          </table:table-cell>
          <table:table-cell office:value-type="float" office:value="1486" calcext:value-type="float">
            <text:p>1486</text:p>
          </table:table-cell>
          <table:table-cell office:value-type="float" office:value="108.564655883221" calcext:value-type="float">
            <text:p>108.564655883221</text:p>
          </table:table-cell>
          <table:table-cell office:value-type="float" office:value="7.9144194836474" calcext:value-type="float">
            <text:p>7.9144194836474</text:p>
          </table:table-cell>
          <table:table-cell office:value-type="float" office:value="267" calcext:value-type="float">
            <text:p>2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30</text:p>
          </table:table-cell>
          <table:table-cell office:value-type="float" office:value="343" calcext:value-type="float">
            <text:p>343</text:p>
          </table:table-cell>
          <table:table-cell office:value-type="float" office:value="1489" calcext:value-type="float">
            <text:p>1489</text:p>
          </table:table-cell>
          <table:table-cell office:value-type="float" office:value="1050.5" calcext:value-type="float">
            <text:p>1050.5</text:p>
          </table:table-cell>
          <table:table-cell office:value-type="float" office:value="1293.5" calcext:value-type="float">
            <text:p>1293.5</text:p>
          </table:table-cell>
          <table:table-cell office:value-type="float" office:value="1700" calcext:value-type="float">
            <text:p>1700</text:p>
          </table:table-cell>
          <table:table-cell office:value-type="float" office:value="522.2" calcext:value-type="float">
            <text:p>522.2</text:p>
          </table:table-cell>
          <table:table-cell office:value-type="float" office:value="1437.2" calcext:value-type="float">
            <text:p>1437.2</text:p>
          </table:table-cell>
          <table:table-cell office:value-type="float" office:value="442.382510633372" calcext:value-type="float">
            <text:p>442.382510633372</text:p>
          </table:table-cell>
          <table:table-cell office:value-type="float" office:value="42.1116145295928" calcext:value-type="float">
            <text:p>42.111614529592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31</text:p>
          </table:table-cell>
          <table:table-cell office:value-type="float" office:value="1249" calcext:value-type="float">
            <text:p>1249</text:p>
          </table:table-cell>
          <table:table-cell office:value-type="float" office:value="1483" calcext:value-type="float">
            <text:p>1483</text:p>
          </table:table-cell>
          <table:table-cell office:value-type="float" office:value="1354.09090909091" calcext:value-type="float">
            <text:p>1354.09090909091</text:p>
          </table:table-cell>
          <table:table-cell office:value-type="float" office:value="1357" calcext:value-type="float">
            <text:p>1357</text:p>
          </table:table-cell>
          <table:table-cell office:value-type="float" office:value="1700" calcext:value-type="float">
            <text:p>1700</text:p>
          </table:table-cell>
          <table:table-cell office:value-type="float" office:value="1263" calcext:value-type="float">
            <text:p>1263</text:p>
          </table:table-cell>
          <table:table-cell office:value-type="float" office:value="1439" calcext:value-type="float">
            <text:p>1439</text:p>
          </table:table-cell>
          <table:table-cell office:value-type="float" office:value="77.4395952280932" calcext:value-type="float">
            <text:p>77.4395952280932</text:p>
          </table:table-cell>
          <table:table-cell office:value-type="float" office:value="5.71893620348456" calcext:value-type="float">
            <text:p>5.71893620348456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0m32</text:p>
          </table:table-cell>
          <table:table-cell office:value-type="float" office:value="908" calcext:value-type="float">
            <text:p>908</text:p>
          </table:table-cell>
          <table:table-cell office:value-type="float" office:value="1451" calcext:value-type="float">
            <text:p>1451</text:p>
          </table:table-cell>
          <table:table-cell office:value-type="float" office:value="1067.76666666667" calcext:value-type="float">
            <text:p>1067.76666666667</text:p>
          </table:table-cell>
          <table:table-cell office:value-type="float" office:value="1054" calcext:value-type="float">
            <text:p>1054</text:p>
          </table:table-cell>
          <table:table-cell office:value-type="float" office:value="1880" calcext:value-type="float">
            <text:p>1880</text:p>
          </table:table-cell>
          <table:table-cell office:value-type="float" office:value="942.1" calcext:value-type="float">
            <text:p>942.1</text:p>
          </table:table-cell>
          <table:table-cell office:value-type="float" office:value="1186.4" calcext:value-type="float">
            <text:p>1186.4</text:p>
          </table:table-cell>
          <table:table-cell office:value-type="float" office:value="113.711578075875" calcext:value-type="float">
            <text:p>113.711578075875</text:p>
          </table:table-cell>
          <table:table-cell office:value-type="float" office:value="10.6494781702502" calcext:value-type="float">
            <text:p>10.6494781702502</text:p>
          </table:table-cell>
          <table:table-cell office:value-type="float" office:value="244.3" calcext:value-type="float">
            <text:p>244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1304.93779904306" calcext:value-type="float">
            <text:p>1304.93779904306</text:p>
          </table:table-cell>
          <table:table-cell office:value-type="float" office:value="1394" calcext:value-type="float">
            <text:p>1394</text:p>
          </table:table-cell>
          <table:table-cell office:value-type="float" office:value="1560" calcext:value-type="float">
            <text:p>1560</text:p>
          </table:table-cell>
          <table:table-cell office:value-type="float" office:value="1217.2" calcext:value-type="float">
            <text:p>1217.2</text:p>
          </table:table-cell>
          <table:table-cell office:value-type="float" office:value="1481" calcext:value-type="float">
            <text:p>1481</text:p>
          </table:table-cell>
          <table:table-cell office:value-type="float" office:value="289.497975542506" calcext:value-type="float">
            <text:p>289.497975542506</text:p>
          </table:table-cell>
          <table:table-cell office:value-type="float" office:value="22.1848103223618" calcext:value-type="float">
            <text:p>22.1848103223618</text:p>
          </table:table-cell>
          <table:table-cell office:value-type="float" office:value="263.8" calcext:value-type="float">
            <text:p>263.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1</text:p>
          </table:table-cell>
          <table:table-cell office:value-type="float" office:value="42" calcext:value-type="float">
            <text:p>42</text:p>
          </table:table-cell>
          <table:table-cell office:value-type="float" office:value="1498" calcext:value-type="float">
            <text:p>1498</text:p>
          </table:table-cell>
          <table:table-cell office:value-type="float" office:value="1055.63563829787" calcext:value-type="float">
            <text:p>1055.63563829787</text:p>
          </table:table-cell>
          <table:table-cell office:value-type="float" office:value="1088.5" calcext:value-type="float">
            <text:p>1088.5</text:p>
          </table:table-cell>
          <table:table-cell office:value-type="float" office:value="1560" calcext:value-type="float">
            <text:p>1560</text:p>
          </table:table-cell>
          <table:table-cell office:value-type="float" office:value="679.5" calcext:value-type="float">
            <text:p>679.5</text:p>
          </table:table-cell>
          <table:table-cell office:value-type="float" office:value="1455" calcext:value-type="float">
            <text:p>1455</text:p>
          </table:table-cell>
          <table:table-cell office:value-type="float" office:value="347.437948733091" calcext:value-type="float">
            <text:p>347.437948733091</text:p>
          </table:table-cell>
          <table:table-cell office:value-type="float" office:value="32.9126770760892" calcext:value-type="float">
            <text:p>32.9126770760892</text:p>
          </table:table-cell>
          <table:table-cell office:value-type="float" office:value="775.5" calcext:value-type="float">
            <text:p>775.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2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1317.31914893617" calcext:value-type="float">
            <text:p>1317.31914893617</text:p>
          </table:table-cell>
          <table:table-cell office:value-type="float" office:value="1405" calcext:value-type="float">
            <text:p>1405</text:p>
          </table:table-cell>
          <table:table-cell office:value-type="float" office:value="1520" calcext:value-type="float">
            <text:p>1520</text:p>
          </table:table-cell>
          <table:table-cell office:value-type="float" office:value="1234" calcext:value-type="float">
            <text:p>1234</text:p>
          </table:table-cell>
          <table:table-cell office:value-type="float" office:value="1481" calcext:value-type="float">
            <text:p>1481</text:p>
          </table:table-cell>
          <table:table-cell office:value-type="float" office:value="302.596910548598" calcext:value-type="float">
            <text:p>302.596910548598</text:p>
          </table:table-cell>
          <table:table-cell office:value-type="float" office:value="22.9706605869175" calcext:value-type="float">
            <text:p>22.9706605869175</text:p>
          </table:table-cell>
          <table:table-cell office:value-type="float" office:value="247" calcext:value-type="float">
            <text:p>24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3</text:p>
          </table:table-cell>
          <table:table-cell office:value-type="float" office:value="34" calcext:value-type="float">
            <text:p>34</text:p>
          </table:table-cell>
          <table:table-cell office:value-type="float" office:value="1459" calcext:value-type="float">
            <text:p>1459</text:p>
          </table:table-cell>
          <table:table-cell office:value-type="float" office:value="887.237410071942" calcext:value-type="float">
            <text:p>887.237410071942</text:p>
          </table:table-cell>
          <table:table-cell office:value-type="float" office:value="924" calcext:value-type="float">
            <text:p>924</text:p>
          </table:table-cell>
          <table:table-cell office:value-type="float" office:value="2110" calcext:value-type="float">
            <text:p>2110</text:p>
          </table:table-cell>
          <table:table-cell office:value-type="float" office:value="187.2" calcext:value-type="float">
            <text:p>187.2</text:p>
          </table:table-cell>
          <table:table-cell office:value-type="float" office:value="1237.4" calcext:value-type="float">
            <text:p>1237.4</text:p>
          </table:table-cell>
          <table:table-cell office:value-type="float" office:value="339.259201123369" calcext:value-type="float">
            <text:p>339.259201123369</text:p>
          </table:table-cell>
          <table:table-cell office:value-type="float" office:value="38.2377024764838" calcext:value-type="float">
            <text:p>38.2377024764838</text:p>
          </table:table-cell>
          <table:table-cell office:value-type="float" office:value="1050.2" calcext:value-type="float">
            <text:p>1050.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4</text:p>
          </table:table-cell>
          <table:table-cell office:value-type="float" office:value="1303" calcext:value-type="float">
            <text:p>1303</text:p>
          </table:table-cell>
          <table:table-cell office:value-type="float" office:value="1474" calcext:value-type="float">
            <text:p>1474</text:p>
          </table:table-cell>
          <table:table-cell office:value-type="float" office:value="1393" calcext:value-type="float">
            <text:p>1393</text:p>
          </table:table-cell>
          <table:table-cell office:value-type="float" office:value="1411" calcext:value-type="float">
            <text:p>1411</text:p>
          </table:table-cell>
          <table:table-cell office:value-type="float" office:value="1540" calcext:value-type="float">
            <text:p>1540</text:p>
          </table:table-cell>
          <table:table-cell office:value-type="float" office:value="1307.8" calcext:value-type="float">
            <text:p>1307.8</text:p>
          </table:table-cell>
          <table:table-cell office:value-type="float" office:value="1453.6" calcext:value-type="float">
            <text:p>1453.6</text:p>
          </table:table-cell>
          <table:table-cell office:value-type="float" office:value="64.4256677626757" calcext:value-type="float">
            <text:p>64.4256677626757</text:p>
          </table:table-cell>
          <table:table-cell office:value-type="float" office:value="4.62495820263286" calcext:value-type="float">
            <text:p>4.62495820263286</text:p>
          </table:table-cell>
          <table:table-cell office:value-type="float" office:value="145.8" calcext:value-type="float">
            <text:p>145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5</text:p>
          </table:table-cell>
          <table:table-cell office:value-type="float" office:value="46" calcext:value-type="float">
            <text:p>46</text:p>
          </table:table-cell>
          <table:table-cell office:value-type="float" office:value="1465" calcext:value-type="float">
            <text:p>1465</text:p>
          </table:table-cell>
          <table:table-cell office:value-type="float" office:value="921.655172413793" calcext:value-type="float">
            <text:p>921.655172413793</text:p>
          </table:table-cell>
          <table:table-cell office:value-type="float" office:value="985" calcext:value-type="float">
            <text:p>985</text:p>
          </table:table-cell>
          <table:table-cell office:value-type="float" office:value="2100" calcext:value-type="float">
            <text:p>2100</text:p>
          </table:table-cell>
          <table:table-cell office:value-type="float" office:value="146.2" calcext:value-type="float">
            <text:p>146.2</text:p>
          </table:table-cell>
          <table:table-cell office:value-type="float" office:value="1306.6" calcext:value-type="float">
            <text:p>1306.6</text:p>
          </table:table-cell>
          <table:table-cell office:value-type="float" office:value="382.885324783891" calcext:value-type="float">
            <text:p>382.885324783891</text:p>
          </table:table-cell>
          <table:table-cell office:value-type="float" office:value="41.5432296420714" calcext:value-type="float">
            <text:p>41.5432296420714</text:p>
          </table:table-cell>
          <table:table-cell office:value-type="float" office:value="1160.4" calcext:value-type="float">
            <text:p>1160.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6</text:p>
          </table:table-cell>
          <table:table-cell office:value-type="float" office:value="515" calcext:value-type="float">
            <text:p>515</text:p>
          </table:table-cell>
          <table:table-cell office:value-type="float" office:value="1395" calcext:value-type="float">
            <text:p>1395</text:p>
          </table:table-cell>
          <table:table-cell office:value-type="float" office:value="840.5" calcext:value-type="float">
            <text:p>840.5</text:p>
          </table:table-cell>
          <table:table-cell office:value-type="float" office:value="726" calcext:value-type="float">
            <text:p>726</text:p>
          </table:table-cell>
          <table:table-cell office:value-type="float" office:value="1620" calcext:value-type="float">
            <text:p>1620</text:p>
          </table:table-cell>
          <table:table-cell office:value-type="float" office:value="552.5" calcext:value-type="float">
            <text:p>552.5</text:p>
          </table:table-cell>
          <table:table-cell office:value-type="float" office:value="1220.1" calcext:value-type="float">
            <text:p>1220.1</text:p>
          </table:table-cell>
          <table:table-cell office:value-type="float" office:value="389.201318942609" calcext:value-type="float">
            <text:p>389.201318942609</text:p>
          </table:table-cell>
          <table:table-cell office:value-type="float" office:value="46.3059272983473" calcext:value-type="float">
            <text:p>46.3059272983473</text:p>
          </table:table-cell>
          <table:table-cell office:value-type="float" office:value="667.6" calcext:value-type="float">
            <text:p>667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7</text:p>
          </table:table-cell>
          <table:table-cell office:value-type="float" office:value="468" calcext:value-type="float">
            <text:p>468</text:p>
          </table:table-cell>
          <table:table-cell office:value-type="float" office:value="1331" calcext:value-type="float">
            <text:p>1331</text:p>
          </table:table-cell>
          <table:table-cell office:value-type="float" office:value="902.625" calcext:value-type="float">
            <text:p>902.625</text:p>
          </table:table-cell>
          <table:table-cell office:value-type="float" office:value="940" calcext:value-type="float">
            <text:p>940</text:p>
          </table:table-cell>
          <table:table-cell office:value-type="float" office:value="1880" calcext:value-type="float">
            <text:p>1880</text:p>
          </table:table-cell>
          <table:table-cell office:value-type="float" office:value="655.8" calcext:value-type="float">
            <text:p>655.8</text:p>
          </table:table-cell>
          <table:table-cell office:value-type="float" office:value="1117.4" calcext:value-type="float">
            <text:p>1117.4</text:p>
          </table:table-cell>
          <table:table-cell office:value-type="float" office:value="182.558287900091" calcext:value-type="float">
            <text:p>182.558287900091</text:p>
          </table:table-cell>
          <table:table-cell office:value-type="float" office:value="20.2252638582015" calcext:value-type="float">
            <text:p>20.2252638582015</text:p>
          </table:table-cell>
          <table:table-cell office:value-type="float" office:value="461.6" calcext:value-type="float">
            <text:p>461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8</text:p>
          </table:table-cell>
          <table:table-cell office:value-type="float" office:value="43" calcext:value-type="float">
            <text:p>43</text:p>
          </table:table-cell>
          <table:table-cell office:value-type="float" office:value="1484" calcext:value-type="float">
            <text:p>1484</text:p>
          </table:table-cell>
          <table:table-cell office:value-type="float" office:value="941.878787878788" calcext:value-type="float">
            <text:p>941.878787878788</text:p>
          </table:table-cell>
          <table:table-cell office:value-type="float" office:value="960" calcext:value-type="float">
            <text:p>960</text:p>
          </table:table-cell>
          <table:table-cell office:value-type="float" office:value="1710" calcext:value-type="float">
            <text:p>1710</text:p>
          </table:table-cell>
          <table:table-cell office:value-type="float" office:value="218" calcext:value-type="float">
            <text:p>218</text:p>
          </table:table-cell>
          <table:table-cell office:value-type="float" office:value="1331.2" calcext:value-type="float">
            <text:p>1331.2</text:p>
          </table:table-cell>
          <table:table-cell office:value-type="float" office:value="375.4865489242" calcext:value-type="float">
            <text:p>375.4865489242</text:p>
          </table:table-cell>
          <table:table-cell office:value-type="float" office:value="39.865697556459" calcext:value-type="float">
            <text:p>39.865697556459</text:p>
          </table:table-cell>
          <table:table-cell office:value-type="float" office:value="1113.2" calcext:value-type="float">
            <text:p>1113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09</text:p>
          </table:table-cell>
          <table:table-cell office:value-type="float" office:value="119" calcext:value-type="float">
            <text:p>119</text:p>
          </table:table-cell>
          <table:table-cell office:value-type="float" office:value="1382" calcext:value-type="float">
            <text:p>1382</text:p>
          </table:table-cell>
          <table:table-cell office:value-type="float" office:value="923.291139240506" calcext:value-type="float">
            <text:p>923.291139240506</text:p>
          </table:table-cell>
          <table:table-cell office:value-type="float" office:value="923" calcext:value-type="float">
            <text:p>923</text:p>
          </table:table-cell>
          <table:table-cell office:value-type="float" office:value="2190" calcext:value-type="float">
            <text:p>2190</text:p>
          </table:table-cell>
          <table:table-cell office:value-type="float" office:value="740" calcext:value-type="float">
            <text:p>740</text:p>
          </table:table-cell>
          <table:table-cell office:value-type="float" office:value="1162.4" calcext:value-type="float">
            <text:p>1162.4</text:p>
          </table:table-cell>
          <table:table-cell office:value-type="float" office:value="203.817675682165" calcext:value-type="float">
            <text:p>203.817675682165</text:p>
          </table:table-cell>
          <table:table-cell office:value-type="float" office:value="22.0751252795326" calcext:value-type="float">
            <text:p>22.0751252795326</text:p>
          </table:table-cell>
          <table:table-cell office:value-type="float" office:value="422.4" calcext:value-type="float">
            <text:p>422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0</text:p>
          </table:table-cell>
          <table:table-cell office:value-type="float" office:value="35" calcext:value-type="float">
            <text:p>35</text:p>
          </table:table-cell>
          <table:table-cell office:value-type="float" office:value="1499" calcext:value-type="float">
            <text:p>1499</text:p>
          </table:table-cell>
          <table:table-cell office:value-type="float" office:value="1037.75882352941" calcext:value-type="float">
            <text:p>1037.75882352941</text:p>
          </table:table-cell>
          <table:table-cell office:value-type="float" office:value="1308.5" calcext:value-type="float">
            <text:p>1308.5</text:p>
          </table:table-cell>
          <table:table-cell office:value-type="float" office:value="1540" calcext:value-type="float">
            <text:p>1540</text:p>
          </table:table-cell>
          <table:table-cell office:value-type="float" office:value="85.6" calcext:value-type="float">
            <text:p>85.6</text:p>
          </table:table-cell>
          <table:table-cell office:value-type="float" office:value="1464.1" calcext:value-type="float">
            <text:p>1464.1</text:p>
          </table:table-cell>
          <table:table-cell office:value-type="float" office:value="535.022186742101" calcext:value-type="float">
            <text:p>535.022186742101</text:p>
          </table:table-cell>
          <table:table-cell office:value-type="float" office:value="51.5555420596179" calcext:value-type="float">
            <text:p>51.5555420596179</text:p>
          </table:table-cell>
          <table:table-cell office:value-type="float" office:value="1378.5" calcext:value-type="float">
            <text:p>1378.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1</text:p>
          </table:table-cell>
          <table:table-cell office:value-type="float" office:value="34" calcext:value-type="float">
            <text:p>34</text:p>
          </table:table-cell>
          <table:table-cell office:value-type="float" office:value="1434" calcext:value-type="float">
            <text:p>1434</text:p>
          </table:table-cell>
          <table:table-cell office:value-type="float" office:value="879.418181818182" calcext:value-type="float">
            <text:p>879.418181818182</text:p>
          </table:table-cell>
          <table:table-cell office:value-type="float" office:value="959" calcext:value-type="float">
            <text:p>959</text:p>
          </table:table-cell>
          <table:table-cell office:value-type="float" office:value="1760" calcext:value-type="float">
            <text:p>1760</text:p>
          </table:table-cell>
          <table:table-cell office:value-type="float" office:value="101.4" calcext:value-type="float">
            <text:p>101.4</text:p>
          </table:table-cell>
          <table:table-cell office:value-type="float" office:value="1275.9" calcext:value-type="float">
            <text:p>1275.9</text:p>
          </table:table-cell>
          <table:table-cell office:value-type="float" office:value="402.006284624255" calcext:value-type="float">
            <text:p>402.006284624255</text:p>
          </table:table-cell>
          <table:table-cell office:value-type="float" office:value="45.7127556531882" calcext:value-type="float">
            <text:p>45.7127556531882</text:p>
          </table:table-cell>
          <table:table-cell office:value-type="float" office:value="1174.5" calcext:value-type="float">
            <text:p>1174.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2</text:p>
          </table:table-cell>
          <table:table-cell office:value-type="float" office:value="80" calcext:value-type="float">
            <text:p>80</text:p>
          </table:table-cell>
          <table:table-cell office:value-type="float" office:value="1497" calcext:value-type="float">
            <text:p>1497</text:p>
          </table:table-cell>
          <table:table-cell office:value-type="float" office:value="1300.41025641026" calcext:value-type="float">
            <text:p>1300.41025641026</text:p>
          </table:table-cell>
          <table:table-cell office:value-type="float" office:value="1384" calcext:value-type="float">
            <text:p>1384</text:p>
          </table:table-cell>
          <table:table-cell office:value-type="float" office:value="1540" calcext:value-type="float">
            <text:p>1540</text:p>
          </table:table-cell>
          <table:table-cell office:value-type="float" office:value="1220" calcext:value-type="float">
            <text:p>1220</text:p>
          </table:table-cell>
          <table:table-cell office:value-type="float" office:value="1475" calcext:value-type="float">
            <text:p>1475</text:p>
          </table:table-cell>
          <table:table-cell office:value-type="float" office:value="323.306474196042" calcext:value-type="float">
            <text:p>323.306474196042</text:p>
          </table:table-cell>
          <table:table-cell office:value-type="float" office:value="24.861882825234" calcext:value-type="float">
            <text:p>24.861882825234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3</text:p>
          </table:table-cell>
          <table:table-cell office:value-type="float" office:value="1228" calcext:value-type="float">
            <text:p>1228</text:p>
          </table:table-cell>
          <table:table-cell office:value-type="float" office:value="1495" calcext:value-type="float">
            <text:p>1495</text:p>
          </table:table-cell>
          <table:table-cell office:value-type="float" office:value="1397.0243902439" calcext:value-type="float">
            <text:p>1397.0243902439</text:p>
          </table:table-cell>
          <table:table-cell office:value-type="float" office:value="1423" calcext:value-type="float">
            <text:p>1423</text:p>
          </table:table-cell>
          <table:table-cell office:value-type="float" office:value="1590" calcext:value-type="float">
            <text:p>1590</text:p>
          </table:table-cell>
          <table:table-cell office:value-type="float" office:value="1286" calcext:value-type="float">
            <text:p>1286</text:p>
          </table:table-cell>
          <table:table-cell office:value-type="float" office:value="1484" calcext:value-type="float">
            <text:p>1484</text:p>
          </table:table-cell>
          <table:table-cell office:value-type="float" office:value="73.6374523611722" calcext:value-type="float">
            <text:p>73.6374523611722</text:p>
          </table:table-cell>
          <table:table-cell office:value-type="float" office:value="5.27102124167754" calcext:value-type="float">
            <text:p>5.27102124167754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4</text:p>
          </table:table-cell>
          <table:table-cell office:value-type="float" office:value="45" calcext:value-type="float">
            <text:p>45</text:p>
          </table:table-cell>
          <table:table-cell office:value-type="float" office:value="1402" calcext:value-type="float">
            <text:p>1402</text:p>
          </table:table-cell>
          <table:table-cell office:value-type="float" office:value="813.369863013699" calcext:value-type="float">
            <text:p>813.369863013699</text:p>
          </table:table-cell>
          <table:table-cell office:value-type="float" office:value="811" calcext:value-type="float">
            <text:p>811</text:p>
          </table:table-cell>
          <table:table-cell office:value-type="float" office:value="2160" calcext:value-type="float">
            <text:p>2160</text:p>
          </table:table-cell>
          <table:table-cell office:value-type="float" office:value="521.6" calcext:value-type="float">
            <text:p>521.6</text:p>
          </table:table-cell>
          <table:table-cell office:value-type="float" office:value="1150.8" calcext:value-type="float">
            <text:p>1150.8</text:p>
          </table:table-cell>
          <table:table-cell office:value-type="float" office:value="272.577130106187" calcext:value-type="float">
            <text:p>272.577130106187</text:p>
          </table:table-cell>
          <table:table-cell office:value-type="float" office:value="33.5120764243999" calcext:value-type="float">
            <text:p>33.5120764243999</text:p>
          </table:table-cell>
          <table:table-cell office:value-type="float" office:value="629.2" calcext:value-type="float">
            <text:p>62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5</text:p>
          </table:table-cell>
          <table:table-cell office:value-type="float" office:value="672" calcext:value-type="float">
            <text:p>672</text:p>
          </table:table-cell>
          <table:table-cell office:value-type="float" office:value="1488" calcext:value-type="float">
            <text:p>1488</text:p>
          </table:table-cell>
          <table:table-cell office:value-type="float" office:value="1113.85714285714" calcext:value-type="float">
            <text:p>1113.85714285714</text:p>
          </table:table-cell>
          <table:table-cell office:value-type="float" office:value="1071.5" calcext:value-type="float">
            <text:p>1071.5</text:p>
          </table:table-cell>
          <table:table-cell office:value-type="float" office:value="2160" calcext:value-type="float">
            <text:p>2160</text:p>
          </table:table-cell>
          <table:table-cell office:value-type="float" office:value="715.2" calcext:value-type="float">
            <text:p>715.2</text:p>
          </table:table-cell>
          <table:table-cell office:value-type="float" office:value="1460.7" calcext:value-type="float">
            <text:p>1460.7</text:p>
          </table:table-cell>
          <table:table-cell office:value-type="float" office:value="316.402338108364" calcext:value-type="float">
            <text:p>316.402338108364</text:p>
          </table:table-cell>
          <table:table-cell office:value-type="float" office:value="28.4060070124221" calcext:value-type="float">
            <text:p>28.4060070124221</text:p>
          </table:table-cell>
          <table:table-cell office:value-type="float" office:value="745.5" calcext:value-type="float">
            <text:p>745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6</text:p>
          </table:table-cell>
          <table:table-cell office:value-type="float" office:value="38" calcext:value-type="float">
            <text:p>38</text:p>
          </table:table-cell>
          <table:table-cell office:value-type="float" office:value="1492" calcext:value-type="float">
            <text:p>1492</text:p>
          </table:table-cell>
          <table:table-cell office:value-type="float" office:value="1066.48648648649" calcext:value-type="float">
            <text:p>1066.48648648649</text:p>
          </table:table-cell>
          <table:table-cell office:value-type="float" office:value="1315.5" calcext:value-type="float">
            <text:p>1315.5</text:p>
          </table:table-cell>
          <table:table-cell office:value-type="float" office:value="1600" calcext:value-type="float">
            <text:p>1600</text:p>
          </table:table-cell>
          <table:table-cell office:value-type="float" office:value="77.2" calcext:value-type="float">
            <text:p>77.2</text:p>
          </table:table-cell>
          <table:table-cell office:value-type="float" office:value="1464.8" calcext:value-type="float">
            <text:p>1464.8</text:p>
          </table:table-cell>
          <table:table-cell office:value-type="float" office:value="521.903398483982" calcext:value-type="float">
            <text:p>521.903398483982</text:p>
          </table:table-cell>
          <table:table-cell office:value-type="float" office:value="48.9367099440125" calcext:value-type="float">
            <text:p>48.9367099440125</text:p>
          </table:table-cell>
          <table:table-cell office:value-type="float" office:value="1387.6" calcext:value-type="float">
            <text:p>1387.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7</text:p>
          </table:table-cell>
          <table:table-cell office:value-type="float" office:value="36" calcext:value-type="float">
            <text:p>36</text:p>
          </table:table-cell>
          <table:table-cell office:value-type="float" office:value="1496" calcext:value-type="float">
            <text:p>1496</text:p>
          </table:table-cell>
          <table:table-cell office:value-type="float" office:value="1286.52727272727" calcext:value-type="float">
            <text:p>1286.52727272727</text:p>
          </table:table-cell>
          <table:table-cell office:value-type="float" office:value="1377" calcext:value-type="float">
            <text:p>1377</text:p>
          </table:table-cell>
          <table:table-cell office:value-type="float" office:value="1520" calcext:value-type="float">
            <text:p>1520</text:p>
          </table:table-cell>
          <table:table-cell office:value-type="float" office:value="1093.8" calcext:value-type="float">
            <text:p>1093.8</text:p>
          </table:table-cell>
          <table:table-cell office:value-type="float" office:value="1489" calcext:value-type="float">
            <text:p>1489</text:p>
          </table:table-cell>
          <table:table-cell office:value-type="float" office:value="307.087263176751" calcext:value-type="float">
            <text:p>307.087263176751</text:p>
          </table:table-cell>
          <table:table-cell office:value-type="float" office:value="23.869471692253" calcext:value-type="float">
            <text:p>23.869471692253</text:p>
          </table:table-cell>
          <table:table-cell office:value-type="float" office:value="395.2" calcext:value-type="float">
            <text:p>395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8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830.206896551724" calcext:value-type="float">
            <text:p>830.206896551724</text:p>
          </table:table-cell>
          <table:table-cell office:value-type="float" office:value="833" calcext:value-type="float">
            <text:p>833</text:p>
          </table:table-cell>
          <table:table-cell office:value-type="float" office:value="2180" calcext:value-type="float">
            <text:p>2180</text:p>
          </table:table-cell>
          <table:table-cell office:value-type="float" office:value="435.2" calcext:value-type="float">
            <text:p>435.2</text:p>
          </table:table-cell>
          <table:table-cell office:value-type="float" office:value="1208.4" calcext:value-type="float">
            <text:p>1208.4</text:p>
          </table:table-cell>
          <table:table-cell office:value-type="float" office:value="321.17333763543" calcext:value-type="float">
            <text:p>321.17333763543</text:p>
          </table:table-cell>
          <table:table-cell office:value-type="float" office:value="38.6859394892319" calcext:value-type="float">
            <text:p>38.6859394892319</text:p>
          </table:table-cell>
          <table:table-cell office:value-type="float" office:value="773.2" calcext:value-type="float">
            <text:p>773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19</text:p>
          </table:table-cell>
          <table:table-cell office:value-type="float" office:value="38" calcext:value-type="float">
            <text:p>38</text:p>
          </table:table-cell>
          <table:table-cell office:value-type="float" office:value="1479" calcext:value-type="float">
            <text:p>1479</text:p>
          </table:table-cell>
          <table:table-cell office:value-type="float" office:value="947.685185185185" calcext:value-type="float">
            <text:p>947.685185185185</text:p>
          </table:table-cell>
          <table:table-cell office:value-type="float" office:value="1214.5" calcext:value-type="float">
            <text:p>1214.5</text:p>
          </table:table-cell>
          <table:table-cell office:value-type="float" office:value="1730" calcext:value-type="float">
            <text:p>1730</text:p>
          </table:table-cell>
          <table:table-cell office:value-type="float" office:value="77.6" calcext:value-type="float">
            <text:p>77.6</text:p>
          </table:table-cell>
          <table:table-cell office:value-type="float" office:value="1431.2" calcext:value-type="float">
            <text:p>1431.2</text:p>
          </table:table-cell>
          <table:table-cell office:value-type="float" office:value="511.580931979545" calcext:value-type="float">
            <text:p>511.580931979545</text:p>
          </table:table-cell>
          <table:table-cell office:value-type="float" office:value="53.9821598962294" calcext:value-type="float">
            <text:p>53.9821598962294</text:p>
          </table:table-cell>
          <table:table-cell office:value-type="float" office:value="1353.6" calcext:value-type="float">
            <text:p>1353.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20</text:p>
          </table:table-cell>
          <table:table-cell office:value-type="float" office:value="571" calcext:value-type="float">
            <text:p>571</text:p>
          </table:table-cell>
          <table:table-cell office:value-type="float" office:value="1151" calcext:value-type="float">
            <text:p>1151</text:p>
          </table:table-cell>
          <table:table-cell office:value-type="float" office:value="874.833333333333" calcext:value-type="float">
            <text:p>874.833333333333</text:p>
          </table:table-cell>
          <table:table-cell office:value-type="float" office:value="865.5" calcext:value-type="float">
            <text:p>865.5</text:p>
          </table:table-cell>
          <table:table-cell office:value-type="float" office:value="1880" calcext:value-type="float">
            <text:p>1880</text:p>
          </table:table-cell>
          <table:table-cell office:value-type="float" office:value="626.4" calcext:value-type="float">
            <text:p>626.4</text:p>
          </table:table-cell>
          <table:table-cell office:value-type="float" office:value="1115.8" calcext:value-type="float">
            <text:p>1115.8</text:p>
          </table:table-cell>
          <table:table-cell office:value-type="float" office:value="199.506128733678" calcext:value-type="float">
            <text:p>199.506128733678</text:p>
          </table:table-cell>
          <table:table-cell office:value-type="float" office:value="22.8050442446574" calcext:value-type="float">
            <text:p>22.8050442446574</text:p>
          </table:table-cell>
          <table:table-cell office:value-type="float" office:value="489.4" calcext:value-type="float">
            <text:p>489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0_p1m21</text:p>
          </table:table-cell>
          <table:table-cell office:value-type="float" office:value="42" calcext:value-type="float">
            <text:p>42</text:p>
          </table:table-cell>
          <table:table-cell office:value-type="float" office:value="1498" calcext:value-type="float">
            <text:p>1498</text:p>
          </table:table-cell>
          <table:table-cell office:value-type="float" office:value="1070.0303030303" calcext:value-type="float">
            <text:p>1070.0303030303</text:p>
          </table:table-cell>
          <table:table-cell office:value-type="float" office:value="1329" calcext:value-type="float">
            <text:p>1329</text:p>
          </table:table-cell>
          <table:table-cell office:value-type="float" office:value="1550" calcext:value-type="float">
            <text:p>1550</text:p>
          </table:table-cell>
          <table:table-cell office:value-type="float" office:value="91.2" calcext:value-type="float">
            <text:p>91.2</text:p>
          </table:table-cell>
          <table:table-cell office:value-type="float" office:value="1468.4" calcext:value-type="float">
            <text:p>1468.4</text:p>
          </table:table-cell>
          <table:table-cell office:value-type="float" office:value="561.556179560897" calcext:value-type="float">
            <text:p>561.556179560897</text:p>
          </table:table-cell>
          <table:table-cell office:value-type="float" office:value="52.4803996644377" calcext:value-type="float">
            <text:p>52.4803996644377</text:p>
          </table:table-cell>
          <table:table-cell office:value-type="float" office:value="1377.2" calcext:value-type="float">
            <text:p>1377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em-D0h-0X0.8_deepcre_motifs_250127_104040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0</text:p>
          </table:table-cell>
          <table:table-cell office:value-type="float" office:value="230" calcext:value-type="float">
            <text:p>230</text:p>
          </table:table-cell>
          <table:table-cell office:value-type="float" office:value="1500" calcext:value-type="float">
            <text:p>1500</text:p>
          </table:table-cell>
          <table:table-cell office:value-type="float" office:value="1328.81390593047" calcext:value-type="float">
            <text:p>1328.81390593047</text:p>
          </table:table-cell>
          <table:table-cell office:value-type="float" office:value="1391" calcext:value-type="float">
            <text:p>1391</text:p>
          </table:table-cell>
          <table:table-cell office:value-type="float" office:value="1550" calcext:value-type="float">
            <text:p>1550</text:p>
          </table:table-cell>
          <table:table-cell office:value-type="float" office:value="1246" calcext:value-type="float">
            <text:p>1246</text:p>
          </table:table-cell>
          <table:table-cell office:value-type="float" office:value="1481" calcext:value-type="float">
            <text:p>1481</text:p>
          </table:table-cell>
          <table:table-cell office:value-type="float" office:value="241.211814549702" calcext:value-type="float">
            <text:p>241.211814549702</text:p>
          </table:table-cell>
          <table:table-cell office:value-type="float" office:value="18.1524149825027" calcext:value-type="float">
            <text:p>18.1524149825027</text:p>
          </table:table-cell>
          <table:table-cell office:value-type="float" office:value="235" calcext:value-type="float">
            <text:p>23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1</text:p>
          </table:table-cell>
          <table:table-cell office:value-type="float" office:value="128" calcext:value-type="float">
            <text:p>128</text:p>
          </table:table-cell>
          <table:table-cell office:value-type="float" office:value="1500" calcext:value-type="float">
            <text:p>1500</text:p>
          </table:table-cell>
          <table:table-cell office:value-type="float" office:value="1327.75085324232" calcext:value-type="float">
            <text:p>1327.75085324232</text:p>
          </table:table-cell>
          <table:table-cell office:value-type="float" office:value="1373" calcext:value-type="float">
            <text:p>1373</text:p>
          </table:table-cell>
          <table:table-cell office:value-type="float" office:value="1560" calcext:value-type="float">
            <text:p>1560</text:p>
          </table:table-cell>
          <table:table-cell office:value-type="float" office:value="1223" calcext:value-type="float">
            <text:p>1223</text:p>
          </table:table-cell>
          <table:table-cell office:value-type="float" office:value="1475" calcext:value-type="float">
            <text:p>1475</text:p>
          </table:table-cell>
          <table:table-cell office:value-type="float" office:value="219.254799640431" calcext:value-type="float">
            <text:p>219.254799640431</text:p>
          </table:table-cell>
          <table:table-cell office:value-type="float" office:value="16.5132486343366" calcext:value-type="float">
            <text:p>16.5132486343366</text:p>
          </table:table-cell>
          <table:table-cell office:value-type="float" office:value="252" calcext:value-type="float">
            <text:p>25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2</text:p>
          </table:table-cell>
          <table:table-cell office:value-type="float" office:value="213" calcext:value-type="float">
            <text:p>213</text:p>
          </table:table-cell>
          <table:table-cell office:value-type="float" office:value="1499" calcext:value-type="float">
            <text:p>1499</text:p>
          </table:table-cell>
          <table:table-cell office:value-type="float" office:value="1253.77611940299" calcext:value-type="float">
            <text:p>1253.77611940299</text:p>
          </table:table-cell>
          <table:table-cell office:value-type="float" office:value="1401" calcext:value-type="float">
            <text:p>1401</text:p>
          </table:table-cell>
          <table:table-cell office:value-type="float" office:value="1550" calcext:value-type="float">
            <text:p>1550</text:p>
          </table:table-cell>
          <table:table-cell office:value-type="float" office:value="694.8" calcext:value-type="float">
            <text:p>694.8</text:p>
          </table:table-cell>
          <table:table-cell office:value-type="float" office:value="1486.4" calcext:value-type="float">
            <text:p>1486.4</text:p>
          </table:table-cell>
          <table:table-cell office:value-type="float" office:value="351.600187062363" calcext:value-type="float">
            <text:p>351.600187062363</text:p>
          </table:table-cell>
          <table:table-cell office:value-type="float" office:value="28.0432990883401" calcext:value-type="float">
            <text:p>28.0432990883401</text:p>
          </table:table-cell>
          <table:table-cell office:value-type="float" office:value="791.6" calcext:value-type="float">
            <text:p>791.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3</text:p>
          </table:table-cell>
          <table:table-cell office:value-type="float" office:value="258" calcext:value-type="float">
            <text:p>258</text:p>
          </table:table-cell>
          <table:table-cell office:value-type="float" office:value="1495" calcext:value-type="float">
            <text:p>1495</text:p>
          </table:table-cell>
          <table:table-cell office:value-type="float" office:value="914.30303030303" calcext:value-type="float">
            <text:p>914.30303030303</text:p>
          </table:table-cell>
          <table:table-cell office:value-type="float" office:value="776" calcext:value-type="float">
            <text:p>776</text:p>
          </table:table-cell>
          <table:table-cell office:value-type="float" office:value="1560" calcext:value-type="float">
            <text:p>1560</text:p>
          </table:table-cell>
          <table:table-cell office:value-type="float" office:value="397.2" calcext:value-type="float">
            <text:p>397.2</text:p>
          </table:table-cell>
          <table:table-cell office:value-type="float" office:value="1431" calcext:value-type="float">
            <text:p>1431</text:p>
          </table:table-cell>
          <table:table-cell office:value-type="float" office:value="436.798114468264" calcext:value-type="float">
            <text:p>436.798114468264</text:p>
          </table:table-cell>
          <table:table-cell office:value-type="float" office:value="47.7738889614633" calcext:value-type="float">
            <text:p>47.7738889614633</text:p>
          </table:table-cell>
          <table:table-cell office:value-type="float" office:value="1033.8" calcext:value-type="float">
            <text:p>1033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4</text:p>
          </table:table-cell>
          <table:table-cell office:value-type="float" office:value="252" calcext:value-type="float">
            <text:p>252</text:p>
          </table:table-cell>
          <table:table-cell office:value-type="float" office:value="1494" calcext:value-type="float">
            <text:p>1494</text:p>
          </table:table-cell>
          <table:table-cell office:value-type="float" office:value="845.12676056338" calcext:value-type="float">
            <text:p>845.12676056338</text:p>
          </table:table-cell>
          <table:table-cell office:value-type="float" office:value="679" calcext:value-type="float">
            <text:p>679</text:p>
          </table:table-cell>
          <table:table-cell office:value-type="float" office:value="1540" calcext:value-type="float">
            <text:p>1540</text:p>
          </table:table-cell>
          <table:table-cell office:value-type="float" office:value="368" calcext:value-type="float">
            <text:p>368</text:p>
          </table:table-cell>
          <table:table-cell office:value-type="float" office:value="1448" calcext:value-type="float">
            <text:p>1448</text:p>
          </table:table-cell>
          <table:table-cell office:value-type="float" office:value="427.590188634514" calcext:value-type="float">
            <text:p>427.590188634514</text:p>
          </table:table-cell>
          <table:table-cell office:value-type="float" office:value="50.5947993351284" calcext:value-type="float">
            <text:p>50.5947993351284</text:p>
          </table:table-cell>
          <table:table-cell office:value-type="float" office:value="1080" calcext:value-type="float">
            <text:p>108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5</text:p>
          </table:table-cell>
          <table:table-cell office:value-type="float" office:value="278" calcext:value-type="float">
            <text:p>278</text:p>
          </table:table-cell>
          <table:table-cell office:value-type="float" office:value="1486" calcext:value-type="float">
            <text:p>1486</text:p>
          </table:table-cell>
          <table:table-cell office:value-type="float" office:value="950.224137931035" calcext:value-type="float">
            <text:p>950.224137931035</text:p>
          </table:table-cell>
          <table:table-cell office:value-type="float" office:value="1264" calcext:value-type="float">
            <text:p>1264</text:p>
          </table:table-cell>
          <table:table-cell office:value-type="float" office:value="1720" calcext:value-type="float">
            <text:p>1720</text:p>
          </table:table-cell>
          <table:table-cell office:value-type="float" office:value="379.9" calcext:value-type="float">
            <text:p>379.9</text:p>
          </table:table-cell>
          <table:table-cell office:value-type="float" office:value="1428.8" calcext:value-type="float">
            <text:p>1428.8</text:p>
          </table:table-cell>
          <table:table-cell office:value-type="float" office:value="445.849673474102" calcext:value-type="float">
            <text:p>445.849673474102</text:p>
          </table:table-cell>
          <table:table-cell office:value-type="float" office:value="46.920474409845" calcext:value-type="float">
            <text:p>46.920474409845</text:p>
          </table:table-cell>
          <table:table-cell office:value-type="float" office:value="1048.9" calcext:value-type="float">
            <text:p>1048.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6</text:p>
          </table:table-cell>
          <table:table-cell office:value-type="float" office:value="124" calcext:value-type="float">
            <text:p>124</text:p>
          </table:table-cell>
          <table:table-cell office:value-type="float" office:value="1495" calcext:value-type="float">
            <text:p>1495</text:p>
          </table:table-cell>
          <table:table-cell office:value-type="float" office:value="1319.49606299213" calcext:value-type="float">
            <text:p>1319.49606299213</text:p>
          </table:table-cell>
          <table:table-cell office:value-type="float" office:value="1376" calcext:value-type="float">
            <text:p>1376</text:p>
          </table:table-cell>
          <table:table-cell office:value-type="float" office:value="1530" calcext:value-type="float">
            <text:p>1530</text:p>
          </table:table-cell>
          <table:table-cell office:value-type="float" office:value="1208.2" calcext:value-type="float">
            <text:p>1208.2</text:p>
          </table:table-cell>
          <table:table-cell office:value-type="float" office:value="1471.6" calcext:value-type="float">
            <text:p>1471.6</text:p>
          </table:table-cell>
          <table:table-cell office:value-type="float" office:value="258.176015816937" calcext:value-type="float">
            <text:p>258.176015816937</text:p>
          </table:table-cell>
          <table:table-cell office:value-type="float" office:value="19.5662588967101" calcext:value-type="float">
            <text:p>19.5662588967101</text:p>
          </table:table-cell>
          <table:table-cell office:value-type="float" office:value="263.4" calcext:value-type="float">
            <text:p>263.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7</text:p>
          </table:table-cell>
          <table:table-cell office:value-type="float" office:value="41" calcext:value-type="float">
            <text:p>41</text:p>
          </table:table-cell>
          <table:table-cell office:value-type="float" office:value="1500" calcext:value-type="float">
            <text:p>1500</text:p>
          </table:table-cell>
          <table:table-cell office:value-type="float" office:value="1298.78666666667" calcext:value-type="float">
            <text:p>1298.78666666667</text:p>
          </table:table-cell>
          <table:table-cell office:value-type="float" office:value="1353.5" calcext:value-type="float">
            <text:p>1353.5</text:p>
          </table:table-cell>
          <table:table-cell office:value-type="float" office:value="1590" calcext:value-type="float">
            <text:p>1590</text:p>
          </table:table-cell>
          <table:table-cell office:value-type="float" office:value="1168.9" calcext:value-type="float">
            <text:p>1168.9</text:p>
          </table:table-cell>
          <table:table-cell office:value-type="float" office:value="1484" calcext:value-type="float">
            <text:p>1484</text:p>
          </table:table-cell>
          <table:table-cell office:value-type="float" office:value="242.734438996036" calcext:value-type="float">
            <text:p>242.734438996036</text:p>
          </table:table-cell>
          <table:table-cell office:value-type="float" office:value="18.6893232911771" calcext:value-type="float">
            <text:p>18.6893232911771</text:p>
          </table:table-cell>
          <table:table-cell office:value-type="float" office:value="315.1" calcext:value-type="float">
            <text:p>315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8</text:p>
          </table:table-cell>
          <table:table-cell office:value-type="float" office:value="213" calcext:value-type="float">
            <text:p>213</text:p>
          </table:table-cell>
          <table:table-cell office:value-type="float" office:value="1500" calcext:value-type="float">
            <text:p>1500</text:p>
          </table:table-cell>
          <table:table-cell office:value-type="float" office:value="1349.6265060241" calcext:value-type="float">
            <text:p>1349.6265060241</text:p>
          </table:table-cell>
          <table:table-cell office:value-type="float" office:value="1379.5" calcext:value-type="float">
            <text:p>1379.5</text:p>
          </table:table-cell>
          <table:table-cell office:value-type="float" office:value="1520" calcext:value-type="float">
            <text:p>1520</text:p>
          </table:table-cell>
          <table:table-cell office:value-type="float" office:value="1190.5" calcext:value-type="float">
            <text:p>1190.5</text:p>
          </table:table-cell>
          <table:table-cell office:value-type="float" office:value="1477.5" calcext:value-type="float">
            <text:p>1477.5</text:p>
          </table:table-cell>
          <table:table-cell office:value-type="float" office:value="136.46766391044" calcext:value-type="float">
            <text:p>136.46766391044</text:p>
          </table:table-cell>
          <table:table-cell office:value-type="float" office:value="10.1115133187821" calcext:value-type="float">
            <text:p>10.1115133187821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09</text:p>
          </table:table-cell>
          <table:table-cell office:value-type="float" office:value="1119" calcext:value-type="float">
            <text:p>1119</text:p>
          </table:table-cell>
          <table:table-cell office:value-type="float" office:value="1498" calcext:value-type="float">
            <text:p>1498</text:p>
          </table:table-cell>
          <table:table-cell office:value-type="float" office:value="1347.05" calcext:value-type="float">
            <text:p>1347.05</text:p>
          </table:table-cell>
          <table:table-cell office:value-type="float" office:value="1377.5" calcext:value-type="float">
            <text:p>1377.5</text:p>
          </table:table-cell>
          <table:table-cell office:value-type="float" office:value="1550" calcext:value-type="float">
            <text:p>1550</text:p>
          </table:table-cell>
          <table:table-cell office:value-type="float" office:value="1171.9" calcext:value-type="float">
            <text:p>1171.9</text:p>
          </table:table-cell>
          <table:table-cell office:value-type="float" office:value="1476.4" calcext:value-type="float">
            <text:p>1476.4</text:p>
          </table:table-cell>
          <table:table-cell office:value-type="float" office:value="115.109728432622" calcext:value-type="float">
            <text:p>115.109728432622</text:p>
          </table:table-cell>
          <table:table-cell office:value-type="float" office:value="8.54531965648059" calcext:value-type="float">
            <text:p>8.54531965648059</text:p>
          </table:table-cell>
          <table:table-cell office:value-type="float" office:value="304.5" calcext:value-type="float">
            <text:p>304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0</text:p>
          </table:table-cell>
          <table:table-cell office:value-type="float" office:value="1183" calcext:value-type="float">
            <text:p>1183</text:p>
          </table:table-cell>
          <table:table-cell office:value-type="float" office:value="1500" calcext:value-type="float">
            <text:p>1500</text:p>
          </table:table-cell>
          <table:table-cell office:value-type="float" office:value="1380.03076923077" calcext:value-type="float">
            <text:p>1380.03076923077</text:p>
          </table:table-cell>
          <table:table-cell office:value-type="float" office:value="1392" calcext:value-type="float">
            <text:p>1392</text:p>
          </table:table-cell>
          <table:table-cell office:value-type="float" office:value="1590" calcext:value-type="float">
            <text:p>1590</text:p>
          </table:table-cell>
          <table:table-cell office:value-type="float" office:value="1269.2" calcext:value-type="float">
            <text:p>1269.2</text:p>
          </table:table-cell>
          <table:table-cell office:value-type="float" office:value="1475.2" calcext:value-type="float">
            <text:p>1475.2</text:p>
          </table:table-cell>
          <table:table-cell office:value-type="float" office:value="79.7186398432734" calcext:value-type="float">
            <text:p>79.7186398432734</text:p>
          </table:table-cell>
          <table:table-cell office:value-type="float" office:value="5.77658423425651" calcext:value-type="float">
            <text:p>5.77658423425651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1</text:p>
          </table:table-cell>
          <table:table-cell office:value-type="float" office:value="1097" calcext:value-type="float">
            <text:p>1097</text:p>
          </table:table-cell>
          <table:table-cell office:value-type="float" office:value="1497" calcext:value-type="float">
            <text:p>1497</text:p>
          </table:table-cell>
          <table:table-cell office:value-type="float" office:value="1347.50434782609" calcext:value-type="float">
            <text:p>1347.50434782609</text:p>
          </table:table-cell>
          <table:table-cell office:value-type="float" office:value="1376" calcext:value-type="float">
            <text:p>1376</text:p>
          </table:table-cell>
          <table:table-cell office:value-type="float" office:value="1540" calcext:value-type="float">
            <text:p>1540</text:p>
          </table:table-cell>
          <table:table-cell office:value-type="float" office:value="1181.8" calcext:value-type="float">
            <text:p>1181.8</text:p>
          </table:table-cell>
          <table:table-cell office:value-type="float" office:value="1479.2" calcext:value-type="float">
            <text:p>1479.2</text:p>
          </table:table-cell>
          <table:table-cell office:value-type="float" office:value="114.437171447921" calcext:value-type="float">
            <text:p>114.437171447921</text:p>
          </table:table-cell>
          <table:table-cell office:value-type="float" office:value="8.49252706550006" calcext:value-type="float">
            <text:p>8.49252706550006</text:p>
          </table:table-cell>
          <table:table-cell office:value-type="float" office:value="297.4" calcext:value-type="float">
            <text:p>297.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2</text:p>
          </table:table-cell>
          <table:table-cell office:value-type="float" office:value="454" calcext:value-type="float">
            <text:p>454</text:p>
          </table:table-cell>
          <table:table-cell office:value-type="float" office:value="1492" calcext:value-type="float">
            <text:p>1492</text:p>
          </table:table-cell>
          <table:table-cell office:value-type="float" office:value="1316.34482758621" calcext:value-type="float">
            <text:p>1316.34482758621</text:p>
          </table:table-cell>
          <table:table-cell office:value-type="float" office:value="1350" calcext:value-type="float">
            <text:p>1350</text:p>
          </table:table-cell>
          <table:table-cell office:value-type="float" office:value="1670" calcext:value-type="float">
            <text:p>1670</text:p>
          </table:table-cell>
          <table:table-cell office:value-type="float" office:value="1240.6" calcext:value-type="float">
            <text:p>1240.6</text:p>
          </table:table-cell>
          <table:table-cell office:value-type="float" office:value="1454.8" calcext:value-type="float">
            <text:p>1454.8</text:p>
          </table:table-cell>
          <table:table-cell office:value-type="float" office:value="213.232481421112" calcext:value-type="float">
            <text:p>213.232481421112</text:p>
          </table:table-cell>
          <table:table-cell office:value-type="float" office:value="16.1988315639237" calcext:value-type="float">
            <text:p>16.1988315639237</text:p>
          </table:table-cell>
          <table:table-cell office:value-type="float" office:value="214.2" calcext:value-type="float">
            <text:p>214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3</text:p>
          </table:table-cell>
          <table:table-cell office:value-type="float" office:value="1096" calcext:value-type="float">
            <text:p>1096</text:p>
          </table:table-cell>
          <table:table-cell office:value-type="float" office:value="1500" calcext:value-type="float">
            <text:p>1500</text:p>
          </table:table-cell>
          <table:table-cell office:value-type="float" office:value="1327.64233576642" calcext:value-type="float">
            <text:p>1327.64233576642</text:p>
          </table:table-cell>
          <table:table-cell office:value-type="float" office:value="1352" calcext:value-type="float">
            <text:p>1352</text:p>
          </table:table-cell>
          <table:table-cell office:value-type="float" office:value="1530" calcext:value-type="float">
            <text:p>1530</text:p>
          </table:table-cell>
          <table:table-cell office:value-type="float" office:value="1149.4" calcext:value-type="float">
            <text:p>1149.4</text:p>
          </table:table-cell>
          <table:table-cell office:value-type="float" office:value="1480.4" calcext:value-type="float">
            <text:p>1480.4</text:p>
          </table:table-cell>
          <table:table-cell office:value-type="float" office:value="125.335475543831" calcext:value-type="float">
            <text:p>125.335475543831</text:p>
          </table:table-cell>
          <table:table-cell office:value-type="float" office:value="9.44045487005933" calcext:value-type="float">
            <text:p>9.44045487005933</text:p>
          </table:table-cell>
          <table:table-cell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4</text:p>
          </table:table-cell>
          <table:table-cell office:value-type="float" office:value="87" calcext:value-type="float">
            <text:p>87</text:p>
          </table:table-cell>
          <table:table-cell office:value-type="float" office:value="1500" calcext:value-type="float">
            <text:p>1500</text:p>
          </table:table-cell>
          <table:table-cell office:value-type="float" office:value="1331.97849462366" calcext:value-type="float">
            <text:p>1331.97849462366</text:p>
          </table:table-cell>
          <table:table-cell office:value-type="float" office:value="1373" calcext:value-type="float">
            <text:p>1373</text:p>
          </table:table-cell>
          <table:table-cell office:value-type="float" office:value="1550" calcext:value-type="float">
            <text:p>1550</text:p>
          </table:table-cell>
          <table:table-cell office:value-type="float" office:value="1198.8" calcext:value-type="float">
            <text:p>1198.8</text:p>
          </table:table-cell>
          <table:table-cell office:value-type="float" office:value="1475" calcext:value-type="float">
            <text:p>1475</text:p>
          </table:table-cell>
          <table:table-cell office:value-type="float" office:value="203.015312042703" calcext:value-type="float">
            <text:p>203.015312042703</text:p>
          </table:table-cell>
          <table:table-cell office:value-type="float" office:value="15.2416358719113" calcext:value-type="float">
            <text:p>15.2416358719113</text:p>
          </table:table-cell>
          <table:table-cell office:value-type="float" office:value="276.2" calcext:value-type="float">
            <text:p>276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5</text:p>
          </table:table-cell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float" office:value="1361.31868131868" calcext:value-type="float">
            <text:p>1361.31868131868</text:p>
          </table:table-cell>
          <table:table-cell office:value-type="float" office:value="1403" calcext:value-type="float">
            <text:p>1403</text:p>
          </table:table-cell>
          <table:table-cell office:value-type="float" office:value="1520" calcext:value-type="float">
            <text:p>1520</text:p>
          </table:table-cell>
          <table:table-cell office:value-type="float" office:value="1274" calcext:value-type="float">
            <text:p>1274</text:p>
          </table:table-cell>
          <table:table-cell office:value-type="float" office:value="1485" calcext:value-type="float">
            <text:p>1485</text:p>
          </table:table-cell>
          <table:table-cell office:value-type="float" office:value="208.790319013592" calcext:value-type="float">
            <text:p>208.790319013592</text:p>
          </table:table-cell>
          <table:table-cell office:value-type="float" office:value="15.3373579514343" calcext:value-type="float">
            <text:p>15.3373579514343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6</text:p>
          </table:table-cell>
          <table:table-cell office:value-type="float" office:value="233" calcext:value-type="float">
            <text:p>233</text:p>
          </table:table-cell>
          <table:table-cell office:value-type="float" office:value="1496" calcext:value-type="float">
            <text:p>1496</text:p>
          </table:table-cell>
          <table:table-cell office:value-type="float" office:value="1343.19318181818" calcext:value-type="float">
            <text:p>1343.19318181818</text:p>
          </table:table-cell>
          <table:table-cell office:value-type="float" office:value="1371.5" calcext:value-type="float">
            <text:p>1371.5</text:p>
          </table:table-cell>
          <table:table-cell office:value-type="float" office:value="1570" calcext:value-type="float">
            <text:p>1570</text:p>
          </table:table-cell>
          <table:table-cell office:value-type="float" office:value="1201.7" calcext:value-type="float">
            <text:p>1201.7</text:p>
          </table:table-cell>
          <table:table-cell office:value-type="float" office:value="1479.6" calcext:value-type="float">
            <text:p>1479.6</text:p>
          </table:table-cell>
          <table:table-cell office:value-type="float" office:value="159.565059548888" calcext:value-type="float">
            <text:p>159.565059548888</text:p>
          </table:table-cell>
          <table:table-cell office:value-type="float" office:value="11.8795316793446" calcext:value-type="float">
            <text:p>11.8795316793446</text:p>
          </table:table-cell>
          <table:table-cell office:value-type="float" office:value="277.9" calcext:value-type="float">
            <text:p>277.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7</text:p>
          </table:table-cell>
          <table:table-cell office:value-type="float" office:value="358" calcext:value-type="float">
            <text:p>358</text:p>
          </table:table-cell>
          <table:table-cell office:value-type="float" office:value="1489" calcext:value-type="float">
            <text:p>1489</text:p>
          </table:table-cell>
          <table:table-cell office:value-type="float" office:value="984.714285714286" calcext:value-type="float">
            <text:p>984.714285714286</text:p>
          </table:table-cell>
          <table:table-cell office:value-type="float" office:value="1386" calcext:value-type="float">
            <text:p>1386</text:p>
          </table:table-cell>
          <table:table-cell office:value-type="float" office:value="1600" calcext:value-type="float">
            <text:p>1600</text:p>
          </table:table-cell>
          <table:table-cell office:value-type="float" office:value="375.4" calcext:value-type="float">
            <text:p>375.4</text:p>
          </table:table-cell>
          <table:table-cell office:value-type="float" office:value="1446.4" calcext:value-type="float">
            <text:p>1446.4</text:p>
          </table:table-cell>
          <table:table-cell office:value-type="float" office:value="551.844698650419" calcext:value-type="float">
            <text:p>551.844698650419</text:p>
          </table:table-cell>
          <table:table-cell office:value-type="float" office:value="56.0410980785279" calcext:value-type="float">
            <text:p>56.0410980785279</text:p>
          </table:table-cell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8</text:p>
          </table:table-cell>
          <table:table-cell office:value-type="float" office:value="1122" calcext:value-type="float">
            <text:p>1122</text:p>
          </table:table-cell>
          <table:table-cell office:value-type="float" office:value="1500" calcext:value-type="float">
            <text:p>1500</text:p>
          </table:table-cell>
          <table:table-cell office:value-type="float" office:value="1367.20212765957" calcext:value-type="float">
            <text:p>1367.20212765957</text:p>
          </table:table-cell>
          <table:table-cell office:value-type="float" office:value="1399.5" calcext:value-type="float">
            <text:p>1399.5</text:p>
          </table:table-cell>
          <table:table-cell office:value-type="float" office:value="1540" calcext:value-type="float">
            <text:p>1540</text:p>
          </table:table-cell>
          <table:table-cell office:value-type="float" office:value="1210.9" calcext:value-type="float">
            <text:p>1210.9</text:p>
          </table:table-cell>
          <table:table-cell office:value-type="float" office:value="1482.1" calcext:value-type="float">
            <text:p>1482.1</text:p>
          </table:table-cell>
          <table:table-cell office:value-type="float" office:value="103.755769865442" calcext:value-type="float">
            <text:p>103.755769865442</text:p>
          </table:table-cell>
          <table:table-cell office:value-type="float" office:value="7.58891225857402" calcext:value-type="float">
            <text:p>7.58891225857402</text:p>
          </table:table-cell>
          <table:table-cell office:value-type="float" office:value="271.2" calcext:value-type="float">
            <text:p>271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19</text:p>
          </table:table-cell>
          <table:table-cell office:value-type="float" office:value="308" calcext:value-type="float">
            <text:p>308</text:p>
          </table:table-cell>
          <table:table-cell office:value-type="float" office:value="1497" calcext:value-type="float">
            <text:p>1497</text:p>
          </table:table-cell>
          <table:table-cell office:value-type="float" office:value="1170.78125" calcext:value-type="float">
            <text:p>1170.78125</text:p>
          </table:table-cell>
          <table:table-cell office:value-type="float" office:value="1374" calcext:value-type="float">
            <text:p>1374</text:p>
          </table:table-cell>
          <table:table-cell office:value-type="float" office:value="1550" calcext:value-type="float">
            <text:p>1550</text:p>
          </table:table-cell>
          <table:table-cell office:value-type="float" office:value="373.3" calcext:value-type="float">
            <text:p>373.3</text:p>
          </table:table-cell>
          <table:table-cell office:value-type="float" office:value="1466.9" calcext:value-type="float">
            <text:p>1466.9</text:p>
          </table:table-cell>
          <table:table-cell office:value-type="float" office:value="435.848577906253" calcext:value-type="float">
            <text:p>435.848577906253</text:p>
          </table:table-cell>
          <table:table-cell office:value-type="float" office:value="37.2271573281732" calcext:value-type="float">
            <text:p>37.2271573281732</text:p>
          </table:table-cell>
          <table:table-cell office:value-type="float" office:value="1093.6" calcext:value-type="float">
            <text:p>1093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0</text:p>
          </table:table-cell>
          <table:table-cell office:value-type="float" office:value="345" calcext:value-type="float">
            <text:p>345</text:p>
          </table:table-cell>
          <table:table-cell office:value-type="float" office:value="1500" calcext:value-type="float">
            <text:p>1500</text:p>
          </table:table-cell>
          <table:table-cell office:value-type="float" office:value="1353.44186046512" calcext:value-type="float">
            <text:p>1353.44186046512</text:p>
          </table:table-cell>
          <table:table-cell office:value-type="float" office:value="1393" calcext:value-type="float">
            <text:p>1393</text:p>
          </table:table-cell>
          <table:table-cell office:value-type="float" office:value="1520" calcext:value-type="float">
            <text:p>1520</text:p>
          </table:table-cell>
          <table:table-cell office:value-type="float" office:value="1223.8" calcext:value-type="float">
            <text:p>1223.8</text:p>
          </table:table-cell>
          <table:table-cell office:value-type="float" office:value="1486.4" calcext:value-type="float">
            <text:p>1486.4</text:p>
          </table:table-cell>
          <table:table-cell office:value-type="float" office:value="182.53079353066" calcext:value-type="float">
            <text:p>182.53079353066</text:p>
          </table:table-cell>
          <table:table-cell office:value-type="float" office:value="13.4864155500505" calcext:value-type="float">
            <text:p>13.4864155500505</text:p>
          </table:table-cell>
          <table:table-cell office:value-type="float" office:value="262.6" calcext:value-type="float">
            <text:p>262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1</text:p>
          </table:table-cell>
          <table:table-cell office:value-type="float" office:value="309" calcext:value-type="float">
            <text:p>309</text:p>
          </table:table-cell>
          <table:table-cell office:value-type="float" office:value="1496" calcext:value-type="float">
            <text:p>1496</text:p>
          </table:table-cell>
          <table:table-cell office:value-type="float" office:value="1189.27272727273" calcext:value-type="float">
            <text:p>1189.27272727273</text:p>
          </table:table-cell>
          <table:table-cell office:value-type="float" office:value="1331" calcext:value-type="float">
            <text:p>1331</text:p>
          </table:table-cell>
          <table:table-cell office:value-type="float" office:value="1680" calcext:value-type="float">
            <text:p>1680</text:p>
          </table:table-cell>
          <table:table-cell office:value-type="float" office:value="512" calcext:value-type="float">
            <text:p>512</text:p>
          </table:table-cell>
          <table:table-cell office:value-type="float" office:value="1444" calcext:value-type="float">
            <text:p>1444</text:p>
          </table:table-cell>
          <table:table-cell office:value-type="float" office:value="393.317960665183" calcext:value-type="float">
            <text:p>393.317960665183</text:p>
          </table:table-cell>
          <table:table-cell office:value-type="float" office:value="33.0721416244994" calcext:value-type="float">
            <text:p>33.0721416244994</text:p>
          </table:table-cell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2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1365.21212121212" calcext:value-type="float">
            <text:p>1365.21212121212</text:p>
          </table:table-cell>
          <table:table-cell office:value-type="float" office:value="1396" calcext:value-type="float">
            <text:p>1396</text:p>
          </table:table-cell>
          <table:table-cell office:value-type="float" office:value="1520" calcext:value-type="float">
            <text:p>1520</text:p>
          </table:table-cell>
          <table:table-cell office:value-type="float" office:value="1251.5" calcext:value-type="float">
            <text:p>1251.5</text:p>
          </table:table-cell>
          <table:table-cell office:value-type="float" office:value="1490.5" calcext:value-type="float">
            <text:p>1490.5</text:p>
          </table:table-cell>
          <table:table-cell office:value-type="float" office:value="187.637581535955" calcext:value-type="float">
            <text:p>187.637581535955</text:p>
          </table:table-cell>
          <table:table-cell office:value-type="float" office:value="13.7442071177451" calcext:value-type="float">
            <text:p>13.7442071177451</text:p>
          </table:table-cell>
          <table:table-cell office:value-type="float" office:value="239" calcext:value-type="float">
            <text:p>2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3</text:p>
          </table:table-cell>
          <table:table-cell office:value-type="float" office:value="1119" calcext:value-type="float">
            <text:p>1119</text:p>
          </table:table-cell>
          <table:table-cell office:value-type="float" office:value="1498" calcext:value-type="float">
            <text:p>1498</text:p>
          </table:table-cell>
          <table:table-cell office:value-type="float" office:value="1382.97183098592" calcext:value-type="float">
            <text:p>1382.97183098592</text:p>
          </table:table-cell>
          <table:table-cell office:value-type="float" office:value="1419" calcext:value-type="float">
            <text:p>1419</text:p>
          </table:table-cell>
          <table:table-cell office:value-type="float" office:value="1530" calcext:value-type="float">
            <text:p>1530</text:p>
          </table:table-cell>
          <table:table-cell office:value-type="float" office:value="1213" calcext:value-type="float">
            <text:p>1213</text:p>
          </table:table-cell>
          <table:table-cell office:value-type="float" office:value="1490" calcext:value-type="float">
            <text:p>1490</text:p>
          </table:table-cell>
          <table:table-cell office:value-type="float" office:value="105.62804982322" calcext:value-type="float">
            <text:p>105.62804982322</text:p>
          </table:table-cell>
          <table:table-cell office:value-type="float" office:value="7.63775859034805" calcext:value-type="float">
            <text:p>7.63775859034805</text:p>
          </table:table-cell>
          <table:table-cell office:value-type="float" office:value="277" calcext:value-type="float">
            <text:p>2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4</text:p>
          </table:table-cell>
          <table:table-cell office:value-type="float" office:value="65" calcext:value-type="float">
            <text:p>65</text:p>
          </table:table-cell>
          <table:table-cell office:value-type="float" office:value="1197" calcext:value-type="float">
            <text:p>1197</text:p>
          </table:table-cell>
          <table:table-cell office:value-type="float" office:value="1022.42" calcext:value-type="float">
            <text:p>1022.42</text:p>
          </table:table-cell>
          <table:table-cell office:value-type="float" office:value="1065.5" calcext:value-type="float">
            <text:p>1065.5</text:p>
          </table:table-cell>
          <table:table-cell office:value-type="float" office:value="1830" calcext:value-type="float">
            <text:p>1830</text:p>
          </table:table-cell>
          <table:table-cell office:value-type="float" office:value="830.5" calcext:value-type="float">
            <text:p>830.5</text:p>
          </table:table-cell>
          <table:table-cell office:value-type="float" office:value="1166.3" calcext:value-type="float">
            <text:p>1166.3</text:p>
          </table:table-cell>
          <table:table-cell office:value-type="float" office:value="194.419501205459" calcext:value-type="float">
            <text:p>194.419501205459</text:p>
          </table:table-cell>
          <table:table-cell office:value-type="float" office:value="19.015619921897" calcext:value-type="float">
            <text:p>19.015619921897</text:p>
          </table:table-cell>
          <table:table-cell office:value-type="float" office:value="335.8" calcext:value-type="float">
            <text:p>335.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5</text:p>
          </table:table-cell>
          <table:table-cell office:value-type="float" office:value="1134" calcext:value-type="float">
            <text:p>1134</text:p>
          </table:table-cell>
          <table:table-cell office:value-type="float" office:value="1495" calcext:value-type="float">
            <text:p>1495</text:p>
          </table:table-cell>
          <table:table-cell office:value-type="float" office:value="1367.82" calcext:value-type="float">
            <text:p>1367.82</text:p>
          </table:table-cell>
          <table:table-cell office:value-type="float" office:value="1377" calcext:value-type="float">
            <text:p>1377</text:p>
          </table:table-cell>
          <table:table-cell office:value-type="float" office:value="1540" calcext:value-type="float">
            <text:p>1540</text:p>
          </table:table-cell>
          <table:table-cell office:value-type="float" office:value="1216.7" calcext:value-type="float">
            <text:p>1216.7</text:p>
          </table:table-cell>
          <table:table-cell office:value-type="float" office:value="1475.2" calcext:value-type="float">
            <text:p>1475.2</text:p>
          </table:table-cell>
          <table:table-cell office:value-type="float" office:value="95.5757398130735" calcext:value-type="float">
            <text:p>95.5757398130735</text:p>
          </table:table-cell>
          <table:table-cell office:value-type="float" office:value="6.98745008941773" calcext:value-type="float">
            <text:p>6.98745008941773</text:p>
          </table:table-cell>
          <table:table-cell office:value-type="float" office:value="258.5" calcext:value-type="float">
            <text:p>25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6</text:p>
          </table:table-cell>
          <table:table-cell office:value-type="float" office:value="1207" calcext:value-type="float">
            <text:p>1207</text:p>
          </table:table-cell>
          <table:table-cell office:value-type="float" office:value="1499" calcext:value-type="float">
            <text:p>1499</text:p>
          </table:table-cell>
          <table:table-cell office:value-type="float" office:value="1378.8" calcext:value-type="float">
            <text:p>1378.8</text:p>
          </table:table-cell>
          <table:table-cell office:value-type="float" office:value="1395.5" calcext:value-type="float">
            <text:p>1395.5</text:p>
          </table:table-cell>
          <table:table-cell office:value-type="float" office:value="1520" calcext:value-type="float">
            <text:p>1520</text:p>
          </table:table-cell>
          <table:table-cell office:value-type="float" office:value="1241.8" calcext:value-type="float">
            <text:p>1241.8</text:p>
          </table:table-cell>
          <table:table-cell office:value-type="float" office:value="1480.5" calcext:value-type="float">
            <text:p>1480.5</text:p>
          </table:table-cell>
          <table:table-cell office:value-type="float" office:value="87.6055261106753" calcext:value-type="float">
            <text:p>87.6055261106753</text:p>
          </table:table-cell>
          <table:table-cell office:value-type="float" office:value="6.35375153109046" calcext:value-type="float">
            <text:p>6.35375153109046</text:p>
          </table:table-cell>
          <table:table-cell office:value-type="float" office:value="238.7" calcext:value-type="float">
            <text:p>238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7</text:p>
          </table:table-cell>
          <table:table-cell office:value-type="float" office:value="381" calcext:value-type="float">
            <text:p>381</text:p>
          </table:table-cell>
          <table:table-cell office:value-type="float" office:value="1497" calcext:value-type="float">
            <text:p>1497</text:p>
          </table:table-cell>
          <table:table-cell office:value-type="float" office:value="1253.5" calcext:value-type="float">
            <text:p>1253.5</text:p>
          </table:table-cell>
          <table:table-cell office:value-type="float" office:value="1355" calcext:value-type="float">
            <text:p>1355</text:p>
          </table:table-cell>
          <table:table-cell office:value-type="float" office:value="1520" calcext:value-type="float">
            <text:p>1520</text:p>
          </table:table-cell>
          <table:table-cell office:value-type="float" office:value="994.9" calcext:value-type="float">
            <text:p>994.9</text:p>
          </table:table-cell>
          <table:table-cell office:value-type="float" office:value="1477.4" calcext:value-type="float">
            <text:p>1477.4</text:p>
          </table:table-cell>
          <table:table-cell office:value-type="float" office:value="361.485032292388" calcext:value-type="float">
            <text:p>361.485032292388</text:p>
          </table:table-cell>
          <table:table-cell office:value-type="float" office:value="28.8380560265168" calcext:value-type="float">
            <text:p>28.8380560265168</text:p>
          </table:table-cell>
          <table:table-cell office:value-type="float" office:value="482.5" calcext:value-type="float">
            <text:p>48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0m28</text:p>
          </table:table-cell>
          <table:table-cell office:value-type="float" office:value="1365" calcext:value-type="float">
            <text:p>1365</text:p>
          </table:table-cell>
          <table:table-cell office:value-type="float" office:value="1475" calcext:value-type="float">
            <text:p>1475</text:p>
          </table:table-cell>
          <table:table-cell office:value-type="float" office:value="1420.75" calcext:value-type="float">
            <text:p>1420.75</text:p>
          </table:table-cell>
          <table:table-cell office:value-type="float" office:value="1421.5" calcext:value-type="float">
            <text:p>1421.5</text:p>
          </table:table-cell>
          <table:table-cell office:value-type="float" office:value="1540" calcext:value-type="float">
            <text:p>1540</text:p>
          </table:table-cell>
          <table:table-cell office:value-type="float" office:value="1365.9" calcext:value-type="float">
            <text:p>1365.9</text:p>
          </table:table-cell>
          <table:table-cell office:value-type="float" office:value="1475" calcext:value-type="float">
            <text:p>1475</text:p>
          </table:table-cell>
          <table:table-cell office:value-type="float" office:value="62.6544757645719" calcext:value-type="float">
            <text:p>62.6544757645719</text:p>
          </table:table-cell>
          <table:table-cell office:value-type="float" office:value="4.40995782259876" calcext:value-type="float">
            <text:p>4.40995782259876</text:p>
          </table:table-cell>
          <table:table-cell office:value-type="float" office:value="109.1" calcext:value-type="float">
            <text:p>109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0</text:p>
          </table:table-cell>
          <table:table-cell office:value-type="float" office:value="73" calcext:value-type="float">
            <text:p>73</text:p>
          </table:table-cell>
          <table:table-cell office:value-type="float" office:value="1500" calcext:value-type="float">
            <text:p>1500</text:p>
          </table:table-cell>
          <table:table-cell office:value-type="float" office:value="1300.64875239923" calcext:value-type="float">
            <text:p>1300.64875239923</text:p>
          </table:table-cell>
          <table:table-cell office:value-type="float" office:value="1399" calcext:value-type="float">
            <text:p>1399</text:p>
          </table:table-cell>
          <table:table-cell office:value-type="float" office:value="1540" calcext:value-type="float">
            <text:p>1540</text:p>
          </table:table-cell>
          <table:table-cell office:value-type="float" office:value="1189" calcext:value-type="float">
            <text:p>1189</text:p>
          </table:table-cell>
          <table:table-cell office:value-type="float" office:value="1484" calcext:value-type="float">
            <text:p>1484</text:p>
          </table:table-cell>
          <table:table-cell office:value-type="float" office:value="310.842238992241" calcext:value-type="float">
            <text:p>310.842238992241</text:p>
          </table:table-cell>
          <table:table-cell office:value-type="float" office:value="23.8990148892119" calcext:value-type="float">
            <text:p>23.8990148892119</text:p>
          </table:table-cell>
          <table:table-cell office:value-type="float" office:value="295" calcext:value-type="float">
            <text:p>29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985.042372881356" calcext:value-type="float">
            <text:p>985.042372881356</text:p>
          </table:table-cell>
          <table:table-cell office:value-type="float" office:value="1342" calcext:value-type="float">
            <text:p>1342</text:p>
          </table:table-cell>
          <table:table-cell office:value-type="float" office:value="1560" calcext:value-type="float">
            <text:p>1560</text:p>
          </table:table-cell>
          <table:table-cell office:value-type="float" office:value="280" calcext:value-type="float">
            <text:p>280</text:p>
          </table:table-cell>
          <table:table-cell office:value-type="float" office:value="1460.3" calcext:value-type="float">
            <text:p>1460.3</text:p>
          </table:table-cell>
          <table:table-cell office:value-type="float" office:value="522.30345166875" calcext:value-type="float">
            <text:p>522.30345166875</text:p>
          </table:table-cell>
          <table:table-cell office:value-type="float" office:value="53.0234501629565" calcext:value-type="float">
            <text:p>53.0234501629565</text:p>
          </table:table-cell>
          <table:table-cell office:value-type="float" office:value="1180.3" calcext:value-type="float">
            <text:p>1180.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2</text:p>
          </table:table-cell>
          <table:table-cell office:value-type="float" office:value="47" calcext:value-type="float">
            <text:p>47</text:p>
          </table:table-cell>
          <table:table-cell office:value-type="float" office:value="1497" calcext:value-type="float">
            <text:p>1497</text:p>
          </table:table-cell>
          <table:table-cell office:value-type="float" office:value="1089.44408427877" calcext:value-type="float">
            <text:p>1089.44408427877</text:p>
          </table:table-cell>
          <table:table-cell office:value-type="float" office:value="1172" calcext:value-type="float">
            <text:p>1172</text:p>
          </table:table-cell>
          <table:table-cell office:value-type="float" office:value="1740" calcext:value-type="float">
            <text:p>1740</text:p>
          </table:table-cell>
          <table:table-cell office:value-type="float" office:value="818.2" calcext:value-type="float">
            <text:p>818.2</text:p>
          </table:table-cell>
          <table:table-cell office:value-type="float" office:value="1357" calcext:value-type="float">
            <text:p>1357</text:p>
          </table:table-cell>
          <table:table-cell office:value-type="float" office:value="304.174666587606" calcext:value-type="float">
            <text:p>304.174666587606</text:p>
          </table:table-cell>
          <table:table-cell office:value-type="float" office:value="27.9201724050826" calcext:value-type="float">
            <text:p>27.9201724050826</text:p>
          </table:table-cell>
          <table:table-cell office:value-type="float" office:value="538.8" calcext:value-type="float">
            <text:p>538.8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3</text:p>
          </table:table-cell>
          <table:table-cell office:value-type="float" office:value="214" calcext:value-type="float">
            <text:p>214</text:p>
          </table:table-cell>
          <table:table-cell office:value-type="float" office:value="1194" calcext:value-type="float">
            <text:p>1194</text:p>
          </table:table-cell>
          <table:table-cell office:value-type="float" office:value="698.232931726908" calcext:value-type="float">
            <text:p>698.232931726908</text:p>
          </table:table-cell>
          <table:table-cell office:value-type="float" office:value="689" calcext:value-type="float">
            <text:p>689</text:p>
          </table:table-cell>
          <table:table-cell office:value-type="float" office:value="2350" calcext:value-type="float">
            <text:p>2350</text:p>
          </table:table-cell>
          <table:table-cell office:value-type="float" office:value="390" calcext:value-type="float">
            <text:p>390</text:p>
          </table:table-cell>
          <table:table-cell office:value-type="float" office:value="1065.8" calcext:value-type="float">
            <text:p>1065.8</text:p>
          </table:table-cell>
          <table:table-cell office:value-type="float" office:value="244.067336771782" calcext:value-type="float">
            <text:p>244.067336771782</text:p>
          </table:table-cell>
          <table:table-cell office:value-type="float" office:value="34.9550022179763" calcext:value-type="float">
            <text:p>34.9550022179763</text:p>
          </table:table-cell>
          <table:table-cell office:value-type="float" office:value="675.8" calcext:value-type="float">
            <text:p>675.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4</text:p>
          </table:table-cell>
          <table:table-cell office:value-type="float" office:value="109" calcext:value-type="float">
            <text:p>109</text:p>
          </table:table-cell>
          <table:table-cell office:value-type="float" office:value="1470" calcext:value-type="float">
            <text:p>1470</text:p>
          </table:table-cell>
          <table:table-cell office:value-type="float" office:value="747.262032085561" calcext:value-type="float">
            <text:p>747.262032085561</text:p>
          </table:table-cell>
          <table:table-cell office:value-type="float" office:value="782" calcext:value-type="float">
            <text:p>782</text:p>
          </table:table-cell>
          <table:table-cell office:value-type="float" office:value="2090" calcext:value-type="float">
            <text:p>2090</text:p>
          </table:table-cell>
          <table:table-cell office:value-type="float" office:value="362.8" calcext:value-type="float">
            <text:p>362.8</text:p>
          </table:table-cell>
          <table:table-cell office:value-type="float" office:value="1102.4" calcext:value-type="float">
            <text:p>1102.4</text:p>
          </table:table-cell>
          <table:table-cell office:value-type="float" office:value="281.607178553837" calcext:value-type="float">
            <text:p>281.607178553837</text:p>
          </table:table-cell>
          <table:table-cell office:value-type="float" office:value="37.6851982922094" calcext:value-type="float">
            <text:p>37.6851982922094</text:p>
          </table:table-cell>
          <table:table-cell office:value-type="float" office:value="739.6" calcext:value-type="float">
            <text:p>739.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5</text:p>
          </table:table-cell>
          <table:table-cell office:value-type="float" office:value="292" calcext:value-type="float">
            <text:p>292</text:p>
          </table:table-cell>
          <table:table-cell office:value-type="float" office:value="1500" calcext:value-type="float">
            <text:p>1500</text:p>
          </table:table-cell>
          <table:table-cell office:value-type="float" office:value="1403.95348837209" calcext:value-type="float">
            <text:p>1403.95348837209</text:p>
          </table:table-cell>
          <table:table-cell office:value-type="float" office:value="1440" calcext:value-type="float">
            <text:p>1440</text:p>
          </table:table-cell>
          <table:table-cell office:value-type="float" office:value="1520" calcext:value-type="float">
            <text:p>1520</text:p>
          </table:table-cell>
          <table:table-cell office:value-type="float" office:value="1275" calcext:value-type="float">
            <text:p>1275</text:p>
          </table:table-cell>
          <table:table-cell office:value-type="float" office:value="1491" calcext:value-type="float">
            <text:p>1491</text:p>
          </table:table-cell>
          <table:table-cell office:value-type="float" office:value="143.989616208681" calcext:value-type="float">
            <text:p>143.989616208681</text:p>
          </table:table-cell>
          <table:table-cell office:value-type="float" office:value="10.2560104306333" calcext:value-type="float">
            <text:p>10.2560104306333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6</text:p>
          </table:table-cell>
          <table:table-cell office:value-type="float" office:value="124" calcext:value-type="float">
            <text:p>124</text:p>
          </table:table-cell>
          <table:table-cell office:value-type="float" office:value="1498" calcext:value-type="float">
            <text:p>1498</text:p>
          </table:table-cell>
          <table:table-cell office:value-type="float" office:value="929.56338028169" calcext:value-type="float">
            <text:p>929.56338028169</text:p>
          </table:table-cell>
          <table:table-cell office:value-type="float" office:value="1304" calcext:value-type="float">
            <text:p>1304</text:p>
          </table:table-cell>
          <table:table-cell office:value-type="float" office:value="1580" calcext:value-type="float">
            <text:p>1580</text:p>
          </table:table-cell>
          <table:table-cell office:value-type="float" office:value="250" calcext:value-type="float">
            <text:p>250</text:p>
          </table:table-cell>
          <table:table-cell office:value-type="float" office:value="1468" calcext:value-type="float">
            <text:p>1468</text:p>
          </table:table-cell>
          <table:table-cell office:value-type="float" office:value="549.518327587101" calcext:value-type="float">
            <text:p>549.518327587101</text:p>
          </table:table-cell>
          <table:table-cell office:value-type="float" office:value="59.1157460850682" calcext:value-type="float">
            <text:p>59.1157460850682</text:p>
          </table:table-cell>
          <table:table-cell office:value-type="float" office:value="1218" calcext:value-type="float">
            <text:p>12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7</text:p>
          </table:table-cell>
          <table:table-cell office:value-type="float" office:value="47" calcext:value-type="float">
            <text:p>47</text:p>
          </table:table-cell>
          <table:table-cell office:value-type="float" office:value="1220" calcext:value-type="float">
            <text:p>1220</text:p>
          </table:table-cell>
          <table:table-cell office:value-type="float" office:value="743.76875" calcext:value-type="float">
            <text:p>743.76875</text:p>
          </table:table-cell>
          <table:table-cell office:value-type="float" office:value="757" calcext:value-type="float">
            <text:p>757</text:p>
          </table:table-cell>
          <table:table-cell office:value-type="float" office:value="2130" calcext:value-type="float">
            <text:p>2130</text:p>
          </table:table-cell>
          <table:table-cell office:value-type="float" office:value="419" calcext:value-type="float">
            <text:p>419</text:p>
          </table:table-cell>
          <table:table-cell office:value-type="float" office:value="1090.2" calcext:value-type="float">
            <text:p>1090.2</text:p>
          </table:table-cell>
          <table:table-cell office:value-type="float" office:value="248.338914846946" calcext:value-type="float">
            <text:p>248.338914846946</text:p>
          </table:table-cell>
          <table:table-cell office:value-type="float" office:value="33.389264451746" calcext:value-type="float">
            <text:p>33.389264451746</text:p>
          </table:table-cell>
          <table:table-cell office:value-type="float" office:value="671.2" calcext:value-type="float">
            <text:p>671.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8</text:p>
          </table:table-cell>
          <table:table-cell office:value-type="float" office:value="162" calcext:value-type="float">
            <text:p>162</text:p>
          </table:table-cell>
          <table:table-cell office:value-type="float" office:value="1500" calcext:value-type="float">
            <text:p>1500</text:p>
          </table:table-cell>
          <table:table-cell office:value-type="float" office:value="1344.74166666667" calcext:value-type="float">
            <text:p>1344.74166666667</text:p>
          </table:table-cell>
          <table:table-cell office:value-type="float" office:value="1412" calcext:value-type="float">
            <text:p>1412</text:p>
          </table:table-cell>
          <table:table-cell office:value-type="float" office:value="1520" calcext:value-type="float">
            <text:p>1520</text:p>
          </table:table-cell>
          <table:table-cell office:value-type="float" office:value="1245.9" calcext:value-type="float">
            <text:p>1245.9</text:p>
          </table:table-cell>
          <table:table-cell office:value-type="float" office:value="1485.1" calcext:value-type="float">
            <text:p>1485.1</text:p>
          </table:table-cell>
          <table:table-cell office:value-type="float" office:value="242.504318451831" calcext:value-type="float">
            <text:p>242.504318451831</text:p>
          </table:table-cell>
          <table:table-cell office:value-type="float" office:value="18.0335245395458" calcext:value-type="float">
            <text:p>18.0335245395458</text:p>
          </table:table-cell>
          <table:table-cell office:value-type="float" office:value="239.2" calcext:value-type="float">
            <text:p>239.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09</text:p>
          </table:table-cell>
          <table:table-cell office:value-type="float" office:value="40" calcext:value-type="float">
            <text:p>40</text:p>
          </table:table-cell>
          <table:table-cell office:value-type="float" office:value="1364" calcext:value-type="float">
            <text:p>1364</text:p>
          </table:table-cell>
          <table:table-cell office:value-type="float" office:value="781.356060606061" calcext:value-type="float">
            <text:p>781.356060606061</text:p>
          </table:table-cell>
          <table:table-cell office:value-type="float" office:value="834" calcext:value-type="float">
            <text:p>834</text:p>
          </table:table-cell>
          <table:table-cell office:value-type="float" office:value="2100" calcext:value-type="float">
            <text:p>2100</text:p>
          </table:table-cell>
          <table:table-cell office:value-type="float" office:value="231.6" calcext:value-type="float">
            <text:p>231.6</text:p>
          </table:table-cell>
          <table:table-cell office:value-type="float" office:value="1223.3" calcext:value-type="float">
            <text:p>1223.3</text:p>
          </table:table-cell>
          <table:table-cell office:value-type="float" office:value="342.193934848294" calcext:value-type="float">
            <text:p>342.193934848294</text:p>
          </table:table-cell>
          <table:table-cell office:value-type="float" office:value="43.7948781740901" calcext:value-type="float">
            <text:p>43.7948781740901</text:p>
          </table:table-cell>
          <table:table-cell office:value-type="float" office:value="991.7" calcext:value-type="float">
            <text:p>991.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0</text:p>
          </table:table-cell>
          <table:table-cell office:value-type="float" office:value="34" calcext:value-type="float">
            <text:p>34</text:p>
          </table:table-cell>
          <table:table-cell office:value-type="float" office:value="1356" calcext:value-type="float">
            <text:p>1356</text:p>
          </table:table-cell>
          <table:table-cell office:value-type="float" office:value="672.422222222222" calcext:value-type="float">
            <text:p>672.422222222222</text:p>
          </table:table-cell>
          <table:table-cell office:value-type="float" office:value="638.5" calcext:value-type="float">
            <text:p>638.5</text:p>
          </table:table-cell>
          <table:table-cell office:value-type="float" office:value="2340" calcext:value-type="float">
            <text:p>2340</text:p>
          </table:table-cell>
          <table:table-cell office:value-type="float" office:value="343" calcext:value-type="float">
            <text:p>343</text:p>
          </table:table-cell>
          <table:table-cell office:value-type="float" office:value="1072" calcext:value-type="float">
            <text:p>1072</text:p>
          </table:table-cell>
          <table:table-cell office:value-type="float" office:value="287.687368461902" calcext:value-type="float">
            <text:p>287.687368461902</text:p>
          </table:table-cell>
          <table:table-cell office:value-type="float" office:value="42.783738989344" calcext:value-type="float">
            <text:p>42.783738989344</text:p>
          </table:table-cell>
          <table:table-cell office:value-type="float" office:value="729" calcext:value-type="float">
            <text:p>7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1</text:p>
          </table:table-cell>
          <table:table-cell office:value-type="float" office:value="695" calcext:value-type="float">
            <text:p>695</text:p>
          </table:table-cell>
          <table:table-cell office:value-type="float" office:value="1492" calcext:value-type="float">
            <text:p>1492</text:p>
          </table:table-cell>
          <table:table-cell office:value-type="float" office:value="1338.20833333333" calcext:value-type="float">
            <text:p>1338.20833333333</text:p>
          </table:table-cell>
          <table:table-cell office:value-type="float" office:value="1413" calcext:value-type="float">
            <text:p>1413</text:p>
          </table:table-cell>
          <table:table-cell office:value-type="float" office:value="1550" calcext:value-type="float">
            <text:p>1550</text:p>
          </table:table-cell>
          <table:table-cell office:value-type="float" office:value="1105.4" calcext:value-type="float">
            <text:p>1105.4</text:p>
          </table:table-cell>
          <table:table-cell office:value-type="float" office:value="1481.2" calcext:value-type="float">
            <text:p>1481.2</text:p>
          </table:table-cell>
          <table:table-cell office:value-type="float" office:value="191.474897897408" calcext:value-type="float">
            <text:p>191.474897897408</text:p>
          </table:table-cell>
          <table:table-cell office:value-type="float" office:value="14.3083026108845" calcext:value-type="float">
            <text:p>14.3083026108845</text:p>
          </table:table-cell>
          <table:table-cell office:value-type="float" office:value="375.8" calcext:value-type="float">
            <text:p>375.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2</text:p>
          </table:table-cell>
          <table:table-cell office:value-type="float" office:value="165" calcext:value-type="float">
            <text:p>165</text:p>
          </table:table-cell>
          <table:table-cell office:value-type="float" office:value="1498" calcext:value-type="float">
            <text:p>1498</text:p>
          </table:table-cell>
          <table:table-cell office:value-type="float" office:value="1211.44444444444" calcext:value-type="float">
            <text:p>1211.44444444444</text:p>
          </table:table-cell>
          <table:table-cell office:value-type="float" office:value="1363.5" calcext:value-type="float">
            <text:p>1363.5</text:p>
          </table:table-cell>
          <table:table-cell office:value-type="float" office:value="1650" calcext:value-type="float">
            <text:p>1650</text:p>
          </table:table-cell>
          <table:table-cell office:value-type="float" office:value="342" calcext:value-type="float">
            <text:p>342</text:p>
          </table:table-cell>
          <table:table-cell office:value-type="float" office:value="1484" calcext:value-type="float">
            <text:p>1484</text:p>
          </table:table-cell>
          <table:table-cell office:value-type="float" office:value="413.349830699956" calcext:value-type="float">
            <text:p>413.349830699956</text:p>
          </table:table-cell>
          <table:table-cell office:value-type="float" office:value="34.1204115958874" calcext:value-type="float">
            <text:p>34.1204115958874</text:p>
          </table:table-cell>
          <table:table-cell office:value-type="float" office:value="1142" calcext:value-type="float">
            <text:p>11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3</text:p>
          </table:table-cell>
          <table:table-cell office:value-type="float" office:value="44" calcext:value-type="float">
            <text:p>44</text:p>
          </table:table-cell>
          <table:table-cell office:value-type="float" office:value="1342" calcext:value-type="float">
            <text:p>1342</text:p>
          </table:table-cell>
          <table:table-cell office:value-type="float" office:value="703.153846153846" calcext:value-type="float">
            <text:p>703.153846153846</text:p>
          </table:table-cell>
          <table:table-cell office:value-type="float" office:value="725.5" calcext:value-type="float">
            <text:p>725.5</text:p>
          </table:table-cell>
          <table:table-cell office:value-type="float" office:value="2200" calcext:value-type="float">
            <text:p>2200</text:p>
          </table:table-cell>
          <table:table-cell office:value-type="float" office:value="383.6" calcext:value-type="float">
            <text:p>383.6</text:p>
          </table:table-cell>
          <table:table-cell office:value-type="float" office:value="1020.6" calcext:value-type="float">
            <text:p>1020.6</text:p>
          </table:table-cell>
          <table:table-cell office:value-type="float" office:value="276.677442593029" calcext:value-type="float">
            <text:p>276.677442593029</text:p>
          </table:table-cell>
          <table:table-cell office:value-type="float" office:value="39.3480664446929" calcext:value-type="float">
            <text:p>39.3480664446929</text:p>
          </table:table-cell>
          <table:table-cell office:value-type="float" office:value="637" calcext:value-type="float">
            <text:p>6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4</text:p>
          </table:table-cell>
          <table:table-cell office:value-type="float" office:value="129" calcext:value-type="float">
            <text:p>129</text:p>
          </table:table-cell>
          <table:table-cell office:value-type="float" office:value="1157" calcext:value-type="float">
            <text:p>1157</text:p>
          </table:table-cell>
          <table:table-cell office:value-type="float" office:value="636.818181818182" calcext:value-type="float">
            <text:p>636.818181818182</text:p>
          </table:table-cell>
          <table:table-cell office:value-type="float" office:value="605" calcext:value-type="float">
            <text:p>605</text:p>
          </table:table-cell>
          <table:table-cell office:value-type="float" office:value="2400" calcext:value-type="float">
            <text:p>2400</text:p>
          </table:table-cell>
          <table:table-cell office:value-type="float" office:value="360" calcext:value-type="float">
            <text:p>360</text:p>
          </table:table-cell>
          <table:table-cell office:value-type="float" office:value="1106.6" calcext:value-type="float">
            <text:p>1106.6</text:p>
          </table:table-cell>
          <table:table-cell office:value-type="float" office:value="273.324035549549" calcext:value-type="float">
            <text:p>273.324035549549</text:p>
          </table:table-cell>
          <table:table-cell office:value-type="float" office:value="42.920262541685" calcext:value-type="float">
            <text:p>42.920262541685</text:p>
          </table:table-cell>
          <table:table-cell office:value-type="float" office:value="746.6" calcext:value-type="float">
            <text:p>746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5</text:p>
          </table:table-cell>
          <table:table-cell office:value-type="float" office:value="187" calcext:value-type="float">
            <text:p>187</text:p>
          </table:table-cell>
          <table:table-cell office:value-type="float" office:value="1199" calcext:value-type="float">
            <text:p>1199</text:p>
          </table:table-cell>
          <table:table-cell office:value-type="float" office:value="740.892857142857" calcext:value-type="float">
            <text:p>740.892857142857</text:p>
          </table:table-cell>
          <table:table-cell office:value-type="float" office:value="764.5" calcext:value-type="float">
            <text:p>764.5</text:p>
          </table:table-cell>
          <table:table-cell office:value-type="float" office:value="2190" calcext:value-type="float">
            <text:p>2190</text:p>
          </table:table-cell>
          <table:table-cell office:value-type="float" office:value="622.1" calcext:value-type="float">
            <text:p>622.1</text:p>
          </table:table-cell>
          <table:table-cell office:value-type="float" office:value="831.1" calcext:value-type="float">
            <text:p>831.1</text:p>
          </table:table-cell>
          <table:table-cell office:value-type="float" office:value="161.921183224183" calcext:value-type="float">
            <text:p>161.921183224183</text:p>
          </table:table-cell>
          <table:table-cell office:value-type="float" office:value="21.8548716812588" calcext:value-type="float">
            <text:p>21.8548716812588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S_p1m16</text:p>
          </table:table-cell>
          <table:table-cell office:value-type="float" office:value="486" calcext:value-type="float">
            <text:p>486</text:p>
          </table:table-cell>
          <table:table-cell office:value-type="float" office:value="939" calcext:value-type="float">
            <text:p>939</text:p>
          </table:table-cell>
          <table:table-cell office:value-type="float" office:value="728.565217391304" calcext:value-type="float">
            <text:p>728.565217391304</text:p>
          </table:table-cell>
          <table:table-cell office:value-type="float" office:value="726" calcext:value-type="float">
            <text:p>726</text:p>
          </table:table-cell>
          <table:table-cell office:value-type="float" office:value="2230" calcext:value-type="float">
            <text:p>2230</text:p>
          </table:table-cell>
          <table:table-cell office:value-type="float" office:value="616.4" calcext:value-type="float">
            <text:p>616.4</text:p>
          </table:table-cell>
          <table:table-cell office:value-type="float" office:value="819.2" calcext:value-type="float">
            <text:p>819.2</text:p>
          </table:table-cell>
          <table:table-cell office:value-type="float" office:value="106.840503932883" calcext:value-type="float">
            <text:p>106.840503932883</text:p>
          </table:table-cell>
          <table:table-cell office:value-type="float" office:value="14.6645079098664" calcext:value-type="float">
            <text:p>14.6645079098664</text:p>
          </table:table-cell>
          <table:table-cell office:value-type="float" office:value="202.8" calcext:value-type="float">
            <text:p>202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em-DSh-0X0.8_deepcre_motifs_250128_001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0</text:p>
          </table:table-cell>
          <table:table-cell office:value-type="float" office:value="770" calcext:value-type="float">
            <text:p>770</text:p>
          </table:table-cell>
          <table:table-cell office:value-type="float" office:value="1486" calcext:value-type="float">
            <text:p>1486</text:p>
          </table:table-cell>
          <table:table-cell office:value-type="float" office:value="1319.52075702076" calcext:value-type="float">
            <text:p>1319.52075702076</text:p>
          </table:table-cell>
          <table:table-cell office:value-type="float" office:value="1334" calcext:value-type="float">
            <text:p>1334</text:p>
          </table:table-cell>
          <table:table-cell office:value-type="float" office:value="1430" calcext:value-type="float">
            <text:p>1430</text:p>
          </table:table-cell>
          <table:table-cell office:value-type="float" office:value="1171" calcext:value-type="float">
            <text:p>1171</text:p>
          </table:table-cell>
          <table:table-cell office:value-type="float" office:value="1456.3" calcext:value-type="float">
            <text:p>1456.3</text:p>
          </table:table-cell>
          <table:table-cell office:value-type="float" office:value="119.421310817006" calcext:value-type="float">
            <text:p>119.421310817006</text:p>
          </table:table-cell>
          <table:table-cell office:value-type="float" office:value="9.05035484903153" calcext:value-type="float">
            <text:p>9.05035484903153</text:p>
          </table:table-cell>
          <table:table-cell office:value-type="float" office:value="285.3" calcext:value-type="float">
            <text:p>285.3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1</text:p>
          </table:table-cell>
          <table:table-cell office:value-type="float" office:value="59" calcext:value-type="float">
            <text:p>59</text:p>
          </table:table-cell>
          <table:table-cell office:value-type="float" office:value="1484" calcext:value-type="float">
            <text:p>1484</text:p>
          </table:table-cell>
          <table:table-cell office:value-type="float" office:value="1156.14895155459" calcext:value-type="float">
            <text:p>1156.14895155459</text:p>
          </table:table-cell>
          <table:table-cell office:value-type="float" office:value="1146" calcext:value-type="float">
            <text:p>1146</text:p>
          </table:table-cell>
          <table:table-cell office:value-type="float" office:value="1090" calcext:value-type="float">
            <text:p>1090</text:p>
          </table:table-cell>
          <table:table-cell office:value-type="float" office:value="1020" calcext:value-type="float">
            <text:p>1020</text:p>
          </table:table-cell>
          <table:table-cell office:value-type="float" office:value="1346" calcext:value-type="float">
            <text:p>1346</text:p>
          </table:table-cell>
          <table:table-cell office:value-type="float" office:value="149.146023775659" calcext:value-type="float">
            <text:p>149.146023775659</text:p>
          </table:table-cell>
          <table:table-cell office:value-type="float" office:value="12.9002429639462" calcext:value-type="float">
            <text:p>12.9002429639462</text:p>
          </table:table-cell>
          <table:table-cell office:value-type="float" office:value="326" calcext:value-type="float">
            <text:p>326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2</text:p>
          </table:table-cell>
          <table:table-cell office:value-type="float" office:value="207" calcext:value-type="float">
            <text:p>207</text:p>
          </table:table-cell>
          <table:table-cell office:value-type="float" office:value="1485" calcext:value-type="float">
            <text:p>1485</text:p>
          </table:table-cell>
          <table:table-cell office:value-type="float" office:value="1242.22732769045" calcext:value-type="float">
            <text:p>1242.22732769045</text:p>
          </table:table-cell>
          <table:table-cell office:value-type="float" office:value="1246" calcext:value-type="float">
            <text:p>1246</text:p>
          </table:table-cell>
          <table:table-cell office:value-type="float" office:value="1220" calcext:value-type="float">
            <text:p>1220</text:p>
          </table:table-cell>
          <table:table-cell office:value-type="float" office:value="1057.6" calcext:value-type="float">
            <text:p>1057.6</text:p>
          </table:table-cell>
          <table:table-cell office:value-type="float" office:value="1431.4" calcext:value-type="float">
            <text:p>1431.4</text:p>
          </table:table-cell>
          <table:table-cell office:value-type="float" office:value="149.794165724914" calcext:value-type="float">
            <text:p>149.794165724914</text:p>
          </table:table-cell>
          <table:table-cell office:value-type="float" office:value="12.05851476504" calcext:value-type="float">
            <text:p>12.05851476504</text:p>
          </table:table-cell>
          <table:table-cell office:value-type="float" office:value="373.8" calcext:value-type="float">
            <text:p>373.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3</text:p>
          </table:table-cell>
          <table:table-cell office:value-type="float" office:value="204" calcext:value-type="float">
            <text:p>204</text:p>
          </table:table-cell>
          <table:table-cell office:value-type="float" office:value="1484" calcext:value-type="float">
            <text:p>1484</text:p>
          </table:table-cell>
          <table:table-cell office:value-type="float" office:value="1183.48016701461" calcext:value-type="float">
            <text:p>1183.48016701461</text:p>
          </table:table-cell>
          <table:table-cell office:value-type="float" office:value="1192" calcext:value-type="float">
            <text:p>1192</text:p>
          </table:table-cell>
          <table:table-cell office:value-type="float" office:value="1470" calcext:value-type="float">
            <text:p>1470</text:p>
          </table:table-cell>
          <table:table-cell office:value-type="float" office:value="917.2" calcext:value-type="float">
            <text:p>917.2</text:p>
          </table:table-cell>
          <table:table-cell office:value-type="float" office:value="1461" calcext:value-type="float">
            <text:p>1461</text:p>
          </table:table-cell>
          <table:table-cell office:value-type="float" office:value="229.742777585481" calcext:value-type="float">
            <text:p>229.742777585481</text:p>
          </table:table-cell>
          <table:table-cell office:value-type="float" office:value="19.4124738199051" calcext:value-type="float">
            <text:p>19.4124738199051</text:p>
          </table:table-cell>
          <table:table-cell office:value-type="float" office:value="543.8" calcext:value-type="float">
            <text:p>543.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4</text:p>
          </table:table-cell>
          <table:table-cell office:value-type="float" office:value="74" calcext:value-type="float">
            <text:p>74</text:p>
          </table:table-cell>
          <table:table-cell office:value-type="float" office:value="1486" calcext:value-type="float">
            <text:p>1486</text:p>
          </table:table-cell>
          <table:table-cell office:value-type="float" office:value="1219.3851010101" calcext:value-type="float">
            <text:p>1219.3851010101</text:p>
          </table:table-cell>
          <table:table-cell office:value-type="float" office:value="1229" calcext:value-type="float">
            <text:p>1229</text:p>
          </table:table-cell>
          <table:table-cell office:value-type="float" office:value="1240" calcext:value-type="float">
            <text:p>1240</text:p>
          </table:table-cell>
          <table:table-cell office:value-type="float" office:value="1070.1" calcext:value-type="float">
            <text:p>1070.1</text:p>
          </table:table-cell>
          <table:table-cell office:value-type="float" office:value="1389" calcext:value-type="float">
            <text:p>1389</text:p>
          </table:table-cell>
          <table:table-cell office:value-type="float" office:value="157.835659800526" calcext:value-type="float">
            <text:p>157.835659800526</text:p>
          </table:table-cell>
          <table:table-cell office:value-type="float" office:value="12.9438730774863" calcext:value-type="float">
            <text:p>12.9438730774863</text:p>
          </table:table-cell>
          <table:table-cell office:value-type="float" office:value="318.9" calcext:value-type="float">
            <text:p>318.9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5</text:p>
          </table:table-cell>
          <table:table-cell office:value-type="float" office:value="904" calcext:value-type="float">
            <text:p>904</text:p>
          </table:table-cell>
          <table:table-cell office:value-type="float" office:value="1486" calcext:value-type="float">
            <text:p>1486</text:p>
          </table:table-cell>
          <table:table-cell office:value-type="float" office:value="1245.43315508021" calcext:value-type="float">
            <text:p>1245.43315508021</text:p>
          </table:table-cell>
          <table:table-cell office:value-type="float" office:value="1277" calcext:value-type="float">
            <text:p>1277</text:p>
          </table:table-cell>
          <table:table-cell office:value-type="float" office:value="1320" calcext:value-type="float">
            <text:p>1320</text:p>
          </table:table-cell>
          <table:table-cell office:value-type="float" office:value="1009.3" calcext:value-type="float">
            <text:p>1009.3</text:p>
          </table:table-cell>
          <table:table-cell office:value-type="float" office:value="1444.7" calcext:value-type="float">
            <text:p>1444.7</text:p>
          </table:table-cell>
          <table:table-cell office:value-type="float" office:value="159.42283491362" calcext:value-type="float">
            <text:p>159.42283491362</text:p>
          </table:table-cell>
          <table:table-cell office:value-type="float" office:value="12.8005934532354" calcext:value-type="float">
            <text:p>12.8005934532354</text:p>
          </table:table-cell>
          <table:table-cell office:value-type="float" office:value="435.4" calcext:value-type="float">
            <text:p>435.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6</text:p>
          </table:table-cell>
          <table:table-cell office:value-type="float" office:value="865" calcext:value-type="float">
            <text:p>865</text:p>
          </table:table-cell>
          <table:table-cell office:value-type="float" office:value="1484" calcext:value-type="float">
            <text:p>1484</text:p>
          </table:table-cell>
          <table:table-cell office:value-type="float" office:value="1158.06303724928" calcext:value-type="float">
            <text:p>1158.06303724928</text:p>
          </table:table-cell>
          <table:table-cell office:value-type="float" office:value="1093" calcext:value-type="float">
            <text:p>1093</text:p>
          </table:table-cell>
          <table:table-cell office:value-type="float" office:value="980" calcext:value-type="float">
            <text:p>980</text:p>
          </table:table-cell>
          <table:table-cell office:value-type="float" office:value="944.6" calcext:value-type="float">
            <text:p>944.6</text:p>
          </table:table-cell>
          <table:table-cell office:value-type="float" office:value="1444.4" calcext:value-type="float">
            <text:p>1444.4</text:p>
          </table:table-cell>
          <table:table-cell office:value-type="float" office:value="192.385483277211" calcext:value-type="float">
            <text:p>192.385483277211</text:p>
          </table:table-cell>
          <table:table-cell office:value-type="float" office:value="16.6126952582978" calcext:value-type="float">
            <text:p>16.6126952582978</text:p>
          </table:table-cell>
          <table:table-cell office:value-type="float" office:value="499.8" calcext:value-type="float">
            <text:p>499.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7</text:p>
          </table:table-cell>
          <table:table-cell office:value-type="float" office:value="198" calcext:value-type="float">
            <text:p>198</text:p>
          </table:table-cell>
          <table:table-cell office:value-type="float" office:value="1484" calcext:value-type="float">
            <text:p>1484</text:p>
          </table:table-cell>
          <table:table-cell office:value-type="float" office:value="1143.09068627451" calcext:value-type="float">
            <text:p>1143.09068627451</text:p>
          </table:table-cell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954.4" calcext:value-type="float">
            <text:p>954.4</text:p>
          </table:table-cell>
          <table:table-cell office:value-type="float" office:value="1393.2" calcext:value-type="float">
            <text:p>1393.2</text:p>
          </table:table-cell>
          <table:table-cell office:value-type="float" office:value="173.428951136777" calcext:value-type="float">
            <text:p>173.428951136777</text:p>
          </table:table-cell>
          <table:table-cell office:value-type="float" office:value="15.1719328325564" calcext:value-type="float">
            <text:p>15.1719328325564</text:p>
          </table:table-cell>
          <table:table-cell office:value-type="float" office:value="438.8" calcext:value-type="float">
            <text:p>438.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8</text:p>
          </table:table-cell>
          <table:table-cell office:value-type="float" office:value="210" calcext:value-type="float">
            <text:p>210</text:p>
          </table:table-cell>
          <table:table-cell office:value-type="float" office:value="1486" calcext:value-type="float">
            <text:p>1486</text:p>
          </table:table-cell>
          <table:table-cell office:value-type="float" office:value="1146.11574074074" calcext:value-type="float">
            <text:p>1146.11574074074</text:p>
          </table:table-cell>
          <table:table-cell office:value-type="float" office:value="1124.5" calcext:value-type="float">
            <text:p>1124.5</text:p>
          </table:table-cell>
          <table:table-cell office:value-type="float" office:value="1000" calcext:value-type="float">
            <text:p>1000</text:p>
          </table:table-cell>
          <table:table-cell office:value-type="float" office:value="963.3" calcext:value-type="float">
            <text:p>963.3</text:p>
          </table:table-cell>
          <table:table-cell office:value-type="float" office:value="1394.4" calcext:value-type="float">
            <text:p>1394.4</text:p>
          </table:table-cell>
          <table:table-cell office:value-type="float" office:value="170.993712405014" calcext:value-type="float">
            <text:p>170.993712405014</text:p>
          </table:table-cell>
          <table:table-cell office:value-type="float" office:value="14.9194105208345" calcext:value-type="float">
            <text:p>14.9194105208345</text:p>
          </table:table-cell>
          <table:table-cell office:value-type="float" office:value="431.1" calcext:value-type="float">
            <text:p>431.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09</text:p>
          </table:table-cell>
          <table:table-cell office:value-type="float" office:value="861" calcext:value-type="float">
            <text:p>861</text:p>
          </table:table-cell>
          <table:table-cell office:value-type="float" office:value="1486" calcext:value-type="float">
            <text:p>1486</text:p>
          </table:table-cell>
          <table:table-cell office:value-type="float" office:value="1205.97583081571" calcext:value-type="float">
            <text:p>1205.97583081571</text:p>
          </table:table-cell>
          <table:table-cell office:value-type="float" office:value="1192" calcext:value-type="float">
            <text:p>1192</text:p>
          </table:table-cell>
          <table:table-cell office:value-type="float" office:value="1090" calcext:value-type="float">
            <text:p>1090</text:p>
          </table:table-cell>
          <table:table-cell office:value-type="float" office:value="989" calcext:value-type="float">
            <text:p>989</text:p>
          </table:table-cell>
          <table:table-cell office:value-type="float" office:value="1436" calcext:value-type="float">
            <text:p>1436</text:p>
          </table:table-cell>
          <table:table-cell office:value-type="float" office:value="164.527475891327" calcext:value-type="float">
            <text:p>164.527475891327</text:p>
          </table:table-cell>
          <table:table-cell office:value-type="float" office:value="13.6426843463391" calcext:value-type="float">
            <text:p>13.6426843463391</text:p>
          </table:table-cell>
          <table:table-cell office:value-type="float" office:value="447" calcext:value-type="float">
            <text:p>44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0</text:p>
          </table:table-cell>
          <table:table-cell office:value-type="float" office:value="226" calcext:value-type="float">
            <text:p>226</text:p>
          </table:table-cell>
          <table:table-cell office:value-type="float" office:value="1486" calcext:value-type="float">
            <text:p>1486</text:p>
          </table:table-cell>
          <table:table-cell office:value-type="float" office:value="1209.15476190476" calcext:value-type="float">
            <text:p>1209.15476190476</text:p>
          </table:table-cell>
          <table:table-cell office:value-type="float" office:value="1170.5" calcext:value-type="float">
            <text:p>1170.5</text:p>
          </table:table-cell>
          <table:table-cell office:value-type="float" office:value="1130" calcext:value-type="float">
            <text:p>1130</text:p>
          </table:table-cell>
          <table:table-cell office:value-type="float" office:value="1005.3" calcext:value-type="float">
            <text:p>1005.3</text:p>
          </table:table-cell>
          <table:table-cell office:value-type="float" office:value="1453.4" calcext:value-type="float">
            <text:p>1453.4</text:p>
          </table:table-cell>
          <table:table-cell office:value-type="float" office:value="180.642136643195" calcext:value-type="float">
            <text:p>180.642136643195</text:p>
          </table:table-cell>
          <table:table-cell office:value-type="float" office:value="14.9395381248495" calcext:value-type="float">
            <text:p>14.9395381248495</text:p>
          </table:table-cell>
          <table:table-cell office:value-type="float" office:value="448.1" calcext:value-type="float">
            <text:p>448.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1</text:p>
          </table:table-cell>
          <table:table-cell office:value-type="float" office:value="784" calcext:value-type="float">
            <text:p>784</text:p>
          </table:table-cell>
          <table:table-cell office:value-type="float" office:value="1483" calcext:value-type="float">
            <text:p>1483</text:p>
          </table:table-cell>
          <table:table-cell office:value-type="float" office:value="1284.98421052632" calcext:value-type="float">
            <text:p>1284.98421052632</text:p>
          </table:table-cell>
          <table:table-cell office:value-type="float" office:value="1294.5" calcext:value-type="float">
            <text:p>1294.5</text:p>
          </table:table-cell>
          <table:table-cell office:value-type="float" office:value="1240" calcext:value-type="float">
            <text:p>1240</text:p>
          </table:table-cell>
          <table:table-cell office:value-type="float" office:value="1151" calcext:value-type="float">
            <text:p>1151</text:p>
          </table:table-cell>
          <table:table-cell office:value-type="float" office:value="1423" calcext:value-type="float">
            <text:p>1423</text:p>
          </table:table-cell>
          <table:table-cell office:value-type="float" office:value="113.430995671635" calcext:value-type="float">
            <text:p>113.430995671635</text:p>
          </table:table-cell>
          <table:table-cell office:value-type="float" office:value="8.82742330547196" calcext:value-type="float">
            <text:p>8.82742330547196</text:p>
          </table:table-cell>
          <table:table-cell office:value-type="float" office:value="272" calcext:value-type="float">
            <text:p>27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2</text:p>
          </table:table-cell>
          <table:table-cell office:value-type="float" office:value="183" calcext:value-type="float">
            <text:p>183</text:p>
          </table:table-cell>
          <table:table-cell office:value-type="float" office:value="1481" calcext:value-type="float">
            <text:p>1481</text:p>
          </table:table-cell>
          <table:table-cell office:value-type="float" office:value="1187.53260869565" calcext:value-type="float">
            <text:p>1187.53260869565</text:p>
          </table:table-cell>
          <table:table-cell office:value-type="float" office:value="1176.5" calcext:value-type="float">
            <text:p>1176.5</text:p>
          </table:table-cell>
          <table:table-cell office:value-type="float" office:value="1090" calcext:value-type="float">
            <text:p>1090</text:p>
          </table:table-cell>
          <table:table-cell office:value-type="float" office:value="1007.6" calcext:value-type="float">
            <text:p>1007.6</text:p>
          </table:table-cell>
          <table:table-cell office:value-type="float" office:value="1410.7" calcext:value-type="float">
            <text:p>1410.7</text:p>
          </table:table-cell>
          <table:table-cell office:value-type="float" office:value="166.067663547777" calcext:value-type="float">
            <text:p>166.067663547777</text:p>
          </table:table-cell>
          <table:table-cell office:value-type="float" office:value="13.9842613442152" calcext:value-type="float">
            <text:p>13.9842613442152</text:p>
          </table:table-cell>
          <table:table-cell office:value-type="float" office:value="403.1" calcext:value-type="float">
            <text:p>403.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3</text:p>
          </table:table-cell>
          <table:table-cell office:value-type="float" office:value="149" calcext:value-type="float">
            <text:p>149</text:p>
          </table:table-cell>
          <table:table-cell office:value-type="float" office:value="1485" calcext:value-type="float">
            <text:p>1485</text:p>
          </table:table-cell>
          <table:table-cell office:value-type="float" office:value="1225.69343065693" calcext:value-type="float">
            <text:p>1225.69343065693</text:p>
          </table:table-cell>
          <table:table-cell office:value-type="float" office:value="1227.5" calcext:value-type="float">
            <text:p>1227.5</text:p>
          </table:table-cell>
          <table:table-cell office:value-type="float" office:value="1230" calcext:value-type="float">
            <text:p>1230</text:p>
          </table:table-cell>
          <table:table-cell office:value-type="float" office:value="1076.6" calcext:value-type="float">
            <text:p>1076.6</text:p>
          </table:table-cell>
          <table:table-cell office:value-type="float" office:value="1395.9" calcext:value-type="float">
            <text:p>1395.9</text:p>
          </table:table-cell>
          <table:table-cell office:value-type="float" office:value="147.265381146277" calcext:value-type="float">
            <text:p>147.265381146277</text:p>
          </table:table-cell>
          <table:table-cell office:value-type="float" office:value="12.0148625637446" calcext:value-type="float">
            <text:p>12.0148625637446</text:p>
          </table:table-cell>
          <table:table-cell office:value-type="float" office:value="319.3" calcext:value-type="float">
            <text:p>319.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4</text:p>
          </table:table-cell>
          <table:table-cell office:value-type="float" office:value="748" calcext:value-type="float">
            <text:p>748</text:p>
          </table:table-cell>
          <table:table-cell office:value-type="float" office:value="1479" calcext:value-type="float">
            <text:p>1479</text:p>
          </table:table-cell>
          <table:table-cell office:value-type="float" office:value="1171.00766283525" calcext:value-type="float">
            <text:p>1171.00766283525</text:p>
          </table:table-cell>
          <table:table-cell office:value-type="float" office:value="1154" calcext:value-type="float">
            <text:p>1154</text:p>
          </table:table-cell>
          <table:table-cell office:value-type="float" office:value="1150" calcext:value-type="float">
            <text:p>1150</text:p>
          </table:table-cell>
          <table:table-cell office:value-type="float" office:value="1035" calcext:value-type="float">
            <text:p>1035</text:p>
          </table:table-cell>
          <table:table-cell office:value-type="float" office:value="1364" calcext:value-type="float">
            <text:p>1364</text:p>
          </table:table-cell>
          <table:table-cell office:value-type="float" office:value="121.87228473779" calcext:value-type="float">
            <text:p>121.87228473779</text:p>
          </table:table-cell>
          <table:table-cell office:value-type="float" office:value="10.4074711554587" calcext:value-type="float">
            <text:p>10.4074711554587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5</text:p>
          </table:table-cell>
          <table:table-cell office:value-type="float" office:value="96" calcext:value-type="float">
            <text:p>96</text:p>
          </table:table-cell>
          <table:table-cell office:value-type="float" office:value="1485" calcext:value-type="float">
            <text:p>1485</text:p>
          </table:table-cell>
          <table:table-cell office:value-type="float" office:value="1216.075" calcext:value-type="float">
            <text:p>1216.075</text:p>
          </table:table-cell>
          <table:table-cell office:value-type="float" office:value="1222" calcext:value-type="float">
            <text:p>1222</text:p>
          </table:table-cell>
          <table:table-cell office:value-type="float" office:value="1120" calcext:value-type="float">
            <text:p>1120</text:p>
          </table:table-cell>
          <table:table-cell office:value-type="float" office:value="1059" calcext:value-type="float">
            <text:p>1059</text:p>
          </table:table-cell>
          <table:table-cell office:value-type="float" office:value="1407.1" calcext:value-type="float">
            <text:p>1407.1</text:p>
          </table:table-cell>
          <table:table-cell office:value-type="float" office:value="166.363676962708" calcext:value-type="float">
            <text:p>166.363676962708</text:p>
          </table:table-cell>
          <table:table-cell office:value-type="float" office:value="13.6803796610166" calcext:value-type="float">
            <text:p>13.6803796610166</text:p>
          </table:table-cell>
          <table:table-cell office:value-type="float" office:value="348.1" calcext:value-type="float">
            <text:p>348.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6</text:p>
          </table:table-cell>
          <table:table-cell office:value-type="float" office:value="292" calcext:value-type="float">
            <text:p>292</text:p>
          </table:table-cell>
          <table:table-cell office:value-type="float" office:value="1469" calcext:value-type="float">
            <text:p>1469</text:p>
          </table:table-cell>
          <table:table-cell office:value-type="float" office:value="1132.98340248963" calcext:value-type="float">
            <text:p>1132.98340248963</text:p>
          </table:table-cell>
          <table:table-cell office:value-type="float" office:value="1128" calcext:value-type="float">
            <text:p>1128</text:p>
          </table:table-cell>
          <table:table-cell office:value-type="float" office:value="1060" calcext:value-type="float">
            <text:p>1060</text:p>
          </table:table-cell>
          <table:table-cell office:value-type="float" office:value="1024" calcext:value-type="float">
            <text:p>1024</text:p>
          </table:table-cell>
          <table:table-cell office:value-type="float" office:value="1289" calcext:value-type="float">
            <text:p>1289</text:p>
          </table:table-cell>
          <table:table-cell office:value-type="float" office:value="142.364525274761" calcext:value-type="float">
            <text:p>142.364525274761</text:p>
          </table:table-cell>
          <table:table-cell office:value-type="float" office:value="12.5654555011069" calcext:value-type="float">
            <text:p>12.5654555011069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7</text:p>
          </table:table-cell>
          <table:table-cell office:value-type="float" office:value="139" calcext:value-type="float">
            <text:p>139</text:p>
          </table:table-cell>
          <table:table-cell office:value-type="float" office:value="1454" calcext:value-type="float">
            <text:p>1454</text:p>
          </table:table-cell>
          <table:table-cell office:value-type="float" office:value="1115.82040816327" calcext:value-type="float">
            <text:p>1115.82040816327</text:p>
          </table:table-cell>
          <table:table-cell office:value-type="float" office:value="1094" calcext:value-type="float">
            <text:p>1094</text:p>
          </table:table-cell>
          <table:table-cell office:value-type="float" office:value="1040" calcext:value-type="float">
            <text:p>1040</text:p>
          </table:table-cell>
          <table:table-cell office:value-type="float" office:value="1018.4" calcext:value-type="float">
            <text:p>1018.4</text:p>
          </table:table-cell>
          <table:table-cell office:value-type="float" office:value="1268.6" calcext:value-type="float">
            <text:p>1268.6</text:p>
          </table:table-cell>
          <table:table-cell office:value-type="float" office:value="116.686354470027" calcext:value-type="float">
            <text:p>116.686354470027</text:p>
          </table:table-cell>
          <table:table-cell office:value-type="float" office:value="10.4574493902745" calcext:value-type="float">
            <text:p>10.4574493902745</text:p>
          </table:table-cell>
          <table:table-cell office:value-type="float" office:value="250.2" calcext:value-type="float">
            <text:p>250.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8</text:p>
          </table:table-cell>
          <table:table-cell office:value-type="float" office:value="56" calcext:value-type="float">
            <text:p>56</text:p>
          </table:table-cell>
          <table:table-cell office:value-type="float" office:value="1486" calcext:value-type="float">
            <text:p>1486</text:p>
          </table:table-cell>
          <table:table-cell office:value-type="float" office:value="1254.26068376068" calcext:value-type="float">
            <text:p>1254.26068376068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102.3" calcext:value-type="float">
            <text:p>1102.3</text:p>
          </table:table-cell>
          <table:table-cell office:value-type="float" office:value="1430" calcext:value-type="float">
            <text:p>1430</text:p>
          </table:table-cell>
          <table:table-cell office:value-type="float" office:value="184.722214579587" calcext:value-type="float">
            <text:p>184.722214579587</text:p>
          </table:table-cell>
          <table:table-cell office:value-type="float" office:value="14.7275775260474" calcext:value-type="float">
            <text:p>14.7275775260474</text:p>
          </table:table-cell>
          <table:table-cell office:value-type="float" office:value="327.7" calcext:value-type="float">
            <text:p>327.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19</text:p>
          </table:table-cell>
          <table:table-cell office:value-type="float" office:value="72" calcext:value-type="float">
            <text:p>72</text:p>
          </table:table-cell>
          <table:table-cell office:value-type="float" office:value="1485" calcext:value-type="float">
            <text:p>1485</text:p>
          </table:table-cell>
          <table:table-cell office:value-type="float" office:value="1215.13017751479" calcext:value-type="float">
            <text:p>1215.13017751479</text:p>
          </table:table-cell>
          <table:table-cell office:value-type="float" office:value="1221" calcext:value-type="float">
            <text:p>1221</text:p>
          </table:table-cell>
          <table:table-cell office:value-type="float" office:value="1100" calcext:value-type="float">
            <text:p>1100</text:p>
          </table:table-cell>
          <table:table-cell office:value-type="float" office:value="1059.8" calcext:value-type="float">
            <text:p>1059.8</text:p>
          </table:table-cell>
          <table:table-cell office:value-type="float" office:value="1416.2" calcext:value-type="float">
            <text:p>1416.2</text:p>
          </table:table-cell>
          <table:table-cell office:value-type="float" office:value="199.981325558143" calcext:value-type="float">
            <text:p>199.981325558143</text:p>
          </table:table-cell>
          <table:table-cell office:value-type="float" office:value="16.4576050581798" calcext:value-type="float">
            <text:p>16.4576050581798</text:p>
          </table:table-cell>
          <table:table-cell office:value-type="float" office:value="356.4" calcext:value-type="float">
            <text:p>356.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0</text:p>
          </table:table-cell>
          <table:table-cell office:value-type="float" office:value="929" calcext:value-type="float">
            <text:p>929</text:p>
          </table:table-cell>
          <table:table-cell office:value-type="float" office:value="1475" calcext:value-type="float">
            <text:p>1475</text:p>
          </table:table-cell>
          <table:table-cell office:value-type="float" office:value="1171.02631578947" calcext:value-type="float">
            <text:p>1171.02631578947</text:p>
          </table:table-cell>
          <table:table-cell office:value-type="float" office:value="1153.5" calcext:value-type="float">
            <text:p>1153.5</text:p>
          </table:table-cell>
          <table:table-cell office:value-type="float" office:value="1060" calcext:value-type="float">
            <text:p>1060</text:p>
          </table:table-cell>
          <table:table-cell office:value-type="float" office:value="1013.7" calcext:value-type="float">
            <text:p>1013.7</text:p>
          </table:table-cell>
          <table:table-cell office:value-type="float" office:value="1370" calcext:value-type="float">
            <text:p>1370</text:p>
          </table:table-cell>
          <table:table-cell office:value-type="float" office:value="139.013075156556" calcext:value-type="float">
            <text:p>139.013075156556</text:p>
          </table:table-cell>
          <table:table-cell office:value-type="float" office:value="11.8710462166546" calcext:value-type="float">
            <text:p>11.8710462166546</text:p>
          </table:table-cell>
          <table:table-cell office:value-type="float" office:value="356.3" calcext:value-type="float">
            <text:p>356.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1</text:p>
          </table:table-cell>
          <table:table-cell office:value-type="float" office:value="42" calcext:value-type="float">
            <text:p>42</text:p>
          </table:table-cell>
          <table:table-cell office:value-type="float" office:value="1466" calcext:value-type="float">
            <text:p>1466</text:p>
          </table:table-cell>
          <table:table-cell office:value-type="float" office:value="1224.33928571429" calcext:value-type="float">
            <text:p>1224.33928571429</text:p>
          </table:table-cell>
          <table:table-cell office:value-type="float" office:value="1222" calcext:value-type="float">
            <text:p>1222</text:p>
          </table:table-cell>
          <table:table-cell office:value-type="float" office:value="1140" calcext:value-type="float">
            <text:p>1140</text:p>
          </table:table-cell>
          <table:table-cell office:value-type="float" office:value="1084.1" calcext:value-type="float">
            <text:p>1084.1</text:p>
          </table:table-cell>
          <table:table-cell office:value-type="float" office:value="1381.6" calcext:value-type="float">
            <text:p>1381.6</text:p>
          </table:table-cell>
          <table:table-cell office:value-type="float" office:value="143.851504870053" calcext:value-type="float">
            <text:p>143.851504870053</text:p>
          </table:table-cell>
          <table:table-cell office:value-type="float" office:value="11.7493170846127" calcext:value-type="float">
            <text:p>11.7493170846127</text:p>
          </table:table-cell>
          <table:table-cell office:value-type="float" office:value="297.5" calcext:value-type="float">
            <text:p>297.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2</text:p>
          </table:table-cell>
          <table:table-cell office:value-type="float" office:value="955" calcext:value-type="float">
            <text:p>955</text:p>
          </table:table-cell>
          <table:table-cell office:value-type="float" office:value="1483" calcext:value-type="float">
            <text:p>1483</text:p>
          </table:table-cell>
          <table:table-cell office:value-type="float" office:value="1181.55737704918" calcext:value-type="float">
            <text:p>1181.55737704918</text:p>
          </table:table-cell>
          <table:table-cell office:value-type="float" office:value="1148" calcext:value-type="float">
            <text:p>1148</text:p>
          </table:table-cell>
          <table:table-cell office:value-type="float" office:value="1030" calcext:value-type="float">
            <text:p>1030</text:p>
          </table:table-cell>
          <table:table-cell office:value-type="float" office:value="1004.2" calcext:value-type="float">
            <text:p>1004.2</text:p>
          </table:table-cell>
          <table:table-cell office:value-type="float" office:value="1422.4" calcext:value-type="float">
            <text:p>1422.4</text:p>
          </table:table-cell>
          <table:table-cell office:value-type="float" office:value="151.530432215044" calcext:value-type="float">
            <text:p>151.530432215044</text:p>
          </table:table-cell>
          <table:table-cell office:value-type="float" office:value="12.8246359557651" calcext:value-type="float">
            <text:p>12.8246359557651</text:p>
          </table:table-cell>
          <table:table-cell office:value-type="float" office:value="418.2" calcext:value-type="float">
            <text:p>418.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3</text:p>
          </table:table-cell>
          <table:table-cell office:value-type="float" office:value="946" calcext:value-type="float">
            <text:p>946</text:p>
          </table:table-cell>
          <table:table-cell office:value-type="float" office:value="1485" calcext:value-type="float">
            <text:p>1485</text:p>
          </table:table-cell>
          <table:table-cell office:value-type="float" office:value="1255.4" calcext:value-type="float">
            <text:p>1255.4</text:p>
          </table:table-cell>
          <table:table-cell office:value-type="float" office:value="1266" calcext:value-type="float">
            <text:p>1266</text:p>
          </table:table-cell>
          <table:table-cell office:value-type="float" office:value="1300" calcext:value-type="float">
            <text:p>1300</text:p>
          </table:table-cell>
          <table:table-cell office:value-type="float" office:value="1102.7" calcext:value-type="float">
            <text:p>1102.7</text:p>
          </table:table-cell>
          <table:table-cell office:value-type="float" office:value="1402.5" calcext:value-type="float">
            <text:p>1402.5</text:p>
          </table:table-cell>
          <table:table-cell office:value-type="float" office:value="120.532431793663" calcext:value-type="float">
            <text:p>120.532431793663</text:p>
          </table:table-cell>
          <table:table-cell office:value-type="float" office:value="9.60111771496437" calcext:value-type="float">
            <text:p>9.60111771496437</text:p>
          </table:table-cell>
          <table:table-cell office:value-type="float" office:value="299.8" calcext:value-type="float">
            <text:p>299.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4</text:p>
          </table:table-cell>
          <table:table-cell office:value-type="float" office:value="577" calcext:value-type="float">
            <text:p>577</text:p>
          </table:table-cell>
          <table:table-cell office:value-type="float" office:value="1482" calcext:value-type="float">
            <text:p>1482</text:p>
          </table:table-cell>
          <table:table-cell office:value-type="float" office:value="1310.46017699115" calcext:value-type="float">
            <text:p>1310.46017699115</text:p>
          </table:table-cell>
          <table:table-cell office:value-type="float" office:value="1354" calcext:value-type="float">
            <text:p>1354</text:p>
          </table:table-cell>
          <table:table-cell office:value-type="float" office:value="1350" calcext:value-type="float">
            <text:p>1350</text:p>
          </table:table-cell>
          <table:table-cell office:value-type="float" office:value="1181.2" calcext:value-type="float">
            <text:p>1181.2</text:p>
          </table:table-cell>
          <table:table-cell office:value-type="float" office:value="1441.8" calcext:value-type="float">
            <text:p>1441.8</text:p>
          </table:table-cell>
          <table:table-cell office:value-type="float" office:value="146.897500428398" calcext:value-type="float">
            <text:p>146.897500428398</text:p>
          </table:table-cell>
          <table:table-cell office:value-type="float" office:value="11.2096119369059" calcext:value-type="float">
            <text:p>11.2096119369059</text:p>
          </table:table-cell>
          <table:table-cell office:value-type="float" office:value="260.6" calcext:value-type="float">
            <text:p>260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5</text:p>
          </table:table-cell>
          <table:table-cell office:value-type="float" office:value="842" calcext:value-type="float">
            <text:p>842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  <table:table-cell office:value-type="float" office:value="1006" calcext:value-type="float">
            <text:p>1006</text:p>
          </table:table-cell>
          <table:table-cell office:value-type="float" office:value="970" calcext:value-type="float">
            <text:p>970</text:p>
          </table:table-cell>
          <table:table-cell office:value-type="float" office:value="911.3" calcext:value-type="float">
            <text:p>911.3</text:p>
          </table:table-cell>
          <table:table-cell office:value-type="float" office:value="1343.6" calcext:value-type="float">
            <text:p>1343.6</text:p>
          </table:table-cell>
          <table:table-cell office:value-type="float" office:value="154.6687872033" calcext:value-type="float">
            <text:p>154.6687872033</text:p>
          </table:table-cell>
          <table:table-cell office:value-type="float" office:value="14.5913950191793" calcext:value-type="float">
            <text:p>14.5913950191793</text:p>
          </table:table-cell>
          <table:table-cell office:value-type="float" office:value="432.3" calcext:value-type="float">
            <text:p>432.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6</text:p>
          </table:table-cell>
          <table:table-cell office:value-type="float" office:value="851" calcext:value-type="float">
            <text:p>851</text:p>
          </table:table-cell>
          <table:table-cell office:value-type="float" office:value="1455" calcext:value-type="float">
            <text:p>1455</text:p>
          </table:table-cell>
          <table:table-cell office:value-type="float" office:value="1078.01265822785" calcext:value-type="float">
            <text:p>1078.01265822785</text:p>
          </table:table-cell>
          <table:table-cell office:value-type="float" office:value="1039" calcext:value-type="float">
            <text:p>1039</text:p>
          </table:table-cell>
          <table:table-cell office:value-type="float" office:value="960" calcext:value-type="float">
            <text:p>960</text:p>
          </table:table-cell>
          <table:table-cell office:value-type="float" office:value="931" calcext:value-type="float">
            <text:p>931</text:p>
          </table:table-cell>
          <table:table-cell office:value-type="float" office:value="1289.8" calcext:value-type="float">
            <text:p>1289.8</text:p>
          </table:table-cell>
          <table:table-cell office:value-type="float" office:value="146.965414880673" calcext:value-type="float">
            <text:p>146.965414880673</text:p>
          </table:table-cell>
          <table:table-cell office:value-type="float" office:value="13.6329952861843" calcext:value-type="float">
            <text:p>13.6329952861843</text:p>
          </table:table-cell>
          <table:table-cell office:value-type="float" office:value="358.8" calcext:value-type="float">
            <text:p>358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7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  <table:table-cell office:value-type="float" office:value="1183.70192307692" calcext:value-type="float">
            <text:p>1183.70192307692</text:p>
          </table:table-cell>
          <table:table-cell office:value-type="float" office:value="1192.5" calcext:value-type="float">
            <text:p>1192.5</text:p>
          </table:table-cell>
          <table:table-cell office:value-type="float" office:value="1050" calcext:value-type="float">
            <text:p>1050</text:p>
          </table:table-cell>
          <table:table-cell office:value-type="float" office:value="1055.2" calcext:value-type="float">
            <text:p>1055.2</text:p>
          </table:table-cell>
          <table:table-cell office:value-type="float" office:value="1345.1" calcext:value-type="float">
            <text:p>1345.1</text:p>
          </table:table-cell>
          <table:table-cell office:value-type="float" office:value="164.083561461522" calcext:value-type="float">
            <text:p>164.083561461522</text:p>
          </table:table-cell>
          <table:table-cell office:value-type="float" office:value="13.8618986978581" calcext:value-type="float">
            <text:p>13.8618986978581</text:p>
          </table:table-cell>
          <table:table-cell office:value-type="float" office:value="289.9" calcext:value-type="float">
            <text:p>289.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8</text:p>
          </table:table-cell>
          <table:table-cell office:value-type="float" office:value="1009" calcext:value-type="float">
            <text:p>1009</text:p>
          </table:table-cell>
          <table:table-cell office:value-type="float" office:value="1466" calcext:value-type="float">
            <text:p>1466</text:p>
          </table:table-cell>
          <table:table-cell office:value-type="float" office:value="1253.6049382716" calcext:value-type="float">
            <text:p>1253.6049382716</text:p>
          </table:table-cell>
          <table:table-cell office:value-type="float" office:value="1256" calcext:value-type="float">
            <text:p>1256</text:p>
          </table:table-cell>
          <table:table-cell office:value-type="float" office:value="1370" calcext:value-type="float">
            <text:p>1370</text:p>
          </table:table-cell>
          <table:table-cell office:value-type="float" office:value="1110" calcext:value-type="float">
            <text:p>1110</text:p>
          </table:table-cell>
          <table:table-cell office:value-type="float" office:value="1386" calcext:value-type="float">
            <text:p>1386</text:p>
          </table:table-cell>
          <table:table-cell office:value-type="float" office:value="117.081561209734" calcext:value-type="float">
            <text:p>117.081561209734</text:p>
          </table:table-cell>
          <table:table-cell office:value-type="float" office:value="9.33958998048929" calcext:value-type="float">
            <text:p>9.33958998048929</text:p>
          </table:table-cell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29</text:p>
          </table:table-cell>
          <table:table-cell office:value-type="float" office:value="279" calcext:value-type="float">
            <text:p>279</text:p>
          </table:table-cell>
          <table:table-cell office:value-type="float" office:value="1471" calcext:value-type="float">
            <text:p>1471</text:p>
          </table:table-cell>
          <table:table-cell office:value-type="float" office:value="1137.0350877193" calcext:value-type="float">
            <text:p>1137.0350877193</text:p>
          </table:table-cell>
          <table:table-cell office:value-type="float" office:value="1114" calcext:value-type="float">
            <text:p>1114</text:p>
          </table:table-cell>
          <table:table-cell office:value-type="float" office:value="1060" calcext:value-type="float">
            <text:p>1060</text:p>
          </table:table-cell>
          <table:table-cell office:value-type="float" office:value="1023.6" calcext:value-type="float">
            <text:p>1023.6</text:p>
          </table:table-cell>
          <table:table-cell office:value-type="float" office:value="1299.8" calcext:value-type="float">
            <text:p>1299.8</text:p>
          </table:table-cell>
          <table:table-cell office:value-type="float" office:value="165.320032157574" calcext:value-type="float">
            <text:p>165.320032157574</text:p>
          </table:table-cell>
          <table:table-cell office:value-type="float" office:value="14.5395717285364" calcext:value-type="float">
            <text:p>14.5395717285364</text:p>
          </table:table-cell>
          <table:table-cell office:value-type="float" office:value="276.2" calcext:value-type="float">
            <text:p>276.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0m30</text:p>
          </table:table-cell>
          <table:table-cell office:value-type="float" office:value="1020" calcext:value-type="float">
            <text:p>1020</text:p>
          </table:table-cell>
          <table:table-cell office:value-type="float" office:value="1462" calcext:value-type="float">
            <text:p>1462</text:p>
          </table:table-cell>
          <table:table-cell office:value-type="float" office:value="1189.3488372093" calcext:value-type="float">
            <text:p>1189.3488372093</text:p>
          </table:table-cell>
          <table:table-cell office:value-type="float" office:value="1156" calcext:value-type="float">
            <text:p>1156</text:p>
          </table:table-cell>
          <table:table-cell office:value-type="float" office:value="1020" calcext:value-type="float">
            <text:p>1020</text:p>
          </table:table-cell>
          <table:table-cell office:value-type="float" office:value="1037.6" calcext:value-type="float">
            <text:p>1037.6</text:p>
          </table:table-cell>
          <table:table-cell office:value-type="float" office:value="1404.8" calcext:value-type="float">
            <text:p>1404.8</text:p>
          </table:table-cell>
          <table:table-cell office:value-type="float" office:value="137.411423196204" calcext:value-type="float">
            <text:p>137.411423196204</text:p>
          </table:table-cell>
          <table:table-cell office:value-type="float" office:value="11.5535004447162" calcext:value-type="float">
            <text:p>11.5535004447162</text:p>
          </table:table-cell>
          <table:table-cell office:value-type="float" office:value="367.2" calcext:value-type="float">
            <text:p>367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0</text:p>
          </table:table-cell>
          <table:table-cell office:value-type="float" office:value="807" calcext:value-type="float">
            <text:p>807</text:p>
          </table:table-cell>
          <table:table-cell office:value-type="float" office:value="1486" calcext:value-type="float">
            <text:p>1486</text:p>
          </table:table-cell>
          <table:table-cell office:value-type="float" office:value="1257.14940364093" calcext:value-type="float">
            <text:p>1257.14940364093</text:p>
          </table:table-cell>
          <table:table-cell office:value-type="float" office:value="1287" calcext:value-type="float">
            <text:p>1287</text:p>
          </table:table-cell>
          <table:table-cell office:value-type="float" office:value="1300" calcext:value-type="float">
            <text:p>1300</text:p>
          </table:table-cell>
          <table:table-cell office:value-type="float" office:value="1040" calcext:value-type="float">
            <text:p>1040</text:p>
          </table:table-cell>
          <table:table-cell office:value-type="float" office:value="1431.8" calcext:value-type="float">
            <text:p>1431.8</text:p>
          </table:table-cell>
          <table:table-cell office:value-type="float" office:value="146.564918733047" calcext:value-type="float">
            <text:p>146.564918733047</text:p>
          </table:table-cell>
          <table:table-cell office:value-type="float" office:value="11.6585123700149" calcext:value-type="float">
            <text:p>11.6585123700149</text:p>
          </table:table-cell>
          <table:table-cell office:value-type="float" office:value="391.8" calcext:value-type="float">
            <text:p>391.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1</text:p>
          </table:table-cell>
          <table:table-cell office:value-type="float" office:value="193" calcext:value-type="float">
            <text:p>193</text:p>
          </table:table-cell>
          <table:table-cell office:value-type="float" office:value="1486" calcext:value-type="float">
            <text:p>1486</text:p>
          </table:table-cell>
          <table:table-cell office:value-type="float" office:value="1097.68975332068" calcext:value-type="float">
            <text:p>1097.68975332068</text:p>
          </table:table-cell>
          <table:table-cell office:value-type="float" office:value="1060" calcext:value-type="float">
            <text:p>1060</text:p>
          </table:table-cell>
          <table:table-cell office:value-type="float" office:value="980" calcext:value-type="float">
            <text:p>980</text:p>
          </table:table-cell>
          <table:table-cell office:value-type="float" office:value="920" calcext:value-type="float">
            <text:p>920</text:p>
          </table:table-cell>
          <table:table-cell office:value-type="float" office:value="1349.7" calcext:value-type="float">
            <text:p>1349.7</text:p>
          </table:table-cell>
          <table:table-cell office:value-type="float" office:value="162.373186837414" calcext:value-type="float">
            <text:p>162.373186837414</text:p>
          </table:table-cell>
          <table:table-cell office:value-type="float" office:value="14.7922658789708" calcext:value-type="float">
            <text:p>14.7922658789708</text:p>
          </table:table-cell>
          <table:table-cell office:value-type="float" office:value="429.7" calcext:value-type="float">
            <text:p>429.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2</text:p>
          </table:table-cell>
          <table:table-cell office:value-type="float" office:value="70" calcext:value-type="float">
            <text:p>70</text:p>
          </table:table-cell>
          <table:table-cell office:value-type="float" office:value="1052" calcext:value-type="float">
            <text:p>1052</text:p>
          </table:table-cell>
          <table:table-cell office:value-type="float" office:value="617.51724137931" calcext:value-type="float">
            <text:p>617.51724137931</text:p>
          </table:table-cell>
          <table:table-cell office:value-type="float" office:value="653" calcext:value-type="float">
            <text:p>653</text:p>
          </table:table-cell>
          <table:table-cell office:value-type="float" office:value="940" calcext:value-type="float">
            <text:p>940</text:p>
          </table:table-cell>
          <table:table-cell office:value-type="float" office:value="249.8" calcext:value-type="float">
            <text:p>249.8</text:p>
          </table:table-cell>
          <table:table-cell office:value-type="float" office:value="958" calcext:value-type="float">
            <text:p>958</text:p>
          </table:table-cell>
          <table:table-cell office:value-type="float" office:value="277.991718680204" calcext:value-type="float">
            <text:p>277.991718680204</text:p>
          </table:table-cell>
          <table:table-cell office:value-type="float" office:value="45.0176448611007" calcext:value-type="float">
            <text:p>45.0176448611007</text:p>
          </table:table-cell>
          <table:table-cell office:value-type="float" office:value="708.2" calcext:value-type="float">
            <text:p>708.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3</text:p>
          </table:table-cell>
          <table:table-cell office:value-type="float" office:value="300" calcext:value-type="float">
            <text:p>300</text:p>
          </table:table-cell>
          <table:table-cell office:value-type="float" office:value="1486" calcext:value-type="float">
            <text:p>1486</text:p>
          </table:table-cell>
          <table:table-cell office:value-type="float" office:value="1359.66079295154" calcext:value-type="float">
            <text:p>1359.66079295154</text:p>
          </table:table-cell>
          <table:table-cell office:value-type="float" office:value="1394" calcext:value-type="float">
            <text:p>1394</text:p>
          </table:table-cell>
          <table:table-cell office:value-type="float" office:value="1450" calcext:value-type="float">
            <text:p>1450</text:p>
          </table:table-cell>
          <table:table-cell office:value-type="float" office:value="1212.2" calcext:value-type="float">
            <text:p>1212.2</text:p>
          </table:table-cell>
          <table:table-cell office:value-type="float" office:value="1467" calcext:value-type="float">
            <text:p>1467</text:p>
          </table:table-cell>
          <table:table-cell office:value-type="float" office:value="139.016534336163" calcext:value-type="float">
            <text:p>139.016534336163</text:p>
          </table:table-cell>
          <table:table-cell office:value-type="float" office:value="10.2243541225004" calcext:value-type="float">
            <text:p>10.2243541225004</text:p>
          </table:table-cell>
          <table:table-cell office:value-type="float" office:value="254.8" calcext:value-type="float">
            <text:p>254.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4</text:p>
          </table:table-cell>
          <table:table-cell office:value-type="float" office:value="163" calcext:value-type="float">
            <text:p>163</text:p>
          </table:table-cell>
          <table:table-cell office:value-type="float" office:value="1479" calcext:value-type="float">
            <text:p>1479</text:p>
          </table:table-cell>
          <table:table-cell office:value-type="float" office:value="946.31067961165" calcext:value-type="float">
            <text:p>946.31067961165</text:p>
          </table:table-cell>
          <table:table-cell office:value-type="float" office:value="972" calcext:value-type="float">
            <text:p>972</text:p>
          </table:table-cell>
          <table:table-cell office:value-type="float" office:value="930" calcext:value-type="float">
            <text:p>930</text:p>
          </table:table-cell>
          <table:table-cell office:value-type="float" office:value="858.5" calcext:value-type="float">
            <text:p>858.5</text:p>
          </table:table-cell>
          <table:table-cell office:value-type="float" office:value="1113.5" calcext:value-type="float">
            <text:p>1113.5</text:p>
          </table:table-cell>
          <table:table-cell office:value-type="float" office:value="244.129335139457" calcext:value-type="float">
            <text:p>244.129335139457</text:p>
          </table:table-cell>
          <table:table-cell office:value-type="float" office:value="25.7980112027948" calcext:value-type="float">
            <text:p>25.7980112027948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5</text:p>
          </table:table-cell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666.191489361702" calcext:value-type="float">
            <text:p>666.191489361702</text:p>
          </table:table-cell>
          <table:table-cell office:value-type="float" office:value="657.5" calcext:value-type="float">
            <text:p>657.5</text:p>
          </table:table-cell>
          <table:table-cell office:value-type="float" office:value="620" calcext:value-type="float">
            <text:p>620</text:p>
          </table:table-cell>
          <table:table-cell office:value-type="float" office:value="380.3" calcext:value-type="float">
            <text:p>380.3</text:p>
          </table:table-cell>
          <table:table-cell office:value-type="float" office:value="939.5" calcext:value-type="float">
            <text:p>939.5</text:p>
          </table:table-cell>
          <table:table-cell office:value-type="float" office:value="196.397242638581" calcext:value-type="float">
            <text:p>196.397242638581</text:p>
          </table:table-cell>
          <table:table-cell office:value-type="float" office:value="29.4805991632758" calcext:value-type="float">
            <text:p>29.4805991632758</text:p>
          </table:table-cell>
          <table:table-cell office:value-type="float" office:value="559.2" calcext:value-type="float">
            <text:p>559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6</text:p>
          </table:table-cell>
          <table:table-cell office:value-type="float" office:value="302" calcext:value-type="float">
            <text:p>302</text:p>
          </table:table-cell>
          <table:table-cell office:value-type="float" office:value="963" calcext:value-type="float">
            <text:p>963</text:p>
          </table:table-cell>
          <table:table-cell office:value-type="float" office:value="588.684931506849" calcext:value-type="float">
            <text:p>588.684931506849</text:p>
          </table:table-cell>
          <table:table-cell office:value-type="float" office:value="568" calcext:value-type="float">
            <text:p>568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office:value-type="float" office:value="778.8" calcext:value-type="float">
            <text:p>778.8</text:p>
          </table:table-cell>
          <table:table-cell office:value-type="float" office:value="128.041104154565" calcext:value-type="float">
            <text:p>128.041104154565</text:p>
          </table:table-cell>
          <table:table-cell office:value-type="float" office:value="21.750362087037" calcext:value-type="float">
            <text:p>21.750362087037</text:p>
          </table:table-cell>
          <table:table-cell office:value-type="float" office:value="307.8" calcext:value-type="float">
            <text:p>307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7</text:p>
          </table:table-cell>
          <table:table-cell office:value-type="float" office:value="333" calcext:value-type="float">
            <text:p>333</text:p>
          </table:table-cell>
          <table:table-cell office:value-type="float" office:value="953" calcext:value-type="float">
            <text:p>953</text:p>
          </table:table-cell>
          <table:table-cell office:value-type="float" office:value="675.849557522124" calcext:value-type="float">
            <text:p>675.849557522124</text:p>
          </table:table-cell>
          <table:table-cell office:value-type="float" office:value="655" calcext:value-type="float">
            <text:p>655</text:p>
          </table:table-cell>
          <table:table-cell office:value-type="float" office:value="640" calcext:value-type="float">
            <text:p>640</text:p>
          </table:table-cell>
          <table:table-cell office:value-type="float" office:value="496.4" calcext:value-type="float">
            <text:p>496.4</text:p>
          </table:table-cell>
          <table:table-cell office:value-type="float" office:value="877.4" calcext:value-type="float">
            <text:p>877.4</text:p>
          </table:table-cell>
          <table:table-cell office:value-type="float" office:value="140.664952815886" calcext:value-type="float">
            <text:p>140.664952815886</text:p>
          </table:table-cell>
          <table:table-cell office:value-type="float" office:value="20.813056877866" calcext:value-type="float">
            <text:p>20.813056877866</text:p>
          </table:table-cell>
          <table:table-cell office:value-type="float" office:value="381" calcext:value-type="float">
            <text:p>3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8</text:p>
          </table:table-cell>
          <table:table-cell office:value-type="float" office:value="252" calcext:value-type="float">
            <text:p>252</text:p>
          </table:table-cell>
          <table:table-cell office:value-type="float" office:value="1471" calcext:value-type="float">
            <text:p>1471</text:p>
          </table:table-cell>
          <table:table-cell office:value-type="float" office:value="802.033333333333" calcext:value-type="float">
            <text:p>802.033333333333</text:p>
          </table:table-cell>
          <table:table-cell office:value-type="float" office:value="728.5" calcext:value-type="float">
            <text:p>728.5</text:p>
          </table:table-cell>
          <table:table-cell office:value-type="float" office:value="640" calcext:value-type="float">
            <text:p>640</text:p>
          </table:table-cell>
          <table:table-cell office:value-type="float" office:value="384.3" calcext:value-type="float">
            <text:p>384.3</text:p>
          </table:table-cell>
          <table:table-cell office:value-type="float" office:value="1388.9" calcext:value-type="float">
            <text:p>1388.9</text:p>
          </table:table-cell>
          <table:table-cell office:value-type="float" office:value="327.658922757982" calcext:value-type="float">
            <text:p>327.658922757982</text:p>
          </table:table-cell>
          <table:table-cell office:value-type="float" office:value="40.8535292911328" calcext:value-type="float">
            <text:p>40.8535292911328</text:p>
          </table:table-cell>
          <table:table-cell office:value-type="float" office:value="1004.6" calcext:value-type="float">
            <text:p>1004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09</text:p>
          </table:table-cell>
          <table:table-cell office:value-type="float" office:value="174" calcext:value-type="float">
            <text:p>174</text:p>
          </table:table-cell>
          <table:table-cell office:value-type="float" office:value="1290" calcext:value-type="float">
            <text:p>1290</text:p>
          </table:table-cell>
          <table:table-cell office:value-type="float" office:value="652.333333333333" calcext:value-type="float">
            <text:p>652.333333333333</text:p>
          </table:table-cell>
          <table:table-cell office:value-type="float" office:value="609" calcext:value-type="float">
            <text:p>609</text:p>
          </table:table-cell>
          <table:table-cell office:value-type="float" office:value="650" calcext:value-type="float">
            <text:p>650</text:p>
          </table:table-cell>
          <table:table-cell office:value-type="float" office:value="475.2" calcext:value-type="float">
            <text:p>475.2</text:p>
          </table:table-cell>
          <table:table-cell office:value-type="float" office:value="884.8" calcext:value-type="float">
            <text:p>884.8</text:p>
          </table:table-cell>
          <table:table-cell office:value-type="float" office:value="166.065138915536" calcext:value-type="float">
            <text:p>166.065138915536</text:p>
          </table:table-cell>
          <table:table-cell office:value-type="float" office:value="25.4570984540934" calcext:value-type="float">
            <text:p>25.4570984540934</text:p>
          </table:table-cell>
          <table:table-cell office:value-type="float" office:value="409.6" calcext:value-type="float">
            <text:p>409.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10</text:p>
          </table:table-cell>
          <table:table-cell office:value-type="float" office:value="314" calcext:value-type="float">
            <text:p>314</text:p>
          </table:table-cell>
          <table:table-cell office:value-type="float" office:value="971" calcext:value-type="float">
            <text:p>971</text:p>
          </table:table-cell>
          <table:table-cell office:value-type="float" office:value="626.601851851852" calcext:value-type="float">
            <text:p>626.601851851852</text:p>
          </table:table-cell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454.5" calcext:value-type="float">
            <text:p>454.5</text:p>
          </table:table-cell>
          <table:table-cell office:value-type="float" office:value="801.4" calcext:value-type="float">
            <text:p>801.4</text:p>
          </table:table-cell>
          <table:table-cell office:value-type="float" office:value="135.098298571494" calcext:value-type="float">
            <text:p>135.098298571494</text:p>
          </table:table-cell>
          <table:table-cell office:value-type="float" office:value="21.5604690877031" calcext:value-type="float">
            <text:p>21.5604690877031</text:p>
          </table:table-cell>
          <table:table-cell office:value-type="float" office:value="346.9" calcext:value-type="float">
            <text:p>346.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11</text:p>
          </table:table-cell>
          <table:table-cell office:value-type="float" office:value="344" calcext:value-type="float">
            <text:p>344</text:p>
          </table:table-cell>
          <table:table-cell office:value-type="float" office:value="1004" calcext:value-type="float">
            <text:p>1004</text:p>
          </table:table-cell>
          <table:table-cell office:value-type="float" office:value="663.827586206897" calcext:value-type="float">
            <text:p>663.827586206897</text:p>
          </table:table-cell>
          <table:table-cell office:value-type="float" office:value="611" calcext:value-type="float">
            <text:p>611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908.2" calcext:value-type="float">
            <text:p>908.2</text:p>
          </table:table-cell>
          <table:table-cell office:value-type="float" office:value="154.730313538837" calcext:value-type="float">
            <text:p>154.730313538837</text:p>
          </table:table-cell>
          <table:table-cell office:value-type="float" office:value="23.308810413102" calcext:value-type="float">
            <text:p>23.308810413102</text:p>
          </table:table-cell>
          <table:table-cell office:value-type="float" office:value="408.2" calcext:value-type="float">
            <text:p>408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12</text:p>
          </table:table-cell>
          <table:table-cell office:value-type="float" office:value="826" calcext:value-type="float">
            <text:p>826</text:p>
          </table:table-cell>
          <table:table-cell office:value-type="float" office:value="1471" calcext:value-type="float">
            <text:p>1471</text:p>
          </table:table-cell>
          <table:table-cell office:value-type="float" office:value="1106.83962264151" calcext:value-type="float">
            <text:p>1106.83962264151</text:p>
          </table:table-cell>
          <table:table-cell office:value-type="float" office:value="1075.5" calcext:value-type="float">
            <text:p>1075.5</text:p>
          </table:table-cell>
          <table:table-cell office:value-type="float" office:value="1350" calcext:value-type="float">
            <text:p>1350</text:p>
          </table:table-cell>
          <table:table-cell office:value-type="float" office:value="914.5" calcext:value-type="float">
            <text:p>914.5</text:p>
          </table:table-cell>
          <table:table-cell office:value-type="float" office:value="1356" calcext:value-type="float">
            <text:p>1356</text:p>
          </table:table-cell>
          <table:table-cell office:value-type="float" office:value="167.308220661176" calcext:value-type="float">
            <text:p>167.308220661176</text:p>
          </table:table-cell>
          <table:table-cell office:value-type="float" office:value="15.1158503218279" calcext:value-type="float">
            <text:p>15.1158503218279</text:p>
          </table:table-cell>
          <table:table-cell office:value-type="float" office:value="441.5" calcext:value-type="float">
            <text:p>441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nem_SW_p1m13</text:p>
          </table:table-cell>
          <table:table-cell office:value-type="float" office:value="321" calcext:value-type="float">
            <text:p>321</text:p>
          </table:table-cell>
          <table:table-cell office:value-type="float" office:value="1427" calcext:value-type="float">
            <text:p>1427</text:p>
          </table:table-cell>
          <table:table-cell office:value-type="float" office:value="741.666666666667" calcext:value-type="float">
            <text:p>741.666666666667</text:p>
          </table:table-cell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449" calcext:value-type="float">
            <text:p>449</text:p>
          </table:table-cell>
          <table:table-cell office:value-type="float" office:value="939" calcext:value-type="float">
            <text:p>939</text:p>
          </table:table-cell>
          <table:table-cell office:value-type="float" office:value="264.712359615741" calcext:value-type="float">
            <text:p>264.712359615741</text:p>
          </table:table-cell>
          <table:table-cell office:value-type="float" office:value="35.6915541054932" calcext:value-type="float">
            <text:p>35.6915541054932</text:p>
          </table:table-cell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em-DWh-0X0.8_deepcre_motifs_250127_215957.hdf5</text:p>
          </table:table-cell>
          <table:table-cell office:value-type="string" calcext:value-type="string">
            <text:p>TTS</text:p>
          </table:table-cell>
        </table:table-row>
      </table:table>
      <table:table table:name="AnemSW_EPM_TFBS_similarity" table:style-name="ta1">
        <table:table-column table:style-name="co4" table:default-cell-style-name="Default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EPM</text:p>
          </table:table-cell>
          <table:table-cell office:value-type="string" calcext:value-type="string">
            <text:p>Motif2_ID</text:p>
          </table:table-cell>
          <table:table-cell office:value-type="string" calcext:value-type="string">
            <text:p>Motif2_Name</text:p>
          </table:table-cell>
          <table:table-cell office:value-type="string" calcext:value-type="string">
            <text:p>Max_PCC_Score</text:p>
          </table:table-cell>
          <table:table-cell office:value-type="string" calcext:value-type="string">
            <text:p>PCC_P_Value</text:p>
          </table:table-cell>
          <table:table-cell office:value-type="string" calcext:value-type="string">
            <text:p>Overlap_Length</text:p>
          </table:table-cell>
          <table:table-cell office:value-type="string" calcext:value-type="string">
            <text:p>Euclidean_Distance</text:p>
          </table:table-cell>
        </table:table-row>
        <table:table-row table:style-name="ro2" table:visibility="filter">
          <table:table-cell office:value-type="string" calcext:value-type="string">
            <text:p>epm_Anem_SW_p0m00F_2029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0.0000096668" calcext:value-type="float">
            <text:p>9.6668E-06</text:p>
          </table:table-cell>
          <table:table-cell office:value-type="float" office:value="5" calcext:value-type="float">
            <text:p>5</text:p>
          </table:table-cell>
          <table:table-cell office:value-type="float" office:value="0.62428" calcext:value-type="float">
            <text:p>0.62428</text:p>
          </table:table-cell>
        </table:table-row>
        <table:table-row table:style-name="ro2" table:visibility="filter">
          <table:table-cell office:value-type="string" calcext:value-type="string">
            <text:p>epm_Anem_SW_p0m00F_2029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000063668" calcext:value-type="float">
            <text:p>6.3668E-05</text:p>
          </table:table-cell>
          <table:table-cell office:value-type="float" office:value="5" calcext:value-type="float">
            <text:p>5</text:p>
          </table:table-cell>
          <table:table-cell office:value-type="float" office:value="0.6569" calcext:value-type="float">
            <text:p>0.6569</text:p>
          </table:table-cell>
        </table:table-row>
        <table:table-row table:style-name="ro2" table:visibility="filter">
          <table:table-cell office:value-type="string" calcext:value-type="string">
            <text:p>epm_Anem_SW_p0m00F_2029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75023" calcext:value-type="float">
            <text:p>0.75023</text:p>
          </table:table-cell>
          <table:table-cell office:value-type="float" office:value="0.00013905" calcext:value-type="float">
            <text:p>0.00013905</text:p>
          </table:table-cell>
          <table:table-cell office:value-type="float" office:value="5" calcext:value-type="float">
            <text:p>5</text:p>
          </table:table-cell>
          <table:table-cell office:value-type="float" office:value="0.66161" calcext:value-type="float">
            <text:p>0.66161</text:p>
          </table:table-cell>
        </table:table-row>
        <table:table-row table:style-name="ro2">
          <table:table-cell office:value-type="string" calcext:value-type="string">
            <text:p>epm_Anem_SW_p0m02R_974</text:p>
          </table:table-cell>
          <table:table-cell office:value-type="string" calcext:value-type="string">
            <text:p>MA2402.1</text:p>
          </table:table-cell>
          <table:table-cell office:value-type="string" calcext:value-type="string">
            <text:p>OsERF104</text:p>
          </table:table-cell>
          <table:table-cell office:value-type="float" office:value="0.90833" calcext:value-type="float">
            <text:p>0.90833</text:p>
          </table:table-cell>
          <table:table-cell office:value-type="float" office:value="0.000000031008" calcext:value-type="float">
            <text:p>3.1008E-08</text:p>
          </table:table-cell>
          <table:table-cell office:value-type="float" office:value="5" calcext:value-type="float">
            <text:p>5</text:p>
          </table:table-cell>
          <table:table-cell office:value-type="float" office:value="0.59037" calcext:value-type="float">
            <text:p>0.59037</text:p>
          </table:table-cell>
        </table:table-row>
        <table:table-row table:style-name="ro2">
          <table:table-cell office:value-type="string" calcext:value-type="string">
            <text:p>epm_Anem_SW_p0m02R_974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82542" calcext:value-type="float">
            <text:p>0.82542</text:p>
          </table:table-cell>
          <table:table-cell office:value-type="float" office:value="0.0000006887" calcext:value-type="float">
            <text:p>6.887E-07</text:p>
          </table:table-cell>
          <table:table-cell office:value-type="float" office:value="6" calcext:value-type="float">
            <text:p>6</text:p>
          </table:table-cell>
          <table:table-cell office:value-type="float" office:value="0.67196" calcext:value-type="float">
            <text:p>0.67196</text:p>
          </table:table-cell>
        </table:table-row>
        <table:table-row table:style-name="ro2" table:visibility="filter">
          <table:table-cell office:value-type="string" calcext:value-type="string">
            <text:p>epm_Anem_SW_p0m03F_936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5706" calcext:value-type="float">
            <text:p>0.85706</text:p>
          </table:table-cell>
          <table:table-cell office:value-type="float" office:value="0.000000089157" calcext:value-type="float">
            <text:p>8.9157E-08</text:p>
          </table:table-cell>
          <table:table-cell office:value-type="float" office:value="6" calcext:value-type="float">
            <text:p>6</text:p>
          </table:table-cell>
          <table:table-cell office:value-type="float" office:value="0.61175" calcext:value-type="float">
            <text:p>0.61175</text:p>
          </table:table-cell>
        </table:table-row>
        <table:table-row table:style-name="ro2" table:visibility="filter">
          <table:table-cell office:value-type="string" calcext:value-type="string">
            <text:p>epm_Anem_SW_p0m03F_936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0.000014627" calcext:value-type="float">
            <text:p>1.4627E-05</text:p>
          </table:table-cell>
          <table:table-cell office:value-type="float" office:value="5" calcext:value-type="float">
            <text:p>5</text:p>
          </table:table-cell>
          <table:table-cell office:value-type="float" office:value="0.61186" calcext:value-type="float">
            <text:p>0.61186</text:p>
          </table:table-cell>
        </table:table-row>
        <table:table-row table:style-name="ro2" table:visibility="filter">
          <table:table-cell office:value-type="string" calcext:value-type="string">
            <text:p>epm_Anem_SW_p0m03F_936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000035523" calcext:value-type="float">
            <text:p>3.5523E-05</text:p>
          </table:table-cell>
          <table:table-cell office:value-type="float" office:value="5" calcext:value-type="float">
            <text:p>5</text:p>
          </table:table-cell>
          <table:table-cell office:value-type="float" office:value="0.61544" calcext:value-type="float">
            <text:p>0.61544</text:p>
          </table:table-cell>
        </table:table-row>
        <table:table-row table:style-name="ro2" table:visibility="filter">
          <table:table-cell office:value-type="string" calcext:value-type="string">
            <text:p>epm_Anem_SW_p0m05F_686</text:p>
          </table:table-cell>
          <table:table-cell office:value-type="string" calcext:value-type="string">
            <text:p>MA2398.1</text:p>
          </table:table-cell>
          <table:table-cell office:value-type="string" calcext:value-type="string">
            <text:p>AS2</text:p>
          </table:table-cell>
          <table:table-cell office:value-type="float" office:value="0.84199" calcext:value-type="float">
            <text:p>0.84199</text:p>
          </table:table-cell>
          <table:table-cell office:value-type="float" office:value="0.0000032373" calcext:value-type="float">
            <text:p>3.2373E-06</text:p>
          </table:table-cell>
          <table:table-cell office:value-type="float" office:value="5" calcext:value-type="float">
            <text:p>5</text:p>
          </table:table-cell>
          <table:table-cell office:value-type="float" office:value="0.60527" calcext:value-type="float">
            <text:p>0.60527</text:p>
          </table:table-cell>
        </table:table-row>
        <table:table-row table:style-name="ro2" table:visibility="filter">
          <table:table-cell office:value-type="string" calcext:value-type="string">
            <text:p>epm_Anem_SW_p0m05F_686</text:p>
          </table:table-cell>
          <table:table-cell office:value-type="string" calcext:value-type="string">
            <text:p>MA1687.1</text:p>
          </table:table-cell>
          <table:table-cell office:value-type="string" calcext:value-type="string">
            <text:p>ARF14</text:p>
          </table:table-cell>
          <table:table-cell office:value-type="float" office:value="0.83595" calcext:value-type="float">
            <text:p>0.83595</text:p>
          </table:table-cell>
          <table:table-cell office:value-type="float" office:value="0.0000044332" calcext:value-type="float">
            <text:p>4.4332E-06</text:p>
          </table:table-cell>
          <table:table-cell office:value-type="float" office:value="5" calcext:value-type="float">
            <text:p>5</text:p>
          </table:table-cell>
          <table:table-cell office:value-type="float" office:value="0.69834" calcext:value-type="float">
            <text:p>0.69834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819.2</text:p>
          </table:table-cell>
          <table:table-cell office:value-type="string" calcext:value-type="string">
            <text:p>Zm00001d005892</text:p>
          </table:table-cell>
          <table:table-cell office:value-type="float" office:value="0.90507" calcext:value-type="float">
            <text:p>0.90507</text:p>
          </table:table-cell>
          <table:table-cell office:value-type="float" office:value="0.000000041954" calcext:value-type="float">
            <text:p>4.1954E-08</text:p>
          </table:table-cell>
          <table:table-cell office:value-type="float" office:value="5" calcext:value-type="float">
            <text:p>5</text:p>
          </table:table-cell>
          <table:table-cell office:value-type="float" office:value="0.55666" calcext:value-type="float">
            <text:p>0.55666</text:p>
          </table:table-cell>
        </table:table-row>
        <table:table-row table:style-name="ro2">
          <table:table-cell office:value-type="string" calcext:value-type="string">
            <text:p>epm_Anem_SW_p0m05R_686</text:p>
          </table:table-cell>
          <table:table-cell office:value-type="string" calcext:value-type="string">
            <text:p>MA1245.3</text:p>
          </table:table-cell>
          <table:table-cell office:value-type="string" calcext:value-type="string">
            <text:p>ERF112</text:p>
          </table:table-cell>
          <table:table-cell office:value-type="float" office:value="0.87197" calcext:value-type="float">
            <text:p>0.87197</text:p>
          </table:table-cell>
          <table:table-cell office:value-type="float" office:value="0.0000005466" calcext:value-type="float">
            <text:p>5.466E-07</text:p>
          </table:table-cell>
          <table:table-cell office:value-type="float" office:value="5" calcext:value-type="float">
            <text:p>5</text:p>
          </table:table-cell>
          <table:table-cell office:value-type="float" office:value="0.67832" calcext:value-type="float">
            <text:p>0.67832</text:p>
          </table:table-cell>
        </table:table-row>
        <table:table-row table:style-name="ro2">
          <table:table-cell office:value-type="string" calcext:value-type="string">
            <text:p>epm_Anem_SW_p0m05R_686</text:p>
          </table:table-cell>
          <table:table-cell office:value-type="string" calcext:value-type="string">
            <text:p>MA1005.3</text:p>
          </table:table-cell>
          <table:table-cell office:value-type="string" calcext:value-type="string">
            <text:p>ERF082</text:p>
          </table:table-cell>
          <table:table-cell office:value-type="float" office:value="0.87088" calcext:value-type="float">
            <text:p>0.87088</text:p>
          </table:table-cell>
          <table:table-cell office:value-type="float" office:value="0.00000058745" calcext:value-type="float">
            <text:p>5.8745E-07</text:p>
          </table:table-cell>
          <table:table-cell office:value-type="float" office:value="5" calcext:value-type="float">
            <text:p>5</text:p>
          </table:table-cell>
          <table:table-cell office:value-type="float" office:value="0.69109" calcext:value-type="float">
            <text:p>0.69109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0975.1</text:p>
          </table:table-cell>
          <table:table-cell office:value-type="string" calcext:value-type="string">
            <text:p>CRF2</text:p>
          </table:table-cell>
          <table:table-cell office:value-type="float" office:value="0.83449" calcext:value-type="float">
            <text:p>0.83449</text:p>
          </table:table-cell>
          <table:table-cell office:value-type="float" office:value="0.000000034089" calcext:value-type="float">
            <text:p>3.4089E-08</text:p>
          </table:table-cell>
          <table:table-cell office:value-type="float" office:value="7" calcext:value-type="float">
            <text:p>7</text:p>
          </table:table-cell>
          <table:table-cell office:value-type="float" office:value="0.65942" calcext:value-type="float">
            <text:p>0.65942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820.2</text:p>
          </table:table-cell>
          <table:table-cell office:value-type="string" calcext:value-type="string">
            <text:p>Zm00001d024324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00000079503" calcext:value-type="float">
            <text:p>7.9503E-07</text:p>
          </table:table-cell>
          <table:table-cell office:value-type="float" office:value="6" calcext:value-type="float">
            <text:p>6</text:p>
          </table:table-cell>
          <table:table-cell office:value-type="float" office:value="0.58627" calcext:value-type="float">
            <text:p>0.58627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833.2</text:p>
          </table:table-cell>
          <table:table-cell office:value-type="string" calcext:value-type="string">
            <text:p>Zm00001d049364</text:p>
          </table:table-cell>
          <table:table-cell office:value-type="float" office:value="0.82169" calcext:value-type="float">
            <text:p>0.82169</text:p>
          </table:table-cell>
          <table:table-cell office:value-type="float" office:value="0.000000083163" calcext:value-type="float">
            <text:p>8.3163E-08</text:p>
          </table:table-cell>
          <table:table-cell office:value-type="float" office:value="7" calcext:value-type="float">
            <text:p>7</text:p>
          </table:table-cell>
          <table:table-cell office:value-type="float" office:value="0.65084" calcext:value-type="float">
            <text:p>0.65084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817.2</text:p>
          </table:table-cell>
          <table:table-cell office:value-type="string" calcext:value-type="string">
            <text:p>Zm00001d020267</text:p>
          </table:table-cell>
          <table:table-cell office:value-type="float" office:value="0.81785" calcext:value-type="float">
            <text:p>0.81785</text:p>
          </table:table-cell>
          <table:table-cell office:value-type="float" office:value="0.00000010713" calcext:value-type="float">
            <text:p>1.0713E-07</text:p>
          </table:table-cell>
          <table:table-cell office:value-type="float" office:value="7" calcext:value-type="float">
            <text:p>7</text:p>
          </table:table-cell>
          <table:table-cell office:value-type="float" office:value="0.65822" calcext:value-type="float">
            <text:p>0.65822</text:p>
          </table:table-cell>
        </table:table-row>
        <table:table-row table:style-name="ro2">
          <table:table-cell office:value-type="string" calcext:value-type="string">
            <text:p>epm_Anem_SW_p0m05R_686</text:p>
          </table:table-cell>
          <table:table-cell office:value-type="string" calcext:value-type="string">
            <text:p>MA1053.1</text:p>
          </table:table-cell>
          <table:table-cell office:value-type="string" calcext:value-type="string">
            <text:p>ERF109</text:p>
          </table:table-cell>
          <table:table-cell office:value-type="float" office:value="0.80628" calcext:value-type="float">
            <text:p>0.80628</text:p>
          </table:table-cell>
          <table:table-cell office:value-type="float" office:value="0.00000022241" calcext:value-type="float">
            <text:p>2.2241E-07</text:p>
          </table:table-cell>
          <table:table-cell office:value-type="float" office:value="7" calcext:value-type="float">
            <text:p>7</text:p>
          </table:table-cell>
          <table:table-cell office:value-type="float" office:value="0.68336" calcext:value-type="float">
            <text:p>0.68336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804.2</text:p>
          </table:table-cell>
          <table:table-cell office:value-type="string" calcext:value-type="string">
            <text:p>WIN1</text:p>
          </table:table-cell>
          <table:table-cell office:value-type="float" office:value="0.79913" calcext:value-type="float">
            <text:p>0.79913</text:p>
          </table:table-cell>
          <table:table-cell office:value-type="float" office:value="0.0000028265" calcext:value-type="float">
            <text:p>2.8265E-06</text:p>
          </table:table-cell>
          <table:table-cell office:value-type="float" office:value="6" calcext:value-type="float">
            <text:p>6</text:p>
          </table:table-cell>
          <table:table-cell office:value-type="float" office:value="0.60426" calcext:value-type="float">
            <text:p>0.60426</text:p>
          </table:table-cell>
        </table:table-row>
        <table:table-row table:style-name="ro2" table:visibility="filter">
          <table:table-cell office:value-type="string" calcext:value-type="string">
            <text:p>epm_Anem_SW_p0m05R_686</text:p>
          </table:table-cell>
          <table:table-cell office:value-type="string" calcext:value-type="string">
            <text:p>MA1051.1</text:p>
          </table:table-cell>
          <table:table-cell office:value-type="string" calcext:value-type="string">
            <text:p>RAP2-3</text:p>
          </table:table-cell>
          <table:table-cell office:value-type="float" office:value="0.79355" calcext:value-type="float">
            <text:p>0.79355</text:p>
          </table:table-cell>
          <table:table-cell office:value-type="float" office:value="0.0000004708" calcext:value-type="float">
            <text:p>4.708E-07</text:p>
          </table:table-cell>
          <table:table-cell office:value-type="float" office:value="7" calcext:value-type="float">
            <text:p>7</text:p>
          </table:table-cell>
          <table:table-cell office:value-type="float" office:value="0.65084" calcext:value-type="float">
            <text:p>0.65084</text:p>
          </table:table-cell>
        </table:table-row>
        <table:table-row table:style-name="ro2" table:visibility="filter">
          <table:table-cell office:value-type="string" calcext:value-type="string">
            <text:p>epm_Anem_SW_p0m06F_668</text:p>
          </table:table-cell>
          <table:table-cell office:value-type="string" calcext:value-type="string">
            <text:p>MA0123.1</text:p>
          </table:table-cell>
          <table:table-cell office:value-type="string" calcext:value-type="string">
            <text:p>abi4</text:p>
          </table:table-cell>
          <table:table-cell office:value-type="float" office:value="0.85382" calcext:value-type="float">
            <text:p>0.85382</text:p>
          </table:table-cell>
          <table:table-cell office:value-type="float" office:value="0.000001682" calcext:value-type="float">
            <text:p>1.682E-06</text:p>
          </table:table-cell>
          <table:table-cell office:value-type="float" office:value="5" calcext:value-type="float">
            <text:p>5</text:p>
          </table:table-cell>
          <table:table-cell office:value-type="float" office:value="0.52526" calcext:value-type="float">
            <text:p>0.52526</text:p>
          </table:table-cell>
        </table:table-row>
        <table:table-row table:style-name="ro2" table:visibility="filter">
          <table:table-cell office:value-type="string" calcext:value-type="string">
            <text:p>epm_Anem_SW_p0m06F_668</text:p>
          </table:table-cell>
          <table:table-cell office:value-type="string" calcext:value-type="string">
            <text:p>MA0034.2</text:p>
          </table:table-cell>
          <table:table-cell office:value-type="string" calcext:value-type="string">
            <text:p>Gam1</text:p>
          </table:table-cell>
          <table:table-cell office:value-type="float" office:value="0.78455" calcext:value-type="float">
            <text:p>0.78455</text:p>
          </table:table-cell>
          <table:table-cell office:value-type="float" office:value="0.000042154" calcext:value-type="float">
            <text:p>4.2154E-05</text:p>
          </table:table-cell>
          <table:table-cell office:value-type="float" office:value="5" calcext:value-type="float">
            <text:p>5</text:p>
          </table:table-cell>
          <table:table-cell office:value-type="float" office:value="0.68319" calcext:value-type="float">
            <text:p>0.68319</text:p>
          </table:table-cell>
        </table:table-row>
        <table:table-row table:style-name="ro2">
          <table:table-cell office:value-type="string" calcext:value-type="string">
            <text:p>epm_Anem_SW_p0m06R_668</text:p>
          </table:table-cell>
          <table:table-cell office:value-type="string" calcext:value-type="string">
            <text:p>MA1257.2</text:p>
          </table:table-cell>
          <table:table-cell office:value-type="string" calcext:value-type="string">
            <text:p>ERF9</text:p>
          </table:table-cell>
          <table:table-cell office:value-type="float" office:value="0.79996" calcext:value-type="float">
            <text:p>0.79996</text:p>
          </table:table-cell>
          <table:table-cell office:value-type="float" office:value="0.000022966" calcext:value-type="float">
            <text:p>2.2966E-05</text:p>
          </table:table-cell>
          <table:table-cell office:value-type="float" office:value="5" calcext:value-type="float">
            <text:p>5</text:p>
          </table:table-cell>
          <table:table-cell office:value-type="float" office:value="0.49445" calcext:value-type="float">
            <text:p>0.49445</text:p>
          </table:table-cell>
        </table:table-row>
        <table:table-row table:style-name="ro2" table:visibility="filter">
          <table:table-cell office:value-type="string" calcext:value-type="string">
            <text:p>epm_Anem_SW_p0m06R_668</text:p>
          </table:table-cell>
          <table:table-cell office:value-type="string" calcext:value-type="string">
            <text:p>MA1226.2</text:p>
          </table:table-cell>
          <table:table-cell office:value-type="string" calcext:value-type="string">
            <text:p>DREB2G</text:p>
          </table:table-cell>
          <table:table-cell office:value-type="float" office:value="0.77095" calcext:value-type="float">
            <text:p>0.77095</text:p>
          </table:table-cell>
          <table:table-cell office:value-type="float" office:value="0.000069277" calcext:value-type="float">
            <text:p>6.9277E-05</text:p>
          </table:table-cell>
          <table:table-cell office:value-type="float" office:value="5" calcext:value-type="float">
            <text:p>5</text:p>
          </table:table-cell>
          <table:table-cell office:value-type="float" office:value="0.53903" calcext:value-type="float">
            <text:p>0.53903</text:p>
          </table:table-cell>
        </table:table-row>
        <table:table-row table:style-name="ro2" table:visibility="filter">
          <table:table-cell office:value-type="string" calcext:value-type="string">
            <text:p>epm_Anem_SW_p0m08F_611</text:p>
          </table:table-cell>
          <table:table-cell office:value-type="string" calcext:value-type="string">
            <text:p>MA1246.2</text:p>
          </table:table-cell>
          <table:table-cell office:value-type="string" calcext:value-type="string">
            <text:p>LEP</text:p>
          </table:table-cell>
          <table:table-cell office:value-type="float" office:value="0.78532" calcext:value-type="float">
            <text:p>0.78532</text:p>
          </table:table-cell>
          <table:table-cell office:value-type="float" office:value="0.000040943" calcext:value-type="float">
            <text:p>4.0943E-05</text:p>
          </table:table-cell>
          <table:table-cell office:value-type="float" office:value="5" calcext:value-type="float">
            <text:p>5</text:p>
          </table:table-cell>
          <table:table-cell office:value-type="float" office:value="0.68751" calcext:value-type="float">
            <text:p>0.68751</text:p>
          </table:table-cell>
        </table:table-row>
        <table:table-row table:style-name="ro2">
          <table:table-cell office:value-type="string" calcext:value-type="string">
            <text:p>epm_Anem_SW_p0m08R_611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80749" calcext:value-type="float">
            <text:p>0.80749</text:p>
          </table:table-cell>
          <table:table-cell office:value-type="float" office:value="0.0000018463" calcext:value-type="float">
            <text:p>1.8463E-06</text:p>
          </table:table-cell>
          <table:table-cell office:value-type="float" office:value="6" calcext:value-type="float">
            <text:p>6</text:p>
          </table:table-cell>
          <table:table-cell office:value-type="float" office:value="0.6741" calcext:value-type="float">
            <text:p>0.6741</text:p>
          </table:table-cell>
        </table:table-row>
        <table:table-row table:style-name="ro2" table:visibility="filter">
          <table:table-cell office:value-type="string" calcext:value-type="string">
            <text:p>epm_Anem_SW_p0m08R_611</text:p>
          </table:table-cell>
          <table:table-cell office:value-type="string" calcext:value-type="string">
            <text:p>MA1051.1</text:p>
          </table:table-cell>
          <table:table-cell office:value-type="string" calcext:value-type="string">
            <text:p>RAP2-3</text:p>
          </table:table-cell>
          <table:table-cell office:value-type="float" office:value="0.79705" calcext:value-type="float">
            <text:p>0.79705</text:p>
          </table:table-cell>
          <table:table-cell office:value-type="float" office:value="0.00000004785" calcext:value-type="float">
            <text:p>4.785E-08</text:p>
          </table:table-cell>
          <table:table-cell office:value-type="float" office:value="8" calcext:value-type="float">
            <text:p>8</text:p>
          </table:table-cell>
          <table:table-cell office:value-type="float" office:value="0.69758" calcext:value-type="float">
            <text:p>0.69758</text:p>
          </table:table-cell>
        </table:table-row>
        <table:table-row table:style-name="ro2" table:visibility="filter">
          <table:table-cell office:value-type="string" calcext:value-type="string">
            <text:p>epm_Anem_SW_p0m09R_609</text:p>
          </table:table-cell>
          <table:table-cell office:value-type="string" calcext:value-type="string">
            <text:p>MA1695.2</text:p>
          </table:table-cell>
          <table:table-cell office:value-type="string" calcext:value-type="string">
            <text:p>ARF36</text:p>
          </table:table-cell>
          <table:table-cell office:value-type="float" office:value="0.80795" calcext:value-type="float">
            <text:p>0.80795</text:p>
          </table:table-cell>
          <table:table-cell office:value-type="float" office:value="0.000016419" calcext:value-type="float">
            <text:p>1.6419E-05</text:p>
          </table:table-cell>
          <table:table-cell office:value-type="float" office:value="5" calcext:value-type="float">
            <text:p>5</text:p>
          </table:table-cell>
          <table:table-cell office:value-type="float" office:value="0.49713" calcext:value-type="float">
            <text:p>0.49713</text:p>
          </table:table-cell>
        </table:table-row>
        <table:table-row table:style-name="ro2" table:visibility="filter">
          <table:table-cell office:value-type="string" calcext:value-type="string">
            <text:p>epm_Anem_SW_p0m11F_519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86135" calcext:value-type="float">
            <text:p>0.86135</text:p>
          </table:table-cell>
          <table:table-cell office:value-type="float" office:value="0.0000010753" calcext:value-type="float">
            <text:p>1.0753E-06</text:p>
          </table:table-cell>
          <table:table-cell office:value-type="float" office:value="5" calcext:value-type="float">
            <text:p>5</text:p>
          </table:table-cell>
          <table:table-cell office:value-type="float" office:value="0.53317" calcext:value-type="float">
            <text:p>0.53317</text:p>
          </table:table-cell>
        </table:table-row>
        <table:table-row table:style-name="ro2" table:visibility="filter">
          <table:table-cell office:value-type="string" calcext:value-type="string">
            <text:p>epm_Anem_SW_p0m13F_410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4025" calcext:value-type="float">
            <text:p>0.94025</text:p>
          </table:table-cell>
          <table:table-cell office:value-type="float" office:value="0.00000000074075" calcext:value-type="float">
            <text:p>7.4075E-10</text:p>
          </table:table-cell>
          <table:table-cell office:value-type="float" office:value="5" calcext:value-type="float">
            <text:p>5</text:p>
          </table:table-cell>
          <table:table-cell office:value-type="float" office:value="0.50424" calcext:value-type="float">
            <text:p>0.50424</text:p>
          </table:table-cell>
        </table:table-row>
        <table:table-row table:style-name="ro2" table:visibility="filter">
          <table:table-cell office:value-type="string" calcext:value-type="string">
            <text:p>epm_Anem_SW_p0m15F_325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78476" calcext:value-type="float">
            <text:p>0.78476</text:p>
          </table:table-cell>
          <table:table-cell office:value-type="float" office:value="0.000041813" calcext:value-type="float">
            <text:p>4.1813E-05</text:p>
          </table:table-cell>
          <table:table-cell office:value-type="float" office:value="5" calcext:value-type="float">
            <text:p>5</text:p>
          </table:table-cell>
          <table:table-cell office:value-type="float" office:value="0.50387" calcext:value-type="float">
            <text:p>0.50387</text:p>
          </table:table-cell>
        </table:table-row>
        <table:table-row table:style-name="ro2" table:visibility="filter">
          <table:table-cell office:value-type="string" calcext:value-type="string">
            <text:p>epm_Anem_SW_p0m15R_325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79489" calcext:value-type="float">
            <text:p>0.79489</text:p>
          </table:table-cell>
          <table:table-cell office:value-type="float" office:value="0.000028202" calcext:value-type="float">
            <text:p>2.8202E-05</text:p>
          </table:table-cell>
          <table:table-cell office:value-type="float" office:value="5" calcext:value-type="float">
            <text:p>5</text:p>
          </table:table-cell>
          <table:table-cell office:value-type="float" office:value="0.62723" calcext:value-type="float">
            <text:p>0.62723</text:p>
          </table:table-cell>
        </table:table-row>
        <table:table-row table:style-name="ro2" table:visibility="filter">
          <table:table-cell office:value-type="string" calcext:value-type="string">
            <text:p>epm_Anem_SW_p0m17F_280</text:p>
          </table:table-cell>
          <table:table-cell office:value-type="string" calcext:value-type="string">
            <text:p>MA0123.1</text:p>
          </table:table-cell>
          <table:table-cell office:value-type="string" calcext:value-type="string">
            <text:p>abi4</text:p>
          </table:table-cell>
          <table:table-cell office:value-type="float" office:value="0.75836" calcext:value-type="float">
            <text:p>0.75836</text:p>
          </table:table-cell>
          <table:table-cell office:value-type="float" office:value="0.00010666" calcext:value-type="float">
            <text:p>0.00010666</text:p>
          </table:table-cell>
          <table:table-cell office:value-type="float" office:value="5" calcext:value-type="float">
            <text:p>5</text:p>
          </table:table-cell>
          <table:table-cell office:value-type="float" office:value="0.58956" calcext:value-type="float">
            <text:p>0.58956</text:p>
          </table:table-cell>
        </table:table-row>
        <table:table-row table:style-name="ro2" table:visibility="filter">
          <table:table-cell office:value-type="string" calcext:value-type="string">
            <text:p>epm_Anem_SW_p0m19F_260</text:p>
          </table:table-cell>
          <table:table-cell office:value-type="string" calcext:value-type="string">
            <text:p>MA1323.2</text:p>
          </table:table-cell>
          <table:table-cell office:value-type="string" calcext:value-type="string">
            <text:p>GATA19</text:p>
          </table:table-cell>
          <table:table-cell office:value-type="float" office:value="0.88565" calcext:value-type="float">
            <text:p>0.88565</text:p>
          </table:table-cell>
          <table:table-cell office:value-type="float" office:value="0.00000000000071631" calcext:value-type="float">
            <text:p>7.1631E-13</text:p>
          </table:table-cell>
          <table:table-cell office:value-type="float" office:value="9" calcext:value-type="float">
            <text:p>9</text:p>
          </table:table-cell>
          <table:table-cell office:value-type="float" office:value="0.49558" calcext:value-type="float">
            <text:p>0.49558</text:p>
          </table:table-cell>
        </table:table-row>
        <table:table-row table:style-name="ro2" table:visibility="filter">
          <table:table-cell office:value-type="string" calcext:value-type="string">
            <text:p>epm_Anem_SW_p0m19F_260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87192" calcext:value-type="float">
            <text:p>0.87192</text:p>
          </table:table-cell>
          <table:table-cell office:value-type="float" office:value="0.00000054857" calcext:value-type="float">
            <text:p>5.4857E-07</text:p>
          </table:table-cell>
          <table:table-cell office:value-type="float" office:value="5" calcext:value-type="float">
            <text:p>5</text:p>
          </table:table-cell>
          <table:table-cell office:value-type="float" office:value="0.41916" calcext:value-type="float">
            <text:p>0.41916</text:p>
          </table:table-cell>
        </table:table-row>
        <table:table-row table:style-name="ro2" table:visibility="filter">
          <table:table-cell office:value-type="string" calcext:value-type="string">
            <text:p>epm_Anem_SW_p0m19R_260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00000016753" calcext:value-type="float">
            <text:p>1.6753E-07</text:p>
          </table:table-cell>
          <table:table-cell office:value-type="float" office:value="5" calcext:value-type="float">
            <text:p>5</text:p>
          </table:table-cell>
          <table:table-cell office:value-type="float" office:value="0.61079" calcext:value-type="float">
            <text:p>0.61079</text:p>
          </table:table-cell>
        </table:table-row>
        <table:table-row table:style-name="ro2" table:visibility="filter">
          <table:table-cell office:value-type="string" calcext:value-type="string">
            <text:p>epm_Anem_SW_p0m19R_260</text:p>
          </table:table-cell>
          <table:table-cell office:value-type="string" calcext:value-type="string">
            <text:p>MA1324.1</text:p>
          </table:table-cell>
          <table:table-cell office:value-type="string" calcext:value-type="string">
            <text:p>GATA20</text:p>
          </table:table-cell>
          <table:table-cell office:value-type="float" office:value="0.88091" calcext:value-type="float">
            <text:p>0.88091</text:p>
          </table:table-cell>
          <table:table-cell office:value-type="float" office:value="0.000000000029159" calcext:value-type="float">
            <text:p>2.9159E-11</text:p>
          </table:table-cell>
          <table:table-cell office:value-type="float" office:value="8" calcext:value-type="float">
            <text:p>8</text:p>
          </table:table-cell>
          <table:table-cell office:value-type="float" office:value="0.42773" calcext:value-type="float">
            <text:p>0.42773</text:p>
          </table:table-cell>
        </table:table-row>
        <table:table-row table:style-name="ro2" table:visibility="filter">
          <table:table-cell office:value-type="string" calcext:value-type="string">
            <text:p>epm_Anem_SW_p0m21F_190</text:p>
          </table:table-cell>
          <table:table-cell office:value-type="string" calcext:value-type="string">
            <text:p>MA1402.1</text:p>
          </table:table-cell>
          <table:table-cell office:value-type="string" calcext:value-type="string">
            <text:p>BPC6</text:p>
          </table:table-cell>
          <table:table-cell office:value-type="float" office:value="0.9588" calcext:value-type="float">
            <text:p>0.9588</text:p>
          </table:table-cell>
          <table:table-cell office:value-type="float" office:value="6.0358E-018" calcext:value-type="float">
            <text:p>6.0358E-18</text:p>
          </table:table-cell>
          <table:table-cell office:value-type="float" office:value="8" calcext:value-type="float">
            <text:p>8</text:p>
          </table:table-cell>
          <table:table-cell office:value-type="float" office:value="0.49222" calcext:value-type="float">
            <text:p>0.49222</text:p>
          </table:table-cell>
        </table:table-row>
        <table:table-row table:style-name="ro2" table:visibility="filter">
          <table:table-cell office:value-type="string" calcext:value-type="string">
            <text:p>epm_Anem_SW_p0m21R_190</text:p>
          </table:table-cell>
          <table:table-cell office:value-type="string" calcext:value-type="string">
            <text:p>MA1403.1</text:p>
          </table:table-cell>
          <table:table-cell office:value-type="string" calcext:value-type="string">
            <text:p>BPC5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0.000000000000046174" calcext:value-type="float">
            <text:p>4.6174E-14</text:p>
          </table:table-cell>
          <table:table-cell office:value-type="float" office:value="5" calcext:value-type="float">
            <text:p>5</text:p>
          </table:table-cell>
          <table:table-cell office:value-type="float" office:value="0.30522" calcext:value-type="float">
            <text:p>0.30522</text:p>
          </table:table-cell>
        </table:table-row>
        <table:table-row table:style-name="ro2" table:visibility="filter">
          <table:table-cell office:value-type="string" calcext:value-type="string">
            <text:p>epm_Anem_SW_p0m21R_190</text:p>
          </table:table-cell>
          <table:table-cell office:value-type="string" calcext:value-type="string">
            <text:p>MA1416.1</text:p>
          </table:table-cell>
          <table:table-cell office:value-type="string" calcext:value-type="string">
            <text:p>RAMOSA1</text:p>
          </table:table-cell>
          <table:table-cell office:value-type="float" office:value="0.97664" calcext:value-type="float">
            <text:p>0.97664</text:p>
          </table:table-cell>
          <table:table-cell office:value-type="float" office:value="1.3633E-021" calcext:value-type="float">
            <text:p>1.3633E-21</text:p>
          </table:table-cell>
          <table:table-cell office:value-type="float" office:value="8" calcext:value-type="float">
            <text:p>8</text:p>
          </table:table-cell>
          <table:table-cell office:value-type="float" office:value="0.41654" calcext:value-type="float">
            <text:p>0.41654</text:p>
          </table:table-cell>
        </table:table-row>
        <table:table-row table:style-name="ro2" table:visibility="filter">
          <table:table-cell office:value-type="string" calcext:value-type="string">
            <text:p>epm_Anem_SW_p0m21R_190</text:p>
          </table:table-cell>
          <table:table-cell office:value-type="string" calcext:value-type="string">
            <text:p>MA1404.1</text:p>
          </table:table-cell>
          <table:table-cell office:value-type="string" calcext:value-type="string">
            <text:p>BPC1</text:p>
          </table:table-cell>
          <table:table-cell office:value-type="float" office:value="0.97364" calcext:value-type="float">
            <text:p>0.97364</text:p>
          </table:table-cell>
          <table:table-cell office:value-type="float" office:value="1.3034E-015" calcext:value-type="float">
            <text:p>1.3034E-15</text:p>
          </table:table-cell>
          <table:table-cell office:value-type="float" office:value="6" calcext:value-type="float">
            <text:p>6</text:p>
          </table:table-cell>
          <table:table-cell office:value-type="float" office:value="0.27116" calcext:value-type="float">
            <text:p>0.27116</text:p>
          </table:table-cell>
        </table:table-row>
        <table:table-row table:style-name="ro2" table:visibility="filter">
          <table:table-cell office:value-type="string" calcext:value-type="string">
            <text:p>epm_Anem_SW_p0m24F_173</text:p>
          </table:table-cell>
          <table:table-cell office:value-type="string" calcext:value-type="string">
            <text:p>MA0123.1</text:p>
          </table:table-cell>
          <table:table-cell office:value-type="string" calcext:value-type="string">
            <text:p>abi4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000011787" calcext:value-type="float">
            <text:p>1.1787E-05</text:p>
          </table:table-cell>
          <table:table-cell office:value-type="float" office:value="5" calcext:value-type="float">
            <text:p>5</text:p>
          </table:table-cell>
          <table:table-cell office:value-type="float" office:value="0.67044" calcext:value-type="float">
            <text:p>0.67044</text:p>
          </table:table-cell>
        </table:table-row>
        <table:table-row table:style-name="ro2" table:visibility="filter">
          <table:table-cell office:value-type="string" calcext:value-type="string">
            <text:p>epm_Anem_SW_p0m25R_155</text:p>
          </table:table-cell>
          <table:table-cell office:value-type="string" calcext:value-type="string">
            <text:p>MA1687.1</text:p>
          </table:table-cell>
          <table:table-cell office:value-type="string" calcext:value-type="string">
            <text:p>ARF14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0000079317" calcext:value-type="float">
            <text:p>7.9317E-06</text:p>
          </table:table-cell>
          <table:table-cell office:value-type="float" office:value="5" calcext:value-type="float">
            <text:p>5</text:p>
          </table:table-cell>
          <table:table-cell office:value-type="float" office:value="0.38767" calcext:value-type="float">
            <text:p>0.38767</text:p>
          </table:table-cell>
        </table:table-row>
        <table:table-row table:style-name="ro2" table:visibility="filter">
          <table:table-cell office:value-type="string" calcext:value-type="string">
            <text:p>epm_Anem_SW_p0m26R_155</text:p>
          </table:table-cell>
          <table:table-cell office:value-type="string" calcext:value-type="string">
            <text:p>MA1415.2</text:p>
          </table:table-cell>
          <table:table-cell office:value-type="string" calcext:value-type="string">
            <text:p>REF6</text:p>
          </table:table-cell>
          <table:table-cell office:value-type="float" office:value="0.87085" calcext:value-type="float">
            <text:p>0.87085</text:p>
          </table:table-cell>
          <table:table-cell office:value-type="float" office:value="0.0000005887" calcext:value-type="float">
            <text:p>5.887E-07</text:p>
          </table:table-cell>
          <table:table-cell office:value-type="float" office:value="5" calcext:value-type="float">
            <text:p>5</text:p>
          </table:table-cell>
          <table:table-cell office:value-type="float" office:value="0.68072" calcext:value-type="float">
            <text:p>0.68072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0000000069486" calcext:value-type="float">
            <text:p>6.9486E-09</text:p>
          </table:table-cell>
          <table:table-cell office:value-type="float" office:value="5" calcext:value-type="float">
            <text:p>5</text:p>
          </table:table-cell>
          <table:table-cell office:value-type="float" office:value="0.63105" calcext:value-type="float">
            <text:p>0.63105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1156.2</text:p>
          </table:table-cell>
          <table:table-cell office:value-type="string" calcext:value-type="string">
            <text:p>JKD</text:p>
          </table:table-cell>
          <table:table-cell office:value-type="float" office:value="0.88236" calcext:value-type="float">
            <text:p>0.88236</text:p>
          </table:table-cell>
          <table:table-cell office:value-type="float" office:value="0.00000026543" calcext:value-type="float">
            <text:p>2.6543E-07</text:p>
          </table:table-cell>
          <table:table-cell office:value-type="float" office:value="5" calcext:value-type="float">
            <text:p>5</text:p>
          </table:table-cell>
          <table:table-cell office:value-type="float" office:value="0.66112" calcext:value-type="float">
            <text:p>0.66112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6528" calcext:value-type="float">
            <text:p>0.86528</text:p>
          </table:table-cell>
          <table:table-cell office:value-type="float" office:value="0.00000084287" calcext:value-type="float">
            <text:p>8.4287E-07</text:p>
          </table:table-cell>
          <table:table-cell office:value-type="float" office:value="5" calcext:value-type="float">
            <text:p>5</text:p>
          </table:table-cell>
          <table:table-cell office:value-type="float" office:value="0.67128" calcext:value-type="float">
            <text:p>0.67128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2380.1</text:p>
          </table:table-cell>
          <table:table-cell office:value-type="string" calcext:value-type="string">
            <text:p>DOF4.7</text:p>
          </table:table-cell>
          <table:table-cell office:value-type="float" office:value="0.85598" calcext:value-type="float">
            <text:p>0.85598</text:p>
          </table:table-cell>
          <table:table-cell office:value-type="float" office:value="0.0000014833" calcext:value-type="float">
            <text:p>1.4833E-06</text:p>
          </table:table-cell>
          <table:table-cell office:value-type="float" office:value="5" calcext:value-type="float">
            <text:p>5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83315" calcext:value-type="float">
            <text:p>0.83315</text:p>
          </table:table-cell>
          <table:table-cell office:value-type="float" office:value="0.0000051074" calcext:value-type="float">
            <text:p>5.1074E-06</text:p>
          </table:table-cell>
          <table:table-cell office:value-type="float" office:value="5" calcext:value-type="float">
            <text:p>5</text:p>
          </table:table-cell>
          <table:table-cell office:value-type="float" office:value="0.63765" calcext:value-type="float">
            <text:p>0.63765</text:p>
          </table:table-cell>
        </table:table-row>
        <table:table-row table:style-name="ro2" table:visibility="filter">
          <table:table-cell office:value-type="string" calcext:value-type="string">
            <text:p>epm_Anem_SW_p0m27F_128</text:p>
          </table:table-cell>
          <table:table-cell office:value-type="string" calcext:value-type="string">
            <text:p>MA1267.2</text:p>
          </table:table-cell>
          <table:table-cell office:value-type="string" calcext:value-type="string">
            <text:p>DOF5.8</text:p>
          </table:table-cell>
          <table:table-cell office:value-type="float" office:value="0.83126" calcext:value-type="float">
            <text:p>0.83126</text:p>
          </table:table-cell>
          <table:table-cell office:value-type="float" office:value="0.0000056104" calcext:value-type="float">
            <text:p>5.6104E-06</text:p>
          </table:table-cell>
          <table:table-cell office:value-type="float" office:value="5" calcext:value-type="float">
            <text:p>5</text:p>
          </table:table-cell>
          <table:table-cell office:value-type="float" office:value="0.63298" calcext:value-type="float">
            <text:p>0.63298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72.3</text:p>
          </table:table-cell>
          <table:table-cell office:value-type="string" calcext:value-type="string">
            <text:p>DOF2.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0000000090085" calcext:value-type="float">
            <text:p>9.0085E-09</text:p>
          </table:table-cell>
          <table:table-cell office:value-type="float" office:value="5" calcext:value-type="float">
            <text:p>5</text:p>
          </table:table-cell>
          <table:table-cell office:value-type="float" office:value="0.58017" calcext:value-type="float">
            <text:p>0.58017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73.2</text:p>
          </table:table-cell>
          <table:table-cell office:value-type="string" calcext:value-type="string">
            <text:p>DOF4.2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0.00000014298" calcext:value-type="float">
            <text:p>1.4298E-07</text:p>
          </table:table-cell>
          <table:table-cell office:value-type="float" office:value="5" calcext:value-type="float">
            <text:p>5</text:p>
          </table:table-cell>
          <table:table-cell office:value-type="float" office:value="0.57295" calcext:value-type="float">
            <text:p>0.57295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80.2</text:p>
          </table:table-cell>
          <table:table-cell office:value-type="string" calcext:value-type="string">
            <text:p>DOF5.4</text:p>
          </table:table-cell>
          <table:table-cell office:value-type="float" office:value="0.87045" calcext:value-type="float">
            <text:p>0.87045</text:p>
          </table:table-cell>
          <table:table-cell office:value-type="float" office:value="0.00000060444" calcext:value-type="float">
            <text:p>6.0444E-07</text:p>
          </table:table-cell>
          <table:table-cell office:value-type="float" office:value="5" calcext:value-type="float">
            <text:p>5</text:p>
          </table:table-cell>
          <table:table-cell office:value-type="float" office:value="0.59025" calcext:value-type="float">
            <text:p>0.59025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0974.3</text:p>
          </table:table-cell>
          <table:table-cell office:value-type="string" calcext:value-type="string">
            <text:p>CDF3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00000064731" calcext:value-type="float">
            <text:p>6.4731E-07</text:p>
          </table:table-cell>
          <table:table-cell office:value-type="float" office:value="5" calcext:value-type="float">
            <text:p>5</text:p>
          </table:table-cell>
          <table:table-cell office:value-type="float" office:value="0.55281" calcext:value-type="float">
            <text:p>0.55281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85384" calcext:value-type="float">
            <text:p>0.85384</text:p>
          </table:table-cell>
          <table:table-cell office:value-type="float" office:value="0.0000016794" calcext:value-type="float">
            <text:p>1.6794E-06</text:p>
          </table:table-cell>
          <table:table-cell office:value-type="float" office:value="5" calcext:value-type="float">
            <text:p>5</text:p>
          </table:table-cell>
          <table:table-cell office:value-type="float" office:value="0.56925" calcext:value-type="float">
            <text:p>0.56925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77.2</text:p>
          </table:table-cell>
          <table:table-cell office:value-type="string" calcext:value-type="string">
            <text:p>DOF1.7</text:p>
          </table:table-cell>
          <table:table-cell office:value-type="float" office:value="0.83378" calcext:value-type="float">
            <text:p>0.83378</text:p>
          </table:table-cell>
          <table:table-cell office:value-type="float" office:value="0.0000049478" calcext:value-type="float">
            <text:p>4.9478E-06</text:p>
          </table:table-cell>
          <table:table-cell office:value-type="float" office:value="5" calcext:value-type="float">
            <text:p>5</text:p>
          </table:table-cell>
          <table:table-cell office:value-type="float" office:value="0.63572" calcext:value-type="float">
            <text:p>0.63572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3341" calcext:value-type="float">
            <text:p>0.83341</text:p>
          </table:table-cell>
          <table:table-cell office:value-type="float" office:value="0.0000050411" calcext:value-type="float">
            <text:p>5.0411E-06</text:p>
          </table:table-cell>
          <table:table-cell office:value-type="float" office:value="5" calcext:value-type="float">
            <text:p>5</text:p>
          </table:table-cell>
          <table:table-cell office:value-type="float" office:value="0.60275" calcext:value-type="float">
            <text:p>0.60275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0973.2</text:p>
          </table:table-cell>
          <table:table-cell office:value-type="string" calcext:value-type="string">
            <text:p>CDF2</text:p>
          </table:table-cell>
          <table:table-cell office:value-type="float" office:value="0.81728" calcext:value-type="float">
            <text:p>0.81728</text:p>
          </table:table-cell>
          <table:table-cell office:value-type="float" office:value="0.000010879" calcext:value-type="float">
            <text:p>1.0879E-05</text:p>
          </table:table-cell>
          <table:table-cell office:value-type="float" office:value="5" calcext:value-type="float">
            <text:p>5</text:p>
          </table:table-cell>
          <table:table-cell office:value-type="float" office:value="0.62982" calcext:value-type="float">
            <text:p>0.62982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0977.1</text:p>
          </table:table-cell>
          <table:table-cell office:value-type="string" calcext:value-type="string">
            <text:p>DOF2.5</text:p>
          </table:table-cell>
          <table:table-cell office:value-type="float" office:value="0.81622" calcext:value-type="float">
            <text:p>0.81622</text:p>
          </table:table-cell>
          <table:table-cell office:value-type="float" office:value="0.000011409" calcext:value-type="float">
            <text:p>1.1409E-05</text:p>
          </table:table-cell>
          <table:table-cell office:value-type="float" office:value="5" calcext:value-type="float">
            <text:p>5</text:p>
          </table:table-cell>
          <table:table-cell office:value-type="float" office:value="0.68817" calcext:value-type="float">
            <text:p>0.68817</text:p>
          </table:table-cell>
        </table:table-row>
        <table:table-row table:style-name="ro2" table:visibility="filter">
          <table:table-cell office:value-type="string" calcext:value-type="string">
            <text:p>epm_Anem_SW_p0m27R_128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81061" calcext:value-type="float">
            <text:p>0.81061</text:p>
          </table:table-cell>
          <table:table-cell office:value-type="float" office:value="0.0000015667" calcext:value-type="float">
            <text:p>1.5667E-06</text:p>
          </table:table-cell>
          <table:table-cell office:value-type="float" office:value="6" calcext:value-type="float">
            <text:p>6</text:p>
          </table:table-cell>
          <table:table-cell office:value-type="float" office:value="0.69294" calcext:value-type="float">
            <text:p>0.69294</text:p>
          </table:table-cell>
        </table:table-row>
        <table:table-row table:style-name="ro2" table:visibility="filter">
          <table:table-cell office:value-type="string" calcext:value-type="string">
            <text:p>epm_Anem_SW_p0m28F_109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76025" calcext:value-type="float">
            <text:p>0.76025</text:p>
          </table:table-cell>
          <table:table-cell office:value-type="float" office:value="0.00010012" calcext:value-type="float">
            <text:p>0.00010012</text:p>
          </table:table-cell>
          <table:table-cell office:value-type="float" office:value="5" calcext:value-type="float">
            <text:p>5</text:p>
          </table:table-cell>
          <table:table-cell office:value-type="float" office:value="0.46318" calcext:value-type="float">
            <text:p>0.46318</text:p>
          </table:table-cell>
        </table:table-row>
        <table:table-row table:style-name="ro2" table:visibility="filter">
          <table:table-cell office:value-type="string" calcext:value-type="string">
            <text:p>epm_Anem_SW_p1m02F_437</text:p>
          </table:table-cell>
          <table:table-cell office:value-type="string" calcext:value-type="string">
            <text:p>MA0932.1</text:p>
          </table:table-cell>
          <table:table-cell office:value-type="string" calcext:value-type="string">
            <text:p>AHL12</text:p>
          </table:table-cell>
          <table:table-cell office:value-type="float" office:value="0.84899" calcext:value-type="float">
            <text:p>0.84899</text:p>
          </table:table-cell>
          <table:table-cell office:value-type="float" office:value="0.0000022114" calcext:value-type="float">
            <text:p>2.2114E-06</text:p>
          </table:table-cell>
          <table:table-cell office:value-type="float" office:value="5" calcext:value-type="float">
            <text:p>5</text:p>
          </table:table-cell>
          <table:table-cell office:value-type="float" office:value="0.68801" calcext:value-type="float">
            <text:p>0.68801</text:p>
          </table:table-cell>
        </table:table-row>
        <table:table-row table:style-name="ro2" table:visibility="filter">
          <table:table-cell office:value-type="string" calcext:value-type="string">
            <text:p>epm_Anem_SW_p1m02F_437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78783" calcext:value-type="float">
            <text:p>0.78783</text:p>
          </table:table-cell>
          <table:table-cell office:value-type="float" office:value="0.000037199" calcext:value-type="float">
            <text:p>3.7199E-05</text:p>
          </table:table-cell>
          <table:table-cell office:value-type="float" office:value="5" calcext:value-type="float">
            <text:p>5</text:p>
          </table:table-cell>
          <table:table-cell office:value-type="float" office:value="0.59033" calcext:value-type="float">
            <text:p>0.59033</text:p>
          </table:table-cell>
        </table:table-row>
        <table:table-row table:style-name="ro2" table:visibility="filter">
          <table:table-cell office:value-type="string" calcext:value-type="string">
            <text:p>epm_Anem_SW_p1m02F_437</text:p>
          </table:table-cell>
          <table:table-cell office:value-type="string" calcext:value-type="string">
            <text:p>MA0578.1</text:p>
          </table:table-cell>
          <table:table-cell office:value-type="string" calcext:value-type="string">
            <text:p>SPL8</text:p>
          </table:table-cell>
          <table:table-cell office:value-type="float" office:value="0.77773" calcext:value-type="float">
            <text:p>0.77773</text:p>
          </table:table-cell>
          <table:table-cell office:value-type="float" office:value="0.000054321" calcext:value-type="float">
            <text:p>5.4321E-05</text:p>
          </table:table-cell>
          <table:table-cell office:value-type="float" office:value="5" calcext:value-type="float">
            <text:p>5</text:p>
          </table:table-cell>
          <table:table-cell office:value-type="float" office:value="0.59068" calcext:value-type="float">
            <text:p>0.59068</text:p>
          </table:table-cell>
        </table:table-row>
        <table:table-row table:style-name="ro2" table:visibility="filter">
          <table:table-cell office:value-type="string" calcext:value-type="string">
            <text:p>epm_Anem_SW_p1m02F_437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000017176" calcext:value-type="float">
            <text:p>1.7176E-05</text:p>
          </table:table-cell>
          <table:table-cell office:value-type="float" office:value="6" calcext:value-type="float">
            <text:p>6</text:p>
          </table:table-cell>
          <table:table-cell office:value-type="float" office:value="0.63083" calcext:value-type="float">
            <text:p>0.63083</text:p>
          </table:table-cell>
        </table:table-row>
        <table:table-row table:style-name="ro2" table:visibility="filter">
          <table:table-cell office:value-type="string" calcext:value-type="string">
            <text:p>epm_Anem_SW_p1m02R_437</text:p>
          </table:table-cell>
          <table:table-cell office:value-type="string" calcext:value-type="string">
            <text:p>MA1330.2</text:p>
          </table:table-cell>
          <table:table-cell office:value-type="string" calcext:value-type="string">
            <text:p>ZHD6</text:p>
          </table:table-cell>
          <table:table-cell office:value-type="float" office:value="0.87944" calcext:value-type="float">
            <text:p>0.87944</text:p>
          </table:table-cell>
          <table:table-cell office:value-type="float" office:value="0.00000032736" calcext:value-type="float">
            <text:p>3.2736E-07</text:p>
          </table:table-cell>
          <table:table-cell office:value-type="float" office:value="5" calcext:value-type="float">
            <text:p>5</text:p>
          </table:table-cell>
          <table:table-cell office:value-type="float" office:value="0.46014" calcext:value-type="float">
            <text:p>0.46014</text:p>
          </table:table-cell>
        </table:table-row>
        <table:table-row table:style-name="ro2" table:visibility="filter">
          <table:table-cell office:value-type="string" calcext:value-type="string">
            <text:p>epm_Anem_SW_p1m02R_437</text:p>
          </table:table-cell>
          <table:table-cell office:value-type="string" calcext:value-type="string">
            <text:p>MA1172.2</text:p>
          </table:table-cell>
          <table:table-cell office:value-type="string" calcext:value-type="string">
            <text:p>MYB3R5</text:p>
          </table:table-cell>
          <table:table-cell office:value-type="float" office:value="0.86324" calcext:value-type="float">
            <text:p>0.86324</text:p>
          </table:table-cell>
          <table:table-cell office:value-type="float" office:value="0.00000095722" calcext:value-type="float">
            <text:p>9.5722E-07</text:p>
          </table:table-cell>
          <table:table-cell office:value-type="float" office:value="5" calcext:value-type="float">
            <text:p>5</text:p>
          </table:table-cell>
          <table:table-cell office:value-type="float" office:value="0.47201" calcext:value-type="float">
            <text:p>0.47201</text:p>
          </table:table-cell>
        </table:table-row>
        <table:table-row table:style-name="ro2" table:visibility="filter">
          <table:table-cell office:value-type="string" calcext:value-type="string">
            <text:p>epm_Anem_SW_p1m02R_437</text:p>
          </table:table-cell>
          <table:table-cell office:value-type="string" calcext:value-type="string">
            <text:p>MA1749.1</text:p>
          </table:table-cell>
          <table:table-cell office:value-type="string" calcext:value-type="string">
            <text:p>E2FC</text:p>
          </table:table-cell>
          <table:table-cell office:value-type="float" office:value="0.85209" calcext:value-type="float">
            <text:p>0.85209</text:p>
          </table:table-cell>
          <table:table-cell office:value-type="float" office:value="0.0000018575" calcext:value-type="float">
            <text:p>1.8575E-06</text:p>
          </table:table-cell>
          <table:table-cell office:value-type="float" office:value="5" calcext:value-type="float">
            <text:p>5</text:p>
          </table:table-cell>
          <table:table-cell office:value-type="float" office:value="0.55495" calcext:value-type="float">
            <text:p>0.55495</text:p>
          </table:table-cell>
        </table:table-row>
        <table:table-row table:style-name="ro2" table:visibility="filter">
          <table:table-cell office:value-type="string" calcext:value-type="string">
            <text:p>epm_Anem_SW_p1m02R_437</text:p>
          </table:table-cell>
          <table:table-cell office:value-type="string" calcext:value-type="string">
            <text:p>MA0932.1</text:p>
          </table:table-cell>
          <table:table-cell office:value-type="string" calcext:value-type="string">
            <text:p>AHL12</text:p>
          </table:table-cell>
          <table:table-cell office:value-type="float" office:value="0.84899" calcext:value-type="float">
            <text:p>0.84899</text:p>
          </table:table-cell>
          <table:table-cell office:value-type="float" office:value="0.0000022114" calcext:value-type="float">
            <text:p>2.2114E-06</text:p>
          </table:table-cell>
          <table:table-cell office:value-type="float" office:value="5" calcext:value-type="float">
            <text:p>5</text:p>
          </table:table-cell>
          <table:table-cell office:value-type="float" office:value="0.68801" calcext:value-type="float">
            <text:p>0.68801</text:p>
          </table:table-cell>
        </table:table-row>
        <table:table-row table:style-name="ro2" table:visibility="filter">
          <table:table-cell office:value-type="string" calcext:value-type="string">
            <text:p>epm_Anem_SW_p1m02R_437</text:p>
          </table:table-cell>
          <table:table-cell office:value-type="string" calcext:value-type="string">
            <text:p>MA1279.2</text:p>
          </table:table-cell>
          <table:table-cell office:value-type="string" calcext:value-type="string">
            <text:p>DOF1.5</text:p>
          </table:table-cell>
          <table:table-cell office:value-type="float" office:value="0.83915" calcext:value-type="float">
            <text:p>0.83915</text:p>
          </table:table-cell>
          <table:table-cell office:value-type="float" office:value="0.0000037588" calcext:value-type="float">
            <text:p>3.7588E-06</text:p>
          </table:table-cell>
          <table:table-cell office:value-type="float" office:value="5" calcext:value-type="float">
            <text:p>5</text:p>
          </table:table-cell>
          <table:table-cell office:value-type="float" office:value="0.53314" calcext:value-type="float">
            <text:p>0.53314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8909" calcext:value-type="float">
            <text:p>0.88909</text:p>
          </table:table-cell>
          <table:table-cell office:value-type="float" office:value="0.00000016028" calcext:value-type="float">
            <text:p>1.6028E-07</text:p>
          </table:table-cell>
          <table:table-cell office:value-type="float" office:value="5" calcext:value-type="float">
            <text:p>5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4332" calcext:value-type="float">
            <text:p>0.84332</text:p>
          </table:table-cell>
          <table:table-cell office:value-type="float" office:value="0.0000030162" calcext:value-type="float">
            <text:p>3.0162E-06</text:p>
          </table:table-cell>
          <table:table-cell office:value-type="float" office:value="5" calcext:value-type="float">
            <text:p>5</text:p>
          </table:table-cell>
          <table:table-cell office:value-type="float" office:value="0.50996" calcext:value-type="float">
            <text:p>0.50996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000031838" calcext:value-type="float">
            <text:p>3.1838E-06</text:p>
          </table:table-cell>
          <table:table-cell office:value-type="float" office:value="5" calcext:value-type="float">
            <text:p>5</text:p>
          </table:table-cell>
          <table:table-cell office:value-type="float" office:value="0.54822" calcext:value-type="float">
            <text:p>0.54822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1156.2</text:p>
          </table:table-cell>
          <table:table-cell office:value-type="string" calcext:value-type="string">
            <text:p>JKD</text:p>
          </table:table-cell>
          <table:table-cell office:value-type="float" office:value="0.83655" calcext:value-type="float">
            <text:p>0.83655</text:p>
          </table:table-cell>
          <table:table-cell office:value-type="float" office:value="0.0000042994" calcext:value-type="float">
            <text:p>4.2994E-06</text:p>
          </table:table-cell>
          <table:table-cell office:value-type="float" office:value="5" calcext:value-type="float">
            <text:p>5</text:p>
          </table:table-cell>
          <table:table-cell office:value-type="float" office:value="0.59504" calcext:value-type="float">
            <text:p>0.59504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80028" calcext:value-type="float">
            <text:p>0.80028</text:p>
          </table:table-cell>
          <table:table-cell office:value-type="float" office:value="0.000022665" calcext:value-type="float">
            <text:p>2.2665E-05</text:p>
          </table:table-cell>
          <table:table-cell office:value-type="float" office:value="5" calcext:value-type="float">
            <text:p>5</text:p>
          </table:table-cell>
          <table:table-cell office:value-type="float" office:value="0.55607" calcext:value-type="float">
            <text:p>0.55607</text:p>
          </table:table-cell>
        </table:table-row>
        <table:table-row table:style-name="ro2" table:visibility="filter">
          <table:table-cell office:value-type="string" calcext:value-type="string">
            <text:p>epm_Anem_SW_p1m03F_437</text:p>
          </table:table-cell>
          <table:table-cell office:value-type="string" calcext:value-type="string">
            <text:p>MA2396.1</text:p>
          </table:table-cell>
          <table:table-cell office:value-type="string" calcext:value-type="string">
            <text:p>IDD1</text:p>
          </table:table-cell>
          <table:table-cell office:value-type="float" office:value="0.78947" calcext:value-type="float">
            <text:p>0.78947</text:p>
          </table:table-cell>
          <table:table-cell office:value-type="float" office:value="0.00003491" calcext:value-type="float">
            <text:p>3.491E-05</text:p>
          </table:table-cell>
          <table:table-cell office:value-type="float" office:value="5" calcext:value-type="float">
            <text:p>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2" table:visibility="filter">
          <table:table-cell office:value-type="string" calcext:value-type="string">
            <text:p>epm_Anem_SW_p1m03R_437</text:p>
          </table:table-cell>
          <table:table-cell office:value-type="string" calcext:value-type="string">
            <text:p>MA0977.1</text:p>
          </table:table-cell>
          <table:table-cell office:value-type="string" calcext:value-type="string">
            <text:p>DOF2.5</text:p>
          </table:table-cell>
          <table:table-cell office:value-type="float" office:value="0.83979" calcext:value-type="float">
            <text:p>0.83979</text:p>
          </table:table-cell>
          <table:table-cell office:value-type="float" office:value="0.0000036361" calcext:value-type="float">
            <text:p>3.6361E-06</text:p>
          </table:table-cell>
          <table:table-cell office:value-type="float" office:value="5" calcext:value-type="float">
            <text:p>5</text:p>
          </table:table-cell>
          <table:table-cell office:value-type="float" office:value="0.67277" calcext:value-type="float">
            <text:p>0.67277</text:p>
          </table:table-cell>
        </table:table-row>
        <table:table-row table:style-name="ro2" table:visibility="filter">
          <table:table-cell office:value-type="string" calcext:value-type="string">
            <text:p>epm_Anem_SW_p1m03R_437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0792" calcext:value-type="float">
            <text:p>0.80792</text:p>
          </table:table-cell>
          <table:table-cell office:value-type="float" office:value="0.000016442" calcext:value-type="float">
            <text:p>1.6442E-05</text:p>
          </table:table-cell>
          <table:table-cell office:value-type="float" office:value="5" calcext:value-type="float">
            <text:p>5</text:p>
          </table:table-cell>
          <table:table-cell office:value-type="float" office:value="0.56558" calcext:value-type="float">
            <text:p>0.56558</text:p>
          </table:table-cell>
        </table:table-row>
        <table:table-row table:style-name="ro2" table:visibility="filter">
          <table:table-cell office:value-type="string" calcext:value-type="string">
            <text:p>epm_Anem_SW_p1m03R_437</text:p>
          </table:table-cell>
          <table:table-cell office:value-type="string" calcext:value-type="string">
            <text:p>MA1158.2</text:p>
          </table:table-cell>
          <table:table-cell office:value-type="string" calcext:value-type="string">
            <text:p>MGP</text:p>
          </table:table-cell>
          <table:table-cell office:value-type="float" office:value="0.80088" calcext:value-type="float">
            <text:p>0.80088</text:p>
          </table:table-cell>
          <table:table-cell office:value-type="float" office:value="0.00002211" calcext:value-type="float">
            <text:p>2.211E-05</text:p>
          </table:table-cell>
          <table:table-cell office:value-type="float" office:value="5" calcext:value-type="float">
            <text:p>5</text:p>
          </table:table-cell>
          <table:table-cell office:value-type="float" office:value="0.69118" calcext:value-type="float">
            <text:p>0.69118</text:p>
          </table:table-cell>
        </table:table-row>
        <table:table-row table:style-name="ro2" table:visibility="filter">
          <table:table-cell office:value-type="string" calcext:value-type="string">
            <text:p>epm_Anem_SW_p1m03R_437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75026" calcext:value-type="float">
            <text:p>0.75026</text:p>
          </table:table-cell>
          <table:table-cell office:value-type="float" office:value="0.00013892" calcext:value-type="float">
            <text:p>0.00013892</text:p>
          </table:table-cell>
          <table:table-cell office:value-type="float" office:value="5" calcext:value-type="float">
            <text:p>5</text:p>
          </table:table-cell>
          <table:table-cell office:value-type="float" office:value="0.68184" calcext:value-type="float">
            <text:p>0.68184</text:p>
          </table:table-cell>
        </table:table-row>
        <table:table-row table:style-name="ro2" table:visibility="filter">
          <table:table-cell office:value-type="string" calcext:value-type="string">
            <text:p>epm_Anem_SW_p1m05F_285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92607" calcext:value-type="float">
            <text:p>0.92607</text:p>
          </table:table-cell>
          <table:table-cell office:value-type="float" office:value="0.000000004781" calcext:value-type="float">
            <text:p>4.781E-09</text:p>
          </table:table-cell>
          <table:table-cell office:value-type="float" office:value="5" calcext:value-type="float">
            <text:p>5</text:p>
          </table:table-cell>
          <table:table-cell office:value-type="float" office:value="0.34486" calcext:value-type="float">
            <text:p>0.34486</text:p>
          </table:table-cell>
        </table:table-row>
        <table:table-row table:style-name="ro2" table:visibility="filter">
          <table:table-cell office:value-type="string" calcext:value-type="string">
            <text:p>epm_Anem_SW_p1m05F_285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0000019323" calcext:value-type="float">
            <text:p>1.9323E-08</text:p>
          </table:table-cell>
          <table:table-cell office:value-type="float" office:value="5" calcext:value-type="float">
            <text:p>5</text:p>
          </table:table-cell>
          <table:table-cell office:value-type="float" office:value="0.44839" calcext:value-type="float">
            <text:p>0.44839</text:p>
          </table:table-cell>
        </table:table-row>
        <table:table-row table:style-name="ro2" table:visibility="filter">
          <table:table-cell office:value-type="string" calcext:value-type="string">
            <text:p>epm_Anem_SW_p1m05F_285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0.000000038221" calcext:value-type="float">
            <text:p>3.8221E-08</text:p>
          </table:table-cell>
          <table:table-cell office:value-type="float" office:value="5" calcext:value-type="float">
            <text:p>5</text:p>
          </table:table-cell>
          <table:table-cell office:value-type="float" office:value="0.36656" calcext:value-type="float">
            <text:p>0.36656</text:p>
          </table:table-cell>
        </table:table-row>
        <table:table-row table:style-name="ro2" table:visibility="filter">
          <table:table-cell office:value-type="string" calcext:value-type="string">
            <text:p>epm_Anem_SW_p1m05F_285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86189" calcext:value-type="float">
            <text:p>0.86189</text:p>
          </table:table-cell>
          <table:table-cell office:value-type="float" office:value="0.0000010403" calcext:value-type="float">
            <text:p>1.0403E-06</text:p>
          </table:table-cell>
          <table:table-cell office:value-type="float" office:value="5" calcext:value-type="float">
            <text:p>5</text:p>
          </table:table-cell>
          <table:table-cell office:value-type="float" office:value="0.42122" calcext:value-type="float">
            <text:p>0.42122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89914" calcext:value-type="float">
            <text:p>0.89914</text:p>
          </table:table-cell>
          <table:table-cell office:value-type="float" office:value="0.000000070806" calcext:value-type="float">
            <text:p>7.0806E-08</text:p>
          </table:table-cell>
          <table:table-cell office:value-type="float" office:value="5" calcext:value-type="float">
            <text:p>5</text:p>
          </table:table-cell>
          <table:table-cell office:value-type="float" office:value="0.67893" calcext:value-type="float">
            <text:p>0.67893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1279.2</text:p>
          </table:table-cell>
          <table:table-cell office:value-type="string" calcext:value-type="string">
            <text:p>DOF1.5</text:p>
          </table:table-cell>
          <table:table-cell office:value-type="float" office:value="0.88721" calcext:value-type="float">
            <text:p>0.88721</text:p>
          </table:table-cell>
          <table:table-cell office:value-type="float" office:value="0.00000018508" calcext:value-type="float">
            <text:p>1.8508E-07</text:p>
          </table:table-cell>
          <table:table-cell office:value-type="float" office:value="5" calcext:value-type="float">
            <text:p>5</text:p>
          </table:table-cell>
          <table:table-cell office:value-type="float" office:value="0.62342" calcext:value-type="float">
            <text:p>0.62342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0984.2</text:p>
          </table:table-cell>
          <table:table-cell office:value-type="string" calcext:value-type="string">
            <text:p>DOF5.7</text:p>
          </table:table-cell>
          <table:table-cell office:value-type="float" office:value="0.88603" calcext:value-type="float">
            <text:p>0.88603</text:p>
          </table:table-cell>
          <table:table-cell office:value-type="float" office:value="0.00000020239" calcext:value-type="float">
            <text:p>2.0239E-07</text:p>
          </table:table-cell>
          <table:table-cell office:value-type="float" office:value="5" calcext:value-type="float">
            <text:p>5</text:p>
          </table:table-cell>
          <table:table-cell office:value-type="float" office:value="0.65042" calcext:value-type="float">
            <text:p>0.65042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0973.2</text:p>
          </table:table-cell>
          <table:table-cell office:value-type="string" calcext:value-type="string">
            <text:p>CDF2</text:p>
          </table:table-cell>
          <table:table-cell office:value-type="float" office:value="0.87792" calcext:value-type="float">
            <text:p>0.87792</text:p>
          </table:table-cell>
          <table:table-cell office:value-type="float" office:value="0.00000036441" calcext:value-type="float">
            <text:p>3.6441E-07</text:p>
          </table:table-cell>
          <table:table-cell office:value-type="float" office:value="5" calcext:value-type="float">
            <text:p>5</text:p>
          </table:table-cell>
          <table:table-cell office:value-type="float" office:value="0.67602" calcext:value-type="float">
            <text:p>0.67602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6082" calcext:value-type="float">
            <text:p>0.86082</text:p>
          </table:table-cell>
          <table:table-cell office:value-type="float" office:value="0.0000011105" calcext:value-type="float">
            <text:p>1.1105E-06</text:p>
          </table:table-cell>
          <table:table-cell office:value-type="float" office:value="5" calcext:value-type="float">
            <text:p>5</text:p>
          </table:table-cell>
          <table:table-cell office:value-type="float" office:value="0.5318" calcext:value-type="float">
            <text:p>0.5318</text:p>
          </table:table-cell>
        </table:table-row>
        <table:table-row table:style-name="ro2" table:visibility="filter">
          <table:table-cell office:value-type="string" calcext:value-type="string">
            <text:p>epm_Anem_SW_p1m05R_285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84011" calcext:value-type="float">
            <text:p>0.84011</text:p>
          </table:table-cell>
          <table:table-cell office:value-type="float" office:value="0.0000035744" calcext:value-type="float">
            <text:p>3.5744E-06</text:p>
          </table:table-cell>
          <table:table-cell office:value-type="float" office:value="5" calcext:value-type="float">
            <text:p>5</text:p>
          </table:table-cell>
          <table:table-cell office:value-type="float" office:value="0.52071" calcext:value-type="float">
            <text:p>0.52071</text:p>
          </table:table-cell>
        </table:table-row>
        <table:table-row table:style-name="ro2" table:visibility="filter">
          <table:table-cell office:value-type="string" calcext:value-type="string">
            <text:p>epm_Anem_SW_p1m06F_247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0796" calcext:value-type="float">
            <text:p>0.90796</text:p>
          </table:table-cell>
          <table:table-cell office:value-type="float" office:value="0.000000032095" calcext:value-type="float">
            <text:p>3.2095E-08</text:p>
          </table:table-cell>
          <table:table-cell office:value-type="float" office:value="5" calcext:value-type="float">
            <text:p>5</text:p>
          </table:table-cell>
          <table:table-cell office:value-type="float" office:value="0.45454" calcext:value-type="float">
            <text:p>0.45454</text:p>
          </table:table-cell>
        </table:table-row>
        <table:table-row table:style-name="ro2" table:visibility="filter">
          <table:table-cell office:value-type="string" calcext:value-type="string">
            <text:p>epm_Anem_SW_p1m06F_247</text:p>
          </table:table-cell>
          <table:table-cell office:value-type="string" calcext:value-type="string">
            <text:p>MA1323.2</text:p>
          </table:table-cell>
          <table:table-cell office:value-type="string" calcext:value-type="string">
            <text:p>GATA19</text:p>
          </table:table-cell>
          <table:table-cell office:value-type="float" office:value="0.86287" calcext:value-type="float">
            <text:p>0.86287</text:p>
          </table:table-cell>
          <table:table-cell office:value-type="float" office:value="0.000000058116" calcext:value-type="float">
            <text:p>5.8116E-08</text:p>
          </table:table-cell>
          <table:table-cell office:value-type="float" office:value="6" calcext:value-type="float">
            <text:p>6</text:p>
          </table:table-cell>
          <table:table-cell office:value-type="float" office:value="0.31534" calcext:value-type="float">
            <text:p>0.31534</text:p>
          </table:table-cell>
        </table:table-row>
        <table:table-row table:style-name="ro2" table:visibility="filter">
          <table:table-cell office:value-type="string" calcext:value-type="string">
            <text:p>epm_Anem_SW_p1m06R_247</text:p>
          </table:table-cell>
          <table:table-cell office:value-type="string" calcext:value-type="string">
            <text:p>MA1324.1</text:p>
          </table:table-cell>
          <table:table-cell office:value-type="string" calcext:value-type="string">
            <text:p>GATA20</text:p>
          </table:table-cell>
          <table:table-cell office:value-type="float" office:value="0.85598" calcext:value-type="float">
            <text:p>0.85598</text:p>
          </table:table-cell>
          <table:table-cell office:value-type="float" office:value="0.000000096394" calcext:value-type="float">
            <text:p>9.6394E-08</text:p>
          </table:table-cell>
          <table:table-cell office:value-type="float" office:value="6" calcext:value-type="float">
            <text:p>6</text:p>
          </table:table-cell>
          <table:table-cell office:value-type="float" office:value="0.40812" calcext:value-type="float">
            <text:p>0.40812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267.2</text:p>
          </table:table-cell>
          <table:table-cell office:value-type="string" calcext:value-type="string">
            <text:p>DOF5.8</text:p>
          </table:table-cell>
          <table:table-cell office:value-type="float" office:value="0.89176" calcext:value-type="float">
            <text:p>0.89176</text:p>
          </table:table-cell>
          <table:table-cell office:value-type="float" office:value="0.00000012996" calcext:value-type="float">
            <text:p>1.2996E-07</text:p>
          </table:table-cell>
          <table:table-cell office:value-type="float" office:value="5" calcext:value-type="float">
            <text:p>5</text:p>
          </table:table-cell>
          <table:table-cell office:value-type="float" office:value="0.68047" calcext:value-type="float">
            <text:p>0.68047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278.2</text:p>
          </table:table-cell>
          <table:table-cell office:value-type="string" calcext:value-type="string">
            <text:p>DOF3.4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00000032819" calcext:value-type="float">
            <text:p>3.2819E-07</text:p>
          </table:table-cell>
          <table:table-cell office:value-type="float" office:value="5" calcext:value-type="float">
            <text:p>5</text:p>
          </table:table-cell>
          <table:table-cell office:value-type="float" office:value="0.67769" calcext:value-type="float">
            <text:p>0.67769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6485" calcext:value-type="float">
            <text:p>0.86485</text:p>
          </table:table-cell>
          <table:table-cell office:value-type="float" office:value="0.00000086567" calcext:value-type="float">
            <text:p>8.6567E-07</text:p>
          </table:table-cell>
          <table:table-cell office:value-type="float" office:value="5" calcext:value-type="float">
            <text:p>5</text:p>
          </table:table-cell>
          <table:table-cell office:value-type="float" office:value="0.46452" calcext:value-type="float">
            <text:p>0.46452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5976" calcext:value-type="float">
            <text:p>0.85976</text:p>
          </table:table-cell>
          <table:table-cell office:value-type="float" office:value="0.0000011846" calcext:value-type="float">
            <text:p>1.1846E-06</text:p>
          </table:table-cell>
          <table:table-cell office:value-type="float" office:value="5" calcext:value-type="float">
            <text:p>5</text:p>
          </table:table-cell>
          <table:table-cell office:value-type="float" office:value="0.51393" calcext:value-type="float">
            <text:p>0.51393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85805" calcext:value-type="float">
            <text:p>0.85805</text:p>
          </table:table-cell>
          <table:table-cell office:value-type="float" office:value="0.0000013123" calcext:value-type="float">
            <text:p>1.3123E-06</text:p>
          </table:table-cell>
          <table:table-cell office:value-type="float" office:value="5" calcext:value-type="float">
            <text:p>5</text:p>
          </table:table-cell>
          <table:table-cell office:value-type="float" office:value="0.55913" calcext:value-type="float">
            <text:p>0.55913</text:p>
          </table:table-cell>
        </table:table-row>
        <table:table-row table:style-name="ro2" table:visibility="filter">
          <table:table-cell office:value-type="string" calcext:value-type="string">
            <text:p>epm_Anem_SW_p1m08F_201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84634" calcext:value-type="float">
            <text:p>0.84634</text:p>
          </table:table-cell>
          <table:table-cell office:value-type="float" office:value="0.0000025606" calcext:value-type="float">
            <text:p>2.5606E-06</text:p>
          </table:table-cell>
          <table:table-cell office:value-type="float" office:value="5" calcext:value-type="float">
            <text:p>5</text:p>
          </table:table-cell>
          <table:table-cell office:value-type="float" office:value="0.47215" calcext:value-type="float">
            <text:p>0.47215</text:p>
          </table:table-cell>
        </table:table-row>
        <table:table-row table:style-name="ro2" table:visibility="filter">
          <table:table-cell office:value-type="string" calcext:value-type="string">
            <text:p>epm_Anem_SW_p1m08R_201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88706" calcext:value-type="float">
            <text:p>0.88706</text:p>
          </table:table-cell>
          <table:table-cell office:value-type="float" office:value="0.00000018715" calcext:value-type="float">
            <text:p>1.8715E-07</text:p>
          </table:table-cell>
          <table:table-cell office:value-type="float" office:value="5" calcext:value-type="float">
            <text:p>5</text:p>
          </table:table-cell>
          <table:table-cell office:value-type="float" office:value="0.69063" calcext:value-type="float">
            <text:p>0.69063</text:p>
          </table:table-cell>
        </table:table-row>
        <table:table-row table:style-name="ro2" table:visibility="filter">
          <table:table-cell office:value-type="string" calcext:value-type="string">
            <text:p>epm_Anem_SW_p1m08R_201</text:p>
          </table:table-cell>
          <table:table-cell office:value-type="string" calcext:value-type="string">
            <text:p>MA0973.2</text:p>
          </table:table-cell>
          <table:table-cell office:value-type="string" calcext:value-type="string">
            <text:p>CDF2</text:p>
          </table:table-cell>
          <table:table-cell office:value-type="float" office:value="0.88266" calcext:value-type="float">
            <text:p>0.88266</text:p>
          </table:table-cell>
          <table:table-cell office:value-type="float" office:value="0.00000025973" calcext:value-type="float">
            <text:p>2.5973E-07</text:p>
          </table:table-cell>
          <table:table-cell office:value-type="float" office:value="5" calcext:value-type="float">
            <text:p>5</text:p>
          </table:table-cell>
          <table:table-cell office:value-type="float" office:value="0.63495" calcext:value-type="float">
            <text:p>0.63495</text:p>
          </table:table-cell>
        </table:table-row>
        <table:table-row table:style-name="ro2" table:visibility="filter">
          <table:table-cell office:value-type="string" calcext:value-type="string">
            <text:p>epm_Anem_SW_p1m08R_201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00002869" calcext:value-type="float">
            <text:p>2.869E-06</text:p>
          </table:table-cell>
          <table:table-cell office:value-type="float" office:value="5" calcext:value-type="float">
            <text:p>5</text:p>
          </table:table-cell>
          <table:table-cell office:value-type="float" office:value="0.57475" calcext:value-type="float">
            <text:p>0.57475</text:p>
          </table:table-cell>
        </table:table-row>
        <table:table-row table:style-name="ro2" table:visibility="filter">
          <table:table-cell office:value-type="string" calcext:value-type="string">
            <text:p>epm_Anem_SW_p1m08R_201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81225" calcext:value-type="float">
            <text:p>0.81225</text:p>
          </table:table-cell>
          <table:table-cell office:value-type="float" office:value="0.000013621" calcext:value-type="float">
            <text:p>1.3621E-05</text:p>
          </table:table-cell>
          <table:table-cell office:value-type="float" office:value="5" calcext:value-type="float">
            <text:p>5</text:p>
          </table:table-cell>
          <table:table-cell office:value-type="float" office:value="0.60862" calcext:value-type="float">
            <text:p>0.60862</text:p>
          </table:table-cell>
        </table:table-row>
        <table:table-row table:style-name="ro2">
          <table:table-cell office:value-type="string" calcext:value-type="string">
            <text:p>epm_Anem_SW_p1m10F_158</text:p>
          </table:table-cell>
          <table:table-cell office:value-type="string" calcext:value-type="string">
            <text:p>MA1000.3</text:p>
          </table:table-cell>
          <table:table-cell office:value-type="string" calcext:value-type="string">
            <text:p>ERF105</text:p>
          </table:table-cell>
          <table:table-cell office:value-type="float" office:value="0.93579" calcext:value-type="float">
            <text:p>0.93579</text:p>
          </table:table-cell>
          <table:table-cell office:value-type="float" office:value="0.00000000000027831" calcext:value-type="float">
            <text:p>2.7831E-13</text:p>
          </table:table-cell>
          <table:table-cell office:value-type="float" office:value="7" calcext:value-type="float">
            <text:p>7</text:p>
          </table:table-cell>
          <table:table-cell office:value-type="float" office:value="0.61061" calcext:value-type="float">
            <text:p>0.61061</text:p>
          </table:table-cell>
        </table:table-row>
        <table:table-row table:style-name="ro2" table:visibility="filter">
          <table:table-cell office:value-type="string" calcext:value-type="string">
            <text:p>epm_Anem_SW_p1m10F_158</text:p>
          </table:table-cell>
          <table:table-cell office:value-type="string" calcext:value-type="string">
            <text:p>MA1256.2</text:p>
          </table:table-cell>
          <table:table-cell office:value-type="string" calcext:value-type="string">
            <text:p>RAP2-12</text:p>
          </table:table-cell>
          <table:table-cell office:value-type="float" office:value="0.93402" calcext:value-type="float">
            <text:p>0.93402</text:p>
          </table:table-cell>
          <table:table-cell office:value-type="float" office:value="0.00000000000039255" calcext:value-type="float">
            <text:p>3.9255E-13</text:p>
          </table:table-cell>
          <table:table-cell office:value-type="float" office:value="7" calcext:value-type="float">
            <text:p>7</text:p>
          </table:table-cell>
          <table:table-cell office:value-type="float" office:value="0.61213" calcext:value-type="float">
            <text:p>0.61213</text:p>
          </table:table-cell>
        </table:table-row>
        <table:table-row table:style-name="ro2">
          <table:table-cell office:value-type="string" calcext:value-type="string">
            <text:p>epm_Anem_SW_p1m10F_158</text:p>
          </table:table-cell>
          <table:table-cell office:value-type="string" calcext:value-type="string">
            <text:p>MA0994.3</text:p>
          </table:table-cell>
          <table:table-cell office:value-type="string" calcext:value-type="string">
            <text:p>ERF8</text:p>
          </table:table-cell>
          <table:table-cell office:value-type="float" office:value="0.92513" calcext:value-type="float">
            <text:p>0.92513</text:p>
          </table:table-cell>
          <table:table-cell office:value-type="float" office:value="0.00000000010066" calcext:value-type="float">
            <text:p>1.0066E-10</text:p>
          </table:table-cell>
          <table:table-cell office:value-type="float" office:value="6" calcext:value-type="float">
            <text:p>6</text:p>
          </table:table-cell>
          <table:table-cell office:value-type="float" office:value="0.5413" calcext:value-type="float">
            <text:p>0.5413</text:p>
          </table:table-cell>
        </table:table-row>
        <table:table-row table:style-name="ro2" table:visibility="filter">
          <table:table-cell office:value-type="string" calcext:value-type="string">
            <text:p>epm_Anem_SW_p1m10F_158</text:p>
          </table:table-cell>
          <table:table-cell office:value-type="string" calcext:value-type="string">
            <text:p>MA2398.1</text:p>
          </table:table-cell>
          <table:table-cell office:value-type="string" calcext:value-type="string">
            <text:p>AS2</text:p>
          </table:table-cell>
          <table:table-cell office:value-type="float" office:value="0.89059" calcext:value-type="float">
            <text:p>0.89059</text:p>
          </table:table-cell>
          <table:table-cell office:value-type="float" office:value="0.00000000021883" calcext:value-type="float">
            <text:p>2.1883E-10</text:p>
          </table:table-cell>
          <table:table-cell office:value-type="float" office:value="7" calcext:value-type="float">
            <text:p>7</text:p>
          </table:table-cell>
          <table:table-cell office:value-type="float" office:value="0.59466" calcext:value-type="float">
            <text:p>0.59466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820.2</text:p>
          </table:table-cell>
          <table:table-cell office:value-type="string" calcext:value-type="string">
            <text:p>Zm00001d024324</text:p>
          </table:table-cell>
          <table:table-cell office:value-type="float" office:value="0.95037" calcext:value-type="float">
            <text:p>0.95037</text:p>
          </table:table-cell>
          <table:table-cell office:value-type="float" office:value="0.0000000000012317" calcext:value-type="float">
            <text:p>1.2317E-12</text:p>
          </table:table-cell>
          <table:table-cell office:value-type="float" office:value="6" calcext:value-type="float">
            <text:p>6</text:p>
          </table:table-cell>
          <table:table-cell office:value-type="float" office:value="0.45711" calcext:value-type="float">
            <text:p>0.45711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819.2</text:p>
          </table:table-cell>
          <table:table-cell office:value-type="string" calcext:value-type="string">
            <text:p>Zm00001d00589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0000000000014543" calcext:value-type="float">
            <text:p>1.4543E-12</text:p>
          </table:table-cell>
          <table:table-cell office:value-type="float" office:value="6" calcext:value-type="float">
            <text:p>6</text:p>
          </table:table-cell>
          <table:table-cell office:value-type="float" office:value="0.4164" calcext:value-type="float">
            <text:p>0.4164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94365" calcext:value-type="float">
            <text:p>0.94365</text:p>
          </table:table-cell>
          <table:table-cell office:value-type="float" office:value="0.00000000044334" calcext:value-type="float">
            <text:p>4.4334E-10</text:p>
          </table:table-cell>
          <table:table-cell office:value-type="float" office:value="5" calcext:value-type="float">
            <text:p>5</text:p>
          </table:table-cell>
          <table:table-cell office:value-type="float" office:value="0.41169" calcext:value-type="float">
            <text:p>0.41169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2416.1</text:p>
          </table:table-cell>
          <table:table-cell office:value-type="string" calcext:value-type="string">
            <text:p>EREB29</text:p>
          </table:table-cell>
          <table:table-cell office:value-type="float" office:value="0.9432" calcext:value-type="float">
            <text:p>0.9432</text:p>
          </table:table-cell>
          <table:table-cell office:value-type="float" office:value="6.7148E-016" calcext:value-type="float">
            <text:p>6.7148E-16</text:p>
          </table:table-cell>
          <table:table-cell office:value-type="float" office:value="8" calcext:value-type="float">
            <text:p>8</text:p>
          </table:table-cell>
          <table:table-cell office:value-type="float" office:value="0.66942" calcext:value-type="float">
            <text:p>0.66942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1671.2</text:p>
          </table:table-cell>
          <table:table-cell office:value-type="string" calcext:value-type="string">
            <text:p>ERF118</text:p>
          </table:table-cell>
          <table:table-cell office:value-type="float" office:value="0.94263" calcext:value-type="float">
            <text:p>0.94263</text:p>
          </table:table-cell>
          <table:table-cell office:value-type="float" office:value="0.00000000000006704" calcext:value-type="float">
            <text:p>6.704E-14</text:p>
          </table:table-cell>
          <table:table-cell office:value-type="float" office:value="7" calcext:value-type="float">
            <text:p>7</text:p>
          </table:table-cell>
          <table:table-cell office:value-type="float" office:value="0.63765" calcext:value-type="float">
            <text:p>0.63765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2074.1</text:p>
          </table:table-cell>
          <table:table-cell office:value-type="string" calcext:value-type="string">
            <text:p>PK17878.1</text:p>
          </table:table-cell>
          <table:table-cell office:value-type="float" office:value="0.93522" calcext:value-type="float">
            <text:p>0.93522</text:p>
          </table:table-cell>
          <table:table-cell office:value-type="float" office:value="0.000000000021479" calcext:value-type="float">
            <text:p>2.1479E-11</text:p>
          </table:table-cell>
          <table:table-cell office:value-type="float" office:value="6" calcext:value-type="float">
            <text:p>6</text:p>
          </table:table-cell>
          <table:table-cell office:value-type="float" office:value="0.53873" calcext:value-type="float">
            <text:p>0.53873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034.1</text:p>
          </table:table-cell>
          <table:table-cell office:value-type="string" calcext:value-type="string">
            <text:p>Os05g0497200</text:p>
          </table:table-cell>
          <table:table-cell office:value-type="float" office:value="0.93395" calcext:value-type="float">
            <text:p>0.93395</text:p>
          </table:table-cell>
          <table:table-cell office:value-type="float" office:value="0.000000000026448" calcext:value-type="float">
            <text:p>2.6448E-11</text:p>
          </table:table-cell>
          <table:table-cell office:value-type="float" office:value="6" calcext:value-type="float">
            <text:p>6</text:p>
          </table:table-cell>
          <table:table-cell office:value-type="float" office:value="0.60563" calcext:value-type="float">
            <text:p>0.60563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1005.3</text:p>
          </table:table-cell>
          <table:table-cell office:value-type="string" calcext:value-type="string">
            <text:p>ERF082</text:p>
          </table:table-cell>
          <table:table-cell office:value-type="float" office:value="0.93205" calcext:value-type="float">
            <text:p>0.93205</text:p>
          </table:table-cell>
          <table:table-cell office:value-type="float" office:value="0.00000000000056966" calcext:value-type="float">
            <text:p>5.6966E-13</text:p>
          </table:table-cell>
          <table:table-cell office:value-type="float" office:value="7" calcext:value-type="float">
            <text:p>7</text:p>
          </table:table-cell>
          <table:table-cell office:value-type="float" office:value="0.60952" calcext:value-type="float">
            <text:p>0.60952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1245.3</text:p>
          </table:table-cell>
          <table:table-cell office:value-type="string" calcext:value-type="string">
            <text:p>ERF112</text:p>
          </table:table-cell>
          <table:table-cell office:value-type="float" office:value="0.93154" calcext:value-type="float">
            <text:p>0.93154</text:p>
          </table:table-cell>
          <table:table-cell office:value-type="float" office:value="0.00000000000062581" calcext:value-type="float">
            <text:p>6.2581E-13</text:p>
          </table:table-cell>
          <table:table-cell office:value-type="float" office:value="7" calcext:value-type="float">
            <text:p>7</text:p>
          </table:table-cell>
          <table:table-cell office:value-type="float" office:value="0.59628" calcext:value-type="float">
            <text:p>0.59628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1240.2</text:p>
          </table:table-cell>
          <table:table-cell office:value-type="string" calcext:value-type="string">
            <text:p>ERF077</text:p>
          </table:table-cell>
          <table:table-cell office:value-type="float" office:value="0.92297" calcext:value-type="float">
            <text:p>0.92297</text:p>
          </table:table-cell>
          <table:table-cell office:value-type="float" office:value="0.0000000000027599" calcext:value-type="float">
            <text:p>2.7599E-12</text:p>
          </table:table-cell>
          <table:table-cell office:value-type="float" office:value="7" calcext:value-type="float">
            <text:p>7</text:p>
          </table:table-cell>
          <table:table-cell office:value-type="float" office:value="0.61153" calcext:value-type="float">
            <text:p>0.61153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2402.1</text:p>
          </table:table-cell>
          <table:table-cell office:value-type="string" calcext:value-type="string">
            <text:p>OsERF104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000000014158" calcext:value-type="float">
            <text:p>1.4158E-08</text:p>
          </table:table-cell>
          <table:table-cell office:value-type="float" office:value="5" calcext:value-type="float">
            <text:p>5</text:p>
          </table:table-cell>
          <table:table-cell office:value-type="float" office:value="0.57075" calcext:value-type="float">
            <text:p>0.57075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2078.1</text:p>
          </table:table-cell>
          <table:table-cell office:value-type="string" calcext:value-type="string">
            <text:p>PK19363.1</text:p>
          </table:table-cell>
          <table:table-cell office:value-type="float" office:value="0.91446" calcext:value-type="float">
            <text:p>0.91446</text:p>
          </table:table-cell>
          <table:table-cell office:value-type="float" office:value="0.00000000041452" calcext:value-type="float">
            <text:p>4.1452E-10</text:p>
          </table:table-cell>
          <table:table-cell office:value-type="float" office:value="6" calcext:value-type="float">
            <text:p>6</text:p>
          </table:table-cell>
          <table:table-cell office:value-type="float" office:value="0.50563" calcext:value-type="float">
            <text:p>0.50563</text:p>
          </table:table-cell>
        </table:table-row>
        <table:table-row table:style-name="ro2">
          <table:table-cell office:value-type="string" calcext:value-type="string">
            <text:p>epm_Anem_SW_p1m10R_158</text:p>
          </table:table-cell>
          <table:table-cell office:value-type="string" calcext:value-type="string">
            <text:p>MA1001.4</text:p>
          </table:table-cell>
          <table:table-cell office:value-type="string" calcext:value-type="string">
            <text:p>ERF076</text:p>
          </table:table-cell>
          <table:table-cell office:value-type="float" office:value="0.91441" calcext:value-type="float">
            <text:p>0.91441</text:p>
          </table:table-cell>
          <table:table-cell office:value-type="float" office:value="0.000000000010333" calcext:value-type="float">
            <text:p>1.0333E-11</text:p>
          </table:table-cell>
          <table:table-cell office:value-type="float" office:value="7" calcext:value-type="float">
            <text:p>7</text:p>
          </table:table-cell>
          <table:table-cell office:value-type="float" office:value="0.6193" calcext:value-type="float">
            <text:p>0.6193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0975.1</text:p>
          </table:table-cell>
          <table:table-cell office:value-type="string" calcext:value-type="string">
            <text:p>CRF2</text:p>
          </table:table-cell>
          <table:table-cell office:value-type="float" office:value="0.91432" calcext:value-type="float">
            <text:p>0.91432</text:p>
          </table:table-cell>
          <table:table-cell office:value-type="float" office:value="0.000000000010474" calcext:value-type="float">
            <text:p>1.0474E-11</text:p>
          </table:table-cell>
          <table:table-cell office:value-type="float" office:value="7" calcext:value-type="float">
            <text:p>7</text:p>
          </table:table-cell>
          <table:table-cell office:value-type="float" office:value="0.66522" calcext:value-type="float">
            <text:p>0.66522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0976.3</text:p>
          </table:table-cell>
          <table:table-cell office:value-type="string" calcext:value-type="string">
            <text:p>CRF4</text:p>
          </table:table-cell>
          <table:table-cell office:value-type="float" office:value="0.91412" calcext:value-type="float">
            <text:p>0.91412</text:p>
          </table:table-cell>
          <table:table-cell office:value-type="float" office:value="0.000000000010776" calcext:value-type="float">
            <text:p>1.0776E-11</text:p>
          </table:table-cell>
          <table:table-cell office:value-type="float" office:value="7" calcext:value-type="float">
            <text:p>7</text:p>
          </table:table-cell>
          <table:table-cell office:value-type="float" office:value="0.61976" calcext:value-type="float">
            <text:p>0.61976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2022.2</text:p>
          </table:table-cell>
          <table:table-cell office:value-type="string" calcext:value-type="string">
            <text:p>LOB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000000000089678" calcext:value-type="float">
            <text:p>8.9678E-11</text:p>
          </table:table-cell>
          <table:table-cell office:value-type="float" office:value="7" calcext:value-type="float">
            <text:p>7</text:p>
          </table:table-cell>
          <table:table-cell office:value-type="float" office:value="0.63923" calcext:value-type="float">
            <text:p>0.63923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817.2</text:p>
          </table:table-cell>
          <table:table-cell office:value-type="string" calcext:value-type="string">
            <text:p>Zm00001d020267</text:p>
          </table:table-cell>
          <table:table-cell office:value-type="float" office:value="0.89125" calcext:value-type="float">
            <text:p>0.89125</text:p>
          </table:table-cell>
          <table:table-cell office:value-type="float" office:value="0.0000000052015" calcext:value-type="float">
            <text:p>5.2015E-09</text:p>
          </table:table-cell>
          <table:table-cell office:value-type="float" office:value="6" calcext:value-type="float">
            <text:p>6</text:p>
          </table:table-cell>
          <table:table-cell office:value-type="float" office:value="0.61124" calcext:value-type="float">
            <text:p>0.61124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833.2</text:p>
          </table:table-cell>
          <table:table-cell office:value-type="string" calcext:value-type="string">
            <text:p>Zm00001d049364</text:p>
          </table:table-cell>
          <table:table-cell office:value-type="float" office:value="0.88703" calcext:value-type="float">
            <text:p>0.88703</text:p>
          </table:table-cell>
          <table:table-cell office:value-type="float" office:value="0.00000000032495" calcext:value-type="float">
            <text:p>3.2495E-10</text:p>
          </table:table-cell>
          <table:table-cell office:value-type="float" office:value="7" calcext:value-type="float">
            <text:p>7</text:p>
          </table:table-cell>
          <table:table-cell office:value-type="float" office:value="0.67247" calcext:value-type="float">
            <text:p>0.67247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804.2</text:p>
          </table:table-cell>
          <table:table-cell office:value-type="string" calcext:value-type="string">
            <text:p>WIN1</text:p>
          </table:table-cell>
          <table:table-cell office:value-type="float" office:value="0.88281" calcext:value-type="float">
            <text:p>0.88281</text:p>
          </table:table-cell>
          <table:table-cell office:value-type="float" office:value="0.000000011361" calcext:value-type="float">
            <text:p>1.1361E-08</text:p>
          </table:table-cell>
          <table:table-cell office:value-type="float" office:value="6" calcext:value-type="float">
            <text:p>6</text:p>
          </table:table-cell>
          <table:table-cell office:value-type="float" office:value="0.58112" calcext:value-type="float">
            <text:p>0.58112</text:p>
          </table:table-cell>
        </table:table-row>
        <table:table-row table:style-name="ro2" table:visibility="filter">
          <table:table-cell office:value-type="string" calcext:value-type="string">
            <text:p>epm_Anem_SW_p1m10R_158</text:p>
          </table:table-cell>
          <table:table-cell office:value-type="string" calcext:value-type="string">
            <text:p>MA1376.2</text:p>
          </table:table-cell>
          <table:table-cell office:value-type="string" calcext:value-type="string">
            <text:p>DEAR3</text:p>
          </table:table-cell>
          <table:table-cell office:value-type="float" office:value="0.87434" calcext:value-type="float">
            <text:p>0.87434</text:p>
          </table:table-cell>
          <table:table-cell office:value-type="float" office:value="0.0000000235" calcext:value-type="float">
            <text:p>2.35E-08</text:p>
          </table:table-cell>
          <table:table-cell office:value-type="float" office:value="6" calcext:value-type="float">
            <text:p>6</text:p>
          </table:table-cell>
          <table:table-cell office:value-type="float" office:value="0.62854" calcext:value-type="float">
            <text:p>0.62854</text:p>
          </table:table-cell>
        </table:table-row>
        <table:table-row table:style-name="ro2" table:visibility="filter">
          <table:table-cell office:value-type="string" calcext:value-type="string">
            <text:p>epm_Anem_SW_p1m11F_158</text:p>
          </table:table-cell>
          <table:table-cell office:value-type="string" calcext:value-type="string">
            <text:p>MA1324.1</text:p>
          </table:table-cell>
          <table:table-cell office:value-type="string" calcext:value-type="string">
            <text:p>GATA20</text:p>
          </table:table-cell>
          <table:table-cell office:value-type="float" office:value="0.91267" calcext:value-type="float">
            <text:p>0.91267</text:p>
          </table:table-cell>
          <table:table-cell office:value-type="float" office:value="0.000000020369" calcext:value-type="float">
            <text:p>2.0369E-08</text:p>
          </table:table-cell>
          <table:table-cell office:value-type="float" office:value="5" calcext:value-type="float">
            <text:p>5</text:p>
          </table:table-cell>
          <table:table-cell office:value-type="float" office:value="0.34256" calcext:value-type="float">
            <text:p>0.34256</text:p>
          </table:table-cell>
        </table:table-row>
        <table:table-row table:style-name="ro2" table:visibility="filter">
          <table:table-cell office:value-type="string" calcext:value-type="string">
            <text:p>epm_Anem_SW_p1m11F_158</text:p>
          </table:table-cell>
          <table:table-cell office:value-type="string" calcext:value-type="string">
            <text:p>MA1323.2</text:p>
          </table:table-cell>
          <table:table-cell office:value-type="string" calcext:value-type="string">
            <text:p>GATA19</text:p>
          </table:table-cell>
          <table:table-cell office:value-type="float" office:value="0.87053" calcext:value-type="float">
            <text:p>0.87053</text:p>
          </table:table-cell>
          <table:table-cell office:value-type="float" office:value="0.000000032056" calcext:value-type="float">
            <text:p>3.2056E-08</text:p>
          </table:table-cell>
          <table:table-cell office:value-type="float" office:value="6" calcext:value-type="float">
            <text:p>6</text:p>
          </table:table-cell>
          <table:table-cell office:value-type="float" office:value="0.49046" calcext:value-type="float">
            <text:p>0.49046</text:p>
          </table:table-cell>
        </table:table-row>
        <table:table-row table:style-name="ro2" table:visibility="filter">
          <table:table-cell office:value-type="string" calcext:value-type="string">
            <text:p>epm_Anem_SW_p1m11R_158</text:p>
          </table:table-cell>
          <table:table-cell office:value-type="string" calcext:value-type="string">
            <text:p>MA1324.1</text:p>
          </table:table-cell>
          <table:table-cell office:value-type="string" calcext:value-type="string">
            <text:p>GATA20</text:p>
          </table:table-cell>
          <table:table-cell office:value-type="float" office:value="0.87882" calcext:value-type="float">
            <text:p>0.87882</text:p>
          </table:table-cell>
          <table:table-cell office:value-type="float" office:value="0.000000016116" calcext:value-type="float">
            <text:p>1.6116E-08</text:p>
          </table:table-cell>
          <table:table-cell office:value-type="float" office:value="6" calcext:value-type="float">
            <text:p>6</text:p>
          </table:table-cell>
          <table:table-cell office:value-type="float" office:value="0.41408" calcext:value-type="float">
            <text:p>0.41408</text:p>
          </table:table-cell>
        </table:table-row>
        <table:table-row table:style-name="ro2" table:visibility="filter">
          <table:table-cell office:value-type="string" calcext:value-type="string">
            <text:p>epm_Anem_SW_p1m13R_127</text:p>
          </table:table-cell>
          <table:table-cell office:value-type="string" calcext:value-type="string">
            <text:p>MA1027.2</text:p>
          </table:table-cell>
          <table:table-cell office:value-type="string" calcext:value-type="string">
            <text:p>KAN1</text:p>
          </table:table-cell>
          <table:table-cell office:value-type="float" office:value="0.84651" calcext:value-type="float">
            <text:p>0.84651</text:p>
          </table:table-cell>
          <table:table-cell office:value-type="float" office:value="0.0000025362" calcext:value-type="float">
            <text:p>2.5362E-06</text:p>
          </table:table-cell>
          <table:table-cell office:value-type="float" office:value="5" calcext:value-type="float">
            <text:p>5</text:p>
          </table:table-cell>
          <table:table-cell office:value-type="float" office:value="0.62529" calcext:value-type="float">
            <text:p>0.62529</text:p>
          </table:table-cell>
        </table:table-row>
        <table:table-row table:style-name="ro2" table:visibility="filter">
          <table:table-cell office:value-type="string" calcext:value-type="string">
            <text:p>epm_Anem_SW_p1m13R_127</text:p>
          </table:table-cell>
          <table:table-cell office:value-type="string" calcext:value-type="string">
            <text:p>MA2374.1</text:p>
          </table:table-cell>
          <table:table-cell office:value-type="string" calcext:value-type="string">
            <text:p>AHL13</text:p>
          </table:table-cell>
          <table:table-cell office:value-type="float" office:value="0.78486" calcext:value-type="float">
            <text:p>0.78486</text:p>
          </table:table-cell>
          <table:table-cell office:value-type="float" office:value="0.000041665" calcext:value-type="float">
            <text:p>4.1665E-05</text:p>
          </table:table-cell>
          <table:table-cell office:value-type="float" office:value="5" calcext:value-type="float">
            <text:p>5</text:p>
          </table:table-cell>
          <table:table-cell office:value-type="float" office:value="0.67306" calcext:value-type="float">
            <text:p>0.67306</text:p>
          </table:table-cell>
        </table:table-row>
        <table:table-row table:style-name="ro2" table:visibility="filter">
          <table:table-cell office:value-type="string" calcext:value-type="string">
            <text:p>epm_Anem_SW_p1m14F_120</text:p>
          </table:table-cell>
          <table:table-cell office:value-type="string" calcext:value-type="string">
            <text:p>MA0581.2</text:p>
          </table:table-cell>
          <table:table-cell office:value-type="string" calcext:value-type="string">
            <text:p>LEC2</text:p>
          </table:table-cell>
          <table:table-cell office:value-type="float" office:value="0.89607" calcext:value-type="float">
            <text:p>0.89607</text:p>
          </table:table-cell>
          <table:table-cell office:value-type="float" office:value="0.0000000032326" calcext:value-type="float">
            <text:p>3.2326E-09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 table:visibility="filter">
          <table:table-cell office:value-type="string" calcext:value-type="string">
            <text:p>epm_Anem_SW_p1m14F_120</text:p>
          </table:table-cell>
          <table:table-cell office:value-type="string" calcext:value-type="string">
            <text:p>MA0565.3</text:p>
          </table:table-cell>
          <table:table-cell office:value-type="string" calcext:value-type="string">
            <text:p>FUS3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00000000019685" calcext:value-type="float">
            <text:p>1.9685E-10</text:p>
          </table:table-cell>
          <table:table-cell office:value-type="float" office:value="7" calcext:value-type="float">
            <text:p>7</text:p>
          </table:table-cell>
          <table:table-cell office:value-type="float" office:value="0.67596" calcext:value-type="float">
            <text:p>0.67596</text:p>
          </table:table-cell>
        </table:table-row>
      </table:table>
      <table:table table:name="Asag_EPM_cluster_assingment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epm_with_consensus</text:p>
          </table:table-cell>
          <table:table-cell office:value-type="string" calcext:value-type="string">
            <text:p>cluster</text:p>
          </table:table-cell>
        </table:table-row>
        <table:table-row table:style-name="ro2" table:visibility="filter">
          <table:table-cell office:value-type="string" calcext:value-type="string">
            <text:p>epm_Asag_S0_p0m00F_1553_13.4_CCCACCWCCGSCSC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0_p0m01F_1304_14.8_NTBTYTGTKTKTKT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0m02F_1037_14.3_TKKKTTTGATTTKK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0m03F_1022_15.1_SCCGCCGCCGSNG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4F_839_12_SNNCTCNGATCYSN</text:p>
          </table:table-cell>
          <table:table-cell office:value-type="float" office:value="21" calcext:value-type="float">
            <text:p>21</text:p>
          </table:table-cell>
        </table:table-row>
        <table:table-row table:style-name="ro2" table:visibility="filter">
          <table:table-cell office:value-type="string" calcext:value-type="string">
            <text:p>epm_Asag_S0_p0m05F_801_15.3_SGCAGCTCCGGCS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6F_740_13.4_SSCNCCNCCGGCG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7F_739_14.6_KMWKTTTGWAWTTT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08F_534_13.7_CYTCTYCTTCNTCY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09F_455_15.7_TSTGTTTGTKTNTK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10F_421_14.6_NTYTSTCTCTCTGT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0m11F_406_13.6_CCYCCVATCTCCRN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0_p0m12F_394_13.7_NNYTGGHTCTGTTT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13F_392_13.4_TTTTTTTGTTTTTT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0m14F_387_14.7_TBTTNGATCKRTTT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15F_381_14.7_KNTCTKTGTTTTKK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0_p0m16F_381_14.2_BSCNGCNGCGGCN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17F_376_10.6_NHWATATGTWTTNW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0_p0m18F_375_16_CYCTCTCTCTCYSH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19F_324_13.9_NTYYGRATCTGTGK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20F_304_14.8_KNTNTTTGTTKTNT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21F_299_13.5_TCTCNGATTCGGTT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0_p0m22F_283_10.7_CBCTCNCTCTCTSN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23F_277_12.3_CCCYCCMYCTCMSC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0_p0m24F_271_15.6_CCKCNTCTCTCWSY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25F_223_16.3_TTCTKCTTCTTYKT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26F_155_12.8_YGNTGGGCCCNAY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27F_140_15.2_TKCTTCTTCTCYSY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28F_111_13.3_NNTGGNCCACAYGG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29F_91_11.9_TNTGGCCCAYGTS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0F_88_12.3_CTCYTCWTCWTTYY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31F_86_14.3_TSYSNGCCACGTGT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2F_86_13.4_VRKNNGMCACGTGG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3F_53_15.6_NTCTTCYTCCTCCN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1m00F_502_14.4_KNTNTTTGTTTYTK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1m01F_479_13.9_MTAACATGTKKTAK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0_p1m02F_387_11.2_NNVCCATGTGGYS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03F_342_12.6_CCTCCNATCYCCAN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0_p1m04F_340_11_TMNAATATRTWAWA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05F_333_13.1_NTAWRTATGTAWAY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06F_330_11.5_WCNACGTGTYGWSW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07F_322_11.1_GSCSSCNNCGGCG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0_p1m08F_318_12.3_KNANCATGTYGTCC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0_p1m09F_313_9.8_NNYBGGATCNGTNK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1m10F_281_11.5_CYTCTCTGTKTKNK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1m11F_251_13.5_TYTCTCTSTTTYTN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1m12F_238_11.6_YMNATTTTGWAAYA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0_p1m13F_210_8.1_NNNTKKNGCTCYGN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0_p1m14F_187_11.4_YCCTCCCTCTNCNB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0_p1m15F_183_9.2_YCNCYYNTCTNCTT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1m16F_180_11.4_BNWCCACGTGGYA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17F_177_13.7_TTMWRTTTGAAWTT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18F_164_12.7_NTATRTATAYAAAW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0_p1m19F_146_15.4_KGTTTCTGTTTGNW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1m20F_138_14.8_TNGWTCTGTKTBTT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0_p1m21F_134_12.9_CCAATRTGTYGKC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22F_132_15.2_TKKNTYTGTGTKTK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1m23F_120_11.5_SSMTCGATCNCCGS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0_p0m00R_1553_13.4_GSGSCGGWGGTGGG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0_p0m01R_1304_14.8_AMAMAMACARAVAN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0m02R_1037_14.3_MMAAATCAAAMMMA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0m03R_1022_15.1_SCNSCGGCGGCGG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4R_839_12_NSRGATCNGAGNNS</text:p>
          </table:table-cell>
          <table:table-cell office:value-type="float" office:value="21" calcext:value-type="float">
            <text:p>21</text:p>
          </table:table-cell>
        </table:table-row>
        <table:table-row table:style-name="ro2" table:visibility="filter">
          <table:table-cell office:value-type="string" calcext:value-type="string">
            <text:p>epm_Asag_S0_p0m05R_801_15.3_SSGCCGGAGCTGC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6R_740_13.4_SCGCCGGNGGNGS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07R_739_14.6_AAAWTWCAAAMWKM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08R_534_13.7_RGANGAAGRAGARG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09R_455_15.7_MANAMACAAACASA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10R_421_14.6_ACAGAGAGASARAN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0m11R_406_13.6_NYGGAGATBGGRGG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0_p0m12R_394_13.7_AAACAGADCCARNN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13R_392_13.4_AAAAAACAAAAAAA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0m14R_387_14.7_AAAYMGATCNAAVA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15R_381_14.7_MMAAAACAMAGANM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0_p0m16R_381_14.2_SNGCCGCNGCNGSV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0_p0m17R_376_10.6_WNAAWACATATWDN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0_p0m18R_375_16_DSRGAGAGAGAGRG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19R_324_13.9_MCACAGATYCRRAN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0m20R_304_14.8_ANAMAACAAANANM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0_p0m21R_299_13.5_AACCGAATCNGAGA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0_p0m22R_283_10.7_NSAGAGAGNGAGVG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23R_277_12.3_GSKGAGRKGGRGGG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0_p0m24R_271_15.6_RSWGAGAGANGMGG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0_p0m25R_223_16.3_AMRAAGAAGMAGAA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26R_155_12.8_NRTNGGGCCCANCR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27R_140_15.2_RSRGAGAAGAAGMA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28R_111_13.3_CCRTGTGGNCCAN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29R_91_11.9_NSACRTGGGCCANA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0R_88_12.3_RRAAWGAWGARGAG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0m31R_86_14.3_ACACGTGGCNSRSA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2R_86_13.4_CCACGTGKCNNMYB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0m33R_53_15.6_NGGAGGARGAAGAN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1m00R_502_14.4_MARAAACAAANANM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0_p1m01R_479_13.9_MTAMMACATGTTAK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0_p1m02R_387_11.2_NSRCCACATGGBNN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03R_342_12.6_NTGGRGATNGGAGG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0_p1m04R_340_11_TWTWAYATATTNKA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05R_333_13.1_RTWTACATAYWTAN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06R_330_11.5_WSWCRACACGTNGW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07R_322_11.1_SCGCCGNNGSSGSC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0_p1m08R_318_12.3_GGACRACATGNTNM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0_p1m09R_313_9.8_MNACNGATCCVRNN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0_p1m10R_281_11.5_MNMAMACAGAGARG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1m11R_251_13.5_NARAAASAGAGARA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0_p1m12R_238_11.6_TRTTWCAAAATNKR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0_p1m13R_210_8.1_NCRGAGCNMMANNN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0_p1m14R_187_11.4_VNGNAGAGGGAGGR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0_p1m15R_183_9.2_AAGNAGANRRGNGR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0_p1m16R_180_11.4_NTRCCACGTGGWNV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17R_177_13.7_AAWTTCAAAYWKAA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0_p1m18R_164_12.7_WTTTRTATAYATAN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0_p1m19R_146_15.4_WNCAAACAGAAACM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1m20R_138_14.8_AAVAMACAGAWCNA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0_p1m21R_134_12.9_NGMCRACAYATTGG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visibility="filter">
          <table:table-cell office:value-type="string" calcext:value-type="string">
            <text:p>epm_Asag_S0_p1m22R_132_15.2_MAMACACARANMMA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0_p1m23R_120_11.5_SCGGNGATCGAKSS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S_p0m00F_1113_12.1_YGGMTCTGAKYYNG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0m01F_1070_14.9_TKKYTCTGTKTTTK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0m02F_994_10.4_SSSNNCTCCGVKSS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S_p0m03F_901_13.3_YNNCTCTCTCTCYC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S_p0m04F_866_11.6_SSCCGCSGCTNCN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05F_758_14_CBCCKCCGCCBSCS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S_p0m06F_662_12.7_CSCCGSMGCTCSS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07F_637_13.4_MTCCACCGCCSCC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epm_Asag_SS_p0m08F_633_14.2_TNTCTCTCTNTTTK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S_p0m09F_610_12_TTTTTTTGATTTKT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S_p0m10F_586_14.4_BGBTTCGATTYTKT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11F_490_13.8_TTKCTGTTTTKKTT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0m12F_475_15.1_WTYTCTGATTTKKK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S_p0m13F_462_16.2_GATTTTGATTTKTT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S_p0m14F_454_14.4_YYCYTCTYCYTCYY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15F_442_7_GSCCYCYGSNBSNN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0m16F_433_17.4_TGTKTGTGTTTKKK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0m17F_433_12.9_WNTWTGTATKTKTT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0m18F_428_14.8_WNTTTTGAATTTTK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epm_Asag_SS_p0m19F_427_9.3_KBYSTGTGKNSNGN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0m20F_396_13.7_YYYCTCTCSCTTCY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21F_361_15.8_KKTTTTGATTYTGW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22F_348_14.7_CKCCGCCGSYGSN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23F_324_13.6_CTCNTCTCYYCYYC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24F_316_13.6_BKYTTCGATCNGWT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0m25F_284_11.8_WTTATRTGTTKTNY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0m26F_278_13.3_CKCCKCCGNTTCYS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S_p0m27F_193_16.4_KTTYTGTGTTTGTT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S_p0m28F_153_14.5_YGNTTTGATTNWTT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29F_46_14_MKCCGCCGCGATRT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epm_Asag_SS_p0m30F_45_15.4_NGHTTNGATCTCTG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1m00F_880_13.7_TTCTCTCTGTTTTT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S_p1m01F_745_11.4_AHAANAYATAWWAA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02F_562_16.2_TKTTTGTGTTTKKT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1m03F_472_11.8_NCWCWACATGYAWV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S_p1m04F_468_11_NWNTTGTGTGKTGT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epm_Asag_SS_p1m05F_457_10.8_CMNNAANATGTAAW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S_p1m06F_394_13_KTTYYGWTTYKTTT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1m07F_342_11.2_NNRAYGTTTWAAAN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S_p1m08F_309_9.2_KSTGGCTCKGSBNV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09F_290_10.4_BCNSCCTCTGCTNS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0F_259_12.2_CGCNGCTCCGGCB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1m11F_242_16.5_GYTCTGTKTTTTKT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1m12F_229_11.4_STYCGMTCNGHKYN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3F_212_14.8_KYTYTGTTTTTGWT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S_p1m14F_205_9.7_SKSTGSTCYGSTBG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5F_179_10.6_CNCYTCTCCSCNCN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S_p1m16F_176_12.1_YNAATTTGTAAAWY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epm_Asag_SS_p1m17F_167_13.7_KCTCTCTCTSYCTC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S_p1m18F_143_14.7_TTAWKTTKRAATTT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1m19F_134_11.8_AKAVAANATRCTAC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20F_127_9.1_GNHNMNMACGTMNT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epm_Asag_SS_p1m21F_112_12.4_YYTCTCTCKNTTCT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1m22F_104_10.3_ATRNKRTATGTMRM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S_p1m23F_99_11.4_TTMWGTTTKAAATT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24F_81_11.9_GSCSGCGCBGCGGC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1m25F_77_13.7_CYCCSMTCCSCCK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epm_Asag_SS_p0m00R_1113_12.1_CNRRMTCAGAKCCR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0m01R_1070_14.9_MAAAMACAGARMMA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0m02R_994_10.4_SSMBCGGAGNNSSS</text:p>
          </table:table-cell>
          <table:table-cell office:value-type="float" office:value="22" calcext:value-type="float">
            <text:p>22</text:p>
          </table:table-cell>
        </table:table-row>
        <table:table-row table:style-name="ro2" table:visibility="filter">
          <table:table-cell office:value-type="string" calcext:value-type="string">
            <text:p>epm_Asag_SS_p0m03R_901_13.3_GRGAGAGAGAGNNR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S_p0m04R_866_11.6_SNGNAGCSGCGGSS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05R_758_14_SGSVGGCGGMGGVG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S_p0m06R_662_12.7_SSSGAGCKSCGGSG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07R_637_13.4_GGGSGGCGGTGGAK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epm_Asag_SS_p0m08R_633_14.2_MAAANAGAGAGANA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S_p0m09R_610_12_AMAAATCAAAAAAA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S_p0m10R_586_14.4_AMARAATCGAAVCV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11R_490_13.8_AAMMAAAACAGMAA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0m12R_475_15.1_MMMAAATCAGARAW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0m13R_462_16.2_AAMAAATCAAAATC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visibility="filter">
          <table:table-cell office:value-type="string" calcext:value-type="string">
            <text:p>epm_Asag_SS_p0m14R_454_14.4_RRGARGRAGARGRR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15R_442_7_NNSVNSCRGRGGSC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0m16R_433_17.4_MMMAAACACAMACA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0m17R_433_12.9_AAMAMATACAWANW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0m18R_428_14.8_MAAAATTCAAAANW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epm_Asag_SS_p0m19R_427_9.3_NCNSNMCACASRVM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0m20R_396_13.7_RGAAGSGAGAGRRR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21R_361_15.8_WCARAATCAAAAMM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22R_348_14.7_SNSCRSCGGCGGMG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0m23R_324_13.6_GRRGRRGAGANGAG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0m24R_316_13.6_AWCNGATCGAARMV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0m25R_284_11.8_RNAMAACAYATAAW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0m26R_278_13.3_SRGAANCGGMGGMG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S_p0m27R_193_16.4_AACAAACACARAAM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S_p0m28R_153_14.5_AAWNAATCAAANCR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0m29R_46_14_AYATCGCGGCGGMK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epm_Asag_SS_p0m30R_45_15.4_CAGAGATCNAADCN</text:p>
          </table:table-cell>
          <table:table-cell office:value-type="float" office:value="24" calcext:value-type="float">
            <text:p>24</text:p>
          </table:table-cell>
        </table:table-row>
        <table:table-row table:style-name="ro2" table:visibility="filter">
          <table:table-cell office:value-type="string" calcext:value-type="string">
            <text:p>epm_Asag_SS_p1m00R_880_13.7_AAAAACAGAGAGAA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visibility="filter">
          <table:table-cell office:value-type="string" calcext:value-type="string">
            <text:p>epm_Asag_SS_p1m01R_745_11.4_TTWWTATRTNTTDT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02R_562_16.2_AMMAAACACAAAMA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1m03R_472_11.8_BWTRCATGTWGWGN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S_p1m04R_468_11_ACAMCACACAANWN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epm_Asag_SS_p1m05R_457_10.8_WTTACATNTTNNKG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S_p1m06R_394_13_AAAMRAAWCRRAAM</text:p>
          </table:table-cell>
          <table:table-cell office:value-type="float" office:value="12" calcext:value-type="float">
            <text:p>12</text:p>
          </table:table-cell>
        </table:table-row>
        <table:table-row table:style-name="ro2" table:visibility="filter">
          <table:table-cell office:value-type="string" calcext:value-type="string">
            <text:p>epm_Asag_SS_p1m07R_342_11.2_NTTTWAAACRTYNN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epm_Asag_SS_p1m08R_309_9.2_BNVSCMGAGCCASM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09R_290_10.4_SNAGCAGAGGSNGV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0R_259_12.2_SVGCCGGAGCNGCG</text:p>
          </table:table-cell>
          <table:table-cell office:value-type="float" office:value="18" calcext:value-type="float">
            <text:p>18</text:p>
          </table:table-cell>
        </table:table-row>
        <table:table-row table:style-name="ro2" table:visibility="filter">
          <table:table-cell office:value-type="string" calcext:value-type="string">
            <text:p>epm_Asag_SS_p1m11R_242_16.5_AMAAAAMACAGARC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epm_Asag_SS_p1m12R_229_11.4_NRMDCNGAKCGRAS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3R_212_14.8_AWCAAAAACARARM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epm_Asag_SS_p1m14R_205_9.7_CVASCRGASCASMS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epm_Asag_SS_p1m15R_179_10.6_NGNGSGGAGARGNG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epm_Asag_SS_p1m16R_176_12.1_RWTTTACAAATTNR</text:p>
          </table:table-cell>
          <table:table-cell office:value-type="float" office:value="19" calcext:value-type="float">
            <text:p>19</text:p>
          </table:table-cell>
        </table:table-row>
        <table:table-row table:style-name="ro2" table:visibility="filter">
          <table:table-cell office:value-type="string" calcext:value-type="string">
            <text:p>epm_Asag_SS_p1m17R_167_13.7_GAGRSAGAGAGAGM</text:p>
          </table:table-cell>
          <table:table-cell office:value-type="float" office:value="13" calcext:value-type="float">
            <text:p>13</text:p>
          </table:table-cell>
        </table:table-row>
        <table:table-row table:style-name="ro2" table:visibility="filter">
          <table:table-cell office:value-type="string" calcext:value-type="string">
            <text:p>epm_Asag_SS_p1m18R_143_14.7_AAATTYMAAMWTAA</text:p>
          </table:table-cell>
          <table:table-cell office:value-type="float" office:value="16" calcext:value-type="float">
            <text:p>16</text:p>
          </table:table-cell>
        </table:table-row>
        <table:table-row table:style-name="ro2" table:visibility="filter">
          <table:table-cell office:value-type="string" calcext:value-type="string">
            <text:p>epm_Asag_SS_p1m19R_134_11.8_GTAGYATNTTBTMT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20R_127_9.1_ANKACGTKNKNDNC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epm_Asag_SS_p1m21R_112_12.4_AGAANMGAGAGARR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epm_Asag_SS_p1m22R_104_10.3_KYKACATAYMNYAT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visibility="filter">
          <table:table-cell office:value-type="string" calcext:value-type="string">
            <text:p>epm_Asag_SS_p1m23R_99_11.4_AATTTMAAACWKAA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visibility="filter">
          <table:table-cell office:value-type="string" calcext:value-type="string">
            <text:p>epm_Asag_SS_p1m24R_81_11.9_GCCGCVGCGCSGSC</text:p>
          </table:table-cell>
          <table:table-cell office:value-type="float" office:value="25" calcext:value-type="float">
            <text:p>25</text:p>
          </table:table-cell>
        </table:table-row>
        <table:table-row table:style-name="ro2" table:visibility="filter">
          <table:table-cell office:value-type="string" calcext:value-type="string">
            <text:p>epm_Asag_SS_p1m25R_77_13.7_GMGGSGGAKSGGR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sag_SW_p0m00F_2817_14.6_KKTTTYGATTYTKK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0m01F_1950_10.7_NNCTCCGATCBMN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sag_SW_p0m02F_1158_13.4_SSGCCGGMGCCG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3F_989_14_NCGSCGGMGCSG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4F_826_16.1_SSGGCGGMGGCGG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5F_780_7.9_NGGNCGGBGCGGN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sag_SW_p0m06F_654_14.7_GCGGCGGNGSSG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7F_646_14.7_SSGCCGGRGSCGG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8F_538_8.1_KNGTYRTGTGKYS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0m09F_416_13.4_YCCYYCTTCKCTC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sag_SW_p0m10F_415_16_TTTTTTGAATYTK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sag_SW_p0m11F_399_11.9_NYAWYATGTTWTN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sag_SW_p0m12F_386_13.4_SSGGSGGNGCSCG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13F_357_14.5_TTGTTTTGTWTKT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0m14F_355_14_CYCTCTCNCTCKC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sag_SW_p0m15F_343_17.9_TCTTCTTCTTCTKY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sag_SW_p0m16F_306_14.4_AYRTTWTGTTDTT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sag_SW_p0m17F_303_14.5_CTCKCTKCTTCCN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sag_SW_p0m18F_266_13.4_SCHKCTYCYTCSGC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sag_SW_p0m19F_219_13.6_KYYTBTTGTTGTYK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sag_SW_p0m20F_203_13.1_KWNYTTTGTNWTG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sag_SW_p0m21F_187_14_NTWTTATATKTTRT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pm_Asag_SW_p0m22F_186_16.5_TTTKTATGTTKTNT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pm_Asag_SW_p0m23F_80_12.6_NYCTCTCNATCTST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sag_SW_p0m24F_78_14.3_CCYYCTYCYTCGA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sag_SW_p1m00F_914_15.3_AAAAATTM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sag_SW_p1m01F_782_12.2_NMWCMGATCNAAV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sag_SW_p1m02F_760_11_TTACATNTTNKSN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03F_737_9.1_NSACATRNCNNWN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04F_735_14.6_HHRAATCAAAAAA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1m05F_489_11.3_NNACATGCNWBWWW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sag_SW_p1m06F_279_12.7_AGACATNATRTRW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sag_SW_p1m07F_226_11.5_NYACATGNYWACA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sag_SW_p1m08F_224_13.8_SSSSCRGCKCCGS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1m09F_217_6.2_NNSTCTGSBSCGD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sag_SW_p1m10F_184_14.9_CRATCGATCKRNN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sag_SW_p1m11F_182_6.5_AMAAAAWNNANNN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sag_SW_p1m12F_181_9.7_GGTGSKGCKGGGG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sag_SW_p1m13F_175_12.3_SCCNCNGCTKCSG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sag_SW_p1m14F_171_12.1_SCCKCSGMTCSGS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sag_SW_p1m15F_148_8.9_NCNHCCKCTCYSN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sag_SW_p1m16F_104_9.7_ACATATNNCMMAND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17F_33_12.2_ANACRTBTCGATY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sag_SW_p1m18F_33_11.7_CWAAAAAWNAANAW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sag_SW_p0m00R_2817_14.6_MMARAATCRAAAM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0m01R_1950_10.7_SNKVGATCGGAGN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sag_SW_p0m02R_1158_13.4_SSCGGCKCCGG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3R_989_14_SSCSGCKCCGSCGN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4R_826_16.1_SCCGCCKCCGC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5R_780_7.9_NNCCGCVCCGNCC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m_Asag_SW_p0m06R_654_14.7_SSCSSCNCCGCCGC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7R_646_14.7_SCCGSCYCCGG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08R_538_8.1_NSRMCACAYRACN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0m09R_416_13.4_RGAGMGAAGRRGG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sag_SW_p0m10R_415_16_AMARATTCAAAAA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sag_SW_p0m11R_399_11.9_ANAWAACATRWTR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sag_SW_p0m12R_386_13.4_SCGSGCNCCSCC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0m13R_357_14.5_AAMAWACAAAACA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0m14R_355_14_RGMGAGNGAGAGR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sag_SW_p0m15R_343_17.9_RMAGAAGAAGAAG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sag_SW_p0m16R_306_14.4_AAAHAACAWAAYR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pm_Asag_SW_p0m17R_303_14.5_ANGGAAGMAGMGA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pm_Asag_SW_p0m18R_266_13.4_GCSGARGRAGMD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pm_Asag_SW_p0m19R_219_13.6_MRACAACAAVARR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m_Asag_SW_p0m20R_203_13.1_ACAWNACAAARNW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sag_SW_p0m21R_187_14_AYAAMATATAAWAN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pm_Asag_SW_p0m22R_186_16.5_ANAMAACATAMAA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pm_Asag_SW_p0m23R_80_12.6_ASAGATNGAGAGRN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pm_Asag_SW_p0m24R_78_14.3_ATCGARGRAGRRG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pm_Asag_SW_p1m00R_914_15.3_TTTTTTKAATTTT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pm_Asag_SW_p1m01R_782_12.2_NBTTNGATCKGWK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sag_SW_p1m02R_760_11_SNSMNAANATGTA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03R_737_9.1_ANWNNGNYATGTS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04R_735_14.6_TTTTTTTGATTYDD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m_Asag_SW_p1m05R_489_11.3_WWWVWNGCATGTN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sag_SW_p1m06R_279_12.7_KWYAYATNATGTCT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epm_Asag_SW_p1m07R_226_11.5_ATGTWRNCATGTR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m_Asag_SW_p1m08R_224_13.8_GSCGGMGCYGSSS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pm_Asag_SW_p1m09R_217_6.2_NHCGSVSCAGASN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sag_SW_p1m10R_184_14.9_NNNYMGATCGATYG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pm_Asag_SW_p1m11R_182_6.5_NNNNTNNWTTTTK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pm_Asag_SW_p1m12R_181_9.7_CCCCCMGCMSCACC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pm_Asag_SW_p1m13R_175_12.3_GCSGMAGCNGNGG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m_Asag_SW_p1m14R_171_12.1_SSCSGAKCSGMGG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pm_Asag_SW_p1m15R_148_8.9_GNSRGAGMGGDNG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m_Asag_SW_p1m16R_104_9.7_HNTKKGNNATATG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m_Asag_SW_p1m17R_33_12.2_RRATCGAVAYGTN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m_Asag_SW_p1m18R_33_11.7_WTNTTNWTTTTTWG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Asag_EPM_positional_preferences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ep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9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ference</text:p>
          </table:table-cell>
        </table:table-row>
        <table:table-row table:style-name="ro2">
          <table:table-cell office:value-type="string" calcext:value-type="string">
            <text:p>epm_Asag_SS_p0m00</text:p>
          </table:table-cell>
          <table:table-cell office:value-type="float" office:value="658" calcext:value-type="float">
            <text:p>658</text:p>
          </table:table-cell>
          <table:table-cell office:value-type="float" office:value="1486" calcext:value-type="float">
            <text:p>1486</text:p>
          </table:table-cell>
          <table:table-cell office:value-type="float" office:value="1257.66516347238" calcext:value-type="float">
            <text:p>1257.66516347238</text:p>
          </table:table-cell>
          <table:table-cell office:value-type="float" office:value="1264" calcext:value-type="float">
            <text:p>1264</text:p>
          </table:table-cell>
          <table:table-cell office:value-type="float" office:value="1270" calcext:value-type="float">
            <text:p>1270</text:p>
          </table:table-cell>
          <table:table-cell office:value-type="float" office:value="1091.2" calcext:value-type="float">
            <text:p>1091.2</text:p>
          </table:table-cell>
          <table:table-cell office:value-type="float" office:value="1428" calcext:value-type="float">
            <text:p>1428</text:p>
          </table:table-cell>
          <table:table-cell office:value-type="float" office:value="132.576080434334" calcext:value-type="float">
            <text:p>132.576080434334</text:p>
          </table:table-cell>
          <table:table-cell office:value-type="float" office:value="10.5414449159342" calcext:value-type="float">
            <text:p>10.5414449159342</text:p>
          </table:table-cell>
          <table:table-cell office:value-type="float" office:value="336.8" calcext:value-type="float">
            <text:p>336.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1</text:p>
          </table:table-cell>
          <table:table-cell office:value-type="float" office:value="832" calcext:value-type="float">
            <text:p>832</text:p>
          </table:table-cell>
          <table:table-cell office:value-type="float" office:value="1486" calcext:value-type="float">
            <text:p>1486</text:p>
          </table:table-cell>
          <table:table-cell office:value-type="float" office:value="1373.33018867925" calcext:value-type="float">
            <text:p>1373.3301886792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470" calcext:value-type="float">
            <text:p>1470</text:p>
          </table:table-cell>
          <table:table-cell office:value-type="float" office:value="1187.4" calcext:value-type="float">
            <text:p>1187.4</text:p>
          </table:table-cell>
          <table:table-cell office:value-type="float" office:value="1474" calcext:value-type="float">
            <text:p>1474</text:p>
          </table:table-cell>
          <table:table-cell office:value-type="float" office:value="148.599606545129" calcext:value-type="float">
            <text:p>148.599606545129</text:p>
          </table:table-cell>
          <table:table-cell office:value-type="float" office:value="10.8203844763683" calcext:value-type="float">
            <text:p>10.8203844763683</text:p>
          </table:table-cell>
          <table:table-cell office:value-type="float" office:value="286.6" calcext:value-type="float">
            <text:p>286.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2</text:p>
          </table:table-cell>
          <table:table-cell office:value-type="float" office:value="700" calcext:value-type="float">
            <text:p>700</text:p>
          </table:table-cell>
          <table:table-cell office:value-type="float" office:value="1484" calcext:value-type="float">
            <text:p>1484</text:p>
          </table:table-cell>
          <table:table-cell office:value-type="float" office:value="1185.73246753247" calcext:value-type="float">
            <text:p>1185.73246753247</text:p>
          </table:table-cell>
          <table:table-cell office:value-type="float" office:value="1185.5" calcext:value-type="float">
            <text:p>1185.5</text:p>
          </table:table-cell>
          <table:table-cell office:value-type="float" office:value="1170" calcext:value-type="float">
            <text:p>1170</text:p>
          </table:table-cell>
          <table:table-cell office:value-type="float" office:value="1045.8" calcext:value-type="float">
            <text:p>1045.8</text:p>
          </table:table-cell>
          <table:table-cell office:value-type="float" office:value="1340" calcext:value-type="float">
            <text:p>1340</text:p>
          </table:table-cell>
          <table:table-cell office:value-type="float" office:value="124.775235574328" calcext:value-type="float">
            <text:p>124.775235574328</text:p>
          </table:table-cell>
          <table:table-cell office:value-type="float" office:value="10.5230512776619" calcext:value-type="float">
            <text:p>10.5230512776619</text:p>
          </table:table-cell>
          <table:table-cell office:value-type="float" office:value="294.2" calcext:value-type="float">
            <text:p>294.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3</text:p>
          </table:table-cell>
          <table:table-cell office:value-type="float" office:value="369" calcext:value-type="float">
            <text:p>369</text:p>
          </table:table-cell>
          <table:table-cell office:value-type="float" office:value="1482" calcext:value-type="float">
            <text:p>1482</text:p>
          </table:table-cell>
          <table:table-cell office:value-type="float" office:value="1093.37470725995" calcext:value-type="float">
            <text:p>1093.37470725995</text:p>
          </table:table-cell>
          <table:table-cell office:value-type="float" office:value="1081" calcext:value-type="float">
            <text:p>1081</text:p>
          </table:table-cell>
          <table:table-cell office:value-type="float" office:value="1050" calcext:value-type="float">
            <text:p>1050</text:p>
          </table:table-cell>
          <table:table-cell office:value-type="float" office:value="952" calcext:value-type="float">
            <text:p>952</text:p>
          </table:table-cell>
          <table:table-cell office:value-type="float" office:value="1269.4" calcext:value-type="float">
            <text:p>1269.4</text:p>
          </table:table-cell>
          <table:table-cell office:value-type="float" office:value="135.752093261738" calcext:value-type="float">
            <text:p>135.752093261738</text:p>
          </table:table-cell>
          <table:table-cell office:value-type="float" office:value="12.4158801516397" calcext:value-type="float">
            <text:p>12.4158801516397</text:p>
          </table:table-cell>
          <table:table-cell office:value-type="float" office:value="317.4" calcext:value-type="float">
            <text:p>317.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4</text:p>
          </table:table-cell>
          <table:table-cell office:value-type="float" office:value="572" calcext:value-type="float">
            <text:p>572</text:p>
          </table:table-cell>
          <table:table-cell office:value-type="float" office:value="1484" calcext:value-type="float">
            <text:p>1484</text:p>
          </table:table-cell>
          <table:table-cell office:value-type="float" office:value="1205.53563714903" calcext:value-type="float">
            <text:p>1205.53563714903</text:p>
          </table:table-cell>
          <table:table-cell office:value-type="float" office:value="1205" calcext:value-type="float">
            <text:p>1205</text:p>
          </table:table-cell>
          <table:table-cell office:value-type="float" office:value="1090" calcext:value-type="float">
            <text:p>1090</text:p>
          </table:table-cell>
          <table:table-cell office:value-type="float" office:value="1025" calcext:value-type="float">
            <text:p>1025</text:p>
          </table:table-cell>
          <table:table-cell office:value-type="float" office:value="1410" calcext:value-type="float">
            <text:p>1410</text:p>
          </table:table-cell>
          <table:table-cell office:value-type="float" office:value="149.145061159833" calcext:value-type="float">
            <text:p>149.145061159833</text:p>
          </table:table-cell>
          <table:table-cell office:value-type="float" office:value="12.3716841347425" calcext:value-type="float">
            <text:p>12.3716841347425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5</text:p>
          </table:table-cell>
          <table:table-cell office:value-type="float" office:value="609" calcext:value-type="float">
            <text:p>609</text:p>
          </table:table-cell>
          <table:table-cell office:value-type="float" office:value="1484" calcext:value-type="float">
            <text:p>1484</text:p>
          </table:table-cell>
          <table:table-cell office:value-type="float" office:value="1195.83191489362" calcext:value-type="float">
            <text:p>1195.83191489362</text:p>
          </table:table-cell>
          <table:table-cell office:value-type="float" office:value="1199" calcext:value-type="float">
            <text:p>1199</text:p>
          </table:table-cell>
          <table:table-cell office:value-type="float" office:value="1080" calcext:value-type="float">
            <text:p>1080</text:p>
          </table:table-cell>
          <table:table-cell office:value-type="float" office:value="1025.9" calcext:value-type="float">
            <text:p>1025.9</text:p>
          </table:table-cell>
          <table:table-cell office:value-type="float" office:value="1376.1" calcext:value-type="float">
            <text:p>1376.1</text:p>
          </table:table-cell>
          <table:table-cell office:value-type="float" office:value="145.557495445387" calcext:value-type="float">
            <text:p>145.557495445387</text:p>
          </table:table-cell>
          <table:table-cell office:value-type="float" office:value="12.1720698061764" calcext:value-type="float">
            <text:p>12.1720698061764</text:p>
          </table:table-cell>
          <table:table-cell office:value-type="float" office:value="350.2" calcext:value-type="float">
            <text:p>350.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6</text:p>
          </table:table-cell>
          <table:table-cell office:value-type="float" office:value="691" calcext:value-type="float">
            <text:p>691</text:p>
          </table:table-cell>
          <table:table-cell office:value-type="float" office:value="1481" calcext:value-type="float">
            <text:p>1481</text:p>
          </table:table-cell>
          <table:table-cell office:value-type="float" office:value="1191.09034907598" calcext:value-type="float">
            <text:p>1191.09034907598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1023.8" calcext:value-type="float">
            <text:p>1023.8</text:p>
          </table:table-cell>
          <table:table-cell office:value-type="float" office:value="1389" calcext:value-type="float">
            <text:p>1389</text:p>
          </table:table-cell>
          <table:table-cell office:value-type="float" office:value="139.398118501103" calcext:value-type="float">
            <text:p>139.398118501103</text:p>
          </table:table-cell>
          <table:table-cell office:value-type="float" office:value="11.7034042471459" calcext:value-type="float">
            <text:p>11.7034042471459</text:p>
          </table:table-cell>
          <table:table-cell office:value-type="float" office:value="365.2" calcext:value-type="float">
            <text:p>365.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7</text:p>
          </table:table-cell>
          <table:table-cell office:value-type="float" office:value="427" calcext:value-type="float">
            <text:p>427</text:p>
          </table:table-cell>
          <table:table-cell office:value-type="float" office:value="1481" calcext:value-type="float">
            <text:p>1481</text:p>
          </table:table-cell>
          <table:table-cell office:value-type="float" office:value="1108.94" calcext:value-type="float">
            <text:p>1108.94</text:p>
          </table:table-cell>
          <table:table-cell office:value-type="float" office:value="1093" calcext:value-type="float">
            <text:p>1093</text:p>
          </table:table-cell>
          <table:table-cell office:value-type="float" office:value="1030" calcext:value-type="float">
            <text:p>1030</text:p>
          </table:table-cell>
          <table:table-cell office:value-type="float" office:value="984" calcext:value-type="float">
            <text:p>984</text:p>
          </table:table-cell>
          <table:table-cell office:value-type="float" office:value="1264" calcext:value-type="float">
            <text:p>1264</text:p>
          </table:table-cell>
          <table:table-cell office:value-type="float" office:value="120.473050900698" calcext:value-type="float">
            <text:p>120.473050900698</text:p>
          </table:table-cell>
          <table:table-cell office:value-type="float" office:value="10.8638024510522" calcext:value-type="float">
            <text:p>10.8638024510522</text:p>
          </table:table-cell>
          <table:table-cell office:value-type="float" office:value="280" calcext:value-type="float">
            <text:p>2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8</text:p>
          </table:table-cell>
          <table:table-cell office:value-type="float" office:value="796" calcext:value-type="float">
            <text:p>796</text:p>
          </table:table-cell>
          <table:table-cell office:value-type="float" office:value="1485" calcext:value-type="float">
            <text:p>1485</text:p>
          </table:table-cell>
          <table:table-cell office:value-type="float" office:value="1313.57805907173" calcext:value-type="float">
            <text:p>1313.57805907173</text:p>
          </table:table-cell>
          <table:table-cell office:value-type="float" office:value="1379" calcext:value-type="float">
            <text:p>1379</text:p>
          </table:table-cell>
          <table:table-cell office:value-type="float" office:value="1450" calcext:value-type="float">
            <text:p>1450</text:p>
          </table:table-cell>
          <table:table-cell office:value-type="float" office:value="954.2" calcext:value-type="float">
            <text:p>954.2</text:p>
          </table:table-cell>
          <table:table-cell office:value-type="float" office:value="1468.8" calcext:value-type="float">
            <text:p>1468.8</text:p>
          </table:table-cell>
          <table:table-cell office:value-type="float" office:value="180.364318292632" calcext:value-type="float">
            <text:p>180.364318292632</text:p>
          </table:table-cell>
          <table:table-cell office:value-type="float" office:value="13.7307651453992" calcext:value-type="float">
            <text:p>13.7307651453992</text:p>
          </table:table-cell>
          <table:table-cell office:value-type="float" office:value="514.6" calcext:value-type="float">
            <text:p>514.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09</text:p>
          </table:table-cell>
          <table:table-cell office:value-type="float" office:value="629" calcext:value-type="float">
            <text:p>629</text:p>
          </table:table-cell>
          <table:table-cell office:value-type="float" office:value="1486" calcext:value-type="float">
            <text:p>1486</text:p>
          </table:table-cell>
          <table:table-cell office:value-type="float" office:value="1256.90188679245" calcext:value-type="float">
            <text:p>1256.90188679245</text:p>
          </table:table-cell>
          <table:table-cell office:value-type="float" office:value="1297.5" calcext:value-type="float">
            <text:p>1297.5</text:p>
          </table:table-cell>
          <table:table-cell office:value-type="float" office:value="1360" calcext:value-type="float">
            <text:p>1360</text:p>
          </table:table-cell>
          <table:table-cell office:value-type="float" office:value="1006.9" calcext:value-type="float">
            <text:p>1006.9</text:p>
          </table:table-cell>
          <table:table-cell office:value-type="float" office:value="1443.1" calcext:value-type="float">
            <text:p>1443.1</text:p>
          </table:table-cell>
          <table:table-cell office:value-type="float" office:value="164.027574438011" calcext:value-type="float">
            <text:p>164.027574438011</text:p>
          </table:table-cell>
          <table:table-cell office:value-type="float" office:value="13.0501494318384" calcext:value-type="float">
            <text:p>13.0501494318384</text:p>
          </table:table-cell>
          <table:table-cell office:value-type="float" office:value="436.2" calcext:value-type="float">
            <text:p>436.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0</text:p>
          </table:table-cell>
          <table:table-cell office:value-type="float" office:value="925" calcext:value-type="float">
            <text:p>925</text:p>
          </table:table-cell>
          <table:table-cell office:value-type="float" office:value="1482" calcext:value-type="float">
            <text:p>1482</text:p>
          </table:table-cell>
          <table:table-cell office:value-type="float" office:value="1253.45070422535" calcext:value-type="float">
            <text:p>1253.45070422535</text:p>
          </table:table-cell>
          <table:table-cell office:value-type="float" office:value="1250" calcext:value-type="float">
            <text:p>1250</text:p>
          </table:table-cell>
          <table:table-cell office:value-type="float" office:value="1170" calcext:value-type="float">
            <text:p>1170</text:p>
          </table:table-cell>
          <table:table-cell office:value-type="float" office:value="1121.4" calcext:value-type="float">
            <text:p>1121.4</text:p>
          </table:table-cell>
          <table:table-cell office:value-type="float" office:value="1390" calcext:value-type="float">
            <text:p>1390</text:p>
          </table:table-cell>
          <table:table-cell office:value-type="float" office:value="103.933235757836" calcext:value-type="float">
            <text:p>103.933235757836</text:p>
          </table:table-cell>
          <table:table-cell office:value-type="float" office:value="8.29176890702443" calcext:value-type="float">
            <text:p>8.29176890702443</text:p>
          </table:table-cell>
          <table:table-cell office:value-type="float" office:value="268.6" calcext:value-type="float">
            <text:p>268.6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1</text:p>
          </table:table-cell>
          <table:table-cell office:value-type="float" office:value="807" calcext:value-type="float">
            <text:p>807</text:p>
          </table:table-cell>
          <table:table-cell office:value-type="float" office:value="1483" calcext:value-type="float">
            <text:p>1483</text:p>
          </table:table-cell>
          <table:table-cell office:value-type="float" office:value="1393.51724137931" calcext:value-type="float">
            <text:p>1393.51724137931</text:p>
          </table:table-cell>
          <table:table-cell office:value-type="float" office:value="1458" calcext:value-type="float">
            <text:p>1458</text:p>
          </table:table-cell>
          <table:table-cell office:value-type="float" office:value="1470" calcext:value-type="float">
            <text:p>1470</text:p>
          </table:table-cell>
          <table:table-cell office:value-type="float" office:value="1294.6" calcext:value-type="float">
            <text:p>1294.6</text:p>
          </table:table-cell>
          <table:table-cell office:value-type="float" office:value="1479.4" calcext:value-type="float">
            <text:p>1479.4</text:p>
          </table:table-cell>
          <table:table-cell office:value-type="float" office:value="178.640425094189" calcext:value-type="float">
            <text:p>178.640425094189</text:p>
          </table:table-cell>
          <table:table-cell office:value-type="float" office:value="12.8193910910905" calcext:value-type="float">
            <text:p>12.8193910910905</text:p>
          </table:table-cell>
          <table:table-cell office:value-type="float" office:value="184.8" calcext:value-type="float">
            <text:p>184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2</text:p>
          </table:table-cell>
          <table:table-cell office:value-type="float" office:value="895" calcext:value-type="float">
            <text:p>895</text:p>
          </table:table-cell>
          <table:table-cell office:value-type="float" office:value="1484" calcext:value-type="float">
            <text:p>1484</text:p>
          </table:table-cell>
          <table:table-cell office:value-type="float" office:value="1333.18276762402" calcext:value-type="float">
            <text:p>1333.18276762402</text:p>
          </table:table-cell>
          <table:table-cell office:value-type="float" office:value="1345" calcext:value-type="float">
            <text:p>1345</text:p>
          </table:table-cell>
          <table:table-cell office:value-type="float" office:value="1280" calcext:value-type="float">
            <text:p>1280</text:p>
          </table:table-cell>
          <table:table-cell office:value-type="float" office:value="1204.4" calcext:value-type="float">
            <text:p>1204.4</text:p>
          </table:table-cell>
          <table:table-cell office:value-type="float" office:value="1453" calcext:value-type="float">
            <text:p>1453</text:p>
          </table:table-cell>
          <table:table-cell office:value-type="float" office:value="100.961233634659" calcext:value-type="float">
            <text:p>100.961233634659</text:p>
          </table:table-cell>
          <table:table-cell office:value-type="float" office:value="7.5729476922801" calcext:value-type="float">
            <text:p>7.5729476922801</text:p>
          </table:table-cell>
          <table:table-cell office:value-type="float" office:value="248.6" calcext:value-type="float">
            <text:p>248.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3</text:p>
          </table:table-cell>
          <table:table-cell office:value-type="float" office:value="965" calcext:value-type="float">
            <text:p>965</text:p>
          </table:table-cell>
          <table:table-cell office:value-type="float" office:value="1486" calcext:value-type="float">
            <text:p>1486</text:p>
          </table:table-cell>
          <table:table-cell office:value-type="float" office:value="1354.75853018373" calcext:value-type="float">
            <text:p>1354.75853018373</text:p>
          </table:table-cell>
          <table:table-cell office:value-type="float" office:value="1364" calcext:value-type="float">
            <text:p>1364</text:p>
          </table:table-cell>
          <table:table-cell office:value-type="float" office:value="1360" calcext:value-type="float">
            <text:p>1360</text:p>
          </table:table-cell>
          <table:table-cell office:value-type="float" office:value="1238" calcext:value-type="float">
            <text:p>1238</text:p>
          </table:table-cell>
          <table:table-cell office:value-type="float" office:value="1460" calcext:value-type="float">
            <text:p>1460</text:p>
          </table:table-cell>
          <table:table-cell office:value-type="float" office:value="86.5504383639497" calcext:value-type="float">
            <text:p>86.5504383639497</text:p>
          </table:table-cell>
          <table:table-cell office:value-type="float" office:value="6.38862472061438" calcext:value-type="float">
            <text:p>6.38862472061438</text:p>
          </table:table-cell>
          <table:table-cell office:value-type="float" office:value="222" calcext:value-type="float">
            <text:p>22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4</text:p>
          </table:table-cell>
          <table:table-cell office:value-type="float" office:value="469" calcext:value-type="float">
            <text:p>469</text:p>
          </table:table-cell>
          <table:table-cell office:value-type="float" office:value="1483" calcext:value-type="float">
            <text:p>1483</text:p>
          </table:table-cell>
          <table:table-cell office:value-type="float" office:value="1134.59216589862" calcext:value-type="float">
            <text:p>1134.59216589862</text:p>
          </table:table-cell>
          <table:table-cell office:value-type="float" office:value="1126" calcext:value-type="float">
            <text:p>1126</text:p>
          </table:table-cell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1286.7" calcext:value-type="float">
            <text:p>1286.7</text:p>
          </table:table-cell>
          <table:table-cell office:value-type="float" office:value="118.55452369522" calcext:value-type="float">
            <text:p>118.55452369522</text:p>
          </table:table-cell>
          <table:table-cell office:value-type="float" office:value="10.4490871044683" calcext:value-type="float">
            <text:p>10.4490871044683</text:p>
          </table:table-cell>
          <table:table-cell office:value-type="float" office:value="259.7" calcext:value-type="float">
            <text:p>259.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5</text:p>
          </table:table-cell>
          <table:table-cell office:value-type="float" office:value="597" calcext:value-type="float">
            <text:p>597</text:p>
          </table:table-cell>
          <table:table-cell office:value-type="float" office:value="1410" calcext:value-type="float">
            <text:p>1410</text:p>
          </table:table-cell>
          <table:table-cell office:value-type="float" office:value="991.379652605459" calcext:value-type="float">
            <text:p>991.379652605459</text:p>
          </table:table-cell>
          <table:table-cell office:value-type="float" office:value="972" calcext:value-type="float">
            <text:p>972</text:p>
          </table:table-cell>
          <table:table-cell office:value-type="float" office:value="940" calcext:value-type="float">
            <text:p>940</text:p>
          </table:table-cell>
          <table:table-cell office:value-type="float" office:value="874.4" calcext:value-type="float">
            <text:p>874.4</text:p>
          </table:table-cell>
          <table:table-cell office:value-type="float" office:value="1138.4" calcext:value-type="float">
            <text:p>1138.4</text:p>
          </table:table-cell>
          <table:table-cell office:value-type="float" office:value="111.047241450249" calcext:value-type="float">
            <text:p>111.047241450249</text:p>
          </table:table-cell>
          <table:table-cell office:value-type="float" office:value="11.201283096582" calcext:value-type="float">
            <text:p>11.201283096582</text:p>
          </table:table-cell>
          <table:table-cell office:value-type="float" office:value="264" calcext:value-type="float">
            <text:p>26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6</text:p>
          </table:table-cell>
          <table:table-cell office:value-type="float" office:value="822" calcext:value-type="float">
            <text:p>822</text:p>
          </table:table-cell>
          <table:table-cell office:value-type="float" office:value="1486" calcext:value-type="float">
            <text:p>1486</text:p>
          </table:table-cell>
          <table:table-cell office:value-type="float" office:value="1358.44444444444" calcext:value-type="float">
            <text:p>1358.44444444444</text:p>
          </table:table-cell>
          <table:table-cell office:value-type="float" office:value="1419" calcext:value-type="float">
            <text:p>1419</text:p>
          </table:table-cell>
          <table:table-cell office:value-type="float" office:value="1470" calcext:value-type="float">
            <text:p>1470</text:p>
          </table:table-cell>
          <table:table-cell office:value-type="float" office:value="978.4" calcext:value-type="float">
            <text:p>978.4</text:p>
          </table:table-cell>
          <table:table-cell office:value-type="float" office:value="1477.1" calcext:value-type="float">
            <text:p>1477.1</text:p>
          </table:table-cell>
          <table:table-cell office:value-type="float" office:value="177.664252922589" calcext:value-type="float">
            <text:p>177.664252922589</text:p>
          </table:table-cell>
          <table:table-cell office:value-type="float" office:value="13.078507085746" calcext:value-type="float">
            <text:p>13.078507085746</text:p>
          </table:table-cell>
          <table:table-cell office:value-type="float" office:value="498.7" calcext:value-type="float">
            <text:p>498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7</text:p>
          </table:table-cell>
          <table:table-cell office:value-type="float" office:value="777" calcext:value-type="float">
            <text:p>777</text:p>
          </table:table-cell>
          <table:table-cell office:value-type="float" office:value="1480" calcext:value-type="float">
            <text:p>1480</text:p>
          </table:table-cell>
          <table:table-cell office:value-type="float" office:value="1171.95" calcext:value-type="float">
            <text:p>1171.95</text:p>
          </table:table-cell>
          <table:table-cell office:value-type="float" office:value="1382.5" calcext:value-type="float">
            <text:p>1382.5</text:p>
          </table:table-cell>
          <table:table-cell office:value-type="float" office:value="770" calcext:value-type="float">
            <text:p>770</text:p>
          </table:table-cell>
          <table:table-cell office:value-type="float" office:value="812.3" calcext:value-type="float">
            <text:p>812.3</text:p>
          </table:table-cell>
          <table:table-cell office:value-type="float" office:value="1456.6" calcext:value-type="float">
            <text:p>1456.6</text:p>
          </table:table-cell>
          <table:table-cell office:value-type="float" office:value="289.968868564958" calcext:value-type="float">
            <text:p>289.968868564958</text:p>
          </table:table-cell>
          <table:table-cell office:value-type="float" office:value="24.7424266022406" calcext:value-type="float">
            <text:p>24.7424266022406</text:p>
          </table:table-cell>
          <table:table-cell office:value-type="float" office:value="644.3" calcext:value-type="float">
            <text:p>644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8</text:p>
          </table:table-cell>
          <table:table-cell office:value-type="float" office:value="790" calcext:value-type="float">
            <text:p>790</text:p>
          </table:table-cell>
          <table:table-cell office:value-type="float" office:value="1486" calcext:value-type="float">
            <text:p>1486</text:p>
          </table:table-cell>
          <table:table-cell office:value-type="float" office:value="1350.64851485149" calcext:value-type="float">
            <text:p>1350.64851485149</text:p>
          </table:table-cell>
          <table:table-cell office:value-type="float" office:value="1401.5" calcext:value-type="float">
            <text:p>1401.5</text:p>
          </table:table-cell>
          <table:table-cell office:value-type="float" office:value="1400" calcext:value-type="float">
            <text:p>1400</text:p>
          </table:table-cell>
          <table:table-cell office:value-type="float" office:value="1208.1" calcext:value-type="float">
            <text:p>1208.1</text:p>
          </table:table-cell>
          <table:table-cell office:value-type="float" office:value="1463.9" calcext:value-type="float">
            <text:p>1463.9</text:p>
          </table:table-cell>
          <table:table-cell office:value-type="float" office:value="154.744984319081" calcext:value-type="float">
            <text:p>154.744984319081</text:p>
          </table:table-cell>
          <table:table-cell office:value-type="float" office:value="11.4570876595601" calcext:value-type="float">
            <text:p>11.4570876595601</text:p>
          </table:table-cell>
          <table:table-cell office:value-type="float" office:value="255.8" calcext:value-type="float">
            <text:p>255.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19</text:p>
          </table:table-cell>
          <table:table-cell office:value-type="float" office:value="346" calcext:value-type="float">
            <text:p>346</text:p>
          </table:table-cell>
          <table:table-cell office:value-type="float" office:value="1483" calcext:value-type="float">
            <text:p>1483</text:p>
          </table:table-cell>
          <table:table-cell office:value-type="float" office:value="952.303571428571" calcext:value-type="float">
            <text:p>952.303571428571</text:p>
          </table:table-cell>
          <table:table-cell office:value-type="float" office:value="957" calcext:value-type="float">
            <text:p>957</text:p>
          </table:table-cell>
          <table:table-cell office:value-type="float" office:value="970" calcext:value-type="float">
            <text:p>970</text:p>
          </table:table-cell>
          <table:table-cell office:value-type="float" office:value="856" calcext:value-type="float">
            <text:p>856</text:p>
          </table:table-cell>
          <table:table-cell office:value-type="float" office:value="1050" calcext:value-type="float">
            <text:p>1050</text:p>
          </table:table-cell>
          <table:table-cell office:value-type="float" office:value="115.056917694952" calcext:value-type="float">
            <text:p>115.056917694952</text:p>
          </table:table-cell>
          <table:table-cell office:value-type="float" office:value="12.0819580170588" calcext:value-type="float">
            <text:p>12.0819580170588</text:p>
          </table:table-cell>
          <table:table-cell office:value-type="float" office:value="194" calcext:value-type="float">
            <text:p>1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0</text:p>
          </table:table-cell>
          <table:table-cell office:value-type="float" office:value="646" calcext:value-type="float">
            <text:p>646</text:p>
          </table:table-cell>
          <table:table-cell office:value-type="float" office:value="1462" calcext:value-type="float">
            <text:p>1462</text:p>
          </table:table-cell>
          <table:table-cell office:value-type="float" office:value="1171" calcext:value-type="float">
            <text:p>1171</text:p>
          </table:table-cell>
          <table:table-cell office:value-type="float" office:value="1160" calcext:value-type="float">
            <text:p>1160</text:p>
          </table:table-cell>
          <table:table-cell office:value-type="float" office:value="1140" calcext:value-type="float">
            <text:p>1140</text:p>
          </table:table-cell>
          <table:table-cell office:value-type="float" office:value="1060.4" calcext:value-type="float">
            <text:p>1060.4</text:p>
          </table:table-cell>
          <table:table-cell office:value-type="float" office:value="1304" calcext:value-type="float">
            <text:p>1304</text:p>
          </table:table-cell>
          <table:table-cell office:value-type="float" office:value="105.632847302907" calcext:value-type="float">
            <text:p>105.632847302907</text:p>
          </table:table-cell>
          <table:table-cell office:value-type="float" office:value="9.02073845456085" calcext:value-type="float">
            <text:p>9.02073845456085</text:p>
          </table:table-cell>
          <table:table-cell office:value-type="float" office:value="243.6" calcext:value-type="float">
            <text:p>243.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1</text:p>
          </table:table-cell>
          <table:table-cell office:value-type="float" office:value="1078" calcext:value-type="float">
            <text:p>1078</text:p>
          </table:table-cell>
          <table:table-cell office:value-type="float" office:value="1486" calcext:value-type="float">
            <text:p>1486</text:p>
          </table:table-cell>
          <table:table-cell office:value-type="float" office:value="1341.01623376623" calcext:value-type="float">
            <text:p>1341.01623376623</text:p>
          </table:table-cell>
          <table:table-cell office:value-type="float" office:value="1354" calcext:value-type="float">
            <text:p>1354</text:p>
          </table:table-cell>
          <table:table-cell office:value-type="float" office:value="1360" calcext:value-type="float">
            <text:p>1360</text:p>
          </table:table-cell>
          <table:table-cell office:value-type="float" office:value="1203.7" calcext:value-type="float">
            <text:p>1203.7</text:p>
          </table:table-cell>
          <table:table-cell office:value-type="float" office:value="1461" calcext:value-type="float">
            <text:p>1461</text:p>
          </table:table-cell>
          <table:table-cell office:value-type="float" office:value="93.2943734985443" calcext:value-type="float">
            <text:p>93.2943734985443</text:p>
          </table:table-cell>
          <table:table-cell office:value-type="float" office:value="6.95699061274805" calcext:value-type="float">
            <text:p>6.95699061274805</text:p>
          </table:table-cell>
          <table:table-cell office:value-type="float" office:value="257.3" calcext:value-type="float">
            <text:p>257.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2</text:p>
          </table:table-cell>
          <table:table-cell office:value-type="float" office:value="649" calcext:value-type="float">
            <text:p>649</text:p>
          </table:table-cell>
          <table:table-cell office:value-type="float" office:value="1484" calcext:value-type="float">
            <text:p>1484</text:p>
          </table:table-cell>
          <table:table-cell office:value-type="float" office:value="1235.79357798165" calcext:value-type="float">
            <text:p>1235.79357798165</text:p>
          </table:table-cell>
          <table:table-cell office:value-type="float" office:value="1234" calcext:value-type="float">
            <text:p>1234</text:p>
          </table:table-cell>
          <table:table-cell office:value-type="float" office:value="1320" calcext:value-type="float">
            <text:p>1320</text:p>
          </table:table-cell>
          <table:table-cell office:value-type="float" office:value="1070.8" calcext:value-type="float">
            <text:p>1070.8</text:p>
          </table:table-cell>
          <table:table-cell office:value-type="float" office:value="1420.7" calcext:value-type="float">
            <text:p>1420.7</text:p>
          </table:table-cell>
          <table:table-cell office:value-type="float" office:value="142.630031400071" calcext:value-type="float">
            <text:p>142.630031400071</text:p>
          </table:table-cell>
          <table:table-cell office:value-type="float" office:value="11.5415740898265" calcext:value-type="float">
            <text:p>11.5415740898265</text:p>
          </table:table-cell>
          <table:table-cell office:value-type="float" office:value="349.9" calcext:value-type="float">
            <text:p>349.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3</text:p>
          </table:table-cell>
          <table:table-cell office:value-type="float" office:value="843" calcext:value-type="float">
            <text:p>843</text:p>
          </table:table-cell>
          <table:table-cell office:value-type="float" office:value="1478" calcext:value-type="float">
            <text:p>1478</text:p>
          </table:table-cell>
          <table:table-cell office:value-type="float" office:value="1156.54574132492" calcext:value-type="float">
            <text:p>1156.54574132492</text:p>
          </table:table-cell>
          <table:table-cell office:value-type="float" office:value="1146" calcext:value-type="float">
            <text:p>1146</text:p>
          </table:table-cell>
          <table:table-cell office:value-type="float" office:value="1140" calcext:value-type="float">
            <text:p>1140</text:p>
          </table:table-cell>
          <table:table-cell office:value-type="float" office:value="1037.6" calcext:value-type="float">
            <text:p>1037.6</text:p>
          </table:table-cell>
          <table:table-cell office:value-type="float" office:value="1285.4" calcext:value-type="float">
            <text:p>1285.4</text:p>
          </table:table-cell>
          <table:table-cell office:value-type="float" office:value="103.25819590407" calcext:value-type="float">
            <text:p>103.25819590407</text:p>
          </table:table-cell>
          <table:table-cell office:value-type="float" office:value="8.92815495440576" calcext:value-type="float">
            <text:p>8.92815495440576</text:p>
          </table:table-cell>
          <table:table-cell office:value-type="float" office:value="247.8" calcext:value-type="float">
            <text:p>247.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4</text:p>
          </table:table-cell>
          <table:table-cell office:value-type="float" office:value="1032" calcext:value-type="float">
            <text:p>1032</text:p>
          </table:table-cell>
          <table:table-cell office:value-type="float" office:value="1486" calcext:value-type="float">
            <text:p>1486</text:p>
          </table:table-cell>
          <table:table-cell office:value-type="float" office:value="1278.30434782609" calcext:value-type="float">
            <text:p>1278.30434782609</text:p>
          </table:table-cell>
          <table:table-cell office:value-type="float" office:value="1284" calcext:value-type="float">
            <text:p>1284</text:p>
          </table:table-cell>
          <table:table-cell office:value-type="float" office:value="1280" calcext:value-type="float">
            <text:p>1280</text:p>
          </table:table-cell>
          <table:table-cell office:value-type="float" office:value="1145.6" calcext:value-type="float">
            <text:p>1145.6</text:p>
          </table:table-cell>
          <table:table-cell office:value-type="float" office:value="1409" calcext:value-type="float">
            <text:p>1409</text:p>
          </table:table-cell>
          <table:table-cell office:value-type="float" office:value="97.9712891847551" calcext:value-type="float">
            <text:p>97.9712891847551</text:p>
          </table:table-cell>
          <table:table-cell office:value-type="float" office:value="7.66415989677006" calcext:value-type="float">
            <text:p>7.66415989677006</text:p>
          </table:table-cell>
          <table:table-cell office:value-type="float" office:value="263.4" calcext:value-type="float">
            <text:p>263.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5</text:p>
          </table:table-cell>
          <table:table-cell office:value-type="float" office:value="343" calcext:value-type="float">
            <text:p>343</text:p>
          </table:table-cell>
          <table:table-cell office:value-type="float" office:value="1033" calcext:value-type="float">
            <text:p>1033</text:p>
          </table:table-cell>
          <table:table-cell office:value-type="float" office:value="854.211538461538" calcext:value-type="float">
            <text:p>854.211538461538</text:p>
          </table:table-cell>
          <table:table-cell office:value-type="float" office:value="853.5" calcext:value-type="float">
            <text:p>853.5</text:p>
          </table:table-cell>
          <table:table-cell office:value-type="float" office:value="830" calcext:value-type="float">
            <text:p>830</text:p>
          </table:table-cell>
          <table:table-cell office:value-type="float" office:value="786.6" calcext:value-type="float">
            <text:p>786.6</text:p>
          </table:table-cell>
          <table:table-cell office:value-type="float" office:value="941.4" calcext:value-type="float">
            <text:p>941.4</text:p>
          </table:table-cell>
          <table:table-cell office:value-type="float" office:value="76.3591232038824" calcext:value-type="float">
            <text:p>76.3591232038824</text:p>
          </table:table-cell>
          <table:table-cell office:value-type="float" office:value="8.93913506968164" calcext:value-type="float">
            <text:p>8.93913506968164</text:p>
          </table:table-cell>
          <table:table-cell office:value-type="float" office:value="154.8" calcext:value-type="float">
            <text:p>154.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6</text:p>
          </table:table-cell>
          <table:table-cell office:value-type="float" office:value="321" calcext:value-type="float">
            <text:p>321</text:p>
          </table:table-cell>
          <table:table-cell office:value-type="float" office:value="1479" calcext:value-type="float">
            <text:p>1479</text:p>
          </table:table-cell>
          <table:table-cell office:value-type="float" office:value="1183.82442748092" calcext:value-type="float">
            <text:p>1183.82442748092</text:p>
          </table:table-cell>
          <table:table-cell office:value-type="float" office:value="1185.5" calcext:value-type="float">
            <text:p>1185.5</text:p>
          </table:table-cell>
          <table:table-cell office:value-type="float" office:value="1190" calcext:value-type="float">
            <text:p>1190</text:p>
          </table:table-cell>
          <table:table-cell office:value-type="float" office:value="1050.2" calcext:value-type="float">
            <text:p>1050.2</text:p>
          </table:table-cell>
          <table:table-cell office:value-type="float" office:value="1339.8" calcext:value-type="float">
            <text:p>1339.8</text:p>
          </table:table-cell>
          <table:table-cell office:value-type="float" office:value="131.715848862713" calcext:value-type="float">
            <text:p>131.715848862713</text:p>
          </table:table-cell>
          <table:table-cell office:value-type="float" office:value="11.1262992894135" calcext:value-type="float">
            <text:p>11.1262992894135</text:p>
          </table:table-cell>
          <table:table-cell office:value-type="float" office:value="289.6" calcext:value-type="float">
            <text:p>289.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7</text:p>
          </table:table-cell>
          <table:table-cell office:value-type="float" office:value="802" calcext:value-type="float">
            <text:p>802</text:p>
          </table:table-cell>
          <table:table-cell office:value-type="float" office:value="1486" calcext:value-type="float">
            <text:p>1486</text:p>
          </table:table-cell>
          <table:table-cell office:value-type="float" office:value="1362.15" calcext:value-type="float">
            <text:p>1362.15</text:p>
          </table:table-cell>
          <table:table-cell office:value-type="float" office:value="1439.5" calcext:value-type="float">
            <text:p>1439.5</text:p>
          </table:table-cell>
          <table:table-cell office:value-type="float" office:value="1440" calcext:value-type="float">
            <text:p>1440</text:p>
          </table:table-cell>
          <table:table-cell office:value-type="float" office:value="1026.1" calcext:value-type="float">
            <text:p>1026.1</text:p>
          </table:table-cell>
          <table:table-cell office:value-type="float" office:value="1478" calcext:value-type="float">
            <text:p>1478</text:p>
          </table:table-cell>
          <table:table-cell office:value-type="float" office:value="186.799021300901" calcext:value-type="float">
            <text:p>186.799021300901</text:p>
          </table:table-cell>
          <table:table-cell office:value-type="float" office:value="13.7135426568954" calcext:value-type="float">
            <text:p>13.7135426568954</text:p>
          </table:table-cell>
          <table:table-cell office:value-type="float" office:value="451.9" calcext:value-type="float">
            <text:p>451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8</text:p>
          </table:table-cell>
          <table:table-cell office:value-type="float" office:value="888" calcext:value-type="float">
            <text:p>888</text:p>
          </table:table-cell>
          <table:table-cell office:value-type="float" office:value="1479" calcext:value-type="float">
            <text:p>1479</text:p>
          </table:table-cell>
          <table:table-cell office:value-type="float" office:value="1319.4347826087" calcext:value-type="float">
            <text:p>1319.4347826087</text:p>
          </table:table-cell>
          <table:table-cell office:value-type="float" office:value="1333" calcext:value-type="float">
            <text:p>1333</text:p>
          </table:table-cell>
          <table:table-cell office:value-type="float" office:value="1260" calcext:value-type="float">
            <text:p>1260</text:p>
          </table:table-cell>
          <table:table-cell office:value-type="float" office:value="1182.5" calcext:value-type="float">
            <text:p>1182.5</text:p>
          </table:table-cell>
          <table:table-cell office:value-type="float" office:value="1440" calcext:value-type="float">
            <text:p>1440</text:p>
          </table:table-cell>
          <table:table-cell office:value-type="float" office:value="96.3801745765811" calcext:value-type="float">
            <text:p>96.3801745765811</text:p>
          </table:table-cell>
          <table:table-cell office:value-type="float" office:value="7.30465619422468" calcext:value-type="float">
            <text:p>7.30465619422468</text:p>
          </table:table-cell>
          <table:table-cell office:value-type="float" office:value="257.5" calcext:value-type="float">
            <text:p>257.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29</text:p>
          </table:table-cell>
          <table:table-cell office:value-type="float" office:value="819" calcext:value-type="float">
            <text:p>819</text:p>
          </table:table-cell>
          <table:table-cell office:value-type="float" office:value="1411" calcext:value-type="float">
            <text:p>1411</text:p>
          </table:table-cell>
          <table:table-cell office:value-type="float" office:value="1229.70731707317" calcext:value-type="float">
            <text:p>1229.70731707317</text:p>
          </table:table-cell>
          <table:table-cell office:value-type="float" office:value="1229" calcext:value-type="float">
            <text:p>1229</text:p>
          </table:table-cell>
          <table:table-cell office:value-type="float" office:value="1320" calcext:value-type="float">
            <text:p>1320</text:p>
          </table:table-cell>
          <table:table-cell office:value-type="float" office:value="1106" calcext:value-type="float">
            <text:p>1106</text:p>
          </table:table-cell>
          <table:table-cell office:value-type="float" office:value="1374" calcext:value-type="float">
            <text:p>1374</text:p>
          </table:table-cell>
          <table:table-cell office:value-type="float" office:value="118.213840962562" calcext:value-type="float">
            <text:p>118.213840962562</text:p>
          </table:table-cell>
          <table:table-cell office:value-type="float" office:value="9.61316886720031" calcext:value-type="float">
            <text:p>9.61316886720031</text:p>
          </table:table-cell>
          <table:table-cell office:value-type="float" office:value="268" calcext:value-type="float">
            <text:p>2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0m30</text:p>
          </table:table-cell>
          <table:table-cell office:value-type="float" office:value="1081" calcext:value-type="float">
            <text:p>1081</text:p>
          </table:table-cell>
          <table:table-cell office:value-type="float" office:value="1486" calcext:value-type="float">
            <text:p>1486</text:p>
          </table:table-cell>
          <table:table-cell office:value-type="float" office:value="1320.11428571429" calcext:value-type="float">
            <text:p>1320.11428571429</text:p>
          </table:table-cell>
          <table:table-cell office:value-type="float" office:value="1330" calcext:value-type="float">
            <text:p>1330</text:p>
          </table:table-cell>
          <table:table-cell office:value-type="float" office:value="1440" calcext:value-type="float">
            <text:p>1440</text:p>
          </table:table-cell>
          <table:table-cell office:value-type="float" office:value="1161" calcext:value-type="float">
            <text:p>1161</text:p>
          </table:table-cell>
          <table:table-cell office:value-type="float" office:value="1475.6" calcext:value-type="float">
            <text:p>1475.6</text:p>
          </table:table-cell>
          <table:table-cell office:value-type="float" office:value="123.998048236198" calcext:value-type="float">
            <text:p>123.998048236198</text:p>
          </table:table-cell>
          <table:table-cell office:value-type="float" office:value="9.39297828817189" calcext:value-type="float">
            <text:p>9.39297828817189</text:p>
          </table:table-cell>
          <table:table-cell office:value-type="float" office:value="314.6" calcext:value-type="float">
            <text:p>314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0</text:p>
          </table:table-cell>
          <table:table-cell office:value-type="float" office:value="59" calcext:value-type="float">
            <text:p>59</text:p>
          </table:table-cell>
          <table:table-cell office:value-type="float" office:value="1484" calcext:value-type="float">
            <text:p>1484</text:p>
          </table:table-cell>
          <table:table-cell office:value-type="float" office:value="808.396788990826" calcext:value-type="float">
            <text:p>808.396788990826</text:p>
          </table:table-cell>
          <table:table-cell office:value-type="float" office:value="882" calcext:value-type="float">
            <text:p>882</text:p>
          </table:table-cell>
          <table:table-cell office:value-type="float" office:value="910" calcext:value-type="float">
            <text:p>910</text:p>
          </table:table-cell>
          <table:table-cell office:value-type="float" office:value="387" calcext:value-type="float">
            <text:p>387</text:p>
          </table:table-cell>
          <table:table-cell office:value-type="float" office:value="1044.5" calcext:value-type="float">
            <text:p>1044.5</text:p>
          </table:table-cell>
          <table:table-cell office:value-type="float" office:value="295.001158600899" calcext:value-type="float">
            <text:p>295.001158600899</text:p>
          </table:table-cell>
          <table:table-cell office:value-type="float" office:value="36.492123993858" calcext:value-type="float">
            <text:p>36.492123993858</text:p>
          </table:table-cell>
          <table:table-cell office:value-type="float" office:value="657.5" calcext:value-type="float">
            <text:p>657.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1</text:p>
          </table:table-cell>
          <table:table-cell office:value-type="float" office:value="292" calcext:value-type="float">
            <text:p>292</text:p>
          </table:table-cell>
          <table:table-cell office:value-type="float" office:value="1486" calcext:value-type="float">
            <text:p>1486</text:p>
          </table:table-cell>
          <table:table-cell office:value-type="float" office:value="1197.82585278276" calcext:value-type="float">
            <text:p>1197.82585278276</text:p>
          </table:table-cell>
          <table:table-cell office:value-type="float" office:value="1210" calcext:value-type="float">
            <text:p>1210</text:p>
          </table:table-cell>
          <table:table-cell office:value-type="float" office:value="980" calcext:value-type="float">
            <text:p>980</text:p>
          </table:table-cell>
          <table:table-cell office:value-type="float" office:value="977" calcext:value-type="float">
            <text:p>977</text:p>
          </table:table-cell>
          <table:table-cell office:value-type="float" office:value="1417.4" calcext:value-type="float">
            <text:p>1417.4</text:p>
          </table:table-cell>
          <table:table-cell office:value-type="float" office:value="178.497184286076" calcext:value-type="float">
            <text:p>178.497184286076</text:p>
          </table:table-cell>
          <table:table-cell office:value-type="float" office:value="14.9017642148393" calcext:value-type="float">
            <text:p>14.9017642148393</text:p>
          </table:table-cell>
          <table:table-cell office:value-type="float" office:value="440.4" calcext:value-type="float">
            <text:p>440.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2</text:p>
          </table:table-cell>
          <table:table-cell office:value-type="float" office:value="103" calcext:value-type="float">
            <text:p>103</text:p>
          </table:table-cell>
          <table:table-cell office:value-type="float" office:value="1482" calcext:value-type="float">
            <text:p>1482</text:p>
          </table:table-cell>
          <table:table-cell office:value-type="float" office:value="796.136633663366" calcext:value-type="float">
            <text:p>796.136633663366</text:p>
          </table:table-cell>
          <table:table-cell office:value-type="float" office:value="899" calcext:value-type="float">
            <text:p>899</text:p>
          </table:table-cell>
          <table:table-cell office:value-type="float" office:value="1030" calcext:value-type="float">
            <text:p>1030</text:p>
          </table:table-cell>
          <table:table-cell office:value-type="float" office:value="347.4" calcext:value-type="float">
            <text:p>347.4</text:p>
          </table:table-cell>
          <table:table-cell office:value-type="float" office:value="1123" calcext:value-type="float">
            <text:p>1123</text:p>
          </table:table-cell>
          <table:table-cell office:value-type="float" office:value="305.411982918277" calcext:value-type="float">
            <text:p>305.411982918277</text:p>
          </table:table-cell>
          <table:table-cell office:value-type="float" office:value="38.3617547547015" calcext:value-type="float">
            <text:p>38.3617547547015</text:p>
          </table:table-cell>
          <table:table-cell office:value-type="float" office:value="775.6" calcext:value-type="float">
            <text:p>775.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3</text:p>
          </table:table-cell>
          <table:table-cell office:value-type="float" office:value="287" calcext:value-type="float">
            <text:p>287</text:p>
          </table:table-cell>
          <table:table-cell office:value-type="float" office:value="1486" calcext:value-type="float">
            <text:p>1486</text:p>
          </table:table-cell>
          <table:table-cell office:value-type="float" office:value="1338.0347826087" calcext:value-type="float">
            <text:p>1338.0347826087</text:p>
          </table:table-cell>
          <table:table-cell office:value-type="float" office:value="1359" calcext:value-type="float">
            <text:p>1359</text:p>
          </table:table-cell>
          <table:table-cell office:value-type="float" office:value="1430" calcext:value-type="float">
            <text:p>1430</text:p>
          </table:table-cell>
          <table:table-cell office:value-type="float" office:value="1208" calcext:value-type="float">
            <text:p>1208</text:p>
          </table:table-cell>
          <table:table-cell office:value-type="float" office:value="1459" calcext:value-type="float">
            <text:p>1459</text:p>
          </table:table-cell>
          <table:table-cell office:value-type="float" office:value="120.701553700534" calcext:value-type="float">
            <text:p>120.701553700534</text:p>
          </table:table-cell>
          <table:table-cell office:value-type="float" office:value="9.02080837279946" calcext:value-type="float">
            <text:p>9.02080837279946</text:p>
          </table:table-cell>
          <table:table-cell office:value-type="float" office:value="251" calcext:value-type="float">
            <text:p>25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4</text:p>
          </table:table-cell>
          <table:table-cell office:value-type="float" office:value="372" calcext:value-type="float">
            <text:p>372</text:p>
          </table:table-cell>
          <table:table-cell office:value-type="float" office:value="1485" calcext:value-type="float">
            <text:p>1485</text:p>
          </table:table-cell>
          <table:table-cell office:value-type="float" office:value="1346.90322580645" calcext:value-type="float">
            <text:p>1346.90322580645</text:p>
          </table:table-cell>
          <table:table-cell office:value-type="float" office:value="1396" calcext:value-type="float">
            <text:p>1396</text:p>
          </table:table-cell>
          <table:table-cell office:value-type="float" office:value="1410" calcext:value-type="float">
            <text:p>1410</text:p>
          </table:table-cell>
          <table:table-cell office:value-type="float" office:value="1227.2" calcext:value-type="float">
            <text:p>1227.2</text:p>
          </table:table-cell>
          <table:table-cell office:value-type="float" office:value="1466" calcext:value-type="float">
            <text:p>1466</text:p>
          </table:table-cell>
          <table:table-cell office:value-type="float" office:value="173.745916122295" calcext:value-type="float">
            <text:p>173.745916122295</text:p>
          </table:table-cell>
          <table:table-cell office:value-type="float" office:value="12.8996584753345" calcext:value-type="float">
            <text:p>12.8996584753345</text:p>
          </table:table-cell>
          <table:table-cell office:value-type="float" office:value="238.8" calcext:value-type="float">
            <text:p>238.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5</text:p>
          </table:table-cell>
          <table:table-cell office:value-type="float" office:value="854" calcext:value-type="float">
            <text:p>854</text:p>
          </table:table-cell>
          <table:table-cell office:value-type="float" office:value="1474" calcext:value-type="float">
            <text:p>1474</text:p>
          </table:table-cell>
          <table:table-cell office:value-type="float" office:value="1217.57777777778" calcext:value-type="float">
            <text:p>1217.57777777778</text:p>
          </table:table-cell>
          <table:table-cell office:value-type="float" office:value="1227" calcext:value-type="float">
            <text:p>1227</text:p>
          </table:table-cell>
          <table:table-cell office:value-type="float" office:value="1250" calcext:value-type="float">
            <text:p>1250</text:p>
          </table:table-cell>
          <table:table-cell office:value-type="float" office:value="1059.8" calcext:value-type="float">
            <text:p>1059.8</text:p>
          </table:table-cell>
          <table:table-cell office:value-type="float" office:value="1365" calcext:value-type="float">
            <text:p>1365</text:p>
          </table:table-cell>
          <table:table-cell office:value-type="float" office:value="121.338817517215" calcext:value-type="float">
            <text:p>121.338817517215</text:p>
          </table:table-cell>
          <table:table-cell office:value-type="float" office:value="9.96559067780237" calcext:value-type="float">
            <text:p>9.96559067780237</text:p>
          </table:table-cell>
          <table:table-cell office:value-type="float" office:value="305.2" calcext:value-type="float">
            <text:p>305.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6</text:p>
          </table:table-cell>
          <table:table-cell office:value-type="float" office:value="141" calcext:value-type="float">
            <text:p>141</text:p>
          </table:table-cell>
          <table:table-cell office:value-type="float" office:value="1056" calcext:value-type="float">
            <text:p>1056</text:p>
          </table:table-cell>
          <table:table-cell office:value-type="float" office:value="799.174242424242" calcext:value-type="float">
            <text:p>799.174242424242</text:p>
          </table:table-cell>
          <table:table-cell office:value-type="float" office:value="863" calcext:value-type="float">
            <text:p>863</text:p>
          </table:table-cell>
          <table:table-cell office:value-type="float" office:value="940" calcext:value-type="float">
            <text:p>940</text:p>
          </table:table-cell>
          <table:table-cell office:value-type="float" office:value="529.9" calcext:value-type="float">
            <text:p>529.9</text:p>
          </table:table-cell>
          <table:table-cell office:value-type="float" office:value="983" calcext:value-type="float">
            <text:p>983</text:p>
          </table:table-cell>
          <table:table-cell office:value-type="float" office:value="195.637633375023" calcext:value-type="float">
            <text:p>195.637633375023</text:p>
          </table:table-cell>
          <table:table-cell office:value-type="float" office:value="24.4799723251301" calcext:value-type="float">
            <text:p>24.4799723251301</text:p>
          </table:table-cell>
          <table:table-cell office:value-type="float" office:value="453.1" calcext:value-type="float">
            <text:p>453.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7</text:p>
          </table:table-cell>
          <table:table-cell office:value-type="float" office:value="233" calcext:value-type="float">
            <text:p>233</text:p>
          </table:table-cell>
          <table:table-cell office:value-type="float" office:value="1321" calcext:value-type="float">
            <text:p>1321</text:p>
          </table:table-cell>
          <table:table-cell office:value-type="float" office:value="1034.39440993789" calcext:value-type="float">
            <text:p>1034.39440993789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937.2" calcext:value-type="float">
            <text:p>937.2</text:p>
          </table:table-cell>
          <table:table-cell office:value-type="float" office:value="1179.4" calcext:value-type="float">
            <text:p>1179.4</text:p>
          </table:table-cell>
          <table:table-cell office:value-type="float" office:value="121.902940170598" calcext:value-type="float">
            <text:p>121.902940170598</text:p>
          </table:table-cell>
          <table:table-cell office:value-type="float" office:value="11.7849573624357" calcext:value-type="float">
            <text:p>11.7849573624357</text:p>
          </table:table-cell>
          <table:table-cell office:value-type="float" office:value="242.2" calcext:value-type="float">
            <text:p>242.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8</text:p>
          </table:table-cell>
          <table:table-cell office:value-type="float" office:value="150" calcext:value-type="float">
            <text:p>150</text:p>
          </table:table-cell>
          <table:table-cell office:value-type="float" office:value="1486" calcext:value-type="float">
            <text:p>1486</text:p>
          </table:table-cell>
          <table:table-cell office:value-type="float" office:value="843.0625" calcext:value-type="float">
            <text:p>843.0625</text:p>
          </table:table-cell>
          <table:table-cell office:value-type="float" office:value="717" calcext:value-type="float">
            <text:p>717</text:p>
          </table:table-cell>
          <table:table-cell office:value-type="float" office:value="170" calcext:value-type="float">
            <text:p>170</text:p>
          </table:table-cell>
          <table:table-cell office:value-type="float" office:value="205.6" calcext:value-type="float">
            <text:p>205.6</text:p>
          </table:table-cell>
          <table:table-cell office:value-type="float" office:value="1468.3" calcext:value-type="float">
            <text:p>1468.3</text:p>
          </table:table-cell>
          <table:table-cell office:value-type="float" office:value="537.619512937811" calcext:value-type="float">
            <text:p>537.619512937811</text:p>
          </table:table-cell>
          <table:table-cell office:value-type="float" office:value="63.7698288012824" calcext:value-type="float">
            <text:p>63.7698288012824</text:p>
          </table:table-cell>
          <table:table-cell office:value-type="float" office:value="1262.7" calcext:value-type="float">
            <text:p>1262.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09</text:p>
          </table:table-cell>
          <table:table-cell office:value-type="float" office:value="44" calcext:value-type="float">
            <text:p>44</text:p>
          </table:table-cell>
          <table:table-cell office:value-type="float" office:value="1486" calcext:value-type="float">
            <text:p>1486</text:p>
          </table:table-cell>
          <table:table-cell office:value-type="float" office:value="580.979166666667" calcext:value-type="float">
            <text:p>580.979166666667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177.3" calcext:value-type="float">
            <text:p>177.3</text:p>
          </table:table-cell>
          <table:table-cell office:value-type="float" office:value="1147.3" calcext:value-type="float">
            <text:p>1147.3</text:p>
          </table:table-cell>
          <table:table-cell office:value-type="float" office:value="376.044332469284" calcext:value-type="float">
            <text:p>376.044332469284</text:p>
          </table:table-cell>
          <table:table-cell office:value-type="float" office:value="64.7259581831163" calcext:value-type="float">
            <text:p>64.7259581831163</text:p>
          </table:table-cell>
          <table:table-cell office:value-type="float" office:value="970.000000000002" calcext:value-type="float">
            <text:p>970.0000000000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0</text:p>
          </table:table-cell>
          <table:table-cell office:value-type="float" office:value="94" calcext:value-type="float">
            <text:p>94</text:p>
          </table:table-cell>
          <table:table-cell office:value-type="float" office:value="1174" calcext:value-type="float">
            <text:p>1174</text:p>
          </table:table-cell>
          <table:table-cell office:value-type="float" office:value="435.692307692308" calcext:value-type="float">
            <text:p>435.692307692308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178.6" calcext:value-type="float">
            <text:p>178.6</text:p>
          </table:table-cell>
          <table:table-cell office:value-type="float" office:value="640.5" calcext:value-type="float">
            <text:p>640.5</text:p>
          </table:table-cell>
          <table:table-cell office:value-type="float" office:value="204.376678553035" calcext:value-type="float">
            <text:p>204.376678553035</text:p>
          </table:table-cell>
          <table:table-cell office:value-type="float" office:value="46.9084890746725" calcext:value-type="float">
            <text:p>46.9084890746725</text:p>
          </table:table-cell>
          <table:table-cell office:value-type="float" office:value="461.9" calcext:value-type="float">
            <text:p>461.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1</text:p>
          </table:table-cell>
          <table:table-cell office:value-type="float" office:value="131" calcext:value-type="float">
            <text:p>131</text:p>
          </table:table-cell>
          <table:table-cell office:value-type="float" office:value="1445" calcext:value-type="float">
            <text:p>1445</text:p>
          </table:table-cell>
          <table:table-cell office:value-type="float" office:value="709.268656716418" calcext:value-type="float">
            <text:p>709.268656716418</text:p>
          </table:table-cell>
          <table:table-cell office:value-type="float" office:value="767" calcext:value-type="float">
            <text:p>767</text:p>
          </table:table-cell>
          <table:table-cell office:value-type="float" office:value="1010" calcext:value-type="float">
            <text:p>1010</text:p>
          </table:table-cell>
          <table:table-cell office:value-type="float" office:value="339" calcext:value-type="float">
            <text:p>339</text:p>
          </table:table-cell>
          <table:table-cell office:value-type="float" office:value="1012" calcext:value-type="float">
            <text:p>1012</text:p>
          </table:table-cell>
          <table:table-cell office:value-type="float" office:value="263.828519047291" calcext:value-type="float">
            <text:p>263.828519047291</text:p>
          </table:table-cell>
          <table:table-cell office:value-type="float" office:value="37.1972617919835" calcext:value-type="float">
            <text:p>37.1972617919835</text:p>
          </table:table-cell>
          <table:table-cell office:value-type="float" office:value="673" calcext:value-type="float">
            <text:p>67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2</text:p>
          </table:table-cell>
          <table:table-cell office:value-type="float" office:value="112" calcext:value-type="float">
            <text:p>112</text:p>
          </table:table-cell>
          <table:table-cell office:value-type="float" office:value="1003" calcext:value-type="float">
            <text:p>1003</text:p>
          </table:table-cell>
          <table:table-cell office:value-type="float" office:value="688.8" calcext:value-type="float">
            <text:p>688.8</text:p>
          </table:table-cell>
          <table:table-cell office:value-type="float" office:value="668" calcext:value-type="float">
            <text:p>668</text:p>
          </table:table-cell>
          <table:table-cell office:value-type="float" office:value="530" calcext:value-type="float">
            <text:p>530</text:p>
          </table:table-cell>
          <table:table-cell office:value-type="float" office:value="483.9" calcext:value-type="float">
            <text:p>483.9</text:p>
          </table:table-cell>
          <table:table-cell office:value-type="float" office:value="948.3" calcext:value-type="float">
            <text:p>948.3</text:p>
          </table:table-cell>
          <table:table-cell office:value-type="float" office:value="201.348420789987" calcext:value-type="float">
            <text:p>201.348420789987</text:p>
          </table:table-cell>
          <table:table-cell office:value-type="float" office:value="29.2317684073733" calcext:value-type="float">
            <text:p>29.2317684073733</text:p>
          </table:table-cell>
          <table:table-cell office:value-type="float" office:value="464.4" calcext:value-type="float">
            <text:p>464.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3</text:p>
          </table:table-cell>
          <table:table-cell office:value-type="float" office:value="132" calcext:value-type="float">
            <text:p>132</text:p>
          </table:table-cell>
          <table:table-cell office:value-type="float" office:value="1427" calcext:value-type="float">
            <text:p>1427</text:p>
          </table:table-cell>
          <table:table-cell office:value-type="float" office:value="757.072727272727" calcext:value-type="float">
            <text:p>757.072727272727</text:p>
          </table:table-cell>
          <table:table-cell office:value-type="float" office:value="855" calcext:value-type="float">
            <text:p>855</text:p>
          </table:table-cell>
          <table:table-cell office:value-type="float" office:value="880" calcext:value-type="float">
            <text:p>880</text:p>
          </table:table-cell>
          <table:table-cell office:value-type="float" office:value="358.2" calcext:value-type="float">
            <text:p>358.2</text:p>
          </table:table-cell>
          <table:table-cell office:value-type="float" office:value="987.6" calcext:value-type="float">
            <text:p>987.6</text:p>
          </table:table-cell>
          <table:table-cell office:value-type="float" office:value="251.000718190508" calcext:value-type="float">
            <text:p>251.000718190508</text:p>
          </table:table-cell>
          <table:table-cell office:value-type="float" office:value="33.1541091296091" calcext:value-type="float">
            <text:p>33.1541091296091</text:p>
          </table:table-cell>
          <table:table-cell office:value-type="float" office:value="629.4" calcext:value-type="float">
            <text:p>629.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4</text:p>
          </table:table-cell>
          <table:table-cell office:value-type="float" office:value="201" calcext:value-type="float">
            <text:p>201</text:p>
          </table:table-cell>
          <table:table-cell office:value-type="float" office:value="1485" calcext:value-type="float">
            <text:p>1485</text:p>
          </table:table-cell>
          <table:table-cell office:value-type="float" office:value="917.333333333333" calcext:value-type="float">
            <text:p>917.333333333333</text:p>
          </table:table-cell>
          <table:table-cell office:value-type="float" office:value="938" calcext:value-type="float">
            <text:p>938</text:p>
          </table:table-cell>
          <table:table-cell office:value-type="float" office:value="1480" calcext:value-type="float">
            <text:p>1480</text:p>
          </table:table-cell>
          <table:table-cell office:value-type="float" office:value="250.2" calcext:value-type="float">
            <text:p>250.2</text:p>
          </table:table-cell>
          <table:table-cell office:value-type="float" office:value="1478.7" calcext:value-type="float">
            <text:p>1478.7</text:p>
          </table:table-cell>
          <table:table-cell office:value-type="float" office:value="537.333000683178" calcext:value-type="float">
            <text:p>537.333000683178</text:p>
          </table:table-cell>
          <table:table-cell office:value-type="float" office:value="58.5755451326139" calcext:value-type="float">
            <text:p>58.5755451326139</text:p>
          </table:table-cell>
          <table:table-cell office:value-type="float" office:value="1228.5" calcext:value-type="float">
            <text:p>1228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5</text:p>
          </table:table-cell>
          <table:table-cell office:value-type="float" office:value="157" calcext:value-type="float">
            <text:p>157</text:p>
          </table:table-cell>
          <table:table-cell office:value-type="float" office:value="1483" calcext:value-type="float">
            <text:p>1483</text:p>
          </table:table-cell>
          <table:table-cell office:value-type="float" office:value="610.977272727273" calcext:value-type="float">
            <text:p>610.977272727273</text:p>
          </table:table-cell>
          <table:table-cell office:value-type="float" office:value="529" calcext:value-type="float">
            <text:p>529</text:p>
          </table:table-cell>
          <table:table-cell office:value-type="float" office:value="510" calcext:value-type="float">
            <text:p>510</text:p>
          </table:table-cell>
          <table:table-cell office:value-type="float" office:value="256.9" calcext:value-type="float">
            <text:p>256.9</text:p>
          </table:table-cell>
          <table:table-cell office:value-type="float" office:value="1168.9" calcext:value-type="float">
            <text:p>1168.9</text:p>
          </table:table-cell>
          <table:table-cell office:value-type="float" office:value="336.508923039809" calcext:value-type="float">
            <text:p>336.508923039809</text:p>
          </table:table-cell>
          <table:table-cell office:value-type="float" office:value="55.0771588503947" calcext:value-type="float">
            <text:p>55.0771588503947</text:p>
          </table:table-cell>
          <table:table-cell office:value-type="float" office:value="912.000000000001" calcext:value-type="float">
            <text:p>912.0000000000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6</text:p>
          </table:table-cell>
          <table:table-cell office:value-type="float" office:value="431" calcext:value-type="float">
            <text:p>431</text:p>
          </table:table-cell>
          <table:table-cell office:value-type="float" office:value="1184" calcext:value-type="float">
            <text:p>1184</text:p>
          </table:table-cell>
          <table:table-cell office:value-type="float" office:value="983.609195402299" calcext:value-type="float">
            <text:p>983.609195402299</text:p>
          </table:table-cell>
          <table:table-cell office:value-type="float" office:value="996.5" calcext:value-type="float">
            <text:p>996.5</text:p>
          </table:table-cell>
          <table:table-cell office:value-type="float" office:value="950" calcext:value-type="float">
            <text:p>950</text:p>
          </table:table-cell>
          <table:table-cell office:value-type="float" office:value="905.7" calcext:value-type="float">
            <text:p>905.7</text:p>
          </table:table-cell>
          <table:table-cell office:value-type="float" office:value="1085.8" calcext:value-type="float">
            <text:p>1085.8</text:p>
          </table:table-cell>
          <table:table-cell office:value-type="float" office:value="105.797096272514" calcext:value-type="float">
            <text:p>105.797096272514</text:p>
          </table:table-cell>
          <table:table-cell office:value-type="float" office:value="10.7560092735045" calcext:value-type="float">
            <text:p>10.7560092735045</text:p>
          </table:table-cell>
          <table:table-cell office:value-type="float" office:value="180.1" calcext:value-type="float">
            <text:p>180.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7</text:p>
          </table:table-cell>
          <table:table-cell office:value-type="float" office:value="121" calcext:value-type="float">
            <text:p>121</text:p>
          </table:table-cell>
          <table:table-cell office:value-type="float" office:value="1471" calcext:value-type="float">
            <text:p>1471</text:p>
          </table:table-cell>
          <table:table-cell office:value-type="float" office:value="672.407407407407" calcext:value-type="float">
            <text:p>672.407407407407</text:p>
          </table:table-cell>
          <table:table-cell office:value-type="float" office:value="521" calcext:value-type="float">
            <text:p>521</text:p>
          </table:table-cell>
          <table:table-cell office:value-type="float" office:value="370" calcext:value-type="float">
            <text:p>370</text:p>
          </table:table-cell>
          <table:table-cell office:value-type="float" office:value="369.8" calcext:value-type="float">
            <text:p>369.8</text:p>
          </table:table-cell>
          <table:table-cell office:value-type="float" office:value="1390.2" calcext:value-type="float">
            <text:p>1390.2</text:p>
          </table:table-cell>
          <table:table-cell office:value-type="float" office:value="376.332939671086" calcext:value-type="float">
            <text:p>376.332939671086</text:p>
          </table:table-cell>
          <table:table-cell office:value-type="float" office:value="55.9679943327972" calcext:value-type="float">
            <text:p>55.9679943327972</text:p>
          </table:table-cell>
          <table:table-cell office:value-type="float" office:value="1020.4" calcext:value-type="float">
            <text:p>1020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8</text:p>
          </table:table-cell>
          <table:table-cell office:value-type="float" office:value="178" calcext:value-type="float">
            <text:p>178</text:p>
          </table:table-cell>
          <table:table-cell office:value-type="float" office:value="1445" calcext:value-type="float">
            <text:p>1445</text:p>
          </table:table-cell>
          <table:table-cell office:value-type="float" office:value="921.3671875" calcext:value-type="float">
            <text:p>921.3671875</text:p>
          </table:table-cell>
          <table:table-cell office:value-type="float" office:value="963" calcext:value-type="float">
            <text:p>963</text:p>
          </table:table-cell>
          <table:table-cell office:value-type="float" office:value="960" calcext:value-type="float">
            <text:p>960</text:p>
          </table:table-cell>
          <table:table-cell office:value-type="float" office:value="693" calcext:value-type="float">
            <text:p>693</text:p>
          </table:table-cell>
          <table:table-cell office:value-type="float" office:value="1036.6" calcext:value-type="float">
            <text:p>1036.6</text:p>
          </table:table-cell>
          <table:table-cell office:value-type="float" office:value="171.867320694588" calcext:value-type="float">
            <text:p>171.867320694588</text:p>
          </table:table-cell>
          <table:table-cell office:value-type="float" office:value="18.653510025783" calcext:value-type="float">
            <text:p>18.653510025783</text:p>
          </table:table-cell>
          <table:table-cell office:value-type="float" office:value="343.6" calcext:value-type="float">
            <text:p>343.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19</text:p>
          </table:table-cell>
          <table:table-cell office:value-type="float" office:value="546" calcext:value-type="float">
            <text:p>546</text:p>
          </table:table-cell>
          <table:table-cell office:value-type="float" office:value="1485" calcext:value-type="float">
            <text:p>1485</text:p>
          </table:table-cell>
          <table:table-cell office:value-type="float" office:value="1272.6338028169" calcext:value-type="float">
            <text:p>1272.6338028169</text:p>
          </table:table-cell>
          <table:table-cell office:value-type="float" office:value="1302" calcext:value-type="float">
            <text:p>1302</text:p>
          </table:table-cell>
          <table:table-cell office:value-type="float" office:value="1300" calcext:value-type="float">
            <text:p>1300</text:p>
          </table:table-cell>
          <table:table-cell office:value-type="float" office:value="1095" calcext:value-type="float">
            <text:p>1095</text:p>
          </table:table-cell>
          <table:table-cell office:value-type="float" office:value="1451" calcext:value-type="float">
            <text:p>1451</text:p>
          </table:table-cell>
          <table:table-cell office:value-type="float" office:value="168.095146478468" calcext:value-type="float">
            <text:p>168.095146478468</text:p>
          </table:table-cell>
          <table:table-cell office:value-type="float" office:value="13.2084458315031" calcext:value-type="float">
            <text:p>13.2084458315031</text:p>
          </table:table-cell>
          <table:table-cell office:value-type="float" office:value="356" calcext:value-type="float">
            <text:p>3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0</text:p>
          </table:table-cell>
          <table:table-cell office:value-type="float" office:value="881" calcext:value-type="float">
            <text:p>881</text:p>
          </table:table-cell>
          <table:table-cell office:value-type="float" office:value="1479" calcext:value-type="float">
            <text:p>1479</text:p>
          </table:table-cell>
          <table:table-cell office:value-type="float" office:value="1272.31147540984" calcext:value-type="float">
            <text:p>1272.31147540984</text:p>
          </table:table-cell>
          <table:table-cell office:value-type="float" office:value="1274.5" calcext:value-type="float">
            <text:p>1274.5</text:p>
          </table:table-cell>
          <table:table-cell office:value-type="float" office:value="1230" calcext:value-type="float">
            <text:p>1230</text:p>
          </table:table-cell>
          <table:table-cell office:value-type="float" office:value="1145.9" calcext:value-type="float">
            <text:p>1145.9</text:p>
          </table:table-cell>
          <table:table-cell office:value-type="float" office:value="1399.9" calcext:value-type="float">
            <text:p>1399.9</text:p>
          </table:table-cell>
          <table:table-cell office:value-type="float" office:value="104.336873506023" calcext:value-type="float">
            <text:p>104.336873506023</text:p>
          </table:table-cell>
          <table:table-cell office:value-type="float" office:value="8.20057631504218" calcext:value-type="float">
            <text:p>8.20057631504218</text:p>
          </table:table-cell>
          <table:table-cell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1</text:p>
          </table:table-cell>
          <table:table-cell office:value-type="float" office:value="199" calcext:value-type="float">
            <text:p>199</text:p>
          </table:table-cell>
          <table:table-cell office:value-type="float" office:value="1422" calcext:value-type="float">
            <text:p>1422</text:p>
          </table:table-cell>
          <table:table-cell office:value-type="float" office:value="714.69387755102" calcext:value-type="float">
            <text:p>714.69387755102</text:p>
          </table:table-cell>
          <table:table-cell office:value-type="float" office:value="735" calcext:value-type="float">
            <text:p>735</text:p>
          </table:table-cell>
          <table:table-cell office:value-type="float" office:value="920" calcext:value-type="float">
            <text:p>920</text:p>
          </table:table-cell>
          <table:table-cell office:value-type="float" office:value="452.2" calcext:value-type="float">
            <text:p>452.2</text:p>
          </table:table-cell>
          <table:table-cell office:value-type="float" office:value="946.6" calcext:value-type="float">
            <text:p>946.6</text:p>
          </table:table-cell>
          <table:table-cell office:value-type="float" office:value="227.705145974792" calcext:value-type="float">
            <text:p>227.705145974792</text:p>
          </table:table-cell>
          <table:table-cell office:value-type="float" office:value="31.8605144282262" calcext:value-type="float">
            <text:p>31.8605144282262</text:p>
          </table:table-cell>
          <table:table-cell office:value-type="float" office:value="494.4" calcext:value-type="float">
            <text:p>494.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2</text:p>
          </table:table-cell>
          <table:table-cell office:value-type="float" office:value="871" calcext:value-type="float">
            <text:p>871</text:p>
          </table:table-cell>
          <table:table-cell office:value-type="float" office:value="1466" calcext:value-type="float">
            <text:p>1466</text:p>
          </table:table-cell>
          <table:table-cell office:value-type="float" office:value="1237.88421052632" calcext:value-type="float">
            <text:p>1237.88421052632</text:p>
          </table:table-cell>
          <table:table-cell office:value-type="float" office:value="1245" calcext:value-type="float">
            <text:p>1245</text:p>
          </table:table-cell>
          <table:table-cell office:value-type="float" office:value="1220" calcext:value-type="float">
            <text:p>1220</text:p>
          </table:table-cell>
          <table:table-cell office:value-type="float" office:value="1073.2" calcext:value-type="float">
            <text:p>1073.2</text:p>
          </table:table-cell>
          <table:table-cell office:value-type="float" office:value="1394.8" calcext:value-type="float">
            <text:p>1394.8</text:p>
          </table:table-cell>
          <table:table-cell office:value-type="float" office:value="123.042793382463" calcext:value-type="float">
            <text:p>123.042793382463</text:p>
          </table:table-cell>
          <table:table-cell office:value-type="float" office:value="9.93976596002855" calcext:value-type="float">
            <text:p>9.93976596002855</text:p>
          </table:table-cell>
          <table:table-cell office:value-type="float" office:value="321.6" calcext:value-type="float">
            <text:p>321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3</text:p>
          </table:table-cell>
          <table:table-cell office:value-type="float" office:value="284" calcext:value-type="float">
            <text:p>284</text:p>
          </table:table-cell>
          <table:table-cell office:value-type="float" office:value="1118" calcext:value-type="float">
            <text:p>1118</text:p>
          </table:table-cell>
          <table:table-cell office:value-type="float" office:value="945.442105263158" calcext:value-type="float">
            <text:p>945.442105263158</text:p>
          </table:table-cell>
          <table:table-cell office:value-type="float" office:value="971" calcext:value-type="float">
            <text:p>971</text:p>
          </table:table-cell>
          <table:table-cell office:value-type="float" office:value="960" calcext:value-type="float">
            <text:p>960</text:p>
          </table:table-cell>
          <table:table-cell office:value-type="float" office:value="883.4" calcext:value-type="float">
            <text:p>883.4</text:p>
          </table:table-cell>
          <table:table-cell office:value-type="float" office:value="1055.8" calcext:value-type="float">
            <text:p>1055.8</text:p>
          </table:table-cell>
          <table:table-cell office:value-type="float" office:value="148.86154611052" calcext:value-type="float">
            <text:p>148.86154611052</text:p>
          </table:table-cell>
          <table:table-cell office:value-type="float" office:value="15.745178396628" calcext:value-type="float">
            <text:p>15.745178396628</text:p>
          </table:table-cell>
          <table:table-cell office:value-type="float" office:value="172.4" calcext:value-type="float">
            <text:p>172.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4</text:p>
          </table:table-cell>
          <table:table-cell office:value-type="float" office:value="75" calcext:value-type="float">
            <text:p>75</text:p>
          </table:table-cell>
          <table:table-cell office:value-type="float" office:value="1115" calcext:value-type="float">
            <text:p>1115</text:p>
          </table:table-cell>
          <table:table-cell office:value-type="float" office:value="466.105263157895" calcext:value-type="float">
            <text:p>466.105263157895</text:p>
          </table:table-cell>
          <table:table-cell office:value-type="float" office:value="502" calcext:value-type="float">
            <text:p>502</text:p>
          </table:table-cell>
          <table:table-cell office:value-type="float" office:value="180" calcext:value-type="float">
            <text:p>180</text:p>
          </table:table-cell>
          <table:table-cell office:value-type="float" office:value="184.5" calcext:value-type="float">
            <text:p>184.5</text:p>
          </table:table-cell>
          <table:table-cell office:value-type="float" office:value="661.3" calcext:value-type="float">
            <text:p>661.3</text:p>
          </table:table-cell>
          <table:table-cell office:value-type="float" office:value="212.292351897691" calcext:value-type="float">
            <text:p>212.292351897691</text:p>
          </table:table-cell>
          <table:table-cell office:value-type="float" office:value="45.5460104568218" calcext:value-type="float">
            <text:p>45.5460104568218</text:p>
          </table:table-cell>
          <table:table-cell office:value-type="float" office:value="476.8" calcext:value-type="float">
            <text:p>476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S_p1m25</text:p>
          </table:table-cell>
          <table:table-cell office:value-type="float" office:value="255" calcext:value-type="float">
            <text:p>255</text:p>
          </table:table-cell>
          <table:table-cell office:value-type="float" office:value="868" calcext:value-type="float">
            <text:p>868</text:p>
          </table:table-cell>
          <table:table-cell office:value-type="float" office:value="580.857142857143" calcext:value-type="float">
            <text:p>580.857142857143</text:p>
          </table:table-cell>
          <table:table-cell office:value-type="float" office:value="588" calcext:value-type="float">
            <text:p>588</text:p>
          </table:table-cell>
          <table:table-cell office:value-type="float" office:value="630" calcext:value-type="float">
            <text:p>630</text:p>
          </table:table-cell>
          <table:table-cell office:value-type="float" office:value="309" calcext:value-type="float">
            <text:p>309</text:p>
          </table:table-cell>
          <table:table-cell office:value-type="float" office:value="862.7" calcext:value-type="float">
            <text:p>862.7</text:p>
          </table:table-cell>
          <table:table-cell office:value-type="float" office:value="196.539624950859" calcext:value-type="float">
            <text:p>196.539624950859</text:p>
          </table:table-cell>
          <table:table-cell office:value-type="float" office:value="33.8361380879491" calcext:value-type="float">
            <text:p>33.8361380879491</text:p>
          </table:table-cell>
          <table:table-cell office:value-type="float" office:value="553.7" calcext:value-type="float">
            <text:p>553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0</text:p>
          </table:table-cell>
          <table:table-cell office:value-type="float" office:value="574" calcext:value-type="float">
            <text:p>574</text:p>
          </table:table-cell>
          <table:table-cell office:value-type="float" office:value="1486" calcext:value-type="float">
            <text:p>1486</text:p>
          </table:table-cell>
          <table:table-cell office:value-type="float" office:value="1323.12670920693" calcext:value-type="float">
            <text:p>1323.12670920693</text:p>
          </table:table-cell>
          <table:table-cell office:value-type="float" office:value="1341" calcext:value-type="float">
            <text:p>1341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460" calcext:value-type="float">
            <text:p>1460</text:p>
          </table:table-cell>
          <table:table-cell office:value-type="float" office:value="116.716181483079" calcext:value-type="float">
            <text:p>116.716181483079</text:p>
          </table:table-cell>
          <table:table-cell office:value-type="float" office:value="8.82123992138576" calcext:value-type="float">
            <text:p>8.82123992138576</text:p>
          </table:table-cell>
          <table:table-cell office:value-type="float" office:value="293" calcext:value-type="float">
            <text:p>293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1</text:p>
          </table:table-cell>
          <table:table-cell office:value-type="float" office:value="224" calcext:value-type="float">
            <text:p>224</text:p>
          </table:table-cell>
          <table:table-cell office:value-type="float" office:value="1485" calcext:value-type="float">
            <text:p>1485</text:p>
          </table:table-cell>
          <table:table-cell office:value-type="float" office:value="1232.52068780226" calcext:value-type="float">
            <text:p>1232.52068780226</text:p>
          </table:table-cell>
          <table:table-cell office:value-type="float" office:value="1234" calcext:value-type="float">
            <text:p>1234</text:p>
          </table:table-cell>
          <table:table-cell office:value-type="float" office:value="1220" calcext:value-type="float">
            <text:p>1220</text:p>
          </table:table-cell>
          <table:table-cell office:value-type="float" office:value="1086" calcext:value-type="float">
            <text:p>1086</text:p>
          </table:table-cell>
          <table:table-cell office:value-type="float" office:value="1395" calcext:value-type="float">
            <text:p>1395</text:p>
          </table:table-cell>
          <table:table-cell office:value-type="float" office:value="132.108916562152" calcext:value-type="float">
            <text:p>132.108916562152</text:p>
          </table:table-cell>
          <table:table-cell office:value-type="float" office:value="10.7185962774969" calcext:value-type="float">
            <text:p>10.7185962774969</text:p>
          </table:table-cell>
          <table:table-cell office:value-type="float" office:value="309" calcext:value-type="float">
            <text:p>309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2</text:p>
          </table:table-cell>
          <table:table-cell office:value-type="float" office:value="241" calcext:value-type="float">
            <text:p>241</text:p>
          </table:table-cell>
          <table:table-cell office:value-type="float" office:value="1484" calcext:value-type="float">
            <text:p>1484</text:p>
          </table:table-cell>
          <table:table-cell office:value-type="float" office:value="1222.23913043478" calcext:value-type="float">
            <text:p>1222.23913043478</text:p>
          </table:table-cell>
          <table:table-cell office:value-type="float" office:value="1228" calcext:value-type="float">
            <text:p>1228</text:p>
          </table:table-cell>
          <table:table-cell office:value-type="float" office:value="1150" calcext:value-type="float">
            <text:p>1150</text:p>
          </table:table-cell>
          <table:table-cell office:value-type="float" office:value="1042.6" calcext:value-type="float">
            <text:p>1042.6</text:p>
          </table:table-cell>
          <table:table-cell office:value-type="float" office:value="1421" calcext:value-type="float">
            <text:p>1421</text:p>
          </table:table-cell>
          <table:table-cell office:value-type="float" office:value="157.729393903814" calcext:value-type="float">
            <text:p>157.729393903814</text:p>
          </table:table-cell>
          <table:table-cell office:value-type="float" office:value="12.9049537014664" calcext:value-type="float">
            <text:p>12.9049537014664</text:p>
          </table:table-cell>
          <table:table-cell office:value-type="float" office:value="378.4" calcext:value-type="float">
            <text:p>378.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3</text:p>
          </table:table-cell>
          <table:table-cell office:value-type="float" office:value="247" calcext:value-type="float">
            <text:p>247</text:p>
          </table:table-cell>
          <table:table-cell office:value-type="float" office:value="1480" calcext:value-type="float">
            <text:p>1480</text:p>
          </table:table-cell>
          <table:table-cell office:value-type="float" office:value="1195.18938480096" calcext:value-type="float">
            <text:p>1195.18938480096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1035.6" calcext:value-type="float">
            <text:p>1035.6</text:p>
          </table:table-cell>
          <table:table-cell office:value-type="float" office:value="1382.4" calcext:value-type="float">
            <text:p>1382.4</text:p>
          </table:table-cell>
          <table:table-cell office:value-type="float" office:value="142.948722549332" calcext:value-type="float">
            <text:p>142.948722549332</text:p>
          </table:table-cell>
          <table:table-cell office:value-type="float" office:value="11.9603407097811" calcext:value-type="float">
            <text:p>11.9603407097811</text:p>
          </table:table-cell>
          <table:table-cell office:value-type="float" office:value="346.8" calcext:value-type="float">
            <text:p>346.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4</text:p>
          </table:table-cell>
          <table:table-cell office:value-type="float" office:value="222" calcext:value-type="float">
            <text:p>222</text:p>
          </table:table-cell>
          <table:table-cell office:value-type="float" office:value="1485" calcext:value-type="float">
            <text:p>1485</text:p>
          </table:table-cell>
          <table:table-cell office:value-type="float" office:value="1188.00954198473" calcext:value-type="float">
            <text:p>1188.00954198473</text:p>
          </table:table-cell>
          <table:table-cell office:value-type="float" office:value="1165.5" calcext:value-type="float">
            <text:p>1165.5</text:p>
          </table:table-cell>
          <table:table-cell office:value-type="float" office:value="1050" calcext:value-type="float">
            <text:p>1050</text:p>
          </table:table-cell>
          <table:table-cell office:value-type="float" office:value="1025" calcext:value-type="float">
            <text:p>1025</text:p>
          </table:table-cell>
          <table:table-cell office:value-type="float" office:value="1401.7" calcext:value-type="float">
            <text:p>1401.7</text:p>
          </table:table-cell>
          <table:table-cell office:value-type="float" office:value="148.854215078495" calcext:value-type="float">
            <text:p>148.854215078495</text:p>
          </table:table-cell>
          <table:table-cell office:value-type="float" office:value="12.5297154457037" calcext:value-type="float">
            <text:p>12.5297154457037</text:p>
          </table:table-cell>
          <table:table-cell office:value-type="float" office:value="376.7" calcext:value-type="float">
            <text:p>376.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5</text:p>
          </table:table-cell>
          <table:table-cell office:value-type="float" office:value="332" calcext:value-type="float">
            <text:p>332</text:p>
          </table:table-cell>
          <table:table-cell office:value-type="float" office:value="1478" calcext:value-type="float">
            <text:p>1478</text:p>
          </table:table-cell>
          <table:table-cell office:value-type="float" office:value="1019.88413547237" calcext:value-type="float">
            <text:p>1019.88413547237</text:p>
          </table:table-cell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911" calcext:value-type="float">
            <text:p>911</text:p>
          </table:table-cell>
          <table:table-cell office:value-type="float" office:value="1143" calcext:value-type="float">
            <text:p>1143</text:p>
          </table:table-cell>
          <table:table-cell office:value-type="float" office:value="111.551841478091" calcext:value-type="float">
            <text:p>111.551841478091</text:p>
          </table:table-cell>
          <table:table-cell office:value-type="float" office:value="10.9376974891784" calcext:value-type="float">
            <text:p>10.9376974891784</text:p>
          </table:table-cell>
          <table:table-cell office:value-type="float" office:value="232" calcext:value-type="float">
            <text:p>23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6</text:p>
          </table:table-cell>
          <table:table-cell office:value-type="float" office:value="362" calcext:value-type="float">
            <text:p>362</text:p>
          </table:table-cell>
          <table:table-cell office:value-type="float" office:value="1483" calcext:value-type="float">
            <text:p>1483</text:p>
          </table:table-cell>
          <table:table-cell office:value-type="float" office:value="1131.3993902439" calcext:value-type="float">
            <text:p>1131.3993902439</text:p>
          </table:table-cell>
          <table:table-cell office:value-type="float" office:value="1112.5" calcext:value-type="float">
            <text:p>1112.5</text:p>
          </table:table-cell>
          <table:table-cell office:value-type="float" office:value="1100" calcext:value-type="float">
            <text:p>1100</text:p>
          </table:table-cell>
          <table:table-cell office:value-type="float" office:value="967.1" calcext:value-type="float">
            <text:p>967.1</text:p>
          </table:table-cell>
          <table:table-cell office:value-type="float" office:value="1337.6" calcext:value-type="float">
            <text:p>1337.6</text:p>
          </table:table-cell>
          <table:table-cell office:value-type="float" office:value="152.4109072473" calcext:value-type="float">
            <text:p>152.4109072473</text:p>
          </table:table-cell>
          <table:table-cell office:value-type="float" office:value="13.4710084309347" calcext:value-type="float">
            <text:p>13.4710084309347</text:p>
          </table:table-cell>
          <table:table-cell office:value-type="float" office:value="370.5" calcext:value-type="float">
            <text:p>370.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7</text:p>
          </table:table-cell>
          <table:table-cell office:value-type="float" office:value="795" calcext:value-type="float">
            <text:p>795</text:p>
          </table:table-cell>
          <table:table-cell office:value-type="float" office:value="1484" calcext:value-type="float">
            <text:p>1484</text:p>
          </table:table-cell>
          <table:table-cell office:value-type="float" office:value="1202.90963855422" calcext:value-type="float">
            <text:p>1202.90963855422</text:p>
          </table:table-cell>
          <table:table-cell office:value-type="float" office:value="1209" calcext:value-type="float">
            <text:p>1209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427.5" calcext:value-type="float">
            <text:p>1427.5</text:p>
          </table:table-cell>
          <table:table-cell office:value-type="float" office:value="158.874252630687" calcext:value-type="float">
            <text:p>158.874252630687</text:p>
          </table:table-cell>
          <table:table-cell office:value-type="float" office:value="13.2074968508557" calcext:value-type="float">
            <text:p>13.2074968508557</text:p>
          </table:table-cell>
          <table:table-cell office:value-type="float" office:value="415.5" calcext:value-type="float">
            <text:p>415.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8</text:p>
          </table:table-cell>
          <table:table-cell office:value-type="float" office:value="146" calcext:value-type="float">
            <text:p>146</text:p>
          </table:table-cell>
          <table:table-cell office:value-type="float" office:value="1476" calcext:value-type="float">
            <text:p>1476</text:p>
          </table:table-cell>
          <table:table-cell office:value-type="float" office:value="921.888111888112" calcext:value-type="float">
            <text:p>921.888111888112</text:p>
          </table:table-cell>
          <table:table-cell office:value-type="float" office:value="925" calcext:value-type="float">
            <text:p>925</text:p>
          </table:table-cell>
          <table:table-cell office:value-type="float" office:value="940" calcext:value-type="float">
            <text:p>940</text:p>
          </table:table-cell>
          <table:table-cell office:value-type="float" office:value="811" calcext:value-type="float">
            <text:p>811</text:p>
          </table:table-cell>
          <table:table-cell office:value-type="float" office:value="1033.2" calcext:value-type="float">
            <text:p>1033.2</text:p>
          </table:table-cell>
          <table:table-cell office:value-type="float" office:value="124.146587960636" calcext:value-type="float">
            <text:p>124.146587960636</text:p>
          </table:table-cell>
          <table:table-cell office:value-type="float" office:value="13.4665569888272" calcext:value-type="float">
            <text:p>13.4665569888272</text:p>
          </table:table-cell>
          <table:table-cell office:value-type="float" office:value="222.2" calcext:value-type="float">
            <text:p>222.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09</text:p>
          </table:table-cell>
          <table:table-cell office:value-type="float" office:value="809" calcext:value-type="float">
            <text:p>809</text:p>
          </table:table-cell>
          <table:table-cell office:value-type="float" office:value="1482" calcext:value-type="float">
            <text:p>1482</text:p>
          </table:table-cell>
          <table:table-cell office:value-type="float" office:value="1131.46614583333" calcext:value-type="float">
            <text:p>1131.46614583333</text:p>
          </table:table-cell>
          <table:table-cell office:value-type="float" office:value="1110.5" calcext:value-type="float">
            <text:p>1110.5</text:p>
          </table:table-cell>
          <table:table-cell office:value-type="float" office:value="1080" calcext:value-type="float">
            <text:p>1080</text:p>
          </table:table-cell>
          <table:table-cell office:value-type="float" office:value="1025.6" calcext:value-type="float">
            <text:p>1025.6</text:p>
          </table:table-cell>
          <table:table-cell office:value-type="float" office:value="1278" calcext:value-type="float">
            <text:p>1278</text:p>
          </table:table-cell>
          <table:table-cell office:value-type="float" office:value="108.149827895746" calcext:value-type="float">
            <text:p>108.149827895746</text:p>
          </table:table-cell>
          <table:table-cell office:value-type="float" office:value="9.5583794790513" calcext:value-type="float">
            <text:p>9.5583794790513</text:p>
          </table:table-cell>
          <table:table-cell office:value-type="float" office:value="252.4" calcext:value-type="float">
            <text:p>252.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0</text:p>
          </table:table-cell>
          <table:table-cell office:value-type="float" office:value="906" calcext:value-type="float">
            <text:p>906</text:p>
          </table:table-cell>
          <table:table-cell office:value-type="float" office:value="1484" calcext:value-type="float">
            <text:p>1484</text:p>
          </table:table-cell>
          <table:table-cell office:value-type="float" office:value="1327.08072916667" calcext:value-type="float">
            <text:p>1327.08072916667</text:p>
          </table:table-cell>
          <table:table-cell office:value-type="float" office:value="1336.5" calcext:value-type="float">
            <text:p>1336.5</text:p>
          </table:table-cell>
          <table:table-cell office:value-type="float" office:value="1420" calcext:value-type="float">
            <text:p>1420</text:p>
          </table:table-cell>
          <table:table-cell office:value-type="float" office:value="1186.9" calcext:value-type="float">
            <text:p>1186.9</text:p>
          </table:table-cell>
          <table:table-cell office:value-type="float" office:value="1451.7" calcext:value-type="float">
            <text:p>1451.7</text:p>
          </table:table-cell>
          <table:table-cell office:value-type="float" office:value="100.27461636784" calcext:value-type="float">
            <text:p>100.27461636784</text:p>
          </table:table-cell>
          <table:table-cell office:value-type="float" office:value="7.55602987550029" calcext:value-type="float">
            <text:p>7.55602987550029</text:p>
          </table:table-cell>
          <table:table-cell office:value-type="float" office:value="264.8" calcext:value-type="float">
            <text:p>264.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1</text:p>
          </table:table-cell>
          <table:table-cell office:value-type="float" office:value="608" calcext:value-type="float">
            <text:p>608</text:p>
          </table:table-cell>
          <table:table-cell office:value-type="float" office:value="983" calcext:value-type="float">
            <text:p>983</text:p>
          </table:table-cell>
          <table:table-cell office:value-type="float" office:value="836.153846153846" calcext:value-type="float">
            <text:p>836.153846153846</text:p>
          </table:table-cell>
          <table:table-cell office:value-type="float" office:value="848" calcext:value-type="float">
            <text:p>848</text:p>
          </table:table-cell>
          <table:table-cell office:value-type="float" office:value="840" calcext:value-type="float">
            <text:p>840</text:p>
          </table:table-cell>
          <table:table-cell office:value-type="float" office:value="693.2" calcext:value-type="float">
            <text:p>693.2</text:p>
          </table:table-cell>
          <table:table-cell office:value-type="float" office:value="952.4" calcext:value-type="float">
            <text:p>952.4</text:p>
          </table:table-cell>
          <table:table-cell office:value-type="float" office:value="110.108163604284" calcext:value-type="float">
            <text:p>110.108163604284</text:p>
          </table:table-cell>
          <table:table-cell office:value-type="float" office:value="13.1684096306871" calcext:value-type="float">
            <text:p>13.1684096306871</text:p>
          </table:table-cell>
          <table:table-cell office:value-type="float" office:value="259.2" calcext:value-type="float">
            <text:p>259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2</text:p>
          </table:table-cell>
          <table:table-cell office:value-type="float" office:value="317" calcext:value-type="float">
            <text:p>317</text:p>
          </table:table-cell>
          <table:table-cell office:value-type="float" office:value="1485" calcext:value-type="float">
            <text:p>1485</text:p>
          </table:table-cell>
          <table:table-cell office:value-type="float" office:value="1206.734375" calcext:value-type="float">
            <text:p>1206.734375</text:p>
          </table:table-cell>
          <table:table-cell office:value-type="float" office:value="1214" calcext:value-type="float">
            <text:p>1214</text:p>
          </table:table-cell>
          <table:table-cell office:value-type="float" office:value="1100" calcext:value-type="float">
            <text:p>1100</text:p>
          </table:table-cell>
          <table:table-cell office:value-type="float" office:value="1003.1" calcext:value-type="float">
            <text:p>1003.1</text:p>
          </table:table-cell>
          <table:table-cell office:value-type="float" office:value="1437.1" calcext:value-type="float">
            <text:p>1437.1</text:p>
          </table:table-cell>
          <table:table-cell office:value-type="float" office:value="180.698229508863" calcext:value-type="float">
            <text:p>180.698229508863</text:p>
          </table:table-cell>
          <table:table-cell office:value-type="float" office:value="14.9741511680119" calcext:value-type="float">
            <text:p>14.9741511680119</text:p>
          </table:table-cell>
          <table:table-cell office:value-type="float" office:value="434" calcext:value-type="float">
            <text:p>4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3</text:p>
          </table:table-cell>
          <table:table-cell office:value-type="float" office:value="847" calcext:value-type="float">
            <text:p>847</text:p>
          </table:table-cell>
          <table:table-cell office:value-type="float" office:value="1475" calcext:value-type="float">
            <text:p>1475</text:p>
          </table:table-cell>
          <table:table-cell office:value-type="float" office:value="1378.07692307692" calcext:value-type="float">
            <text:p>1378.07692307692</text:p>
          </table:table-cell>
          <table:table-cell office:value-type="float" office:value="1437" calcext:value-type="float">
            <text:p>1437</text:p>
          </table:table-cell>
          <table:table-cell office:value-type="float" office:value="1440" calcext:value-type="float">
            <text:p>1440</text:p>
          </table:table-cell>
          <table:table-cell office:value-type="float" office:value="1318.4" calcext:value-type="float">
            <text:p>1318.4</text:p>
          </table:table-cell>
          <table:table-cell office:value-type="float" office:value="1468.8" calcext:value-type="float">
            <text:p>1468.8</text:p>
          </table:table-cell>
          <table:table-cell office:value-type="float" office:value="167.103491654354" calcext:value-type="float">
            <text:p>167.103491654354</text:p>
          </table:table-cell>
          <table:table-cell office:value-type="float" office:value="12.1258464499392" calcext:value-type="float">
            <text:p>12.1258464499392</text:p>
          </table:table-cell>
          <table:table-cell office:value-type="float" office:value="150.4" calcext:value-type="float">
            <text:p>15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4</text:p>
          </table:table-cell>
          <table:table-cell office:value-type="float" office:value="422" calcext:value-type="float">
            <text:p>422</text:p>
          </table:table-cell>
          <table:table-cell office:value-type="float" office:value="1477" calcext:value-type="float">
            <text:p>1477</text:p>
          </table:table-cell>
          <table:table-cell office:value-type="float" office:value="1118.63815789474" calcext:value-type="float">
            <text:p>1118.63815789474</text:p>
          </table:table-cell>
          <table:table-cell office:value-type="float" office:value="1094.5" calcext:value-type="float">
            <text:p>1094.5</text:p>
          </table:table-cell>
          <table:table-cell office:value-type="float" office:value="1080" calcext:value-type="float">
            <text:p>1080</text:p>
          </table:table-cell>
          <table:table-cell office:value-type="float" office:value="994.3" calcext:value-type="float">
            <text:p>994.3</text:p>
          </table:table-cell>
          <table:table-cell office:value-type="float" office:value="1300.1" calcext:value-type="float">
            <text:p>1300.1</text:p>
          </table:table-cell>
          <table:table-cell office:value-type="float" office:value="140.347378992252" calcext:value-type="float">
            <text:p>140.347378992252</text:p>
          </table:table-cell>
          <table:table-cell office:value-type="float" office:value="12.5462713748639" calcext:value-type="float">
            <text:p>12.5462713748639</text:p>
          </table:table-cell>
          <table:table-cell office:value-type="float" office:value="305.8" calcext:value-type="float">
            <text:p>305.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5</text:p>
          </table:table-cell>
          <table:table-cell office:value-type="float" office:value="1010" calcext:value-type="float">
            <text:p>1010</text:p>
          </table:table-cell>
          <table:table-cell office:value-type="float" office:value="1485" calcext:value-type="float">
            <text:p>1485</text:p>
          </table:table-cell>
          <table:table-cell office:value-type="float" office:value="1253.55339805825" calcext:value-type="float">
            <text:p>1253.55339805825</text:p>
          </table:table-cell>
          <table:table-cell office:value-type="float" office:value="1248" calcext:value-type="float">
            <text:p>1248</text:p>
          </table:table-cell>
          <table:table-cell office:value-type="float" office:value="1210" calcext:value-type="float">
            <text:p>1210</text:p>
          </table:table-cell>
          <table:table-cell office:value-type="float" office:value="1115.4" calcext:value-type="float">
            <text:p>1115.4</text:p>
          </table:table-cell>
          <table:table-cell office:value-type="float" office:value="1408.6" calcext:value-type="float">
            <text:p>1408.6</text:p>
          </table:table-cell>
          <table:table-cell office:value-type="float" office:value="107.530188587073" calcext:value-type="float">
            <text:p>107.530188587073</text:p>
          </table:table-cell>
          <table:table-cell office:value-type="float" office:value="8.57803016238774" calcext:value-type="float">
            <text:p>8.57803016238774</text:p>
          </table:table-cell>
          <table:table-cell office:value-type="float" office:value="293.2" calcext:value-type="float">
            <text:p>293.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6</text:p>
          </table:table-cell>
          <table:table-cell office:value-type="float" office:value="830" calcext:value-type="float">
            <text:p>830</text:p>
          </table:table-cell>
          <table:table-cell office:value-type="float" office:value="1444" calcext:value-type="float">
            <text:p>1444</text:p>
          </table:table-cell>
          <table:table-cell office:value-type="float" office:value="1088.875" calcext:value-type="float">
            <text:p>1088.875</text:p>
          </table:table-cell>
          <table:table-cell office:value-type="float" office:value="928.5" calcext:value-type="float">
            <text:p>928.5</text:p>
          </table:table-cell>
          <table:table-cell office:value-type="float" office:value="830" calcext:value-type="float">
            <text:p>830</text:p>
          </table:table-cell>
          <table:table-cell office:value-type="float" office:value="843.3" calcext:value-type="float">
            <text:p>843.3</text:p>
          </table:table-cell>
          <table:table-cell office:value-type="float" office:value="1436.3" calcext:value-type="float">
            <text:p>1436.3</text:p>
          </table:table-cell>
          <table:table-cell office:value-type="float" office:value="286.527205140654" calcext:value-type="float">
            <text:p>286.527205140654</text:p>
          </table:table-cell>
          <table:table-cell office:value-type="float" office:value="26.3140585595825" calcext:value-type="float">
            <text:p>26.3140585595825</text:p>
          </table:table-cell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7</text:p>
          </table:table-cell>
          <table:table-cell office:value-type="float" office:value="181" calcext:value-type="float">
            <text:p>181</text:p>
          </table:table-cell>
          <table:table-cell office:value-type="float" office:value="1474" calcext:value-type="float">
            <text:p>1474</text:p>
          </table:table-cell>
          <table:table-cell office:value-type="float" office:value="1182.16611295681" calcext:value-type="float">
            <text:p>1182.16611295681</text:p>
          </table:table-cell>
          <table:table-cell office:value-type="float" office:value="1175" calcext:value-type="float">
            <text:p>1175</text:p>
          </table:table-cell>
          <table:table-cell office:value-type="float" office:value="1100" calcext:value-type="float">
            <text:p>1100</text:p>
          </table:table-cell>
          <table:table-cell office:value-type="float" office:value="1075" calcext:value-type="float">
            <text:p>1075</text:p>
          </table:table-cell>
          <table:table-cell office:value-type="float" office:value="1323" calcext:value-type="float">
            <text:p>1323</text:p>
          </table:table-cell>
          <table:table-cell office:value-type="float" office:value="118.027026486199" calcext:value-type="float">
            <text:p>118.027026486199</text:p>
          </table:table-cell>
          <table:table-cell office:value-type="float" office:value="9.98396292979435" calcext:value-type="float">
            <text:p>9.98396292979435</text:p>
          </table:table-cell>
          <table:table-cell office:value-type="float" office:value="248" calcext:value-type="float">
            <text:p>24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8</text:p>
          </table:table-cell>
          <table:table-cell office:value-type="float" office:value="876" calcext:value-type="float">
            <text:p>876</text:p>
          </table:table-cell>
          <table:table-cell office:value-type="float" office:value="1483" calcext:value-type="float">
            <text:p>1483</text:p>
          </table:table-cell>
          <table:table-cell office:value-type="float" office:value="1170.0599078341" calcext:value-type="float">
            <text:p>1170.0599078341</text:p>
          </table:table-cell>
          <table:table-cell office:value-type="float" office:value="1137" calcext:value-type="float">
            <text:p>1137</text:p>
          </table:table-cell>
          <table:table-cell office:value-type="float" office:value="1080" calcext:value-type="float">
            <text:p>1080</text:p>
          </table:table-cell>
          <table:table-cell office:value-type="float" office:value="1048" calcext:value-type="float">
            <text:p>1048</text:p>
          </table:table-cell>
          <table:table-cell office:value-type="float" office:value="1346.6" calcext:value-type="float">
            <text:p>1346.6</text:p>
          </table:table-cell>
          <table:table-cell office:value-type="float" office:value="116.210541315986" calcext:value-type="float">
            <text:p>116.210541315986</text:p>
          </table:table-cell>
          <table:table-cell office:value-type="float" office:value="9.93201634701792" calcext:value-type="float">
            <text:p>9.93201634701792</text:p>
          </table:table-cell>
          <table:table-cell office:value-type="float" office:value="298.6" calcext:value-type="float">
            <text:p>298.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19</text:p>
          </table:table-cell>
          <table:table-cell office:value-type="float" office:value="917" calcext:value-type="float">
            <text:p>917</text:p>
          </table:table-cell>
          <table:table-cell office:value-type="float" office:value="1486" calcext:value-type="float">
            <text:p>1486</text:p>
          </table:table-cell>
          <table:table-cell office:value-type="float" office:value="1400.33333333333" calcext:value-type="float">
            <text:p>1400.33333333333</text:p>
          </table:table-cell>
          <table:table-cell office:value-type="float" office:value="1452" calcext:value-type="float">
            <text:p>1452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483" calcext:value-type="float">
            <text:p>1483</text:p>
          </table:table-cell>
          <table:table-cell office:value-type="float" office:value="128.367181683378" calcext:value-type="float">
            <text:p>128.367181683378</text:p>
          </table:table-cell>
          <table:table-cell office:value-type="float" office:value="9.16690181028645" calcext:value-type="float">
            <text:p>9.16690181028645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20</text:p>
          </table:table-cell>
          <table:table-cell office:value-type="float" office:value="834" calcext:value-type="float">
            <text:p>834</text:p>
          </table:table-cell>
          <table:table-cell office:value-type="float" office:value="1477" calcext:value-type="float">
            <text:p>1477</text:p>
          </table:table-cell>
          <table:table-cell office:value-type="float" office:value="1064.4" calcext:value-type="float">
            <text:p>1064.4</text:p>
          </table:table-cell>
          <table:table-cell office:value-type="float" office:value="913" calcext:value-type="float">
            <text:p>913</text:p>
          </table:table-cell>
          <table:table-cell office:value-type="float" office:value="830" calcext:value-type="float">
            <text:p>830</text:p>
          </table:table-cell>
          <table:table-cell office:value-type="float" office:value="837.6" calcext:value-type="float">
            <text:p>837.6</text:p>
          </table:table-cell>
          <table:table-cell office:value-type="float" office:value="1388.2" calcext:value-type="float">
            <text:p>1388.2</text:p>
          </table:table-cell>
          <table:table-cell office:value-type="float" office:value="287.919780494498" calcext:value-type="float">
            <text:p>287.919780494498</text:p>
          </table:table-cell>
          <table:table-cell office:value-type="float" office:value="27.0499605876079" calcext:value-type="float">
            <text:p>27.0499605876079</text:p>
          </table:table-cell>
          <table:table-cell office:value-type="float" office:value="550.6" calcext:value-type="float">
            <text:p>55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21</text:p>
          </table:table-cell>
          <table:table-cell office:value-type="float" office:value="926" calcext:value-type="float">
            <text:p>926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961.5" calcext:value-type="float">
            <text:p>961.5</text:p>
          </table:table-cell>
          <table:table-cell office:value-type="float" office:value="920" calcext:value-type="float">
            <text:p>920</text:p>
          </table:table-cell>
          <table:table-cell office:value-type="float" office:value="933.1" calcext:value-type="float">
            <text:p>933.1</text:p>
          </table:table-cell>
          <table:table-cell office:value-type="float" office:value="989.9" calcext:value-type="float">
            <text:p>989.9</text:p>
          </table:table-cell>
          <table:table-cell office:value-type="float" office:value="50.2045814642449" calcext:value-type="float">
            <text:p>50.2045814642449</text:p>
          </table:table-cell>
          <table:table-cell office:value-type="float" office:value="5.22148533169474" calcext:value-type="float">
            <text:p>5.22148533169474</text:p>
          </table:table-cell>
          <table:table-cell office:value-type="float" office:value="56.8000000000002" calcext:value-type="float">
            <text:p>56.800000000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22</text:p>
          </table:table-cell>
          <table:table-cell office:value-type="float" office:value="1199" calcext:value-type="float">
            <text:p>1199</text:p>
          </table:table-cell>
          <table:table-cell office:value-type="float" office:value="1476" calcext:value-type="float">
            <text:p>1476</text:p>
          </table:table-cell>
          <table:table-cell office:value-type="float" office:value="1383.69230769231" calcext:value-type="float">
            <text:p>1383.69230769231</text:p>
          </table:table-cell>
          <table:table-cell office:value-type="float" office:value="1379" calcext:value-type="float">
            <text:p>1379</text:p>
          </table:table-cell>
          <table:table-cell office:value-type="float" office:value="1370" calcext:value-type="float">
            <text:p>1370</text:p>
          </table:table-cell>
          <table:table-cell office:value-type="float" office:value="1274" calcext:value-type="float">
            <text:p>1274</text:p>
          </table:table-cell>
          <table:table-cell office:value-type="float" office:value="1461.6" calcext:value-type="float">
            <text:p>1461.6</text:p>
          </table:table-cell>
          <table:table-cell office:value-type="float" office:value="85.2255679705183" calcext:value-type="float">
            <text:p>85.2255679705183</text:p>
          </table:table-cell>
          <table:table-cell office:value-type="float" office:value="6.15928609971502" calcext:value-type="float">
            <text:p>6.15928609971502</text:p>
          </table:table-cell>
          <table:table-cell office:value-type="float" office:value="187.6" calcext:value-type="float">
            <text:p>187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23</text:p>
          </table:table-cell>
          <table:table-cell office:value-type="float" office:value="833" calcext:value-type="float">
            <text:p>833</text:p>
          </table:table-cell>
          <table:table-cell office:value-type="float" office:value="1486" calcext:value-type="float">
            <text:p>1486</text:p>
          </table:table-cell>
          <table:table-cell office:value-type="float" office:value="1240.65151515152" calcext:value-type="float">
            <text:p>1240.65151515152</text:p>
          </table:table-cell>
          <table:table-cell office:value-type="float" office:value="1233" calcext:value-type="float">
            <text:p>1233</text:p>
          </table:table-cell>
          <table:table-cell office:value-type="float" office:value="1230" calcext:value-type="float">
            <text:p>1230</text:p>
          </table:table-cell>
          <table:table-cell office:value-type="float" office:value="1117" calcext:value-type="float">
            <text:p>1117</text:p>
          </table:table-cell>
          <table:table-cell office:value-type="float" office:value="1409.5" calcext:value-type="float">
            <text:p>1409.5</text:p>
          </table:table-cell>
          <table:table-cell office:value-type="float" office:value="120.368855213304" calcext:value-type="float">
            <text:p>120.368855213304</text:p>
          </table:table-cell>
          <table:table-cell office:value-type="float" office:value="9.70206812656846" calcext:value-type="float">
            <text:p>9.70206812656846</text:p>
          </table:table-cell>
          <table:table-cell office:value-type="float" office:value="292.5" calcext:value-type="float">
            <text:p>292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0m24</text:p>
          </table:table-cell>
          <table:table-cell office:value-type="float" office:value="1043" calcext:value-type="float">
            <text:p>1043</text:p>
          </table:table-cell>
          <table:table-cell office:value-type="float" office:value="1432" calcext:value-type="float">
            <text:p>1432</text:p>
          </table:table-cell>
          <table:table-cell office:value-type="float" office:value="1183.12820512821" calcext:value-type="float">
            <text:p>1183.12820512821</text:p>
          </table:table-cell>
          <table:table-cell office:value-type="float" office:value="1187" calcext:value-type="float">
            <text:p>1187</text:p>
          </table:table-cell>
          <table:table-cell office:value-type="float" office:value="1090" calcext:value-type="float">
            <text:p>1090</text:p>
          </table:table-cell>
          <table:table-cell office:value-type="float" office:value="1076.1" calcext:value-type="float">
            <text:p>1076.1</text:p>
          </table:table-cell>
          <table:table-cell office:value-type="float" office:value="1291.3" calcext:value-type="float">
            <text:p>1291.3</text:p>
          </table:table-cell>
          <table:table-cell office:value-type="float" office:value="85.7197728291405" calcext:value-type="float">
            <text:p>85.7197728291405</text:p>
          </table:table-cell>
          <table:table-cell office:value-type="float" office:value="7.24518040036513" calcext:value-type="float">
            <text:p>7.24518040036513</text:p>
          </table:table-cell>
          <table:table-cell office:value-type="float" office:value="215.2" calcext:value-type="float">
            <text:p>215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0</text:p>
          </table:table-cell>
          <table:table-cell office:value-type="float" office:value="29" calcext:value-type="float">
            <text:p>29</text:p>
          </table:table-cell>
          <table:table-cell office:value-type="float" office:value="1420" calcext:value-type="float">
            <text:p>1420</text:p>
          </table:table-cell>
          <table:table-cell office:value-type="float" office:value="913.510046367852" calcext:value-type="float">
            <text:p>913.510046367852</text:p>
          </table:table-cell>
          <table:table-cell office:value-type="float" office:value="927" calcext:value-type="float">
            <text:p>927</text:p>
          </table:table-cell>
          <table:table-cell office:value-type="float" office:value="940" calcext:value-type="float">
            <text:p>940</text:p>
          </table:table-cell>
          <table:table-cell office:value-type="float" office:value="743" calcext:value-type="float">
            <text:p>743</text:p>
          </table:table-cell>
          <table:table-cell office:value-type="float" office:value="1071.8" calcext:value-type="float">
            <text:p>1071.8</text:p>
          </table:table-cell>
          <table:table-cell office:value-type="float" office:value="166.146349400274" calcext:value-type="float">
            <text:p>166.146349400274</text:p>
          </table:table-cell>
          <table:table-cell office:value-type="float" office:value="18.1876871590935" calcext:value-type="float">
            <text:p>18.1876871590935</text:p>
          </table:table-cell>
          <table:table-cell office:value-type="float" office:value="328.8" calcext:value-type="float">
            <text:p>328.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1</text:p>
          </table:table-cell>
          <table:table-cell office:value-type="float" office:value="30" calcext:value-type="float">
            <text:p>30</text:p>
          </table:table-cell>
          <table:table-cell office:value-type="float" office:value="1426" calcext:value-type="float">
            <text:p>1426</text:p>
          </table:table-cell>
          <table:table-cell office:value-type="float" office:value="726.788819875776" calcext:value-type="float">
            <text:p>726.788819875776</text:p>
          </table:table-cell>
          <table:table-cell office:value-type="float" office:value="724" calcext:value-type="float">
            <text:p>724</text:p>
          </table:table-cell>
          <table:table-cell office:value-type="float" office:value="900" calcext:value-type="float">
            <text:p>900</text:p>
          </table:table-cell>
          <table:table-cell office:value-type="float" office:value="554" calcext:value-type="float">
            <text:p>554</text:p>
          </table:table-cell>
          <table:table-cell office:value-type="float" office:value="936" calcext:value-type="float">
            <text:p>936</text:p>
          </table:table-cell>
          <table:table-cell office:value-type="float" office:value="185.95125066593" calcext:value-type="float">
            <text:p>185.95125066593</text:p>
          </table:table-cell>
          <table:table-cell office:value-type="float" office:value="25.5853207397595" calcext:value-type="float">
            <text:p>25.5853207397595</text:p>
          </table:table-cell>
          <table:table-cell office:value-type="float" office:value="382" calcext:value-type="float">
            <text:p>38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2</text:p>
          </table:table-cell>
          <table:table-cell office:value-type="float" office:value="397" calcext:value-type="float">
            <text:p>397</text:p>
          </table:table-cell>
          <table:table-cell office:value-type="float" office:value="1486" calcext:value-type="float">
            <text:p>1486</text:p>
          </table:table-cell>
          <table:table-cell office:value-type="float" office:value="1231.34548104956" calcext:value-type="float">
            <text:p>1231.34548104956</text:p>
          </table:table-cell>
          <table:table-cell office:value-type="float" office:value="1232" calcext:value-type="float">
            <text:p>1232</text:p>
          </table:table-cell>
          <table:table-cell office:value-type="float" office:value="1140" calcext:value-type="float">
            <text:p>1140</text:p>
          </table:table-cell>
          <table:table-cell office:value-type="float" office:value="1077.5" calcext:value-type="float">
            <text:p>1077.5</text:p>
          </table:table-cell>
          <table:table-cell office:value-type="float" office:value="1389.5" calcext:value-type="float">
            <text:p>1389.5</text:p>
          </table:table-cell>
          <table:table-cell office:value-type="float" office:value="126.178075536016" calcext:value-type="float">
            <text:p>126.178075536016</text:p>
          </table:table-cell>
          <table:table-cell office:value-type="float" office:value="10.2471708775401" calcext:value-type="float">
            <text:p>10.2471708775401</text:p>
          </table:table-cell>
          <table:table-cell office:value-type="float" office:value="312" calcext:value-type="float">
            <text:p>312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3</text:p>
          </table:table-cell>
          <table:table-cell office:value-type="float" office:value="1044" calcext:value-type="float">
            <text:p>1044</text:p>
          </table:table-cell>
          <table:table-cell office:value-type="float" office:value="1486" calcext:value-type="float">
            <text:p>1486</text:p>
          </table:table-cell>
          <table:table-cell office:value-type="float" office:value="1369.28672566372" calcext:value-type="float">
            <text:p>1369.28672566372</text:p>
          </table:table-cell>
          <table:table-cell office:value-type="float" office:value="1384" calcext:value-type="float">
            <text:p>1384</text:p>
          </table:table-cell>
          <table:table-cell office:value-type="float" office:value="1410" calcext:value-type="float">
            <text:p>1410</text:p>
          </table:table-cell>
          <table:table-cell office:value-type="float" office:value="1246.4" calcext:value-type="float">
            <text:p>1246.4</text:p>
          </table:table-cell>
          <table:table-cell office:value-type="float" office:value="1467.2" calcext:value-type="float">
            <text:p>1467.2</text:p>
          </table:table-cell>
          <table:table-cell office:value-type="float" office:value="83.9477373558544" calcext:value-type="float">
            <text:p>83.9477373558544</text:p>
          </table:table-cell>
          <table:table-cell office:value-type="float" office:value="6.13076397970363" calcext:value-type="float">
            <text:p>6.13076397970363</text:p>
          </table:table-cell>
          <table:table-cell office:value-type="float" office:value="220.8" calcext:value-type="float">
            <text:p>220.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4</text:p>
          </table:table-cell>
          <table:table-cell office:value-type="float" office:value="197" calcext:value-type="float">
            <text:p>197</text:p>
          </table:table-cell>
          <table:table-cell office:value-type="float" office:value="1105" calcext:value-type="float">
            <text:p>1105</text:p>
          </table:table-cell>
          <table:table-cell office:value-type="float" office:value="778.698113207547" calcext:value-type="float">
            <text:p>778.698113207547</text:p>
          </table:table-cell>
          <table:table-cell office:value-type="float" office:value="831" calcext:value-type="float">
            <text:p>831</text:p>
          </table:table-cell>
          <table:table-cell office:value-type="float" office:value="860" calcext:value-type="float">
            <text:p>860</text:p>
          </table:table-cell>
          <table:table-cell office:value-type="float" office:value="556" calcext:value-type="float">
            <text:p>556</text:p>
          </table:table-cell>
          <table:table-cell office:value-type="float" office:value="960" calcext:value-type="float">
            <text:p>960</text:p>
          </table:table-cell>
          <table:table-cell office:value-type="float" office:value="187.13813505276" calcext:value-type="float">
            <text:p>187.13813505276</text:p>
          </table:table-cell>
          <table:table-cell office:value-type="float" office:value="24.0321803634423" calcext:value-type="float">
            <text:p>24.0321803634423</text:p>
          </table:table-cell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5</text:p>
          </table:table-cell>
          <table:table-cell office:value-type="float" office:value="480" calcext:value-type="float">
            <text:p>480</text:p>
          </table:table-cell>
          <table:table-cell office:value-type="float" office:value="1485" calcext:value-type="float">
            <text:p>1485</text:p>
          </table:table-cell>
          <table:table-cell office:value-type="float" office:value="1330.05463182898" calcext:value-type="float">
            <text:p>1330.05463182898</text:p>
          </table:table-cell>
          <table:table-cell office:value-type="float" office:value="1345" calcext:value-type="float">
            <text:p>1345</text:p>
          </table:table-cell>
          <table:table-cell office:value-type="float" office:value="1340" calcext:value-type="float">
            <text:p>1340</text:p>
          </table:table-cell>
          <table:table-cell office:value-type="float" office:value="1206" calcext:value-type="float">
            <text:p>1206</text:p>
          </table:table-cell>
          <table:table-cell office:value-type="float" office:value="1444" calcext:value-type="float">
            <text:p>1444</text:p>
          </table:table-cell>
          <table:table-cell office:value-type="float" office:value="98.2714140418301" calcext:value-type="float">
            <text:p>98.2714140418301</text:p>
          </table:table-cell>
          <table:table-cell office:value-type="float" office:value="7.38852462824745" calcext:value-type="float">
            <text:p>7.38852462824745</text:p>
          </table:table-cell>
          <table:table-cell office:value-type="float" office:value="238" calcext:value-type="float">
            <text:p>23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6</text:p>
          </table:table-cell>
          <table:table-cell office:value-type="float" office:value="429" calcext:value-type="float">
            <text:p>429</text:p>
          </table:table-cell>
          <table:table-cell office:value-type="float" office:value="1481" calcext:value-type="float">
            <text:p>1481</text:p>
          </table:table-cell>
          <table:table-cell office:value-type="float" office:value="1267.53725490196" calcext:value-type="float">
            <text:p>1267.53725490196</text:p>
          </table:table-cell>
          <table:table-cell office:value-type="float" office:value="1276" calcext:value-type="float">
            <text:p>1276</text:p>
          </table:table-cell>
          <table:table-cell office:value-type="float" office:value="1270" calcext:value-type="float">
            <text:p>1270</text:p>
          </table:table-cell>
          <table:table-cell office:value-type="float" office:value="1123.4" calcext:value-type="float">
            <text:p>1123.4</text:p>
          </table:table-cell>
          <table:table-cell office:value-type="float" office:value="1418.2" calcext:value-type="float">
            <text:p>1418.2</text:p>
          </table:table-cell>
          <table:table-cell office:value-type="float" office:value="122.682699947672" calcext:value-type="float">
            <text:p>122.682699947672</text:p>
          </table:table-cell>
          <table:table-cell office:value-type="float" office:value="9.67882399300059" calcext:value-type="float">
            <text:p>9.67882399300059</text:p>
          </table:table-cell>
          <table:table-cell office:value-type="float" office:value="294.8" calcext:value-type="float">
            <text:p>294.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7</text:p>
          </table:table-cell>
          <table:table-cell office:value-type="float" office:value="494" calcext:value-type="float">
            <text:p>494</text:p>
          </table:table-cell>
          <table:table-cell office:value-type="float" office:value="1472" calcext:value-type="float">
            <text:p>1472</text:p>
          </table:table-cell>
          <table:table-cell office:value-type="float" office:value="1246.00975609756" calcext:value-type="float">
            <text:p>1246.00975609756</text:p>
          </table:table-cell>
          <table:table-cell office:value-type="float" office:value="1240" calcext:value-type="float">
            <text:p>1240</text:p>
          </table:table-cell>
          <table:table-cell office:value-type="float" office:value="1230" calcext:value-type="float">
            <text:p>1230</text:p>
          </table:table-cell>
          <table:table-cell office:value-type="float" office:value="1101.4" calcext:value-type="float">
            <text:p>1101.4</text:p>
          </table:table-cell>
          <table:table-cell office:value-type="float" office:value="1416.2" calcext:value-type="float">
            <text:p>1416.2</text:p>
          </table:table-cell>
          <table:table-cell office:value-type="float" office:value="123.921226965308" calcext:value-type="float">
            <text:p>123.921226965308</text:p>
          </table:table-cell>
          <table:table-cell office:value-type="float" office:value="9.94544596130793" calcext:value-type="float">
            <text:p>9.94544596130793</text:p>
          </table:table-cell>
          <table:table-cell office:value-type="float" office:value="314.8" calcext:value-type="float">
            <text:p>314.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8</text:p>
          </table:table-cell>
          <table:table-cell office:value-type="float" office:value="44" calcext:value-type="float">
            <text:p>44</text:p>
          </table:table-cell>
          <table:table-cell office:value-type="float" office:value="959" calcext:value-type="float">
            <text:p>959</text:p>
          </table:table-cell>
          <table:table-cell office:value-type="float" office:value="676.906666666667" calcext:value-type="float">
            <text:p>676.906666666667</text:p>
          </table:table-cell>
          <table:table-cell office:value-type="float" office:value="719" calcext:value-type="float">
            <text:p>719</text:p>
          </table:table-cell>
          <table:table-cell office:value-type="float" office:value="540" calcext:value-type="float">
            <text:p>540</text:p>
          </table:table-cell>
          <table:table-cell office:value-type="float" office:value="493.8" calcext:value-type="float">
            <text:p>493.8</text:p>
          </table:table-cell>
          <table:table-cell office:value-type="float" office:value="893.2" calcext:value-type="float">
            <text:p>893.2</text:p>
          </table:table-cell>
          <table:table-cell office:value-type="float" office:value="175.242856455659" calcext:value-type="float">
            <text:p>175.242856455659</text:p>
          </table:table-cell>
          <table:table-cell office:value-type="float" office:value="25.8887768558431" calcext:value-type="float">
            <text:p>25.8887768558431</text:p>
          </table:table-cell>
          <table:table-cell office:value-type="float" office:value="399.4" calcext:value-type="float">
            <text:p>39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09</text:p>
          </table:table-cell>
          <table:table-cell office:value-type="float" office:value="506" calcext:value-type="float">
            <text:p>506</text:p>
          </table:table-cell>
          <table:table-cell office:value-type="float" office:value="1483" calcext:value-type="float">
            <text:p>1483</text:p>
          </table:table-cell>
          <table:table-cell office:value-type="float" office:value="1331.83076923077" calcext:value-type="float">
            <text:p>1331.83076923077</text:p>
          </table:table-cell>
          <table:table-cell office:value-type="float" office:value="1406" calcext:value-type="float">
            <text:p>1406</text:p>
          </table:table-cell>
          <table:table-cell office:value-type="float" office:value="1470" calcext:value-type="float">
            <text:p>1470</text:p>
          </table:table-cell>
          <table:table-cell office:value-type="float" office:value="1090.6" calcext:value-type="float">
            <text:p>1090.6</text:p>
          </table:table-cell>
          <table:table-cell office:value-type="float" office:value="1474" calcext:value-type="float">
            <text:p>1474</text:p>
          </table:table-cell>
          <table:table-cell office:value-type="float" office:value="238.132091051294" calcext:value-type="float">
            <text:p>238.132091051294</text:p>
          </table:table-cell>
          <table:table-cell office:value-type="float" office:value="17.8800562768821" calcext:value-type="float">
            <text:p>17.8800562768821</text:p>
          </table:table-cell>
          <table:table-cell office:value-type="float" office:value="383.4" calcext:value-type="float">
            <text:p>383.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0</text:p>
          </table:table-cell>
          <table:table-cell office:value-type="float" office:value="296" calcext:value-type="float">
            <text:p>296</text:p>
          </table:table-cell>
          <table:table-cell office:value-type="float" office:value="950" calcext:value-type="float">
            <text:p>950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720" calcext:value-type="float">
            <text:p>720</text:p>
          </table:table-cell>
          <table:table-cell office:value-type="float" office:value="576.7" calcext:value-type="float">
            <text:p>576.7</text:p>
          </table:table-cell>
          <table:table-cell office:value-type="float" office:value="871" calcext:value-type="float">
            <text:p>871</text:p>
          </table:table-cell>
          <table:table-cell office:value-type="float" office:value="131.84509169904" calcext:value-type="float">
            <text:p>131.84509169904</text:p>
          </table:table-cell>
          <table:table-cell office:value-type="float" office:value="18.1355009214635" calcext:value-type="float">
            <text:p>18.1355009214635</text:p>
          </table:table-cell>
          <table:table-cell office:value-type="float" office:value="294.3" calcext:value-type="float">
            <text:p>294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1</text:p>
          </table:table-cell>
          <table:table-cell office:value-type="float" office:value="277" calcext:value-type="float">
            <text:p>277</text:p>
          </table:table-cell>
          <table:table-cell office:value-type="float" office:value="1484" calcext:value-type="float">
            <text:p>1484</text:p>
          </table:table-cell>
          <table:table-cell office:value-type="float" office:value="1088.99029126214" calcext:value-type="float">
            <text:p>1088.99029126214</text:p>
          </table:table-cell>
          <table:table-cell office:value-type="float" office:value="1305" calcext:value-type="float">
            <text:p>1305</text:p>
          </table:table-cell>
          <table:table-cell office:value-type="float" office:value="740" calcext:value-type="float">
            <text:p>740</text:p>
          </table:table-cell>
          <table:table-cell office:value-type="float" office:value="654.4" calcext:value-type="float">
            <text:p>654.4</text:p>
          </table:table-cell>
          <table:table-cell office:value-type="float" office:value="1455.8" calcext:value-type="float">
            <text:p>1455.8</text:p>
          </table:table-cell>
          <table:table-cell office:value-type="float" office:value="342.684771832646" calcext:value-type="float">
            <text:p>342.684771832646</text:p>
          </table:table-cell>
          <table:table-cell office:value-type="float" office:value="31.4681200174407" calcext:value-type="float">
            <text:p>31.4681200174407</text:p>
          </table:table-cell>
          <table:table-cell office:value-type="float" office:value="801.4" calcext:value-type="float">
            <text:p>801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2</text:p>
          </table:table-cell>
          <table:table-cell office:value-type="float" office:value="378" calcext:value-type="float">
            <text:p>378</text:p>
          </table:table-cell>
          <table:table-cell office:value-type="float" office:value="1483" calcext:value-type="float">
            <text:p>1483</text:p>
          </table:table-cell>
          <table:table-cell office:value-type="float" office:value="1025.07407407407" calcext:value-type="float">
            <text:p>1025.07407407407</text:p>
          </table:table-cell>
          <table:table-cell office:value-type="float" office:value="964" calcext:value-type="float">
            <text:p>964</text:p>
          </table:table-cell>
          <table:table-cell office:value-type="float" office:value="1410" calcext:value-type="float">
            <text:p>1410</text:p>
          </table:table-cell>
          <table:table-cell office:value-type="float" office:value="630.8" calcext:value-type="float">
            <text:p>630.8</text:p>
          </table:table-cell>
          <table:table-cell office:value-type="float" office:value="1433.2" calcext:value-type="float">
            <text:p>1433.2</text:p>
          </table:table-cell>
          <table:table-cell office:value-type="float" office:value="356.618512605226" calcext:value-type="float">
            <text:p>356.618512605226</text:p>
          </table:table-cell>
          <table:table-cell office:value-type="float" office:value="34.7895358613329" calcext:value-type="float">
            <text:p>34.7895358613329</text:p>
          </table:table-cell>
          <table:table-cell office:value-type="float" office:value="802.4" calcext:value-type="float">
            <text:p>802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3</text:p>
          </table:table-cell>
          <table:table-cell office:value-type="float" office:value="341" calcext:value-type="float">
            <text:p>341</text:p>
          </table:table-cell>
          <table:table-cell office:value-type="float" office:value="969" calcext:value-type="float">
            <text:p>969</text:p>
          </table:table-cell>
          <table:table-cell office:value-type="float" office:value="699.050847457627" calcext:value-type="float">
            <text:p>699.050847457627</text:p>
          </table:table-cell>
          <table:table-cell office:value-type="float" office:value="716" calcext:value-type="float">
            <text:p>716</text:p>
          </table:table-cell>
          <table:table-cell office:value-type="float" office:value="570" calcext:value-type="float">
            <text:p>570</text:p>
          </table:table-cell>
          <table:table-cell office:value-type="float" office:value="553.2" calcext:value-type="float">
            <text:p>553.2</text:p>
          </table:table-cell>
          <table:table-cell office:value-type="float" office:value="848.4" calcext:value-type="float">
            <text:p>848.4</text:p>
          </table:table-cell>
          <table:table-cell office:value-type="float" office:value="125.563615382364" calcext:value-type="float">
            <text:p>125.563615382364</text:p>
          </table:table-cell>
          <table:table-cell office:value-type="float" office:value="17.9620146143911" calcext:value-type="float">
            <text:p>17.9620146143911</text:p>
          </table:table-cell>
          <table:table-cell office:value-type="float" office:value="295.2" calcext:value-type="float">
            <text:p>295.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4</text:p>
          </table:table-cell>
          <table:table-cell office:value-type="float" office:value="174" calcext:value-type="float">
            <text:p>174</text:p>
          </table:table-cell>
          <table:table-cell office:value-type="float" office:value="986" calcext:value-type="float">
            <text:p>986</text:p>
          </table:table-cell>
          <table:table-cell office:value-type="float" office:value="668.82" calcext:value-type="float">
            <text:p>668.82</text:p>
          </table:table-cell>
          <table:table-cell office:value-type="float" office:value="691.5" calcext:value-type="float">
            <text:p>691.5</text:p>
          </table:table-cell>
          <table:table-cell office:value-type="float" office:value="530" calcext:value-type="float">
            <text:p>530</text:p>
          </table:table-cell>
          <table:table-cell office:value-type="float" office:value="486.5" calcext:value-type="float">
            <text:p>486.5</text:p>
          </table:table-cell>
          <table:table-cell office:value-type="float" office:value="889.4" calcext:value-type="float">
            <text:p>889.4</text:p>
          </table:table-cell>
          <table:table-cell office:value-type="float" office:value="168.335269201504" calcext:value-type="float">
            <text:p>168.335269201504</text:p>
          </table:table-cell>
          <table:table-cell office:value-type="float" office:value="25.1689945279005" calcext:value-type="float">
            <text:p>25.1689945279005</text:p>
          </table:table-cell>
          <table:table-cell office:value-type="float" office:value="402.9" calcext:value-type="float">
            <text:p>402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5</text:p>
          </table:table-cell>
          <table:table-cell office:value-type="float" office:value="436" calcext:value-type="float">
            <text:p>436</text:p>
          </table:table-cell>
          <table:table-cell office:value-type="float" office:value="1460" calcext:value-type="float">
            <text:p>1460</text:p>
          </table:table-cell>
          <table:table-cell office:value-type="float" office:value="1085.38888888889" calcext:value-type="float">
            <text:p>1085.38888888889</text:p>
          </table:table-cell>
          <table:table-cell office:value-type="float" office:value="1114" calcext:value-type="float">
            <text:p>1114</text:p>
          </table:table-cell>
          <table:table-cell office:value-type="float" office:value="1440" calcext:value-type="float">
            <text:p>1440</text:p>
          </table:table-cell>
          <table:table-cell office:value-type="float" office:value="708" calcext:value-type="float">
            <text:p>708</text:p>
          </table:table-cell>
          <table:table-cell office:value-type="float" office:value="1448.5" calcext:value-type="float">
            <text:p>1448.5</text:p>
          </table:table-cell>
          <table:table-cell office:value-type="float" office:value="331.342401907132" calcext:value-type="float">
            <text:p>331.342401907132</text:p>
          </table:table-cell>
          <table:table-cell office:value-type="float" office:value="30.527528455384" calcext:value-type="float">
            <text:p>30.527528455384</text:p>
          </table:table-cell>
          <table:table-cell office:value-type="float" office:value="740.5" calcext:value-type="float">
            <text:p>740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6</text:p>
          </table:table-cell>
          <table:table-cell office:value-type="float" office:value="910" calcext:value-type="float">
            <text:p>910</text:p>
          </table:table-cell>
          <table:table-cell office:value-type="float" office:value="1479" calcext:value-type="float">
            <text:p>1479</text:p>
          </table:table-cell>
          <table:table-cell office:value-type="float" office:value="1287.11363636364" calcext:value-type="float">
            <text:p>1287.11363636364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142.5" calcext:value-type="float">
            <text:p>1142.5</text:p>
          </table:table-cell>
          <table:table-cell office:value-type="float" office:value="1421.9" calcext:value-type="float">
            <text:p>1421.9</text:p>
          </table:table-cell>
          <table:table-cell office:value-type="float" office:value="104.706094611029" calcext:value-type="float">
            <text:p>104.706094611029</text:p>
          </table:table-cell>
          <table:table-cell office:value-type="float" office:value="8.13495340682163" calcext:value-type="float">
            <text:p>8.13495340682163</text:p>
          </table:table-cell>
          <table:table-cell office:value-type="float" office:value="279.4" calcext:value-type="float">
            <text:p>279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7</text:p>
          </table:table-cell>
          <table:table-cell office:value-type="float" office:value="1101" calcext:value-type="float">
            <text:p>1101</text:p>
          </table:table-cell>
          <table:table-cell office:value-type="float" office:value="1429" calcext:value-type="float">
            <text:p>1429</text:p>
          </table:table-cell>
          <table:table-cell office:value-type="float" office:value="1278.78125" calcext:value-type="float">
            <text:p>1278.78125</text:p>
          </table:table-cell>
          <table:table-cell office:value-type="float" office:value="1284.5" calcext:value-type="float">
            <text:p>1284.5</text:p>
          </table:table-cell>
          <table:table-cell office:value-type="float" office:value="1280" calcext:value-type="float">
            <text:p>1280</text:p>
          </table:table-cell>
          <table:table-cell office:value-type="float" office:value="1157.8" calcext:value-type="float">
            <text:p>1157.8</text:p>
          </table:table-cell>
          <table:table-cell office:value-type="float" office:value="1404.1" calcext:value-type="float">
            <text:p>1404.1</text:p>
          </table:table-cell>
          <table:table-cell office:value-type="float" office:value="92.5693234127633" calcext:value-type="float">
            <text:p>92.5693234127633</text:p>
          </table:table-cell>
          <table:table-cell office:value-type="float" office:value="7.23887087121142" calcext:value-type="float">
            <text:p>7.23887087121142</text:p>
          </table:table-cell>
          <table:table-cell office:value-type="float" office:value="246.3" calcext:value-type="float">
            <text:p>246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W_p1m18</text:p>
          </table:table-cell>
          <table:table-cell office:value-type="float" office:value="323" calcext:value-type="float">
            <text:p>323</text:p>
          </table:table-cell>
          <table:table-cell office:value-type="float" office:value="984" calcext:value-type="float">
            <text:p>984</text:p>
          </table:table-cell>
          <table:table-cell office:value-type="float" office:value="862.363636363636" calcext:value-type="float">
            <text:p>862.363636363636</text:p>
          </table:table-cell>
          <table:table-cell office:value-type="float" office:value="900.5" calcext:value-type="float">
            <text:p>900.5</text:p>
          </table:table-cell>
          <table:table-cell office:value-type="float" office:value="900" calcext:value-type="float">
            <text:p>900</text:p>
          </table:table-cell>
          <table:table-cell office:value-type="float" office:value="812.4" calcext:value-type="float">
            <text:p>812.4</text:p>
          </table:table-cell>
          <table:table-cell office:value-type="float" office:value="974.6" calcext:value-type="float">
            <text:p>974.6</text:p>
          </table:table-cell>
          <table:table-cell office:value-type="float" office:value="148.096990566043" calcext:value-type="float">
            <text:p>148.096990566043</text:p>
          </table:table-cell>
          <table:table-cell office:value-type="float" office:value="17.1733807318835" calcext:value-type="float">
            <text:p>17.1733807318835</text:p>
          </table:table-cell>
          <table:table-cell office:value-type="float" office:value="162.2" calcext:value-type="float">
            <text:p>162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0</text:p>
          </table:table-cell>
          <table:table-cell office:value-type="float" office:value="399" calcext:value-type="float">
            <text:p>399</text:p>
          </table:table-cell>
          <table:table-cell office:value-type="float" office:value="1486" calcext:value-type="float">
            <text:p>1486</text:p>
          </table:table-cell>
          <table:table-cell office:value-type="float" office:value="1196.236773634" calcext:value-type="float">
            <text:p>1196.236773634</text:p>
          </table:table-cell>
          <table:table-cell office:value-type="float" office:value="1180" calcext:value-type="float">
            <text:p>1180</text:p>
          </table:table-cell>
          <table:table-cell office:value-type="float" office:value="1080" calcext:value-type="float">
            <text:p>1080</text:p>
          </table:table-cell>
          <table:table-cell office:value-type="float" office:value="1017" calcext:value-type="float">
            <text:p>1017</text:p>
          </table:table-cell>
          <table:table-cell office:value-type="float" office:value="1404.8" calcext:value-type="float">
            <text:p>1404.8</text:p>
          </table:table-cell>
          <table:table-cell office:value-type="float" office:value="152.7036105477" calcext:value-type="float">
            <text:p>152.7036105477</text:p>
          </table:table-cell>
          <table:table-cell office:value-type="float" office:value="12.7653332445055" calcext:value-type="float">
            <text:p>12.7653332445055</text:p>
          </table:table-cell>
          <table:table-cell office:value-type="float" office:value="387.8" calcext:value-type="float">
            <text:p>387.8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1</text:p>
          </table:table-cell>
          <table:table-cell office:value-type="float" office:value="357" calcext:value-type="float">
            <text:p>357</text:p>
          </table:table-cell>
          <table:table-cell office:value-type="float" office:value="1486" calcext:value-type="float">
            <text:p>1486</text:p>
          </table:table-cell>
          <table:table-cell office:value-type="float" office:value="1344.59045226131" calcext:value-type="float">
            <text:p>1344.59045226131</text:p>
          </table:table-cell>
          <table:table-cell office:value-type="float" office:value="1386" calcext:value-type="float">
            <text:p>1386</text:p>
          </table:table-cell>
          <table:table-cell office:value-type="float" office:value="1470" calcext:value-type="float">
            <text:p>1470</text:p>
          </table:table-cell>
          <table:table-cell office:value-type="float" office:value="1194.8" calcext:value-type="float">
            <text:p>1194.8</text:p>
          </table:table-cell>
          <table:table-cell office:value-type="float" office:value="1468.3" calcext:value-type="float">
            <text:p>1468.3</text:p>
          </table:table-cell>
          <table:table-cell office:value-type="float" office:value="140.392112307934" calcext:value-type="float">
            <text:p>140.392112307934</text:p>
          </table:table-cell>
          <table:table-cell office:value-type="float" office:value="10.4412545895909" calcext:value-type="float">
            <text:p>10.4412545895909</text:p>
          </table:table-cell>
          <table:table-cell office:value-type="float" office:value="273.5" calcext:value-type="float">
            <text:p>273.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2</text:p>
          </table:table-cell>
          <table:table-cell office:value-type="float" office:value="335" calcext:value-type="float">
            <text:p>335</text:p>
          </table:table-cell>
          <table:table-cell office:value-type="float" office:value="1486" calcext:value-type="float">
            <text:p>1486</text:p>
          </table:table-cell>
          <table:table-cell office:value-type="float" office:value="1337.46417112299" calcext:value-type="float">
            <text:p>1337.46417112299</text:p>
          </table:table-cell>
          <table:table-cell office:value-type="float" office:value="1354" calcext:value-type="float">
            <text:p>1354</text:p>
          </table:table-cell>
          <table:table-cell office:value-type="float" office:value="1400" calcext:value-type="float">
            <text:p>1400</text:p>
          </table:table-cell>
          <table:table-cell office:value-type="float" office:value="1209" calcext:value-type="float">
            <text:p>1209</text:p>
          </table:table-cell>
          <table:table-cell office:value-type="float" office:value="1453.2" calcext:value-type="float">
            <text:p>1453.2</text:p>
          </table:table-cell>
          <table:table-cell office:value-type="float" office:value="102.445758091253" calcext:value-type="float">
            <text:p>102.445758091253</text:p>
          </table:table-cell>
          <table:table-cell office:value-type="float" office:value="7.65970111971184" calcext:value-type="float">
            <text:p>7.65970111971184</text:p>
          </table:table-cell>
          <table:table-cell office:value-type="float" office:value="244.2" calcext:value-type="float">
            <text:p>244.2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3</text:p>
          </table:table-cell>
          <table:table-cell office:value-type="float" office:value="397" calcext:value-type="float">
            <text:p>397</text:p>
          </table:table-cell>
          <table:table-cell office:value-type="float" office:value="1486" calcext:value-type="float">
            <text:p>1486</text:p>
          </table:table-cell>
          <table:table-cell office:value-type="float" office:value="1199.89427312775" calcext:value-type="float">
            <text:p>1199.89427312775</text:p>
          </table:table-cell>
          <table:table-cell office:value-type="float" office:value="1188" calcext:value-type="float">
            <text:p>1188</text:p>
          </table:table-cell>
          <table:table-cell office:value-type="float" office:value="1130" calcext:value-type="float">
            <text:p>1130</text:p>
          </table:table-cell>
          <table:table-cell office:value-type="float" office:value="1013" calcext:value-type="float">
            <text:p>1013</text:p>
          </table:table-cell>
          <table:table-cell office:value-type="float" office:value="1407" calcext:value-type="float">
            <text:p>1407</text:p>
          </table:table-cell>
          <table:table-cell office:value-type="float" office:value="147.903637089199" calcext:value-type="float">
            <text:p>147.903637089199</text:p>
          </table:table-cell>
          <table:table-cell office:value-type="float" office:value="12.3263891162394" calcext:value-type="float">
            <text:p>12.3263891162394</text:p>
          </table:table-cell>
          <table:table-cell office:value-type="float" office:value="394" calcext:value-type="float">
            <text:p>39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4</text:p>
          </table:table-cell>
          <table:table-cell office:value-type="float" office:value="407" calcext:value-type="float">
            <text:p>407</text:p>
          </table:table-cell>
          <table:table-cell office:value-type="float" office:value="1478" calcext:value-type="float">
            <text:p>1478</text:p>
          </table:table-cell>
          <table:table-cell office:value-type="float" office:value="1175.44683544304" calcext:value-type="float">
            <text:p>1175.44683544304</text:p>
          </table:table-cell>
          <table:table-cell office:value-type="float" office:value="1164.5" calcext:value-type="float">
            <text:p>1164.5</text:p>
          </table:table-cell>
          <table:table-cell office:value-type="float" office:value="1130" calcext:value-type="float">
            <text:p>1130</text:p>
          </table:table-cell>
          <table:table-cell office:value-type="float" office:value="1043" calcext:value-type="float">
            <text:p>1043</text:p>
          </table:table-cell>
          <table:table-cell office:value-type="float" office:value="1344" calcext:value-type="float">
            <text:p>1344</text:p>
          </table:table-cell>
          <table:table-cell office:value-type="float" office:value="124.308313233759" calcext:value-type="float">
            <text:p>124.308313233759</text:p>
          </table:table-cell>
          <table:table-cell office:value-type="float" office:value="10.5754092388964" calcext:value-type="float">
            <text:p>10.5754092388964</text:p>
          </table:table-cell>
          <table:table-cell office:value-type="float" office:value="301" calcext:value-type="float">
            <text:p>30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5</text:p>
          </table:table-cell>
          <table:table-cell office:value-type="float" office:value="222" calcext:value-type="float">
            <text:p>222</text:p>
          </table:table-cell>
          <table:table-cell office:value-type="float" office:value="1486" calcext:value-type="float">
            <text:p>1486</text:p>
          </table:table-cell>
          <table:table-cell office:value-type="float" office:value="1206.32103321033" calcext:value-type="float">
            <text:p>1206.32103321033</text:p>
          </table:table-cell>
          <table:table-cell office:value-type="float" office:value="1201" calcext:value-type="float">
            <text:p>1201</text:p>
          </table:table-cell>
          <table:table-cell office:value-type="float" office:value="1130" calcext:value-type="float">
            <text:p>1130</text:p>
          </table:table-cell>
          <table:table-cell office:value-type="float" office:value="1038.1" calcext:value-type="float">
            <text:p>1038.1</text:p>
          </table:table-cell>
          <table:table-cell office:value-type="float" office:value="1410.8" calcext:value-type="float">
            <text:p>1410.8</text:p>
          </table:table-cell>
          <table:table-cell office:value-type="float" office:value="155.325179976091" calcext:value-type="float">
            <text:p>155.325179976091</text:p>
          </table:table-cell>
          <table:table-cell office:value-type="float" office:value="12.8759406244232" calcext:value-type="float">
            <text:p>12.8759406244232</text:p>
          </table:table-cell>
          <table:table-cell office:value-type="float" office:value="372.7" calcext:value-type="float">
            <text:p>372.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6</text:p>
          </table:table-cell>
          <table:table-cell office:value-type="float" office:value="820" calcext:value-type="float">
            <text:p>820</text:p>
          </table:table-cell>
          <table:table-cell office:value-type="float" office:value="1485" calcext:value-type="float">
            <text:p>1485</text:p>
          </table:table-cell>
          <table:table-cell office:value-type="float" office:value="1261.47156398104" calcext:value-type="float">
            <text:p>1261.47156398104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40" calcext:value-type="float">
            <text:p>1240</text:p>
          </table:table-cell>
          <table:table-cell office:value-type="float" office:value="1098.3" calcext:value-type="float">
            <text:p>1098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24.032494772714" calcext:value-type="float">
            <text:p>124.032494772714</text:p>
          </table:table-cell>
          <table:table-cell office:value-type="float" office:value="9.83236549393818" calcext:value-type="float">
            <text:p>9.83236549393818</text:p>
          </table:table-cell>
          <table:table-cell office:value-type="float" office:value="324.6" calcext:value-type="float">
            <text:p>324.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7</text:p>
          </table:table-cell>
          <table:table-cell office:value-type="float" office:value="775" calcext:value-type="float">
            <text:p>775</text:p>
          </table:table-cell>
          <table:table-cell office:value-type="float" office:value="1485" calcext:value-type="float">
            <text:p>1485</text:p>
          </table:table-cell>
          <table:table-cell office:value-type="float" office:value="1390.56647398844" calcext:value-type="float">
            <text:p>1390.56647398844</text:p>
          </table:table-cell>
          <table:table-cell office:value-type="float" office:value="1435" calcext:value-type="float">
            <text:p>1435</text:p>
          </table:table-cell>
          <table:table-cell office:value-type="float" office:value="1450" calcext:value-type="float">
            <text:p>1450</text:p>
          </table:table-cell>
          <table:table-cell office:value-type="float" office:value="1299.8" calcext:value-type="float">
            <text:p>1299.8</text:p>
          </table:table-cell>
          <table:table-cell office:value-type="float" office:value="1475" calcext:value-type="float">
            <text:p>1475</text:p>
          </table:table-cell>
          <table:table-cell office:value-type="float" office:value="141.614373316895" calcext:value-type="float">
            <text:p>141.614373316895</text:p>
          </table:table-cell>
          <table:table-cell office:value-type="float" office:value="10.1839340992247" calcext:value-type="float">
            <text:p>10.1839340992247</text:p>
          </table:table-cell>
          <table:table-cell office:value-type="float" office:value="175.2" calcext:value-type="float">
            <text:p>175.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8</text:p>
          </table:table-cell>
          <table:table-cell office:value-type="float" office:value="786" calcext:value-type="float">
            <text:p>786</text:p>
          </table:table-cell>
          <table:table-cell office:value-type="float" office:value="1486" calcext:value-type="float">
            <text:p>1486</text:p>
          </table:table-cell>
          <table:table-cell office:value-type="float" office:value="1145.55419222904" calcext:value-type="float">
            <text:p>1145.55419222904</text:p>
          </table:table-cell>
          <table:table-cell office:value-type="float" office:value="1129" calcext:value-type="float">
            <text:p>1129</text:p>
          </table:table-cell>
          <table:table-cell office:value-type="float" office:value="1160" calcext:value-type="float">
            <text:p>1160</text:p>
          </table:table-cell>
          <table:table-cell office:value-type="float" office:value="1029" calcext:value-type="float">
            <text:p>1029</text:p>
          </table:table-cell>
          <table:table-cell office:value-type="float" office:value="1316" calcext:value-type="float">
            <text:p>1316</text:p>
          </table:table-cell>
          <table:table-cell office:value-type="float" office:value="118.870080045969" calcext:value-type="float">
            <text:p>118.870080045969</text:p>
          </table:table-cell>
          <table:table-cell office:value-type="float" office:value="10.3766439730511" calcext:value-type="float">
            <text:p>10.3766439730511</text:p>
          </table:table-cell>
          <table:table-cell office:value-type="float" office:value="287" calcext:value-type="float">
            <text:p>28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9</text:p>
          </table:table-cell>
          <table:table-cell office:value-type="float" office:value="867" calcext:value-type="float">
            <text:p>867</text:p>
          </table:table-cell>
          <table:table-cell office:value-type="float" office:value="1484" calcext:value-type="float">
            <text:p>1484</text:p>
          </table:table-cell>
          <table:table-cell office:value-type="float" office:value="1299.86" calcext:value-type="float">
            <text:p>1299.86</text:p>
          </table:table-cell>
          <table:table-cell office:value-type="float" office:value="1392" calcext:value-type="float">
            <text:p>1392</text:p>
          </table:table-cell>
          <table:table-cell office:value-type="float" office:value="1480" calcext:value-type="float">
            <text:p>1480</text:p>
          </table:table-cell>
          <table:table-cell office:value-type="float" office:value="1010.6" calcext:value-type="float">
            <text:p>1010.6</text:p>
          </table:table-cell>
          <table:table-cell office:value-type="float" office:value="1479.1" calcext:value-type="float">
            <text:p>1479.1</text:p>
          </table:table-cell>
          <table:table-cell office:value-type="float" office:value="189.091769714436" calcext:value-type="float">
            <text:p>189.091769714436</text:p>
          </table:table-cell>
          <table:table-cell office:value-type="float" office:value="14.547087356672" calcext:value-type="float">
            <text:p>14.547087356672</text:p>
          </table:table-cell>
          <table:table-cell office:value-type="float" office:value="468.5" calcext:value-type="float">
            <text:p>468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0</text:p>
          </table:table-cell>
          <table:table-cell office:value-type="float" office:value="428" calcext:value-type="float">
            <text:p>428</text:p>
          </table:table-cell>
          <table:table-cell office:value-type="float" office:value="1486" calcext:value-type="float">
            <text:p>1486</text:p>
          </table:table-cell>
          <table:table-cell office:value-type="float" office:value="1273.55411255411" calcext:value-type="float">
            <text:p>1273.55411255411</text:p>
          </table:table-cell>
          <table:table-cell office:value-type="float" office:value="1296" calcext:value-type="float">
            <text:p>1296</text:p>
          </table:table-cell>
          <table:table-cell office:value-type="float" office:value="1240" calcext:value-type="float">
            <text:p>1240</text:p>
          </table:table-cell>
          <table:table-cell office:value-type="float" office:value="1029" calcext:value-type="float">
            <text:p>1029</text:p>
          </table:table-cell>
          <table:table-cell office:value-type="float" office:value="1450" calcext:value-type="float">
            <text:p>1450</text:p>
          </table:table-cell>
          <table:table-cell office:value-type="float" office:value="157.251737718927" calcext:value-type="float">
            <text:p>157.251737718927</text:p>
          </table:table-cell>
          <table:table-cell office:value-type="float" office:value="12.3474720209225" calcext:value-type="float">
            <text:p>12.3474720209225</text:p>
          </table:table-cell>
          <table:table-cell office:value-type="float" office:value="421" calcext:value-type="float">
            <text:p>4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1</text:p>
          </table:table-cell>
          <table:table-cell office:value-type="float" office:value="232" calcext:value-type="float">
            <text:p>232</text:p>
          </table:table-cell>
          <table:table-cell office:value-type="float" office:value="1484" calcext:value-type="float">
            <text:p>1484</text:p>
          </table:table-cell>
          <table:table-cell office:value-type="float" office:value="1162.60925449871" calcext:value-type="float">
            <text:p>1162.60925449871</text:p>
          </table:table-cell>
          <table:table-cell office:value-type="float" office:value="1154" calcext:value-type="float">
            <text:p>1154</text:p>
          </table:table-cell>
          <table:table-cell office:value-type="float" office:value="1060" calcext:value-type="float">
            <text:p>1060</text:p>
          </table:table-cell>
          <table:table-cell office:value-type="float" office:value="1039" calcext:value-type="float">
            <text:p>1039</text:p>
          </table:table-cell>
          <table:table-cell office:value-type="float" office:value="1326.4" calcext:value-type="float">
            <text:p>1326.4</text:p>
          </table:table-cell>
          <table:table-cell office:value-type="float" office:value="127.191618234792" calcext:value-type="float">
            <text:p>127.191618234792</text:p>
          </table:table-cell>
          <table:table-cell office:value-type="float" office:value="10.9401862872349" calcext:value-type="float">
            <text:p>10.9401862872349</text:p>
          </table:table-cell>
          <table:table-cell office:value-type="float" office:value="287.4" calcext:value-type="float">
            <text:p>287.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2</text:p>
          </table:table-cell>
          <table:table-cell office:value-type="float" office:value="933" calcext:value-type="float">
            <text:p>933</text:p>
          </table:table-cell>
          <table:table-cell office:value-type="float" office:value="1485" calcext:value-type="float">
            <text:p>1485</text:p>
          </table:table-cell>
          <table:table-cell office:value-type="float" office:value="1298.52919708029" calcext:value-type="float">
            <text:p>1298.52919708029</text:p>
          </table:table-cell>
          <table:table-cell office:value-type="float" office:value="1315" calcext:value-type="float">
            <text:p>1315</text:p>
          </table:table-cell>
          <table:table-cell office:value-type="float" office:value="1150" calcext:value-type="float">
            <text:p>1150</text:p>
          </table:table-cell>
          <table:table-cell office:value-type="float" office:value="1126.3" calcext:value-type="float">
            <text:p>1126.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27.56367750422" calcext:value-type="float">
            <text:p>127.56367750422</text:p>
          </table:table-cell>
          <table:table-cell office:value-type="float" office:value="9.82370498800052" calcext:value-type="float">
            <text:p>9.82370498800052</text:p>
          </table:table-cell>
          <table:table-cell office:value-type="float" office:value="322.4" calcext:value-type="float">
            <text:p>322.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3</text:p>
          </table:table-cell>
          <table:table-cell office:value-type="float" office:value="774" calcext:value-type="float">
            <text:p>774</text:p>
          </table:table-cell>
          <table:table-cell office:value-type="float" office:value="1484" calcext:value-type="float">
            <text:p>1484</text:p>
          </table:table-cell>
          <table:table-cell office:value-type="float" office:value="1133.35125448029" calcext:value-type="float">
            <text:p>1133.35125448029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897.4" calcext:value-type="float">
            <text:p>897.4</text:p>
          </table:table-cell>
          <table:table-cell office:value-type="float" office:value="1412.2" calcext:value-type="float">
            <text:p>1412.2</text:p>
          </table:table-cell>
          <table:table-cell office:value-type="float" office:value="183.697295353968" calcext:value-type="float">
            <text:p>183.697295353968</text:p>
          </table:table-cell>
          <table:table-cell office:value-type="float" office:value="16.2083285854927" calcext:value-type="float">
            <text:p>16.2083285854927</text:p>
          </table:table-cell>
          <table:table-cell office:value-type="float" office:value="514.8" calcext:value-type="float">
            <text:p>514.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4</text:p>
          </table:table-cell>
          <table:table-cell office:value-type="float" office:value="442" calcext:value-type="float">
            <text:p>442</text:p>
          </table:table-cell>
          <table:table-cell office:value-type="float" office:value="1486" calcext:value-type="float">
            <text:p>1486</text:p>
          </table:table-cell>
          <table:table-cell office:value-type="float" office:value="1304.06349206349" calcext:value-type="float">
            <text:p>1304.06349206349</text:p>
          </table:table-cell>
          <table:table-cell office:value-type="float" office:value="1308.5" calcext:value-type="float">
            <text:p>1308.5</text:p>
          </table:table-cell>
          <table:table-cell office:value-type="float" office:value="1310" calcext:value-type="float">
            <text:p>1310</text:p>
          </table:table-cell>
          <table:table-cell office:value-type="float" office:value="1184.7" calcext:value-type="float">
            <text:p>1184.7</text:p>
          </table:table-cell>
          <table:table-cell office:value-type="float" office:value="1420" calcext:value-type="float">
            <text:p>1420</text:p>
          </table:table-cell>
          <table:table-cell office:value-type="float" office:value="100.270542206859" calcext:value-type="float">
            <text:p>100.270542206859</text:p>
          </table:table-cell>
          <table:table-cell office:value-type="float" office:value="7.68908437488695" calcext:value-type="float">
            <text:p>7.68908437488695</text:p>
          </table:table-cell>
          <table:table-cell office:value-type="float" office:value="235.3" calcext:value-type="float">
            <text:p>235.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5</text:p>
          </table:table-cell>
          <table:table-cell office:value-type="float" office:value="294" calcext:value-type="float">
            <text:p>294</text:p>
          </table:table-cell>
          <table:table-cell office:value-type="float" office:value="1485" calcext:value-type="float">
            <text:p>1485</text:p>
          </table:table-cell>
          <table:table-cell office:value-type="float" office:value="1240.63793103448" calcext:value-type="float">
            <text:p>1240.63793103448</text:p>
          </table:table-cell>
          <table:table-cell office:value-type="float" office:value="1264.5" calcext:value-type="float">
            <text:p>1264.5</text:p>
          </table:table-cell>
          <table:table-cell office:value-type="float" office:value="1460" calcext:value-type="float">
            <text:p>1460</text:p>
          </table:table-cell>
          <table:table-cell office:value-type="float" office:value="997.3" calcext:value-type="float">
            <text:p>997.3</text:p>
          </table:table-cell>
          <table:table-cell office:value-type="float" office:value="1460" calcext:value-type="float">
            <text:p>1460</text:p>
          </table:table-cell>
          <table:table-cell office:value-type="float" office:value="189.738124818307" calcext:value-type="float">
            <text:p>189.738124818307</text:p>
          </table:table-cell>
          <table:table-cell office:value-type="float" office:value="15.2935937288406" calcext:value-type="float">
            <text:p>15.2935937288406</text:p>
          </table:table-cell>
          <table:table-cell office:value-type="float" office:value="462.7" calcext:value-type="float">
            <text:p>462.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6</text:p>
          </table:table-cell>
          <table:table-cell office:value-type="float" office:value="877" calcext:value-type="float">
            <text:p>877</text:p>
          </table:table-cell>
          <table:table-cell office:value-type="float" office:value="1485" calcext:value-type="float">
            <text:p>1485</text:p>
          </table:table-cell>
          <table:table-cell office:value-type="float" office:value="1228.13559322034" calcext:value-type="float">
            <text:p>1228.13559322034</text:p>
          </table:table-cell>
          <table:table-cell office:value-type="float" office:value="1229" calcext:value-type="float">
            <text:p>1229</text:p>
          </table:table-cell>
          <table:table-cell office:value-type="float" office:value="1200" calcext:value-type="float">
            <text:p>1200</text:p>
          </table:table-cell>
          <table:table-cell office:value-type="float" office:value="1029.6" calcext:value-type="float">
            <text:p>1029.6</text:p>
          </table:table-cell>
          <table:table-cell office:value-type="float" office:value="1411" calcext:value-type="float">
            <text:p>1411</text:p>
          </table:table-cell>
          <table:table-cell office:value-type="float" office:value="142.121681734724" calcext:value-type="float">
            <text:p>142.121681734724</text:p>
          </table:table-cell>
          <table:table-cell office:value-type="float" office:value="11.5721490785934" calcext:value-type="float">
            <text:p>11.5721490785934</text:p>
          </table:table-cell>
          <table:table-cell office:value-type="float" office:value="381.4" calcext:value-type="float">
            <text:p>381.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7</text:p>
          </table:table-cell>
          <table:table-cell office:value-type="float" office:value="133" calcext:value-type="float">
            <text:p>133</text:p>
          </table:table-cell>
          <table:table-cell office:value-type="float" office:value="1480" calcext:value-type="float">
            <text:p>1480</text:p>
          </table:table-cell>
          <table:table-cell office:value-type="float" office:value="884.682310469314" calcext:value-type="float">
            <text:p>884.682310469314</text:p>
          </table:table-cell>
          <table:table-cell office:value-type="float" office:value="839" calcext:value-type="float">
            <text:p>839</text:p>
          </table:table-cell>
          <table:table-cell office:value-type="float" office:value="780" calcext:value-type="float">
            <text:p>780</text:p>
          </table:table-cell>
          <table:table-cell office:value-type="float" office:value="742.2" calcext:value-type="float">
            <text:p>742.2</text:p>
          </table:table-cell>
          <table:table-cell office:value-type="float" office:value="993.4" calcext:value-type="float">
            <text:p>993.4</text:p>
          </table:table-cell>
          <table:table-cell office:value-type="float" office:value="188.675359973975" calcext:value-type="float">
            <text:p>188.675359973975</text:p>
          </table:table-cell>
          <table:table-cell office:value-type="float" office:value="21.326905459869" calcext:value-type="float">
            <text:p>21.326905459869</text:p>
          </table:table-cell>
          <table:table-cell office:value-type="float" office:value="251.2" calcext:value-type="float">
            <text:p>251.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8</text:p>
          </table:table-cell>
          <table:table-cell office:value-type="float" office:value="864" calcext:value-type="float">
            <text:p>864</text:p>
          </table:table-cell>
          <table:table-cell office:value-type="float" office:value="1469" calcext:value-type="float">
            <text:p>1469</text:p>
          </table:table-cell>
          <table:table-cell office:value-type="float" office:value="1121.03151862464" calcext:value-type="float">
            <text:p>1121.03151862464</text:p>
          </table:table-cell>
          <table:table-cell office:value-type="float" office:value="1101" calcext:value-type="float">
            <text:p>1101</text:p>
          </table:table-cell>
          <table:table-cell office:value-type="float" office:value="1080" calcext:value-type="float">
            <text:p>1080</text:p>
          </table:table-cell>
          <table:table-cell office:value-type="float" office:value="1021" calcext:value-type="float">
            <text:p>1021</text:p>
          </table:table-cell>
          <table:table-cell office:value-type="float" office:value="1261.4" calcext:value-type="float">
            <text:p>1261.4</text:p>
          </table:table-cell>
          <table:table-cell office:value-type="float" office:value="103.833706756978" calcext:value-type="float">
            <text:p>103.833706756978</text:p>
          </table:table-cell>
          <table:table-cell office:value-type="float" office:value="9.2623360745796" calcext:value-type="float">
            <text:p>9.2623360745796</text:p>
          </table:table-cell>
          <table:table-cell office:value-type="float" office:value="240.4" calcext:value-type="float">
            <text:p>240.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19</text:p>
          </table:table-cell>
          <table:table-cell office:value-type="float" office:value="894" calcext:value-type="float">
            <text:p>894</text:p>
          </table:table-cell>
          <table:table-cell office:value-type="float" office:value="1485" calcext:value-type="float">
            <text:p>1485</text:p>
          </table:table-cell>
          <table:table-cell office:value-type="float" office:value="1292.02250803859" calcext:value-type="float">
            <text:p>1292.02250803859</text:p>
          </table:table-cell>
          <table:table-cell office:value-type="float" office:value="1300" calcext:value-type="float">
            <text:p>1300</text:p>
          </table:table-cell>
          <table:table-cell office:value-type="float" office:value="1340" calcext:value-type="float">
            <text:p>1340</text:p>
          </table:table-cell>
          <table:table-cell office:value-type="float" office:value="1161" calcext:value-type="float">
            <text:p>1161</text:p>
          </table:table-cell>
          <table:table-cell office:value-type="float" office:value="1415" calcext:value-type="float">
            <text:p>1415</text:p>
          </table:table-cell>
          <table:table-cell office:value-type="float" office:value="98.288693315607" calcext:value-type="float">
            <text:p>98.288693315607</text:p>
          </table:table-cell>
          <table:table-cell office:value-type="float" office:value="7.60735147445835" calcext:value-type="float">
            <text:p>7.60735147445835</text:p>
          </table:table-cell>
          <table:table-cell office:value-type="float" office:value="254" calcext:value-type="float">
            <text:p>25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0</text:p>
          </table:table-cell>
          <table:table-cell office:value-type="float" office:value="804" calcext:value-type="float">
            <text:p>804</text:p>
          </table:table-cell>
          <table:table-cell office:value-type="float" office:value="1484" calcext:value-type="float">
            <text:p>1484</text:p>
          </table:table-cell>
          <table:table-cell office:value-type="float" office:value="1357.41891891892" calcext:value-type="float">
            <text:p>1357.41891891892</text:p>
          </table:table-cell>
          <table:table-cell office:value-type="float" office:value="1418.5" calcext:value-type="float">
            <text:p>1418.5</text:p>
          </table:table-cell>
          <table:table-cell office:value-type="float" office:value="1460" calcext:value-type="float">
            <text:p>1460</text:p>
          </table:table-cell>
          <table:table-cell office:value-type="float" office:value="1198" calcext:value-type="float">
            <text:p>1198</text:p>
          </table:table-cell>
          <table:table-cell office:value-type="float" office:value="1467" calcext:value-type="float">
            <text:p>1467</text:p>
          </table:table-cell>
          <table:table-cell office:value-type="float" office:value="150.149971307845" calcext:value-type="float">
            <text:p>150.149971307845</text:p>
          </table:table-cell>
          <table:table-cell office:value-type="float" office:value="11.06143204689" calcext:value-type="float">
            <text:p>11.06143204689</text:p>
          </table:table-cell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1</text:p>
          </table:table-cell>
          <table:table-cell office:value-type="float" office:value="859" calcext:value-type="float">
            <text:p>859</text:p>
          </table:table-cell>
          <table:table-cell office:value-type="float" office:value="1482" calcext:value-type="float">
            <text:p>1482</text:p>
          </table:table-cell>
          <table:table-cell office:value-type="float" office:value="1265.93571428571" calcext:value-type="float">
            <text:p>1265.93571428571</text:p>
          </table:table-cell>
          <table:table-cell office:value-type="float" office:value="1260" calcext:value-type="float">
            <text:p>1260</text:p>
          </table:table-cell>
          <table:table-cell office:value-type="float" office:value="1240" calcext:value-type="float">
            <text:p>1240</text:p>
          </table:table-cell>
          <table:table-cell office:value-type="float" office:value="1121.8" calcext:value-type="float">
            <text:p>1121.8</text:p>
          </table:table-cell>
          <table:table-cell office:value-type="float" office:value="1410.2" calcext:value-type="float">
            <text:p>1410.2</text:p>
          </table:table-cell>
          <table:table-cell office:value-type="float" office:value="109.863891727815" calcext:value-type="float">
            <text:p>109.863891727815</text:p>
          </table:table-cell>
          <table:table-cell office:value-type="float" office:value="8.67847320270955" calcext:value-type="float">
            <text:p>8.67847320270955</text:p>
          </table:table-cell>
          <table:table-cell office:value-type="float" office:value="288.4" calcext:value-type="float">
            <text:p>288.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2</text:p>
          </table:table-cell>
          <table:table-cell office:value-type="float" office:value="458" calcext:value-type="float">
            <text:p>458</text:p>
          </table:table-cell>
          <table:table-cell office:value-type="float" office:value="1484" calcext:value-type="float">
            <text:p>1484</text:p>
          </table:table-cell>
          <table:table-cell office:value-type="float" office:value="1068.50936329588" calcext:value-type="float">
            <text:p>1068.50936329588</text:p>
          </table:table-cell>
          <table:table-cell office:value-type="float" office:value="1057" calcext:value-type="float">
            <text:p>1057</text:p>
          </table:table-cell>
          <table:table-cell office:value-type="float" office:value="1010" calcext:value-type="float">
            <text:p>1010</text:p>
          </table:table-cell>
          <table:table-cell office:value-type="float" office:value="939.2" calcext:value-type="float">
            <text:p>939.2</text:p>
          </table:table-cell>
          <table:table-cell office:value-type="float" office:value="1233.6" calcext:value-type="float">
            <text:p>1233.6</text:p>
          </table:table-cell>
          <table:table-cell office:value-type="float" office:value="121.86209891759" calcext:value-type="float">
            <text:p>121.86209891759</text:p>
          </table:table-cell>
          <table:table-cell office:value-type="float" office:value="11.4048695410305" calcext:value-type="float">
            <text:p>11.4048695410305</text:p>
          </table:table-cell>
          <table:table-cell office:value-type="float" office:value="294.4" calcext:value-type="float">
            <text:p>294.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3</text:p>
          </table:table-cell>
          <table:table-cell office:value-type="float" office:value="837" calcext:value-type="float">
            <text:p>837</text:p>
          </table:table-cell>
          <table:table-cell office:value-type="float" office:value="1472" calcext:value-type="float">
            <text:p>1472</text:p>
          </table:table-cell>
          <table:table-cell office:value-type="float" office:value="1101.55984555985" calcext:value-type="float">
            <text:p>1101.55984555985</text:p>
          </table:table-cell>
          <table:table-cell office:value-type="float" office:value="1085" calcext:value-type="float">
            <text:p>1085</text:p>
          </table:table-cell>
          <table:table-cell office:value-type="float" office:value="1050" calcext:value-type="float">
            <text:p>1050</text:p>
          </table:table-cell>
          <table:table-cell office:value-type="float" office:value="995.6" calcext:value-type="float">
            <text:p>995.6</text:p>
          </table:table-cell>
          <table:table-cell office:value-type="float" office:value="1234.6" calcext:value-type="float">
            <text:p>1234.6</text:p>
          </table:table-cell>
          <table:table-cell office:value-type="float" office:value="108.292809756407" calcext:value-type="float">
            <text:p>108.292809756407</text:p>
          </table:table-cell>
          <table:table-cell office:value-type="float" office:value="9.83086031983756" calcext:value-type="float">
            <text:p>9.83086031983756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4</text:p>
          </table:table-cell>
          <table:table-cell office:value-type="float" office:value="812" calcext:value-type="float">
            <text:p>812</text:p>
          </table:table-cell>
          <table:table-cell office:value-type="float" office:value="1484" calcext:value-type="float">
            <text:p>1484</text:p>
          </table:table-cell>
          <table:table-cell office:value-type="float" office:value="1133.008" calcext:value-type="float">
            <text:p>1133.008</text:p>
          </table:table-cell>
          <table:table-cell office:value-type="float" office:value="1111" calcext:value-type="float">
            <text:p>1111</text:p>
          </table:table-cell>
          <table:table-cell office:value-type="float" office:value="1080" calcext:value-type="float">
            <text:p>1080</text:p>
          </table:table-cell>
          <table:table-cell office:value-type="float" office:value="998.9" calcext:value-type="float">
            <text:p>998.9</text:p>
          </table:table-cell>
          <table:table-cell office:value-type="float" office:value="1312.2" calcext:value-type="float">
            <text:p>1312.2</text:p>
          </table:table-cell>
          <table:table-cell office:value-type="float" office:value="126.613378941199" calcext:value-type="float">
            <text:p>126.613378941199</text:p>
          </table:table-cell>
          <table:table-cell office:value-type="float" office:value="11.1749766057432" calcext:value-type="float">
            <text:p>11.1749766057432</text:p>
          </table:table-cell>
          <table:table-cell office:value-type="float" office:value="313.3" calcext:value-type="float">
            <text:p>313.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5</text:p>
          </table:table-cell>
          <table:table-cell office:value-type="float" office:value="911" calcext:value-type="float">
            <text:p>911</text:p>
          </table:table-cell>
          <table:table-cell office:value-type="float" office:value="1483" calcext:value-type="float">
            <text:p>1483</text:p>
          </table:table-cell>
          <table:table-cell office:value-type="float" office:value="1282.90666666667" calcext:value-type="float">
            <text:p>1282.90666666667</text:p>
          </table:table-cell>
          <table:table-cell office:value-type="float" office:value="1290.5" calcext:value-type="float">
            <text:p>1290.5</text:p>
          </table:table-cell>
          <table:table-cell office:value-type="float" office:value="1440" calcext:value-type="float">
            <text:p>1440</text:p>
          </table:table-cell>
          <table:table-cell office:value-type="float" office:value="1095.3" calcext:value-type="float">
            <text:p>1095.3</text:p>
          </table:table-cell>
          <table:table-cell office:value-type="float" office:value="1451.1" calcext:value-type="float">
            <text:p>1451.1</text:p>
          </table:table-cell>
          <table:table-cell office:value-type="float" office:value="136.114309770813" calcext:value-type="float">
            <text:p>136.114309770813</text:p>
          </table:table-cell>
          <table:table-cell office:value-type="float" office:value="10.6098372786911" calcext:value-type="float">
            <text:p>10.6098372786911</text:p>
          </table:table-cell>
          <table:table-cell office:value-type="float" office:value="355.8" calcext:value-type="float">
            <text:p>355.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6</text:p>
          </table:table-cell>
          <table:table-cell office:value-type="float" office:value="793" calcext:value-type="float">
            <text:p>793</text:p>
          </table:table-cell>
          <table:table-cell office:value-type="float" office:value="1245" calcext:value-type="float">
            <text:p>1245</text:p>
          </table:table-cell>
          <table:table-cell office:value-type="float" office:value="956.476821192053" calcext:value-type="float">
            <text:p>956.476821192053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office:value-type="float" office:value="885" calcext:value-type="float">
            <text:p>885</text:p>
          </table:table-cell>
          <table:table-cell office:value-type="float" office:value="1041" calcext:value-type="float">
            <text:p>1041</text:p>
          </table:table-cell>
          <table:table-cell office:value-type="float" office:value="67.6347873446879" calcext:value-type="float">
            <text:p>67.6347873446879</text:p>
          </table:table-cell>
          <table:table-cell office:value-type="float" office:value="7.07124164915935" calcext:value-type="float">
            <text:p>7.07124164915935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7</text:p>
          </table:table-cell>
          <table:table-cell office:value-type="float" office:value="408" calcext:value-type="float">
            <text:p>408</text:p>
          </table:table-cell>
          <table:table-cell office:value-type="float" office:value="1486" calcext:value-type="float">
            <text:p>1486</text:p>
          </table:table-cell>
          <table:table-cell office:value-type="float" office:value="1127.31818181818" calcext:value-type="float">
            <text:p>1127.31818181818</text:p>
          </table:table-cell>
          <table:table-cell office:value-type="float" office:value="1112" calcext:value-type="float">
            <text:p>1112</text:p>
          </table:table-cell>
          <table:table-cell office:value-type="float" office:value="1100" calcext:value-type="float">
            <text:p>1100</text:p>
          </table:table-cell>
          <table:table-cell office:value-type="float" office:value="1027.2" calcext:value-type="float">
            <text:p>1027.2</text:p>
          </table:table-cell>
          <table:table-cell office:value-type="float" office:value="1258.6" calcext:value-type="float">
            <text:p>1258.6</text:p>
          </table:table-cell>
          <table:table-cell office:value-type="float" office:value="125.266087366043" calcext:value-type="float">
            <text:p>125.266087366043</text:p>
          </table:table-cell>
          <table:table-cell office:value-type="float" office:value="11.1118661427078" calcext:value-type="float">
            <text:p>11.1118661427078</text:p>
          </table:table-cell>
          <table:table-cell office:value-type="float" office:value="231.4" calcext:value-type="float">
            <text:p>231.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8</text:p>
          </table:table-cell>
          <table:table-cell office:value-type="float" office:value="645" calcext:value-type="float">
            <text:p>645</text:p>
          </table:table-cell>
          <table:table-cell office:value-type="float" office:value="1211" calcext:value-type="float">
            <text:p>1211</text:p>
          </table:table-cell>
          <table:table-cell office:value-type="float" office:value="929.157407407407" calcext:value-type="float">
            <text:p>929.157407407407</text:p>
          </table:table-cell>
          <table:table-cell office:value-type="float" office:value="940.5" calcext:value-type="float">
            <text:p>940.5</text:p>
          </table:table-cell>
          <table:table-cell office:value-type="float" office:value="960" calcext:value-type="float">
            <text:p>960</text:p>
          </table:table-cell>
          <table:table-cell office:value-type="float" office:value="844.7" calcext:value-type="float">
            <text:p>844.7</text:p>
          </table:table-cell>
          <table:table-cell office:value-type="float" office:value="1009.9" calcext:value-type="float">
            <text:p>1009.9</text:p>
          </table:table-cell>
          <table:table-cell office:value-type="float" office:value="80.5505776024862" calcext:value-type="float">
            <text:p>80.5505776024862</text:p>
          </table:table-cell>
          <table:table-cell office:value-type="float" office:value="8.66920684916492" calcext:value-type="float">
            <text:p>8.66920684916492</text:p>
          </table:table-cell>
          <table:table-cell office:value-type="float" office:value="165.2" calcext:value-type="float">
            <text:p>165.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29</text:p>
          </table:table-cell>
          <table:table-cell office:value-type="float" office:value="792" calcext:value-type="float">
            <text:p>792</text:p>
          </table:table-cell>
          <table:table-cell office:value-type="float" office:value="1202" calcext:value-type="float">
            <text:p>1202</text:p>
          </table:table-cell>
          <table:table-cell office:value-type="float" office:value="921.362637362637" calcext:value-type="float">
            <text:p>921.362637362637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844" calcext:value-type="float">
            <text:p>844</text:p>
          </table:table-cell>
          <table:table-cell office:value-type="float" office:value="1001" calcext:value-type="float">
            <text:p>1001</text:p>
          </table:table-cell>
          <table:table-cell office:value-type="float" office:value="69.2018812338246" calcext:value-type="float">
            <text:p>69.2018812338246</text:p>
          </table:table-cell>
          <table:table-cell office:value-type="float" office:value="7.51081913109828" calcext:value-type="float">
            <text:p>7.51081913109828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30</text:p>
          </table:table-cell>
          <table:table-cell office:value-type="float" office:value="777" calcext:value-type="float">
            <text:p>777</text:p>
          </table:table-cell>
          <table:table-cell office:value-type="float" office:value="1486" calcext:value-type="float">
            <text:p>1486</text:p>
          </table:table-cell>
          <table:table-cell office:value-type="float" office:value="951.091954022988" calcext:value-type="float">
            <text:p>951.091954022988</text:p>
          </table:table-cell>
          <table:table-cell office:value-type="float" office:value="912" calcext:value-type="float">
            <text:p>912</text:p>
          </table:table-cell>
          <table:table-cell office:value-type="float" office:value="870" calcext:value-type="float">
            <text:p>870</text:p>
          </table:table-cell>
          <table:table-cell office:value-type="float" office:value="827.6" calcext:value-type="float">
            <text:p>827.6</text:p>
          </table:table-cell>
          <table:table-cell office:value-type="float" office:value="1115.8" calcext:value-type="float">
            <text:p>1115.8</text:p>
          </table:table-cell>
          <table:table-cell office:value-type="float" office:value="132.227308879744" calcext:value-type="float">
            <text:p>132.227308879744</text:p>
          </table:table-cell>
          <table:table-cell office:value-type="float" office:value="13.9026839960575" calcext:value-type="float">
            <text:p>13.9026839960575</text:p>
          </table:table-cell>
          <table:table-cell office:value-type="float" office:value="288.2" calcext:value-type="float">
            <text:p>288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31</text:p>
          </table:table-cell>
          <table:table-cell office:value-type="float" office:value="722" calcext:value-type="float">
            <text:p>722</text:p>
          </table:table-cell>
          <table:table-cell office:value-type="float" office:value="1154" calcext:value-type="float">
            <text:p>1154</text:p>
          </table:table-cell>
          <table:table-cell office:value-type="float" office:value="919.78313253012" calcext:value-type="float">
            <text:p>919.78313253012</text:p>
          </table:table-cell>
          <table:table-cell office:value-type="float" office:value="923" calcext:value-type="float">
            <text:p>923</text:p>
          </table:table-cell>
          <table:table-cell office:value-type="float" office:value="870" calcext:value-type="float">
            <text:p>870</text:p>
          </table:table-cell>
          <table:table-cell office:value-type="float" office:value="844.2" calcext:value-type="float">
            <text:p>844.2</text:p>
          </table:table-cell>
          <table:table-cell office:value-type="float" office:value="1000" calcext:value-type="float">
            <text:p>1000</text:p>
          </table:table-cell>
          <table:table-cell office:value-type="float" office:value="72.0166051639195" calcext:value-type="float">
            <text:p>72.0166051639195</text:p>
          </table:table-cell>
          <table:table-cell office:value-type="float" office:value="7.8297375345227" calcext:value-type="float">
            <text:p>7.8297375345227</text:p>
          </table:table-cell>
          <table:table-cell office:value-type="float" office:value="155.8" calcext:value-type="float">
            <text:p>155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32</text:p>
          </table:table-cell>
          <table:table-cell office:value-type="float" office:value="681" calcext:value-type="float">
            <text:p>681</text:p>
          </table:table-cell>
          <table:table-cell office:value-type="float" office:value="1106" calcext:value-type="float">
            <text:p>1106</text:p>
          </table:table-cell>
          <table:table-cell office:value-type="float" office:value="912.048780487805" calcext:value-type="float">
            <text:p>912.048780487805</text:p>
          </table:table-cell>
          <table:table-cell office:value-type="float" office:value="909" calcext:value-type="float">
            <text:p>909</text:p>
          </table:table-cell>
          <table:table-cell office:value-type="float" office:value="870" calcext:value-type="float">
            <text:p>870</text:p>
          </table:table-cell>
          <table:table-cell office:value-type="float" office:value="825.2" calcext:value-type="float">
            <text:p>825.2</text:p>
          </table:table-cell>
          <table:table-cell office:value-type="float" office:value="1001" calcext:value-type="float">
            <text:p>1001</text:p>
          </table:table-cell>
          <table:table-cell office:value-type="float" office:value="74.8224074246172" calcext:value-type="float">
            <text:p>74.8224074246172</text:p>
          </table:table-cell>
          <table:table-cell office:value-type="float" office:value="8.20377254214395" calcext:value-type="float">
            <text:p>8.20377254214395</text:p>
          </table:table-cell>
          <table:table-cell office:value-type="float" office:value="175.8" calcext:value-type="float">
            <text:p>175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33</text:p>
          </table:table-cell>
          <table:table-cell office:value-type="float" office:value="856" calcext:value-type="float">
            <text:p>856</text:p>
          </table:table-cell>
          <table:table-cell office:value-type="float" office:value="1347" calcext:value-type="float">
            <text:p>1347</text:p>
          </table:table-cell>
          <table:table-cell office:value-type="float" office:value="1104.47916666667" calcext:value-type="float">
            <text:p>1104.47916666667</text:p>
          </table:table-cell>
          <table:table-cell office:value-type="float" office:value="1107" calcext:value-type="float">
            <text:p>1107</text:p>
          </table:table-cell>
          <table:table-cell office:value-type="float" office:value="1080" calcext:value-type="float">
            <text:p>1080</text:p>
          </table:table-cell>
          <table:table-cell office:value-type="float" office:value="999.5" calcext:value-type="float">
            <text:p>999.5</text:p>
          </table:table-cell>
          <table:table-cell office:value-type="float" office:value="1196.8" calcext:value-type="float">
            <text:p>1196.8</text:p>
          </table:table-cell>
          <table:table-cell office:value-type="float" office:value="96.9812417886328" calcext:value-type="float">
            <text:p>96.9812417886328</text:p>
          </table:table-cell>
          <table:table-cell office:value-type="float" office:value="8.78072169358554" calcext:value-type="float">
            <text:p>8.78072169358554</text:p>
          </table:table-cell>
          <table:table-cell office:value-type="float" office:value="197.3" calcext:value-type="float">
            <text:p>197.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0</text:p>
          </table:table-cell>
          <table:table-cell office:value-type="float" office:value="41" calcext:value-type="float">
            <text:p>41</text:p>
          </table:table-cell>
          <table:table-cell office:value-type="float" office:value="1480" calcext:value-type="float">
            <text:p>1480</text:p>
          </table:table-cell>
          <table:table-cell office:value-type="float" office:value="789.843657817109" calcext:value-type="float">
            <text:p>789.843657817109</text:p>
          </table:table-cell>
          <table:table-cell office:value-type="float" office:value="839" calcext:value-type="float">
            <text:p>839</text:p>
          </table:table-cell>
          <table:table-cell office:value-type="float" office:value="920" calcext:value-type="float">
            <text:p>920</text:p>
          </table:table-cell>
          <table:table-cell office:value-type="float" office:value="426" calcext:value-type="float">
            <text:p>426</text:p>
          </table:table-cell>
          <table:table-cell office:value-type="float" office:value="1064" calcext:value-type="float">
            <text:p>1064</text:p>
          </table:table-cell>
          <table:table-cell office:value-type="float" office:value="264.262962510126" calcext:value-type="float">
            <text:p>264.262962510126</text:p>
          </table:table-cell>
          <table:table-cell office:value-type="float" office:value="33.4576292275954" calcext:value-type="float">
            <text:p>33.4576292275954</text:p>
          </table:table-cell>
          <table:table-cell office:value-type="float" office:value="638" calcext:value-type="float">
            <text:p>6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1</text:p>
          </table:table-cell>
          <table:table-cell office:value-type="float" office:value="893" calcext:value-type="float">
            <text:p>893</text:p>
          </table:table-cell>
          <table:table-cell office:value-type="float" office:value="1482" calcext:value-type="float">
            <text:p>1482</text:p>
          </table:table-cell>
          <table:table-cell office:value-type="float" office:value="1257.61111111111" calcext:value-type="float">
            <text:p>1257.61111111111</text:p>
          </table:table-cell>
          <table:table-cell office:value-type="float" office:value="1256" calcext:value-type="float">
            <text:p>1256</text:p>
          </table:table-cell>
          <table:table-cell office:value-type="float" office:value="1190" calcext:value-type="float">
            <text:p>1190</text:p>
          </table:table-cell>
          <table:table-cell office:value-type="float" office:value="1102" calcext:value-type="float">
            <text:p>1102</text:p>
          </table:table-cell>
          <table:table-cell office:value-type="float" office:value="1415" calcext:value-type="float">
            <text:p>1415</text:p>
          </table:table-cell>
          <table:table-cell office:value-type="float" office:value="120.914972857131" calcext:value-type="float">
            <text:p>120.914972857131</text:p>
          </table:table-cell>
          <table:table-cell office:value-type="float" office:value="9.61465526098141" calcext:value-type="float">
            <text:p>9.61465526098141</text:p>
          </table:table-cell>
          <table:table-cell office:value-type="float" office:value="313" calcext:value-type="float">
            <text:p>31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2</text:p>
          </table:table-cell>
          <table:table-cell office:value-type="float" office:value="1070" calcext:value-type="float">
            <text:p>1070</text:p>
          </table:table-cell>
          <table:table-cell office:value-type="float" office:value="1485" calcext:value-type="float">
            <text:p>1485</text:p>
          </table:table-cell>
          <table:table-cell office:value-type="float" office:value="1380.52747252747" calcext:value-type="float">
            <text:p>1380.52747252747</text:p>
          </table:table-cell>
          <table:table-cell office:value-type="float" office:value="1393" calcext:value-type="float">
            <text:p>1393</text:p>
          </table:table-cell>
          <table:table-cell office:value-type="float" office:value="1440" calcext:value-type="float">
            <text:p>1440</text:p>
          </table:table-cell>
          <table:table-cell office:value-type="float" office:value="1270.3" calcext:value-type="float">
            <text:p>1270.3</text:p>
          </table:table-cell>
          <table:table-cell office:value-type="float" office:value="1467.9" calcext:value-type="float">
            <text:p>1467.9</text:p>
          </table:table-cell>
          <table:table-cell office:value-type="float" office:value="77.0607625159746" calcext:value-type="float">
            <text:p>77.0607625159746</text:p>
          </table:table-cell>
          <table:table-cell office:value-type="float" office:value="5.58197964542434" calcext:value-type="float">
            <text:p>5.58197964542434</text:p>
          </table:table-cell>
          <table:table-cell office:value-type="float" office:value="197.6" calcext:value-type="float">
            <text:p>197.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3</text:p>
          </table:table-cell>
          <table:table-cell office:value-type="float" office:value="205" calcext:value-type="float">
            <text:p>205</text:p>
          </table:table-cell>
          <table:table-cell office:value-type="float" office:value="1274" calcext:value-type="float">
            <text:p>1274</text:p>
          </table:table-cell>
          <table:table-cell office:value-type="float" office:value="821.23178807947" calcext:value-type="float">
            <text:p>821.23178807947</text:p>
          </table:table-cell>
          <table:table-cell office:value-type="float" office:value="868" calcext:value-type="float">
            <text:p>868</text:p>
          </table:table-cell>
          <table:table-cell office:value-type="float" office:value="900" calcext:value-type="float">
            <text:p>900</text:p>
          </table:table-cell>
          <table:table-cell office:value-type="float" office:value="556" calcext:value-type="float">
            <text:p>556</text:p>
          </table:table-cell>
          <table:table-cell office:value-type="float" office:value="946" calcext:value-type="float">
            <text:p>946</text:p>
          </table:table-cell>
          <table:table-cell office:value-type="float" office:value="155.87338638389" calcext:value-type="float">
            <text:p>155.87338638389</text:p>
          </table:table-cell>
          <table:table-cell office:value-type="float" office:value="18.9804375142875" calcext:value-type="float">
            <text:p>18.9804375142875</text:p>
          </table:table-cell>
          <table:table-cell office:value-type="float" office:value="390" calcext:value-type="float">
            <text:p>39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4</text:p>
          </table:table-cell>
          <table:table-cell office:value-type="float" office:value="619" calcext:value-type="float">
            <text:p>619</text:p>
          </table:table-cell>
          <table:table-cell office:value-type="float" office:value="1481" calcext:value-type="float">
            <text:p>1481</text:p>
          </table:table-cell>
          <table:table-cell office:value-type="float" office:value="1236.74089068826" calcext:value-type="float">
            <text:p>1236.74089068826</text:p>
          </table:table-cell>
          <table:table-cell office:value-type="float" office:value="1246" calcext:value-type="float">
            <text:p>1246</text:p>
          </table:table-cell>
          <table:table-cell office:value-type="float" office:value="1260" calcext:value-type="float">
            <text:p>1260</text:p>
          </table:table-cell>
          <table:table-cell office:value-type="float" office:value="1072.2" calcext:value-type="float">
            <text:p>1072.2</text:p>
          </table:table-cell>
          <table:table-cell office:value-type="float" office:value="1404.4" calcext:value-type="float">
            <text:p>1404.4</text:p>
          </table:table-cell>
          <table:table-cell office:value-type="float" office:value="131.587453021553" calcext:value-type="float">
            <text:p>131.587453021553</text:p>
          </table:table-cell>
          <table:table-cell office:value-type="float" office:value="10.639856255446" calcext:value-type="float">
            <text:p>10.639856255446</text:p>
          </table:table-cell>
          <table:table-cell office:value-type="float" office:value="332.2" calcext:value-type="float">
            <text:p>332.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5</text:p>
          </table:table-cell>
          <table:table-cell office:value-type="float" office:value="375" calcext:value-type="float">
            <text:p>375</text:p>
          </table:table-cell>
          <table:table-cell office:value-type="float" office:value="1431" calcext:value-type="float">
            <text:p>1431</text:p>
          </table:table-cell>
          <table:table-cell office:value-type="float" office:value="994.783950617284" calcext:value-type="float">
            <text:p>994.783950617284</text:p>
          </table:table-cell>
          <table:table-cell office:value-type="float" office:value="979" calcext:value-type="float">
            <text:p>979</text:p>
          </table:table-cell>
          <table:table-cell office:value-type="float" office:value="970" calcext:value-type="float">
            <text:p>970</text:p>
          </table:table-cell>
          <table:table-cell office:value-type="float" office:value="881.3" calcext:value-type="float">
            <text:p>881.3</text:p>
          </table:table-cell>
          <table:table-cell office:value-type="float" office:value="1132.3" calcext:value-type="float">
            <text:p>1132.3</text:p>
          </table:table-cell>
          <table:table-cell office:value-type="float" office:value="127.719735699424" calcext:value-type="float">
            <text:p>127.719735699424</text:p>
          </table:table-cell>
          <table:table-cell office:value-type="float" office:value="12.8389421260939" calcext:value-type="float">
            <text:p>12.8389421260939</text:p>
          </table:table-cell>
          <table:table-cell office:value-type="float" office:value="251" calcext:value-type="float">
            <text:p>25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6</text:p>
          </table:table-cell>
          <table:table-cell office:value-type="float" office:value="1098" calcext:value-type="float">
            <text:p>1098</text:p>
          </table:table-cell>
          <table:table-cell office:value-type="float" office:value="1485" calcext:value-type="float">
            <text:p>1485</text:p>
          </table:table-cell>
          <table:table-cell office:value-type="float" office:value="1344.50710900474" calcext:value-type="float">
            <text:p>1344.50710900474</text:p>
          </table:table-cell>
          <table:table-cell office:value-type="float" office:value="1352" calcext:value-type="float">
            <text:p>1352</text:p>
          </table:table-cell>
          <table:table-cell office:value-type="float" office:value="1370" calcext:value-type="float">
            <text:p>1370</text:p>
          </table:table-cell>
          <table:table-cell office:value-type="float" office:value="1223" calcext:value-type="float">
            <text:p>1223</text:p>
          </table:table-cell>
          <table:table-cell office:value-type="float" office:value="1458" calcext:value-type="float">
            <text:p>1458</text:p>
          </table:table-cell>
          <table:table-cell office:value-type="float" office:value="87.3771447542884" calcext:value-type="float">
            <text:p>87.3771447542884</text:p>
          </table:table-cell>
          <table:table-cell office:value-type="float" office:value="6.49882355913824" calcext:value-type="float">
            <text:p>6.49882355913824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7</text:p>
          </table:table-cell>
          <table:table-cell office:value-type="float" office:value="45" calcext:value-type="float">
            <text:p>45</text:p>
          </table:table-cell>
          <table:table-cell office:value-type="float" office:value="1483" calcext:value-type="float">
            <text:p>1483</text:p>
          </table:table-cell>
          <table:table-cell office:value-type="float" office:value="778.439814814815" calcext:value-type="float">
            <text:p>778.439814814815</text:p>
          </table:table-cell>
          <table:table-cell office:value-type="float" office:value="795.5" calcext:value-type="float">
            <text:p>795.5</text:p>
          </table:table-cell>
          <table:table-cell office:value-type="float" office:value="800" calcext:value-type="float">
            <text:p>800</text:p>
          </table:table-cell>
          <table:table-cell office:value-type="float" office:value="461.5" calcext:value-type="float">
            <text:p>461.5</text:p>
          </table:table-cell>
          <table:table-cell office:value-type="float" office:value="1013" calcext:value-type="float">
            <text:p>1013</text:p>
          </table:table-cell>
          <table:table-cell office:value-type="float" office:value="266.746994643976" calcext:value-type="float">
            <text:p>266.746994643976</text:p>
          </table:table-cell>
          <table:table-cell office:value-type="float" office:value="34.2668745312614" calcext:value-type="float">
            <text:p>34.2668745312614</text:p>
          </table:table-cell>
          <table:table-cell office:value-type="float" office:value="551.5" calcext:value-type="float">
            <text:p>551.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8</text:p>
          </table:table-cell>
          <table:table-cell office:value-type="float" office:value="1111" calcext:value-type="float">
            <text:p>1111</text:p>
          </table:table-cell>
          <table:table-cell office:value-type="float" office:value="1486" calcext:value-type="float">
            <text:p>1486</text:p>
          </table:table-cell>
          <table:table-cell office:value-type="float" office:value="1351.70652173913" calcext:value-type="float">
            <text:p>1351.70652173913</text:p>
          </table:table-cell>
          <table:table-cell office:value-type="float" office:value="1358" calcext:value-type="float">
            <text:p>1358</text:p>
          </table:table-cell>
          <table:table-cell office:value-type="float" office:value="1240" calcext:value-type="float">
            <text:p>1240</text:p>
          </table:table-cell>
          <table:table-cell office:value-type="float" office:value="1242.3" calcext:value-type="float">
            <text:p>1242.3</text:p>
          </table:table-cell>
          <table:table-cell office:value-type="float" office:value="1461.7" calcext:value-type="float">
            <text:p>1461.7</text:p>
          </table:table-cell>
          <table:table-cell office:value-type="float" office:value="86.8604229323608" calcext:value-type="float">
            <text:p>86.8604229323608</text:p>
          </table:table-cell>
          <table:table-cell office:value-type="float" office:value="6.4259823811906" calcext:value-type="float">
            <text:p>6.4259823811906</text:p>
          </table:table-cell>
          <table:table-cell office:value-type="float" office:value="219.4" calcext:value-type="float">
            <text:p>219.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09</text:p>
          </table:table-cell>
          <table:table-cell office:value-type="float" office:value="138" calcext:value-type="float">
            <text:p>138</text:p>
          </table:table-cell>
          <table:table-cell office:value-type="float" office:value="1482" calcext:value-type="float">
            <text:p>1482</text:p>
          </table:table-cell>
          <table:table-cell office:value-type="float" office:value="806.647482014389" calcext:value-type="float">
            <text:p>806.647482014389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447.2" calcext:value-type="float">
            <text:p>447.2</text:p>
          </table:table-cell>
          <table:table-cell office:value-type="float" office:value="1056" calcext:value-type="float">
            <text:p>1056</text:p>
          </table:table-cell>
          <table:table-cell office:value-type="float" office:value="285.076874028625" calcext:value-type="float">
            <text:p>285.076874028625</text:p>
          </table:table-cell>
          <table:table-cell office:value-type="float" office:value="35.340948851253" calcext:value-type="float">
            <text:p>35.340948851253</text:p>
          </table:table-cell>
          <table:table-cell office:value-type="float" office:value="608.8" calcext:value-type="float">
            <text:p>608.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0</text:p>
          </table:table-cell>
          <table:table-cell office:value-type="float" office:value="424" calcext:value-type="float">
            <text:p>424</text:p>
          </table:table-cell>
          <table:table-cell office:value-type="float" office:value="1485" calcext:value-type="float">
            <text:p>1485</text:p>
          </table:table-cell>
          <table:table-cell office:value-type="float" office:value="1356.43333333333" calcext:value-type="float">
            <text:p>1356.43333333333</text:p>
          </table:table-cell>
          <table:table-cell office:value-type="float" office:value="1406.5" calcext:value-type="float">
            <text:p>1406.5</text:p>
          </table:table-cell>
          <table:table-cell office:value-type="float" office:value="1400" calcext:value-type="float">
            <text:p>1400</text:p>
          </table:table-cell>
          <table:table-cell office:value-type="float" office:value="1257.8" calcext:value-type="float">
            <text:p>1257.8</text:p>
          </table:table-cell>
          <table:table-cell office:value-type="float" office:value="1473.3" calcext:value-type="float">
            <text:p>1473.3</text:p>
          </table:table-cell>
          <table:table-cell office:value-type="float" office:value="181.273215150704" calcext:value-type="float">
            <text:p>181.273215150704</text:p>
          </table:table-cell>
          <table:table-cell office:value-type="float" office:value="13.3639605202888" calcext:value-type="float">
            <text:p>13.3639605202888</text:p>
          </table:table-cell>
          <table:table-cell office:value-type="float" office:value="215.5" calcext:value-type="float">
            <text:p>215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1</text:p>
          </table:table-cell>
          <table:table-cell office:value-type="float" office:value="232" calcext:value-type="float">
            <text:p>232</text:p>
          </table:table-cell>
          <table:table-cell office:value-type="float" office:value="1481" calcext:value-type="float">
            <text:p>1481</text:p>
          </table:table-cell>
          <table:table-cell office:value-type="float" office:value="812.467532467532" calcext:value-type="float">
            <text:p>812.467532467532</text:p>
          </table:table-cell>
          <table:table-cell office:value-type="float" office:value="833" calcext:value-type="float">
            <text:p>833</text:p>
          </table:table-cell>
          <table:table-cell office:value-type="float" office:value="980" calcext:value-type="float">
            <text:p>980</text:p>
          </table:table-cell>
          <table:table-cell office:value-type="float" office:value="425.2" calcext:value-type="float">
            <text:p>425.2</text:p>
          </table:table-cell>
          <table:table-cell office:value-type="float" office:value="1142.3" calcext:value-type="float">
            <text:p>1142.3</text:p>
          </table:table-cell>
          <table:table-cell office:value-type="float" office:value="286.166690507409" calcext:value-type="float">
            <text:p>286.166690507409</text:p>
          </table:table-cell>
          <table:table-cell office:value-type="float" office:value="35.2219232242175" calcext:value-type="float">
            <text:p>35.2219232242175</text:p>
          </table:table-cell>
          <table:table-cell office:value-type="float" office:value="717.100000000001" calcext:value-type="float">
            <text:p>717.10000000000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2</text:p>
          </table:table-cell>
          <table:table-cell office:value-type="float" office:value="688" calcext:value-type="float">
            <text:p>688</text:p>
          </table:table-cell>
          <table:table-cell office:value-type="float" office:value="1479" calcext:value-type="float">
            <text:p>1479</text:p>
          </table:table-cell>
          <table:table-cell office:value-type="float" office:value="1085.48927038627" calcext:value-type="float">
            <text:p>1085.48927038627</text:p>
          </table:table-cell>
          <table:table-cell office:value-type="float" office:value="1068" calcext:value-type="float">
            <text:p>1068</text:p>
          </table:table-cell>
          <table:table-cell office:value-type="float" office:value="1040" calcext:value-type="float">
            <text:p>1040</text:p>
          </table:table-cell>
          <table:table-cell office:value-type="float" office:value="972.2" calcext:value-type="float">
            <text:p>972.2</text:p>
          </table:table-cell>
          <table:table-cell office:value-type="float" office:value="1233.8" calcext:value-type="float">
            <text:p>1233.8</text:p>
          </table:table-cell>
          <table:table-cell office:value-type="float" office:value="113.825074187059" calcext:value-type="float">
            <text:p>113.825074187059</text:p>
          </table:table-cell>
          <table:table-cell office:value-type="float" office:value="10.4860616583115" calcext:value-type="float">
            <text:p>10.4860616583115</text:p>
          </table:table-cell>
          <table:table-cell office:value-type="float" office:value="261.6" calcext:value-type="float">
            <text:p>261.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3</text:p>
          </table:table-cell>
          <table:table-cell office:value-type="float" office:value="194" calcext:value-type="float">
            <text:p>194</text:p>
          </table:table-cell>
          <table:table-cell office:value-type="float" office:value="1485" calcext:value-type="float">
            <text:p>1485</text:p>
          </table:table-cell>
          <table:table-cell office:value-type="float" office:value="1057.16" calcext:value-type="float">
            <text:p>1057.16</text:p>
          </table:table-cell>
          <table:table-cell office:value-type="float" office:value="1128" calcext:value-type="float">
            <text:p>1128</text:p>
          </table:table-cell>
          <table:table-cell office:value-type="float" office:value="1440" calcext:value-type="float">
            <text:p>1440</text:p>
          </table:table-cell>
          <table:table-cell office:value-type="float" office:value="492" calcext:value-type="float">
            <text:p>492</text:p>
          </table:table-cell>
          <table:table-cell office:value-type="float" office:value="1465.2" calcext:value-type="float">
            <text:p>1465.2</text:p>
          </table:table-cell>
          <table:table-cell office:value-type="float" office:value="400.500368671644" calcext:value-type="float">
            <text:p>400.500368671644</text:p>
          </table:table-cell>
          <table:table-cell office:value-type="float" office:value="37.8845556653339" calcext:value-type="float">
            <text:p>37.8845556653339</text:p>
          </table:table-cell>
          <table:table-cell office:value-type="float" office:value="973.2" calcext:value-type="float">
            <text:p>973.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4</text:p>
          </table:table-cell>
          <table:table-cell office:value-type="float" office:value="290" calcext:value-type="float">
            <text:p>290</text:p>
          </table:table-cell>
          <table:table-cell office:value-type="float" office:value="1469" calcext:value-type="float">
            <text:p>1469</text:p>
          </table:table-cell>
          <table:table-cell office:value-type="float" office:value="743.474226804124" calcext:value-type="float">
            <text:p>743.474226804124</text:p>
          </table:table-cell>
          <table:table-cell office:value-type="float" office:value="711" calcext:value-type="float">
            <text:p>711</text:p>
          </table:table-cell>
          <table:table-cell office:value-type="float" office:value="530" calcext:value-type="float">
            <text:p>530</text:p>
          </table:table-cell>
          <table:table-cell office:value-type="float" office:value="464.2" calcext:value-type="float">
            <text:p>464.2</text:p>
          </table:table-cell>
          <table:table-cell office:value-type="float" office:value="974.2" calcext:value-type="float">
            <text:p>974.2</text:p>
          </table:table-cell>
          <table:table-cell office:value-type="float" office:value="271.300920442577" calcext:value-type="float">
            <text:p>271.300920442577</text:p>
          </table:table-cell>
          <table:table-cell office:value-type="float" office:value="36.4909650747119" calcext:value-type="float">
            <text:p>36.4909650747119</text:p>
          </table:table-cell>
          <table:table-cell office:value-type="float" office:value="510" calcext:value-type="float">
            <text:p>5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5</text:p>
          </table:table-cell>
          <table:table-cell office:value-type="float" office:value="400" calcext:value-type="float">
            <text:p>400</text:p>
          </table:table-cell>
          <table:table-cell office:value-type="float" office:value="1482" calcext:value-type="float">
            <text:p>1482</text:p>
          </table:table-cell>
          <table:table-cell office:value-type="float" office:value="1324.07692307692" calcext:value-type="float">
            <text:p>1324.07692307692</text:p>
          </table:table-cell>
          <table:table-cell office:value-type="float" office:value="1435" calcext:value-type="float">
            <text:p>1435</text:p>
          </table:table-cell>
          <table:table-cell office:value-type="float" office:value="1470" calcext:value-type="float">
            <text:p>1470</text:p>
          </table:table-cell>
          <table:table-cell office:value-type="float" office:value="836.4" calcext:value-type="float">
            <text:p>836.4</text:p>
          </table:table-cell>
          <table:table-cell office:value-type="float" office:value="1475.4" calcext:value-type="float">
            <text:p>1475.4</text:p>
          </table:table-cell>
          <table:table-cell office:value-type="float" office:value="272.314967079569" calcext:value-type="float">
            <text:p>272.314967079569</text:p>
          </table:table-cell>
          <table:table-cell office:value-type="float" office:value="20.5664008135386" calcext:value-type="float">
            <text:p>20.5664008135386</text:p>
          </table:table-cell>
          <table:table-cell office:value-type="float" office:value="639" calcext:value-type="float">
            <text:p>6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6</text:p>
          </table:table-cell>
          <table:table-cell office:value-type="float" office:value="1060" calcext:value-type="float">
            <text:p>1060</text:p>
          </table:table-cell>
          <table:table-cell office:value-type="float" office:value="1482" calcext:value-type="float">
            <text:p>1482</text:p>
          </table:table-cell>
          <table:table-cell office:value-type="float" office:value="1344.9652173913" calcext:value-type="float">
            <text:p>1344.9652173913</text:p>
          </table:table-cell>
          <table:table-cell office:value-type="float" office:value="1359" calcext:value-type="float">
            <text:p>1359</text:p>
          </table:table-cell>
          <table:table-cell office:value-type="float" office:value="1460" calcext:value-type="float">
            <text:p>1460</text:p>
          </table:table-cell>
          <table:table-cell office:value-type="float" office:value="1180.8" calcext:value-type="float">
            <text:p>1180.8</text:p>
          </table:table-cell>
          <table:table-cell office:value-type="float" office:value="1461.2" calcext:value-type="float">
            <text:p>1461.2</text:p>
          </table:table-cell>
          <table:table-cell office:value-type="float" office:value="104.97885588568" calcext:value-type="float">
            <text:p>104.97885588568</text:p>
          </table:table-cell>
          <table:table-cell office:value-type="float" office:value="7.80532124758565" calcext:value-type="float">
            <text:p>7.80532124758565</text:p>
          </table:table-cell>
          <table:table-cell office:value-type="float" office:value="280.4" calcext:value-type="float">
            <text:p>280.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7</text:p>
          </table:table-cell>
          <table:table-cell office:value-type="float" office:value="237" calcext:value-type="float">
            <text:p>237</text:p>
          </table:table-cell>
          <table:table-cell office:value-type="float" office:value="1341" calcext:value-type="float">
            <text:p>1341</text:p>
          </table:table-cell>
          <table:table-cell office:value-type="float" office:value="913.677419354839" calcext:value-type="float">
            <text:p>913.677419354839</text:p>
          </table:table-cell>
          <table:table-cell office:value-type="float" office:value="953" calcext:value-type="float">
            <text:p>953</text:p>
          </table:table-cell>
          <table:table-cell office:value-type="float" office:value="970" calcext:value-type="float">
            <text:p>970</text:p>
          </table:table-cell>
          <table:table-cell office:value-type="float" office:value="704.8" calcext:value-type="float">
            <text:p>704.8</text:p>
          </table:table-cell>
          <table:table-cell office:value-type="float" office:value="1054" calcext:value-type="float">
            <text:p>1054</text:p>
          </table:table-cell>
          <table:table-cell office:value-type="float" office:value="174.348879060522" calcext:value-type="float">
            <text:p>174.348879060522</text:p>
          </table:table-cell>
          <table:table-cell office:value-type="float" office:value="19.0821044021896" calcext:value-type="float">
            <text:p>19.0821044021896</text:p>
          </table:table-cell>
          <table:table-cell office:value-type="float" office:value="349.2" calcext:value-type="float">
            <text:p>349.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8</text:p>
          </table:table-cell>
          <table:table-cell office:value-type="float" office:value="671" calcext:value-type="float">
            <text:p>671</text:p>
          </table:table-cell>
          <table:table-cell office:value-type="float" office:value="1390" calcext:value-type="float">
            <text:p>1390</text:p>
          </table:table-cell>
          <table:table-cell office:value-type="float" office:value="987.574193548387" calcext:value-type="float">
            <text:p>987.574193548387</text:p>
          </table:table-cell>
          <table:table-cell office:value-type="float" office:value="968" calcext:value-type="float">
            <text:p>968</text:p>
          </table:table-cell>
          <table:table-cell office:value-type="float" office:value="930" calcext:value-type="float">
            <text:p>930</text:p>
          </table:table-cell>
          <table:table-cell office:value-type="float" office:value="883" calcext:value-type="float">
            <text:p>883</text:p>
          </table:table-cell>
          <table:table-cell office:value-type="float" office:value="1102.6" calcext:value-type="float">
            <text:p>1102.6</text:p>
          </table:table-cell>
          <table:table-cell office:value-type="float" office:value="103.863918737052" calcext:value-type="float">
            <text:p>103.863918737052</text:p>
          </table:table-cell>
          <table:table-cell office:value-type="float" office:value="10.5170750122444" calcext:value-type="float">
            <text:p>10.5170750122444</text:p>
          </table:table-cell>
          <table:table-cell office:value-type="float" office:value="219.6" calcext:value-type="float">
            <text:p>219.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19</text:p>
          </table:table-cell>
          <table:table-cell office:value-type="float" office:value="220" calcext:value-type="float">
            <text:p>220</text:p>
          </table:table-cell>
          <table:table-cell office:value-type="float" office:value="1439" calcext:value-type="float">
            <text:p>1439</text:p>
          </table:table-cell>
          <table:table-cell office:value-type="float" office:value="797.141414141414" calcext:value-type="float">
            <text:p>797.141414141414</text:p>
          </table:table-cell>
          <table:table-cell office:value-type="float" office:value="886" calcext:value-type="float">
            <text:p>886</text:p>
          </table:table-cell>
          <table:table-cell office:value-type="float" office:value="960" calcext:value-type="float">
            <text:p>960</text:p>
          </table:table-cell>
          <table:table-cell office:value-type="float" office:value="318.2" calcext:value-type="float">
            <text:p>318.2</text:p>
          </table:table-cell>
          <table:table-cell office:value-type="float" office:value="1139.8" calcext:value-type="float">
            <text:p>1139.8</text:p>
          </table:table-cell>
          <table:table-cell office:value-type="float" office:value="304.819953887169" calcext:value-type="float">
            <text:p>304.819953887169</text:p>
          </table:table-cell>
          <table:table-cell office:value-type="float" office:value="38.2391315367154" calcext:value-type="float">
            <text:p>38.2391315367154</text:p>
          </table:table-cell>
          <table:table-cell office:value-type="float" office:value="821.6" calcext:value-type="float">
            <text:p>821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20</text:p>
          </table:table-cell>
          <table:table-cell office:value-type="float" office:value="234" calcext:value-type="float">
            <text:p>234</text:p>
          </table:table-cell>
          <table:table-cell office:value-type="float" office:value="1219" calcext:value-type="float">
            <text:p>1219</text:p>
          </table:table-cell>
          <table:table-cell office:value-type="float" office:value="811.084210526316" calcext:value-type="float">
            <text:p>811.084210526316</text:p>
          </table:table-cell>
          <table:table-cell office:value-type="float" office:value="854" calcext:value-type="float">
            <text:p>854</text:p>
          </table:table-cell>
          <table:table-cell office:value-type="float" office:value="900" calcext:value-type="float">
            <text:p>900</text:p>
          </table:table-cell>
          <table:table-cell office:value-type="float" office:value="553.8" calcext:value-type="float">
            <text:p>553.8</text:p>
          </table:table-cell>
          <table:table-cell office:value-type="float" office:value="962.8" calcext:value-type="float">
            <text:p>962.8</text:p>
          </table:table-cell>
          <table:table-cell office:value-type="float" office:value="189.312342560945" calcext:value-type="float">
            <text:p>189.312342560945</text:p>
          </table:table-cell>
          <table:table-cell office:value-type="float" office:value="23.3406519451414" calcext:value-type="float">
            <text:p>23.3406519451414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21</text:p>
          </table:table-cell>
          <table:table-cell office:value-type="float" office:value="1152" calcext:value-type="float">
            <text:p>1152</text:p>
          </table:table-cell>
          <table:table-cell office:value-type="float" office:value="1486" calcext:value-type="float">
            <text:p>1486</text:p>
          </table:table-cell>
          <table:table-cell office:value-type="float" office:value="1359.88157894737" calcext:value-type="float">
            <text:p>1359.88157894737</text:p>
          </table:table-cell>
          <table:table-cell office:value-type="float" office:value="1374" calcext:value-type="float">
            <text:p>1374</text:p>
          </table:table-cell>
          <table:table-cell office:value-type="float" office:value="1280" calcext:value-type="float">
            <text:p>1280</text:p>
          </table:table-cell>
          <table:table-cell office:value-type="float" office:value="1251" calcext:value-type="float">
            <text:p>1251</text:p>
          </table:table-cell>
          <table:table-cell office:value-type="float" office:value="1469.5" calcext:value-type="float">
            <text:p>1469.5</text:p>
          </table:table-cell>
          <table:table-cell office:value-type="float" office:value="84.7246468831454" calcext:value-type="float">
            <text:p>84.7246468831454</text:p>
          </table:table-cell>
          <table:table-cell office:value-type="float" office:value="6.23029594596961" calcext:value-type="float">
            <text:p>6.23029594596961</text:p>
          </table:table-cell>
          <table:table-cell office:value-type="float" office:value="218.5" calcext:value-type="float">
            <text:p>218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22</text:p>
          </table:table-cell>
          <table:table-cell office:value-type="float" office:value="169" calcext:value-type="float">
            <text:p>169</text:p>
          </table:table-cell>
          <table:table-cell office:value-type="float" office:value="1476" calcext:value-type="float">
            <text:p>1476</text:p>
          </table:table-cell>
          <table:table-cell office:value-type="float" office:value="710.696629213483" calcext:value-type="float">
            <text:p>710.696629213483</text:p>
          </table:table-cell>
          <table:table-cell office:value-type="float" office:value="678" calcext:value-type="float">
            <text:p>678</text:p>
          </table:table-cell>
          <table:table-cell office:value-type="float" office:value="590" calcext:value-type="float">
            <text:p>590</text:p>
          </table:table-cell>
          <table:table-cell office:value-type="float" office:value="338.2" calcext:value-type="float">
            <text:p>338.2</text:p>
          </table:table-cell>
          <table:table-cell office:value-type="float" office:value="1163.6" calcext:value-type="float">
            <text:p>1163.6</text:p>
          </table:table-cell>
          <table:table-cell office:value-type="float" office:value="323.153088000043" calcext:value-type="float">
            <text:p>323.153088000043</text:p>
          </table:table-cell>
          <table:table-cell office:value-type="float" office:value="45.4699058243278" calcext:value-type="float">
            <text:p>45.4699058243278</text:p>
          </table:table-cell>
          <table:table-cell office:value-type="float" office:value="825.4" calcext:value-type="float">
            <text:p>825.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1m23</text:p>
          </table:table-cell>
          <table:table-cell office:value-type="float" office:value="125" calcext:value-type="float">
            <text:p>125</text:p>
          </table:table-cell>
          <table:table-cell office:value-type="float" office:value="1477" calcext:value-type="float">
            <text:p>1477</text:p>
          </table:table-cell>
          <table:table-cell office:value-type="float" office:value="702.745454545455" calcext:value-type="float">
            <text:p>702.745454545455</text:p>
          </table:table-cell>
          <table:table-cell office:value-type="float" office:value="628" calcext:value-type="float">
            <text:p>628</text:p>
          </table:table-cell>
          <table:table-cell office:value-type="float" office:value="540" calcext:value-type="float">
            <text:p>540</text:p>
          </table:table-cell>
          <table:table-cell office:value-type="float" office:value="478.4" calcext:value-type="float">
            <text:p>478.4</text:p>
          </table:table-cell>
          <table:table-cell office:value-type="float" office:value="981" calcext:value-type="float">
            <text:p>981</text:p>
          </table:table-cell>
          <table:table-cell office:value-type="float" office:value="259.748112899559" calcext:value-type="float">
            <text:p>259.748112899559</text:p>
          </table:table-cell>
          <table:table-cell office:value-type="float" office:value="36.9619057966825" calcext:value-type="float">
            <text:p>36.9619057966825</text:p>
          </table:table-cell>
          <table:table-cell office:value-type="float" office:value="502.6" calcext:value-type="float">
            <text:p>502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SS</text:p>
          </table:table-cell>
        </table:table-row>
        <table:table-row table:style-name="ro2">
          <table:table-cell office:value-type="string" calcext:value-type="string">
            <text:p>epm_Asag_S0_p0m00</text:p>
          </table:table-cell>
          <table:table-cell office:value-type="float" office:value="372" calcext:value-type="float">
            <text:p>372</text:p>
          </table:table-cell>
          <table:table-cell office:value-type="float" office:value="1500" calcext:value-type="float">
            <text:p>1500</text:p>
          </table:table-cell>
          <table:table-cell office:value-type="float" office:value="1308.0205655527" calcext:value-type="float">
            <text:p>1308.0205655527</text:p>
          </table:table-cell>
          <table:table-cell office:value-type="float" office:value="1360" calcext:value-type="float">
            <text:p>1360</text:p>
          </table:table-cell>
          <table:table-cell office:value-type="float" office:value="1650" calcext:value-type="float">
            <text:p>1650</text:p>
          </table:table-cell>
          <table:table-cell office:value-type="float" office:value="1228" calcext:value-type="float">
            <text:p>1228</text:p>
          </table:table-cell>
          <table:table-cell office:value-type="float" office:value="1472" calcext:value-type="float">
            <text:p>1472</text:p>
          </table:table-cell>
          <table:table-cell office:value-type="float" office:value="220.568243615059" calcext:value-type="float">
            <text:p>220.568243615059</text:p>
          </table:table-cell>
          <table:table-cell office:value-type="float" office:value="16.8627504355681" calcext:value-type="float">
            <text:p>16.8627504355681</text:p>
          </table:table-cell>
          <table:table-cell office:value-type="float" office:value="244" calcext:value-type="float">
            <text:p>24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1</text:p>
          </table:table-cell>
          <table:table-cell office:value-type="float" office:value="963" calcext:value-type="float">
            <text:p>963</text:p>
          </table:table-cell>
          <table:table-cell office:value-type="float" office:value="1498" calcext:value-type="float">
            <text:p>1498</text:p>
          </table:table-cell>
          <table:table-cell office:value-type="float" office:value="1209.0728929385" calcext:value-type="float">
            <text:p>1209.0728929385</text:p>
          </table:table-cell>
          <table:table-cell office:value-type="float" office:value="1179.5" calcext:value-type="float">
            <text:p>1179.5</text:p>
          </table:table-cell>
          <table:table-cell office:value-type="float" office:value="1900" calcext:value-type="float">
            <text:p>1900</text:p>
          </table:table-cell>
          <table:table-cell office:value-type="float" office:value="1075" calcext:value-type="float">
            <text:p>1075</text:p>
          </table:table-cell>
          <table:table-cell office:value-type="float" office:value="1423" calcext:value-type="float">
            <text:p>1423</text:p>
          </table:table-cell>
          <table:table-cell office:value-type="float" office:value="123.142237449516" calcext:value-type="float">
            <text:p>123.142237449516</text:p>
          </table:table-cell>
          <table:table-cell office:value-type="float" office:value="10.1848480905261" calcext:value-type="float">
            <text:p>10.1848480905261</text:p>
          </table:table-cell>
          <table:table-cell office:value-type="float" office:value="348" calcext:value-type="float">
            <text:p>34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2</text:p>
          </table:table-cell>
          <table:table-cell office:value-type="float" office:value="1070" calcext:value-type="float">
            <text:p>1070</text:p>
          </table:table-cell>
          <table:table-cell office:value-type="float" office:value="1498" calcext:value-type="float">
            <text:p>1498</text:p>
          </table:table-cell>
          <table:table-cell office:value-type="float" office:value="1277.83870967742" calcext:value-type="float">
            <text:p>1277.83870967742</text:p>
          </table:table-cell>
          <table:table-cell office:value-type="float" office:value="1272" calcext:value-type="float">
            <text:p>1272</text:p>
          </table:table-cell>
          <table:table-cell office:value-type="float" office:value="1710" calcext:value-type="float">
            <text:p>1710</text:p>
          </table:table-cell>
          <table:table-cell office:value-type="float" office:value="1107.8" calcext:value-type="float">
            <text:p>1107.8</text:p>
          </table:table-cell>
          <table:table-cell office:value-type="float" office:value="1475.2" calcext:value-type="float">
            <text:p>1475.2</text:p>
          </table:table-cell>
          <table:table-cell office:value-type="float" office:value="125.751591771634" calcext:value-type="float">
            <text:p>125.751591771634</text:p>
          </table:table-cell>
          <table:table-cell office:value-type="float" office:value="9.84095964688522" calcext:value-type="float">
            <text:p>9.84095964688522</text:p>
          </table:table-cell>
          <table:table-cell office:value-type="float" office:value="367.4" calcext:value-type="float">
            <text:p>367.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3</text:p>
          </table:table-cell>
          <table:table-cell office:value-type="float" office:value="205" calcext:value-type="float">
            <text:p>205</text:p>
          </table:table-cell>
          <table:table-cell office:value-type="float" office:value="1500" calcext:value-type="float">
            <text:p>1500</text:p>
          </table:table-cell>
          <table:table-cell office:value-type="float" office:value="1334.99705014749" calcext:value-type="float">
            <text:p>1334.99705014749</text:p>
          </table:table-cell>
          <table:table-cell office:value-type="float" office:value="1349" calcext:value-type="float">
            <text:p>1349</text:p>
          </table:table-cell>
          <table:table-cell office:value-type="float" office:value="1730" calcext:value-type="float">
            <text:p>1730</text:p>
          </table:table-cell>
          <table:table-cell office:value-type="float" office:value="1255.2" calcext:value-type="float">
            <text:p>1255.2</text:p>
          </table:table-cell>
          <table:table-cell office:value-type="float" office:value="1461.2" calcext:value-type="float">
            <text:p>1461.2</text:p>
          </table:table-cell>
          <table:table-cell office:value-type="float" office:value="152.69365429604" calcext:value-type="float">
            <text:p>152.69365429604</text:p>
          </table:table-cell>
          <table:table-cell office:value-type="float" office:value="11.4377521867311" calcext:value-type="float">
            <text:p>11.4377521867311</text:p>
          </table:table-cell>
          <table:table-cell office:value-type="float" office:value="206" calcext:value-type="float">
            <text:p>20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4</text:p>
          </table:table-cell>
          <table:table-cell office:value-type="float" office:value="462" calcext:value-type="float">
            <text:p>462</text:p>
          </table:table-cell>
          <table:table-cell office:value-type="float" office:value="1500" calcext:value-type="float">
            <text:p>1500</text:p>
          </table:table-cell>
          <table:table-cell office:value-type="float" office:value="1134.93333333333" calcext:value-type="float">
            <text:p>1134.93333333333</text:p>
          </table:table-cell>
          <table:table-cell office:value-type="float" office:value="1318" calcext:value-type="float">
            <text:p>1318</text:p>
          </table:table-cell>
          <table:table-cell office:value-type="float" office:value="1670" calcext:value-type="float">
            <text:p>1670</text:p>
          </table:table-cell>
          <table:table-cell office:value-type="float" office:value="563.4" calcext:value-type="float">
            <text:p>563.4</text:p>
          </table:table-cell>
          <table:table-cell office:value-type="float" office:value="1457.2" calcext:value-type="float">
            <text:p>1457.2</text:p>
          </table:table-cell>
          <table:table-cell office:value-type="float" office:value="349.856490058944" calcext:value-type="float">
            <text:p>349.856490058944</text:p>
          </table:table-cell>
          <table:table-cell office:value-type="float" office:value="30.8261709990845" calcext:value-type="float">
            <text:p>30.8261709990845</text:p>
          </table:table-cell>
          <table:table-cell office:value-type="float" office:value="893.8" calcext:value-type="float">
            <text:p>893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5</text:p>
          </table:table-cell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500</text:p>
          </table:table-cell>
          <table:table-cell office:value-type="float" office:value="1311.13833992095" calcext:value-type="float">
            <text:p>1311.13833992095</text:p>
          </table:table-cell>
          <table:table-cell office:value-type="float" office:value="1359" calcext:value-type="float">
            <text:p>1359</text:p>
          </table:table-cell>
          <table:table-cell office:value-type="float" office:value="1640" calcext:value-type="float">
            <text:p>1640</text:p>
          </table:table-cell>
          <table:table-cell office:value-type="float" office:value="1234.2" calcext:value-type="float">
            <text:p>1234.2</text:p>
          </table:table-cell>
          <table:table-cell office:value-type="float" office:value="1472" calcext:value-type="float">
            <text:p>1472</text:p>
          </table:table-cell>
          <table:table-cell office:value-type="float" office:value="217.255392083365" calcext:value-type="float">
            <text:p>217.255392083365</text:p>
          </table:table-cell>
          <table:table-cell office:value-type="float" office:value="16.5699823938078" calcext:value-type="float">
            <text:p>16.5699823938078</text:p>
          </table:table-cell>
          <table:table-cell office:value-type="float" office:value="237.8" calcext:value-type="float">
            <text:p>237.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6</text:p>
          </table:table-cell>
          <table:table-cell office:value-type="float" office:value="450" calcext:value-type="float">
            <text:p>450</text:p>
          </table:table-cell>
          <table:table-cell office:value-type="float" office:value="1500" calcext:value-type="float">
            <text:p>1500</text:p>
          </table:table-cell>
          <table:table-cell office:value-type="float" office:value="1352.9064516129" calcext:value-type="float">
            <text:p>1352.9064516129</text:p>
          </table:table-cell>
          <table:table-cell office:value-type="float" office:value="1355.5" calcext:value-type="float">
            <text:p>1355.5</text:p>
          </table:table-cell>
          <table:table-cell office:value-type="float" office:value="1740" calcext:value-type="float">
            <text:p>1740</text:p>
          </table:table-cell>
          <table:table-cell office:value-type="float" office:value="1255" calcext:value-type="float">
            <text:p>1255</text:p>
          </table:table-cell>
          <table:table-cell office:value-type="float" office:value="1465.2" calcext:value-type="float">
            <text:p>1465.2</text:p>
          </table:table-cell>
          <table:table-cell office:value-type="float" office:value="108.834845444083" calcext:value-type="float">
            <text:p>108.834845444083</text:p>
          </table:table-cell>
          <table:table-cell office:value-type="float" office:value="8.04452113553991" calcext:value-type="float">
            <text:p>8.04452113553991</text:p>
          </table:table-cell>
          <table:table-cell office:value-type="float" office:value="210.2" calcext:value-type="float">
            <text:p>210.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7</text:p>
          </table:table-cell>
          <table:table-cell office:value-type="float" office:value="824" calcext:value-type="float">
            <text:p>824</text:p>
          </table:table-cell>
          <table:table-cell office:value-type="float" office:value="1500" calcext:value-type="float">
            <text:p>1500</text:p>
          </table:table-cell>
          <table:table-cell office:value-type="float" office:value="1173.81967213115" calcext:value-type="float">
            <text:p>1173.81967213115</text:p>
          </table:table-cell>
          <table:table-cell office:value-type="float" office:value="1148" calcext:value-type="float">
            <text:p>1148</text:p>
          </table:table-cell>
          <table:table-cell office:value-type="float" office:value="1860" calcext:value-type="float">
            <text:p>1860</text:p>
          </table:table-cell>
          <table:table-cell office:value-type="float" office:value="1060" calcext:value-type="float">
            <text:p>1060</text:p>
          </table:table-cell>
          <table:table-cell office:value-type="float" office:value="1382.2" calcext:value-type="float">
            <text:p>1382.2</text:p>
          </table:table-cell>
          <table:table-cell office:value-type="float" office:value="117.954658085749" calcext:value-type="float">
            <text:p>117.954658085749</text:p>
          </table:table-cell>
          <table:table-cell office:value-type="float" office:value="10.0487886586186" calcext:value-type="float">
            <text:p>10.0487886586186</text:p>
          </table:table-cell>
          <table:table-cell office:value-type="float" office:value="322.2" calcext:value-type="float">
            <text:p>322.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8</text:p>
          </table:table-cell>
          <table:table-cell office:value-type="float" office:value="363" calcext:value-type="float">
            <text:p>363</text:p>
          </table:table-cell>
          <table:table-cell office:value-type="float" office:value="1499" calcext:value-type="float">
            <text:p>1499</text:p>
          </table:table-cell>
          <table:table-cell office:value-type="float" office:value="1217.8" calcext:value-type="float">
            <text:p>1217.8</text:p>
          </table:table-cell>
          <table:table-cell office:value-type="float" office:value="1314" calcext:value-type="float">
            <text:p>1314</text:p>
          </table:table-cell>
          <table:table-cell office:value-type="float" office:value="1520" calcext:value-type="float">
            <text:p>1520</text:p>
          </table:table-cell>
          <table:table-cell office:value-type="float" office:value="717" calcext:value-type="float">
            <text:p>717</text:p>
          </table:table-cell>
          <table:table-cell office:value-type="float" office:value="1487.6" calcext:value-type="float">
            <text:p>1487.6</text:p>
          </table:table-cell>
          <table:table-cell office:value-type="float" office:value="300.055040405468" calcext:value-type="float">
            <text:p>300.055040405468</text:p>
          </table:table-cell>
          <table:table-cell office:value-type="float" office:value="24.6391066189414" calcext:value-type="float">
            <text:p>24.6391066189414</text:p>
          </table:table-cell>
          <table:table-cell office:value-type="float" office:value="770.6" calcext:value-type="float">
            <text:p>770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09</text:p>
          </table:table-cell>
          <table:table-cell office:value-type="float" office:value="723" calcext:value-type="float">
            <text:p>723</text:p>
          </table:table-cell>
          <table:table-cell office:value-type="float" office:value="1495" calcext:value-type="float">
            <text:p>1495</text:p>
          </table:table-cell>
          <table:table-cell office:value-type="float" office:value="1244.62898550725" calcext:value-type="float">
            <text:p>1244.62898550725</text:p>
          </table:table-cell>
          <table:table-cell office:value-type="float" office:value="1216" calcext:value-type="float">
            <text:p>1216</text:p>
          </table:table-cell>
          <table:table-cell office:value-type="float" office:value="1810" calcext:value-type="float">
            <text:p>1810</text:p>
          </table:table-cell>
          <table:table-cell office:value-type="float" office:value="1087.4" calcext:value-type="float">
            <text:p>1087.4</text:p>
          </table:table-cell>
          <table:table-cell office:value-type="float" office:value="1451.6" calcext:value-type="float">
            <text:p>1451.6</text:p>
          </table:table-cell>
          <table:table-cell office:value-type="float" office:value="134.943619903821" calcext:value-type="float">
            <text:p>134.943619903821</text:p>
          </table:table-cell>
          <table:table-cell office:value-type="float" office:value="10.8420759499527" calcext:value-type="float">
            <text:p>10.8420759499527</text:p>
          </table:table-cell>
          <table:table-cell office:value-type="float" office:value="364.2" calcext:value-type="float">
            <text:p>364.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0</text:p>
          </table:table-cell>
          <table:table-cell office:value-type="float" office:value="1027" calcext:value-type="float">
            <text:p>1027</text:p>
          </table:table-cell>
          <table:table-cell office:value-type="float" office:value="1495" calcext:value-type="float">
            <text:p>1495</text:p>
          </table:table-cell>
          <table:table-cell office:value-type="float" office:value="1288.87978142077" calcext:value-type="float">
            <text:p>1288.87978142077</text:p>
          </table:table-cell>
          <table:table-cell office:value-type="float" office:value="1283" calcext:value-type="float">
            <text:p>1283</text:p>
          </table:table-cell>
          <table:table-cell office:value-type="float" office:value="1820" calcext:value-type="float">
            <text:p>1820</text:p>
          </table:table-cell>
          <table:table-cell office:value-type="float" office:value="1110.4" calcext:value-type="float">
            <text:p>1110.4</text:p>
          </table:table-cell>
          <table:table-cell office:value-type="float" office:value="1455.4" calcext:value-type="float">
            <text:p>1455.4</text:p>
          </table:table-cell>
          <table:table-cell office:value-type="float" office:value="124.934913938543" calcext:value-type="float">
            <text:p>124.934913938543</text:p>
          </table:table-cell>
          <table:table-cell office:value-type="float" office:value="9.6932945756061" calcext:value-type="float">
            <text:p>9.6932945756061</text:p>
          </table:table-cell>
          <table:table-cell office:value-type="float" office:value="345" calcext:value-type="float">
            <text:p>34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1</text:p>
          </table:table-cell>
          <table:table-cell office:value-type="float" office:value="431" calcext:value-type="float">
            <text:p>431</text:p>
          </table:table-cell>
          <table:table-cell office:value-type="float" office:value="1496" calcext:value-type="float">
            <text:p>1496</text:p>
          </table:table-cell>
          <table:table-cell office:value-type="float" office:value="963.3125" calcext:value-type="float">
            <text:p>963.3125</text:p>
          </table:table-cell>
          <table:table-cell office:value-type="float" office:value="817.5" calcext:value-type="float">
            <text:p>817.5</text:p>
          </table:table-cell>
          <table:table-cell office:value-type="float" office:value="1720" calcext:value-type="float">
            <text:p>1720</text:p>
          </table:table-cell>
          <table:table-cell office:value-type="float" office:value="525" calcext:value-type="float">
            <text:p>525</text:p>
          </table:table-cell>
          <table:table-cell office:value-type="float" office:value="1426" calcext:value-type="float">
            <text:p>1426</text:p>
          </table:table-cell>
          <table:table-cell office:value-type="float" office:value="384.598443184577" calcext:value-type="float">
            <text:p>384.598443184577</text:p>
          </table:table-cell>
          <table:table-cell office:value-type="float" office:value="39.9245772461768" calcext:value-type="float">
            <text:p>39.9245772461768</text:p>
          </table:table-cell>
          <table:table-cell office:value-type="float" office:value="901" calcext:value-type="float">
            <text:p>9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2</text:p>
          </table:table-cell>
          <table:table-cell office:value-type="float" office:value="181" calcext:value-type="float">
            <text:p>181</text:p>
          </table:table-cell>
          <table:table-cell office:value-type="float" office:value="1499" calcext:value-type="float">
            <text:p>1499</text:p>
          </table:table-cell>
          <table:table-cell office:value-type="float" office:value="1346.25423728814" calcext:value-type="float">
            <text:p>1346.25423728814</text:p>
          </table:table-cell>
          <table:table-cell office:value-type="float" office:value="1356" calcext:value-type="float">
            <text:p>1356</text:p>
          </table:table-cell>
          <table:table-cell office:value-type="float" office:value="1540" calcext:value-type="float">
            <text:p>1540</text:p>
          </table:table-cell>
          <table:table-cell office:value-type="float" office:value="1241.8" calcext:value-type="float">
            <text:p>1241.8</text:p>
          </table:table-cell>
          <table:table-cell office:value-type="float" office:value="1480" calcext:value-type="float">
            <text:p>1480</text:p>
          </table:table-cell>
          <table:table-cell office:value-type="float" office:value="140.604809977218" calcext:value-type="float">
            <text:p>140.604809977218</text:p>
          </table:table-cell>
          <table:table-cell office:value-type="float" office:value="10.4441498554128" calcext:value-type="float">
            <text:p>10.4441498554128</text:p>
          </table:table-cell>
          <table:table-cell office:value-type="float" office:value="238.2" calcext:value-type="float">
            <text:p>238.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3</text:p>
          </table:table-cell>
          <table:table-cell office:value-type="float" office:value="989" calcext:value-type="float">
            <text:p>989</text:p>
          </table:table-cell>
          <table:table-cell office:value-type="float" office:value="1499" calcext:value-type="float">
            <text:p>1499</text:p>
          </table:table-cell>
          <table:table-cell office:value-type="float" office:value="1235.35454545455" calcext:value-type="float">
            <text:p>1235.35454545455</text:p>
          </table:table-cell>
          <table:table-cell office:value-type="float" office:value="1212" calcext:value-type="float">
            <text:p>1212</text:p>
          </table:table-cell>
          <table:table-cell office:value-type="float" office:value="1850" calcext:value-type="float">
            <text:p>1850</text:p>
          </table:table-cell>
          <table:table-cell office:value-type="float" office:value="1097.2" calcext:value-type="float">
            <text:p>1097.2</text:p>
          </table:table-cell>
          <table:table-cell office:value-type="float" office:value="1405.5" calcext:value-type="float">
            <text:p>1405.5</text:p>
          </table:table-cell>
          <table:table-cell office:value-type="float" office:value="119.368874461304" calcext:value-type="float">
            <text:p>119.368874461304</text:p>
          </table:table-cell>
          <table:table-cell office:value-type="float" office:value="9.66272192064361" calcext:value-type="float">
            <text:p>9.66272192064361</text:p>
          </table:table-cell>
          <table:table-cell office:value-type="float" office:value="308.3" calcext:value-type="float">
            <text:p>308.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4</text:p>
          </table:table-cell>
          <table:table-cell office:value-type="float" office:value="213" calcext:value-type="float">
            <text:p>213</text:p>
          </table:table-cell>
          <table:table-cell office:value-type="float" office:value="1489" calcext:value-type="float">
            <text:p>1489</text:p>
          </table:table-cell>
          <table:table-cell office:value-type="float" office:value="1167.375" calcext:value-type="float">
            <text:p>1167.375</text:p>
          </table:table-cell>
          <table:table-cell office:value-type="float" office:value="1462" calcext:value-type="float">
            <text:p>1462</text:p>
          </table:table-cell>
          <table:table-cell office:value-type="float" office:value="1530" calcext:value-type="float">
            <text:p>1530</text:p>
          </table:table-cell>
          <table:table-cell office:value-type="float" office:value="386.6" calcext:value-type="float">
            <text:p>386.6</text:p>
          </table:table-cell>
          <table:table-cell office:value-type="float" office:value="1486.9" calcext:value-type="float">
            <text:p>1486.9</text:p>
          </table:table-cell>
          <table:table-cell office:value-type="float" office:value="520.821312242226" calcext:value-type="float">
            <text:p>520.821312242226</text:p>
          </table:table-cell>
          <table:table-cell office:value-type="float" office:value="44.6147392433645" calcext:value-type="float">
            <text:p>44.6147392433645</text:p>
          </table:table-cell>
          <table:table-cell office:value-type="float" office:value="1100.3" calcext:value-type="float">
            <text:p>1100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5</text:p>
          </table:table-cell>
          <table:table-cell office:value-type="float" office:value="879" calcext:value-type="float">
            <text:p>879</text:p>
          </table:table-cell>
          <table:table-cell office:value-type="float" office:value="1492" calcext:value-type="float">
            <text:p>1492</text:p>
          </table:table-cell>
          <table:table-cell office:value-type="float" office:value="1240.22926829268" calcext:value-type="float">
            <text:p>1240.22926829268</text:p>
          </table:table-cell>
          <table:table-cell office:value-type="float" office:value="1221" calcext:value-type="float">
            <text:p>1221</text:p>
          </table:table-cell>
          <table:table-cell office:value-type="float" office:value="1790" calcext:value-type="float">
            <text:p>1790</text:p>
          </table:table-cell>
          <table:table-cell office:value-type="float" office:value="1103.4" calcext:value-type="float">
            <text:p>1103.4</text:p>
          </table:table-cell>
          <table:table-cell office:value-type="float" office:value="1410.6" calcext:value-type="float">
            <text:p>1410.6</text:p>
          </table:table-cell>
          <table:table-cell office:value-type="float" office:value="120.773938567917" calcext:value-type="float">
            <text:p>120.773938567917</text:p>
          </table:table-cell>
          <table:table-cell office:value-type="float" office:value="9.73803325365611" calcext:value-type="float">
            <text:p>9.73803325365611</text:p>
          </table:table-cell>
          <table:table-cell office:value-type="float" office:value="307.2" calcext:value-type="float">
            <text:p>307.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6</text:p>
          </table:table-cell>
          <table:table-cell office:value-type="float" office:value="426" calcext:value-type="float">
            <text:p>426</text:p>
          </table:table-cell>
          <table:table-cell office:value-type="float" office:value="1500" calcext:value-type="float">
            <text:p>1500</text:p>
          </table:table-cell>
          <table:table-cell office:value-type="float" office:value="1367.13300492611" calcext:value-type="float">
            <text:p>1367.13300492611</text:p>
          </table:table-cell>
          <table:table-cell office:value-type="float" office:value="1382" calcext:value-type="float">
            <text:p>1382</text:p>
          </table:table-cell>
          <table:table-cell office:value-type="float" office:value="1700" calcext:value-type="float">
            <text:p>1700</text:p>
          </table:table-cell>
          <table:table-cell office:value-type="float" office:value="1270.4" calcext:value-type="float">
            <text:p>1270.4</text:p>
          </table:table-cell>
          <table:table-cell office:value-type="float" office:value="1479.6" calcext:value-type="float">
            <text:p>1479.6</text:p>
          </table:table-cell>
          <table:table-cell office:value-type="float" office:value="124.812045005879" calcext:value-type="float">
            <text:p>124.812045005879</text:p>
          </table:table-cell>
          <table:table-cell office:value-type="float" office:value="9.12947347157525" calcext:value-type="float">
            <text:p>9.12947347157525</text:p>
          </table:table-cell>
          <table:table-cell office:value-type="float" office:value="209.2" calcext:value-type="float">
            <text:p>209.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7</text:p>
          </table:table-cell>
          <table:table-cell office:value-type="float" office:value="705" calcext:value-type="float">
            <text:p>705</text:p>
          </table:table-cell>
          <table:table-cell office:value-type="float" office:value="1492" calcext:value-type="float">
            <text:p>1492</text:p>
          </table:table-cell>
          <table:table-cell office:value-type="float" office:value="1127.54545454545" calcext:value-type="float">
            <text:p>1127.54545454545</text:p>
          </table:table-cell>
          <table:table-cell office:value-type="float" office:value="1091" calcext:value-type="float">
            <text:p>1091</text:p>
          </table:table-cell>
          <table:table-cell office:value-type="float" office:value="1930" calcext:value-type="float">
            <text:p>1930</text:p>
          </table:table-cell>
          <table:table-cell office:value-type="float" office:value="994.6" calcext:value-type="float">
            <text:p>994.6</text:p>
          </table:table-cell>
          <table:table-cell office:value-type="float" office:value="1444.2" calcext:value-type="float">
            <text:p>1444.2</text:p>
          </table:table-cell>
          <table:table-cell office:value-type="float" office:value="159.317054746846" calcext:value-type="float">
            <text:p>159.317054746846</text:p>
          </table:table-cell>
          <table:table-cell office:value-type="float" office:value="14.129546095423" calcext:value-type="float">
            <text:p>14.129546095423</text:p>
          </table:table-cell>
          <table:table-cell office:value-type="float" office:value="449.6" calcext:value-type="float">
            <text:p>449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8</text:p>
          </table:table-cell>
          <table:table-cell office:value-type="float" office:value="614" calcext:value-type="float">
            <text:p>614</text:p>
          </table:table-cell>
          <table:table-cell office:value-type="float" office:value="1500" calcext:value-type="float">
            <text:p>1500</text:p>
          </table:table-cell>
          <table:table-cell office:value-type="float" office:value="1291.57692307692" calcext:value-type="float">
            <text:p>1291.57692307692</text:p>
          </table:table-cell>
          <table:table-cell office:value-type="float" office:value="1390" calcext:value-type="float">
            <text:p>1390</text:p>
          </table:table-cell>
          <table:table-cell office:value-type="float" office:value="1520" calcext:value-type="float">
            <text:p>1520</text:p>
          </table:table-cell>
          <table:table-cell office:value-type="float" office:value="676" calcext:value-type="float">
            <text:p>676</text:p>
          </table:table-cell>
          <table:table-cell office:value-type="float" office:value="1478.5" calcext:value-type="float">
            <text:p>1478.5</text:p>
          </table:table-cell>
          <table:table-cell office:value-type="float" office:value="286.317330677264" calcext:value-type="float">
            <text:p>286.317330677264</text:p>
          </table:table-cell>
          <table:table-cell office:value-type="float" office:value="22.1680432316157" calcext:value-type="float">
            <text:p>22.1680432316157</text:p>
          </table:table-cell>
          <table:table-cell office:value-type="float" office:value="802.5" calcext:value-type="float">
            <text:p>80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19</text:p>
          </table:table-cell>
          <table:table-cell office:value-type="float" office:value="780" calcext:value-type="float">
            <text:p>780</text:p>
          </table:table-cell>
          <table:table-cell office:value-type="float" office:value="1499" calcext:value-type="float">
            <text:p>1499</text:p>
          </table:table-cell>
          <table:table-cell office:value-type="float" office:value="1298.63636363636" calcext:value-type="float">
            <text:p>1298.63636363636</text:p>
          </table:table-cell>
          <table:table-cell office:value-type="float" office:value="1283" calcext:value-type="float">
            <text:p>1283</text:p>
          </table:table-cell>
          <table:table-cell office:value-type="float" office:value="1750" calcext:value-type="float">
            <text:p>1750</text:p>
          </table:table-cell>
          <table:table-cell office:value-type="float" office:value="1233" calcext:value-type="float">
            <text:p>1233</text:p>
          </table:table-cell>
          <table:table-cell office:value-type="float" office:value="1453" calcext:value-type="float">
            <text:p>1453</text:p>
          </table:table-cell>
          <table:table-cell office:value-type="float" office:value="196.224500369996" calcext:value-type="float">
            <text:p>196.224500369996</text:p>
          </table:table-cell>
          <table:table-cell office:value-type="float" office:value="15.1100420305912" calcext:value-type="float">
            <text:p>15.1100420305912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0</text:p>
          </table:table-cell>
          <table:table-cell office:value-type="float" office:value="999" calcext:value-type="float">
            <text:p>999</text:p>
          </table:table-cell>
          <table:table-cell office:value-type="float" office:value="1499" calcext:value-type="float">
            <text:p>1499</text:p>
          </table:table-cell>
          <table:table-cell office:value-type="float" office:value="1210.80530973451" calcext:value-type="float">
            <text:p>1210.80530973451</text:p>
          </table:table-cell>
          <table:table-cell office:value-type="float" office:value="1178.5" calcext:value-type="float">
            <text:p>1178.5</text:p>
          </table:table-cell>
          <table:table-cell office:value-type="float" office:value="1890" calcext:value-type="float">
            <text:p>1890</text:p>
          </table:table-cell>
          <table:table-cell office:value-type="float" office:value="1087" calcext:value-type="float">
            <text:p>1087</text:p>
          </table:table-cell>
          <table:table-cell office:value-type="float" office:value="1449.5" calcext:value-type="float">
            <text:p>1449.5</text:p>
          </table:table-cell>
          <table:table-cell office:value-type="float" office:value="124.542173733832" calcext:value-type="float">
            <text:p>124.542173733832</text:p>
          </table:table-cell>
          <table:table-cell office:value-type="float" office:value="10.2858959018886" calcext:value-type="float">
            <text:p>10.2858959018886</text:p>
          </table:table-cell>
          <table:table-cell office:value-type="float" office:value="362.5" calcext:value-type="float">
            <text:p>362.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1</text:p>
          </table:table-cell>
          <table:table-cell office:value-type="float" office:value="391" calcext:value-type="float">
            <text:p>391</text:p>
          </table:table-cell>
          <table:table-cell office:value-type="float" office:value="1494" calcext:value-type="float">
            <text:p>1494</text:p>
          </table:table-cell>
          <table:table-cell office:value-type="float" office:value="1239.22222222222" calcext:value-type="float">
            <text:p>1239.22222222222</text:p>
          </table:table-cell>
          <table:table-cell office:value-type="float" office:value="1334" calcext:value-type="float">
            <text:p>1334</text:p>
          </table:table-cell>
          <table:table-cell office:value-type="float" office:value="1520" calcext:value-type="float">
            <text:p>1520</text:p>
          </table:table-cell>
          <table:table-cell office:value-type="float" office:value="680.2" calcext:value-type="float">
            <text:p>680.2</text:p>
          </table:table-cell>
          <table:table-cell office:value-type="float" office:value="1478.6" calcext:value-type="float">
            <text:p>1478.6</text:p>
          </table:table-cell>
          <table:table-cell office:value-type="float" office:value="344.67231762349" calcext:value-type="float">
            <text:p>344.67231762349</text:p>
          </table:table-cell>
          <table:table-cell office:value-type="float" office:value="27.8136004537919" calcext:value-type="float">
            <text:p>27.8136004537919</text:p>
          </table:table-cell>
          <table:table-cell office:value-type="float" office:value="798.4" calcext:value-type="float">
            <text:p>798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2</text:p>
          </table:table-cell>
          <table:table-cell office:value-type="float" office:value="683" calcext:value-type="float">
            <text:p>683</text:p>
          </table:table-cell>
          <table:table-cell office:value-type="float" office:value="1482" calcext:value-type="float">
            <text:p>1482</text:p>
          </table:table-cell>
          <table:table-cell office:value-type="float" office:value="1323.9375" calcext:value-type="float">
            <text:p>1323.9375</text:p>
          </table:table-cell>
          <table:table-cell office:value-type="float" office:value="1349" calcext:value-type="float">
            <text:p>1349</text:p>
          </table:table-cell>
          <table:table-cell office:value-type="float" office:value="1570" calcext:value-type="float">
            <text:p>1570</text:p>
          </table:table-cell>
          <table:table-cell office:value-type="float" office:value="1294.5" calcext:value-type="float">
            <text:p>1294.5</text:p>
          </table:table-cell>
          <table:table-cell office:value-type="float" office:value="1444" calcext:value-type="float">
            <text:p>1444</text:p>
          </table:table-cell>
          <table:table-cell office:value-type="float" office:value="179.521760519442" calcext:value-type="float">
            <text:p>179.521760519442</text:p>
          </table:table-cell>
          <table:table-cell office:value-type="float" office:value="13.5596854473449" calcext:value-type="float">
            <text:p>13.5596854473449</text:p>
          </table:table-cell>
          <table:table-cell office:value-type="float" office:value="149.5" calcext:value-type="float">
            <text:p>149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3</text:p>
          </table:table-cell>
          <table:table-cell office:value-type="float" office:value="457" calcext:value-type="float">
            <text:p>457</text:p>
          </table:table-cell>
          <table:table-cell office:value-type="float" office:value="1488" calcext:value-type="float">
            <text:p>1488</text:p>
          </table:table-cell>
          <table:table-cell office:value-type="float" office:value="808.555555555556" calcext:value-type="float">
            <text:p>808.555555555556</text:p>
          </table:table-cell>
          <table:table-cell office:value-type="float" office:value="707" calcext:value-type="float">
            <text:p>707</text:p>
          </table:table-cell>
          <table:table-cell office:value-type="float" office:value="2310" calcext:value-type="float">
            <text:p>2310</text:p>
          </table:table-cell>
          <table:table-cell office:value-type="float" office:value="460.8" calcext:value-type="float">
            <text:p>460.8</text:p>
          </table:table-cell>
          <table:table-cell office:value-type="float" office:value="1355.2" calcext:value-type="float">
            <text:p>1355.2</text:p>
          </table:table-cell>
          <table:table-cell office:value-type="float" office:value="374.27753499591" calcext:value-type="float">
            <text:p>374.27753499591</text:p>
          </table:table-cell>
          <table:table-cell office:value-type="float" office:value="46.2896497864943" calcext:value-type="float">
            <text:p>46.2896497864943</text:p>
          </table:table-cell>
          <table:table-cell office:value-type="float" office:value="894.4" calcext:value-type="float">
            <text:p>89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4</text:p>
          </table:table-cell>
          <table:table-cell office:value-type="float" office:value="404" calcext:value-type="float">
            <text:p>404</text:p>
          </table:table-cell>
          <table:table-cell office:value-type="float" office:value="1478" calcext:value-type="float">
            <text:p>1478</text:p>
          </table:table-cell>
          <table:table-cell office:value-type="float" office:value="1218.5" calcext:value-type="float">
            <text:p>1218.5</text:p>
          </table:table-cell>
          <table:table-cell office:value-type="float" office:value="1354.5" calcext:value-type="float">
            <text:p>1354.5</text:p>
          </table:table-cell>
          <table:table-cell office:value-type="float" office:value="1560" calcext:value-type="float">
            <text:p>1560</text:p>
          </table:table-cell>
          <table:table-cell office:value-type="float" office:value="607.7" calcext:value-type="float">
            <text:p>607.7</text:p>
          </table:table-cell>
          <table:table-cell office:value-type="float" office:value="1454" calcext:value-type="float">
            <text:p>1454</text:p>
          </table:table-cell>
          <table:table-cell office:value-type="float" office:value="343.62088962907" calcext:value-type="float">
            <text:p>343.62088962907</text:p>
          </table:table-cell>
          <table:table-cell office:value-type="float" office:value="28.2003192145318" calcext:value-type="float">
            <text:p>28.2003192145318</text:p>
          </table:table-cell>
          <table:table-cell office:value-type="float" office:value="846.3" calcext:value-type="float">
            <text:p>84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5</text:p>
          </table:table-cell>
          <table:table-cell office:value-type="float" office:value="1087" calcext:value-type="float">
            <text:p>1087</text:p>
          </table:table-cell>
          <table:table-cell office:value-type="float" office:value="1497" calcext:value-type="float">
            <text:p>1497</text:p>
          </table:table-cell>
          <table:table-cell office:value-type="float" office:value="1290.6338028169" calcext:value-type="float">
            <text:p>1290.6338028169</text:p>
          </table:table-cell>
          <table:table-cell office:value-type="float" office:value="1296" calcext:value-type="float">
            <text:p>1296</text:p>
          </table:table-cell>
          <table:table-cell office:value-type="float" office:value="1690" calcext:value-type="float">
            <text:p>1690</text:p>
          </table:table-cell>
          <table:table-cell office:value-type="float" office:value="1141" calcext:value-type="float">
            <text:p>1141</text:p>
          </table:table-cell>
          <table:table-cell office:value-type="float" office:value="1450" calcext:value-type="float">
            <text:p>1450</text:p>
          </table:table-cell>
          <table:table-cell office:value-type="float" office:value="108.601004919926" calcext:value-type="float">
            <text:p>108.601004919926</text:p>
          </table:table-cell>
          <table:table-cell office:value-type="float" office:value="8.41454831594338" calcext:value-type="float">
            <text:p>8.41454831594338</text:p>
          </table:table-cell>
          <table:table-cell office:value-type="float" office:value="309" calcext:value-type="float">
            <text:p>30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6</text:p>
          </table:table-cell>
          <table:table-cell office:value-type="float" office:value="580" calcext:value-type="float">
            <text:p>580</text:p>
          </table:table-cell>
          <table:table-cell office:value-type="float" office:value="1287" calcext:value-type="float">
            <text:p>1287</text:p>
          </table:table-cell>
          <table:table-cell office:value-type="float" office:value="876" calcext:value-type="float">
            <text:p>876</text:p>
          </table:table-cell>
          <table:table-cell office:value-type="float" office:value="818.5" calcext:value-type="float">
            <text:p>818.5</text:p>
          </table:table-cell>
          <table:table-cell office:value-type="float" office:value="1730" calcext:value-type="float">
            <text:p>1730</text:p>
          </table:table-cell>
          <table:table-cell office:value-type="float" office:value="586" calcext:value-type="float">
            <text:p>586</text:p>
          </table:table-cell>
          <table:table-cell office:value-type="float" office:value="1212" calcext:value-type="float">
            <text:p>1212</text:p>
          </table:table-cell>
          <table:table-cell office:value-type="float" office:value="345.752319828323" calcext:value-type="float">
            <text:p>345.752319828323</text:p>
          </table:table-cell>
          <table:table-cell office:value-type="float" office:value="39.4694429027765" calcext:value-type="float">
            <text:p>39.4694429027765</text:p>
          </table:table-cell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7</text:p>
          </table:table-cell>
          <table:table-cell office:value-type="float" office:value="516" calcext:value-type="float">
            <text:p>516</text:p>
          </table:table-cell>
          <table:table-cell office:value-type="float" office:value="1400" calcext:value-type="float">
            <text:p>1400</text:p>
          </table:table-cell>
          <table:table-cell office:value-type="float" office:value="897.25" calcext:value-type="float">
            <text:p>897.25</text:p>
          </table:table-cell>
          <table:table-cell office:value-type="float" office:value="747.5" calcext:value-type="float">
            <text:p>747.5</text:p>
          </table:table-cell>
          <table:table-cell office:value-type="float" office:value="1620" calcext:value-type="float">
            <text:p>1620</text:p>
          </table:table-cell>
          <table:table-cell office:value-type="float" office:value="517.4" calcext:value-type="float">
            <text:p>517.4</text:p>
          </table:table-cell>
          <table:table-cell office:value-type="float" office:value="1397.9" calcext:value-type="float">
            <text:p>1397.9</text:p>
          </table:table-cell>
          <table:table-cell office:value-type="float" office:value="388.196102872909" calcext:value-type="float">
            <text:p>388.196102872909</text:p>
          </table:table-cell>
          <table:table-cell office:value-type="float" office:value="43.2650992335368" calcext:value-type="float">
            <text:p>43.2650992335368</text:p>
          </table:table-cell>
          <table:table-cell office:value-type="float" office:value="880.5" calcext:value-type="float">
            <text:p>88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28</text:p>
          </table:table-cell>
          <table:table-cell office:value-type="float" office:value="913" calcext:value-type="float">
            <text:p>913</text:p>
          </table:table-cell>
          <table:table-cell office:value-type="float" office:value="1425" calcext:value-type="float">
            <text:p>1425</text:p>
          </table:table-cell>
          <table:table-cell office:value-type="float" office:value="1132.33333333333" calcext:value-type="float">
            <text:p>1132.33333333333</text:p>
          </table:table-cell>
          <table:table-cell office:value-type="float" office:value="1059" calcext:value-type="float">
            <text:p>1059</text:p>
          </table:table-cell>
          <table:table-cell office:value-type="float" office:value="1590" calcext:value-type="float">
            <text:p>1590</text:p>
          </table:table-cell>
          <table:table-cell office:value-type="float" office:value="942.2" calcext:value-type="float">
            <text:p>942.2</text:p>
          </table:table-cell>
          <table:table-cell office:value-type="float" office:value="1351.8" calcext:value-type="float">
            <text:p>1351.8</text:p>
          </table:table-cell>
          <table:table-cell office:value-type="float" office:value="263.759991911839" calcext:value-type="float">
            <text:p>263.759991911839</text:p>
          </table:table-cell>
          <table:table-cell office:value-type="float" office:value="23.2934935453493" calcext:value-type="float">
            <text:p>23.2934935453493</text:p>
          </table:table-cell>
          <table:table-cell office:value-type="float" office:value="409.6" calcext:value-type="float">
            <text:p>40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30</text:p>
          </table:table-cell>
          <table:table-cell table:number-columns-repeated="4" office:value-type="float" office:value="962" calcext:value-type="float">
            <text:p>962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962" calcext:value-type="float">
            <text:p>9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31</text:p>
          </table:table-cell>
          <table:table-cell office:value-type="float" office:value="659" calcext:value-type="float">
            <text:p>659</text:p>
          </table:table-cell>
          <table:table-cell office:value-type="float" office:value="1289" calcext:value-type="float">
            <text:p>1289</text:p>
          </table:table-cell>
          <table:table-cell office:value-type="float" office:value="948.666666666667" calcext:value-type="float">
            <text:p>948.666666666667</text:p>
          </table:table-cell>
          <table:table-cell office:value-type="float" office:value="898" calcext:value-type="float">
            <text:p>898</text:p>
          </table:table-cell>
          <table:table-cell office:value-type="float" office:value="1730" calcext:value-type="float">
            <text:p>1730</text:p>
          </table:table-cell>
          <table:table-cell office:value-type="float" office:value="706.8" calcext:value-type="float">
            <text:p>706.8</text:p>
          </table:table-cell>
          <table:table-cell office:value-type="float" office:value="1210.8" calcext:value-type="float">
            <text:p>1210.8</text:p>
          </table:table-cell>
          <table:table-cell office:value-type="float" office:value="318.041401917004" calcext:value-type="float">
            <text:p>318.041401917004</text:p>
          </table:table-cell>
          <table:table-cell office:value-type="float" office:value="33.5250950720665" calcext:value-type="float">
            <text:p>33.5250950720665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32</text:p>
          </table:table-cell>
          <table:table-cell office:value-type="float" office:value="783" calcext:value-type="float">
            <text:p>783</text:p>
          </table:table-cell>
          <table:table-cell office:value-type="float" office:value="1408" calcext:value-type="float">
            <text:p>1408</text:p>
          </table:table-cell>
          <table:table-cell office:value-type="float" office:value="1055.75" calcext:value-type="float">
            <text:p>1055.75</text:p>
          </table:table-cell>
          <table:table-cell office:value-type="float" office:value="1016" calcext:value-type="float">
            <text:p>1016</text:p>
          </table:table-cell>
          <table:table-cell office:value-type="float" office:value="1610" calcext:value-type="float">
            <text:p>1610</text:p>
          </table:table-cell>
          <table:table-cell office:value-type="float" office:value="832.5" calcext:value-type="float">
            <text:p>832.5</text:p>
          </table:table-cell>
          <table:table-cell office:value-type="float" office:value="1310.8" calcext:value-type="float">
            <text:p>1310.8</text:p>
          </table:table-cell>
          <table:table-cell office:value-type="float" office:value="265.129370936781" calcext:value-type="float">
            <text:p>265.129370936781</text:p>
          </table:table-cell>
          <table:table-cell office:value-type="float" office:value="25.1128932926148" calcext:value-type="float">
            <text:p>25.1128932926148</text:p>
          </table:table-cell>
          <table:table-cell office:value-type="float" office:value="478.3" calcext:value-type="float">
            <text:p>478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0m33</text:p>
          </table:table-cell>
          <table:table-cell office:value-type="float" office:value="479" calcext:value-type="float">
            <text:p>479</text:p>
          </table:table-cell>
          <table:table-cell office:value-type="float" office:value="1466" calcext:value-type="float">
            <text:p>1466</text:p>
          </table:table-cell>
          <table:table-cell office:value-type="float" office:value="1187.2" calcext:value-type="float">
            <text:p>1187.2</text:p>
          </table:table-cell>
          <table:table-cell office:value-type="float" office:value="1289" calcext:value-type="float">
            <text:p>1289</text:p>
          </table:table-cell>
          <table:table-cell office:value-type="float" office:value="1550" calcext:value-type="float">
            <text:p>1550</text:p>
          </table:table-cell>
          <table:table-cell office:value-type="float" office:value="786.6" calcext:value-type="float">
            <text:p>786.6</text:p>
          </table:table-cell>
          <table:table-cell office:value-type="float" office:value="1461.2" calcext:value-type="float">
            <text:p>1461.2</text:p>
          </table:table-cell>
          <table:table-cell office:value-type="float" office:value="407.590112735822" calcext:value-type="float">
            <text:p>407.590112735822</text:p>
          </table:table-cell>
          <table:table-cell office:value-type="float" office:value="34.3320512749176" calcext:value-type="float">
            <text:p>34.3320512749176</text:p>
          </table:table-cell>
          <table:table-cell office:value-type="float" office:value="674.6" calcext:value-type="float">
            <text:p>67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0</text:p>
          </table:table-cell>
          <table:table-cell office:value-type="float" office:value="197" calcext:value-type="float">
            <text:p>197</text:p>
          </table:table-cell>
          <table:table-cell office:value-type="float" office:value="1500" calcext:value-type="float">
            <text:p>1500</text:p>
          </table:table-cell>
          <table:table-cell office:value-type="float" office:value="823.549382716049" calcext:value-type="float">
            <text:p>823.549382716049</text:p>
          </table:table-cell>
          <table:table-cell office:value-type="float" office:value="783.5" calcext:value-type="float">
            <text:p>783.5</text:p>
          </table:table-cell>
          <table:table-cell office:value-type="float" office:value="2330" calcext:value-type="float">
            <text:p>2330</text:p>
          </table:table-cell>
          <table:table-cell office:value-type="float" office:value="491.1" calcext:value-type="float">
            <text:p>491.1</text:p>
          </table:table-cell>
          <table:table-cell office:value-type="float" office:value="1293.7" calcext:value-type="float">
            <text:p>1293.7</text:p>
          </table:table-cell>
          <table:table-cell office:value-type="float" office:value="300.455927927784" calcext:value-type="float">
            <text:p>300.455927927784</text:p>
          </table:table-cell>
          <table:table-cell office:value-type="float" office:value="36.4830493754833" calcext:value-type="float">
            <text:p>36.4830493754833</text:p>
          </table:table-cell>
          <table:table-cell office:value-type="float" office:value="802.6" calcext:value-type="float">
            <text:p>802.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1</text:p>
          </table:table-cell>
          <table:table-cell office:value-type="float" office:value="1114" calcext:value-type="float">
            <text:p>1114</text:p>
          </table:table-cell>
          <table:table-cell office:value-type="float" office:value="1500" calcext:value-type="float">
            <text:p>1500</text:p>
          </table:table-cell>
          <table:table-cell office:value-type="float" office:value="1386.22784810127" calcext:value-type="float">
            <text:p>1386.22784810127</text:p>
          </table:table-cell>
          <table:table-cell office:value-type="float" office:value="1394" calcext:value-type="float">
            <text:p>1394</text:p>
          </table:table-cell>
          <table:table-cell office:value-type="float" office:value="1520" calcext:value-type="float">
            <text:p>1520</text:p>
          </table:table-cell>
          <table:table-cell office:value-type="float" office:value="1284.8" calcext:value-type="float">
            <text:p>1284.8</text:p>
          </table:table-cell>
          <table:table-cell office:value-type="float" office:value="1488" calcext:value-type="float">
            <text:p>1488</text:p>
          </table:table-cell>
          <table:table-cell office:value-type="float" office:value="85.0593984567419" calcext:value-type="float">
            <text:p>85.0593984567419</text:p>
          </table:table-cell>
          <table:table-cell office:value-type="float" office:value="6.13603301746166" calcext:value-type="float">
            <text:p>6.13603301746166</text:p>
          </table:table-cell>
          <table:table-cell office:value-type="float" office:value="203.2" calcext:value-type="float">
            <text:p>20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2</text:p>
          </table:table-cell>
          <table:table-cell office:value-type="float" office:value="123" calcext:value-type="float">
            <text:p>123</text:p>
          </table:table-cell>
          <table:table-cell office:value-type="float" office:value="1500" calcext:value-type="float">
            <text:p>1500</text:p>
          </table:table-cell>
          <table:table-cell office:value-type="float" office:value="1301.78534031414" calcext:value-type="float">
            <text:p>1301.78534031414</text:p>
          </table:table-cell>
          <table:table-cell office:value-type="float" office:value="1328" calcext:value-type="float">
            <text:p>1328</text:p>
          </table:table-cell>
          <table:table-cell office:value-type="float" office:value="1520" calcext:value-type="float">
            <text:p>1520</text:p>
          </table:table-cell>
          <table:table-cell office:value-type="float" office:value="1148" calcext:value-type="float">
            <text:p>1148</text:p>
          </table:table-cell>
          <table:table-cell office:value-type="float" office:value="1481" calcext:value-type="float">
            <text:p>1481</text:p>
          </table:table-cell>
          <table:table-cell office:value-type="float" office:value="204.516943049931" calcext:value-type="float">
            <text:p>204.516943049931</text:p>
          </table:table-cell>
          <table:table-cell office:value-type="float" office:value="15.7104967091256" calcext:value-type="float">
            <text:p>15.7104967091256</text:p>
          </table:table-cell>
          <table:table-cell office:value-type="float" office:value="333" calcext:value-type="float">
            <text:p>33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3</text:p>
          </table:table-cell>
          <table:table-cell office:value-type="float" office:value="39" calcext:value-type="float">
            <text:p>39</text:p>
          </table:table-cell>
          <table:table-cell office:value-type="float" office:value="1496" calcext:value-type="float">
            <text:p>1496</text:p>
          </table:table-cell>
          <table:table-cell office:value-type="float" office:value="1042.71204188482" calcext:value-type="float">
            <text:p>1042.71204188482</text:p>
          </table:table-cell>
          <table:table-cell office:value-type="float" office:value="1157" calcext:value-type="float">
            <text:p>1157</text:p>
          </table:table-cell>
          <table:table-cell office:value-type="float" office:value="1670" calcext:value-type="float">
            <text:p>1670</text:p>
          </table:table-cell>
          <table:table-cell office:value-type="float" office:value="113" calcext:value-type="float">
            <text:p>113</text:p>
          </table:table-cell>
          <table:table-cell office:value-type="float" office:value="1350" calcext:value-type="float">
            <text:p>1350</text:p>
          </table:table-cell>
          <table:table-cell office:value-type="float" office:value="386.679175887138" calcext:value-type="float">
            <text:p>386.679175887138</text:p>
          </table:table-cell>
          <table:table-cell office:value-type="float" office:value="37.0839848735393" calcext:value-type="float">
            <text:p>37.0839848735393</text:p>
          </table:table-cell>
          <table:table-cell office:value-type="float" office:value="1237" calcext:value-type="float">
            <text:p>123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4</text:p>
          </table:table-cell>
          <table:table-cell office:value-type="float" office:value="984" calcext:value-type="float">
            <text:p>984</text:p>
          </table:table-cell>
          <table:table-cell office:value-type="float" office:value="1499" calcext:value-type="float">
            <text:p>1499</text:p>
          </table:table-cell>
          <table:table-cell office:value-type="float" office:value="1348.65555555556" calcext:value-type="float">
            <text:p>1348.65555555556</text:p>
          </table:table-cell>
          <table:table-cell office:value-type="float" office:value="1340" calcext:value-type="float">
            <text:p>1340</text:p>
          </table:table-cell>
          <table:table-cell office:value-type="float" office:value="1530" calcext:value-type="float">
            <text:p>1530</text:p>
          </table:table-cell>
          <table:table-cell office:value-type="float" office:value="1246.4" calcext:value-type="float">
            <text:p>1246.4</text:p>
          </table:table-cell>
          <table:table-cell office:value-type="float" office:value="1481.1" calcext:value-type="float">
            <text:p>1481.1</text:p>
          </table:table-cell>
          <table:table-cell office:value-type="float" office:value="95.9728614626465" calcext:value-type="float">
            <text:p>95.9728614626465</text:p>
          </table:table-cell>
          <table:table-cell office:value-type="float" office:value="7.11618775211378" calcext:value-type="float">
            <text:p>7.11618775211378</text:p>
          </table:table-cell>
          <table:table-cell office:value-type="float" office:value="234.7" calcext:value-type="float">
            <text:p>234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5</text:p>
          </table:table-cell>
          <table:table-cell office:value-type="float" office:value="602" calcext:value-type="float">
            <text:p>602</text:p>
          </table:table-cell>
          <table:table-cell office:value-type="float" office:value="1351" calcext:value-type="float">
            <text:p>1351</text:p>
          </table:table-cell>
          <table:table-cell office:value-type="float" office:value="1071.5" calcext:value-type="float">
            <text:p>1071.5</text:p>
          </table:table-cell>
          <table:table-cell office:value-type="float" office:value="1142" calcext:value-type="float">
            <text:p>1142</text:p>
          </table:table-cell>
          <table:table-cell office:value-type="float" office:value="1660" calcext:value-type="float">
            <text:p>1660</text:p>
          </table:table-cell>
          <table:table-cell office:value-type="float" office:value="783.3" calcext:value-type="float">
            <text:p>783.3</text:p>
          </table:table-cell>
          <table:table-cell office:value-type="float" office:value="1332.8" calcext:value-type="float">
            <text:p>1332.8</text:p>
          </table:table-cell>
          <table:table-cell office:value-type="float" office:value="268.96733736911" calcext:value-type="float">
            <text:p>268.96733736911</text:p>
          </table:table-cell>
          <table:table-cell office:value-type="float" office:value="25.1019446914708" calcext:value-type="float">
            <text:p>25.1019446914708</text:p>
          </table:table-cell>
          <table:table-cell office:value-type="float" office:value="549.5" calcext:value-type="float">
            <text:p>549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6</text:p>
          </table:table-cell>
          <table:table-cell office:value-type="float" office:value="1096" calcext:value-type="float">
            <text:p>1096</text:p>
          </table:table-cell>
          <table:table-cell office:value-type="float" office:value="1500" calcext:value-type="float">
            <text:p>1500</text:p>
          </table:table-cell>
          <table:table-cell office:value-type="float" office:value="1353.78761061947" calcext:value-type="float">
            <text:p>1353.78761061947</text:p>
          </table:table-cell>
          <table:table-cell office:value-type="float" office:value="1381" calcext:value-type="float">
            <text:p>1381</text:p>
          </table:table-cell>
          <table:table-cell office:value-type="float" office:value="1540" calcext:value-type="float">
            <text:p>1540</text:p>
          </table:table-cell>
          <table:table-cell office:value-type="float" office:value="1194.6" calcext:value-type="float">
            <text:p>1194.6</text:p>
          </table:table-cell>
          <table:table-cell office:value-type="float" office:value="1477" calcext:value-type="float">
            <text:p>1477</text:p>
          </table:table-cell>
          <table:table-cell office:value-type="float" office:value="108.848309532073" calcext:value-type="float">
            <text:p>108.848309532073</text:p>
          </table:table-cell>
          <table:table-cell office:value-type="float" office:value="8.04027963310032" calcext:value-type="float">
            <text:p>8.04027963310032</text:p>
          </table:table-cell>
          <table:table-cell office:value-type="float" office:value="282.4" calcext:value-type="float">
            <text:p>282.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7</text:p>
          </table:table-cell>
          <table:table-cell office:value-type="float" office:value="47" calcext:value-type="float">
            <text:p>47</text:p>
          </table:table-cell>
          <table:table-cell office:value-type="float" office:value="1471" calcext:value-type="float">
            <text:p>1471</text:p>
          </table:table-cell>
          <table:table-cell office:value-type="float" office:value="910.566037735849" calcext:value-type="float">
            <text:p>910.566037735849</text:p>
          </table:table-cell>
          <table:table-cell office:value-type="float" office:value="941.5" calcext:value-type="float">
            <text:p>941.5</text:p>
          </table:table-cell>
          <table:table-cell office:value-type="float" office:value="2120" calcext:value-type="float">
            <text:p>2120</text:p>
          </table:table-cell>
          <table:table-cell office:value-type="float" office:value="336" calcext:value-type="float">
            <text:p>336</text:p>
          </table:table-cell>
          <table:table-cell office:value-type="float" office:value="1294.5" calcext:value-type="float">
            <text:p>1294.5</text:p>
          </table:table-cell>
          <table:table-cell office:value-type="float" office:value="347.935517257024" calcext:value-type="float">
            <text:p>347.935517257024</text:p>
          </table:table-cell>
          <table:table-cell office:value-type="float" office:value="38.2109042988443" calcext:value-type="float">
            <text:p>38.2109042988443</text:p>
          </table:table-cell>
          <table:table-cell office:value-type="float" office:value="958.5" calcext:value-type="float">
            <text:p>958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8</text:p>
          </table:table-cell>
          <table:table-cell office:value-type="float" office:value="186" calcext:value-type="float">
            <text:p>186</text:p>
          </table:table-cell>
          <table:table-cell office:value-type="float" office:value="1499" calcext:value-type="float">
            <text:p>1499</text:p>
          </table:table-cell>
          <table:table-cell office:value-type="float" office:value="1331.484375" calcext:value-type="float">
            <text:p>1331.484375</text:p>
          </table:table-cell>
          <table:table-cell office:value-type="float" office:value="1350" calcext:value-type="float">
            <text:p>1350</text:p>
          </table:table-cell>
          <table:table-cell office:value-type="float" office:value="1560" calcext:value-type="float">
            <text:p>1560</text:p>
          </table:table-cell>
          <table:table-cell office:value-type="float" office:value="1202.4" calcext:value-type="float">
            <text:p>1202.4</text:p>
          </table:table-cell>
          <table:table-cell office:value-type="float" office:value="1478.3" calcext:value-type="float">
            <text:p>1478.3</text:p>
          </table:table-cell>
          <table:table-cell office:value-type="float" office:value="190.218232911279" calcext:value-type="float">
            <text:p>190.218232911279</text:p>
          </table:table-cell>
          <table:table-cell office:value-type="float" office:value="14.286178379771" calcext:value-type="float">
            <text:p>14.286178379771</text:p>
          </table:table-cell>
          <table:table-cell office:value-type="float" office:value="275.9" calcext:value-type="float">
            <text:p>275.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09</text:p>
          </table:table-cell>
          <table:table-cell office:value-type="float" office:value="40" calcext:value-type="float">
            <text:p>40</text:p>
          </table:table-cell>
          <table:table-cell office:value-type="float" office:value="1481" calcext:value-type="float">
            <text:p>1481</text:p>
          </table:table-cell>
          <table:table-cell office:value-type="float" office:value="1059.08187134503" calcext:value-type="float">
            <text:p>1059.08187134503</text:p>
          </table:table-cell>
          <table:table-cell office:value-type="float" office:value="1141" calcext:value-type="float">
            <text:p>1141</text:p>
          </table:table-cell>
          <table:table-cell office:value-type="float" office:value="1800" calcext:value-type="float">
            <text:p>1800</text:p>
          </table:table-cell>
          <table:table-cell office:value-type="float" office:value="771" calcext:value-type="float">
            <text:p>771</text:p>
          </table:table-cell>
          <table:table-cell office:value-type="float" office:value="1315" calcext:value-type="float">
            <text:p>1315</text:p>
          </table:table-cell>
          <table:table-cell office:value-type="float" office:value="311.590557640303" calcext:value-type="float">
            <text:p>311.590557640303</text:p>
          </table:table-cell>
          <table:table-cell office:value-type="float" office:value="29.4208187365708" calcext:value-type="float">
            <text:p>29.4208187365708</text:p>
          </table:table-cell>
          <table:table-cell office:value-type="float" office:value="544" calcext:value-type="float">
            <text:p>5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0</text:p>
          </table:table-cell>
          <table:table-cell office:value-type="float" office:value="116" calcext:value-type="float">
            <text:p>116</text:p>
          </table:table-cell>
          <table:table-cell office:value-type="float" office:value="1499" calcext:value-type="float">
            <text:p>1499</text:p>
          </table:table-cell>
          <table:table-cell office:value-type="float" office:value="1295.74885844749" calcext:value-type="float">
            <text:p>1295.74885844749</text:p>
          </table:table-cell>
          <table:table-cell office:value-type="float" office:value="1299" calcext:value-type="float">
            <text:p>1299</text:p>
          </table:table-cell>
          <table:table-cell office:value-type="float" office:value="1750" calcext:value-type="float">
            <text:p>1750</text:p>
          </table:table-cell>
          <table:table-cell office:value-type="float" office:value="1174.8" calcext:value-type="float">
            <text:p>1174.8</text:p>
          </table:table-cell>
          <table:table-cell office:value-type="float" office:value="1458.2" calcext:value-type="float">
            <text:p>1458.2</text:p>
          </table:table-cell>
          <table:table-cell office:value-type="float" office:value="159.647449707887" calcext:value-type="float">
            <text:p>159.647449707887</text:p>
          </table:table-cell>
          <table:table-cell office:value-type="float" office:value="12.3208636200667" calcext:value-type="float">
            <text:p>12.3208636200667</text:p>
          </table:table-cell>
          <table:table-cell office:value-type="float" office:value="283.4" calcext:value-type="float">
            <text:p>283.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1</text:p>
          </table:table-cell>
          <table:table-cell office:value-type="float" office:value="45" calcext:value-type="float">
            <text:p>45</text:p>
          </table:table-cell>
          <table:table-cell office:value-type="float" office:value="1495" calcext:value-type="float">
            <text:p>1495</text:p>
          </table:table-cell>
          <table:table-cell office:value-type="float" office:value="967.305263157895" calcext:value-type="float">
            <text:p>967.305263157895</text:p>
          </table:table-cell>
          <table:table-cell office:value-type="float" office:value="1082" calcext:value-type="float">
            <text:p>1082</text:p>
          </table:table-cell>
          <table:table-cell office:value-type="float" office:value="1820" calcext:value-type="float">
            <text:p>1820</text:p>
          </table:table-cell>
          <table:table-cell office:value-type="float" office:value="527.8" calcext:value-type="float">
            <text:p>527.8</text:p>
          </table:table-cell>
          <table:table-cell office:value-type="float" office:value="1342.2" calcext:value-type="float">
            <text:p>1342.2</text:p>
          </table:table-cell>
          <table:table-cell office:value-type="float" office:value="339.443508090478" calcext:value-type="float">
            <text:p>339.443508090478</text:p>
          </table:table-cell>
          <table:table-cell office:value-type="float" office:value="35.0916635129556" calcext:value-type="float">
            <text:p>35.0916635129556</text:p>
          </table:table-cell>
          <table:table-cell office:value-type="float" office:value="814.4" calcext:value-type="float">
            <text:p>814.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2</text:p>
          </table:table-cell>
          <table:table-cell office:value-type="float" office:value="952" calcext:value-type="float">
            <text:p>952</text:p>
          </table:table-cell>
          <table:table-cell office:value-type="float" office:value="1295" calcext:value-type="float">
            <text:p>1295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1251" calcext:value-type="float">
            <text:p>1251</text:p>
          </table:table-cell>
          <table:table-cell office:value-type="float" office:value="1720" calcext:value-type="float">
            <text:p>1720</text:p>
          </table:table-cell>
          <table:table-cell office:value-type="float" office:value="1036" calcext:value-type="float">
            <text:p>1036</text:p>
          </table:table-cell>
          <table:table-cell office:value-type="float" office:value="1287.5" calcext:value-type="float">
            <text:p>1287.5</text:p>
          </table:table-cell>
          <table:table-cell office:value-type="float" office:value="158.957803625155" calcext:value-type="float">
            <text:p>158.957803625155</text:p>
          </table:table-cell>
          <table:table-cell office:value-type="float" office:value="13.3887389871682" calcext:value-type="float">
            <text:p>13.3887389871682</text:p>
          </table:table-cell>
          <table:table-cell office:value-type="float" office:value="251.5" calcext:value-type="float">
            <text:p>25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3</text:p>
          </table:table-cell>
          <table:table-cell office:value-type="float" office:value="46" calcext:value-type="float">
            <text:p>46</text:p>
          </table:table-cell>
          <table:table-cell office:value-type="float" office:value="1499" calcext:value-type="float">
            <text:p>1499</text:p>
          </table:table-cell>
          <table:table-cell office:value-type="float" office:value="1160.27848101266" calcext:value-type="float">
            <text:p>1160.27848101266</text:p>
          </table:table-cell>
          <table:table-cell office:value-type="float" office:value="1173.5" calcext:value-type="float">
            <text:p>1173.5</text:p>
          </table:table-cell>
          <table:table-cell office:value-type="float" office:value="1880" calcext:value-type="float">
            <text:p>1880</text:p>
          </table:table-cell>
          <table:table-cell office:value-type="float" office:value="1036.4" calcext:value-type="float">
            <text:p>1036.4</text:p>
          </table:table-cell>
          <table:table-cell office:value-type="float" office:value="1388" calcext:value-type="float">
            <text:p>1388</text:p>
          </table:table-cell>
          <table:table-cell office:value-type="float" office:value="245.55069717739" calcext:value-type="float">
            <text:p>245.55069717739</text:p>
          </table:table-cell>
          <table:table-cell office:value-type="float" office:value="21.1630829318734" calcext:value-type="float">
            <text:p>21.1630829318734</text:p>
          </table:table-cell>
          <table:table-cell office:value-type="float" office:value="351.6" calcext:value-type="float">
            <text:p>351.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4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office:value-type="float" office:value="853.366666666667" calcext:value-type="float">
            <text:p>853.366666666667</text:p>
          </table:table-cell>
          <table:table-cell office:value-type="float" office:value="1016" calcext:value-type="float">
            <text:p>1016</text:p>
          </table:table-cell>
          <table:table-cell office:value-type="float" office:value="1830" calcext:value-type="float">
            <text:p>1830</text:p>
          </table:table-cell>
          <table:table-cell office:value-type="float" office:value="56.7" calcext:value-type="float">
            <text:p>56.7</text:p>
          </table:table-cell>
          <table:table-cell office:value-type="float" office:value="1329.1" calcext:value-type="float">
            <text:p>1329.1</text:p>
          </table:table-cell>
          <table:table-cell office:value-type="float" office:value="497.543323165899" calcext:value-type="float">
            <text:p>497.543323165899</text:p>
          </table:table-cell>
          <table:table-cell office:value-type="float" office:value="58.3035806998827" calcext:value-type="float">
            <text:p>58.3035806998827</text:p>
          </table:table-cell>
          <table:table-cell office:value-type="float" office:value="1272.4" calcext:value-type="float">
            <text:p>1272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5</text:p>
          </table:table-cell>
          <table:table-cell office:value-type="float" office:value="51" calcext:value-type="float">
            <text:p>51</text:p>
          </table:table-cell>
          <table:table-cell office:value-type="float" office:value="1500" calcext:value-type="float">
            <text:p>1500</text:p>
          </table:table-cell>
          <table:table-cell office:value-type="float" office:value="1268.92957746479" calcext:value-type="float">
            <text:p>1268.92957746479</text:p>
          </table:table-cell>
          <table:table-cell office:value-type="float" office:value="1288" calcext:value-type="float">
            <text:p>1288</text:p>
          </table:table-cell>
          <table:table-cell office:value-type="float" office:value="1520" calcext:value-type="float">
            <text:p>1520</text:p>
          </table:table-cell>
          <table:table-cell office:value-type="float" office:value="1107.6" calcext:value-type="float">
            <text:p>1107.6</text:p>
          </table:table-cell>
          <table:table-cell office:value-type="float" office:value="1470" calcext:value-type="float">
            <text:p>1470</text:p>
          </table:table-cell>
          <table:table-cell office:value-type="float" office:value="219.159278452305" calcext:value-type="float">
            <text:p>219.159278452305</text:p>
          </table:table-cell>
          <table:table-cell office:value-type="float" office:value="17.2711931650428" calcext:value-type="float">
            <text:p>17.2711931650428</text:p>
          </table:table-cell>
          <table:table-cell office:value-type="float" office:value="362.4" calcext:value-type="float">
            <text:p>362.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6</text:p>
          </table:table-cell>
          <table:table-cell office:value-type="float" office:value="148" calcext:value-type="float">
            <text:p>148</text:p>
          </table:table-cell>
          <table:table-cell office:value-type="float" office:value="1500" calcext:value-type="float">
            <text:p>1500</text:p>
          </table:table-cell>
          <table:table-cell office:value-type="float" office:value="1322.56666666667" calcext:value-type="float">
            <text:p>1322.56666666667</text:p>
          </table:table-cell>
          <table:table-cell office:value-type="float" office:value="1392.5" calcext:value-type="float">
            <text:p>1392.5</text:p>
          </table:table-cell>
          <table:table-cell office:value-type="float" office:value="1520" calcext:value-type="float">
            <text:p>1520</text:p>
          </table:table-cell>
          <table:table-cell office:value-type="float" office:value="1190.1" calcext:value-type="float">
            <text:p>1190.1</text:p>
          </table:table-cell>
          <table:table-cell office:value-type="float" office:value="1491" calcext:value-type="float">
            <text:p>1491</text:p>
          </table:table-cell>
          <table:table-cell office:value-type="float" office:value="242.34905256022" calcext:value-type="float">
            <text:p>242.34905256022</text:p>
          </table:table-cell>
          <table:table-cell office:value-type="float" office:value="18.3241464243935" calcext:value-type="float">
            <text:p>18.3241464243935</text:p>
          </table:table-cell>
          <table:table-cell office:value-type="float" office:value="300.9" calcext:value-type="float">
            <text:p>300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7</text:p>
          </table:table-cell>
          <table:table-cell office:value-type="float" office:value="328" calcext:value-type="float">
            <text:p>328</text:p>
          </table:table-cell>
          <table:table-cell office:value-type="float" office:value="1449" calcext:value-type="float">
            <text:p>1449</text:p>
          </table:table-cell>
          <table:table-cell office:value-type="float" office:value="846.409090909091" calcext:value-type="float">
            <text:p>846.409090909091</text:p>
          </table:table-cell>
          <table:table-cell office:value-type="float" office:value="900" calcext:value-type="float">
            <text:p>900</text:p>
          </table:table-cell>
          <table:table-cell office:value-type="float" office:value="2040" calcext:value-type="float">
            <text:p>2040</text:p>
          </table:table-cell>
          <table:table-cell office:value-type="float" office:value="559.6" calcext:value-type="float">
            <text:p>559.6</text:p>
          </table:table-cell>
          <table:table-cell office:value-type="float" office:value="1069.1" calcext:value-type="float">
            <text:p>1069.1</text:p>
          </table:table-cell>
          <table:table-cell office:value-type="float" office:value="247.525979221597" calcext:value-type="float">
            <text:p>247.525979221597</text:p>
          </table:table-cell>
          <table:table-cell office:value-type="float" office:value="29.2442486594443" calcext:value-type="float">
            <text:p>29.2442486594443</text:p>
          </table:table-cell>
          <table:table-cell office:value-type="float" office:value="509.5" calcext:value-type="float">
            <text:p>509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8</text:p>
          </table:table-cell>
          <table:table-cell office:value-type="float" office:value="485" calcext:value-type="float">
            <text:p>485</text:p>
          </table:table-cell>
          <table:table-cell office:value-type="float" office:value="1453" calcext:value-type="float">
            <text:p>1453</text:p>
          </table:table-cell>
          <table:table-cell office:value-type="float" office:value="1095.22222222222" calcext:value-type="float">
            <text:p>1095.22222222222</text:p>
          </table:table-cell>
          <table:table-cell office:value-type="float" office:value="1257" calcext:value-type="float">
            <text:p>1257</text:p>
          </table:table-cell>
          <table:table-cell office:value-type="float" office:value="1560" calcext:value-type="float">
            <text:p>1560</text:p>
          </table:table-cell>
          <table:table-cell office:value-type="float" office:value="778.6" calcext:value-type="float">
            <text:p>778.6</text:p>
          </table:table-cell>
          <table:table-cell office:value-type="float" office:value="1417.8" calcext:value-type="float">
            <text:p>1417.8</text:p>
          </table:table-cell>
          <table:table-cell office:value-type="float" office:value="328.735751697993" calcext:value-type="float">
            <text:p>328.735751697993</text:p>
          </table:table-cell>
          <table:table-cell office:value-type="float" office:value="30.0154384222576" calcext:value-type="float">
            <text:p>30.0154384222576</text:p>
          </table:table-cell>
          <table:table-cell office:value-type="float" office:value="639.2" calcext:value-type="float">
            <text:p>639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19</text:p>
          </table:table-cell>
          <table:table-cell office:value-type="float" office:value="208" calcext:value-type="float">
            <text:p>208</text:p>
          </table:table-cell>
          <table:table-cell office:value-type="float" office:value="1497" calcext:value-type="float">
            <text:p>1497</text:p>
          </table:table-cell>
          <table:table-cell office:value-type="float" office:value="780.195652173913" calcext:value-type="float">
            <text:p>780.195652173913</text:p>
          </table:table-cell>
          <table:table-cell office:value-type="float" office:value="680" calcext:value-type="float">
            <text:p>680</text:p>
          </table:table-cell>
          <table:table-cell office:value-type="float" office:value="2400" calcext:value-type="float">
            <text:p>2400</text:p>
          </table:table-cell>
          <table:table-cell office:value-type="float" office:value="441" calcext:value-type="float">
            <text:p>441</text:p>
          </table:table-cell>
          <table:table-cell office:value-type="float" office:value="1236.5" calcext:value-type="float">
            <text:p>1236.5</text:p>
          </table:table-cell>
          <table:table-cell office:value-type="float" office:value="322.570413988444" calcext:value-type="float">
            <text:p>322.570413988444</text:p>
          </table:table-cell>
          <table:table-cell office:value-type="float" office:value="41.344810508703" calcext:value-type="float">
            <text:p>41.344810508703</text:p>
          </table:table-cell>
          <table:table-cell office:value-type="float" office:value="795.5" calcext:value-type="float">
            <text:p>795.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20</text:p>
          </table:table-cell>
          <table:table-cell office:value-type="float" office:value="43" calcext:value-type="float">
            <text:p>43</text:p>
          </table:table-cell>
          <table:table-cell office:value-type="float" office:value="1484" calcext:value-type="float">
            <text:p>1484</text:p>
          </table:table-cell>
          <table:table-cell office:value-type="float" office:value="938.488372093023" calcext:value-type="float">
            <text:p>938.488372093023</text:p>
          </table:table-cell>
          <table:table-cell office:value-type="float" office:value="997" calcext:value-type="float">
            <text:p>997</text:p>
          </table:table-cell>
          <table:table-cell office:value-type="float" office:value="2050" calcext:value-type="float">
            <text:p>2050</text:p>
          </table:table-cell>
          <table:table-cell office:value-type="float" office:value="508.2" calcext:value-type="float">
            <text:p>508.2</text:p>
          </table:table-cell>
          <table:table-cell office:value-type="float" office:value="1256.6" calcext:value-type="float">
            <text:p>1256.6</text:p>
          </table:table-cell>
          <table:table-cell office:value-type="float" office:value="313.257567239805" calcext:value-type="float">
            <text:p>313.257567239805</text:p>
          </table:table-cell>
          <table:table-cell office:value-type="float" office:value="33.3789502944161" calcext:value-type="float">
            <text:p>33.3789502944161</text:p>
          </table:table-cell>
          <table:table-cell office:value-type="float" office:value="748.4" calcext:value-type="float">
            <text:p>748.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21</text:p>
          </table:table-cell>
          <table:table-cell office:value-type="float" office:value="1083" calcext:value-type="float">
            <text:p>1083</text:p>
          </table:table-cell>
          <table:table-cell office:value-type="float" office:value="1490" calcext:value-type="float">
            <text:p>1490</text:p>
          </table:table-cell>
          <table:table-cell office:value-type="float" office:value="1329.71929824561" calcext:value-type="float">
            <text:p>1329.71929824561</text:p>
          </table:table-cell>
          <table:table-cell office:value-type="float" office:value="1348" calcext:value-type="float">
            <text:p>1348</text:p>
          </table:table-cell>
          <table:table-cell office:value-type="float" office:value="1550" calcext:value-type="float">
            <text:p>1550</text:p>
          </table:table-cell>
          <table:table-cell office:value-type="float" office:value="1185.6" calcext:value-type="float">
            <text:p>1185.6</text:p>
          </table:table-cell>
          <table:table-cell office:value-type="float" office:value="1465.8" calcext:value-type="float">
            <text:p>1465.8</text:p>
          </table:table-cell>
          <table:table-cell office:value-type="float" office:value="117.048639826412" calcext:value-type="float">
            <text:p>117.048639826412</text:p>
          </table:table-cell>
          <table:table-cell office:value-type="float" office:value="8.80250741497409" calcext:value-type="float">
            <text:p>8.80250741497409</text:p>
          </table:table-cell>
          <table:table-cell office:value-type="float" office:value="280.2" calcext:value-type="float">
            <text:p>280.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22</text:p>
          </table:table-cell>
          <table:table-cell office:value-type="float" office:value="53" calcext:value-type="float">
            <text:p>53</text:p>
          </table:table-cell>
          <table:table-cell office:value-type="float" office:value="1462" calcext:value-type="float">
            <text:p>1462</text:p>
          </table:table-cell>
          <table:table-cell office:value-type="float" office:value="941" calcext:value-type="float">
            <text:p>941</text:p>
          </table:table-cell>
          <table:table-cell office:value-type="float" office:value="1050" calcext:value-type="float">
            <text:p>1050</text:p>
          </table:table-cell>
          <table:table-cell office:value-type="float" office:value="1800" calcext:value-type="float">
            <text:p>1800</text:p>
          </table:table-cell>
          <table:table-cell office:value-type="float" office:value="437.2" calcext:value-type="float">
            <text:p>437.2</text:p>
          </table:table-cell>
          <table:table-cell office:value-type="float" office:value="1386.8" calcext:value-type="float">
            <text:p>1386.8</text:p>
          </table:table-cell>
          <table:table-cell office:value-type="float" office:value="389.260960331363" calcext:value-type="float">
            <text:p>389.260960331363</text:p>
          </table:table-cell>
          <table:table-cell office:value-type="float" office:value="41.3667332977007" calcext:value-type="float">
            <text:p>41.3667332977007</text:p>
          </table:table-cell>
          <table:table-cell office:value-type="float" office:value="949.6" calcext:value-type="float">
            <text:p>949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0_p1m23</text:p>
          </table:table-cell>
          <table:table-cell office:value-type="float" office:value="38" calcext:value-type="float">
            <text:p>38</text:p>
          </table:table-cell>
          <table:table-cell office:value-type="float" office:value="1422" calcext:value-type="float">
            <text:p>1422</text:p>
          </table:table-cell>
          <table:table-cell office:value-type="float" office:value="982.046153846154" calcext:value-type="float">
            <text:p>982.046153846154</text:p>
          </table:table-cell>
          <table:table-cell office:value-type="float" office:value="1050" calcext:value-type="float">
            <text:p>1050</text:p>
          </table:table-cell>
          <table:table-cell office:value-type="float" office:value="1980" calcext:value-type="float">
            <text:p>1980</text:p>
          </table:table-cell>
          <table:table-cell office:value-type="float" office:value="352.4" calcext:value-type="float">
            <text:p>352.4</text:p>
          </table:table-cell>
          <table:table-cell office:value-type="float" office:value="1311" calcext:value-type="float">
            <text:p>1311</text:p>
          </table:table-cell>
          <table:table-cell office:value-type="float" office:value="358.680674084259" calcext:value-type="float">
            <text:p>358.680674084259</text:p>
          </table:table-cell>
          <table:table-cell office:value-type="float" office:value="36.5238102791297" calcext:value-type="float">
            <text:p>36.5238102791297</text:p>
          </table:table-cell>
          <table:table-cell office:value-type="float" office:value="958.6" calcext:value-type="float">
            <text:p>958.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ag-D0h-0X0.8_deepcre_motifs_250128_024419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0</text:p>
          </table:table-cell>
          <table:table-cell office:value-type="float" office:value="564" calcext:value-type="float">
            <text:p>564</text:p>
          </table:table-cell>
          <table:table-cell office:value-type="float" office:value="1498" calcext:value-type="float">
            <text:p>1498</text:p>
          </table:table-cell>
          <table:table-cell office:value-type="float" office:value="1283.89622641509" calcext:value-type="float">
            <text:p>1283.89622641509</text:p>
          </table:table-cell>
          <table:table-cell office:value-type="float" office:value="1284" calcext:value-type="float">
            <text:p>1284</text:p>
          </table:table-cell>
          <table:table-cell office:value-type="float" office:value="1550" calcext:value-type="float">
            <text:p>1550</text:p>
          </table:table-cell>
          <table:table-cell office:value-type="float" office:value="1126.5" calcext:value-type="float">
            <text:p>1126.5</text:p>
          </table:table-cell>
          <table:table-cell office:value-type="float" office:value="1467" calcext:value-type="float">
            <text:p>1467</text:p>
          </table:table-cell>
          <table:table-cell office:value-type="float" office:value="159.264180616354" calcext:value-type="float">
            <text:p>159.264180616354</text:p>
          </table:table-cell>
          <table:table-cell office:value-type="float" office:value="12.4047549435559" calcext:value-type="float">
            <text:p>12.4047549435559</text:p>
          </table:table-cell>
          <table:table-cell office:value-type="float" office:value="340.5" calcext:value-type="float">
            <text:p>340.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1</text:p>
          </table:table-cell>
          <table:table-cell office:value-type="float" office:value="930" calcext:value-type="float">
            <text:p>930</text:p>
          </table:table-cell>
          <table:table-cell office:value-type="float" office:value="1500" calcext:value-type="float">
            <text:p>1500</text:p>
          </table:table-cell>
          <table:table-cell office:value-type="float" office:value="1210.05748502994" calcext:value-type="float">
            <text:p>1210.05748502994</text:p>
          </table:table-cell>
          <table:table-cell office:value-type="float" office:value="1180" calcext:value-type="float">
            <text:p>1180</text:p>
          </table:table-cell>
          <table:table-cell office:value-type="float" office:value="1900" calcext:value-type="float">
            <text:p>1900</text:p>
          </table:table-cell>
          <table:table-cell office:value-type="float" office:value="1061" calcext:value-type="float">
            <text:p>1061</text:p>
          </table:table-cell>
          <table:table-cell office:value-type="float" office:value="1431.2" calcext:value-type="float">
            <text:p>1431.2</text:p>
          </table:table-cell>
          <table:table-cell office:value-type="float" office:value="133.036611866" calcext:value-type="float">
            <text:p>133.036611866</text:p>
          </table:table-cell>
          <table:table-cell office:value-type="float" office:value="10.994238993754" calcext:value-type="float">
            <text:p>10.994238993754</text:p>
          </table:table-cell>
          <table:table-cell office:value-type="float" office:value="370.2" calcext:value-type="float">
            <text:p>370.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2</text:p>
          </table:table-cell>
          <table:table-cell office:value-type="float" office:value="654" calcext:value-type="float">
            <text:p>654</text:p>
          </table:table-cell>
          <table:table-cell office:value-type="float" office:value="1499" calcext:value-type="float">
            <text:p>1499</text:p>
          </table:table-cell>
          <table:table-cell office:value-type="float" office:value="1345.81900452489" calcext:value-type="float">
            <text:p>1345.81900452489</text:p>
          </table:table-cell>
          <table:table-cell office:value-type="float" office:value="1366" calcext:value-type="float">
            <text:p>1366</text:p>
          </table:table-cell>
          <table:table-cell office:value-type="float" office:value="1670" calcext:value-type="float">
            <text:p>1670</text:p>
          </table:table-cell>
          <table:table-cell office:value-type="float" office:value="1263" calcext:value-type="float">
            <text:p>1263</text:p>
          </table:table-cell>
          <table:table-cell office:value-type="float" office:value="1461" calcext:value-type="float">
            <text:p>1461</text:p>
          </table:table-cell>
          <table:table-cell office:value-type="float" office:value="143.693467305502" calcext:value-type="float">
            <text:p>143.693467305502</text:p>
          </table:table-cell>
          <table:table-cell office:value-type="float" office:value="10.6770276554558" calcext:value-type="float">
            <text:p>10.6770276554558</text:p>
          </table:table-cell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3</text:p>
          </table:table-cell>
          <table:table-cell office:value-type="float" office:value="549" calcext:value-type="float">
            <text:p>549</text:p>
          </table:table-cell>
          <table:table-cell office:value-type="float" office:value="1481" calcext:value-type="float">
            <text:p>1481</text:p>
          </table:table-cell>
          <table:table-cell office:value-type="float" office:value="1294.02222222222" calcext:value-type="float">
            <text:p>1294.02222222222</text:p>
          </table:table-cell>
          <table:table-cell office:value-type="float" office:value="1352" calcext:value-type="float">
            <text:p>1352</text:p>
          </table:table-cell>
          <table:table-cell office:value-type="float" office:value="1660" calcext:value-type="float">
            <text:p>1660</text:p>
          </table:table-cell>
          <table:table-cell office:value-type="float" office:value="1157.2" calcext:value-type="float">
            <text:p>1157.2</text:p>
          </table:table-cell>
          <table:table-cell office:value-type="float" office:value="1451" calcext:value-type="float">
            <text:p>1451</text:p>
          </table:table-cell>
          <table:table-cell office:value-type="float" office:value="209.186572757962" calcext:value-type="float">
            <text:p>209.186572757962</text:p>
          </table:table-cell>
          <table:table-cell office:value-type="float" office:value="16.1656089953947" calcext:value-type="float">
            <text:p>16.1656089953947</text:p>
          </table:table-cell>
          <table:table-cell office:value-type="float" office:value="293.8" calcext:value-type="float">
            <text:p>293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4</text:p>
          </table:table-cell>
          <table:table-cell office:value-type="float" office:value="466" calcext:value-type="float">
            <text:p>466</text:p>
          </table:table-cell>
          <table:table-cell office:value-type="float" office:value="1500" calcext:value-type="float">
            <text:p>1500</text:p>
          </table:table-cell>
          <table:table-cell office:value-type="float" office:value="1361.72568578554" calcext:value-type="float">
            <text:p>1361.72568578554</text:p>
          </table:table-cell>
          <table:table-cell office:value-type="float" office:value="1369" calcext:value-type="float">
            <text:p>1369</text:p>
          </table:table-cell>
          <table:table-cell office:value-type="float" office:value="1650" calcext:value-type="float">
            <text:p>1650</text:p>
          </table:table-cell>
          <table:table-cell office:value-type="float" office:value="1272" calcext:value-type="float">
            <text:p>1272</text:p>
          </table:table-cell>
          <table:table-cell office:value-type="float" office:value="1460" calcext:value-type="float">
            <text:p>1460</text:p>
          </table:table-cell>
          <table:table-cell office:value-type="float" office:value="105.469140337783" calcext:value-type="float">
            <text:p>105.469140337783</text:p>
          </table:table-cell>
          <table:table-cell office:value-type="float" office:value="7.74525599676424" calcext:value-type="float">
            <text:p>7.74525599676424</text:p>
          </table:table-cell>
          <table:table-cell office:value-type="float" office:value="188" calcext:value-type="float">
            <text:p>18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5</text:p>
          </table:table-cell>
          <table:table-cell office:value-type="float" office:value="555" calcext:value-type="float">
            <text:p>555</text:p>
          </table:table-cell>
          <table:table-cell office:value-type="float" office:value="1500" calcext:value-type="float">
            <text:p>1500</text:p>
          </table:table-cell>
          <table:table-cell office:value-type="float" office:value="1364.53169014085" calcext:value-type="float">
            <text:p>1364.53169014085</text:p>
          </table:table-cell>
          <table:table-cell office:value-type="float" office:value="1372.5" calcext:value-type="float">
            <text:p>1372.5</text:p>
          </table:table-cell>
          <table:table-cell office:value-type="float" office:value="1630" calcext:value-type="float">
            <text:p>1630</text:p>
          </table:table-cell>
          <table:table-cell office:value-type="float" office:value="1285.3" calcext:value-type="float">
            <text:p>1285.3</text:p>
          </table:table-cell>
          <table:table-cell office:value-type="float" office:value="1463" calcext:value-type="float">
            <text:p>1463</text:p>
          </table:table-cell>
          <table:table-cell office:value-type="float" office:value="105.970539188644" calcext:value-type="float">
            <text:p>105.970539188644</text:p>
          </table:table-cell>
          <table:table-cell office:value-type="float" office:value="7.76607388119405" calcext:value-type="float">
            <text:p>7.76607388119405</text:p>
          </table:table-cell>
          <table:table-cell office:value-type="float" office:value="177.7" calcext:value-type="float">
            <text:p>177.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6</text:p>
          </table:table-cell>
          <table:table-cell office:value-type="float" office:value="553" calcext:value-type="float">
            <text:p>553</text:p>
          </table:table-cell>
          <table:table-cell office:value-type="float" office:value="1499" calcext:value-type="float">
            <text:p>1499</text:p>
          </table:table-cell>
          <table:table-cell office:value-type="float" office:value="1354.55294117647" calcext:value-type="float">
            <text:p>1354.55294117647</text:p>
          </table:table-cell>
          <table:table-cell office:value-type="float" office:value="1373" calcext:value-type="float">
            <text:p>1373</text:p>
          </table:table-cell>
          <table:table-cell office:value-type="float" office:value="1580" calcext:value-type="float">
            <text:p>1580</text:p>
          </table:table-cell>
          <table:table-cell office:value-type="float" office:value="1277.8" calcext:value-type="float">
            <text:p>1277.8</text:p>
          </table:table-cell>
          <table:table-cell office:value-type="float" office:value="1470.1" calcext:value-type="float">
            <text:p>1470.1</text:p>
          </table:table-cell>
          <table:table-cell office:value-type="float" office:value="134.436673099785" calcext:value-type="float">
            <text:p>134.436673099785</text:p>
          </table:table-cell>
          <table:table-cell office:value-type="float" office:value="9.92480020626015" calcext:value-type="float">
            <text:p>9.92480020626015</text:p>
          </table:table-cell>
          <table:table-cell office:value-type="float" office:value="192.3" calcext:value-type="float">
            <text:p>192.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7</text:p>
          </table:table-cell>
          <table:table-cell office:value-type="float" office:value="590" calcext:value-type="float">
            <text:p>590</text:p>
          </table:table-cell>
          <table:table-cell office:value-type="float" office:value="1500" calcext:value-type="float">
            <text:p>1500</text:p>
          </table:table-cell>
          <table:table-cell office:value-type="float" office:value="1101.37142857143" calcext:value-type="float">
            <text:p>1101.37142857143</text:p>
          </table:table-cell>
          <table:table-cell office:value-type="float" office:value="1302" calcext:value-type="float">
            <text:p>1302</text:p>
          </table:table-cell>
          <table:table-cell office:value-type="float" office:value="2410" calcext:value-type="float">
            <text:p>2410</text:p>
          </table:table-cell>
          <table:table-cell office:value-type="float" office:value="615.2" calcext:value-type="float">
            <text:p>615.2</text:p>
          </table:table-cell>
          <table:table-cell office:value-type="float" office:value="1463.4" calcext:value-type="float">
            <text:p>1463.4</text:p>
          </table:table-cell>
          <table:table-cell office:value-type="float" office:value="358.330613500198" calcext:value-type="float">
            <text:p>358.330613500198</text:p>
          </table:table-cell>
          <table:table-cell office:value-type="float" office:value="32.5349472670617" calcext:value-type="float">
            <text:p>32.5349472670617</text:p>
          </table:table-cell>
          <table:table-cell office:value-type="float" office:value="848.2" calcext:value-type="float">
            <text:p>848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8</text:p>
          </table:table-cell>
          <table:table-cell office:value-type="float" office:value="955" calcext:value-type="float">
            <text:p>955</text:p>
          </table:table-cell>
          <table:table-cell office:value-type="float" office:value="1500" calcext:value-type="float">
            <text:p>1500</text:p>
          </table:table-cell>
          <table:table-cell office:value-type="float" office:value="1253.46493506494" calcext:value-type="float">
            <text:p>1253.46493506494</text:p>
          </table:table-cell>
          <table:table-cell office:value-type="float" office:value="1244" calcext:value-type="float">
            <text:p>1244</text:p>
          </table:table-cell>
          <table:table-cell office:value-type="float" office:value="1810" calcext:value-type="float">
            <text:p>1810</text:p>
          </table:table-cell>
          <table:table-cell office:value-type="float" office:value="1079.4" calcext:value-type="float">
            <text:p>1079.4</text:p>
          </table:table-cell>
          <table:table-cell office:value-type="float" office:value="1455.6" calcext:value-type="float">
            <text:p>1455.6</text:p>
          </table:table-cell>
          <table:table-cell office:value-type="float" office:value="135.101657101693" calcext:value-type="float">
            <text:p>135.101657101693</text:p>
          </table:table-cell>
          <table:table-cell office:value-type="float" office:value="10.778255802959" calcext:value-type="float">
            <text:p>10.778255802959</text:p>
          </table:table-cell>
          <table:table-cell office:value-type="float" office:value="376.2" calcext:value-type="float">
            <text:p>376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09</text:p>
          </table:table-cell>
          <table:table-cell office:value-type="float" office:value="406" calcext:value-type="float">
            <text:p>406</text:p>
          </table:table-cell>
          <table:table-cell office:value-type="float" office:value="1499" calcext:value-type="float">
            <text:p>1499</text:p>
          </table:table-cell>
          <table:table-cell office:value-type="float" office:value="1297.04" calcext:value-type="float">
            <text:p>1297.04</text:p>
          </table:table-cell>
          <table:table-cell office:value-type="float" office:value="1304" calcext:value-type="float">
            <text:p>1304</text:p>
          </table:table-cell>
          <table:table-cell office:value-type="float" office:value="1570" calcext:value-type="float">
            <text:p>1570</text:p>
          </table:table-cell>
          <table:table-cell office:value-type="float" office:value="1128.6" calcext:value-type="float">
            <text:p>1128.6</text:p>
          </table:table-cell>
          <table:table-cell office:value-type="float" office:value="1478.4" calcext:value-type="float">
            <text:p>1478.4</text:p>
          </table:table-cell>
          <table:table-cell office:value-type="float" office:value="170.039458059879" calcext:value-type="float">
            <text:p>170.039458059879</text:p>
          </table:table-cell>
          <table:table-cell office:value-type="float" office:value="13.1098083374359" calcext:value-type="float">
            <text:p>13.1098083374359</text:p>
          </table:table-cell>
          <table:table-cell office:value-type="float" office:value="349.8" calcext:value-type="float">
            <text:p>34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0</text:p>
          </table:table-cell>
          <table:table-cell office:value-type="float" office:value="536" calcext:value-type="float">
            <text:p>536</text:p>
          </table:table-cell>
          <table:table-cell office:value-type="float" office:value="1498" calcext:value-type="float">
            <text:p>1498</text:p>
          </table:table-cell>
          <table:table-cell office:value-type="float" office:value="1281" calcext:value-type="float">
            <text:p>1281</text:p>
          </table:table-cell>
          <table:table-cell office:value-type="float" office:value="1408" calcext:value-type="float">
            <text:p>1408</text:p>
          </table:table-cell>
          <table:table-cell office:value-type="float" office:value="1520" calcext:value-type="float">
            <text:p>1520</text:p>
          </table:table-cell>
          <table:table-cell office:value-type="float" office:value="757.3" calcext:value-type="float">
            <text:p>757.3</text:p>
          </table:table-cell>
          <table:table-cell office:value-type="float" office:value="1485.4" calcext:value-type="float">
            <text:p>1485.4</text:p>
          </table:table-cell>
          <table:table-cell office:value-type="float" office:value="318.220774837944" calcext:value-type="float">
            <text:p>318.220774837944</text:p>
          </table:table-cell>
          <table:table-cell office:value-type="float" office:value="24.8415905416038" calcext:value-type="float">
            <text:p>24.8415905416038</text:p>
          </table:table-cell>
          <table:table-cell office:value-type="float" office:value="728.1" calcext:value-type="float">
            <text:p>728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1</text:p>
          </table:table-cell>
          <table:table-cell office:value-type="float" office:value="941" calcext:value-type="float">
            <text:p>941</text:p>
          </table:table-cell>
          <table:table-cell office:value-type="float" office:value="1498" calcext:value-type="float">
            <text:p>1498</text:p>
          </table:table-cell>
          <table:table-cell office:value-type="float" office:value="1185.71523178808" calcext:value-type="float">
            <text:p>1185.71523178808</text:p>
          </table:table-cell>
          <table:table-cell office:value-type="float" office:value="1155" calcext:value-type="float">
            <text:p>1155</text:p>
          </table:table-cell>
          <table:table-cell office:value-type="float" office:value="1920" calcext:value-type="float">
            <text:p>1920</text:p>
          </table:table-cell>
          <table:table-cell office:value-type="float" office:value="1044.2" calcext:value-type="float">
            <text:p>1044.2</text:p>
          </table:table-cell>
          <table:table-cell office:value-type="float" office:value="1389.8" calcext:value-type="float">
            <text:p>1389.8</text:p>
          </table:table-cell>
          <table:table-cell office:value-type="float" office:value="126.605497169345" calcext:value-type="float">
            <text:p>126.605497169345</text:p>
          </table:table-cell>
          <table:table-cell office:value-type="float" office:value="10.6775635308675" calcext:value-type="float">
            <text:p>10.6775635308675</text:p>
          </table:table-cell>
          <table:table-cell office:value-type="float" office:value="345.6" calcext:value-type="float">
            <text:p>345.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2</text:p>
          </table:table-cell>
          <table:table-cell office:value-type="float" office:value="41" calcext:value-type="float">
            <text:p>41</text:p>
          </table:table-cell>
          <table:table-cell office:value-type="float" office:value="1499" calcext:value-type="float">
            <text:p>1499</text:p>
          </table:table-cell>
          <table:table-cell office:value-type="float" office:value="1253.96470588235" calcext:value-type="float">
            <text:p>1253.96470588235</text:p>
          </table:table-cell>
          <table:table-cell office:value-type="float" office:value="1225" calcext:value-type="float">
            <text:p>1225</text:p>
          </table:table-cell>
          <table:table-cell office:value-type="float" office:value="1840" calcext:value-type="float">
            <text:p>1840</text:p>
          </table:table-cell>
          <table:table-cell office:value-type="float" office:value="1088.6" calcext:value-type="float">
            <text:p>1088.6</text:p>
          </table:table-cell>
          <table:table-cell office:value-type="float" office:value="1468.2" calcext:value-type="float">
            <text:p>1468.2</text:p>
          </table:table-cell>
          <table:table-cell office:value-type="float" office:value="191.067767026881" calcext:value-type="float">
            <text:p>191.067767026881</text:p>
          </table:table-cell>
          <table:table-cell office:value-type="float" office:value="15.2370928887059" calcext:value-type="float">
            <text:p>15.2370928887059</text:p>
          </table:table-cell>
          <table:table-cell office:value-type="float" office:value="379.6" calcext:value-type="float">
            <text:p>379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3</text:p>
          </table:table-cell>
          <table:table-cell office:value-type="float" office:value="1013" calcext:value-type="float">
            <text:p>1013</text:p>
          </table:table-cell>
          <table:table-cell office:value-type="float" office:value="1499" calcext:value-type="float">
            <text:p>1499</text:p>
          </table:table-cell>
          <table:table-cell office:value-type="float" office:value="1310.83333333333" calcext:value-type="float">
            <text:p>1310.83333333333</text:p>
          </table:table-cell>
          <table:table-cell office:value-type="float" office:value="1342.5" calcext:value-type="float">
            <text:p>1342.5</text:p>
          </table:table-cell>
          <table:table-cell office:value-type="float" office:value="1520" calcext:value-type="float">
            <text:p>1520</text:p>
          </table:table-cell>
          <table:table-cell office:value-type="float" office:value="1117.2" calcext:value-type="float">
            <text:p>1117.2</text:p>
          </table:table-cell>
          <table:table-cell office:value-type="float" office:value="1488.9" calcext:value-type="float">
            <text:p>1488.9</text:p>
          </table:table-cell>
          <table:table-cell office:value-type="float" office:value="145.142960122906" calcext:value-type="float">
            <text:p>145.142960122906</text:p>
          </table:table-cell>
          <table:table-cell office:value-type="float" office:value="11.0725716559114" calcext:value-type="float">
            <text:p>11.0725716559114</text:p>
          </table:table-cell>
          <table:table-cell office:value-type="float" office:value="371.7" calcext:value-type="float">
            <text:p>371.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4</text:p>
          </table:table-cell>
          <table:table-cell office:value-type="float" office:value="570" calcext:value-type="float">
            <text:p>570</text:p>
          </table:table-cell>
          <table:table-cell office:value-type="float" office:value="1472" calcext:value-type="float">
            <text:p>1472</text:p>
          </table:table-cell>
          <table:table-cell office:value-type="float" office:value="1192.05" calcext:value-type="float">
            <text:p>1192.05</text:p>
          </table:table-cell>
          <table:table-cell office:value-type="float" office:value="1304.5" calcext:value-type="float">
            <text:p>1304.5</text:p>
          </table:table-cell>
          <table:table-cell office:value-type="float" office:value="1720" calcext:value-type="float">
            <text:p>1720</text:p>
          </table:table-cell>
          <table:table-cell office:value-type="float" office:value="614.9" calcext:value-type="float">
            <text:p>614.9</text:p>
          </table:table-cell>
          <table:table-cell office:value-type="float" office:value="1429.4" calcext:value-type="float">
            <text:p>1429.4</text:p>
          </table:table-cell>
          <table:table-cell office:value-type="float" office:value="312.583205764986" calcext:value-type="float">
            <text:p>312.583205764986</text:p>
          </table:table-cell>
          <table:table-cell office:value-type="float" office:value="26.2223233727601" calcext:value-type="float">
            <text:p>26.2223233727601</text:p>
          </table:table-cell>
          <table:table-cell office:value-type="float" office:value="814.5" calcext:value-type="float">
            <text:p>814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5</text:p>
          </table:table-cell>
          <table:table-cell office:value-type="float" office:value="600" calcext:value-type="float">
            <text:p>600</text:p>
          </table:table-cell>
          <table:table-cell office:value-type="float" office:value="1473" calcext:value-type="float">
            <text:p>1473</text:p>
          </table:table-cell>
          <table:table-cell office:value-type="float" office:value="1343.41025641026" calcext:value-type="float">
            <text:p>1343.41025641026</text:p>
          </table:table-cell>
          <table:table-cell office:value-type="float" office:value="1351" calcext:value-type="float">
            <text:p>1351</text:p>
          </table:table-cell>
          <table:table-cell office:value-type="float" office:value="1640" calcext:value-type="float">
            <text:p>1640</text:p>
          </table:table-cell>
          <table:table-cell office:value-type="float" office:value="1275.8" calcext:value-type="float">
            <text:p>1275.8</text:p>
          </table:table-cell>
          <table:table-cell office:value-type="float" office:value="1451" calcext:value-type="float">
            <text:p>1451</text:p>
          </table:table-cell>
          <table:table-cell office:value-type="float" office:value="137.571745482841" calcext:value-type="float">
            <text:p>137.571745482841</text:p>
          </table:table-cell>
          <table:table-cell office:value-type="float" office:value="10.2404864654263" calcext:value-type="float">
            <text:p>10.2404864654263</text:p>
          </table:table-cell>
          <table:table-cell office:value-type="float" office:value="175.2" calcext:value-type="float">
            <text:p>175.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6</text:p>
          </table:table-cell>
          <table:table-cell office:value-type="float" office:value="974" calcext:value-type="float">
            <text:p>974</text:p>
          </table:table-cell>
          <table:table-cell office:value-type="float" office:value="1500" calcext:value-type="float">
            <text:p>1500</text:p>
          </table:table-cell>
          <table:table-cell office:value-type="float" office:value="1229.1752265861" calcext:value-type="float">
            <text:p>1229.1752265861</text:p>
          </table:table-cell>
          <table:table-cell office:value-type="float" office:value="1203" calcext:value-type="float">
            <text:p>1203</text:p>
          </table:table-cell>
          <table:table-cell office:value-type="float" office:value="1900" calcext:value-type="float">
            <text:p>1900</text:p>
          </table:table-cell>
          <table:table-cell office:value-type="float" office:value="1079" calcext:value-type="float">
            <text:p>1079</text:p>
          </table:table-cell>
          <table:table-cell office:value-type="float" office:value="1457" calcext:value-type="float">
            <text:p>1457</text:p>
          </table:table-cell>
          <table:table-cell office:value-type="float" office:value="134.574614167597" calcext:value-type="float">
            <text:p>134.574614167597</text:p>
          </table:table-cell>
          <table:table-cell office:value-type="float" office:value="10.9483669420643" calcext:value-type="float">
            <text:p>10.9483669420643</text:p>
          </table:table-cell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7</text:p>
          </table:table-cell>
          <table:table-cell office:value-type="float" office:value="923" calcext:value-type="float">
            <text:p>923</text:p>
          </table:table-cell>
          <table:table-cell office:value-type="float" office:value="1497" calcext:value-type="float">
            <text:p>1497</text:p>
          </table:table-cell>
          <table:table-cell office:value-type="float" office:value="1145.57038834951" calcext:value-type="float">
            <text:p>1145.57038834951</text:p>
          </table:table-cell>
          <table:table-cell office:value-type="float" office:value="1128" calcext:value-type="float">
            <text:p>1128</text:p>
          </table:table-cell>
          <table:table-cell office:value-type="float" office:value="1890" calcext:value-type="float">
            <text:p>1890</text:p>
          </table:table-cell>
          <table:table-cell office:value-type="float" office:value="1038.1" calcext:value-type="float">
            <text:p>1038.1</text:p>
          </table:table-cell>
          <table:table-cell office:value-type="float" office:value="1264.9" calcext:value-type="float">
            <text:p>1264.9</text:p>
          </table:table-cell>
          <table:table-cell office:value-type="float" office:value="105.708948981339" calcext:value-type="float">
            <text:p>105.708948981339</text:p>
          </table:table-cell>
          <table:table-cell office:value-type="float" office:value="9.2276258234677" calcext:value-type="float">
            <text:p>9.2276258234677</text:p>
          </table:table-cell>
          <table:table-cell office:value-type="float" office:value="226.8" calcext:value-type="float">
            <text:p>226.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8</text:p>
          </table:table-cell>
          <table:table-cell office:value-type="float" office:value="991" calcext:value-type="float">
            <text:p>991</text:p>
          </table:table-cell>
          <table:table-cell office:value-type="float" office:value="1500" calcext:value-type="float">
            <text:p>1500</text:p>
          </table:table-cell>
          <table:table-cell office:value-type="float" office:value="1240.0511627907" calcext:value-type="float">
            <text:p>1240.0511627907</text:p>
          </table:table-cell>
          <table:table-cell office:value-type="float" office:value="1213" calcext:value-type="float">
            <text:p>1213</text:p>
          </table:table-cell>
          <table:table-cell office:value-type="float" office:value="1790" calcext:value-type="float">
            <text:p>1790</text:p>
          </table:table-cell>
          <table:table-cell office:value-type="float" office:value="1086.4" calcext:value-type="float">
            <text:p>1086.4</text:p>
          </table:table-cell>
          <table:table-cell office:value-type="float" office:value="1460.6" calcext:value-type="float">
            <text:p>1460.6</text:p>
          </table:table-cell>
          <table:table-cell office:value-type="float" office:value="138.767007667046" calcext:value-type="float">
            <text:p>138.767007667046</text:p>
          </table:table-cell>
          <table:table-cell office:value-type="float" office:value="11.1904259945819" calcext:value-type="float">
            <text:p>11.1904259945819</text:p>
          </table:table-cell>
          <table:table-cell office:value-type="float" office:value="374.2" calcext:value-type="float">
            <text:p>374.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19</text:p>
          </table:table-cell>
          <table:table-cell office:value-type="float" office:value="1089" calcext:value-type="float">
            <text:p>1089</text:p>
          </table:table-cell>
          <table:table-cell office:value-type="float" office:value="1498" calcext:value-type="float">
            <text:p>1498</text:p>
          </table:table-cell>
          <table:table-cell office:value-type="float" office:value="1335.35294117647" calcext:value-type="float">
            <text:p>1335.35294117647</text:p>
          </table:table-cell>
          <table:table-cell office:value-type="float" office:value="1345.5" calcext:value-type="float">
            <text:p>1345.5</text:p>
          </table:table-cell>
          <table:table-cell office:value-type="float" office:value="1670" calcext:value-type="float">
            <text:p>1670</text:p>
          </table:table-cell>
          <table:table-cell office:value-type="float" office:value="1241.1" calcext:value-type="float">
            <text:p>1241.1</text:p>
          </table:table-cell>
          <table:table-cell office:value-type="float" office:value="1448.5" calcext:value-type="float">
            <text:p>1448.5</text:p>
          </table:table-cell>
          <table:table-cell office:value-type="float" office:value="98.7233300703448" calcext:value-type="float">
            <text:p>98.7233300703448</text:p>
          </table:table-cell>
          <table:table-cell office:value-type="float" office:value="7.39305145674579" calcext:value-type="float">
            <text:p>7.39305145674579</text:p>
          </table:table-cell>
          <table:table-cell office:value-type="float" office:value="207.4" calcext:value-type="float">
            <text:p>207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0</text:p>
          </table:table-cell>
          <table:table-cell office:value-type="float" office:value="608" calcext:value-type="float">
            <text:p>608</text:p>
          </table:table-cell>
          <table:table-cell office:value-type="float" office:value="1497" calcext:value-type="float">
            <text:p>1497</text:p>
          </table:table-cell>
          <table:table-cell office:value-type="float" office:value="1218.46153846154" calcext:value-type="float">
            <text:p>1218.46153846154</text:p>
          </table:table-cell>
          <table:table-cell office:value-type="float" office:value="1352" calcext:value-type="float">
            <text:p>1352</text:p>
          </table:table-cell>
          <table:table-cell office:value-type="float" office:value="1520" calcext:value-type="float">
            <text:p>1520</text:p>
          </table:table-cell>
          <table:table-cell office:value-type="float" office:value="643.4" calcext:value-type="float">
            <text:p>643.4</text:p>
          </table:table-cell>
          <table:table-cell office:value-type="float" office:value="1488.8" calcext:value-type="float">
            <text:p>1488.8</text:p>
          </table:table-cell>
          <table:table-cell office:value-type="float" office:value="337.021664828988" calcext:value-type="float">
            <text:p>337.021664828988</text:p>
          </table:table-cell>
          <table:table-cell office:value-type="float" office:value="27.6596063306619" calcext:value-type="float">
            <text:p>27.6596063306619</text:p>
          </table:table-cell>
          <table:table-cell office:value-type="float" office:value="845.4" calcext:value-type="float">
            <text:p>845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1</text:p>
          </table:table-cell>
          <table:table-cell office:value-type="float" office:value="429" calcext:value-type="float">
            <text:p>429</text:p>
          </table:table-cell>
          <table:table-cell office:value-type="float" office:value="1500" calcext:value-type="float">
            <text:p>1500</text:p>
          </table:table-cell>
          <table:table-cell office:value-type="float" office:value="1283.76470588235" calcext:value-type="float">
            <text:p>1283.76470588235</text:p>
          </table:table-cell>
          <table:table-cell office:value-type="float" office:value="1310" calcext:value-type="float">
            <text:p>1310</text:p>
          </table:table-cell>
          <table:table-cell office:value-type="float" office:value="1580" calcext:value-type="float">
            <text:p>1580</text:p>
          </table:table-cell>
          <table:table-cell office:value-type="float" office:value="1080" calcext:value-type="float">
            <text:p>1080</text:p>
          </table:table-cell>
          <table:table-cell office:value-type="float" office:value="1481" calcext:value-type="float">
            <text:p>1481</text:p>
          </table:table-cell>
          <table:table-cell office:value-type="float" office:value="189.294647387114" calcext:value-type="float">
            <text:p>189.294647387114</text:p>
          </table:table-cell>
          <table:table-cell office:value-type="float" office:value="14.745275868681" calcext:value-type="float">
            <text:p>14.745275868681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2</text:p>
          </table:table-cell>
          <table:table-cell office:value-type="float" office:value="620" calcext:value-type="float">
            <text:p>620</text:p>
          </table:table-cell>
          <table:table-cell office:value-type="float" office:value="1496" calcext:value-type="float">
            <text:p>1496</text:p>
          </table:table-cell>
          <table:table-cell office:value-type="float" office:value="1354.26356589147" calcext:value-type="float">
            <text:p>1354.26356589147</text:p>
          </table:table-cell>
          <table:table-cell office:value-type="float" office:value="1354" calcext:value-type="float">
            <text:p>1354</text:p>
          </table:table-cell>
          <table:table-cell office:value-type="float" office:value="1590" calcext:value-type="float">
            <text:p>1590</text:p>
          </table:table-cell>
          <table:table-cell office:value-type="float" office:value="1268.2" calcext:value-type="float">
            <text:p>1268.2</text:p>
          </table:table-cell>
          <table:table-cell office:value-type="float" office:value="1454.2" calcext:value-type="float">
            <text:p>1454.2</text:p>
          </table:table-cell>
          <table:table-cell office:value-type="float" office:value="94.8613724880158" calcext:value-type="float">
            <text:p>94.8613724880158</text:p>
          </table:table-cell>
          <table:table-cell office:value-type="float" office:value="7.00464627988211" calcext:value-type="float">
            <text:p>7.00464627988211</text:p>
          </table:table-cell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3</text:p>
          </table:table-cell>
          <table:table-cell office:value-type="float" office:value="437" calcext:value-type="float">
            <text:p>437</text:p>
          </table:table-cell>
          <table:table-cell office:value-type="float" office:value="738" calcext:value-type="float">
            <text:p>738</text:p>
          </table:table-cell>
          <table:table-cell office:value-type="float" office:value="623.714285714286" calcext:value-type="float">
            <text:p>623.714285714286</text:p>
          </table:table-cell>
          <table:table-cell office:value-type="float" office:value="649" calcext:value-type="float">
            <text:p>649</text:p>
          </table:table-cell>
          <table:table-cell office:value-type="float" office:value="2280" calcext:value-type="float">
            <text:p>2280</text:p>
          </table:table-cell>
          <table:table-cell office:value-type="float" office:value="498.2" calcext:value-type="float">
            <text:p>498.2</text:p>
          </table:table-cell>
          <table:table-cell office:value-type="float" office:value="712.8" calcext:value-type="float">
            <text:p>712.8</text:p>
          </table:table-cell>
          <table:table-cell office:value-type="float" office:value="103.964279579918" calcext:value-type="float">
            <text:p>103.964279579918</text:p>
          </table:table-cell>
          <table:table-cell office:value-type="float" office:value="16.668574371494" calcext:value-type="float">
            <text:p>16.668574371494</text:p>
          </table:table-cell>
          <table:table-cell office:value-type="float" office:value="214.6" calcext:value-type="float">
            <text:p>21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4</text:p>
          </table:table-cell>
          <table:table-cell office:value-type="float" office:value="112" calcext:value-type="float">
            <text:p>112</text:p>
          </table:table-cell>
          <table:table-cell office:value-type="float" office:value="1493" calcext:value-type="float">
            <text:p>1493</text:p>
          </table:table-cell>
          <table:table-cell office:value-type="float" office:value="1116.53846153846" calcext:value-type="float">
            <text:p>1116.53846153846</text:p>
          </table:table-cell>
          <table:table-cell office:value-type="float" office:value="1428" calcext:value-type="float">
            <text:p>1428</text:p>
          </table:table-cell>
          <table:table-cell office:value-type="float" office:value="1520" calcext:value-type="float">
            <text:p>1520</text:p>
          </table:table-cell>
          <table:table-cell office:value-type="float" office:value="438" calcext:value-type="float">
            <text:p>438</text:p>
          </table:table-cell>
          <table:table-cell office:value-type="float" office:value="1481.4" calcext:value-type="float">
            <text:p>1481.4</text:p>
          </table:table-cell>
          <table:table-cell office:value-type="float" office:value="496.464939242879" calcext:value-type="float">
            <text:p>496.464939242879</text:p>
          </table:table-cell>
          <table:table-cell office:value-type="float" office:value="44.4646518095586" calcext:value-type="float">
            <text:p>44.4646518095586</text:p>
          </table:table-cell>
          <table:table-cell office:value-type="float" office:value="1043.4" calcext:value-type="float">
            <text:p>1043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5</text:p>
          </table:table-cell>
          <table:table-cell office:value-type="float" office:value="942" calcext:value-type="float">
            <text:p>942</text:p>
          </table:table-cell>
          <table:table-cell office:value-type="float" office:value="1451" calcext:value-type="float">
            <text:p>1451</text:p>
          </table:table-cell>
          <table:table-cell office:value-type="float" office:value="1103.95833333333" calcext:value-type="float">
            <text:p>1103.95833333333</text:p>
          </table:table-cell>
          <table:table-cell office:value-type="float" office:value="1069.5" calcext:value-type="float">
            <text:p>1069.5</text:p>
          </table:table-cell>
          <table:table-cell office:value-type="float" office:value="1970" calcext:value-type="float">
            <text:p>1970</text:p>
          </table:table-cell>
          <table:table-cell office:value-type="float" office:value="973.1" calcext:value-type="float">
            <text:p>973.1</text:p>
          </table:table-cell>
          <table:table-cell office:value-type="float" office:value="1281.8" calcext:value-type="float">
            <text:p>1281.8</text:p>
          </table:table-cell>
          <table:table-cell office:value-type="float" office:value="129.845218614709" calcext:value-type="float">
            <text:p>129.845218614709</text:p>
          </table:table-cell>
          <table:table-cell office:value-type="float" office:value="11.7617861738177" calcext:value-type="float">
            <text:p>11.7617861738177</text:p>
          </table:table-cell>
          <table:table-cell office:value-type="float" office:value="308.7" calcext:value-type="float">
            <text:p>308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6</text:p>
          </table:table-cell>
          <table:table-cell office:value-type="float" office:value="495" calcext:value-type="float">
            <text:p>495</text:p>
          </table:table-cell>
          <table:table-cell office:value-type="float" office:value="1496" calcext:value-type="float">
            <text:p>1496</text:p>
          </table:table-cell>
          <table:table-cell office:value-type="float" office:value="1247.5625" calcext:value-type="float">
            <text:p>1247.5625</text:p>
          </table:table-cell>
          <table:table-cell office:value-type="float" office:value="1434" calcext:value-type="float">
            <text:p>1434</text:p>
          </table:table-cell>
          <table:table-cell office:value-type="float" office:value="1580" calcext:value-type="float">
            <text:p>1580</text:p>
          </table:table-cell>
          <table:table-cell office:value-type="float" office:value="661.5" calcext:value-type="float">
            <text:p>661.5</text:p>
          </table:table-cell>
          <table:table-cell office:value-type="float" office:value="1490" calcext:value-type="float">
            <text:p>1490</text:p>
          </table:table-cell>
          <table:table-cell office:value-type="float" office:value="335.004869367596" calcext:value-type="float">
            <text:p>335.004869367596</text:p>
          </table:table-cell>
          <table:table-cell office:value-type="float" office:value="26.8527524166201" calcext:value-type="float">
            <text:p>26.8527524166201</text:p>
          </table:table-cell>
          <table:table-cell office:value-type="float" office:value="828.5" calcext:value-type="float">
            <text:p>828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7</text:p>
          </table:table-cell>
          <table:table-cell office:value-type="float" office:value="1016" calcext:value-type="float">
            <text:p>1016</text:p>
          </table:table-cell>
          <table:table-cell office:value-type="float" office:value="1500" calcext:value-type="float">
            <text:p>1500</text:p>
          </table:table-cell>
          <table:table-cell office:value-type="float" office:value="1230.41216216216" calcext:value-type="float">
            <text:p>1230.41216216216</text:p>
          </table:table-cell>
          <table:table-cell office:value-type="float" office:value="1213" calcext:value-type="float">
            <text:p>1213</text:p>
          </table:table-cell>
          <table:table-cell office:value-type="float" office:value="1900" calcext:value-type="float">
            <text:p>1900</text:p>
          </table:table-cell>
          <table:table-cell office:value-type="float" office:value="1063.1" calcext:value-type="float">
            <text:p>1063.1</text:p>
          </table:table-cell>
          <table:table-cell office:value-type="float" office:value="1436" calcext:value-type="float">
            <text:p>1436</text:p>
          </table:table-cell>
          <table:table-cell office:value-type="float" office:value="132.555670710348" calcext:value-type="float">
            <text:p>132.555670710348</text:p>
          </table:table-cell>
          <table:table-cell office:value-type="float" office:value="10.7732737684754" calcext:value-type="float">
            <text:p>10.7732737684754</text:p>
          </table:table-cell>
          <table:table-cell office:value-type="float" office:value="372.9" calcext:value-type="float">
            <text:p>372.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8</text:p>
          </table:table-cell>
          <table:table-cell office:value-type="float" office:value="1091" calcext:value-type="float">
            <text:p>1091</text:p>
          </table:table-cell>
          <table:table-cell office:value-type="float" office:value="1484" calcext:value-type="float">
            <text:p>1484</text:p>
          </table:table-cell>
          <table:table-cell office:value-type="float" office:value="1320.07142857143" calcext:value-type="float">
            <text:p>1320.07142857143</text:p>
          </table:table-cell>
          <table:table-cell office:value-type="float" office:value="1360.5" calcext:value-type="float">
            <text:p>1360.5</text:p>
          </table:table-cell>
          <table:table-cell office:value-type="float" office:value="1550" calcext:value-type="float">
            <text:p>1550</text:p>
          </table:table-cell>
          <table:table-cell office:value-type="float" office:value="1129.8" calcext:value-type="float">
            <text:p>1129.8</text:p>
          </table:table-cell>
          <table:table-cell office:value-type="float" office:value="1465.2" calcext:value-type="float">
            <text:p>1465.2</text:p>
          </table:table-cell>
          <table:table-cell office:value-type="float" office:value="133.988784998949" calcext:value-type="float">
            <text:p>133.988784998949</text:p>
          </table:table-cell>
          <table:table-cell office:value-type="float" office:value="10.1501162815069" calcext:value-type="float">
            <text:p>10.1501162815069</text:p>
          </table:table-cell>
          <table:table-cell office:value-type="float" office:value="335.4" calcext:value-type="float">
            <text:p>335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29</text:p>
          </table:table-cell>
          <table:table-cell office:value-type="float" office:value="1288" calcext:value-type="float">
            <text:p>1288</text:p>
          </table:table-cell>
          <table:table-cell office:value-type="float" office:value="1474" calcext:value-type="float">
            <text:p>1474</text:p>
          </table:table-cell>
          <table:table-cell office:value-type="float" office:value="1380.6" calcext:value-type="float">
            <text:p>1380.6</text:p>
          </table:table-cell>
          <table:table-cell office:value-type="float" office:value="1402" calcext:value-type="float">
            <text:p>1402</text:p>
          </table:table-cell>
          <table:table-cell office:value-type="float" office:value="1540" calcext:value-type="float">
            <text:p>1540</text:p>
          </table:table-cell>
          <table:table-cell office:value-type="float" office:value="1304" calcext:value-type="float">
            <text:p>1304</text:p>
          </table:table-cell>
          <table:table-cell office:value-type="float" office:value="1448.8" calcext:value-type="float">
            <text:p>1448.8</text:p>
          </table:table-cell>
          <table:table-cell office:value-type="float" office:value="73.2243129022048" calcext:value-type="float">
            <text:p>73.2243129022048</text:p>
          </table:table-cell>
          <table:table-cell office:value-type="float" office:value="5.30380362901672" calcext:value-type="float">
            <text:p>5.30380362901672</text:p>
          </table:table-cell>
          <table:table-cell office:value-type="float" office:value="144.8" calcext:value-type="float">
            <text:p>14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0m30</text:p>
          </table:table-cell>
          <table:table-cell office:value-type="float" office:value="619" calcext:value-type="float">
            <text:p>619</text:p>
          </table:table-cell>
          <table:table-cell office:value-type="float" office:value="1494" calcext:value-type="float">
            <text:p>1494</text:p>
          </table:table-cell>
          <table:table-cell office:value-type="float" office:value="1262.77777777778" calcext:value-type="float">
            <text:p>1262.77777777778</text:p>
          </table:table-cell>
          <table:table-cell office:value-type="float" office:value="1266" calcext:value-type="float">
            <text:p>1266</text:p>
          </table:table-cell>
          <table:table-cell office:value-type="float" office:value="1520" calcext:value-type="float">
            <text:p>1520</text:p>
          </table:table-cell>
          <table:table-cell office:value-type="float" office:value="1035.8" calcext:value-type="float">
            <text:p>1035.8</text:p>
          </table:table-cell>
          <table:table-cell office:value-type="float" office:value="1492.4" calcext:value-type="float">
            <text:p>1492.4</text:p>
          </table:table-cell>
          <table:table-cell office:value-type="float" office:value="276.35700541952" calcext:value-type="float">
            <text:p>276.35700541952</text:p>
          </table:table-cell>
          <table:table-cell office:value-type="float" office:value="21.8848486473883" calcext:value-type="float">
            <text:p>21.8848486473883</text:p>
          </table:table-cell>
          <table:table-cell office:value-type="float" office:value="456.6" calcext:value-type="float">
            <text:p>456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0</text:p>
          </table:table-cell>
          <table:table-cell office:value-type="float" office:value="38" calcext:value-type="float">
            <text:p>38</text:p>
          </table:table-cell>
          <table:table-cell office:value-type="float" office:value="1495" calcext:value-type="float">
            <text:p>1495</text:p>
          </table:table-cell>
          <table:table-cell office:value-type="float" office:value="1174.22272727273" calcext:value-type="float">
            <text:p>1174.22272727273</text:p>
          </table:table-cell>
          <table:table-cell office:value-type="float" office:value="1214" calcext:value-type="float">
            <text:p>1214</text:p>
          </table:table-cell>
          <table:table-cell office:value-type="float" office:value="1780" calcext:value-type="float">
            <text:p>1780</text:p>
          </table:table-cell>
          <table:table-cell office:value-type="float" office:value="1003.9" calcext:value-type="float">
            <text:p>1003.9</text:p>
          </table:table-cell>
          <table:table-cell office:value-type="float" office:value="1395.5" calcext:value-type="float">
            <text:p>1395.5</text:p>
          </table:table-cell>
          <table:table-cell office:value-type="float" office:value="244.200840513196" calcext:value-type="float">
            <text:p>244.200840513196</text:p>
          </table:table-cell>
          <table:table-cell office:value-type="float" office:value="20.7968075256371" calcext:value-type="float">
            <text:p>20.7968075256371</text:p>
          </table:table-cell>
          <table:table-cell office:value-type="float" office:value="391.6" calcext:value-type="float">
            <text:p>391.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1</text:p>
          </table:table-cell>
          <table:table-cell office:value-type="float" office:value="601" calcext:value-type="float">
            <text:p>601</text:p>
          </table:table-cell>
          <table:table-cell office:value-type="float" office:value="1500" calcext:value-type="float">
            <text:p>1500</text:p>
          </table:table-cell>
          <table:table-cell office:value-type="float" office:value="1330.98850574713" calcext:value-type="float">
            <text:p>1330.98850574713</text:p>
          </table:table-cell>
          <table:table-cell office:value-type="float" office:value="1325" calcext:value-type="float">
            <text:p>1325</text:p>
          </table:table-cell>
          <table:table-cell office:value-type="float" office:value="1690" calcext:value-type="float">
            <text:p>1690</text:p>
          </table:table-cell>
          <table:table-cell office:value-type="float" office:value="1200.3" calcext:value-type="float">
            <text:p>1200.3</text:p>
          </table:table-cell>
          <table:table-cell office:value-type="float" office:value="1475.7" calcext:value-type="float">
            <text:p>1475.7</text:p>
          </table:table-cell>
          <table:table-cell office:value-type="float" office:value="136.697547601622" calcext:value-type="float">
            <text:p>136.697547601622</text:p>
          </table:table-cell>
          <table:table-cell office:value-type="float" office:value="10.2703777689567" calcext:value-type="float">
            <text:p>10.2703777689567</text:p>
          </table:table-cell>
          <table:table-cell office:value-type="float" office:value="275.4" calcext:value-type="float">
            <text:p>275.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2</text:p>
          </table:table-cell>
          <table:table-cell office:value-type="float" office:value="344" calcext:value-type="float">
            <text:p>344</text:p>
          </table:table-cell>
          <table:table-cell office:value-type="float" office:value="1475" calcext:value-type="float">
            <text:p>1475</text:p>
          </table:table-cell>
          <table:table-cell office:value-type="float" office:value="818.59649122807" calcext:value-type="float">
            <text:p>818.59649122807</text:p>
          </table:table-cell>
          <table:table-cell office:value-type="float" office:value="663" calcext:value-type="float">
            <text:p>663</text:p>
          </table:table-cell>
          <table:table-cell office:value-type="float" office:value="1760" calcext:value-type="float">
            <text:p>1760</text:p>
          </table:table-cell>
          <table:table-cell office:value-type="float" office:value="483.2" calcext:value-type="float">
            <text:p>483.2</text:p>
          </table:table-cell>
          <table:table-cell office:value-type="float" office:value="1286.2" calcext:value-type="float">
            <text:p>1286.2</text:p>
          </table:table-cell>
          <table:table-cell office:value-type="float" office:value="331.560911213327" calcext:value-type="float">
            <text:p>331.560911213327</text:p>
          </table:table-cell>
          <table:table-cell office:value-type="float" office:value="40.5035832386619" calcext:value-type="float">
            <text:p>40.5035832386619</text:p>
          </table:table-cell>
          <table:table-cell office:value-type="float" office:value="803" calcext:value-type="float">
            <text:p>8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3</text:p>
          </table:table-cell>
          <table:table-cell office:value-type="float" office:value="190" calcext:value-type="float">
            <text:p>190</text:p>
          </table:table-cell>
          <table:table-cell office:value-type="float" office:value="1498" calcext:value-type="float">
            <text:p>1498</text:p>
          </table:table-cell>
          <table:table-cell office:value-type="float" office:value="1325.99137931034" calcext:value-type="float">
            <text:p>1325.99137931034</text:p>
          </table:table-cell>
          <table:table-cell office:value-type="float" office:value="1345" calcext:value-type="float">
            <text:p>1345</text:p>
          </table:table-cell>
          <table:table-cell office:value-type="float" office:value="1560" calcext:value-type="float">
            <text:p>1560</text:p>
          </table:table-cell>
          <table:table-cell office:value-type="float" office:value="1175" calcext:value-type="float">
            <text:p>1175</text:p>
          </table:table-cell>
          <table:table-cell office:value-type="float" office:value="1475.5" calcext:value-type="float">
            <text:p>1475.5</text:p>
          </table:table-cell>
          <table:table-cell office:value-type="float" office:value="177.635851047055" calcext:value-type="float">
            <text:p>177.635851047055</text:p>
          </table:table-cell>
          <table:table-cell office:value-type="float" office:value="13.3964559512781" calcext:value-type="float">
            <text:p>13.3964559512781</text:p>
          </table:table-cell>
          <table:table-cell office:value-type="float" office:value="300.5" calcext:value-type="float">
            <text:p>300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4</text:p>
          </table:table-cell>
          <table:table-cell office:value-type="float" office:value="53" calcext:value-type="float">
            <text:p>53</text:p>
          </table:table-cell>
          <table:table-cell office:value-type="float" office:value="1500" calcext:value-type="float">
            <text:p>1500</text:p>
          </table:table-cell>
          <table:table-cell office:value-type="float" office:value="1271.78481012658" calcext:value-type="float">
            <text:p>1271.78481012658</text:p>
          </table:table-cell>
          <table:table-cell office:value-type="float" office:value="1272" calcext:value-type="float">
            <text:p>1272</text:p>
          </table:table-cell>
          <table:table-cell office:value-type="float" office:value="1520" calcext:value-type="float">
            <text:p>1520</text:p>
          </table:table-cell>
          <table:table-cell office:value-type="float" office:value="1119.8" calcext:value-type="float">
            <text:p>1119.8</text:p>
          </table:table-cell>
          <table:table-cell office:value-type="float" office:value="1472.4" calcext:value-type="float">
            <text:p>1472.4</text:p>
          </table:table-cell>
          <table:table-cell office:value-type="float" office:value="199.078470446728" calcext:value-type="float">
            <text:p>199.078470446728</text:p>
          </table:table-cell>
          <table:table-cell office:value-type="float" office:value="15.653471315396" calcext:value-type="float">
            <text:p>15.653471315396</text:p>
          </table:table-cell>
          <table:table-cell office:value-type="float" office:value="352.6" calcext:value-type="float">
            <text:p>352.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5</text:p>
          </table:table-cell>
          <table:table-cell office:value-type="float" office:value="706" calcext:value-type="float">
            <text:p>706</text:p>
          </table:table-cell>
          <table:table-cell office:value-type="float" office:value="1463" calcext:value-type="float">
            <text:p>1463</text:p>
          </table:table-cell>
          <table:table-cell office:value-type="float" office:value="1285.4" calcext:value-type="float">
            <text:p>1285.4</text:p>
          </table:table-cell>
          <table:table-cell office:value-type="float" office:value="1453" calcext:value-type="float">
            <text:p>1453</text:p>
          </table:table-cell>
          <table:table-cell office:value-type="float" office:value="1560" calcext:value-type="float">
            <text:p>1560</text:p>
          </table:table-cell>
          <table:table-cell office:value-type="float" office:value="962.4" calcext:value-type="float">
            <text:p>962.4</text:p>
          </table:table-cell>
          <table:table-cell office:value-type="float" office:value="1461" calcext:value-type="float">
            <text:p>1461</text:p>
          </table:table-cell>
          <table:table-cell office:value-type="float" office:value="327.460379282746" calcext:value-type="float">
            <text:p>327.460379282746</text:p>
          </table:table-cell>
          <table:table-cell office:value-type="float" office:value="25.4753679230392" calcext:value-type="float">
            <text:p>25.4753679230392</text:p>
          </table:table-cell>
          <table:table-cell office:value-type="float" office:value="498.6" calcext:value-type="float">
            <text:p>498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6</text:p>
          </table:table-cell>
          <table:table-cell office:value-type="float" office:value="62" calcext:value-type="float">
            <text:p>62</text:p>
          </table:table-cell>
          <table:table-cell office:value-type="float" office:value="1364" calcext:value-type="float">
            <text:p>1364</text:p>
          </table:table-cell>
          <table:table-cell office:value-type="float" office:value="953.638461538462" calcext:value-type="float">
            <text:p>953.638461538462</text:p>
          </table:table-cell>
          <table:table-cell office:value-type="float" office:value="1020" calcext:value-type="float">
            <text:p>1020</text:p>
          </table:table-cell>
          <table:table-cell office:value-type="float" office:value="2080" calcext:value-type="float">
            <text:p>2080</text:p>
          </table:table-cell>
          <table:table-cell office:value-type="float" office:value="597.4" calcext:value-type="float">
            <text:p>597.4</text:p>
          </table:table-cell>
          <table:table-cell office:value-type="float" office:value="1225.1" calcext:value-type="float">
            <text:p>1225.1</text:p>
          </table:table-cell>
          <table:table-cell office:value-type="float" office:value="264.889358322779" calcext:value-type="float">
            <text:p>264.889358322779</text:p>
          </table:table-cell>
          <table:table-cell office:value-type="float" office:value="27.7767066877153" calcext:value-type="float">
            <text:p>27.7767066877153</text:p>
          </table:table-cell>
          <table:table-cell office:value-type="float" office:value="627.7" calcext:value-type="float">
            <text:p>627.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7</text:p>
          </table:table-cell>
          <table:table-cell office:value-type="float" office:value="553" calcext:value-type="float">
            <text:p>553</text:p>
          </table:table-cell>
          <table:table-cell office:value-type="float" office:value="1442" calcext:value-type="float">
            <text:p>1442</text:p>
          </table:table-cell>
          <table:table-cell office:value-type="float" office:value="1057.9" calcext:value-type="float">
            <text:p>1057.9</text:p>
          </table:table-cell>
          <table:table-cell office:value-type="float" office:value="1141" calcext:value-type="float">
            <text:p>1141</text:p>
          </table:table-cell>
          <table:table-cell office:value-type="float" office:value="1680" calcext:value-type="float">
            <text:p>1680</text:p>
          </table:table-cell>
          <table:table-cell office:value-type="float" office:value="620.1" calcext:value-type="float">
            <text:p>620.1</text:p>
          </table:table-cell>
          <table:table-cell office:value-type="float" office:value="1383.3" calcext:value-type="float">
            <text:p>1383.3</text:p>
          </table:table-cell>
          <table:table-cell office:value-type="float" office:value="330.115753223496" calcext:value-type="float">
            <text:p>330.115753223496</text:p>
          </table:table-cell>
          <table:table-cell office:value-type="float" office:value="31.2048164499003" calcext:value-type="float">
            <text:p>31.2048164499003</text:p>
          </table:table-cell>
          <table:table-cell office:value-type="float" office:value="763.2" calcext:value-type="float">
            <text:p>763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8</text:p>
          </table:table-cell>
          <table:table-cell office:value-type="float" office:value="38" calcext:value-type="float">
            <text:p>38</text:p>
          </table:table-cell>
          <table:table-cell office:value-type="float" office:value="1499" calcext:value-type="float">
            <text:p>1499</text:p>
          </table:table-cell>
          <table:table-cell office:value-type="float" office:value="1129.67049808429" calcext:value-type="float">
            <text:p>1129.67049808429</text:p>
          </table:table-cell>
          <table:table-cell office:value-type="float" office:value="1196" calcext:value-type="float">
            <text:p>1196</text:p>
          </table:table-cell>
          <table:table-cell office:value-type="float" office:value="1800" calcext:value-type="float">
            <text:p>1800</text:p>
          </table:table-cell>
          <table:table-cell office:value-type="float" office:value="881" calcext:value-type="float">
            <text:p>881</text:p>
          </table:table-cell>
          <table:table-cell office:value-type="float" office:value="1388" calcext:value-type="float">
            <text:p>1388</text:p>
          </table:table-cell>
          <table:table-cell office:value-type="float" office:value="317.475823809015" calcext:value-type="float">
            <text:p>317.475823809015</text:p>
          </table:table-cell>
          <table:table-cell office:value-type="float" office:value="28.1034004470679" calcext:value-type="float">
            <text:p>28.1034004470679</text:p>
          </table:table-cell>
          <table:table-cell office:value-type="float" office:value="507" calcext:value-type="float">
            <text:p>50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09</text:p>
          </table:table-cell>
          <table:table-cell office:value-type="float" office:value="34" calcext:value-type="float">
            <text:p>34</text:p>
          </table:table-cell>
          <table:table-cell office:value-type="float" office:value="1499" calcext:value-type="float">
            <text:p>1499</text:p>
          </table:table-cell>
          <table:table-cell office:value-type="float" office:value="1035.93360995851" calcext:value-type="float">
            <text:p>1035.93360995851</text:p>
          </table:table-cell>
          <table:table-cell office:value-type="float" office:value="1149" calcext:value-type="float">
            <text:p>1149</text:p>
          </table:table-cell>
          <table:table-cell office:value-type="float" office:value="1870" calcext:value-type="float">
            <text:p>1870</text:p>
          </table:table-cell>
          <table:table-cell office:value-type="float" office:value="225" calcext:value-type="float">
            <text:p>225</text:p>
          </table:table-cell>
          <table:table-cell office:value-type="float" office:value="1368" calcext:value-type="float">
            <text:p>1368</text:p>
          </table:table-cell>
          <table:table-cell office:value-type="float" office:value="385.830904983859" calcext:value-type="float">
            <text:p>385.830904983859</text:p>
          </table:table-cell>
          <table:table-cell office:value-type="float" office:value="37.2447521033045" calcext:value-type="float">
            <text:p>37.2447521033045</text:p>
          </table:table-cell>
          <table:table-cell office:value-type="float" office:value="1143" calcext:value-type="float">
            <text:p>114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0</text:p>
          </table:table-cell>
          <table:table-cell office:value-type="float" office:value="34" calcext:value-type="float">
            <text:p>34</text:p>
          </table:table-cell>
          <table:table-cell office:value-type="float" office:value="1461" calcext:value-type="float">
            <text:p>1461</text:p>
          </table:table-cell>
          <table:table-cell office:value-type="float" office:value="881.245161290323" calcext:value-type="float">
            <text:p>881.245161290323</text:p>
          </table:table-cell>
          <table:table-cell office:value-type="float" office:value="1088" calcext:value-type="float">
            <text:p>1088</text:p>
          </table:table-cell>
          <table:table-cell office:value-type="float" office:value="1830" calcext:value-type="float">
            <text:p>1830</text:p>
          </table:table-cell>
          <table:table-cell office:value-type="float" office:value="91" calcext:value-type="float">
            <text:p>91</text:p>
          </table:table-cell>
          <table:table-cell office:value-type="float" office:value="1332.4" calcext:value-type="float">
            <text:p>1332.4</text:p>
          </table:table-cell>
          <table:table-cell office:value-type="float" office:value="476.328536380711" calcext:value-type="float">
            <text:p>476.328536380711</text:p>
          </table:table-cell>
          <table:table-cell office:value-type="float" office:value="54.0517619050832" calcext:value-type="float">
            <text:p>54.0517619050832</text:p>
          </table:table-cell>
          <table:table-cell office:value-type="float" office:value="1241.4" calcext:value-type="float">
            <text:p>1241.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1</text:p>
          </table:table-cell>
          <table:table-cell office:value-type="float" office:value="367" calcext:value-type="float">
            <text:p>367</text:p>
          </table:table-cell>
          <table:table-cell office:value-type="float" office:value="1442" calcext:value-type="float">
            <text:p>1442</text:p>
          </table:table-cell>
          <table:table-cell office:value-type="float" office:value="893.926829268293" calcext:value-type="float">
            <text:p>893.926829268293</text:p>
          </table:table-cell>
          <table:table-cell office:value-type="float" office:value="803" calcext:value-type="float">
            <text:p>803</text:p>
          </table:table-cell>
          <table:table-cell office:value-type="float" office:value="2320" calcext:value-type="float">
            <text:p>2320</text:p>
          </table:table-cell>
          <table:table-cell office:value-type="float" office:value="567" calcext:value-type="float">
            <text:p>567</text:p>
          </table:table-cell>
          <table:table-cell office:value-type="float" office:value="1256" calcext:value-type="float">
            <text:p>1256</text:p>
          </table:table-cell>
          <table:table-cell office:value-type="float" office:value="295.199965298431" calcext:value-type="float">
            <text:p>295.199965298431</text:p>
          </table:table-cell>
          <table:table-cell office:value-type="float" office:value="33.0228331484426" calcext:value-type="float">
            <text:p>33.0228331484426</text:p>
          </table:table-cell>
          <table:table-cell office:value-type="float" office:value="689" calcext:value-type="float">
            <text:p>6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2</text:p>
          </table:table-cell>
          <table:table-cell office:value-type="float" office:value="35" calcext:value-type="float">
            <text:p>35</text:p>
          </table:table-cell>
          <table:table-cell office:value-type="float" office:value="1482" calcext:value-type="float">
            <text:p>1482</text:p>
          </table:table-cell>
          <table:table-cell office:value-type="float" office:value="924.438095238095" calcext:value-type="float">
            <text:p>924.438095238095</text:p>
          </table:table-cell>
          <table:table-cell office:value-type="float" office:value="1108" calcext:value-type="float">
            <text:p>1108</text:p>
          </table:table-cell>
          <table:table-cell office:value-type="float" office:value="1750" calcext:value-type="float">
            <text:p>1750</text:p>
          </table:table-cell>
          <table:table-cell office:value-type="float" office:value="111.4" calcext:value-type="float">
            <text:p>111.4</text:p>
          </table:table-cell>
          <table:table-cell office:value-type="float" office:value="1316" calcext:value-type="float">
            <text:p>1316</text:p>
          </table:table-cell>
          <table:table-cell office:value-type="float" office:value="451.891812354749" calcext:value-type="float">
            <text:p>451.891812354749</text:p>
          </table:table-cell>
          <table:table-cell office:value-type="float" office:value="48.8828635127117" calcext:value-type="float">
            <text:p>48.8828635127117</text:p>
          </table:table-cell>
          <table:table-cell office:value-type="float" office:value="1204.6" calcext:value-type="float">
            <text:p>1204.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3</text:p>
          </table:table-cell>
          <table:table-cell office:value-type="float" office:value="242" calcext:value-type="float">
            <text:p>242</text:p>
          </table:table-cell>
          <table:table-cell office:value-type="float" office:value="1467" calcext:value-type="float">
            <text:p>1467</text:p>
          </table:table-cell>
          <table:table-cell office:value-type="float" office:value="890.978723404255" calcext:value-type="float">
            <text:p>890.978723404255</text:p>
          </table:table-cell>
          <table:table-cell office:value-type="float" office:value="939" calcext:value-type="float">
            <text:p>939</text:p>
          </table:table-cell>
          <table:table-cell office:value-type="float" office:value="2360" calcext:value-type="float">
            <text:p>2360</text:p>
          </table:table-cell>
          <table:table-cell office:value-type="float" office:value="527.6" calcext:value-type="float">
            <text:p>527.6</text:p>
          </table:table-cell>
          <table:table-cell office:value-type="float" office:value="1272.8" calcext:value-type="float">
            <text:p>1272.8</text:p>
          </table:table-cell>
          <table:table-cell office:value-type="float" office:value="313.957591248695" calcext:value-type="float">
            <text:p>313.957591248695</text:p>
          </table:table-cell>
          <table:table-cell office:value-type="float" office:value="35.2373836772583" calcext:value-type="float">
            <text:p>35.2373836772583</text:p>
          </table:table-cell>
          <table:table-cell office:value-type="float" office:value="745.2" calcext:value-type="float">
            <text:p>745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4</text:p>
          </table:table-cell>
          <table:table-cell office:value-type="float" office:value="37" calcext:value-type="float">
            <text:p>37</text:p>
          </table:table-cell>
          <table:table-cell office:value-type="float" office:value="1491" calcext:value-type="float">
            <text:p>1491</text:p>
          </table:table-cell>
          <table:table-cell office:value-type="float" office:value="1065.44751381215" calcext:value-type="float">
            <text:p>1065.44751381215</text:p>
          </table:table-cell>
          <table:table-cell office:value-type="float" office:value="1185" calcext:value-type="float">
            <text:p>1185</text:p>
          </table:table-cell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office:value-type="float" office:value="1398" calcext:value-type="float">
            <text:p>1398</text:p>
          </table:table-cell>
          <table:table-cell office:value-type="float" office:value="410.220081523871" calcext:value-type="float">
            <text:p>410.220081523871</text:p>
          </table:table-cell>
          <table:table-cell office:value-type="float" office:value="38.5021388858574" calcext:value-type="float">
            <text:p>38.5021388858574</text:p>
          </table:table-cell>
          <table:table-cell office:value-type="float" office:value="1218" calcext:value-type="float">
            <text:p>12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5</text:p>
          </table:table-cell>
          <table:table-cell office:value-type="float" office:value="41" calcext:value-type="float">
            <text:p>41</text:p>
          </table:table-cell>
          <table:table-cell office:value-type="float" office:value="1495" calcext:value-type="float">
            <text:p>1495</text:p>
          </table:table-cell>
          <table:table-cell office:value-type="float" office:value="1013.11194029851" calcext:value-type="float">
            <text:p>1013.11194029851</text:p>
          </table:table-cell>
          <table:table-cell office:value-type="float" office:value="1176.5" calcext:value-type="float">
            <text:p>1176.5</text:p>
          </table:table-cell>
          <table:table-cell office:value-type="float" office:value="1790" calcext:value-type="float">
            <text:p>1790</text:p>
          </table:table-cell>
          <table:table-cell office:value-type="float" office:value="144.7" calcext:value-type="float">
            <text:p>144.7</text:p>
          </table:table-cell>
          <table:table-cell office:value-type="float" office:value="1360.8" calcext:value-type="float">
            <text:p>1360.8</text:p>
          </table:table-cell>
          <table:table-cell office:value-type="float" office:value="427.752856416117" calcext:value-type="float">
            <text:p>427.752856416117</text:p>
          </table:table-cell>
          <table:table-cell office:value-type="float" office:value="42.2216775265803" calcext:value-type="float">
            <text:p>42.2216775265803</text:p>
          </table:table-cell>
          <table:table-cell office:value-type="float" office:value="1216.1" calcext:value-type="float">
            <text:p>1216.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6</text:p>
          </table:table-cell>
          <table:table-cell office:value-type="float" office:value="551" calcext:value-type="float">
            <text:p>551</text:p>
          </table:table-cell>
          <table:table-cell office:value-type="float" office:value="1362" calcext:value-type="float">
            <text:p>1362</text:p>
          </table:table-cell>
          <table:table-cell table:number-columns-repeated="2" office:value-type="float" office:value="956.5" calcext:value-type="float">
            <text:p>956.5</text:p>
          </table:table-cell>
          <table:table-cell office:value-type="float" office:value="1650" calcext:value-type="float">
            <text:p>1650</text:p>
          </table:table-cell>
          <table:table-cell office:value-type="float" office:value="632.1" calcext:value-type="float">
            <text:p>632.1</text:p>
          </table:table-cell>
          <table:table-cell office:value-type="float" office:value="1280.9" calcext:value-type="float">
            <text:p>1280.9</text:p>
          </table:table-cell>
          <table:table-cell office:value-type="float" office:value="573.46359954229" calcext:value-type="float">
            <text:p>573.46359954229</text:p>
          </table:table-cell>
          <table:table-cell office:value-type="float" office:value="59.9543752788594" calcext:value-type="float">
            <text:p>59.9543752788594</text:p>
          </table:table-cell>
          <table:table-cell office:value-type="float" office:value="648.8" calcext:value-type="float">
            <text:p>648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7</text:p>
          </table:table-cell>
          <table:table-cell office:value-type="float" office:value="41" calcext:value-type="float">
            <text:p>41</text:p>
          </table:table-cell>
          <table:table-cell office:value-type="float" office:value="1471" calcext:value-type="float">
            <text:p>1471</text:p>
          </table:table-cell>
          <table:table-cell office:value-type="float" office:value="1038.02877697842" calcext:value-type="float">
            <text:p>1038.02877697842</text:p>
          </table:table-cell>
          <table:table-cell office:value-type="float" office:value="1162" calcext:value-type="float">
            <text:p>1162</text:p>
          </table:table-cell>
          <table:table-cell office:value-type="float" office:value="1790" calcext:value-type="float">
            <text:p>1790</text:p>
          </table:table-cell>
          <table:table-cell office:value-type="float" office:value="208.8" calcext:value-type="float">
            <text:p>208.8</text:p>
          </table:table-cell>
          <table:table-cell office:value-type="float" office:value="1309" calcext:value-type="float">
            <text:p>1309</text:p>
          </table:table-cell>
          <table:table-cell office:value-type="float" office:value="371.694863604076" calcext:value-type="float">
            <text:p>371.694863604076</text:p>
          </table:table-cell>
          <table:table-cell office:value-type="float" office:value="35.8077610031234" calcext:value-type="float">
            <text:p>35.8077610031234</text:p>
          </table:table-cell>
          <table:table-cell office:value-type="float" office:value="1100.2" calcext:value-type="float">
            <text:p>1100.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8</text:p>
          </table:table-cell>
          <table:table-cell office:value-type="float" office:value="167" calcext:value-type="float">
            <text:p>167</text:p>
          </table:table-cell>
          <table:table-cell office:value-type="float" office:value="1401" calcext:value-type="float">
            <text:p>1401</text:p>
          </table:table-cell>
          <table:table-cell office:value-type="float" office:value="903.666666666667" calcext:value-type="float">
            <text:p>903.666666666667</text:p>
          </table:table-cell>
          <table:table-cell office:value-type="float" office:value="866" calcext:value-type="float">
            <text:p>866</text:p>
          </table:table-cell>
          <table:table-cell office:value-type="float" office:value="2370" calcext:value-type="float">
            <text:p>2370</text:p>
          </table:table-cell>
          <table:table-cell office:value-type="float" office:value="578.8" calcext:value-type="float">
            <text:p>578.8</text:p>
          </table:table-cell>
          <table:table-cell office:value-type="float" office:value="1359.6" calcext:value-type="float">
            <text:p>1359.6</text:p>
          </table:table-cell>
          <table:table-cell office:value-type="float" office:value="347.666643838743" calcext:value-type="float">
            <text:p>347.666643838743</text:p>
          </table:table-cell>
          <table:table-cell office:value-type="float" office:value="38.47288570698" calcext:value-type="float">
            <text:p>38.47288570698</text:p>
          </table:table-cell>
          <table:table-cell office:value-type="float" office:value="780.8" calcext:value-type="float">
            <text:p>78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19</text:p>
          </table:table-cell>
          <table:table-cell office:value-type="float" office:value="1051" calcext:value-type="float">
            <text:p>1051</text:p>
          </table:table-cell>
          <table:table-cell office:value-type="float" office:value="1495" calcext:value-type="float">
            <text:p>1495</text:p>
          </table:table-cell>
          <table:table-cell office:value-type="float" office:value="1338.03278688525" calcext:value-type="float">
            <text:p>1338.03278688525</text:p>
          </table:table-cell>
          <table:table-cell office:value-type="float" office:value="1362" calcext:value-type="float">
            <text:p>1362</text:p>
          </table:table-cell>
          <table:table-cell office:value-type="float" office:value="1540" calcext:value-type="float">
            <text:p>1540</text:p>
          </table:table-cell>
          <table:table-cell office:value-type="float" office:value="1184" calcext:value-type="float">
            <text:p>1184</text:p>
          </table:table-cell>
          <table:table-cell office:value-type="float" office:value="1479" calcext:value-type="float">
            <text:p>1479</text:p>
          </table:table-cell>
          <table:table-cell office:value-type="float" office:value="112.97447605737" calcext:value-type="float">
            <text:p>112.97447605737</text:p>
          </table:table-cell>
          <table:table-cell office:value-type="float" office:value="8.44332643898498" calcext:value-type="float">
            <text:p>8.44332643898498</text:p>
          </table:table-cell>
          <table:table-cell office:value-type="float" office:value="295" calcext:value-type="float">
            <text:p>2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0</text:p>
          </table:table-cell>
          <table:table-cell office:value-type="float" office:value="1447" calcext:value-type="float">
            <text:p>1447</text:p>
          </table:table-cell>
          <table:table-cell office:value-type="float" office:value="1490" calcext:value-type="float">
            <text:p>1490</text:p>
          </table:table-cell>
          <table:table-cell office:value-type="float" office:value="1477.2" calcext:value-type="float">
            <text:p>1477.2</text:p>
          </table:table-cell>
          <table:table-cell office:value-type="float" office:value="1489" calcext:value-type="float">
            <text:p>1489</text:p>
          </table:table-cell>
          <table:table-cell office:value-type="float" office:value="1530" calcext:value-type="float">
            <text:p>1530</text:p>
          </table:table-cell>
          <table:table-cell office:value-type="float" office:value="1456.2" calcext:value-type="float">
            <text:p>1456.2</text:p>
          </table:table-cell>
          <table:table-cell office:value-type="float" office:value="1490" calcext:value-type="float">
            <text:p>1490</text:p>
          </table:table-cell>
          <table:table-cell office:value-type="float" office:value="18.9129585205488" calcext:value-type="float">
            <text:p>18.9129585205488</text:p>
          </table:table-cell>
          <table:table-cell office:value-type="float" office:value="1.28032483892153" calcext:value-type="float">
            <text:p>1.28032483892153</text:p>
          </table:table-cell>
          <table:table-cell office:value-type="float" office:value="33.8" calcext:value-type="float">
            <text:p>33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1</text:p>
          </table:table-cell>
          <table:table-cell office:value-type="float" office:value="114" calcext:value-type="float">
            <text:p>114</text:p>
          </table:table-cell>
          <table:table-cell office:value-type="float" office:value="1490" calcext:value-type="float">
            <text:p>1490</text:p>
          </table:table-cell>
          <table:table-cell office:value-type="float" office:value="1048.20634920635" calcext:value-type="float">
            <text:p>1048.20634920635</text:p>
          </table:table-cell>
          <table:table-cell office:value-type="float" office:value="1150" calcext:value-type="float">
            <text:p>1150</text:p>
          </table:table-cell>
          <table:table-cell office:value-type="float" office:value="1840" calcext:value-type="float">
            <text:p>1840</text:p>
          </table:table-cell>
          <table:table-cell office:value-type="float" office:value="312.8" calcext:value-type="float">
            <text:p>312.8</text:p>
          </table:table-cell>
          <table:table-cell office:value-type="float" office:value="1411.2" calcext:value-type="float">
            <text:p>1411.2</text:p>
          </table:table-cell>
          <table:table-cell office:value-type="float" office:value="353.260397364514" calcext:value-type="float">
            <text:p>353.260397364514</text:p>
          </table:table-cell>
          <table:table-cell office:value-type="float" office:value="33.7014174386546" calcext:value-type="float">
            <text:p>33.7014174386546</text:p>
          </table:table-cell>
          <table:table-cell office:value-type="float" office:value="1098.4" calcext:value-type="float">
            <text:p>1098.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2</text:p>
          </table:table-cell>
          <table:table-cell office:value-type="float" office:value="1221" calcext:value-type="float">
            <text:p>1221</text:p>
          </table:table-cell>
          <table:table-cell office:value-type="float" office:value="1499" calcext:value-type="float">
            <text:p>1499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580" calcext:value-type="float">
            <text:p>1580</text:p>
          </table:table-cell>
          <table:table-cell office:value-type="float" office:value="1251.8" calcext:value-type="float">
            <text:p>1251.8</text:p>
          </table:table-cell>
          <table:table-cell office:value-type="float" office:value="1480.8" calcext:value-type="float">
            <text:p>1480.8</text:p>
          </table:table-cell>
          <table:table-cell office:value-type="float" office:value="105.417198379988" calcext:value-type="float">
            <text:p>105.417198379988</text:p>
          </table:table-cell>
          <table:table-cell office:value-type="float" office:value="7.61272420147953" calcext:value-type="float">
            <text:p>7.61272420147953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3</text:p>
          </table:table-cell>
          <table:table-cell office:value-type="float" office:value="632" calcext:value-type="float">
            <text:p>632</text:p>
          </table:table-cell>
          <table:table-cell office:value-type="float" office:value="1351" calcext:value-type="float">
            <text:p>1351</text:p>
          </table:table-cell>
          <table:table-cell office:value-type="float" office:value="951.25" calcext:value-type="float">
            <text:p>951.25</text:p>
          </table:table-cell>
          <table:table-cell office:value-type="float" office:value="911" calcext:value-type="float">
            <text:p>911</text:p>
          </table:table-cell>
          <table:table-cell office:value-type="float" office:value="1660" calcext:value-type="float">
            <text:p>1660</text:p>
          </table:table-cell>
          <table:table-cell office:value-type="float" office:value="641.6" calcext:value-type="float">
            <text:p>641.6</text:p>
          </table:table-cell>
          <table:table-cell office:value-type="float" office:value="1293.1" calcext:value-type="float">
            <text:p>1293.1</text:p>
          </table:table-cell>
          <table:table-cell office:value-type="float" office:value="359.155838970588" calcext:value-type="float">
            <text:p>359.155838970588</text:p>
          </table:table-cell>
          <table:table-cell office:value-type="float" office:value="37.7561985777227" calcext:value-type="float">
            <text:p>37.7561985777227</text:p>
          </table:table-cell>
          <table:table-cell office:value-type="float" office:value="651.5" calcext:value-type="float">
            <text:p>65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4</text:p>
          </table:table-cell>
          <table:table-cell office:value-type="float" office:value="35" calcext:value-type="float">
            <text:p>35</text:p>
          </table:table-cell>
          <table:table-cell office:value-type="float" office:value="1481" calcext:value-type="float">
            <text:p>1481</text:p>
          </table:table-cell>
          <table:table-cell office:value-type="float" office:value="840.441860465116" calcext:value-type="float">
            <text:p>840.441860465116</text:p>
          </table:table-cell>
          <table:table-cell office:value-type="float" office:value="1084" calcext:value-type="float">
            <text:p>1084</text:p>
          </table:table-cell>
          <table:table-cell office:value-type="float" office:value="1750" calcext:value-type="float">
            <text:p>1750</text:p>
          </table:table-cell>
          <table:table-cell office:value-type="float" office:value="56" calcext:value-type="float">
            <text:p>56</text:p>
          </table:table-cell>
          <table:table-cell office:value-type="float" office:value="1377.2" calcext:value-type="float">
            <text:p>1377.2</text:p>
          </table:table-cell>
          <table:table-cell office:value-type="float" office:value="535.46238595947" calcext:value-type="float">
            <text:p>535.46238595947</text:p>
          </table:table-cell>
          <table:table-cell office:value-type="float" office:value="63.712008069557" calcext:value-type="float">
            <text:p>63.712008069557</text:p>
          </table:table-cell>
          <table:table-cell office:value-type="float" office:value="1321.2" calcext:value-type="float">
            <text:p>1321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S_p1m25</text:p>
          </table:table-cell>
          <table:table-cell office:value-type="float" office:value="43" calcext:value-type="float">
            <text:p>43</text:p>
          </table:table-cell>
          <table:table-cell office:value-type="float" office:value="1461" calcext:value-type="float">
            <text:p>1461</text:p>
          </table:table-cell>
          <table:table-cell office:value-type="float" office:value="757.460317460317" calcext:value-type="float">
            <text:p>757.460317460317</text:p>
          </table:table-cell>
          <table:table-cell office:value-type="float" office:value="1013" calcext:value-type="float">
            <text:p>1013</text:p>
          </table:table-cell>
          <table:table-cell office:value-type="float" office:value="2950" calcext:value-type="float">
            <text:p>2950</text:p>
          </table:table-cell>
          <table:table-cell office:value-type="float" office:value="60.8" calcext:value-type="float">
            <text:p>60.8</text:p>
          </table:table-cell>
          <table:table-cell office:value-type="float" office:value="1350.4" calcext:value-type="float">
            <text:p>1350.4</text:p>
          </table:table-cell>
          <table:table-cell office:value-type="float" office:value="562.481908681022" calcext:value-type="float">
            <text:p>562.481908681022</text:p>
          </table:table-cell>
          <table:table-cell office:value-type="float" office:value="74.2589275920042" calcext:value-type="float">
            <text:p>74.2589275920042</text:p>
          </table:table-cell>
          <table:table-cell office:value-type="float" office:value="1289.6" calcext:value-type="float">
            <text:p>1289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ag-DSh-0X0.8_deepcre_motifs_250128_072446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0</text:p>
          </table:table-cell>
          <table:table-cell office:value-type="float" office:value="96" calcext:value-type="float">
            <text:p>96</text:p>
          </table:table-cell>
          <table:table-cell office:value-type="float" office:value="1500" calcext:value-type="float">
            <text:p>1500</text:p>
          </table:table-cell>
          <table:table-cell office:value-type="float" office:value="1318.38632162662" calcext:value-type="float">
            <text:p>1318.38632162662</text:p>
          </table:table-cell>
          <table:table-cell office:value-type="float" office:value="1357" calcext:value-type="float">
            <text:p>1357</text:p>
          </table:table-cell>
          <table:table-cell office:value-type="float" office:value="1520" calcext:value-type="float">
            <text:p>1520</text:p>
          </table:table-cell>
          <table:table-cell office:value-type="float" office:value="1121" calcext:value-type="float">
            <text:p>1121</text:p>
          </table:table-cell>
          <table:table-cell office:value-type="float" office:value="1477" calcext:value-type="float">
            <text:p>1477</text:p>
          </table:table-cell>
          <table:table-cell office:value-type="float" office:value="155.727232202954" calcext:value-type="float">
            <text:p>155.727232202954</text:p>
          </table:table-cell>
          <table:table-cell office:value-type="float" office:value="11.811957515671" calcext:value-type="float">
            <text:p>11.811957515671</text:p>
          </table:table-cell>
          <table:table-cell office:value-type="float" office:value="356" calcext:value-type="float">
            <text:p>35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1</text:p>
          </table:table-cell>
          <table:table-cell office:value-type="float" office:value="185" calcext:value-type="float">
            <text:p>185</text:p>
          </table:table-cell>
          <table:table-cell office:value-type="float" office:value="1500" calcext:value-type="float">
            <text:p>1500</text:p>
          </table:table-cell>
          <table:table-cell office:value-type="float" office:value="1301" calcext:value-type="float">
            <text:p>1301</text:p>
          </table:table-cell>
          <table:table-cell office:value-type="float" office:value="1400.5" calcext:value-type="float">
            <text:p>1400.5</text:p>
          </table:table-cell>
          <table:table-cell office:value-type="float" office:value="1530" calcext:value-type="float">
            <text:p>1530</text:p>
          </table:table-cell>
          <table:table-cell office:value-type="float" office:value="860" calcext:value-type="float">
            <text:p>860</text:p>
          </table:table-cell>
          <table:table-cell office:value-type="float" office:value="1489.5" calcext:value-type="float">
            <text:p>1489.5</text:p>
          </table:table-cell>
          <table:table-cell office:value-type="float" office:value="315.770634057908" calcext:value-type="float">
            <text:p>315.770634057908</text:p>
          </table:table-cell>
          <table:table-cell office:value-type="float" office:value="24.2713784825448" calcext:value-type="float">
            <text:p>24.2713784825448</text:p>
          </table:table-cell>
          <table:table-cell office:value-type="float" office:value="629.5" calcext:value-type="float">
            <text:p>629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2</text:p>
          </table:table-cell>
          <table:table-cell office:value-type="float" office:value="276" calcext:value-type="float">
            <text:p>276</text:p>
          </table:table-cell>
          <table:table-cell office:value-type="float" office:value="1500" calcext:value-type="float">
            <text:p>1500</text:p>
          </table:table-cell>
          <table:table-cell office:value-type="float" office:value="1372.22088353414" calcext:value-type="float">
            <text:p>1372.22088353414</text:p>
          </table:table-cell>
          <table:table-cell office:value-type="float" office:value="1375" calcext:value-type="float">
            <text:p>1375</text:p>
          </table:table-cell>
          <table:table-cell office:value-type="float" office:value="1700" calcext:value-type="float">
            <text:p>1700</text:p>
          </table:table-cell>
          <table:table-cell office:value-type="float" office:value="1281" calcext:value-type="float">
            <text:p>1281</text:p>
          </table:table-cell>
          <table:table-cell office:value-type="float" office:value="1473" calcext:value-type="float">
            <text:p>1473</text:p>
          </table:table-cell>
          <table:table-cell office:value-type="float" office:value="98.1498638832694" calcext:value-type="float">
            <text:p>98.1498638832694</text:p>
          </table:table-cell>
          <table:table-cell office:value-type="float" office:value="7.15262863734341" calcext:value-type="float">
            <text:p>7.15262863734341</text:p>
          </table:table-cell>
          <table:table-cell office:value-type="float" office:value="192" calcext:value-type="float">
            <text:p>19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3</text:p>
          </table:table-cell>
          <table:table-cell office:value-type="float" office:value="241" calcext:value-type="float">
            <text:p>241</text:p>
          </table:table-cell>
          <table:table-cell office:value-type="float" office:value="1496" calcext:value-type="float">
            <text:p>1496</text:p>
          </table:table-cell>
          <table:table-cell office:value-type="float" office:value="1370.08333333333" calcext:value-type="float">
            <text:p>1370.08333333333</text:p>
          </table:table-cell>
          <table:table-cell office:value-type="float" office:value="1380.5" calcext:value-type="float">
            <text:p>1380.5</text:p>
          </table:table-cell>
          <table:table-cell office:value-type="float" office:value="1530" calcext:value-type="float">
            <text:p>1530</text:p>
          </table:table-cell>
          <table:table-cell office:value-type="float" office:value="1273.5" calcext:value-type="float">
            <text:p>1273.5</text:p>
          </table:table-cell>
          <table:table-cell office:value-type="float" office:value="1480" calcext:value-type="float">
            <text:p>1480</text:p>
          </table:table-cell>
          <table:table-cell office:value-type="float" office:value="133.454109949321" calcext:value-type="float">
            <text:p>133.454109949321</text:p>
          </table:table-cell>
          <table:table-cell office:value-type="float" office:value="9.74058341580109" calcext:value-type="float">
            <text:p>9.74058341580109</text:p>
          </table:table-cell>
          <table:table-cell office:value-type="float" office:value="206.5" calcext:value-type="float">
            <text:p>206.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4</text:p>
          </table:table-cell>
          <table:table-cell office:value-type="float" office:value="837" calcext:value-type="float">
            <text:p>837</text:p>
          </table:table-cell>
          <table:table-cell office:value-type="float" office:value="1496" calcext:value-type="float">
            <text:p>1496</text:p>
          </table:table-cell>
          <table:table-cell office:value-type="float" office:value="1367.7186440678" calcext:value-type="float">
            <text:p>1367.7186440678</text:p>
          </table:table-cell>
          <table:table-cell office:value-type="float" office:value="1378" calcext:value-type="float">
            <text:p>1378</text:p>
          </table:table-cell>
          <table:table-cell office:value-type="float" office:value="1640" calcext:value-type="float">
            <text:p>1640</text:p>
          </table:table-cell>
          <table:table-cell office:value-type="float" office:value="1262.4" calcext:value-type="float">
            <text:p>1262.4</text:p>
          </table:table-cell>
          <table:table-cell office:value-type="float" office:value="1466" calcext:value-type="float">
            <text:p>1466</text:p>
          </table:table-cell>
          <table:table-cell office:value-type="float" office:value="84.3991498058548" calcext:value-type="float">
            <text:p>84.3991498058548</text:p>
          </table:table-cell>
          <table:table-cell office:value-type="float" office:value="6.17079763969871" calcext:value-type="float">
            <text:p>6.17079763969871</text:p>
          </table:table-cell>
          <table:table-cell office:value-type="float" office:value="203.6" calcext:value-type="float">
            <text:p>203.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5</text:p>
          </table:table-cell>
          <table:table-cell office:value-type="float" office:value="707" calcext:value-type="float">
            <text:p>707</text:p>
          </table:table-cell>
          <table:table-cell office:value-type="float" office:value="1496" calcext:value-type="float">
            <text:p>1496</text:p>
          </table:table-cell>
          <table:table-cell office:value-type="float" office:value="1334.17431192661" calcext:value-type="float">
            <text:p>1334.17431192661</text:p>
          </table:table-cell>
          <table:table-cell office:value-type="float" office:value="1345.5" calcext:value-type="float">
            <text:p>1345.5</text:p>
          </table:table-cell>
          <table:table-cell office:value-type="float" office:value="1670" calcext:value-type="float">
            <text:p>1670</text:p>
          </table:table-cell>
          <table:table-cell office:value-type="float" office:value="1235" calcext:value-type="float">
            <text:p>1235</text:p>
          </table:table-cell>
          <table:table-cell office:value-type="float" office:value="1456.3" calcext:value-type="float">
            <text:p>1456.3</text:p>
          </table:table-cell>
          <table:table-cell office:value-type="float" office:value="96.4980689414675" calcext:value-type="float">
            <text:p>96.4980689414675</text:p>
          </table:table-cell>
          <table:table-cell office:value-type="float" office:value="7.23279320242046" calcext:value-type="float">
            <text:p>7.23279320242046</text:p>
          </table:table-cell>
          <table:table-cell office:value-type="float" office:value="221.3" calcext:value-type="float">
            <text:p>221.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6</text:p>
          </table:table-cell>
          <table:table-cell office:value-type="float" office:value="291" calcext:value-type="float">
            <text:p>291</text:p>
          </table:table-cell>
          <table:table-cell office:value-type="float" office:value="1499" calcext:value-type="float">
            <text:p>1499</text:p>
          </table:table-cell>
          <table:table-cell office:value-type="float" office:value="1356.89783281734" calcext:value-type="float">
            <text:p>1356.89783281734</text:p>
          </table:table-cell>
          <table:table-cell office:value-type="float" office:value="1361" calcext:value-type="float">
            <text:p>1361</text:p>
          </table:table-cell>
          <table:table-cell office:value-type="float" office:value="1690" calcext:value-type="float">
            <text:p>1690</text:p>
          </table:table-cell>
          <table:table-cell office:value-type="float" office:value="1257.4" calcext:value-type="float">
            <text:p>1257.4</text:p>
          </table:table-cell>
          <table:table-cell office:value-type="float" office:value="1462.2" calcext:value-type="float">
            <text:p>1462.2</text:p>
          </table:table-cell>
          <table:table-cell office:value-type="float" office:value="98.6103384347727" calcext:value-type="float">
            <text:p>98.6103384347727</text:p>
          </table:table-cell>
          <table:table-cell office:value-type="float" office:value="7.26733701313586" calcext:value-type="float">
            <text:p>7.26733701313586</text:p>
          </table:table-cell>
          <table:table-cell office:value-type="float" office:value="204.8" calcext:value-type="float">
            <text:p>204.8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7</text:p>
          </table:table-cell>
          <table:table-cell office:value-type="float" office:value="1010" calcext:value-type="float">
            <text:p>1010</text:p>
          </table:table-cell>
          <table:table-cell office:value-type="float" office:value="1500" calcext:value-type="float">
            <text:p>1500</text:p>
          </table:table-cell>
          <table:table-cell office:value-type="float" office:value="1369.32769556025" calcext:value-type="float">
            <text:p>1369.32769556025</text:p>
          </table:table-cell>
          <table:table-cell office:value-type="float" office:value="1370" calcext:value-type="float">
            <text:p>1370</text:p>
          </table:table-cell>
          <table:table-cell office:value-type="float" office:value="1670" calcext:value-type="float">
            <text:p>1670</text:p>
          </table:table-cell>
          <table:table-cell office:value-type="float" office:value="1267.2" calcext:value-type="float">
            <text:p>1267.2</text:p>
          </table:table-cell>
          <table:table-cell office:value-type="float" office:value="1470" calcext:value-type="float">
            <text:p>1470</text:p>
          </table:table-cell>
          <table:table-cell office:value-type="float" office:value="77.2916308643428" calcext:value-type="float">
            <text:p>77.2916308643428</text:p>
          </table:table-cell>
          <table:table-cell office:value-type="float" office:value="5.64449482143274" calcext:value-type="float">
            <text:p>5.64449482143274</text:p>
          </table:table-cell>
          <table:table-cell office:value-type="float" office:value="202.8" calcext:value-type="float">
            <text:p>202.8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8</text:p>
          </table:table-cell>
          <table:table-cell office:value-type="float" office:value="814" calcext:value-type="float">
            <text:p>814</text:p>
          </table:table-cell>
          <table:table-cell office:value-type="float" office:value="1494" calcext:value-type="float">
            <text:p>1494</text:p>
          </table:table-cell>
          <table:table-cell office:value-type="float" office:value="1256.10091743119" calcext:value-type="float">
            <text:p>1256.10091743119</text:p>
          </table:table-cell>
          <table:table-cell office:value-type="float" office:value="1299" calcext:value-type="float">
            <text:p>1299</text:p>
          </table:table-cell>
          <table:table-cell office:value-type="float" office:value="1680" calcext:value-type="float">
            <text:p>1680</text:p>
          </table:table-cell>
          <table:table-cell office:value-type="float" office:value="994" calcext:value-type="float">
            <text:p>994</text:p>
          </table:table-cell>
          <table:table-cell office:value-type="float" office:value="1422" calcext:value-type="float">
            <text:p>1422</text:p>
          </table:table-cell>
          <table:table-cell office:value-type="float" office:value="160.919116153411" calcext:value-type="float">
            <text:p>160.919116153411</text:p>
          </table:table-cell>
          <table:table-cell office:value-type="float" office:value="12.8110021989715" calcext:value-type="float">
            <text:p>12.8110021989715</text:p>
          </table:table-cell>
          <table:table-cell office:value-type="float" office:value="428" calcext:value-type="float">
            <text:p>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09</text:p>
          </table:table-cell>
          <table:table-cell office:value-type="float" office:value="462" calcext:value-type="float">
            <text:p>462</text:p>
          </table:table-cell>
          <table:table-cell office:value-type="float" office:value="1484" calcext:value-type="float">
            <text:p>1484</text:p>
          </table:table-cell>
          <table:table-cell office:value-type="float" office:value="1346.1" calcext:value-type="float">
            <text:p>1346.1</text:p>
          </table:table-cell>
          <table:table-cell office:value-type="float" office:value="1371.5" calcext:value-type="float">
            <text:p>1371.5</text:p>
          </table:table-cell>
          <table:table-cell office:value-type="float" office:value="1560" calcext:value-type="float">
            <text:p>1560</text:p>
          </table:table-cell>
          <table:table-cell office:value-type="float" office:value="1271" calcext:value-type="float">
            <text:p>1271</text:p>
          </table:table-cell>
          <table:table-cell office:value-type="float" office:value="1460.8" calcext:value-type="float">
            <text:p>1460.8</text:p>
          </table:table-cell>
          <table:table-cell office:value-type="float" office:value="182.452705255835" calcext:value-type="float">
            <text:p>182.452705255835</text:p>
          </table:table-cell>
          <table:table-cell office:value-type="float" office:value="13.5541717001586" calcext:value-type="float">
            <text:p>13.5541717001586</text:p>
          </table:table-cell>
          <table:table-cell office:value-type="float" office:value="189.8" calcext:value-type="float">
            <text:p>18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0</text:p>
          </table:table-cell>
          <table:table-cell office:value-type="float" office:value="788" calcext:value-type="float">
            <text:p>788</text:p>
          </table:table-cell>
          <table:table-cell office:value-type="float" office:value="1499" calcext:value-type="float">
            <text:p>1499</text:p>
          </table:table-cell>
          <table:table-cell office:value-type="float" office:value="1272.07142857143" calcext:value-type="float">
            <text:p>1272.07142857143</text:p>
          </table:table-cell>
          <table:table-cell office:value-type="float" office:value="1327.5" calcext:value-type="float">
            <text:p>1327.5</text:p>
          </table:table-cell>
          <table:table-cell office:value-type="float" office:value="1550" calcext:value-type="float">
            <text:p>1550</text:p>
          </table:table-cell>
          <table:table-cell office:value-type="float" office:value="1063.9" calcext:value-type="float">
            <text:p>1063.9</text:p>
          </table:table-cell>
          <table:table-cell office:value-type="float" office:value="1468" calcext:value-type="float">
            <text:p>1468</text:p>
          </table:table-cell>
          <table:table-cell office:value-type="float" office:value="189.911661446682" calcext:value-type="float">
            <text:p>189.911661446682</text:p>
          </table:table-cell>
          <table:table-cell office:value-type="float" office:value="14.9293237141532" calcext:value-type="float">
            <text:p>14.9293237141532</text:p>
          </table:table-cell>
          <table:table-cell office:value-type="float" office:value="404.1" calcext:value-type="float">
            <text:p>404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1</text:p>
          </table:table-cell>
          <table:table-cell office:value-type="float" office:value="776" calcext:value-type="float">
            <text:p>776</text:p>
          </table:table-cell>
          <table:table-cell office:value-type="float" office:value="1363" calcext:value-type="float">
            <text:p>1363</text:p>
          </table:table-cell>
          <table:table-cell office:value-type="float" office:value="1104.82901554404" calcext:value-type="float">
            <text:p>1104.82901554404</text:p>
          </table:table-cell>
          <table:table-cell office:value-type="float" office:value="1106" calcext:value-type="float">
            <text:p>1106</text:p>
          </table:table-cell>
          <table:table-cell office:value-type="float" office:value="1920" calcext:value-type="float">
            <text:p>1920</text:p>
          </table:table-cell>
          <table:table-cell office:value-type="float" office:value="1003.5" calcext:value-type="float">
            <text:p>1003.5</text:p>
          </table:table-cell>
          <table:table-cell office:value-type="float" office:value="1208.5" calcext:value-type="float">
            <text:p>1208.5</text:p>
          </table:table-cell>
          <table:table-cell office:value-type="float" office:value="90.9212120039932" calcext:value-type="float">
            <text:p>90.9212120039932</text:p>
          </table:table-cell>
          <table:table-cell office:value-type="float" office:value="8.22943738124235" calcext:value-type="float">
            <text:p>8.22943738124235</text:p>
          </table:table-cell>
          <table:table-cell office:value-type="float" office:value="205" calcext:value-type="float">
            <text:p>20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2</text:p>
          </table:table-cell>
          <table:table-cell office:value-type="float" office:value="1073" calcext:value-type="float">
            <text:p>1073</text:p>
          </table:table-cell>
          <table:table-cell office:value-type="float" office:value="1500" calcext:value-type="float">
            <text:p>1500</text:p>
          </table:table-cell>
          <table:table-cell office:value-type="float" office:value="1370.94094488189" calcext:value-type="float">
            <text:p>1370.94094488189</text:p>
          </table:table-cell>
          <table:table-cell office:value-type="float" office:value="1372.5" calcext:value-type="float">
            <text:p>1372.5</text:p>
          </table:table-cell>
          <table:table-cell office:value-type="float" office:value="1560" calcext:value-type="float">
            <text:p>1560</text:p>
          </table:table-cell>
          <table:table-cell office:value-type="float" office:value="1272.6" calcext:value-type="float">
            <text:p>1272.6</text:p>
          </table:table-cell>
          <table:table-cell office:value-type="float" office:value="1462.7" calcext:value-type="float">
            <text:p>1462.7</text:p>
          </table:table-cell>
          <table:table-cell office:value-type="float" office:value="73.570920159903" calcext:value-type="float">
            <text:p>73.570920159903</text:p>
          </table:table-cell>
          <table:table-cell office:value-type="float" office:value="5.36645436366636" calcext:value-type="float">
            <text:p>5.36645436366636</text:p>
          </table:table-cell>
          <table:table-cell office:value-type="float" office:value="190.1" calcext:value-type="float">
            <text:p>190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3</text:p>
          </table:table-cell>
          <table:table-cell office:value-type="float" office:value="904" calcext:value-type="float">
            <text:p>904</text:p>
          </table:table-cell>
          <table:table-cell office:value-type="float" office:value="1500" calcext:value-type="float">
            <text:p>1500</text:p>
          </table:table-cell>
          <table:table-cell office:value-type="float" office:value="1227.34693877551" calcext:value-type="float">
            <text:p>1227.34693877551</text:p>
          </table:table-cell>
          <table:table-cell office:value-type="float" office:value="1203" calcext:value-type="float">
            <text:p>1203</text:p>
          </table:table-cell>
          <table:table-cell office:value-type="float" office:value="1820" calcext:value-type="float">
            <text:p>1820</text:p>
          </table:table-cell>
          <table:table-cell office:value-type="float" office:value="1096.2" calcext:value-type="float">
            <text:p>1096.2</text:p>
          </table:table-cell>
          <table:table-cell office:value-type="float" office:value="1428.8" calcext:value-type="float">
            <text:p>1428.8</text:p>
          </table:table-cell>
          <table:table-cell office:value-type="float" office:value="120.821574918339" calcext:value-type="float">
            <text:p>120.821574918339</text:p>
          </table:table-cell>
          <table:table-cell office:value-type="float" office:value="9.84412565846124" calcext:value-type="float">
            <text:p>9.84412565846124</text:p>
          </table:table-cell>
          <table:table-cell office:value-type="float" office:value="332.6" calcext:value-type="float">
            <text:p>332.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4</text:p>
          </table:table-cell>
          <table:table-cell office:value-type="float" office:value="1122" calcext:value-type="float">
            <text:p>1122</text:p>
          </table:table-cell>
          <table:table-cell office:value-type="float" office:value="1493" calcext:value-type="float">
            <text:p>1493</text:p>
          </table:table-cell>
          <table:table-cell office:value-type="float" office:value="1377" calcext:value-type="float">
            <text:p>1377</text:p>
          </table:table-cell>
          <table:table-cell office:value-type="float" office:value="1384" calcext:value-type="float">
            <text:p>1384</text:p>
          </table:table-cell>
          <table:table-cell office:value-type="float" office:value="1640" calcext:value-type="float">
            <text:p>1640</text:p>
          </table:table-cell>
          <table:table-cell office:value-type="float" office:value="1273.6" calcext:value-type="float">
            <text:p>1273.6</text:p>
          </table:table-cell>
          <table:table-cell office:value-type="float" office:value="1478.2" calcext:value-type="float">
            <text:p>1478.2</text:p>
          </table:table-cell>
          <table:table-cell office:value-type="float" office:value="80.7539988689931" calcext:value-type="float">
            <text:p>80.7539988689931</text:p>
          </table:table-cell>
          <table:table-cell office:value-type="float" office:value="5.86448793529361" calcext:value-type="float">
            <text:p>5.86448793529361</text:p>
          </table:table-cell>
          <table:table-cell office:value-type="float" office:value="204.6" calcext:value-type="float">
            <text:p>204.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5</text:p>
          </table:table-cell>
          <table:table-cell office:value-type="float" office:value="1139" calcext:value-type="float">
            <text:p>1139</text:p>
          </table:table-cell>
          <table:table-cell office:value-type="float" office:value="1500" calcext:value-type="float">
            <text:p>1500</text:p>
          </table:table-cell>
          <table:table-cell office:value-type="float" office:value="1346.65517241379" calcext:value-type="float">
            <text:p>1346.65517241379</text:p>
          </table:table-cell>
          <table:table-cell office:value-type="float" office:value="1349" calcext:value-type="float">
            <text:p>1349</text:p>
          </table:table-cell>
          <table:table-cell office:value-type="float" office:value="1610" calcext:value-type="float">
            <text:p>1610</text:p>
          </table:table-cell>
          <table:table-cell office:value-type="float" office:value="1219.2" calcext:value-type="float">
            <text:p>1219.2</text:p>
          </table:table-cell>
          <table:table-cell office:value-type="float" office:value="1480" calcext:value-type="float">
            <text:p>1480</text:p>
          </table:table-cell>
          <table:table-cell office:value-type="float" office:value="104.347385435815" calcext:value-type="float">
            <text:p>104.347385435815</text:p>
          </table:table-cell>
          <table:table-cell office:value-type="float" office:value="7.74863436263194" calcext:value-type="float">
            <text:p>7.74863436263194</text:p>
          </table:table-cell>
          <table:table-cell office:value-type="float" office:value="260.8" calcext:value-type="float">
            <text:p>260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6</text:p>
          </table:table-cell>
          <table:table-cell office:value-type="float" office:value="751" calcext:value-type="float">
            <text:p>751</text:p>
          </table:table-cell>
          <table:table-cell office:value-type="float" office:value="1474" calcext:value-type="float">
            <text:p>1474</text:p>
          </table:table-cell>
          <table:table-cell office:value-type="float" office:value="1130.75757575758" calcext:value-type="float">
            <text:p>1130.75757575758</text:p>
          </table:table-cell>
          <table:table-cell office:value-type="float" office:value="1124" calcext:value-type="float">
            <text:p>1124</text:p>
          </table:table-cell>
          <table:table-cell office:value-type="float" office:value="1930" calcext:value-type="float">
            <text:p>1930</text:p>
          </table:table-cell>
          <table:table-cell office:value-type="float" office:value="1032.8" calcext:value-type="float">
            <text:p>1032.8</text:p>
          </table:table-cell>
          <table:table-cell office:value-type="float" office:value="1233.2" calcext:value-type="float">
            <text:p>1233.2</text:p>
          </table:table-cell>
          <table:table-cell office:value-type="float" office:value="95.0080107834182" calcext:value-type="float">
            <text:p>95.0080107834182</text:p>
          </table:table-cell>
          <table:table-cell office:value-type="float" office:value="8.40215558315101" calcext:value-type="float">
            <text:p>8.40215558315101</text:p>
          </table:table-cell>
          <table:table-cell office:value-type="float" office:value="200.4" calcext:value-type="float">
            <text:p>200.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7</text:p>
          </table:table-cell>
          <table:table-cell office:value-type="float" office:value="1487" calcext:value-type="float">
            <text:p>1487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1492.5" calcext:value-type="float">
            <text:p>1492.5</text:p>
          </table:table-cell>
          <table:table-cell office:value-type="float" office:value="1520" calcext:value-type="float">
            <text:p>1520</text:p>
          </table:table-cell>
          <table:table-cell office:value-type="float" office:value="1488.1" calcext:value-type="float">
            <text:p>1488.1</text:p>
          </table:table-cell>
          <table:table-cell office:value-type="float" office:value="1496.9" calcext:value-type="float">
            <text:p>1496.9</text:p>
          </table:table-cell>
          <table:table-cell office:value-type="float" office:value="7.77817459305202" calcext:value-type="float">
            <text:p>7.77817459305202</text:p>
          </table:table-cell>
          <table:table-cell office:value-type="float" office:value="0.521150726502648" calcext:value-type="float">
            <text:p>0.521150726502648</text:p>
          </table:table-cell>
          <table:table-cell office:value-type="float" office:value="8.79999999999973" calcext:value-type="float">
            <text:p>8.79999999999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8</text:p>
          </table:table-cell>
          <table:table-cell office:value-type="float" office:value="505" calcext:value-type="float">
            <text:p>505</text:p>
          </table:table-cell>
          <table:table-cell office:value-type="float" office:value="1497" calcext:value-type="float">
            <text:p>1497</text:p>
          </table:table-cell>
          <table:table-cell office:value-type="float" office:value="1358.14285714286" calcext:value-type="float">
            <text:p>1358.14285714286</text:p>
          </table:table-cell>
          <table:table-cell office:value-type="float" office:value="1381" calcext:value-type="float">
            <text:p>1381</text:p>
          </table:table-cell>
          <table:table-cell office:value-type="float" office:value="1550" calcext:value-type="float">
            <text:p>1550</text:p>
          </table:table-cell>
          <table:table-cell office:value-type="float" office:value="1271.6" calcext:value-type="float">
            <text:p>1271.6</text:p>
          </table:table-cell>
          <table:table-cell office:value-type="float" office:value="1470.8" calcext:value-type="float">
            <text:p>1470.8</text:p>
          </table:table-cell>
          <table:table-cell office:value-type="float" office:value="147.549426746881" calcext:value-type="float">
            <text:p>147.549426746881</text:p>
          </table:table-cell>
          <table:table-cell office:value-type="float" office:value="10.864057928139" calcext:value-type="float">
            <text:p>10.864057928139</text:p>
          </table:table-cell>
          <table:table-cell office:value-type="float" office:value="199.2" calcext:value-type="float">
            <text:p>199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19</text:p>
          </table:table-cell>
          <table:table-cell office:value-type="float" office:value="1025" calcext:value-type="float">
            <text:p>1025</text:p>
          </table:table-cell>
          <table:table-cell office:value-type="float" office:value="1495" calcext:value-type="float">
            <text:p>1495</text:p>
          </table:table-cell>
          <table:table-cell office:value-type="float" office:value="1268.20707070707" calcext:value-type="float">
            <text:p>1268.20707070707</text:p>
          </table:table-cell>
          <table:table-cell office:value-type="float" office:value="1264" calcext:value-type="float">
            <text:p>1264</text:p>
          </table:table-cell>
          <table:table-cell office:value-type="float" office:value="1560" calcext:value-type="float">
            <text:p>1560</text:p>
          </table:table-cell>
          <table:table-cell office:value-type="float" office:value="1114.4" calcext:value-type="float">
            <text:p>1114.4</text:p>
          </table:table-cell>
          <table:table-cell office:value-type="float" office:value="1442.5" calcext:value-type="float">
            <text:p>1442.5</text:p>
          </table:table-cell>
          <table:table-cell office:value-type="float" office:value="118.032227168087" calcext:value-type="float">
            <text:p>118.032227168087</text:p>
          </table:table-cell>
          <table:table-cell office:value-type="float" office:value="9.30701538371648" calcext:value-type="float">
            <text:p>9.30701538371648</text:p>
          </table:table-cell>
          <table:table-cell office:value-type="float" office:value="328.1" calcext:value-type="float">
            <text:p>328.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20</text:p>
          </table:table-cell>
          <table:table-cell office:value-type="float" office:value="987" calcext:value-type="float">
            <text:p>987</text:p>
          </table:table-cell>
          <table:table-cell office:value-type="float" office:value="1452" calcext:value-type="float">
            <text:p>1452</text:p>
          </table:table-cell>
          <table:table-cell office:value-type="float" office:value="1168.67171717172" calcext:value-type="float">
            <text:p>1168.67171717172</text:p>
          </table:table-cell>
          <table:table-cell office:value-type="float" office:value="1166" calcext:value-type="float">
            <text:p>1166</text:p>
          </table:table-cell>
          <table:table-cell office:value-type="float" office:value="1840" calcext:value-type="float">
            <text:p>1840</text:p>
          </table:table-cell>
          <table:table-cell office:value-type="float" office:value="1063.1" calcext:value-type="float">
            <text:p>1063.1</text:p>
          </table:table-cell>
          <table:table-cell office:value-type="float" office:value="1258.6" calcext:value-type="float">
            <text:p>1258.6</text:p>
          </table:table-cell>
          <table:table-cell office:value-type="float" office:value="82.6060819781296" calcext:value-type="float">
            <text:p>82.6060819781296</text:p>
          </table:table-cell>
          <table:table-cell office:value-type="float" office:value="7.06837350167447" calcext:value-type="float">
            <text:p>7.06837350167447</text:p>
          </table:table-cell>
          <table:table-cell office:value-type="float" office:value="195.5" calcext:value-type="float">
            <text:p>195.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21</text:p>
          </table:table-cell>
          <table:table-cell office:value-type="float" office:value="825" calcext:value-type="float">
            <text:p>825</text:p>
          </table:table-cell>
          <table:table-cell office:value-type="float" office:value="1471" calcext:value-type="float">
            <text:p>1471</text:p>
          </table:table-cell>
          <table:table-cell office:value-type="float" office:value="1130.02162162162" calcext:value-type="float">
            <text:p>1130.02162162162</text:p>
          </table:table-cell>
          <table:table-cell office:value-type="float" office:value="1134" calcext:value-type="float">
            <text:p>1134</text:p>
          </table:table-cell>
          <table:table-cell office:value-type="float" office:value="1880" calcext:value-type="float">
            <text:p>1880</text:p>
          </table:table-cell>
          <table:table-cell office:value-type="float" office:value="1036.4" calcext:value-type="float">
            <text:p>1036.4</text:p>
          </table:table-cell>
          <table:table-cell office:value-type="float" office:value="1213.6" calcext:value-type="float">
            <text:p>1213.6</text:p>
          </table:table-cell>
          <table:table-cell office:value-type="float" office:value="78.9540287787744" calcext:value-type="float">
            <text:p>78.9540287787744</text:p>
          </table:table-cell>
          <table:table-cell office:value-type="float" office:value="6.98694850329257" calcext:value-type="float">
            <text:p>6.98694850329257</text:p>
          </table:table-cell>
          <table:table-cell office:value-type="float" office:value="177.2" calcext:value-type="float">
            <text:p>177.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22</text:p>
          </table:table-cell>
          <table:table-cell office:value-type="float" office:value="930" calcext:value-type="float">
            <text:p>930</text:p>
          </table:table-cell>
          <table:table-cell office:value-type="float" office:value="1488" calcext:value-type="float">
            <text:p>1488</text:p>
          </table:table-cell>
          <table:table-cell office:value-type="float" office:value="1185.2" calcext:value-type="float">
            <text:p>1185.2</text:p>
          </table:table-cell>
          <table:table-cell office:value-type="float" office:value="1162" calcext:value-type="float">
            <text:p>1162</text:p>
          </table:table-cell>
          <table:table-cell office:value-type="float" office:value="1850" calcext:value-type="float">
            <text:p>1850</text:p>
          </table:table-cell>
          <table:table-cell office:value-type="float" office:value="1071.5" calcext:value-type="float">
            <text:p>1071.5</text:p>
          </table:table-cell>
          <table:table-cell office:value-type="float" office:value="1370.1" calcext:value-type="float">
            <text:p>1370.1</text:p>
          </table:table-cell>
          <table:table-cell office:value-type="float" office:value="115.389158884904" calcext:value-type="float">
            <text:p>115.389158884904</text:p>
          </table:table-cell>
          <table:table-cell office:value-type="float" office:value="9.73583858293151" calcext:value-type="float">
            <text:p>9.73583858293151</text:p>
          </table:table-cell>
          <table:table-cell office:value-type="float" office:value="298.6" calcext:value-type="float">
            <text:p>298.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0m23</text:p>
          </table:table-cell>
          <table:table-cell office:value-type="float" office:value="643" calcext:value-type="float">
            <text:p>643</text:p>
          </table:table-cell>
          <table:table-cell office:value-type="float" office:value="1499" calcext:value-type="float">
            <text:p>1499</text:p>
          </table:table-cell>
          <table:table-cell office:value-type="float" office:value="1301.28571428571" calcext:value-type="float">
            <text:p>1301.28571428571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082" calcext:value-type="float">
            <text:p>1082</text:p>
          </table:table-cell>
          <table:table-cell office:value-type="float" office:value="1493.8" calcext:value-type="float">
            <text:p>1493.8</text:p>
          </table:table-cell>
          <table:table-cell office:value-type="float" office:value="243.105684068418" calcext:value-type="float">
            <text:p>243.105684068418</text:p>
          </table:table-cell>
          <table:table-cell office:value-type="float" office:value="18.6819605717305" calcext:value-type="float">
            <text:p>18.6819605717305</text:p>
          </table:table-cell>
          <table:table-cell office:value-type="float" office:value="411.8" calcext:value-type="float">
            <text:p>411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0</text:p>
          </table:table-cell>
          <table:table-cell office:value-type="float" office:value="297" calcext:value-type="float">
            <text:p>297</text:p>
          </table:table-cell>
          <table:table-cell office:value-type="float" office:value="1499" calcext:value-type="float">
            <text:p>1499</text:p>
          </table:table-cell>
          <table:table-cell office:value-type="float" office:value="1171.52631578947" calcext:value-type="float">
            <text:p>1171.52631578947</text:p>
          </table:table-cell>
          <table:table-cell office:value-type="float" office:value="1241.5" calcext:value-type="float">
            <text:p>1241.5</text:p>
          </table:table-cell>
          <table:table-cell office:value-type="float" office:value="1650" calcext:value-type="float">
            <text:p>1650</text:p>
          </table:table-cell>
          <table:table-cell office:value-type="float" office:value="848.5" calcext:value-type="float">
            <text:p>848.5</text:p>
          </table:table-cell>
          <table:table-cell office:value-type="float" office:value="1409" calcext:value-type="float">
            <text:p>1409</text:p>
          </table:table-cell>
          <table:table-cell office:value-type="float" office:value="221.376911715551" calcext:value-type="float">
            <text:p>221.376911715551</text:p>
          </table:table-cell>
          <table:table-cell office:value-type="float" office:value="18.8964523230849" calcext:value-type="float">
            <text:p>18.8964523230849</text:p>
          </table:table-cell>
          <table:table-cell office:value-type="float" office:value="560.5" calcext:value-type="float">
            <text:p>560.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1</text:p>
          </table:table-cell>
          <table:table-cell office:value-type="float" office:value="126" calcext:value-type="float">
            <text:p>126</text:p>
          </table:table-cell>
          <table:table-cell office:value-type="float" office:value="1489" calcext:value-type="float">
            <text:p>1489</text:p>
          </table:table-cell>
          <table:table-cell office:value-type="float" office:value="1132.27858293076" calcext:value-type="float">
            <text:p>1132.27858293076</text:p>
          </table:table-cell>
          <table:table-cell office:value-type="float" office:value="1183" calcext:value-type="float">
            <text:p>1183</text:p>
          </table:table-cell>
          <table:table-cell office:value-type="float" office:value="1790" calcext:value-type="float">
            <text:p>1790</text:p>
          </table:table-cell>
          <table:table-cell office:value-type="float" office:value="886" calcext:value-type="float">
            <text:p>886</text:p>
          </table:table-cell>
          <table:table-cell office:value-type="float" office:value="1339" calcext:value-type="float">
            <text:p>1339</text:p>
          </table:table-cell>
          <table:table-cell office:value-type="float" office:value="212.030166771652" calcext:value-type="float">
            <text:p>212.030166771652</text:p>
          </table:table-cell>
          <table:table-cell office:value-type="float" office:value="18.7259716794112" calcext:value-type="float">
            <text:p>18.7259716794112</text:p>
          </table:table-cell>
          <table:table-cell office:value-type="float" office:value="453" calcext:value-type="float">
            <text:p>45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2</text:p>
          </table:table-cell>
          <table:table-cell office:value-type="float" office:value="221" calcext:value-type="float">
            <text:p>221</text:p>
          </table:table-cell>
          <table:table-cell office:value-type="float" office:value="1497" calcext:value-type="float">
            <text:p>1497</text:p>
          </table:table-cell>
          <table:table-cell office:value-type="float" office:value="1305.24242424242" calcext:value-type="float">
            <text:p>1305.24242424242</text:p>
          </table:table-cell>
          <table:table-cell office:value-type="float" office:value="1418.5" calcext:value-type="float">
            <text:p>1418.5</text:p>
          </table:table-cell>
          <table:table-cell office:value-type="float" office:value="1560" calcext:value-type="float">
            <text:p>1560</text:p>
          </table:table-cell>
          <table:table-cell office:value-type="float" office:value="890.5" calcext:value-type="float">
            <text:p>890.5</text:p>
          </table:table-cell>
          <table:table-cell office:value-type="float" office:value="1488.5" calcext:value-type="float">
            <text:p>1488.5</text:p>
          </table:table-cell>
          <table:table-cell office:value-type="float" office:value="338.315012996243" calcext:value-type="float">
            <text:p>338.315012996243</text:p>
          </table:table-cell>
          <table:table-cell office:value-type="float" office:value="25.9197070760709" calcext:value-type="float">
            <text:p>25.9197070760709</text:p>
          </table:table-cell>
          <table:table-cell office:value-type="float" office:value="598" calcext:value-type="float">
            <text:p>5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3</text:p>
          </table:table-cell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float" office:value="1284.60689655172" calcext:value-type="float">
            <text:p>1284.60689655172</text:p>
          </table:table-cell>
          <table:table-cell office:value-type="float" office:value="1398" calcext:value-type="float">
            <text:p>1398</text:p>
          </table:table-cell>
          <table:table-cell office:value-type="float" office:value="1560" calcext:value-type="float">
            <text:p>1560</text:p>
          </table:table-cell>
          <table:table-cell office:value-type="float" office:value="1148" calcext:value-type="float">
            <text:p>1148</text:p>
          </table:table-cell>
          <table:table-cell office:value-type="float" office:value="1479.6" calcext:value-type="float">
            <text:p>1479.6</text:p>
          </table:table-cell>
          <table:table-cell office:value-type="float" office:value="346.517261405702" calcext:value-type="float">
            <text:p>346.517261405702</text:p>
          </table:table-cell>
          <table:table-cell office:value-type="float" office:value="26.9745758282833" calcext:value-type="float">
            <text:p>26.9745758282833</text:p>
          </table:table-cell>
          <table:table-cell office:value-type="float" office:value="331.6" calcext:value-type="float">
            <text:p>331.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4</text:p>
          </table:table-cell>
          <table:table-cell office:value-type="float" office:value="54" calcext:value-type="float">
            <text:p>54</text:p>
          </table:table-cell>
          <table:table-cell office:value-type="float" office:value="1467" calcext:value-type="float">
            <text:p>1467</text:p>
          </table:table-cell>
          <table:table-cell office:value-type="float" office:value="1068.38186813187" calcext:value-type="float">
            <text:p>1068.38186813187</text:p>
          </table:table-cell>
          <table:table-cell office:value-type="float" office:value="1096" calcext:value-type="float">
            <text:p>1096</text:p>
          </table:table-cell>
          <table:table-cell office:value-type="float" office:value="1970" calcext:value-type="float">
            <text:p>1970</text:p>
          </table:table-cell>
          <table:table-cell office:value-type="float" office:value="805.9" calcext:value-type="float">
            <text:p>805.9</text:p>
          </table:table-cell>
          <table:table-cell office:value-type="float" office:value="1305.5" calcext:value-type="float">
            <text:p>1305.5</text:p>
          </table:table-cell>
          <table:table-cell office:value-type="float" office:value="221.322682543093" calcext:value-type="float">
            <text:p>221.322682543093</text:p>
          </table:table-cell>
          <table:table-cell office:value-type="float" office:value="20.7156906294272" calcext:value-type="float">
            <text:p>20.7156906294272</text:p>
          </table:table-cell>
          <table:table-cell office:value-type="float" office:value="499.6" calcext:value-type="float">
            <text:p>499.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5</text:p>
          </table:table-cell>
          <table:table-cell office:value-type="float" office:value="120" calcext:value-type="float">
            <text:p>120</text:p>
          </table:table-cell>
          <table:table-cell office:value-type="float" office:value="1498" calcext:value-type="float">
            <text:p>1498</text:p>
          </table:table-cell>
          <table:table-cell office:value-type="float" office:value="1291.23728813559" calcext:value-type="float">
            <text:p>1291.23728813559</text:p>
          </table:table-cell>
          <table:table-cell office:value-type="float" office:value="1443" calcext:value-type="float">
            <text:p>1443</text:p>
          </table:table-cell>
          <table:table-cell office:value-type="float" office:value="1530" calcext:value-type="float">
            <text:p>1530</text:p>
          </table:table-cell>
          <table:table-cell office:value-type="float" office:value="948.600000000001" calcext:value-type="float">
            <text:p>948.600000000001</text:p>
          </table:table-cell>
          <table:table-cell office:value-type="float" office:value="1488.8" calcext:value-type="float">
            <text:p>1488.8</text:p>
          </table:table-cell>
          <table:table-cell office:value-type="float" office:value="382.816348288127" calcext:value-type="float">
            <text:p>382.816348288127</text:p>
          </table:table-cell>
          <table:table-cell office:value-type="float" office:value="29.6472501069786" calcext:value-type="float">
            <text:p>29.6472501069786</text:p>
          </table:table-cell>
          <table:table-cell office:value-type="float" office:value="540.199999999999" calcext:value-type="float">
            <text:p>540.1999999999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6</text:p>
          </table:table-cell>
          <table:table-cell office:value-type="float" office:value="111" calcext:value-type="float">
            <text:p>111</text:p>
          </table:table-cell>
          <table:table-cell office:value-type="float" office:value="1499" calcext:value-type="float">
            <text:p>1499</text:p>
          </table:table-cell>
          <table:table-cell office:value-type="float" office:value="1133.14285714286" calcext:value-type="float">
            <text:p>1133.14285714286</text:p>
          </table:table-cell>
          <table:table-cell office:value-type="float" office:value="1419" calcext:value-type="float">
            <text:p>1419</text:p>
          </table:table-cell>
          <table:table-cell office:value-type="float" office:value="1530" calcext:value-type="float">
            <text:p>1530</text:p>
          </table:table-cell>
          <table:table-cell office:value-type="float" office:value="194" calcext:value-type="float">
            <text:p>194</text:p>
          </table:table-cell>
          <table:table-cell office:value-type="float" office:value="1486" calcext:value-type="float">
            <text:p>1486</text:p>
          </table:table-cell>
          <table:table-cell office:value-type="float" office:value="543.451772074973" calcext:value-type="float">
            <text:p>543.451772074973</text:p>
          </table:table-cell>
          <table:table-cell office:value-type="float" office:value="47.9596873994555" calcext:value-type="float">
            <text:p>47.9596873994555</text:p>
          </table:table-cell>
          <table:table-cell office:value-type="float" office:value="1292" calcext:value-type="float">
            <text:p>12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7</text:p>
          </table:table-cell>
          <table:table-cell office:value-type="float" office:value="260" calcext:value-type="float">
            <text:p>260</text:p>
          </table:table-cell>
          <table:table-cell office:value-type="float" office:value="1496" calcext:value-type="float">
            <text:p>1496</text:p>
          </table:table-cell>
          <table:table-cell office:value-type="float" office:value="1343.09523809524" calcext:value-type="float">
            <text:p>1343.09523809524</text:p>
          </table:table-cell>
          <table:table-cell office:value-type="float" office:value="1459" calcext:value-type="float">
            <text:p>1459</text:p>
          </table:table-cell>
          <table:table-cell office:value-type="float" office:value="1520" calcext:value-type="float">
            <text:p>1520</text:p>
          </table:table-cell>
          <table:table-cell office:value-type="float" office:value="1348" calcext:value-type="float">
            <text:p>1348</text:p>
          </table:table-cell>
          <table:table-cell office:value-type="float" office:value="1494" calcext:value-type="float">
            <text:p>1494</text:p>
          </table:table-cell>
          <table:table-cell office:value-type="float" office:value="347.065253916595" calcext:value-type="float">
            <text:p>347.065253916595</text:p>
          </table:table-cell>
          <table:table-cell office:value-type="float" office:value="25.8407031811682" calcext:value-type="float">
            <text:p>25.8407031811682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8</text:p>
          </table:table-cell>
          <table:table-cell office:value-type="float" office:value="48" calcext:value-type="float">
            <text:p>48</text:p>
          </table:table-cell>
          <table:table-cell office:value-type="float" office:value="1426" calcext:value-type="float">
            <text:p>1426</text:p>
          </table:table-cell>
          <table:table-cell office:value-type="float" office:value="849.241610738255" calcext:value-type="float">
            <text:p>849.241610738255</text:p>
          </table:table-cell>
          <table:table-cell office:value-type="float" office:value="857" calcext:value-type="float">
            <text:p>857</text:p>
          </table:table-cell>
          <table:table-cell office:value-type="float" office:value="2080" calcext:value-type="float">
            <text:p>2080</text:p>
          </table:table-cell>
          <table:table-cell office:value-type="float" office:value="514.2" calcext:value-type="float">
            <text:p>514.2</text:p>
          </table:table-cell>
          <table:table-cell office:value-type="float" office:value="1205.8" calcext:value-type="float">
            <text:p>1205.8</text:p>
          </table:table-cell>
          <table:table-cell office:value-type="float" office:value="283.23645100122" calcext:value-type="float">
            <text:p>283.23645100122</text:p>
          </table:table-cell>
          <table:table-cell office:value-type="float" office:value="33.3516925477779" calcext:value-type="float">
            <text:p>33.3516925477779</text:p>
          </table:table-cell>
          <table:table-cell office:value-type="float" office:value="691.6" calcext:value-type="float">
            <text:p>691.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09</text:p>
          </table:table-cell>
          <table:table-cell office:value-type="float" office:value="39" calcext:value-type="float">
            <text:p>39</text:p>
          </table:table-cell>
          <table:table-cell office:value-type="float" office:value="1498" calcext:value-type="float">
            <text:p>1498</text:p>
          </table:table-cell>
          <table:table-cell office:value-type="float" office:value="1189.13245033113" calcext:value-type="float">
            <text:p>1189.13245033113</text:p>
          </table:table-cell>
          <table:table-cell office:value-type="float" office:value="1216" calcext:value-type="float">
            <text:p>1216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office:value-type="float" office:value="1439" calcext:value-type="float">
            <text:p>1439</text:p>
          </table:table-cell>
          <table:table-cell office:value-type="float" office:value="283.310422810897" calcext:value-type="float">
            <text:p>283.310422810897</text:p>
          </table:table-cell>
          <table:table-cell office:value-type="float" office:value="23.824967751238" calcext:value-type="float">
            <text:p>23.824967751238</text:p>
          </table:table-cell>
          <table:table-cell office:value-type="float" office:value="419" calcext:value-type="float">
            <text:p>4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0</text:p>
          </table:table-cell>
          <table:table-cell office:value-type="float" office:value="64" calcext:value-type="float">
            <text:p>64</text:p>
          </table:table-cell>
          <table:table-cell office:value-type="float" office:value="1456" calcext:value-type="float">
            <text:p>1456</text:p>
          </table:table-cell>
          <table:table-cell office:value-type="float" office:value="1144.16666666667" calcext:value-type="float">
            <text:p>1144.16666666667</text:p>
          </table:table-cell>
          <table:table-cell office:value-type="float" office:value="1190.5" calcext:value-type="float">
            <text:p>1190.5</text:p>
          </table:table-cell>
          <table:table-cell office:value-type="float" office:value="1680" calcext:value-type="float">
            <text:p>1680</text:p>
          </table:table-cell>
          <table:table-cell office:value-type="float" office:value="920.6" calcext:value-type="float">
            <text:p>920.6</text:p>
          </table:table-cell>
          <table:table-cell office:value-type="float" office:value="1347" calcext:value-type="float">
            <text:p>1347</text:p>
          </table:table-cell>
          <table:table-cell office:value-type="float" office:value="243.235820420563" calcext:value-type="float">
            <text:p>243.235820420563</text:p>
          </table:table-cell>
          <table:table-cell office:value-type="float" office:value="21.2587752734651" calcext:value-type="float">
            <text:p>21.2587752734651</text:p>
          </table:table-cell>
          <table:table-cell office:value-type="float" office:value="426.4" calcext:value-type="float">
            <text:p>426.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1</text:p>
          </table:table-cell>
          <table:table-cell office:value-type="float" office:value="748" calcext:value-type="float">
            <text:p>748</text:p>
          </table:table-cell>
          <table:table-cell office:value-type="float" office:value="1499" calcext:value-type="float">
            <text:p>1499</text:p>
          </table:table-cell>
          <table:table-cell office:value-type="float" office:value="1260.72" calcext:value-type="float">
            <text:p>1260.72</text:p>
          </table:table-cell>
          <table:table-cell office:value-type="float" office:value="1314" calcext:value-type="float">
            <text:p>1314</text:p>
          </table:table-cell>
          <table:table-cell office:value-type="float" office:value="1590" calcext:value-type="float">
            <text:p>1590</text:p>
          </table:table-cell>
          <table:table-cell office:value-type="float" office:value="1024.2" calcext:value-type="float">
            <text:p>1024.2</text:p>
          </table:table-cell>
          <table:table-cell office:value-type="float" office:value="1459" calcext:value-type="float">
            <text:p>1459</text:p>
          </table:table-cell>
          <table:table-cell office:value-type="float" office:value="185.291556961134" calcext:value-type="float">
            <text:p>185.291556961134</text:p>
          </table:table-cell>
          <table:table-cell office:value-type="float" office:value="14.6972806777979" calcext:value-type="float">
            <text:p>14.6972806777979</text:p>
          </table:table-cell>
          <table:table-cell office:value-type="float" office:value="434.8" calcext:value-type="float">
            <text:p>434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2</text:p>
          </table:table-cell>
          <table:table-cell office:value-type="float" office:value="38" calcext:value-type="float">
            <text:p>38</text:p>
          </table:table-cell>
          <table:table-cell office:value-type="float" office:value="1476" calcext:value-type="float">
            <text:p>1476</text:p>
          </table:table-cell>
          <table:table-cell office:value-type="float" office:value="1097.79738562092" calcext:value-type="float">
            <text:p>1097.79738562092</text:p>
          </table:table-cell>
          <table:table-cell office:value-type="float" office:value="1195" calcext:value-type="float">
            <text:p>1195</text:p>
          </table:table-cell>
          <table:table-cell office:value-type="float" office:value="1620" calcext:value-type="float">
            <text:p>1620</text:p>
          </table:table-cell>
          <table:table-cell office:value-type="float" office:value="746.8" calcext:value-type="float">
            <text:p>746.8</text:p>
          </table:table-cell>
          <table:table-cell office:value-type="float" office:value="1389.8" calcext:value-type="float">
            <text:p>1389.8</text:p>
          </table:table-cell>
          <table:table-cell office:value-type="float" office:value="344.300174256593" calcext:value-type="float">
            <text:p>344.300174256593</text:p>
          </table:table-cell>
          <table:table-cell office:value-type="float" office:value="31.3628160137999" calcext:value-type="float">
            <text:p>31.3628160137999</text:p>
          </table:table-cell>
          <table:table-cell office:value-type="float" office:value="643" calcext:value-type="float">
            <text:p>6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3</text:p>
          </table:table-cell>
          <table:table-cell office:value-type="float" office:value="35" calcext:value-type="float">
            <text:p>35</text:p>
          </table:table-cell>
          <table:table-cell office:value-type="float" office:value="1426" calcext:value-type="float">
            <text:p>1426</text:p>
          </table:table-cell>
          <table:table-cell office:value-type="float" office:value="921.439655172414" calcext:value-type="float">
            <text:p>921.439655172414</text:p>
          </table:table-cell>
          <table:table-cell office:value-type="float" office:value="943.5" calcext:value-type="float">
            <text:p>943.5</text:p>
          </table:table-cell>
          <table:table-cell office:value-type="float" office:value="1760" calcext:value-type="float">
            <text:p>1760</text:p>
          </table:table-cell>
          <table:table-cell office:value-type="float" office:value="531" calcext:value-type="float">
            <text:p>531</text:p>
          </table:table-cell>
          <table:table-cell office:value-type="float" office:value="1257" calcext:value-type="float">
            <text:p>1257</text:p>
          </table:table-cell>
          <table:table-cell office:value-type="float" office:value="318.952396306166" calcext:value-type="float">
            <text:p>318.952396306166</text:p>
          </table:table-cell>
          <table:table-cell office:value-type="float" office:value="34.6145723722391" calcext:value-type="float">
            <text:p>34.6145723722391</text:p>
          </table:table-cell>
          <table:table-cell office:value-type="float" office:value="726" calcext:value-type="float">
            <text:p>7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4</text:p>
          </table:table-cell>
          <table:table-cell office:value-type="float" office:value="48" calcext:value-type="float">
            <text:p>48</text:p>
          </table:table-cell>
          <table:table-cell office:value-type="float" office:value="1360" calcext:value-type="float">
            <text:p>1360</text:p>
          </table:table-cell>
          <table:table-cell office:value-type="float" office:value="935.99173553719" calcext:value-type="float">
            <text:p>935.99173553719</text:p>
          </table:table-cell>
          <table:table-cell office:value-type="float" office:value="941" calcext:value-type="float">
            <text:p>941</text:p>
          </table:table-cell>
          <table:table-cell office:value-type="float" office:value="2120" calcext:value-type="float">
            <text:p>2120</text:p>
          </table:table-cell>
          <table:table-cell office:value-type="float" office:value="595" calcext:value-type="float">
            <text:p>595</text:p>
          </table:table-cell>
          <table:table-cell office:value-type="float" office:value="1254" calcext:value-type="float">
            <text:p>1254</text:p>
          </table:table-cell>
          <table:table-cell office:value-type="float" office:value="283.777421461133" calcext:value-type="float">
            <text:p>283.777421461133</text:p>
          </table:table-cell>
          <table:table-cell office:value-type="float" office:value="30.3183682811329" calcext:value-type="float">
            <text:p>30.3183682811329</text:p>
          </table:table-cell>
          <table:table-cell office:value-type="float" office:value="659" calcext:value-type="float">
            <text:p>6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5</text:p>
          </table:table-cell>
          <table:table-cell office:value-type="float" office:value="110" calcext:value-type="float">
            <text:p>110</text:p>
          </table:table-cell>
          <table:table-cell office:value-type="float" office:value="1499" calcext:value-type="float">
            <text:p>1499</text:p>
          </table:table-cell>
          <table:table-cell office:value-type="float" office:value="1160.52678571429" calcext:value-type="float">
            <text:p>1160.52678571429</text:p>
          </table:table-cell>
          <table:table-cell office:value-type="float" office:value="1182" calcext:value-type="float">
            <text:p>1182</text:p>
          </table:table-cell>
          <table:table-cell office:value-type="float" office:value="1830" calcext:value-type="float">
            <text:p>1830</text:p>
          </table:table-cell>
          <table:table-cell office:value-type="float" office:value="921.9" calcext:value-type="float">
            <text:p>921.9</text:p>
          </table:table-cell>
          <table:table-cell office:value-type="float" office:value="1415.9" calcext:value-type="float">
            <text:p>1415.9</text:p>
          </table:table-cell>
          <table:table-cell office:value-type="float" office:value="200.443785106382" calcext:value-type="float">
            <text:p>200.443785106382</text:p>
          </table:table-cell>
          <table:table-cell office:value-type="float" office:value="17.2717930834326" calcext:value-type="float">
            <text:p>17.2717930834326</text:p>
          </table:table-cell>
          <table:table-cell office:value-type="float" office:value="494" calcext:value-type="float">
            <text:p>49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6</text:p>
          </table:table-cell>
          <table:table-cell office:value-type="float" office:value="93" calcext:value-type="float">
            <text:p>93</text:p>
          </table:table-cell>
          <table:table-cell office:value-type="float" office:value="1487" calcext:value-type="float">
            <text:p>1487</text:p>
          </table:table-cell>
          <table:table-cell office:value-type="float" office:value="1199.53333333333" calcext:value-type="float">
            <text:p>1199.53333333333</text:p>
          </table:table-cell>
          <table:table-cell office:value-type="float" office:value="1428" calcext:value-type="float">
            <text:p>1428</text:p>
          </table:table-cell>
          <table:table-cell office:value-type="float" office:value="1590" calcext:value-type="float">
            <text:p>1590</text:p>
          </table:table-cell>
          <table:table-cell office:value-type="float" office:value="348.6" calcext:value-type="float">
            <text:p>348.6</text:p>
          </table:table-cell>
          <table:table-cell office:value-type="float" office:value="1474.4" calcext:value-type="float">
            <text:p>1474.4</text:p>
          </table:table-cell>
          <table:table-cell office:value-type="float" office:value="483.697199653234" calcext:value-type="float">
            <text:p>483.697199653234</text:p>
          </table:table-cell>
          <table:table-cell office:value-type="float" office:value="40.3237814416635" calcext:value-type="float">
            <text:p>40.3237814416635</text:p>
          </table:table-cell>
          <table:table-cell office:value-type="float" office:value="1125.8" calcext:value-type="float">
            <text:p>1125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  <table:table-row table:style-name="ro2">
          <table:table-cell office:value-type="string" calcext:value-type="string">
            <text:p>epm_Asag_SW_p1m18</text:p>
          </table:table-cell>
          <table:table-cell office:value-type="float" office:value="528" calcext:value-type="float">
            <text:p>528</text:p>
          </table:table-cell>
          <table:table-cell office:value-type="float" office:value="1428" calcext:value-type="float">
            <text:p>1428</text:p>
          </table:table-cell>
          <table:table-cell office:value-type="float" office:value="992.090909090909" calcext:value-type="float">
            <text:p>992.090909090909</text:p>
          </table:table-cell>
          <table:table-cell office:value-type="float" office:value="988" calcext:value-type="float">
            <text:p>988</text:p>
          </table:table-cell>
          <table:table-cell office:value-type="float" office:value="1590" calcext:value-type="float">
            <text:p>1590</text:p>
          </table:table-cell>
          <table:table-cell office:value-type="float" office:value="697" calcext:value-type="float">
            <text:p>697</text:p>
          </table:table-cell>
          <table:table-cell office:value-type="float" office:value="1287" calcext:value-type="float">
            <text:p>1287</text:p>
          </table:table-cell>
          <table:table-cell office:value-type="float" office:value="266.631376452755" calcext:value-type="float">
            <text:p>266.631376452755</text:p>
          </table:table-cell>
          <table:table-cell office:value-type="float" office:value="26.8756999998196" calcext:value-type="float">
            <text:p>26.8756999998196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ag-DWh-0X0.8_deepcre_motifs_250128_050822.hdf5</text:p>
          </table:table-cell>
          <table:table-cell office:value-type="string" calcext:value-type="string">
            <text:p>TTS</text:p>
          </table:table-cell>
        </table:table-row>
      </table:table>
      <table:table table:name="AsagSW_EPM_TFBS_similarity" table:style-name="ta1"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EPM</text:p>
          </table:table-cell>
          <table:table-cell office:value-type="string" calcext:value-type="string">
            <text:p>Motif2_ID</text:p>
          </table:table-cell>
          <table:table-cell office:value-type="string" calcext:value-type="string">
            <text:p>Motif2_Name</text:p>
          </table:table-cell>
          <table:table-cell office:value-type="string" calcext:value-type="string">
            <text:p>Max_PCC_Score</text:p>
          </table:table-cell>
          <table:table-cell office:value-type="string" calcext:value-type="string">
            <text:p>PCC_P_Value</text:p>
          </table:table-cell>
          <table:table-cell office:value-type="string" calcext:value-type="string">
            <text:p>Overlap_Length</text:p>
          </table:table-cell>
          <table:table-cell office:value-type="string" calcext:value-type="string">
            <text:p>Euclidean_Distance</text:p>
          </table:table-cell>
        </table:table-row>
        <table:table-row table:style-name="ro2" table:visibility="filter">
          <table:table-cell office:value-type="string" calcext:value-type="string">
            <text:p>epm_Asag_SW_p0m00F_2817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5765" calcext:value-type="float">
            <text:p>0.85765</text:p>
          </table:table-cell>
          <table:table-cell office:value-type="float" office:value="0.0000013435" calcext:value-type="float">
            <text:p>1.3435E-06</text:p>
          </table:table-cell>
          <table:table-cell office:value-type="float" office:value="5" calcext:value-type="float">
            <text:p>5</text:p>
          </table:table-cell>
          <table:table-cell office:value-type="float" office:value="0.61138" calcext:value-type="float">
            <text:p>0.61138</text:p>
          </table:table-cell>
        </table:table-row>
        <table:table-row table:style-name="ro2" table:visibility="filter">
          <table:table-cell office:value-type="string" calcext:value-type="string">
            <text:p>epm_Asag_SW_p0m00F_2817</text:p>
          </table:table-cell>
          <table:table-cell office:value-type="string" calcext:value-type="string">
            <text:p>MA1156.2</text:p>
          </table:table-cell>
          <table:table-cell office:value-type="string" calcext:value-type="string">
            <text:p>JKD</text:p>
          </table:table-cell>
          <table:table-cell office:value-type="float" office:value="0.80614" calcext:value-type="float">
            <text:p>0.80614</text:p>
          </table:table-cell>
          <table:table-cell office:value-type="float" office:value="0.000017736" calcext:value-type="float">
            <text:p>1.7736E-05</text:p>
          </table:table-cell>
          <table:table-cell office:value-type="float" office:value="5" calcext:value-type="float">
            <text:p>5</text:p>
          </table:table-cell>
          <table:table-cell office:value-type="float" office:value="0.63568" calcext:value-type="float">
            <text:p>0.63568</text:p>
          </table:table-cell>
        </table:table-row>
        <table:table-row table:style-name="ro2" table:visibility="filter">
          <table:table-cell office:value-type="string" calcext:value-type="string">
            <text:p>epm_Asag_SW_p0m00F_2817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78954" calcext:value-type="float">
            <text:p>0.78954</text:p>
          </table:table-cell>
          <table:table-cell office:value-type="float" office:value="0.000034821" calcext:value-type="float">
            <text:p>3.4821E-05</text:p>
          </table:table-cell>
          <table:table-cell office:value-type="float" office:value="5" calcext:value-type="float">
            <text:p>5</text:p>
          </table:table-cell>
          <table:table-cell office:value-type="float" office:value="0.67563" calcext:value-type="float">
            <text:p>0.67563</text:p>
          </table:table-cell>
        </table:table-row>
        <table:table-row table:style-name="ro2" table:visibility="filter">
          <table:table-cell office:value-type="string" calcext:value-type="string">
            <text:p>epm_Asag_SW_p0m01F_1950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000000018269" calcext:value-type="float">
            <text:p>1.8269E-08</text:p>
          </table:table-cell>
          <table:table-cell office:value-type="float" office:value="5" calcext:value-type="float">
            <text:p>5</text:p>
          </table:table-cell>
          <table:table-cell office:value-type="float" office:value="0.4677" calcext:value-type="float">
            <text:p>0.4677</text:p>
          </table:table-cell>
        </table:table-row>
        <table:table-row table:style-name="ro2" table:visibility="filter">
          <table:table-cell office:value-type="string" calcext:value-type="string">
            <text:p>epm_Asag_SW_p0m01R_1950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86622" calcext:value-type="float">
            <text:p>0.86622</text:p>
          </table:table-cell>
          <table:table-cell office:value-type="float" office:value="0.00000079388" calcext:value-type="float">
            <text:p>7.9388E-07</text:p>
          </table:table-cell>
          <table:table-cell office:value-type="float" office:value="5" calcext:value-type="float">
            <text:p>5</text:p>
          </table:table-cell>
          <table:table-cell office:value-type="float" office:value="0.64093" calcext:value-type="float">
            <text:p>0.64093</text:p>
          </table:table-cell>
        </table:table-row>
        <table:table-row table:style-name="ro2" table:visibility="filter">
          <table:table-cell office:value-type="string" calcext:value-type="string">
            <text:p>epm_Asag_SW_p0m02F_1158</text:p>
          </table:table-cell>
          <table:table-cell office:value-type="string" calcext:value-type="string">
            <text:p>MA1817.2</text:p>
          </table:table-cell>
          <table:table-cell office:value-type="string" calcext:value-type="string">
            <text:p>Zm00001d020267</text:p>
          </table:table-cell>
          <table:table-cell office:value-type="float" office:value="0.94026" calcext:value-type="float">
            <text:p>0.94026</text:p>
          </table:table-cell>
          <table:table-cell office:value-type="float" office:value="0.00000000074002" calcext:value-type="float">
            <text:p>7.4002E-10</text:p>
          </table:table-cell>
          <table:table-cell office:value-type="float" office:value="5" calcext:value-type="float">
            <text:p>5</text:p>
          </table:table-cell>
          <table:table-cell office:value-type="float" office:value="0.64074" calcext:value-type="float">
            <text:p>0.64074</text:p>
          </table:table-cell>
        </table:table-row>
        <table:table-row table:style-name="ro2" table:visibility="filter">
          <table:table-cell office:value-type="string" calcext:value-type="string">
            <text:p>epm_Asag_SW_p0m02F_1158</text:p>
          </table:table-cell>
          <table:table-cell office:value-type="string" calcext:value-type="string">
            <text:p>MA1833.2</text:p>
          </table:table-cell>
          <table:table-cell office:value-type="string" calcext:value-type="string">
            <text:p>Zm00001d049364</text:p>
          </table:table-cell>
          <table:table-cell office:value-type="float" office:value="0.93835" calcext:value-type="float">
            <text:p>0.93835</text:p>
          </table:table-cell>
          <table:table-cell office:value-type="float" office:value="0.00000000097587" calcext:value-type="float">
            <text:p>9.7587E-10</text:p>
          </table:table-cell>
          <table:table-cell office:value-type="float" office:value="5" calcext:value-type="float">
            <text:p>5</text:p>
          </table:table-cell>
          <table:table-cell office:value-type="float" office:value="0.65033" calcext:value-type="float">
            <text:p>0.65033</text:p>
          </table:table-cell>
        </table:table-row>
        <table:table-row table:style-name="ro2">
          <table:table-cell office:value-type="string" calcext:value-type="string">
            <text:p>epm_Asag_SW_p0m02F_1158</text:p>
          </table:table-cell>
          <table:table-cell office:value-type="string" calcext:value-type="string">
            <text:p>MA1053.1</text:p>
          </table:table-cell>
          <table:table-cell office:value-type="string" calcext:value-type="string">
            <text:p>ERF109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0000000031587" calcext:value-type="float">
            <text:p>3.1587E-09</text:p>
          </table:table-cell>
          <table:table-cell office:value-type="float" office:value="5" calcext:value-type="float">
            <text:p>5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2" table:visibility="filter">
          <table:table-cell office:value-type="string" calcext:value-type="string">
            <text:p>epm_Asag_SW_p0m02F_1158</text:p>
          </table:table-cell>
          <table:table-cell office:value-type="string" calcext:value-type="string">
            <text:p>MA1051.1</text:p>
          </table:table-cell>
          <table:table-cell office:value-type="string" calcext:value-type="string">
            <text:p>RAP2-3</text:p>
          </table:table-cell>
          <table:table-cell office:value-type="float" office:value="0.91342" calcext:value-type="float">
            <text:p>0.91342</text:p>
          </table:table-cell>
          <table:table-cell office:value-type="float" office:value="0.000000018899" calcext:value-type="float">
            <text:p>1.8899E-08</text:p>
          </table:table-cell>
          <table:table-cell office:value-type="float" office:value="5" calcext:value-type="float">
            <text:p>5</text:p>
          </table:table-cell>
          <table:table-cell office:value-type="float" office:value="0.62129" calcext:value-type="float">
            <text:p>0.62129</text:p>
          </table:table-cell>
        </table:table-row>
        <table:table-row table:style-name="ro2">
          <table:table-cell office:value-type="string" calcext:value-type="string">
            <text:p>epm_Asag_SW_p0m02F_1158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00000013009" calcext:value-type="float">
            <text:p>1.3009E-07</text:p>
          </table:table-cell>
          <table:table-cell office:value-type="float" office:value="5" calcext:value-type="float">
            <text:p>5</text:p>
          </table:table-cell>
          <table:table-cell office:value-type="float" office:value="0.63154" calcext:value-type="float">
            <text:p>0.63154</text:p>
          </table:table-cell>
        </table:table-row>
        <table:table-row table:style-name="ro2" table:visibility="filter">
          <table:table-cell office:value-type="string" calcext:value-type="string">
            <text:p>epm_Asag_SW_p0m02F_1158</text:p>
          </table:table-cell>
          <table:table-cell office:value-type="string" calcext:value-type="string">
            <text:p>MA1376.2</text:p>
          </table:table-cell>
          <table:table-cell office:value-type="string" calcext:value-type="string">
            <text:p>DEAR3</text:p>
          </table:table-cell>
          <table:table-cell office:value-type="float" office:value="0.86075" calcext:value-type="float">
            <text:p>0.86075</text:p>
          </table:table-cell>
          <table:table-cell office:value-type="float" office:value="0.0000011155" calcext:value-type="float">
            <text:p>1.1155E-06</text:p>
          </table:table-cell>
          <table:table-cell office:value-type="float" office:value="5" calcext:value-type="float">
            <text:p>5</text:p>
          </table:table-cell>
          <table:table-cell office:value-type="float" office:value="0.6741" calcext:value-type="float">
            <text:p>0.6741</text:p>
          </table:table-cell>
        </table:table-row>
        <table:table-row table:style-name="ro2" table:visibility="filter">
          <table:table-cell office:value-type="string" calcext:value-type="string">
            <text:p>epm_Asag_SW_p0m02F_1158</text:p>
          </table:table-cell>
          <table:table-cell office:value-type="string" calcext:value-type="string">
            <text:p>MA1819.2</text:p>
          </table:table-cell>
          <table:table-cell office:value-type="string" calcext:value-type="string">
            <text:p>Zm00001d005892</text:p>
          </table:table-cell>
          <table:table-cell office:value-type="float" office:value="0.80355" calcext:value-type="float">
            <text:p>0.80355</text:p>
          </table:table-cell>
          <table:table-cell office:value-type="float" office:value="0.0000022615" calcext:value-type="float">
            <text:p>2.2615E-06</text:p>
          </table:table-cell>
          <table:table-cell office:value-type="float" office:value="6" calcext:value-type="float">
            <text:p>6</text:p>
          </table:table-cell>
          <table:table-cell office:value-type="float" office:value="0.60639" calcext:value-type="float">
            <text:p>0.60639</text:p>
          </table:table-cell>
        </table:table-row>
        <table:table-row table:style-name="ro2">
          <table:table-cell office:value-type="string" calcext:value-type="string">
            <text:p>epm_Asag_SW_p0m02R_1158</text:p>
          </table:table-cell>
          <table:table-cell office:value-type="string" calcext:value-type="string">
            <text:p>MA1257.2</text:p>
          </table:table-cell>
          <table:table-cell office:value-type="string" calcext:value-type="string">
            <text:p>ERF9</text:p>
          </table:table-cell>
          <table:table-cell office:value-type="float" office:value="0.85961" calcext:value-type="float">
            <text:p>0.85961</text:p>
          </table:table-cell>
          <table:table-cell office:value-type="float" office:value="0.0000011951" calcext:value-type="float">
            <text:p>1.1951E-06</text:p>
          </table:table-cell>
          <table:table-cell office:value-type="float" office:value="5" calcext:value-type="float">
            <text:p>5</text:p>
          </table:table-cell>
          <table:table-cell office:value-type="float" office:value="0.60821" calcext:value-type="float">
            <text:p>0.60821</text:p>
          </table:table-cell>
        </table:table-row>
        <table:table-row table:style-name="ro2" table:visibility="filter">
          <table:table-cell office:value-type="string" calcext:value-type="string">
            <text:p>epm_Asag_SW_p0m02R_1158</text:p>
          </table:table-cell>
          <table:table-cell office:value-type="string" calcext:value-type="string">
            <text:p>MA2398.1</text:p>
          </table:table-cell>
          <table:table-cell office:value-type="string" calcext:value-type="string">
            <text:p>AS2</text:p>
          </table:table-cell>
          <table:table-cell office:value-type="float" office:value="0.76136" calcext:value-type="float">
            <text:p>0.76136</text:p>
          </table:table-cell>
          <table:table-cell office:value-type="float" office:value="0.000015538" calcext:value-type="float">
            <text:p>1.5538E-05</text:p>
          </table:table-cell>
          <table:table-cell office:value-type="float" office:value="6" calcext:value-type="float">
            <text:p>6</text:p>
          </table:table-cell>
          <table:table-cell office:value-type="float" office:value="0.61696" calcext:value-type="float">
            <text:p>0.61696</text:p>
          </table:table-cell>
        </table:table-row>
        <table:table-row table:style-name="ro2" table:visibility="filter">
          <table:table-cell office:value-type="string" calcext:value-type="string">
            <text:p>epm_Asag_SW_p0m03R_989</text:p>
          </table:table-cell>
          <table:table-cell office:value-type="string" calcext:value-type="string">
            <text:p>MA2398.1</text:p>
          </table:table-cell>
          <table:table-cell office:value-type="string" calcext:value-type="string">
            <text:p>AS2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00010493" calcext:value-type="float">
            <text:p>1.0493E-06</text:p>
          </table:table-cell>
          <table:table-cell office:value-type="float" office:value="6" calcext:value-type="float">
            <text:p>6</text:p>
          </table:table-cell>
          <table:table-cell office:value-type="float" office:value="0.62224" calcext:value-type="float">
            <text:p>0.62224</text:p>
          </table:table-cell>
        </table:table-row>
        <table:table-row table:style-name="ro2">
          <table:table-cell office:value-type="string" calcext:value-type="string">
            <text:p>epm_Asag_SW_p0m04F_826</text:p>
          </table:table-cell>
          <table:table-cell office:value-type="string" calcext:value-type="string">
            <text:p>MA0994.3</text:p>
          </table:table-cell>
          <table:table-cell office:value-type="string" calcext:value-type="string">
            <text:p>ERF8</text:p>
          </table:table-cell>
          <table:table-cell office:value-type="float" office:value="0.80852" calcext:value-type="float">
            <text:p>0.80852</text:p>
          </table:table-cell>
          <table:table-cell office:value-type="float" office:value="0.0000017496" calcext:value-type="float">
            <text:p>1.7496E-06</text:p>
          </table:table-cell>
          <table:table-cell office:value-type="float" office:value="6" calcext:value-type="float">
            <text:p>6</text:p>
          </table:table-cell>
          <table:table-cell office:value-type="float" office:value="0.66109" calcext:value-type="float">
            <text:p>0.66109</text:p>
          </table:table-cell>
        </table:table-row>
        <table:table-row table:style-name="ro2" table:visibility="filter">
          <table:table-cell office:value-type="string" calcext:value-type="string">
            <text:p>epm_Asag_SW_p0m04R_826</text:p>
          </table:table-cell>
          <table:table-cell office:value-type="string" calcext:value-type="string">
            <text:p>MA2416.1</text:p>
          </table:table-cell>
          <table:table-cell office:value-type="string" calcext:value-type="string">
            <text:p>EREB29</text:p>
          </table:table-cell>
          <table:table-cell office:value-type="float" office:value="0.84109" calcext:value-type="float">
            <text:p>0.84109</text:p>
          </table:table-cell>
          <table:table-cell office:value-type="float" office:value="0.0000033961" calcext:value-type="float">
            <text:p>3.3961E-06</text:p>
          </table:table-cell>
          <table:table-cell office:value-type="float" office:value="5" calcext:value-type="float">
            <text:p>5</text:p>
          </table:table-cell>
          <table:table-cell office:value-type="float" office:value="0.63279" calcext:value-type="float">
            <text:p>0.63279</text:p>
          </table:table-cell>
        </table:table-row>
        <table:table-row table:style-name="ro2" table:visibility="filter">
          <table:table-cell office:value-type="string" calcext:value-type="string">
            <text:p>epm_Asag_SW_p0m04R_826</text:p>
          </table:table-cell>
          <table:table-cell office:value-type="string" calcext:value-type="string">
            <text:p>MA1819.2</text:p>
          </table:table-cell>
          <table:table-cell office:value-type="string" calcext:value-type="string">
            <text:p>Zm00001d005892</text:p>
          </table:table-cell>
          <table:table-cell office:value-type="float" office:value="0.80016" calcext:value-type="float">
            <text:p>0.80016</text:p>
          </table:table-cell>
          <table:table-cell office:value-type="float" office:value="0.0000026845" calcext:value-type="float">
            <text:p>2.6845E-06</text:p>
          </table:table-cell>
          <table:table-cell office:value-type="float" office:value="6" calcext:value-type="float">
            <text:p>6</text:p>
          </table:table-cell>
          <table:table-cell office:value-type="float" office:value="0.62929" calcext:value-type="float">
            <text:p>0.62929</text:p>
          </table:table-cell>
        </table:table-row>
        <table:table-row table:style-name="ro2" table:visibility="filter">
          <table:table-cell office:value-type="string" calcext:value-type="string">
            <text:p>epm_Asag_SW_p0m04R_826</text:p>
          </table:table-cell>
          <table:table-cell office:value-type="string" calcext:value-type="string">
            <text:p>MA1820.2</text:p>
          </table:table-cell>
          <table:table-cell office:value-type="string" calcext:value-type="string">
            <text:p>Zm00001d024324</text:p>
          </table:table-cell>
          <table:table-cell office:value-type="float" office:value="0.79713" calcext:value-type="float">
            <text:p>0.79713</text:p>
          </table:table-cell>
          <table:table-cell office:value-type="float" office:value="0.0000031201" calcext:value-type="float">
            <text:p>3.1201E-06</text:p>
          </table:table-cell>
          <table:table-cell office:value-type="float" office:value="6" calcext:value-type="float">
            <text:p>6</text:p>
          </table:table-cell>
          <table:table-cell office:value-type="float" office:value="0.65414" calcext:value-type="float">
            <text:p>0.65414</text:p>
          </table:table-cell>
        </table:table-row>
        <table:table-row table:style-name="ro2">
          <table:table-cell office:value-type="string" calcext:value-type="string">
            <text:p>epm_Asag_SW_p0m04R_826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79042" calcext:value-type="float">
            <text:p>0.79042</text:p>
          </table:table-cell>
          <table:table-cell office:value-type="float" office:value="0.000033642" calcext:value-type="float">
            <text:p>3.3642E-05</text:p>
          </table:table-cell>
          <table:table-cell office:value-type="float" office:value="5" calcext:value-type="float">
            <text:p>5</text:p>
          </table:table-cell>
          <table:table-cell office:value-type="float" office:value="0.65581" calcext:value-type="float">
            <text:p>0.65581</text:p>
          </table:table-cell>
        </table:table-row>
        <table:table-row table:style-name="ro2" table:visibility="filter">
          <table:table-cell office:value-type="string" calcext:value-type="string">
            <text:p>epm_Asag_SW_p0m05F_780</text:p>
          </table:table-cell>
          <table:table-cell office:value-type="string" calcext:value-type="string">
            <text:p>MA1687.1</text:p>
          </table:table-cell>
          <table:table-cell office:value-type="string" calcext:value-type="string">
            <text:p>ARF1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000064896" calcext:value-type="float">
            <text:p>6.4896E-05</text:p>
          </table:table-cell>
          <table:table-cell office:value-type="float" office:value="5" calcext:value-type="float">
            <text:p>5</text:p>
          </table:table-cell>
          <table:table-cell office:value-type="float" office:value="0.58055" calcext:value-type="float">
            <text:p>0.58055</text:p>
          </table:table-cell>
        </table:table-row>
        <table:table-row table:style-name="ro2" table:visibility="filter">
          <table:table-cell office:value-type="string" calcext:value-type="string">
            <text:p>epm_Asag_SW_p0m05R_780</text:p>
          </table:table-cell>
          <table:table-cell office:value-type="string" calcext:value-type="string">
            <text:p>MA1804.2</text:p>
          </table:table-cell>
          <table:table-cell office:value-type="string" calcext:value-type="string">
            <text:p>WIN1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00000099262" calcext:value-type="float">
            <text:p>9.9262E-07</text:p>
          </table:table-cell>
          <table:table-cell office:value-type="float" office:value="6" calcext:value-type="float">
            <text:p>6</text:p>
          </table:table-cell>
          <table:table-cell office:value-type="float" office:value="0.64518" calcext:value-type="float">
            <text:p>0.64518</text:p>
          </table:table-cell>
        </table:table-row>
        <table:table-row table:style-name="ro2">
          <table:table-cell office:value-type="string" calcext:value-type="string">
            <text:p>epm_Asag_SW_p0m06F_654</text:p>
          </table:table-cell>
          <table:table-cell office:value-type="string" calcext:value-type="string">
            <text:p>MA0994.3</text:p>
          </table:table-cell>
          <table:table-cell office:value-type="string" calcext:value-type="string">
            <text:p>ERF8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000000006752" calcext:value-type="float">
            <text:p>6.752E-09</text:p>
          </table:table-cell>
          <table:table-cell office:value-type="float" office:value="6" calcext:value-type="float">
            <text:p>6</text:p>
          </table:table-cell>
          <table:table-cell office:value-type="float" office:value="0.64961" calcext:value-type="float">
            <text:p>0.64961</text:p>
          </table:table-cell>
        </table:table-row>
        <table:table-row table:style-name="ro2" table:visibility="filter">
          <table:table-cell office:value-type="string" calcext:value-type="string">
            <text:p>epm_Asag_SW_p0m06F_654</text:p>
          </table:table-cell>
          <table:table-cell office:value-type="string" calcext:value-type="string">
            <text:p>MA1687.1</text:p>
          </table:table-cell>
          <table:table-cell office:value-type="string" calcext:value-type="string">
            <text:p>ARF14</text:p>
          </table:table-cell>
          <table:table-cell office:value-type="float" office:value="0.84553" calcext:value-type="float">
            <text:p>0.84553</text:p>
          </table:table-cell>
          <table:table-cell office:value-type="float" office:value="0.0000026759" calcext:value-type="float">
            <text:p>2.6759E-06</text:p>
          </table:table-cell>
          <table:table-cell office:value-type="float" office:value="5" calcext:value-type="float">
            <text:p>5</text:p>
          </table:table-cell>
          <table:table-cell office:value-type="float" office:value="0.63185" calcext:value-type="float">
            <text:p>0.63185</text:p>
          </table:table-cell>
        </table:table-row>
        <table:table-row table:style-name="ro2" table:visibility="filter">
          <table:table-cell office:value-type="string" calcext:value-type="string">
            <text:p>epm_Asag_SW_p0m06R_654</text:p>
          </table:table-cell>
          <table:table-cell office:value-type="string" calcext:value-type="string">
            <text:p>MA1820.2</text:p>
          </table:table-cell>
          <table:table-cell office:value-type="string" calcext:value-type="string">
            <text:p>Zm00001d024324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00000000059416" calcext:value-type="float">
            <text:p>5.9416E-10</text:p>
          </table:table-cell>
          <table:table-cell office:value-type="float" office:value="6" calcext:value-type="float">
            <text:p>6</text:p>
          </table:table-cell>
          <table:table-cell office:value-type="float" office:value="0.51609" calcext:value-type="float">
            <text:p>0.51609</text:p>
          </table:table-cell>
        </table:table-row>
        <table:table-row table:style-name="ro2" table:visibility="filter">
          <table:table-cell office:value-type="string" calcext:value-type="string">
            <text:p>epm_Asag_SW_p0m06R_654</text:p>
          </table:table-cell>
          <table:table-cell office:value-type="string" calcext:value-type="string">
            <text:p>MA1819.2</text:p>
          </table:table-cell>
          <table:table-cell office:value-type="string" calcext:value-type="string">
            <text:p>Zm00001d005892</text:p>
          </table:table-cell>
          <table:table-cell office:value-type="float" office:value="0.90488" calcext:value-type="float">
            <text:p>0.90488</text:p>
          </table:table-cell>
          <table:table-cell office:value-type="float" office:value="0.0000000012734" calcext:value-type="float">
            <text:p>1.2734E-09</text:p>
          </table:table-cell>
          <table:table-cell office:value-type="float" office:value="6" calcext:value-type="float">
            <text:p>6</text:p>
          </table:table-cell>
          <table:table-cell office:value-type="float" office:value="0.52298" calcext:value-type="float">
            <text:p>0.52298</text:p>
          </table:table-cell>
        </table:table-row>
        <table:table-row table:style-name="ro2" table:visibility="filter">
          <table:table-cell office:value-type="string" calcext:value-type="string">
            <text:p>epm_Asag_SW_p0m06R_654</text:p>
          </table:table-cell>
          <table:table-cell office:value-type="string" calcext:value-type="string">
            <text:p>MA2416.1</text:p>
          </table:table-cell>
          <table:table-cell office:value-type="string" calcext:value-type="string">
            <text:p>EREB29</text:p>
          </table:table-cell>
          <table:table-cell office:value-type="float" office:value="0.88204" calcext:value-type="float">
            <text:p>0.88204</text:p>
          </table:table-cell>
          <table:table-cell office:value-type="float" office:value="0.000000000025459" calcext:value-type="float">
            <text:p>2.5459E-11</text:p>
          </table:table-cell>
          <table:table-cell office:value-type="float" office:value="8" calcext:value-type="float">
            <text:p>8</text:p>
          </table:table-cell>
          <table:table-cell office:value-type="float" office:value="0.66474" calcext:value-type="float">
            <text:p>0.66474</text:p>
          </table:table-cell>
        </table:table-row>
        <table:table-row table:style-name="ro2" table:visibility="filter">
          <table:table-cell office:value-type="string" calcext:value-type="string">
            <text:p>epm_Asag_SW_p0m06R_654</text:p>
          </table:table-cell>
          <table:table-cell office:value-type="string" calcext:value-type="string">
            <text:p>MA1817.2</text:p>
          </table:table-cell>
          <table:table-cell office:value-type="string" calcext:value-type="string">
            <text:p>Zm00001d020267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000000065865" calcext:value-type="float">
            <text:p>6.5865E-08</text:p>
          </table:table-cell>
          <table:table-cell office:value-type="float" office:value="6" calcext:value-type="float">
            <text:p>6</text:p>
          </table:table-cell>
          <table:table-cell office:value-type="float" office:value="0.68843" calcext:value-type="float">
            <text:p>0.68843</text:p>
          </table:table-cell>
        </table:table-row>
        <table:table-row table:style-name="ro2">
          <table:table-cell office:value-type="string" calcext:value-type="string">
            <text:p>epm_Asag_SW_p0m06R_654</text:p>
          </table:table-cell>
          <table:table-cell office:value-type="string" calcext:value-type="string">
            <text:p>MA0998.2</text:p>
          </table:table-cell>
          <table:table-cell office:value-type="string" calcext:value-type="string">
            <text:p>ERF096</text:p>
          </table:table-cell>
          <table:table-cell office:value-type="float" office:value="0.85978" calcext:value-type="float">
            <text:p>0.85978</text:p>
          </table:table-cell>
          <table:table-cell office:value-type="float" office:value="0.0000011829" calcext:value-type="float">
            <text:p>1.1829E-06</text:p>
          </table:table-cell>
          <table:table-cell office:value-type="float" office:value="5" calcext:value-type="float">
            <text:p>5</text:p>
          </table:table-cell>
          <table:table-cell office:value-type="float" office:value="0.56089" calcext:value-type="float">
            <text:p>0.56089</text:p>
          </table:table-cell>
        </table:table-row>
        <table:table-row table:style-name="ro2" table:visibility="filter">
          <table:table-cell office:value-type="string" calcext:value-type="string">
            <text:p>epm_Asag_SW_p0m10F_415</text:p>
          </table:table-cell>
          <table:table-cell office:value-type="string" calcext:value-type="string">
            <text:p>MA2380.1</text:p>
          </table:table-cell>
          <table:table-cell office:value-type="string" calcext:value-type="string">
            <text:p>DOF4.7</text:p>
          </table:table-cell>
          <table:table-cell office:value-type="float" office:value="0.92365" calcext:value-type="float">
            <text:p>0.92365</text:p>
          </table:table-cell>
          <table:table-cell office:value-type="float" office:value="0.0000000063293" calcext:value-type="float">
            <text:p>6.3293E-09</text:p>
          </table:table-cell>
          <table:table-cell office:value-type="float" office:value="5" calcext:value-type="float">
            <text:p>5</text:p>
          </table:table-cell>
          <table:table-cell office:value-type="float" office:value="0.50697" calcext:value-type="float">
            <text:p>0.50697</text:p>
          </table:table-cell>
        </table:table-row>
        <table:table-row table:style-name="ro2" table:visibility="filter">
          <table:table-cell office:value-type="string" calcext:value-type="string">
            <text:p>epm_Asag_SW_p0m10F_415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91444" calcext:value-type="float">
            <text:p>0.91444</text:p>
          </table:table-cell>
          <table:table-cell office:value-type="float" office:value="0.000000017056" calcext:value-type="float">
            <text:p>1.7056E-08</text:p>
          </table:table-cell>
          <table:table-cell office:value-type="float" office:value="5" calcext:value-type="float">
            <text:p>5</text:p>
          </table:table-cell>
          <table:table-cell office:value-type="float" office:value="0.68748" calcext:value-type="float">
            <text:p>0.68748</text:p>
          </table:table-cell>
        </table:table-row>
        <table:table-row table:style-name="ro2" table:visibility="filter">
          <table:table-cell office:value-type="string" calcext:value-type="string">
            <text:p>epm_Asag_SW_p0m10F_415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000000036101" calcext:value-type="float">
            <text:p>3.6101E-08</text:p>
          </table:table-cell>
          <table:table-cell office:value-type="float" office:value="5" calcext:value-type="float">
            <text:p>5</text:p>
          </table:table-cell>
          <table:table-cell office:value-type="float" office:value="0.59694" calcext:value-type="float">
            <text:p>0.59694</text:p>
          </table:table-cell>
        </table:table-row>
        <table:table-row table:style-name="ro2" table:visibility="filter">
          <table:table-cell office:value-type="string" calcext:value-type="string">
            <text:p>epm_Asag_SW_p0m10F_415</text:p>
          </table:table-cell>
          <table:table-cell office:value-type="string" calcext:value-type="string">
            <text:p>MA1267.2</text:p>
          </table:table-cell>
          <table:table-cell office:value-type="string" calcext:value-type="string">
            <text:p>DOF5.8</text:p>
          </table:table-cell>
          <table:table-cell office:value-type="float" office:value="0.87934" calcext:value-type="float">
            <text:p>0.87934</text:p>
          </table:table-cell>
          <table:table-cell office:value-type="float" office:value="0.00000032975" calcext:value-type="float">
            <text:p>3.2975E-07</text:p>
          </table:table-cell>
          <table:table-cell office:value-type="float" office:value="5" calcext:value-type="float">
            <text:p>5</text:p>
          </table:table-cell>
          <table:table-cell office:value-type="float" office:value="0.51356" calcext:value-type="float">
            <text:p>0.51356</text:p>
          </table:table-cell>
        </table:table-row>
        <table:table-row table:style-name="ro2" table:visibility="filter">
          <table:table-cell office:value-type="string" calcext:value-type="string">
            <text:p>epm_Asag_SW_p0m10F_415</text:p>
          </table:table-cell>
          <table:table-cell office:value-type="string" calcext:value-type="string">
            <text:p>MA1278.2</text:p>
          </table:table-cell>
          <table:table-cell office:value-type="string" calcext:value-type="string">
            <text:p>DOF3.4</text:p>
          </table:table-cell>
          <table:table-cell office:value-type="float" office:value="0.85339" calcext:value-type="float">
            <text:p>0.85339</text:p>
          </table:table-cell>
          <table:table-cell office:value-type="float" office:value="0.0000017239" calcext:value-type="float">
            <text:p>1.7239E-06</text:p>
          </table:table-cell>
          <table:table-cell office:value-type="float" office:value="5" calcext:value-type="float">
            <text:p>5</text:p>
          </table:table-cell>
          <table:table-cell office:value-type="float" office:value="0.58635" calcext:value-type="float">
            <text:p>0.58635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72.3</text:p>
          </table:table-cell>
          <table:table-cell office:value-type="string" calcext:value-type="string">
            <text:p>DOF2.2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0.0000000003065" calcext:value-type="float">
            <text:p>3.065E-10</text:p>
          </table:table-cell>
          <table:table-cell office:value-type="float" office:value="5" calcext:value-type="float">
            <text:p>5</text:p>
          </table:table-cell>
          <table:table-cell office:value-type="float" office:value="0.51123" calcext:value-type="float">
            <text:p>0.51123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80.2</text:p>
          </table:table-cell>
          <table:table-cell office:value-type="string" calcext:value-type="string">
            <text:p>DOF5.4</text:p>
          </table:table-cell>
          <table:table-cell office:value-type="float" office:value="0.93012" calcext:value-type="float">
            <text:p>0.93012</text:p>
          </table:table-cell>
          <table:table-cell office:value-type="float" office:value="0.0000000029248" calcext:value-type="float">
            <text:p>2.9248E-09</text:p>
          </table:table-cell>
          <table:table-cell office:value-type="float" office:value="5" calcext:value-type="float">
            <text:p>5</text:p>
          </table:table-cell>
          <table:table-cell office:value-type="float" office:value="0.46938" calcext:value-type="float">
            <text:p>0.46938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73.2</text:p>
          </table:table-cell>
          <table:table-cell office:value-type="string" calcext:value-type="string">
            <text:p>DOF4.2</text:p>
          </table:table-cell>
          <table:table-cell office:value-type="float" office:value="0.91609" calcext:value-type="float">
            <text:p>0.91609</text:p>
          </table:table-cell>
          <table:table-cell office:value-type="float" office:value="0.000000014405" calcext:value-type="float">
            <text:p>1.4405E-08</text:p>
          </table:table-cell>
          <table:table-cell office:value-type="float" office:value="5" calcext:value-type="float">
            <text:p>5</text:p>
          </table:table-cell>
          <table:table-cell office:value-type="float" office:value="0.47644" calcext:value-type="float">
            <text:p>0.47644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0974.3</text:p>
          </table:table-cell>
          <table:table-cell office:value-type="string" calcext:value-type="string">
            <text:p>CDF3</text:p>
          </table:table-cell>
          <table:table-cell office:value-type="float" office:value="0.91285" calcext:value-type="float">
            <text:p>0.91285</text:p>
          </table:table-cell>
          <table:table-cell office:value-type="float" office:value="0.000000020006" calcext:value-type="float">
            <text:p>2.0006E-08</text:p>
          </table:table-cell>
          <table:table-cell office:value-type="float" office:value="5" calcext:value-type="float">
            <text:p>5</text:p>
          </table:table-cell>
          <table:table-cell office:value-type="float" office:value="0.43473" calcext:value-type="float">
            <text:p>0.43473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89334" calcext:value-type="float">
            <text:p>0.89334</text:p>
          </table:table-cell>
          <table:table-cell office:value-type="float" office:value="0.00000011457" calcext:value-type="float">
            <text:p>1.1457E-07</text:p>
          </table:table-cell>
          <table:table-cell office:value-type="float" office:value="5" calcext:value-type="float">
            <text:p>5</text:p>
          </table:table-cell>
          <table:table-cell office:value-type="float" office:value="0.47268" calcext:value-type="float">
            <text:p>0.47268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76.2</text:p>
          </table:table-cell>
          <table:table-cell office:value-type="string" calcext:value-type="string">
            <text:p>DOF3.5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0.00000015429" calcext:value-type="float">
            <text:p>1.5429E-07</text:p>
          </table:table-cell>
          <table:table-cell office:value-type="float" office:value="5" calcext:value-type="float">
            <text:p>5</text:p>
          </table:table-cell>
          <table:table-cell office:value-type="float" office:value="0.61616" calcext:value-type="float">
            <text:p>0.61616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77.2</text:p>
          </table:table-cell>
          <table:table-cell office:value-type="string" calcext:value-type="string">
            <text:p>DOF1.7</text:p>
          </table:table-cell>
          <table:table-cell office:value-type="float" office:value="0.88351" calcext:value-type="float">
            <text:p>0.88351</text:p>
          </table:table-cell>
          <table:table-cell office:value-type="float" office:value="0.00000024412" calcext:value-type="float">
            <text:p>2.4412E-07</text:p>
          </table:table-cell>
          <table:table-cell office:value-type="float" office:value="5" calcext:value-type="float">
            <text:p>5</text:p>
          </table:table-cell>
          <table:table-cell office:value-type="float" office:value="0.51646" calcext:value-type="float">
            <text:p>0.51646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69.2</text:p>
          </table:table-cell>
          <table:table-cell office:value-type="string" calcext:value-type="string">
            <text:p>DOF4.5</text:p>
          </table:table-cell>
          <table:table-cell office:value-type="float" office:value="0.87046" calcext:value-type="float">
            <text:p>0.87046</text:p>
          </table:table-cell>
          <table:table-cell office:value-type="float" office:value="0.00000060407" calcext:value-type="float">
            <text:p>6.0407E-07</text:p>
          </table:table-cell>
          <table:table-cell office:value-type="float" office:value="5" calcext:value-type="float">
            <text:p>5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0977.1</text:p>
          </table:table-cell>
          <table:table-cell office:value-type="string" calcext:value-type="string">
            <text:p>DOF2.5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00000063109" calcext:value-type="float">
            <text:p>6.3109E-07</text:p>
          </table:table-cell>
          <table:table-cell office:value-type="float" office:value="5" calcext:value-type="float">
            <text:p>5</text:p>
          </table:table-cell>
          <table:table-cell office:value-type="float" office:value="0.64295" calcext:value-type="float">
            <text:p>0.64295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6905" calcext:value-type="float">
            <text:p>0.86905</text:p>
          </table:table-cell>
          <table:table-cell office:value-type="float" office:value="0.00000066232" calcext:value-type="float">
            <text:p>6.6232E-07</text:p>
          </table:table-cell>
          <table:table-cell office:value-type="float" office:value="5" calcext:value-type="float">
            <text:p>5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2" table:visibility="filter">
          <table:table-cell office:value-type="string" calcext:value-type="string">
            <text:p>epm_Asag_SW_p0m10R_415</text:p>
          </table:table-cell>
          <table:table-cell office:value-type="string" calcext:value-type="string">
            <text:p>MA0973.2</text:p>
          </table:table-cell>
          <table:table-cell office:value-type="string" calcext:value-type="string">
            <text:p>CDF2</text:p>
          </table:table-cell>
          <table:table-cell office:value-type="float" office:value="0.86871" calcext:value-type="float">
            <text:p>0.86871</text:p>
          </table:table-cell>
          <table:table-cell office:value-type="float" office:value="0.00000067705" calcext:value-type="float">
            <text:p>6.7705E-07</text:p>
          </table:table-cell>
          <table:table-cell office:value-type="float" office:value="5" calcext:value-type="float">
            <text:p>5</text:p>
          </table:table-cell>
          <table:table-cell office:value-type="float" office:value="0.53723" calcext:value-type="float">
            <text:p>0.53723</text:p>
          </table:table-cell>
        </table:table-row>
        <table:table-row table:style-name="ro2" table:visibility="filter">
          <table:table-cell office:value-type="string" calcext:value-type="string">
            <text:p>epm_Asag_SW_p0m11F_399</text:p>
          </table:table-cell>
          <table:table-cell office:value-type="string" calcext:value-type="string">
            <text:p>MA1188.1</text:p>
          </table:table-cell>
          <table:table-cell office:value-type="string" calcext:value-type="string">
            <text:p>At3g11280</text:p>
          </table:table-cell>
          <table:table-cell office:value-type="float" office:value="0.77861" calcext:value-type="float">
            <text:p>0.77861</text:p>
          </table:table-cell>
          <table:table-cell office:value-type="float" office:value="0.000052593" calcext:value-type="float">
            <text:p>5.2593E-05</text:p>
          </table:table-cell>
          <table:table-cell office:value-type="float" office:value="5" calcext:value-type="float">
            <text:p>5</text:p>
          </table:table-cell>
          <table:table-cell office:value-type="float" office:value="0.48141" calcext:value-type="float">
            <text:p>0.48141</text:p>
          </table:table-cell>
        </table:table-row>
        <table:table-row table:style-name="ro2" table:visibility="filter">
          <table:table-cell office:value-type="string" calcext:value-type="string">
            <text:p>epm_Asag_SW_p0m13R_357</text:p>
          </table:table-cell>
          <table:table-cell office:value-type="string" calcext:value-type="string">
            <text:p>MA2367.1</text:p>
          </table:table-cell>
          <table:table-cell office:value-type="string" calcext:value-type="string">
            <text:p>WIP5</text:p>
          </table:table-cell>
          <table:table-cell office:value-type="float" office:value="0.84253" calcext:value-type="float">
            <text:p>0.84253</text:p>
          </table:table-cell>
          <table:table-cell office:value-type="float" office:value="0.000003145" calcext:value-type="float">
            <text:p>3.145E-06</text:p>
          </table:table-cell>
          <table:table-cell office:value-type="float" office:value="5" calcext:value-type="float">
            <text:p>5</text:p>
          </table:table-cell>
          <table:table-cell office:value-type="float" office:value="0.53307" calcext:value-type="float">
            <text:p>0.53307</text:p>
          </table:table-cell>
        </table:table-row>
        <table:table-row table:style-name="ro2" table:visibility="filter">
          <table:table-cell office:value-type="string" calcext:value-type="string">
            <text:p>epm_Asag_SW_p0m14R_355</text:p>
          </table:table-cell>
          <table:table-cell office:value-type="string" calcext:value-type="string">
            <text:p>MA1404.1</text:p>
          </table:table-cell>
          <table:table-cell office:value-type="string" calcext:value-type="string">
            <text:p>BPC1</text:p>
          </table:table-cell>
          <table:table-cell office:value-type="float" office:value="0.82116" calcext:value-type="float">
            <text:p>0.82116</text:p>
          </table:table-cell>
          <table:table-cell office:value-type="float" office:value="0.000000086133" calcext:value-type="float">
            <text:p>8.6133E-08</text:p>
          </table:table-cell>
          <table:table-cell office:value-type="float" office:value="7" calcext:value-type="float">
            <text:p>7</text:p>
          </table:table-cell>
          <table:table-cell office:value-type="float" office:value="0.68007" calcext:value-type="float">
            <text:p>0.68007</text:p>
          </table:table-cell>
        </table:table-row>
        <table:table-row table:style-name="ro2" table:visibility="filter">
          <table:table-cell office:value-type="string" calcext:value-type="string">
            <text:p>epm_Asag_SW_p0m15R_343</text:p>
          </table:table-cell>
          <table:table-cell office:value-type="string" calcext:value-type="string">
            <text:p>MA1760.1</text:p>
          </table:table-cell>
          <table:table-cell office:value-type="string" calcext:value-type="string">
            <text:p>HSFA6A</text:p>
          </table:table-cell>
          <table:table-cell office:value-type="float" office:value="0.92548" calcext:value-type="float">
            <text:p>0.92548</text:p>
          </table:table-cell>
          <table:table-cell office:value-type="float" office:value="0.0000000051241" calcext:value-type="float">
            <text:p>5.1241E-09</text:p>
          </table:table-cell>
          <table:table-cell office:value-type="float" office:value="5" calcext:value-type="float">
            <text:p>5</text:p>
          </table:table-cell>
          <table:table-cell office:value-type="float" office:value="0.62414" calcext:value-type="float">
            <text:p>0.62414</text:p>
          </table:table-cell>
        </table:table-row>
        <table:table-row table:style-name="ro2" table:visibility="filter">
          <table:table-cell office:value-type="string" calcext:value-type="string">
            <text:p>epm_Asag_SW_p0m15R_343</text:p>
          </table:table-cell>
          <table:table-cell office:value-type="string" calcext:value-type="string">
            <text:p>MA1678.3</text:p>
          </table:table-cell>
          <table:table-cell office:value-type="string" calcext:value-type="string">
            <text:p>NTL8</text:p>
          </table:table-cell>
          <table:table-cell office:value-type="float" office:value="0.86758" calcext:value-type="float">
            <text:p>0.86758</text:p>
          </table:table-cell>
          <table:table-cell office:value-type="float" office:value="0.0000007282" calcext:value-type="float">
            <text:p>7.282E-07</text:p>
          </table:table-cell>
          <table:table-cell office:value-type="float" office:value="5" calcext:value-type="float">
            <text:p>5</text:p>
          </table:table-cell>
          <table:table-cell office:value-type="float" office:value="0.55477" calcext:value-type="float">
            <text:p>0.55477</text:p>
          </table:table-cell>
        </table:table-row>
        <table:table-row table:style-name="ro2" table:visibility="filter">
          <table:table-cell office:value-type="string" calcext:value-type="string">
            <text:p>epm_Asag_SW_p0m16R_306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81719" calcext:value-type="float">
            <text:p>0.81719</text:p>
          </table:table-cell>
          <table:table-cell office:value-type="float" office:value="0.000010921" calcext:value-type="float">
            <text:p>1.0921E-05</text:p>
          </table:table-cell>
          <table:table-cell office:value-type="float" office:value="5" calcext:value-type="float">
            <text:p>5</text:p>
          </table:table-cell>
          <table:table-cell office:value-type="float" office:value="0.69403" calcext:value-type="float">
            <text:p>0.69403</text:p>
          </table:table-cell>
        </table:table-row>
        <table:table-row table:style-name="ro2" table:visibility="filter">
          <table:table-cell office:value-type="string" calcext:value-type="string">
            <text:p>epm_Asag_SW_p0m17R_303</text:p>
          </table:table-cell>
          <table:table-cell office:value-type="string" calcext:value-type="string">
            <text:p>MA1404.1</text:p>
          </table:table-cell>
          <table:table-cell office:value-type="string" calcext:value-type="string">
            <text:p>BPC1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0000026429" calcext:value-type="float">
            <text:p>2.6429E-06</text:p>
          </table:table-cell>
          <table:table-cell office:value-type="float" office:value="5" calcext:value-type="float">
            <text:p>5</text:p>
          </table:table-cell>
          <table:table-cell office:value-type="float" office:value="0.63772" calcext:value-type="float">
            <text:p>0.63772</text:p>
          </table:table-cell>
        </table:table-row>
        <table:table-row table:style-name="ro2" table:visibility="filter">
          <table:table-cell office:value-type="string" calcext:value-type="string">
            <text:p>epm_Asag_SW_p0m17R_303</text:p>
          </table:table-cell>
          <table:table-cell office:value-type="string" calcext:value-type="string">
            <text:p>MA1416.1</text:p>
          </table:table-cell>
          <table:table-cell office:value-type="string" calcext:value-type="string">
            <text:p>RAMOSA1</text:p>
          </table:table-cell>
          <table:table-cell office:value-type="float" office:value="0.83447" calcext:value-type="float">
            <text:p>0.83447</text:p>
          </table:table-cell>
          <table:table-cell office:value-type="float" office:value="0.0000047792" calcext:value-type="float">
            <text:p>4.7792E-06</text:p>
          </table:table-cell>
          <table:table-cell office:value-type="float" office:value="5" calcext:value-type="float">
            <text:p>5</text:p>
          </table:table-cell>
          <table:table-cell office:value-type="float" office:value="0.60188" calcext:value-type="float">
            <text:p>0.60188</text:p>
          </table:table-cell>
        </table:table-row>
        <table:table-row table:style-name="ro2" table:visibility="filter">
          <table:table-cell office:value-type="string" calcext:value-type="string">
            <text:p>epm_Asag_SW_p0m20F_203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75307" calcext:value-type="float">
            <text:p>0.75307</text:p>
          </table:table-cell>
          <table:table-cell office:value-type="float" office:value="0.000021687" calcext:value-type="float">
            <text:p>2.1687E-05</text:p>
          </table:table-cell>
          <table:table-cell office:value-type="float" office:value="6" calcext:value-type="float">
            <text:p>6</text:p>
          </table:table-cell>
          <table:table-cell office:value-type="float" office:value="0.50885" calcext:value-type="float">
            <text:p>0.50885</text:p>
          </table:table-cell>
        </table:table-row>
        <table:table-row table:style-name="ro2" table:visibility="filter">
          <table:table-cell office:value-type="string" calcext:value-type="string">
            <text:p>epm_Asag_SW_p0m20R_203</text:p>
          </table:table-cell>
          <table:table-cell office:value-type="string" calcext:value-type="string">
            <text:p>MA2419.1</text:p>
          </table:table-cell>
          <table:table-cell office:value-type="string" calcext:value-type="string">
            <text:p>UB3</text:p>
          </table:table-cell>
          <table:table-cell office:value-type="float" office:value="0.81977" calcext:value-type="float">
            <text:p>0.81977</text:p>
          </table:table-cell>
          <table:table-cell office:value-type="float" office:value="0.0000097068" calcext:value-type="float">
            <text:p>9.7068E-06</text:p>
          </table:table-cell>
          <table:table-cell office:value-type="float" office:value="5" calcext:value-type="float">
            <text:p>5</text:p>
          </table:table-cell>
          <table:table-cell office:value-type="float" office:value="0.69949" calcext:value-type="float">
            <text:p>0.69949</text:p>
          </table:table-cell>
        </table:table-row>
        <table:table-row table:style-name="ro2" table:visibility="filter">
          <table:table-cell office:value-type="string" calcext:value-type="string">
            <text:p>epm_Asag_SW_p0m21F_187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00016648" calcext:value-type="float">
            <text:p>1.6648E-06</text:p>
          </table:table-cell>
          <table:table-cell office:value-type="float" office:value="5" calcext:value-type="float">
            <text:p>5</text:p>
          </table:table-cell>
          <table:table-cell office:value-type="float" office:value="0.59915" calcext:value-type="float">
            <text:p>0.59915</text:p>
          </table:table-cell>
        </table:table-row>
        <table:table-row table:style-name="ro2" table:visibility="filter">
          <table:table-cell office:value-type="string" calcext:value-type="string">
            <text:p>epm_Asag_SW_p0m21F_187</text:p>
          </table:table-cell>
          <table:table-cell office:value-type="string" calcext:value-type="string">
            <text:p>MA1156.2</text:p>
          </table:table-cell>
          <table:table-cell office:value-type="string" calcext:value-type="string">
            <text:p>JKD</text:p>
          </table:table-cell>
          <table:table-cell office:value-type="float" office:value="0.84129" calcext:value-type="float">
            <text:p>0.84129</text:p>
          </table:table-cell>
          <table:table-cell office:value-type="float" office:value="0.000003359" calcext:value-type="float">
            <text:p>3.359E-06</text:p>
          </table:table-cell>
          <table:table-cell office:value-type="float" office:value="5" calcext:value-type="float">
            <text:p>5</text:p>
          </table:table-cell>
          <table:table-cell office:value-type="float" office:value="0.63302" calcext:value-type="float">
            <text:p>0.63302</text:p>
          </table:table-cell>
        </table:table-row>
        <table:table-row table:style-name="ro2" table:visibility="filter">
          <table:table-cell office:value-type="string" calcext:value-type="string">
            <text:p>epm_Asag_SW_p0m22F_186</text:p>
          </table:table-cell>
          <table:table-cell office:value-type="string" calcext:value-type="string">
            <text:p>MA1370.2</text:p>
          </table:table-cell>
          <table:table-cell office:value-type="string" calcext:value-type="string">
            <text:p>IDD5</text:p>
          </table:table-cell>
          <table:table-cell office:value-type="float" office:value="0.84339" calcext:value-type="float">
            <text:p>0.84339</text:p>
          </table:table-cell>
          <table:table-cell office:value-type="float" office:value="0.0000030047" calcext:value-type="float">
            <text:p>3.0047E-06</text:p>
          </table:table-cell>
          <table:table-cell office:value-type="float" office:value="5" calcext:value-type="float">
            <text:p>5</text:p>
          </table:table-cell>
          <table:table-cell office:value-type="float" office:value="0.60361" calcext:value-type="float">
            <text:p>0.60361</text:p>
          </table:table-cell>
        </table:table-row>
        <table:table-row table:style-name="ro2" table:visibility="filter">
          <table:table-cell office:value-type="string" calcext:value-type="string">
            <text:p>epm_Asag_SW_p0m22F_186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83811" calcext:value-type="float">
            <text:p>0.83811</text:p>
          </table:table-cell>
          <table:table-cell office:value-type="float" office:value="0.0000039672" calcext:value-type="float">
            <text:p>3.9672E-06</text:p>
          </table:table-cell>
          <table:table-cell office:value-type="float" office:value="5" calcext:value-type="float">
            <text:p>5</text:p>
          </table:table-cell>
          <table:table-cell office:value-type="float" office:value="0.65668" calcext:value-type="float">
            <text:p>0.65668</text:p>
          </table:table-cell>
        </table:table-row>
        <table:table-row table:style-name="ro2" table:visibility="filter">
          <table:table-cell office:value-type="string" calcext:value-type="string">
            <text:p>epm_Asag_SW_p0m22R_186</text:p>
          </table:table-cell>
          <table:table-cell office:value-type="string" calcext:value-type="string">
            <text:p>MA1371.2</text:p>
          </table:table-cell>
          <table:table-cell office:value-type="string" calcext:value-type="string">
            <text:p>IDD4</text:p>
          </table:table-cell>
          <table:table-cell office:value-type="float" office:value="0.85734" calcext:value-type="float">
            <text:p>0.85734</text:p>
          </table:table-cell>
          <table:table-cell office:value-type="float" office:value="0.0000013687" calcext:value-type="float">
            <text:p>1.3687E-06</text:p>
          </table:table-cell>
          <table:table-cell office:value-type="float" office:value="5" calcext:value-type="float">
            <text:p>5</text:p>
          </table:table-cell>
          <table:table-cell office:value-type="float" office:value="0.57132" calcext:value-type="float">
            <text:p>0.57132</text:p>
          </table:table-cell>
        </table:table-row>
        <table:table-row table:style-name="ro2" table:visibility="filter">
          <table:table-cell office:value-type="string" calcext:value-type="string">
            <text:p>epm_Asag_SW_p0m22R_186</text:p>
          </table:table-cell>
          <table:table-cell office:value-type="string" calcext:value-type="string">
            <text:p>MA1374.2</text:p>
          </table:table-cell>
          <table:table-cell office:value-type="string" calcext:value-type="string">
            <text:p>IDD7</text:p>
          </table:table-cell>
          <table:table-cell office:value-type="float" office:value="0.85453" calcext:value-type="float">
            <text:p>0.85453</text:p>
          </table:table-cell>
          <table:table-cell office:value-type="float" office:value="0.0000016143" calcext:value-type="float">
            <text:p>1.6143E-06</text:p>
          </table:table-cell>
          <table:table-cell office:value-type="float" office:value="5" calcext:value-type="float">
            <text:p>5</text:p>
          </table:table-cell>
          <table:table-cell office:value-type="float" office:value="0.56833" calcext:value-type="float">
            <text:p>0.56833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72.3</text:p>
          </table:table-cell>
          <table:table-cell office:value-type="string" calcext:value-type="string">
            <text:p>DOF2.2</text:p>
          </table:table-cell>
          <table:table-cell office:value-type="float" office:value="0.95941" calcext:value-type="float">
            <text:p>0.95941</text:p>
          </table:table-cell>
          <table:table-cell office:value-type="float" office:value="0.0000000000245" calcext:value-type="float">
            <text:p>2.45E-11</text:p>
          </table:table-cell>
          <table:table-cell office:value-type="float" office:value="5" calcext:value-type="float">
            <text:p>5</text:p>
          </table:table-cell>
          <table:table-cell office:value-type="float" office:value="0.58543" calcext:value-type="float">
            <text:p>0.58543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80.2</text:p>
          </table:table-cell>
          <table:table-cell office:value-type="string" calcext:value-type="string">
            <text:p>DOF5.4</text:p>
          </table:table-cell>
          <table:table-cell office:value-type="float" office:value="0.93398" calcext:value-type="float">
            <text:p>0.93398</text:p>
          </table:table-cell>
          <table:table-cell office:value-type="float" office:value="0.000000001779" calcext:value-type="float">
            <text:p>1.779E-09</text:p>
          </table:table-cell>
          <table:table-cell office:value-type="float" office:value="5" calcext:value-type="float">
            <text:p>5</text:p>
          </table:table-cell>
          <table:table-cell office:value-type="float" office:value="0.54892" calcext:value-type="float">
            <text:p>0.54892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73.2</text:p>
          </table:table-cell>
          <table:table-cell office:value-type="string" calcext:value-type="string">
            <text:p>DOF4.2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0000000045491" calcext:value-type="float">
            <text:p>4.5491E-09</text:p>
          </table:table-cell>
          <table:table-cell office:value-type="float" office:value="5" calcext:value-type="float">
            <text:p>5</text:p>
          </table:table-cell>
          <table:table-cell office:value-type="float" office:value="0.57642" calcext:value-type="float">
            <text:p>0.57642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0974.3</text:p>
          </table:table-cell>
          <table:table-cell office:value-type="string" calcext:value-type="string">
            <text:p>CDF3</text:p>
          </table:table-cell>
          <table:table-cell office:value-type="float" office:value="0.92098" calcext:value-type="float">
            <text:p>0.92098</text:p>
          </table:table-cell>
          <table:table-cell office:value-type="float" office:value="0.0000000085387" calcext:value-type="float">
            <text:p>8.5387E-09</text:p>
          </table:table-cell>
          <table:table-cell office:value-type="float" office:value="5" calcext:value-type="float">
            <text:p>5</text:p>
          </table:table-cell>
          <table:table-cell office:value-type="float" office:value="0.51995" calcext:value-type="float">
            <text:p>0.51995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81.2</text:p>
          </table:table-cell>
          <table:table-cell office:value-type="string" calcext:value-type="string">
            <text:p>DOF5.1</text:p>
          </table:table-cell>
          <table:table-cell office:value-type="float" office:value="0.90428" calcext:value-type="float">
            <text:p>0.90428</text:p>
          </table:table-cell>
          <table:table-cell office:value-type="float" office:value="0.000000045061" calcext:value-type="float">
            <text:p>4.5061E-08</text:p>
          </table:table-cell>
          <table:table-cell office:value-type="float" office:value="5" calcext:value-type="float">
            <text:p>5</text:p>
          </table:table-cell>
          <table:table-cell office:value-type="float" office:value="0.52087" calcext:value-type="float">
            <text:p>0.52087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89025" calcext:value-type="float">
            <text:p>0.89025</text:p>
          </table:table-cell>
          <table:table-cell office:value-type="float" office:value="0.00000014637" calcext:value-type="float">
            <text:p>1.4637E-07</text:p>
          </table:table-cell>
          <table:table-cell office:value-type="float" office:value="5" calcext:value-type="float">
            <text:p>5</text:p>
          </table:table-cell>
          <table:table-cell office:value-type="float" office:value="0.50724" calcext:value-type="float">
            <text:p>0.50724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0977.1</text:p>
          </table:table-cell>
          <table:table-cell office:value-type="string" calcext:value-type="string">
            <text:p>DOF2.5</text:p>
          </table:table-cell>
          <table:table-cell office:value-type="float" office:value="0.88922" calcext:value-type="float">
            <text:p>0.88922</text:p>
          </table:table-cell>
          <table:table-cell office:value-type="float" office:value="0.00000015863" calcext:value-type="float">
            <text:p>1.5863E-07</text:p>
          </table:table-cell>
          <table:table-cell office:value-type="float" office:value="5" calcext:value-type="float">
            <text:p>5</text:p>
          </table:table-cell>
          <table:table-cell office:value-type="float" office:value="0.58281" calcext:value-type="float">
            <text:p>0.58281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77.2</text:p>
          </table:table-cell>
          <table:table-cell office:value-type="string" calcext:value-type="string">
            <text:p>DOF1.7</text:p>
          </table:table-cell>
          <table:table-cell office:value-type="float" office:value="0.88681" calcext:value-type="float">
            <text:p>0.88681</text:p>
          </table:table-cell>
          <table:table-cell office:value-type="float" office:value="0.00000019078" calcext:value-type="float">
            <text:p>1.9078E-07</text:p>
          </table:table-cell>
          <table:table-cell office:value-type="float" office:value="5" calcext:value-type="float">
            <text:p>5</text:p>
          </table:table-cell>
          <table:table-cell office:value-type="float" office:value="0.60151" calcext:value-type="float">
            <text:p>0.60151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76.2</text:p>
          </table:table-cell>
          <table:table-cell office:value-type="string" calcext:value-type="string">
            <text:p>DOF3.5</text:p>
          </table:table-cell>
          <table:table-cell office:value-type="float" office:value="0.88209" calcext:value-type="float">
            <text:p>0.88209</text:p>
          </table:table-cell>
          <table:table-cell office:value-type="float" office:value="0.00000027064" calcext:value-type="float">
            <text:p>2.7064E-07</text:p>
          </table:table-cell>
          <table:table-cell office:value-type="float" office:value="5" calcext:value-type="float">
            <text:p>5</text:p>
          </table:table-cell>
          <table:table-cell office:value-type="float" office:value="0.68745" calcext:value-type="float">
            <text:p>0.68745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0973.2</text:p>
          </table:table-cell>
          <table:table-cell office:value-type="string" calcext:value-type="string">
            <text:p>CDF2</text:p>
          </table:table-cell>
          <table:table-cell office:value-type="float" office:value="0.87594" calcext:value-type="float">
            <text:p>0.87594</text:p>
          </table:table-cell>
          <table:table-cell office:value-type="float" office:value="0.00000041786" calcext:value-type="float">
            <text:p>4.1786E-07</text:p>
          </table:table-cell>
          <table:table-cell office:value-type="float" office:value="5" calcext:value-type="float">
            <text:p>5</text:p>
          </table:table-cell>
          <table:table-cell office:value-type="float" office:value="0.57328" calcext:value-type="float">
            <text:p>0.57328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269.2</text:p>
          </table:table-cell>
          <table:table-cell office:value-type="string" calcext:value-type="string">
            <text:p>DOF4.5</text:p>
          </table:table-cell>
          <table:table-cell office:value-type="float" office:value="0.86686" calcext:value-type="float">
            <text:p>0.86686</text:p>
          </table:table-cell>
          <table:table-cell office:value-type="float" office:value="0.00000076222" calcext:value-type="float">
            <text:p>7.6222E-07</text:p>
          </table:table-cell>
          <table:table-cell office:value-type="float" office:value="5" calcext:value-type="float">
            <text:p>5</text:p>
          </table:table-cell>
          <table:table-cell office:value-type="float" office:value="0.67699" calcext:value-type="float">
            <text:p>0.67699</text:p>
          </table:table-cell>
        </table:table-row>
        <table:table-row table:style-name="ro2" table:visibility="filter">
          <table:table-cell office:value-type="string" calcext:value-type="string">
            <text:p>epm_Asag_SW_p1m00F_914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85402" calcext:value-type="float">
            <text:p>0.85402</text:p>
          </table:table-cell>
          <table:table-cell office:value-type="float" office:value="0.0000016623" calcext:value-type="float">
            <text:p>1.6623E-06</text:p>
          </table:table-cell>
          <table:table-cell office:value-type="float" office:value="5" calcext:value-type="float">
            <text:p>5</text:p>
          </table:table-cell>
          <table:table-cell office:value-type="float" office:value="0.67035" calcext:value-type="float">
            <text:p>0.67035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0000000000078662" calcext:value-type="float">
            <text:p>7.8662E-12</text:p>
          </table:table-cell>
          <table:table-cell office:value-type="float" office:value="5" calcext:value-type="float">
            <text:p>5</text:p>
          </table:table-cell>
          <table:table-cell office:value-type="float" office:value="0.56581" calcext:value-type="float">
            <text:p>0.56581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93294" calcext:value-type="float">
            <text:p>0.93294</text:p>
          </table:table-cell>
          <table:table-cell office:value-type="float" office:value="0.0000000020385" calcext:value-type="float">
            <text:p>2.0385E-09</text:p>
          </table:table-cell>
          <table:table-cell office:value-type="float" office:value="5" calcext:value-type="float">
            <text:p>5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2380.1</text:p>
          </table:table-cell>
          <table:table-cell office:value-type="string" calcext:value-type="string">
            <text:p>DOF4.7</text:p>
          </table:table-cell>
          <table:table-cell office:value-type="float" office:value="0.92642" calcext:value-type="float">
            <text:p>0.92642</text:p>
          </table:table-cell>
          <table:table-cell office:value-type="float" office:value="0.0000000045898" calcext:value-type="float">
            <text:p>4.5898E-09</text:p>
          </table:table-cell>
          <table:table-cell office:value-type="float" office:value="5" calcext:value-type="float">
            <text:p>5</text:p>
          </table:table-cell>
          <table:table-cell office:value-type="float" office:value="0.57604" calcext:value-type="float">
            <text:p>0.57604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91684" calcext:value-type="float">
            <text:p>0.91684</text:p>
          </table:table-cell>
          <table:table-cell office:value-type="float" office:value="0.000000013315" calcext:value-type="float">
            <text:p>1.3315E-08</text:p>
          </table:table-cell>
          <table:table-cell office:value-type="float" office:value="5" calcext:value-type="float">
            <text:p>5</text:p>
          </table:table-cell>
          <table:table-cell office:value-type="float" office:value="0.65339" calcext:value-type="float">
            <text:p>0.65339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000000036441" calcext:value-type="float">
            <text:p>3.6441E-08</text:p>
          </table:table-cell>
          <table:table-cell office:value-type="float" office:value="5" calcext:value-type="float">
            <text:p>5</text:p>
          </table:table-cell>
          <table:table-cell office:value-type="float" office:value="0.5806" calcext:value-type="float">
            <text:p>0.5806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267.2</text:p>
          </table:table-cell>
          <table:table-cell office:value-type="string" calcext:value-type="string">
            <text:p>DOF5.8</text:p>
          </table:table-cell>
          <table:table-cell office:value-type="float" office:value="0.88566" calcext:value-type="float">
            <text:p>0.88566</text:p>
          </table:table-cell>
          <table:table-cell office:value-type="float" office:value="0.00000020801" calcext:value-type="float">
            <text:p>2.0801E-07</text:p>
          </table:table-cell>
          <table:table-cell office:value-type="float" office:value="5" calcext:value-type="float">
            <text:p>5</text:p>
          </table:table-cell>
          <table:table-cell office:value-type="float" office:value="0.59043" calcext:value-type="float">
            <text:p>0.59043</text:p>
          </table:table-cell>
        </table:table-row>
        <table:table-row table:style-name="ro2" table:visibility="filter">
          <table:table-cell office:value-type="string" calcext:value-type="string">
            <text:p>epm_Asag_SW_p1m00R_914</text:p>
          </table:table-cell>
          <table:table-cell office:value-type="string" calcext:value-type="string">
            <text:p>MA1278.2</text:p>
          </table:table-cell>
          <table:table-cell office:value-type="string" calcext:value-type="string">
            <text:p>DOF3.4</text:p>
          </table:table-cell>
          <table:table-cell office:value-type="float" office:value="0.85521" calcext:value-type="float">
            <text:p>0.85521</text:p>
          </table:table-cell>
          <table:table-cell office:value-type="float" office:value="0.0000015511" calcext:value-type="float">
            <text:p>1.5511E-06</text:p>
          </table:table-cell>
          <table:table-cell office:value-type="float" office:value="5" calcext:value-type="float">
            <text:p>5</text:p>
          </table:table-cell>
          <table:table-cell office:value-type="float" office:value="0.66111" calcext:value-type="float">
            <text:p>0.66111</text:p>
          </table:table-cell>
        </table:table-row>
        <table:table-row table:style-name="ro2" table:visibility="filter">
          <table:table-cell office:value-type="string" calcext:value-type="string">
            <text:p>epm_Asag_SW_p1m01F_782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3844" calcext:value-type="float">
            <text:p>0.93844</text:p>
          </table:table-cell>
          <table:table-cell office:value-type="float" office:value="0.00000000096263" calcext:value-type="float">
            <text:p>9.6263E-10</text:p>
          </table:table-cell>
          <table:table-cell office:value-type="float" office:value="5" calcext:value-type="float">
            <text:p>5</text:p>
          </table:table-cell>
          <table:table-cell office:value-type="float" office:value="0.45953" calcext:value-type="float">
            <text:p>0.45953</text:p>
          </table:table-cell>
        </table:table-row>
        <table:table-row table:style-name="ro2" table:visibility="filter">
          <table:table-cell office:value-type="string" calcext:value-type="string">
            <text:p>epm_Asag_SW_p1m01F_782</text:p>
          </table:table-cell>
          <table:table-cell office:value-type="string" calcext:value-type="string">
            <text:p>MA1015.2</text:p>
          </table:table-cell>
          <table:table-cell office:value-type="string" calcext:value-type="string">
            <text:p>GATA12</text:p>
          </table:table-cell>
          <table:table-cell office:value-type="float" office:value="0.88024" calcext:value-type="float">
            <text:p>0.88024</text:p>
          </table:table-cell>
          <table:table-cell office:value-type="float" office:value="0.000000014246" calcext:value-type="float">
            <text:p>1.4246E-08</text:p>
          </table:table-cell>
          <table:table-cell office:value-type="float" office:value="6" calcext:value-type="float">
            <text:p>6</text:p>
          </table:table-cell>
          <table:table-cell office:value-type="float" office:value="0.68173" calcext:value-type="float">
            <text:p>0.68173</text:p>
          </table:table-cell>
        </table:table-row>
        <table:table-row table:style-name="ro2" table:visibility="filter">
          <table:table-cell office:value-type="string" calcext:value-type="string">
            <text:p>epm_Asag_SW_p1m01R_782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0000000058113" calcext:value-type="float">
            <text:p>5.8113E-09</text:p>
          </table:table-cell>
          <table:table-cell office:value-type="float" office:value="5" calcext:value-type="float">
            <text:p>5</text:p>
          </table:table-cell>
          <table:table-cell office:value-type="float" office:value="0.53335" calcext:value-type="float">
            <text:p>0.53335</text:p>
          </table:table-cell>
        </table:table-row>
        <table:table-row table:style-name="ro2" table:visibility="filter">
          <table:table-cell office:value-type="string" calcext:value-type="string">
            <text:p>epm_Asag_SW_p1m01R_782</text:p>
          </table:table-cell>
          <table:table-cell office:value-type="string" calcext:value-type="string">
            <text:p>MA1015.2</text:p>
          </table:table-cell>
          <table:table-cell office:value-type="string" calcext:value-type="string">
            <text:p>GATA12</text:p>
          </table:table-cell>
          <table:table-cell office:value-type="float" office:value="0.88024" calcext:value-type="float">
            <text:p>0.88024</text:p>
          </table:table-cell>
          <table:table-cell office:value-type="float" office:value="0.000000014246" calcext:value-type="float">
            <text:p>1.4246E-08</text:p>
          </table:table-cell>
          <table:table-cell office:value-type="float" office:value="6" calcext:value-type="float">
            <text:p>6</text:p>
          </table:table-cell>
          <table:table-cell office:value-type="float" office:value="0.68173" calcext:value-type="float">
            <text:p>0.68173</text:p>
          </table:table-cell>
        </table:table-row>
        <table:table-row table:style-name="ro2" table:visibility="filter">
          <table:table-cell office:value-type="string" calcext:value-type="string">
            <text:p>epm_Asag_SW_p1m03F_737</text:p>
          </table:table-cell>
          <table:table-cell office:value-type="string" calcext:value-type="string">
            <text:p>MA1161.1</text:p>
          </table:table-cell>
          <table:table-cell office:value-type="string" calcext:value-type="string">
            <text:p>TSO1</text:p>
          </table:table-cell>
          <table:table-cell office:value-type="float" office:value="0.75795" calcext:value-type="float">
            <text:p>0.75795</text:p>
          </table:table-cell>
          <table:table-cell office:value-type="float" office:value="0.00010811" calcext:value-type="float">
            <text:p>0.00010811</text:p>
          </table:table-cell>
          <table:table-cell office:value-type="float" office:value="5" calcext:value-type="float">
            <text:p>5</text:p>
          </table:table-cell>
          <table:table-cell office:value-type="float" office:value="0.51908" calcext:value-type="float">
            <text:p>0.51908</text:p>
          </table:table-cell>
        </table:table-row>
        <table:table-row table:style-name="ro2" table:visibility="filter">
          <table:table-cell office:value-type="string" calcext:value-type="string">
            <text:p>epm_Asag_SW_p1m04F_735</text:p>
          </table:table-cell>
          <table:table-cell office:value-type="string" calcext:value-type="string">
            <text:p>MA1280.2</text:p>
          </table:table-cell>
          <table:table-cell office:value-type="string" calcext:value-type="string">
            <text:p>DOF5.4</text:p>
          </table:table-cell>
          <table:table-cell office:value-type="float" office:value="0.84348" calcext:value-type="float">
            <text:p>0.84348</text:p>
          </table:table-cell>
          <table:table-cell office:value-type="float" office:value="0.0000029901" calcext:value-type="float">
            <text:p>2.9901E-06</text:p>
          </table:table-cell>
          <table:table-cell office:value-type="float" office:value="5" calcext:value-type="float">
            <text:p>5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2" table:visibility="filter">
          <table:table-cell office:value-type="string" calcext:value-type="string">
            <text:p>epm_Asag_SW_p1m04F_735</text:p>
          </table:table-cell>
          <table:table-cell office:value-type="string" calcext:value-type="string">
            <text:p>MA0974.3</text:p>
          </table:table-cell>
          <table:table-cell office:value-type="string" calcext:value-type="string">
            <text:p>CDF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000012885" calcext:value-type="float">
            <text:p>1.2885E-05</text:p>
          </table:table-cell>
          <table:table-cell office:value-type="float" office:value="5" calcext:value-type="float">
            <text:p>5</text:p>
          </table:table-cell>
          <table:table-cell office:value-type="float" office:value="0.69785" calcext:value-type="float">
            <text:p>0.69785</text:p>
          </table:table-cell>
        </table:table-row>
        <table:table-row table:style-name="ro2" table:visibility="filter">
          <table:table-cell office:value-type="string" calcext:value-type="string">
            <text:p>epm_Asag_SW_p1m04F_735</text:p>
          </table:table-cell>
          <table:table-cell office:value-type="string" calcext:value-type="string">
            <text:p>MA1292.2</text:p>
          </table:table-cell>
          <table:table-cell office:value-type="string" calcext:value-type="string">
            <text:p>MYB27</text:p>
          </table:table-cell>
          <table:table-cell office:value-type="float" office:value="0.77013" calcext:value-type="float">
            <text:p>0.77013</text:p>
          </table:table-cell>
          <table:table-cell office:value-type="float" office:value="0.000071307" calcext:value-type="float">
            <text:p>7.1307E-05</text:p>
          </table:table-cell>
          <table:table-cell office:value-type="float" office:value="5" calcext:value-type="float">
            <text:p>5</text:p>
          </table:table-cell>
          <table:table-cell office:value-type="float" office:value="0.64227" calcext:value-type="float">
            <text:p>0.64227</text:p>
          </table:table-cell>
        </table:table-row>
        <table:table-row table:style-name="ro2" table:visibility="filter">
          <table:table-cell office:value-type="string" calcext:value-type="string">
            <text:p>epm_Asag_SW_p1m04F_735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75629" calcext:value-type="float">
            <text:p>0.75629</text:p>
          </table:table-cell>
          <table:table-cell office:value-type="float" office:value="0.00011421" calcext:value-type="float">
            <text:p>0.00011421</text:p>
          </table:table-cell>
          <table:table-cell office:value-type="float" office:value="5" calcext:value-type="float">
            <text:p>5</text:p>
          </table:table-cell>
          <table:table-cell office:value-type="float" office:value="0.67669" calcext:value-type="float">
            <text:p>0.67669</text:p>
          </table:table-cell>
        </table:table-row>
        <table:table-row table:style-name="ro2" table:visibility="filter">
          <table:table-cell office:value-type="string" calcext:value-type="string">
            <text:p>epm_Asag_SW_p1m04R_735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7245" calcext:value-type="float">
            <text:p>0.87245</text:p>
          </table:table-cell>
          <table:table-cell office:value-type="float" office:value="0.00000052926" calcext:value-type="float">
            <text:p>5.2926E-07</text:p>
          </table:table-cell>
          <table:table-cell office:value-type="float" office:value="5" calcext:value-type="float">
            <text:p>5</text:p>
          </table:table-cell>
          <table:table-cell office:value-type="float" office:value="0.59066" calcext:value-type="float">
            <text:p>0.59066</text:p>
          </table:table-cell>
        </table:table-row>
        <table:table-row table:style-name="ro2" table:visibility="filter">
          <table:table-cell office:value-type="string" calcext:value-type="string">
            <text:p>epm_Asag_SW_p1m04R_735</text:p>
          </table:table-cell>
          <table:table-cell office:value-type="string" calcext:value-type="string">
            <text:p>MA2380.1</text:p>
          </table:table-cell>
          <table:table-cell office:value-type="string" calcext:value-type="string">
            <text:p>DOF4.7</text:p>
          </table:table-cell>
          <table:table-cell office:value-type="float" office:value="0.83709" calcext:value-type="float">
            <text:p>0.83709</text:p>
          </table:table-cell>
          <table:table-cell office:value-type="float" office:value="0.0000041823" calcext:value-type="float">
            <text:p>4.1823E-06</text:p>
          </table:table-cell>
          <table:table-cell office:value-type="float" office:value="5" calcext:value-type="float">
            <text:p>5</text:p>
          </table:table-cell>
          <table:table-cell office:value-type="float" office:value="0.69503" calcext:value-type="float">
            <text:p>0.69503</text:p>
          </table:table-cell>
        </table:table-row>
        <table:table-row table:style-name="ro2" table:visibility="filter">
          <table:table-cell office:value-type="string" calcext:value-type="string">
            <text:p>epm_Asag_SW_p1m04R_735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2731" calcext:value-type="float">
            <text:p>0.82731</text:p>
          </table:table-cell>
          <table:table-cell office:value-type="float" office:value="0.0000068042" calcext:value-type="float">
            <text:p>6.8042E-06</text:p>
          </table:table-cell>
          <table:table-cell office:value-type="float" office:value="5" calcext:value-type="float">
            <text:p>5</text:p>
          </table:table-cell>
          <table:table-cell office:value-type="float" office:value="0.61072" calcext:value-type="float">
            <text:p>0.61072</text:p>
          </table:table-cell>
        </table:table-row>
        <table:table-row table:style-name="ro2" table:visibility="filter">
          <table:table-cell office:value-type="string" calcext:value-type="string">
            <text:p>epm_Asag_SW_p1m04R_735</text:p>
          </table:table-cell>
          <table:table-cell office:value-type="string" calcext:value-type="string">
            <text:p>MA1270.2</text:p>
          </table:table-cell>
          <table:table-cell office:value-type="string" calcext:value-type="string">
            <text:p>DOF3.2</text:p>
          </table:table-cell>
          <table:table-cell office:value-type="float" office:value="0.80996" calcext:value-type="float">
            <text:p>0.80996</text:p>
          </table:table-cell>
          <table:table-cell office:value-type="float" office:value="0.000015056" calcext:value-type="float">
            <text:p>1.5056E-05</text:p>
          </table:table-cell>
          <table:table-cell office:value-type="float" office:value="5" calcext:value-type="float">
            <text:p>5</text:p>
          </table:table-cell>
          <table:table-cell office:value-type="float" office:value="0.69548" calcext:value-type="float">
            <text:p>0.69548</text:p>
          </table:table-cell>
        </table:table-row>
        <table:table-row table:style-name="ro2" table:visibility="filter">
          <table:table-cell office:value-type="string" calcext:value-type="string">
            <text:p>epm_Asag_SW_p1m04R_735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79514" calcext:value-type="float">
            <text:p>0.79514</text:p>
          </table:table-cell>
          <table:table-cell office:value-type="float" office:value="0.000027924" calcext:value-type="float">
            <text:p>2.7924E-05</text:p>
          </table:table-cell>
          <table:table-cell office:value-type="float" office:value="5" calcext:value-type="float">
            <text:p>5</text:p>
          </table:table-cell>
          <table:table-cell office:value-type="float" office:value="0.59285" calcext:value-type="float">
            <text:p>0.59285</text:p>
          </table:table-cell>
        </table:table-row>
        <table:table-row table:style-name="ro2" table:visibility="filter">
          <table:table-cell office:value-type="string" calcext:value-type="string">
            <text:p>epm_Asag_SW_p1m06F_279</text:p>
          </table:table-cell>
          <table:table-cell office:value-type="string" calcext:value-type="string">
            <text:p>MA1691.2</text:p>
          </table:table-cell>
          <table:table-cell office:value-type="string" calcext:value-type="string">
            <text:p>ARF27</text:p>
          </table:table-cell>
          <table:table-cell office:value-type="float" office:value="0.78689" calcext:value-type="float">
            <text:p>0.78689</text:p>
          </table:table-cell>
          <table:table-cell office:value-type="float" office:value="0.0000050942" calcext:value-type="float">
            <text:p>5.0942E-06</text:p>
          </table:table-cell>
          <table:table-cell office:value-type="float" office:value="6" calcext:value-type="float">
            <text:p>6</text:p>
          </table:table-cell>
          <table:table-cell office:value-type="float" office:value="0.60631" calcext:value-type="float">
            <text:p>0.60631</text:p>
          </table:table-cell>
        </table:table-row>
        <table:table-row table:style-name="ro2" table:visibility="filter">
          <table:table-cell office:value-type="string" calcext:value-type="string">
            <text:p>epm_Asag_SW_p1m06F_279</text:p>
          </table:table-cell>
          <table:table-cell office:value-type="string" calcext:value-type="string">
            <text:p>MA1685.2</text:p>
          </table:table-cell>
          <table:table-cell office:value-type="string" calcext:value-type="string">
            <text:p>ARF10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000047424" calcext:value-type="float">
            <text:p>4.7424E-05</text:p>
          </table:table-cell>
          <table:table-cell office:value-type="float" office:value="5" calcext:value-type="float">
            <text:p>5</text:p>
          </table:table-cell>
          <table:table-cell office:value-type="float" office:value="0.45158" calcext:value-type="float">
            <text:p>0.45158</text:p>
          </table:table-cell>
        </table:table-row>
        <table:table-row table:style-name="ro2" table:visibility="filter">
          <table:table-cell office:value-type="string" calcext:value-type="string">
            <text:p>epm_Asag_SW_p1m07F_226</text:p>
          </table:table-cell>
          <table:table-cell office:value-type="string" calcext:value-type="string">
            <text:p>MA1706.2</text:p>
          </table:table-cell>
          <table:table-cell office:value-type="string" calcext:value-type="string">
            <text:p>AT1G14600</text:p>
          </table:table-cell>
          <table:table-cell office:value-type="float" office:value="0.89771" calcext:value-type="float">
            <text:p>0.89771</text:p>
          </table:table-cell>
          <table:table-cell office:value-type="float" office:value="0.000000079925" calcext:value-type="float">
            <text:p>7.9925E-08</text:p>
          </table:table-cell>
          <table:table-cell office:value-type="float" office:value="5" calcext:value-type="float">
            <text:p>5</text:p>
          </table:table-cell>
          <table:table-cell office:value-type="float" office:value="0.58085" calcext:value-type="float">
            <text:p>0.58085</text:p>
          </table:table-cell>
        </table:table-row>
        <table:table-row table:style-name="ro2" table:visibility="filter">
          <table:table-cell office:value-type="string" calcext:value-type="string">
            <text:p>epm_Asag_SW_p1m07F_226</text:p>
          </table:table-cell>
          <table:table-cell office:value-type="string" calcext:value-type="string">
            <text:p>MA1735.2</text:p>
          </table:table-cell>
          <table:table-cell office:value-type="string" calcext:value-type="string">
            <text:p>AT2G3830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0000045489" calcext:value-type="float">
            <text:p>4.5489E-07</text:p>
          </table:table-cell>
          <table:table-cell office:value-type="float" office:value="5" calcext:value-type="float">
            <text:p>5</text:p>
          </table:table-cell>
          <table:table-cell office:value-type="float" office:value="0.69536" calcext:value-type="float">
            <text:p>0.69536</text:p>
          </table:table-cell>
        </table:table-row>
        <table:table-row table:style-name="ro2" table:visibility="filter">
          <table:table-cell office:value-type="string" calcext:value-type="string">
            <text:p>epm_Asag_SW_p1m08R_224</text:p>
          </table:table-cell>
          <table:table-cell office:value-type="string" calcext:value-type="string">
            <text:p>MA2398.1</text:p>
          </table:table-cell>
          <table:table-cell office:value-type="string" calcext:value-type="string">
            <text:p>AS2</text:p>
          </table:table-cell>
          <table:table-cell office:value-type="float" office:value="0.80822" calcext:value-type="float">
            <text:p>0.80822</text:p>
          </table:table-cell>
          <table:table-cell office:value-type="float" office:value="0.000016231" calcext:value-type="float">
            <text:p>1.6231E-05</text:p>
          </table:table-cell>
          <table:table-cell office:value-type="float" office:value="5" calcext:value-type="float">
            <text:p>5</text:p>
          </table:table-cell>
          <table:table-cell office:value-type="float" office:value="0.68441" calcext:value-type="float">
            <text:p>0.68441</text:p>
          </table:table-cell>
        </table:table-row>
        <table:table-row table:style-name="ro2" table:visibility="filter">
          <table:table-cell office:value-type="string" calcext:value-type="string">
            <text:p>epm_Asag_SW_p1m10F_184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3576" calcext:value-type="float">
            <text:p>0.93576</text:p>
          </table:table-cell>
          <table:table-cell office:value-type="float" office:value="0.0000000014002" calcext:value-type="float">
            <text:p>1.4002E-09</text:p>
          </table:table-cell>
          <table:table-cell office:value-type="float" office:value="5" calcext:value-type="float">
            <text:p>5</text:p>
          </table:table-cell>
          <table:table-cell office:value-type="float" office:value="0.57626" calcext:value-type="float">
            <text:p>0.57626</text:p>
          </table:table-cell>
        </table:table-row>
        <table:table-row table:style-name="ro2" table:visibility="filter">
          <table:table-cell office:value-type="string" calcext:value-type="string">
            <text:p>epm_Asag_SW_p1m10F_184</text:p>
          </table:table-cell>
          <table:table-cell office:value-type="string" calcext:value-type="string">
            <text:p>MA1324.1</text:p>
          </table:table-cell>
          <table:table-cell office:value-type="string" calcext:value-type="string">
            <text:p>GATA20</text:p>
          </table:table-cell>
          <table:table-cell office:value-type="float" office:value="0.91137" calcext:value-type="float">
            <text:p>0.91137</text:p>
          </table:table-cell>
          <table:table-cell office:value-type="float" office:value="0.000000023144" calcext:value-type="float">
            <text:p>2.3144E-08</text:p>
          </table:table-cell>
          <table:table-cell office:value-type="float" office:value="5" calcext:value-type="float">
            <text:p>5</text:p>
          </table:table-cell>
          <table:table-cell office:value-type="float" office:value="0.64673" calcext:value-type="float">
            <text:p>0.64673</text:p>
          </table:table-cell>
        </table:table-row>
        <table:table-row table:style-name="ro2" table:visibility="filter">
          <table:table-cell office:value-type="string" calcext:value-type="string">
            <text:p>epm_Asag_SW_p1m10R_184</text:p>
          </table:table-cell>
          <table:table-cell office:value-type="string" calcext:value-type="string">
            <text:p>MA1323.2</text:p>
          </table:table-cell>
          <table:table-cell office:value-type="string" calcext:value-type="string">
            <text:p>GATA19</text:p>
          </table:table-cell>
          <table:table-cell office:value-type="float" office:value="0.93411" calcext:value-type="float">
            <text:p>0.93411</text:p>
          </table:table-cell>
          <table:table-cell office:value-type="float" office:value="0.0000000017487" calcext:value-type="float">
            <text:p>1.7487E-09</text:p>
          </table:table-cell>
          <table:table-cell office:value-type="float" office:value="5" calcext:value-type="float">
            <text:p>5</text:p>
          </table:table-cell>
          <table:table-cell office:value-type="float" office:value="0.51045" calcext:value-type="float">
            <text:p>0.51045</text:p>
          </table:table-cell>
        </table:table-row>
        <table:table-row table:style-name="ro2" table:visibility="filter">
          <table:table-cell office:value-type="string" calcext:value-type="string">
            <text:p>epm_Asag_SW_p1m10R_184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3171" calcext:value-type="float">
            <text:p>0.93171</text:p>
          </table:table-cell>
          <table:table-cell office:value-type="float" office:value="0.0000000023893" calcext:value-type="float">
            <text:p>2.3893E-09</text:p>
          </table:table-cell>
          <table:table-cell office:value-type="float" office:value="5" calcext:value-type="float">
            <text:p>5</text:p>
          </table:table-cell>
          <table:table-cell office:value-type="float" office:value="0.65425" calcext:value-type="float">
            <text:p>0.65425</text:p>
          </table:table-cell>
        </table:table-row>
        <table:table-row table:style-name="ro2" table:visibility="filter">
          <table:table-cell office:value-type="string" calcext:value-type="string">
            <text:p>epm_Asag_SW_p1m11R_182</text:p>
          </table:table-cell>
          <table:table-cell office:value-type="string" calcext:value-type="string">
            <text:p>MA1278.2</text:p>
          </table:table-cell>
          <table:table-cell office:value-type="string" calcext:value-type="string">
            <text:p>DOF3.4</text:p>
          </table:table-cell>
          <table:table-cell office:value-type="float" office:value="0.87978" calcext:value-type="float">
            <text:p>0.87978</text:p>
          </table:table-cell>
          <table:table-cell office:value-type="float" office:value="0.00000031963" calcext:value-type="float">
            <text:p>3.1963E-07</text:p>
          </table:table-cell>
          <table:table-cell office:value-type="float" office:value="5" calcext:value-type="float">
            <text:p>5</text:p>
          </table:table-cell>
          <table:table-cell office:value-type="float" office:value="0.48836" calcext:value-type="float">
            <text:p>0.48836</text:p>
          </table:table-cell>
        </table:table-row>
        <table:table-row table:style-name="ro2" table:visibility="filter">
          <table:table-cell office:value-type="string" calcext:value-type="string">
            <text:p>epm_Asag_SW_p1m11R_182</text:p>
          </table:table-cell>
          <table:table-cell office:value-type="string" calcext:value-type="string">
            <text:p>MA1267.2</text:p>
          </table:table-cell>
          <table:table-cell office:value-type="string" calcext:value-type="string">
            <text:p>DOF5.8</text:p>
          </table:table-cell>
          <table:table-cell office:value-type="float" office:value="0.79847" calcext:value-type="float">
            <text:p>0.79847</text:p>
          </table:table-cell>
          <table:table-cell office:value-type="float" office:value="0.000024409" calcext:value-type="float">
            <text:p>2.4409E-05</text:p>
          </table:table-cell>
          <table:table-cell office:value-type="float" office:value="5" calcext:value-type="float">
            <text:p>5</text:p>
          </table:table-cell>
          <table:table-cell office:value-type="float" office:value="0.57682" calcext:value-type="float">
            <text:p>0.57682</text:p>
          </table:table-cell>
        </table:table-row>
        <table:table-row table:style-name="ro2" table:visibility="filter">
          <table:table-cell office:value-type="string" calcext:value-type="string">
            <text:p>epm_Asag_SW_p1m12F_181</text:p>
          </table:table-cell>
          <table:table-cell office:value-type="string" calcext:value-type="string">
            <text:p>MA1695.2</text:p>
          </table:table-cell>
          <table:table-cell office:value-type="string" calcext:value-type="string">
            <text:p>ARF36</text:p>
          </table:table-cell>
          <table:table-cell office:value-type="float" office:value="0.87922" calcext:value-type="float">
            <text:p>0.87922</text:p>
          </table:table-cell>
          <table:table-cell office:value-type="float" office:value="0.00000033251" calcext:value-type="float">
            <text:p>3.3251E-07</text:p>
          </table:table-cell>
          <table:table-cell office:value-type="float" office:value="5" calcext:value-type="float">
            <text:p>5</text:p>
          </table:table-cell>
          <table:table-cell office:value-type="float" office:value="0.65453" calcext:value-type="float">
            <text:p>0.65453</text:p>
          </table:table-cell>
        </table:table-row>
        <table:table-row table:style-name="ro2" table:visibility="filter">
          <table:table-cell office:value-type="string" calcext:value-type="string">
            <text:p>epm_Asag_SW_p1m12R_181</text:p>
          </table:table-cell>
          <table:table-cell office:value-type="string" calcext:value-type="string">
            <text:p>MA2079.1</text:p>
          </table:table-cell>
          <table:table-cell office:value-type="string" calcext:value-type="string">
            <text:p>PK19717.1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00000043891" calcext:value-type="float">
            <text:p>4.3891E-07</text:p>
          </table:table-cell>
          <table:table-cell office:value-type="float" office:value="5" calcext:value-type="float">
            <text:p>5</text:p>
          </table:table-cell>
          <table:table-cell office:value-type="float" office:value="0.66693" calcext:value-type="float">
            <text:p>0.66693</text:p>
          </table:table-cell>
        </table:table-row>
        <table:table-row table:style-name="ro2" table:visibility="filter">
          <table:table-cell office:value-type="string" calcext:value-type="string">
            <text:p>epm_Asag_SW_p1m12R_181</text:p>
          </table:table-cell>
          <table:table-cell office:value-type="string" calcext:value-type="string">
            <text:p>MA1430.2</text:p>
          </table:table-cell>
          <table:table-cell office:value-type="string" calcext:value-type="string">
            <text:p>TB1</text:p>
          </table:table-cell>
          <table:table-cell office:value-type="float" office:value="0.84553" calcext:value-type="float">
            <text:p>0.84553</text:p>
          </table:table-cell>
          <table:table-cell office:value-type="float" office:value="0.000002677" calcext:value-type="float">
            <text:p>2.677E-06</text:p>
          </table:table-cell>
          <table:table-cell office:value-type="float" office:value="5" calcext:value-type="float">
            <text:p>5</text:p>
          </table:table-cell>
          <table:table-cell office:value-type="float" office:value="0.6856" calcext:value-type="float">
            <text:p>0.6856</text:p>
          </table:table-cell>
        </table:table-row>
        <table:table-row table:style-name="ro2" table:visibility="filter">
          <table:table-cell office:value-type="string" calcext:value-type="string">
            <text:p>epm_Asag_SW_p1m12R_181</text:p>
          </table:table-cell>
          <table:table-cell office:value-type="string" calcext:value-type="string">
            <text:p>MA1284.2</text:p>
          </table:table-cell>
          <table:table-cell office:value-type="string" calcext:value-type="string">
            <text:p>TCP1</text:p>
          </table:table-cell>
          <table:table-cell office:value-type="float" office:value="0.79904" calcext:value-type="float">
            <text:p>0.79904</text:p>
          </table:table-cell>
          <table:table-cell office:value-type="float" office:value="0.000023849" calcext:value-type="float">
            <text:p>2.3849E-05</text:p>
          </table:table-cell>
          <table:table-cell office:value-type="float" office:value="5" calcext:value-type="float">
            <text:p>5</text:p>
          </table:table-cell>
          <table:table-cell office:value-type="float" office:value="0.67916" calcext:value-type="float">
            <text:p>0.67916</text:p>
          </table:table-cell>
        </table:table-row>
        <table:table-row table:style-name="ro2">
          <table:table-cell office:value-type="string" calcext:value-type="string">
            <text:p>epm_Asag_SW_p1m12R_181</text:p>
          </table:table-cell>
          <table:table-cell office:value-type="string" calcext:value-type="string">
            <text:p>MA1222.1</text:p>
          </table:table-cell>
          <table:table-cell office:value-type="string" calcext:value-type="string">
            <text:p>ERF014</text:p>
          </table:table-cell>
          <table:table-cell office:value-type="float" office:value="0.76994" calcext:value-type="float">
            <text:p>0.76994</text:p>
          </table:table-cell>
          <table:table-cell office:value-type="float" office:value="0.000071801" calcext:value-type="float">
            <text:p>7.1801E-05</text:p>
          </table:table-cell>
          <table:table-cell office:value-type="float" office:value="5" calcext:value-type="float">
            <text:p>5</text:p>
          </table:table-cell>
          <table:table-cell office:value-type="float" office:value="0.57706" calcext:value-type="float">
            <text:p>0.57706</text:p>
          </table:table-cell>
        </table:table-row>
        <table:table-row table:style-name="ro2" table:visibility="filter">
          <table:table-cell office:value-type="string" calcext:value-type="string">
            <text:p>epm_Asag_SW_p1m12R_181</text:p>
          </table:table-cell>
          <table:table-cell office:value-type="string" calcext:value-type="string">
            <text:p>MA1250.2</text:p>
          </table:table-cell>
          <table:table-cell office:value-type="string" calcext:value-type="string">
            <text:p>DREB2D</text:p>
          </table:table-cell>
          <table:table-cell office:value-type="float" office:value="0.75393" calcext:value-type="float">
            <text:p>0.75393</text:p>
          </table:table-cell>
          <table:table-cell office:value-type="float" office:value="0.00012338" calcext:value-type="float">
            <text:p>0.00012338</text:p>
          </table:table-cell>
          <table:table-cell office:value-type="float" office:value="5" calcext:value-type="float">
            <text:p>5</text:p>
          </table:table-cell>
          <table:table-cell office:value-type="float" office:value="0.58155" calcext:value-type="float">
            <text:p>0.58155</text:p>
          </table:table-cell>
        </table:table-row>
        <table:table-row table:style-name="ro2" table:visibility="filter">
          <table:table-cell office:value-type="string" calcext:value-type="string">
            <text:p>epm_Asag_SW_p1m17F_33</text:p>
          </table:table-cell>
          <table:table-cell office:value-type="string" calcext:value-type="string">
            <text:p>MA1017.2</text:p>
          </table:table-cell>
          <table:table-cell office:value-type="string" calcext:value-type="string">
            <text:p>GATA8</text:p>
          </table:table-cell>
          <table:table-cell office:value-type="float" office:value="0.92668" calcext:value-type="float">
            <text:p>0.92668</text:p>
          </table:table-cell>
          <table:table-cell office:value-type="float" office:value="0.0000000044499" calcext:value-type="float">
            <text:p>4.4499E-09</text:p>
          </table:table-cell>
          <table:table-cell office:value-type="float" office:value="5" calcext:value-type="float">
            <text:p>5</text:p>
          </table:table-cell>
          <table:table-cell office:value-type="float" office:value="0.43317" calcext:value-type="float">
            <text:p>0.43317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1374.2</text:p>
          </table:table-cell>
          <table:table-cell office:value-type="string" calcext:value-type="string">
            <text:p>IDD7</text:p>
          </table:table-cell>
          <table:table-cell office:value-type="float" office:value="0.90937" calcext:value-type="float">
            <text:p>0.90937</text:p>
          </table:table-cell>
          <table:table-cell office:value-type="float" office:value="0.000000028086" calcext:value-type="float">
            <text:p>2.8086E-08</text:p>
          </table:table-cell>
          <table:table-cell office:value-type="float" office:value="5" calcext:value-type="float">
            <text:p>5</text:p>
          </table:table-cell>
          <table:table-cell office:value-type="float" office:value="0.65661" calcext:value-type="float">
            <text:p>0.65661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1159.2</text:p>
          </table:table-cell>
          <table:table-cell office:value-type="string" calcext:value-type="string">
            <text:p>SGR5</text:p>
          </table:table-cell>
          <table:table-cell office:value-type="float" office:value="0.90676" calcext:value-type="float">
            <text:p>0.90676</text:p>
          </table:table-cell>
          <table:table-cell office:value-type="float" office:value="0.000000035924" calcext:value-type="float">
            <text:p>3.5924E-08</text:p>
          </table:table-cell>
          <table:table-cell office:value-type="float" office:value="5" calcext:value-type="float">
            <text:p>5</text:p>
          </table:table-cell>
          <table:table-cell office:value-type="float" office:value="0.67145" calcext:value-type="float">
            <text:p>0.67145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1749.1</text:p>
          </table:table-cell>
          <table:table-cell office:value-type="string" calcext:value-type="string">
            <text:p>E2FC</text:p>
          </table:table-cell>
          <table:table-cell office:value-type="float" office:value="0.89924" calcext:value-type="float">
            <text:p>0.89924</text:p>
          </table:table-cell>
          <table:table-cell office:value-type="float" office:value="0.000000070179" calcext:value-type="float">
            <text:p>7.0179E-08</text:p>
          </table:table-cell>
          <table:table-cell office:value-type="float" office:value="5" calcext:value-type="float">
            <text:p>5</text:p>
          </table:table-cell>
          <table:table-cell office:value-type="float" office:value="0.63068" calcext:value-type="float">
            <text:p>0.63068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1373.1</text:p>
          </table:table-cell>
          <table:table-cell office:value-type="string" calcext:value-type="string">
            <text:p>GAF1</text:p>
          </table:table-cell>
          <table:table-cell office:value-type="float" office:value="0.89915" calcext:value-type="float">
            <text:p>0.89915</text:p>
          </table:table-cell>
          <table:table-cell office:value-type="float" office:value="0.000000070714" calcext:value-type="float">
            <text:p>7.0714E-08</text:p>
          </table:table-cell>
          <table:table-cell office:value-type="float" office:value="5" calcext:value-type="float">
            <text:p>5</text:p>
          </table:table-cell>
          <table:table-cell office:value-type="float" office:value="0.62193" calcext:value-type="float">
            <text:p>0.62193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2104.1</text:p>
          </table:table-cell>
          <table:table-cell office:value-type="string" calcext:value-type="string">
            <text:p>IDD11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0.000000088509" calcext:value-type="float">
            <text:p>8.8509E-08</text:p>
          </table:table-cell>
          <table:table-cell office:value-type="float" office:value="5" calcext:value-type="float">
            <text:p>5</text:p>
          </table:table-cell>
          <table:table-cell office:value-type="float" office:value="0.67941" calcext:value-type="float">
            <text:p>0.67941</text:p>
          </table:table-cell>
        </table:table-row>
        <table:table-row table:style-name="ro2" table:visibility="filter">
          <table:table-cell office:value-type="string" calcext:value-type="string">
            <text:p>epm_Asag_SW_p1m18F_33</text:p>
          </table:table-cell>
          <table:table-cell office:value-type="string" calcext:value-type="string">
            <text:p>MA1279.2</text:p>
          </table:table-cell>
          <table:table-cell office:value-type="string" calcext:value-type="string">
            <text:p>DOF1.5</text:p>
          </table:table-cell>
          <table:table-cell office:value-type="float" office:value="0.87602" calcext:value-type="float">
            <text:p>0.87602</text:p>
          </table:table-cell>
          <table:table-cell office:value-type="float" office:value="0.0000000010208" calcext:value-type="float">
            <text:p>1.0208E-09</text:p>
          </table:table-cell>
          <table:table-cell office:value-type="float" office:value="7" calcext:value-type="float">
            <text:p>7</text:p>
          </table:table-cell>
          <table:table-cell office:value-type="float" office:value="0.55235" calcext:value-type="float">
            <text:p>0.55235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2396.1</text:p>
          </table:table-cell>
          <table:table-cell office:value-type="string" calcext:value-type="string">
            <text:p>IDD1</text:p>
          </table:table-cell>
          <table:table-cell office:value-type="float" office:value="0.90984" calcext:value-type="float">
            <text:p>0.90984</text:p>
          </table:table-cell>
          <table:table-cell office:value-type="float" office:value="0.000000026861" calcext:value-type="float">
            <text:p>2.6861E-08</text:p>
          </table:table-cell>
          <table:table-cell office:value-type="float" office:value="5" calcext:value-type="float">
            <text:p>5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156.2</text:p>
          </table:table-cell>
          <table:table-cell office:value-type="string" calcext:value-type="string">
            <text:p>JKD</text:p>
          </table:table-cell>
          <table:table-cell office:value-type="float" office:value="0.90957" calcext:value-type="float">
            <text:p>0.90957</text:p>
          </table:table-cell>
          <table:table-cell office:value-type="float" office:value="0.000000027562" calcext:value-type="float">
            <text:p>2.7562E-08</text:p>
          </table:table-cell>
          <table:table-cell office:value-type="float" office:value="5" calcext:value-type="float">
            <text:p>5</text:p>
          </table:table-cell>
          <table:table-cell office:value-type="float" office:value="0.65853" calcext:value-type="float">
            <text:p>0.65853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370.2</text:p>
          </table:table-cell>
          <table:table-cell office:value-type="string" calcext:value-type="string">
            <text:p>IDD5</text:p>
          </table:table-cell>
          <table:table-cell office:value-type="float" office:value="0.90561" calcext:value-type="float">
            <text:p>0.90561</text:p>
          </table:table-cell>
          <table:table-cell office:value-type="float" office:value="0.000000039932" calcext:value-type="float">
            <text:p>3.9932E-08</text:p>
          </table:table-cell>
          <table:table-cell office:value-type="float" office:value="5" calcext:value-type="float">
            <text:p>5</text:p>
          </table:table-cell>
          <table:table-cell office:value-type="float" office:value="0.63384" calcext:value-type="float">
            <text:p>0.63384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160.2</text:p>
          </table:table-cell>
          <table:table-cell office:value-type="string" calcext:value-type="string">
            <text:p>IDD6</text:p>
          </table:table-cell>
          <table:table-cell office:value-type="float" office:value="0.90507" calcext:value-type="float">
            <text:p>0.90507</text:p>
          </table:table-cell>
          <table:table-cell office:value-type="float" office:value="0.0000000012465" calcext:value-type="float">
            <text:p>1.2465E-09</text:p>
          </table:table-cell>
          <table:table-cell office:value-type="float" office:value="6" calcext:value-type="float">
            <text:p>6</text:p>
          </table:table-cell>
          <table:table-cell office:value-type="float" office:value="0.68614" calcext:value-type="float">
            <text:p>0.68614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2348.1</text:p>
          </table:table-cell>
          <table:table-cell office:value-type="string" calcext:value-type="string">
            <text:p>IDD6</text:p>
          </table:table-cell>
          <table:table-cell office:value-type="float" office:value="0.90502" calcext:value-type="float">
            <text:p>0.90502</text:p>
          </table:table-cell>
          <table:table-cell office:value-type="float" office:value="0.0000000012538" calcext:value-type="float">
            <text:p>1.2538E-09</text:p>
          </table:table-cell>
          <table:table-cell office:value-type="float" office:value="6" calcext:value-type="float">
            <text:p>6</text:p>
          </table:table-cell>
          <table:table-cell office:value-type="float" office:value="0.69905" calcext:value-type="float">
            <text:p>0.69905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157.2</text:p>
          </table:table-cell>
          <table:table-cell office:value-type="string" calcext:value-type="string">
            <text:p>NUC</text:p>
          </table:table-cell>
          <table:table-cell office:value-type="float" office:value="0.90335" calcext:value-type="float">
            <text:p>0.90335</text:p>
          </table:table-cell>
          <table:table-cell office:value-type="float" office:value="0.000000048976" calcext:value-type="float">
            <text:p>4.8976E-08</text:p>
          </table:table-cell>
          <table:table-cell office:value-type="float" office:value="5" calcext:value-type="float">
            <text:p>5</text:p>
          </table:table-cell>
          <table:table-cell office:value-type="float" office:value="0.66335" calcext:value-type="float">
            <text:p>0.66335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274.1</text:p>
          </table:table-cell>
          <table:table-cell office:value-type="string" calcext:value-type="string">
            <text:p>DOF3.6</text:p>
          </table:table-cell>
          <table:table-cell office:value-type="float" office:value="0.83777" calcext:value-type="float">
            <text:p>0.83777</text:p>
          </table:table-cell>
          <table:table-cell office:value-type="float" office:value="0.00000032655" calcext:value-type="float">
            <text:p>3.2655E-07</text:p>
          </table:table-cell>
          <table:table-cell office:value-type="float" office:value="6" calcext:value-type="float">
            <text:p>6</text:p>
          </table:table-cell>
          <table:table-cell office:value-type="float" office:value="0.48054" calcext:value-type="float">
            <text:p>0.48054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268.2</text:p>
          </table:table-cell>
          <table:table-cell office:value-type="string" calcext:value-type="string">
            <text:p>CDF5</text:p>
          </table:table-cell>
          <table:table-cell office:value-type="float" office:value="0.83106" calcext:value-type="float">
            <text:p>0.83106</text:p>
          </table:table-cell>
          <table:table-cell office:value-type="float" office:value="0.0000000038959" calcext:value-type="float">
            <text:p>3.8959E-09</text:p>
          </table:table-cell>
          <table:table-cell office:value-type="float" office:value="8" calcext:value-type="float">
            <text:p>8</text:p>
          </table:table-cell>
          <table:table-cell office:value-type="float" office:value="0.62326" calcext:value-type="float">
            <text:p>0.62326</text:p>
          </table:table-cell>
        </table:table-row>
        <table:table-row table:style-name="ro2" table:visibility="filter">
          <table:table-cell office:value-type="string" calcext:value-type="string">
            <text:p>epm_Asag_SW_p1m18R_33</text:p>
          </table:table-cell>
          <table:table-cell office:value-type="string" calcext:value-type="string">
            <text:p>MA1830.2</text:p>
          </table:table-cell>
          <table:table-cell office:value-type="string" calcext:value-type="string">
            <text:p>Zm00001d015407</text:p>
          </table:table-cell>
          <table:table-cell office:value-type="float" office:value="0.79637" calcext:value-type="float">
            <text:p>0.79637</text:p>
          </table:table-cell>
          <table:table-cell office:value-type="float" office:value="0.000026573" calcext:value-type="float">
            <text:p>2.6573E-05</text:p>
          </table:table-cell>
          <table:table-cell office:value-type="float" office:value="5" calcext:value-type="float">
            <text:p>5</text:p>
          </table:table-cell>
          <table:table-cell office:value-type="float" office:value="0.57975" calcext:value-type="float">
            <text:p>0.57975</text:p>
          </table:table-cell>
        </table:table-row>
      </table:table>
      <table:named-expressions/>
      <table:database-ranges>
        <table:database-range table:name="__Anonymous_Sheet_DB__0" table:target-range-address="Anem_EPM_cluster_assingment.A2:Anem_EPM_cluster_assingment.B298" table:display-filter-buttons="true"/>
        <table:database-range table:name="__Anonymous_Sheet_DB__2" table:target-range-address="AnemSW_EPM_TFBS_similarity.A1:AnemSW_EPM_TFBS_similarity.G135" table:display-filter-buttons="true">
          <table:filter>
            <table:filter-and>
              <table:filter-condition table:field-number="2" table:value="ERF076" table:operator="=">
                <table:filter-set-item table:value="ERF076"/>
                <table:filter-set-item table:value="ERF077"/>
                <table:filter-set-item table:value="ERF082"/>
                <table:filter-set-item table:value="ERF096"/>
                <table:filter-set-item table:value="ERF105"/>
                <table:filter-set-item table:value="ERF109"/>
                <table:filter-set-item table:value="ERF112"/>
                <table:filter-set-item table:value="ERF118"/>
                <table:filter-set-item table:value="ERF8"/>
                <table:filter-set-item table:value="ERF9"/>
                <table:filter-set-item table:value="OsERF104"/>
              </table:filter-condition>
            </table:filter-and>
          </table:filter>
        </table:database-range>
        <table:database-range table:name="__Anonymous_Sheet_DB__3" table:target-range-address="Asag_EPM_cluster_assingment.A1:Asag_EPM_cluster_assingment.B319" table:display-filter-buttons="true">
          <table:filter>
            <table:filter-and>
              <table:filter-condition table:field-number="0" table:value="epm_Asag_SW_p0m00F_2817_14.6_KKTTTYGATTYTKK" table:operator="=">
                <table:filter-set-item table:value="epm_Asag_SW_p0m00F_2817_14.6_KKTTTYGATTYTKK"/>
                <table:filter-set-item table:value="epm_Asag_SW_p0m00R_2817_14.6_MMARAATCRAAAMM"/>
                <table:filter-set-item table:value="epm_Asag_SW_p0m01F_1950_10.7_NNCTCCGATCBMNS"/>
                <table:filter-set-item table:value="epm_Asag_SW_p0m01R_1950_10.7_SNKVGATCGGAGNN"/>
                <table:filter-set-item table:value="epm_Asag_SW_p0m02F_1158_13.4_SSGCCGGMGCCGSS"/>
                <table:filter-set-item table:value="epm_Asag_SW_p0m02R_1158_13.4_SSCGGCKCCGGCSS"/>
                <table:filter-set-item table:value="epm_Asag_SW_p0m03F_989_14_NCGSCGGMGCSGSS"/>
                <table:filter-set-item table:value="epm_Asag_SW_p0m03R_989_14_SSCSGCKCCGSCGN"/>
                <table:filter-set-item table:value="epm_Asag_SW_p0m04F_826_16.1_SSGGCGGMGGCGGS"/>
                <table:filter-set-item table:value="epm_Asag_SW_p0m04R_826_16.1_SCCGCCKCCGCCSS"/>
                <table:filter-set-item table:value="epm_Asag_SW_p0m05F_780_7.9_NGGNCGGBGCGGNN"/>
                <table:filter-set-item table:value="epm_Asag_SW_p0m05R_780_7.9_NNCCGCVCCGNCCN"/>
                <table:filter-set-item table:value="epm_Asag_SW_p0m06F_654_14.7_GCGGCGGNGSSGSS"/>
                <table:filter-set-item table:value="epm_Asag_SW_p0m06R_654_14.7_SSCSSCNCCGCCGC"/>
                <table:filter-set-item table:value="epm_Asag_SW_p0m07F_646_14.7_SSGCCGGRGSCGGS"/>
                <table:filter-set-item table:value="epm_Asag_SW_p0m07R_646_14.7_SCCGSCYCCGGCSS"/>
                <table:filter-set-item table:value="epm_Asag_SW_p0m08F_538_8.1_KNGTYRTGTGKYSN"/>
                <table:filter-set-item table:value="epm_Asag_SW_p0m08R_538_8.1_NSRMCACAYRACNM"/>
                <table:filter-set-item table:value="epm_Asag_SW_p0m09F_416_13.4_YCCYYCTTCKCTCY"/>
                <table:filter-set-item table:value="epm_Asag_SW_p0m09R_416_13.4_RGAGMGAAGRRGGR"/>
                <table:filter-set-item table:value="epm_Asag_SW_p0m10F_415_16_TTTTTTGAATYTKT"/>
                <table:filter-set-item table:value="epm_Asag_SW_p0m10R_415_16_AMARATTCAAAAAA"/>
                <table:filter-set-item table:value="epm_Asag_SW_p0m11F_399_11.9_NYAWYATGTTWTNT"/>
                <table:filter-set-item table:value="epm_Asag_SW_p0m11R_399_11.9_ANAWAACATRWTRN"/>
                <table:filter-set-item table:value="epm_Asag_SW_p0m12F_386_13.4_SSGGSGGNGCSCGS"/>
                <table:filter-set-item table:value="epm_Asag_SW_p0m12R_386_13.4_SCGSGCNCCSCCSS"/>
                <table:filter-set-item table:value="epm_Asag_SW_p0m13F_357_14.5_TTGTTTTGTWTKTT"/>
                <table:filter-set-item table:value="epm_Asag_SW_p0m13R_357_14.5_AAMAWACAAAACAA"/>
                <table:filter-set-item table:value="epm_Asag_SW_p0m14F_355_14_CYCTCTCNCTCKCY"/>
                <table:filter-set-item table:value="epm_Asag_SW_p0m14R_355_14_RGMGAGNGAGAGRG"/>
                <table:filter-set-item table:value="epm_Asag_SW_p0m15F_343_17.9_TCTTCTTCTTCTKY"/>
                <table:filter-set-item table:value="epm_Asag_SW_p0m15R_343_17.9_RMAGAAGAAGAAGA"/>
                <table:filter-set-item table:value="epm_Asag_SW_p0m16F_306_14.4_AYRTTWTGTTDTTT"/>
                <table:filter-set-item table:value="epm_Asag_SW_p0m16R_306_14.4_AAAHAACAWAAYRT"/>
                <table:filter-set-item table:value="epm_Asag_SW_p0m17F_303_14.5_CTCKCTKCTTCCNT"/>
                <table:filter-set-item table:value="epm_Asag_SW_p0m17R_303_14.5_ANGGAAGMAGMGAG"/>
                <table:filter-set-item table:value="epm_Asag_SW_p0m18F_266_13.4_SCHKCTYCYTCSGC"/>
                <table:filter-set-item table:value="epm_Asag_SW_p0m18R_266_13.4_GCSGARGRAGMDGS"/>
                <table:filter-set-item table:value="epm_Asag_SW_p0m19F_219_13.6_KYYTBTTGTTGTYK"/>
                <table:filter-set-item table:value="epm_Asag_SW_p0m19R_219_13.6_MRACAACAAVARRM"/>
                <table:filter-set-item table:value="epm_Asag_SW_p0m20F_203_13.1_KWNYTTTGTNWTGT"/>
                <table:filter-set-item table:value="epm_Asag_SW_p0m20R_203_13.1_ACAWNACAAARNWM"/>
                <table:filter-set-item table:value="epm_Asag_SW_p0m21F_187_14_NTWTTATATKTTRT"/>
                <table:filter-set-item table:value="epm_Asag_SW_p0m21R_187_14_AYAAMATATAAWAN"/>
                <table:filter-set-item table:value="epm_Asag_SW_p0m22F_186_16.5_TTTKTATGTTKTNT"/>
                <table:filter-set-item table:value="epm_Asag_SW_p0m22R_186_16.5_ANAMAACATAMAAA"/>
                <table:filter-set-item table:value="epm_Asag_SW_p0m23F_80_12.6_NYCTCTCNATCTST"/>
                <table:filter-set-item table:value="epm_Asag_SW_p0m23R_80_12.6_ASAGATNGAGAGRN"/>
                <table:filter-set-item table:value="epm_Asag_SW_p0m24F_78_14.3_CCYYCTYCYTCGAT"/>
                <table:filter-set-item table:value="epm_Asag_SW_p0m24R_78_14.3_ATCGARGRAGRRGG"/>
                <table:filter-set-item table:value="epm_Asag_SW_p1m00F_914_15.3_AAAAATTMAAAAAA"/>
                <table:filter-set-item table:value="epm_Asag_SW_p1m00R_914_15.3_TTTTTTKAATTTTT"/>
                <table:filter-set-item table:value="epm_Asag_SW_p1m01F_782_12.2_NMWCMGATCNAAVN"/>
                <table:filter-set-item table:value="epm_Asag_SW_p1m01R_782_12.2_NBTTNGATCKGWKN"/>
                <table:filter-set-item table:value="epm_Asag_SW_p1m02F_760_11_TTACATNTTNKSNS"/>
                <table:filter-set-item table:value="epm_Asag_SW_p1m02R_760_11_SNSMNAANATGTAA"/>
                <table:filter-set-item table:value="epm_Asag_SW_p1m03F_737_9.1_NSACATRNCNNWNT"/>
                <table:filter-set-item table:value="epm_Asag_SW_p1m03R_737_9.1_ANWNNGNYATGTSN"/>
                <table:filter-set-item table:value="epm_Asag_SW_p1m04F_735_14.6_HHRAATCAAAAAAA"/>
                <table:filter-set-item table:value="epm_Asag_SW_p1m04R_735_14.6_TTTTTTTGATTYDD"/>
                <table:filter-set-item table:value="epm_Asag_SW_p1m05F_489_11.3_NNACATGCNWBWWW"/>
                <table:filter-set-item table:value="epm_Asag_SW_p1m05R_489_11.3_WWWVWNGCATGTNN"/>
                <table:filter-set-item table:value="epm_Asag_SW_p1m06F_279_12.7_AGACATNATRTRWM"/>
                <table:filter-set-item table:value="epm_Asag_SW_p1m06R_279_12.7_KWYAYATNATGTCT"/>
                <table:filter-set-item table:value="epm_Asag_SW_p1m07F_226_11.5_NYACATGNYWACAT"/>
                <table:filter-set-item table:value="epm_Asag_SW_p1m07R_226_11.5_ATGTWRNCATGTRN"/>
                <table:filter-set-item table:value="epm_Asag_SW_p1m08F_224_13.8_SSSSCRGCKCCGSC"/>
                <table:filter-set-item table:value="epm_Asag_SW_p1m08R_224_13.8_GSCGGMGCYGSSSS"/>
                <table:filter-set-item table:value="epm_Asag_SW_p1m09F_217_6.2_NNSTCTGSBSCGDN"/>
                <table:filter-set-item table:value="epm_Asag_SW_p1m09R_217_6.2_NHCGSVSCAGASNN"/>
                <table:filter-set-item table:value="epm_Asag_SW_p1m10F_184_14.9_CRATCGATCKRNNN"/>
                <table:filter-set-item table:value="epm_Asag_SW_p1m10R_184_14.9_NNNYMGATCGATYG"/>
                <table:filter-set-item table:value="epm_Asag_SW_p1m11F_182_6.5_AMAAAAWNNANNNN"/>
                <table:filter-set-item table:value="epm_Asag_SW_p1m11R_182_6.5_NNNNTNNWTTTTKT"/>
                <table:filter-set-item table:value="epm_Asag_SW_p1m12F_181_9.7_GGTGSKGCKGGGGG"/>
                <table:filter-set-item table:value="epm_Asag_SW_p1m12R_181_9.7_CCCCCMGCMSCACC"/>
                <table:filter-set-item table:value="epm_Asag_SW_p1m13F_175_12.3_SCCNCNGCTKCSGC"/>
                <table:filter-set-item table:value="epm_Asag_SW_p1m13R_175_12.3_GCSGMAGCNGNGGS"/>
                <table:filter-set-item table:value="epm_Asag_SW_p1m14F_171_12.1_SCCKCSGMTCSGSS"/>
                <table:filter-set-item table:value="epm_Asag_SW_p1m14R_171_12.1_SSCSGAKCSGMGGS"/>
                <table:filter-set-item table:value="epm_Asag_SW_p1m15F_148_8.9_NCNHCCKCTCYSNC"/>
                <table:filter-set-item table:value="epm_Asag_SW_p1m15R_148_8.9_GNSRGAGMGGDNGN"/>
                <table:filter-set-item table:value="epm_Asag_SW_p1m16F_104_9.7_ACATATNNCMMAND"/>
                <table:filter-set-item table:value="epm_Asag_SW_p1m16R_104_9.7_HNTKKGNNATATGT"/>
                <table:filter-set-item table:value="epm_Asag_SW_p1m17F_33_12.2_ANACRTBTCGATYY"/>
                <table:filter-set-item table:value="epm_Asag_SW_p1m17R_33_12.2_RRATCGAVAYGTNT"/>
                <table:filter-set-item table:value="epm_Asag_SW_p1m18F_33_11.7_CWAAAAAWNAANAW"/>
                <table:filter-set-item table:value="epm_Asag_SW_p1m18R_33_11.7_WTNTTNWTTTTTWG"/>
              </table:filter-condition>
            </table:filter-and>
          </table:filter>
        </table:database-range>
        <table:database-range table:name="__Anonymous_Sheet_DB__5" table:target-range-address="AsagSW_EPM_TFBS_similarity.A1:AsagSW_EPM_TFBS_similarity.G128" table:display-filter-buttons="true">
          <table:filter>
            <table:filter-and>
              <table:filter-condition table:field-number="2" table:value="ERF014" table:operator="=">
                <table:filter-set-item table:value="ERF014"/>
                <table:filter-set-item table:value="ERF096"/>
                <table:filter-set-item table:value="ERF109"/>
                <table:filter-set-item table:value="ERF8"/>
                <table:filter-set-item table:value="ERF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00:20:00.050525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30T11:05:54.981759681</dc:date>
    <meta:editing-duration>PT36M47S</meta:editing-duration>
    <meta:editing-cycles>6</meta:editing-cycles>
    <meta:document-statistic meta:table-count="6" meta:cell-count="11600" meta:object-count="0"/>
    <meta:user-defined meta:name=""/>
  </office:meta>
</office:document-meta>
</file>